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2.76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186.2mm"/>
    </style:style>
    <style:style style:name="co4" style:family="table-column">
      <style:table-column-properties fo:break-before="auto" style:column-width="176.25mm"/>
    </style:style>
    <style:style style:name="co5" style:family="table-column">
      <style:table-column-properties fo:break-before="auto" style:column-width="21.1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8.92mm"/>
    </style:style>
    <style:style style:name="co9" style:family="table-column">
      <style:table-column-properties fo:break-before="auto" style:column-width="59.9mm"/>
    </style:style>
    <style:style style:name="co10" style:family="table-column">
      <style:table-column-properties fo:break-before="auto" style:column-width="69.16mm"/>
    </style:style>
    <style:style style:name="co11" style:family="table-column">
      <style:table-column-properties fo:break-before="auto" style:column-width="65.9mm"/>
    </style:style>
    <style:style style:name="co12" style:family="table-column">
      <style:table-column-properties fo:break-before="auto" style:column-width="92.04mm"/>
    </style:style>
    <style:style style:name="co13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Annexe_20_1">
      <style:table-properties table:display="true" style:writing-mode="lr-tb"/>
    </style:style>
    <style:style style:name="ta2" style:family="table" style:master-page-name="PageStyle_5f_Annexe_20_2">
      <style:table-properties table:display="true" style:writing-mode="lr-tb"/>
    </style:style>
    <style:style style:name="ta3" style:family="table" style:master-page-name="PageStyle_5f_Annex2_5f_idon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037">
      <style:table-cell-properties style:rotation-align="none"/>
    </style:style>
    <style:style style:name="ce5" style:family="table-cell" style:parent-style-name="Default" style:data-style-name="N11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2"/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Implantation</text:p>
          </table:table-cell>
          <table:table-cell table:style-name="ce3" office:value-type="string" calcext:value-type="string">
            <text:p>Date de mise en service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Jardin des Halles — allée Nord-Ouest, Coquillière</text:p>
          </table:table-cell>
          <table:table-cell table:style-name="ce4" table:formula="of:=VLOOKUP([.B2];[$DonneesPrefPolice.$A$1:$DonneesPrefPolice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Halles — Canopée Sud-Ouest, rue Berger</text:p>
          </table:table-cell>
          <table:table-cell table:style-name="ce4" table:formula="of:=VLOOKUP([.B3];[$DonneesPrefPolice.$A$1:$DonneesPrefPolice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39" calcext:value-type="float">
            <text:p>10439</text:p>
          </table:table-cell>
          <table:table-cell table:style-name="ce2" office:value-type="string" calcext:value-type="string">
            <text:p>Rue Berger, rue Pierre Lescot</text:p>
          </table:table-cell>
          <table:table-cell table:style-name="ce4" table:formula="of:=VLOOKUP([.B4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42" calcext:value-type="float">
            <text:p>10642</text:p>
          </table:table-cell>
          <table:table-cell table:style-name="ce2" office:value-type="string" calcext:value-type="string">
            <text:p>Rue de Rivoli, rue des Bourdonnais</text:p>
          </table:table-cell>
          <table:table-cell table:style-name="ce4" table:formula="of:=VLOOKUP([.B5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011" calcext:value-type="float">
            <text:p>11011</text:p>
          </table:table-cell>
          <table:table-cell table:style-name="ce2" office:value-type="string" calcext:value-type="string">
            <text:p>Rue Berger, Porte Berger (Forum des Halles)</text:p>
          </table:table-cell>
          <table:table-cell table:style-name="ce4" table:formula="of:=VLOOKUP([.B6];[$DonneesPrefPolice.$A$1:$DonneesPrefPolice.$C$1334];3;0)" office:value-type="date" office:date-value="2013-01-21" calcext:value-type="date">
            <text:p>2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498" calcext:value-type="float">
            <text:p>11498</text:p>
          </table:table-cell>
          <table:table-cell table:style-name="ce2" office:value-type="string" calcext:value-type="string">
            <text:p>Rue Rambuteau, boulevard de Sébastopol</text:p>
          </table:table-cell>
          <table:table-cell table:style-name="ce4" table:formula="of:=VLOOKUP([.B7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522" calcext:value-type="float">
            <text:p>11522</text:p>
          </table:table-cell>
          <table:table-cell table:style-name="ce2" office:value-type="string" calcext:value-type="string">
            <text:p>Quai des Tuileries, pont de Solférino — Seine</text:p>
          </table:table-cell>
          <table:table-cell table:style-name="ce4" table:formula="of:=VLOOKUP([.B8];[$DonneesPrefPolice.$A$1:$DonneesPrefPolice.$C$1334];3;0)" office:value-type="date" office:date-value="2014-10-10" calcext:value-type="date">
            <text:p>10/10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739" calcext:value-type="float">
            <text:p>16739</text:p>
          </table:table-cell>
          <table:table-cell table:style-name="ce2" office:value-type="string" calcext:value-type="string">
            <text:p>Place Vendôme</text:p>
          </table:table-cell>
          <table:table-cell table:style-name="ce4" table:formula="of:=VLOOKUP([.B9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819" calcext:value-type="float">
            <text:p>16819</text:p>
          </table:table-cell>
          <table:table-cell table:style-name="ce2" office:value-type="string" calcext:value-type="string">
            <text:p>Rue des Pyramides, avenue de l'Opéra</text:p>
          </table:table-cell>
          <table:table-cell table:style-name="ce4" table:formula="of:=VLOOKUP([.B10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887" calcext:value-type="float">
            <text:p>16887</text:p>
          </table:table-cell>
          <table:table-cell table:style-name="ce2" office:value-type="string" calcext:value-type="string">
            <text:p>Quai de la Mégisserie, Pont Neuf</text:p>
          </table:table-cell>
          <table:table-cell table:style-name="ce4" table:formula="of:=VLOOKUP([.B1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1868" calcext:value-type="float">
            <text:p>21868</text:p>
          </table:table-cell>
          <table:table-cell table:style-name="ce2" office:value-type="string" calcext:value-type="string">
            <text:p>Place Palais Royal</text:p>
          </table:table-cell>
          <table:table-cell table:style-name="ce4" table:formula="of:=VLOOKUP([.B1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3987" calcext:value-type="float">
            <text:p>23987</text:p>
          </table:table-cell>
          <table:table-cell table:style-name="ce2" office:value-type="string" calcext:value-type="string">
            <text:p>Rue de la Paix, rue Danielle Casanova</text:p>
          </table:table-cell>
          <table:table-cell table:style-name="ce4" table:formula="of:=VLOOKUP([.B13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9222" calcext:value-type="float">
            <text:p>29222</text:p>
          </table:table-cell>
          <table:table-cell table:style-name="ce2" office:value-type="string" calcext:value-type="string">
            <text:p>Place Joachim du Bellay, rue Saint-Denis, rue des Innocents</text:p>
          </table:table-cell>
          <table:table-cell table:style-name="ce4" table:formula="of:=VLOOKUP([.B14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0950" calcext:value-type="float">
            <text:p>30950</text:p>
          </table:table-cell>
          <table:table-cell table:style-name="ce2" office:value-type="string" calcext:value-type="string">
            <text:p>Place du Châtelet</text:p>
          </table:table-cell>
          <table:table-cell table:style-name="ce4" table:formula="of:=VLOOKUP([.B15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4698" calcext:value-type="float">
            <text:p>34698</text:p>
          </table:table-cell>
          <table:table-cell table:style-name="ce2" office:value-type="string" calcext:value-type="string">
            <text:p>Rue Pierre Lescot, rue de Turbigo</text:p>
          </table:table-cell>
          <table:table-cell table:style-name="ce4" table:formula="of:=VLOOKUP([.B16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5346" calcext:value-type="float">
            <text:p>35346</text:p>
          </table:table-cell>
          <table:table-cell table:style-name="ce2" office:value-type="string" calcext:value-type="string">
            <text:p>Rue Colonel Driant, rue Valois</text:p>
          </table:table-cell>
          <table:table-cell table:style-name="ce4" table:formula="of:=VLOOKUP([.B1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5388" calcext:value-type="float">
            <text:p>35388</text:p>
          </table:table-cell>
          <table:table-cell table:style-name="ce2" office:value-type="string" calcext:value-type="string">
            <text:p>Place André Malraux, avenue Opéra</text:p>
          </table:table-cell>
          <table:table-cell table:style-name="ce4" table:formula="of:=VLOOKUP([.B18];[$DonneesPrefPolice.$A$1:$DonneesPrefPolice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2234" calcext:value-type="float">
            <text:p>42234</text:p>
          </table:table-cell>
          <table:table-cell table:style-name="ce2" office:value-type="string" calcext:value-type="string">
            <text:p>Place Joachim du Bellay, rue Berger, rue Pierre Lescot</text:p>
          </table:table-cell>
          <table:table-cell table:style-name="ce4" table:formula="of:=VLOOKUP([.B19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3353" calcext:value-type="float">
            <text:p>43353</text:p>
          </table:table-cell>
          <table:table-cell table:style-name="ce2" office:value-type="string" calcext:value-type="string">
            <text:p>Place du Palais-Royal</text:p>
          </table:table-cell>
          <table:table-cell table:style-name="ce4" table:formula="of:=VLOOKUP([.B20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4373" calcext:value-type="float">
            <text:p>44373</text:p>
          </table:table-cell>
          <table:table-cell table:style-name="ce2" office:value-type="string" calcext:value-type="string">
            <text:p>Rue de Rivoli, rue de l'Echelle</text:p>
          </table:table-cell>
          <table:table-cell table:style-name="ce4" table:formula="of:=VLOOKUP([.B21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4805" calcext:value-type="float">
            <text:p>44805</text:p>
          </table:table-cell>
          <table:table-cell table:style-name="ce2" office:value-type="string" calcext:value-type="string">
            <text:p>Rue de Rivoli, rue du 29 Juillet</text:p>
          </table:table-cell>
          <table:table-cell table:style-name="ce4" table:formula="of:=VLOOKUP([.B22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6685" calcext:value-type="float">
            <text:p>46685</text:p>
          </table:table-cell>
          <table:table-cell table:style-name="ce2" office:value-type="string" calcext:value-type="string">
            <text:p>Avenue du Général Lemonnier, rue de Rivoli</text:p>
          </table:table-cell>
          <table:table-cell table:style-name="ce4" table:formula="of:=VLOOKUP([.B23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0256" calcext:value-type="float">
            <text:p>50256</text:p>
          </table:table-cell>
          <table:table-cell table:style-name="ce2" office:value-type="string" calcext:value-type="string">
            <text:p>Rue de Viarmes, rue Adolphe Julien</text:p>
          </table:table-cell>
          <table:table-cell table:style-name="ce4" table:formula="of:=VLOOKUP([.B24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1066" calcext:value-type="float">
            <text:p>51066</text:p>
          </table:table-cell>
          <table:table-cell table:style-name="ce2" office:value-type="string" calcext:value-type="string">
            <text:p>Place de la Concorde, rue de Rivoli</text:p>
          </table:table-cell>
          <table:table-cell table:style-name="ce4" table:formula="of:=VLOOKUP([.B25];[$DonneesPrefPolice.$A$1:$DonneesPrefPolice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7222" calcext:value-type="float">
            <text:p>57222</text:p>
          </table:table-cell>
          <table:table-cell table:style-name="ce2" office:value-type="string" calcext:value-type="string">
            <text:p>Rue Saint-Honoré, place Vendôme</text:p>
          </table:table-cell>
          <table:table-cell table:style-name="ce4" table:formula="of:=VLOOKUP([.B26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8791" calcext:value-type="float">
            <text:p>58791</text:p>
          </table:table-cell>
          <table:table-cell table:style-name="ce2" office:value-type="string" calcext:value-type="string">
            <text:p>Place Joachim du Bellay, rue des Innocents</text:p>
          </table:table-cell>
          <table:table-cell table:style-name="ce4" table:formula="of:=VLOOKUP([.B2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0777" calcext:value-type="float">
            <text:p>60777</text:p>
          </table:table-cell>
          <table:table-cell table:style-name="ce2" office:value-type="string" calcext:value-type="string">
            <text:p>Place Maurice Barrès — rue Cambon, rue Saint-Honoré</text:p>
          </table:table-cell>
          <table:table-cell table:style-name="ce4" table:formula="of:=VLOOKUP([.B28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7140" calcext:value-type="float">
            <text:p>67140</text:p>
          </table:table-cell>
          <table:table-cell table:style-name="ce2" office:value-type="string" calcext:value-type="string">
            <text:p>Rue de Rivoli, rue de Marengo</text:p>
          </table:table-cell>
          <table:table-cell table:style-name="ce4" table:formula="of:=VLOOKUP([.B29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7865" calcext:value-type="float">
            <text:p>67865</text:p>
          </table:table-cell>
          <table:table-cell table:style-name="ce2" office:value-type="string" calcext:value-type="string">
            <text:p>Rue Coquillière, rue du Louvre</text:p>
          </table:table-cell>
          <table:table-cell table:style-name="ce4" table:formula="of:=VLOOKUP([.B30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0744" calcext:value-type="float">
            <text:p>70744</text:p>
          </table:table-cell>
          <table:table-cell table:style-name="ce2" office:value-type="string" calcext:value-type="string">
            <text:p>Place Maurice Quentin</text:p>
          </table:table-cell>
          <table:table-cell table:style-name="ce4" table:formula="of:=VLOOKUP([.B31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4254" calcext:value-type="float">
            <text:p>74254</text:p>
          </table:table-cell>
          <table:table-cell table:style-name="ce2" office:value-type="string" calcext:value-type="string">
            <text:p>Rue du Cygne, rue Saint-Denis</text:p>
          </table:table-cell>
          <table:table-cell table:style-name="ce4" table:formula="of:=VLOOKUP([.B32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7747" calcext:value-type="float">
            <text:p>77747</text:p>
          </table:table-cell>
          <table:table-cell table:style-name="ce2" office:value-type="string" calcext:value-type="string">
            <text:p>Place Joachim du Bellay, rue Berger, rue Saint-Denis</text:p>
          </table:table-cell>
          <table:table-cell table:style-name="ce4" table:formula="of:=VLOOKUP([.B3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769" calcext:value-type="float">
            <text:p>79769</text:p>
          </table:table-cell>
          <table:table-cell table:style-name="ce2" office:value-type="string" calcext:value-type="string">
            <text:p>Rue Croix des Petits Champs, rue Vrillière</text:p>
          </table:table-cell>
          <table:table-cell table:style-name="ce4" table:formula="of:=VLOOKUP([.B34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777" calcext:value-type="float">
            <text:p>79777</text:p>
          </table:table-cell>
          <table:table-cell table:style-name="ce2" office:value-type="string" calcext:value-type="string">
            <text:p>Place du Carrousel</text:p>
          </table:table-cell>
          <table:table-cell table:style-name="ce4" table:formula="of:=VLOOKUP([.B35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901" calcext:value-type="float">
            <text:p>79901</text:p>
          </table:table-cell>
          <table:table-cell table:style-name="ce2" office:value-type="string" calcext:value-type="string">
            <text:p>Rue de Rivoli, rue de Castiglione</text:p>
          </table:table-cell>
          <table:table-cell table:style-name="ce4" table:formula="of:=VLOOKUP([.B3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1411" calcext:value-type="float">
            <text:p>81411</text:p>
          </table:table-cell>
          <table:table-cell table:style-name="ce2" office:value-type="string" calcext:value-type="string">
            <text:p>Place du Châtelet, avenue Victoria</text:p>
          </table:table-cell>
          <table:table-cell table:style-name="ce4" table:formula="of:=VLOOKUP([.B3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2064" calcext:value-type="float">
            <text:p>82064</text:p>
          </table:table-cell>
          <table:table-cell table:style-name="ce2" office:value-type="string" calcext:value-type="string">
            <text:p>Rue de la Reynie, boulevard de Sébastopol</text:p>
          </table:table-cell>
          <table:table-cell table:style-name="ce4" table:formula="of:=VLOOKUP([.B38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2655" calcext:value-type="float">
            <text:p>82655</text:p>
          </table:table-cell>
          <table:table-cell table:style-name="ce2" office:value-type="string" calcext:value-type="string">
            <text:p>Rue Pierre Lescot, rue de la Cossonnerie</text:p>
          </table:table-cell>
          <table:table-cell table:style-name="ce4" table:formula="of:=VLOOKUP([.B39];[$DonneesPrefPolice.$A$1:$DonneesPrefPolice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8364" calcext:value-type="float">
            <text:p>88364</text:p>
          </table:table-cell>
          <table:table-cell table:style-name="ce2" office:value-type="string" calcext:value-type="string">
            <text:p>Pont Neuf amont — Seine</text:p>
          </table:table-cell>
          <table:table-cell table:style-name="ce4" table:formula="of:=VLOOKUP([.B40];[$DonneesPrefPolice.$A$1:$DonneesPrefPolice.$C$1334];3;0)" office:value-type="date" office:date-value="2015-05-22" calcext:value-type="date">
            <text:p>22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9978" calcext:value-type="float">
            <text:p>89978</text:p>
          </table:table-cell>
          <table:table-cell table:style-name="ce2" office:value-type="string" calcext:value-type="string">
            <text:p>Pont de la Concorde amont — Seine</text:p>
          </table:table-cell>
          <table:table-cell table:style-name="ce4" table:formula="of:=VLOOKUP([.B41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2689" calcext:value-type="float">
            <text:p>92689</text:p>
          </table:table-cell>
          <table:table-cell table:style-name="ce2" office:value-type="string" calcext:value-type="string">
            <text:p>Pont de la Concorde aval — Seine</text:p>
          </table:table-cell>
          <table:table-cell table:style-name="ce4" table:formula="of:=VLOOKUP([.B42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6356" calcext:value-type="float">
            <text:p>96356</text:p>
          </table:table-cell>
          <table:table-cell table:style-name="ce2" office:value-type="string" calcext:value-type="string">
            <text:p>Pont des Arts amont — Seine</text:p>
          </table:table-cell>
          <table:table-cell table:style-name="ce4" table:formula="of:=VLOOKUP([.B43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9000" calcext:value-type="float">
            <text:p>99000</text:p>
          </table:table-cell>
          <table:table-cell table:style-name="ce2" office:value-type="string" calcext:value-type="string">
            <text:p>Quai François Mitterrand, Pont du Carrousel</text:p>
          </table:table-cell>
          <table:table-cell table:style-name="ce4" table:formula="of:=VLOOKUP([.B44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9375" calcext:value-type="float">
            <text:p>99375</text:p>
          </table:table-cell>
          <table:table-cell table:style-name="ce2" office:value-type="string" calcext:value-type="string">
            <text:p>Pont Neuf en aval — Seine</text:p>
          </table:table-cell>
          <table:table-cell table:style-name="ce4" table:formula="of:=VLOOKUP([.B45];[$DonneesPrefPolice.$A$1:$DonneesPrefPolice.$C$1334];3;0)" office:value-type="date" office:date-value="2015-05-22" calcext:value-type="date">
            <text:p>22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Boulevard des Capucines, rue Scribe</text:p>
          </table:table-cell>
          <table:table-cell table:style-name="ce4" table:formula="of:=VLOOKUP([.B46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string" calcext:value-type="string">
            <text:p>Rue de la Lune, rue Notre-Dame de Bonne Nouvelle</text:p>
          </table:table-cell>
          <table:table-cell table:style-name="ce4" table:formula="of:=VLOOKUP([.B47];[$DonneesPrefPolice.$A$1:$DonneesPrefPolice.$C$1334];3;0)" office:value-type="date" office:date-value="2016-11-25" calcext:value-type="date">
            <text:p>25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2927" calcext:value-type="float">
            <text:p>12927</text:p>
          </table:table-cell>
          <table:table-cell table:style-name="ce2" office:value-type="string" calcext:value-type="string">
            <text:p>Rue du Saint-Denis, rue Greneta</text:p>
          </table:table-cell>
          <table:table-cell table:style-name="ce4" table:formula="of:=VLOOKUP([.B48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5493" calcext:value-type="float">
            <text:p>15493</text:p>
          </table:table-cell>
          <table:table-cell table:style-name="ce2" office:value-type="string" calcext:value-type="string">
            <text:p>Boulevard des Capucines, rue Caumartin</text:p>
          </table:table-cell>
          <table:table-cell table:style-name="ce4" table:formula="of:=VLOOKUP([.B49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5991" calcext:value-type="float">
            <text:p>15991</text:p>
          </table:table-cell>
          <table:table-cell table:style-name="ce2" office:value-type="string" calcext:value-type="string">
            <text:p>Rue Saint-Denis, rue Sainte-Apolline</text:p>
          </table:table-cell>
          <table:table-cell table:style-name="ce4" table:formula="of:=VLOOKUP([.B50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7326" calcext:value-type="float">
            <text:p>17326</text:p>
          </table:table-cell>
          <table:table-cell table:style-name="ce2" office:value-type="string" calcext:value-type="string">
            <text:p>Rue d'Antin, avenue de l'Opéra</text:p>
          </table:table-cell>
          <table:table-cell table:style-name="ce4" table:formula="of:=VLOOKUP([.B51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8870" calcext:value-type="float">
            <text:p>18870</text:p>
          </table:table-cell>
          <table:table-cell table:style-name="ce2" office:value-type="string" calcext:value-type="string">
            <text:p>Rue Réaumur, rue Saint-Denis</text:p>
          </table:table-cell>
          <table:table-cell table:style-name="ce4" table:formula="of:=VLOOKUP([.B5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Rue du Jour, rue Rambuteau</text:p>
          </table:table-cell>
          <table:table-cell table:style-name="ce4" table:formula="of:=VLOOKUP([.B53];[$DonneesPrefPolice.$A$1:$DonneesPrefPolice.$C$1334];3;0)" office:value-type="date" office:date-value="2013-10-11" calcext:value-type="date">
            <text:p>11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Quai des Orfèvres, rue de Harlay</text:p>
          </table:table-cell>
          <table:table-cell table:style-name="ce4" table:formula="of:=VLOOKUP([.B54];[$DonneesPrefPolice.$A$1:$DonneesPrefPolice.$C$1334];3;0)" office:value-type="date" office:date-value="2017-12-15" calcext:value-type="date">
            <text:p>15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Place Vendôme (Sud-Est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Rue des Halles, rue de la Ferronerie</text:p>
          </table:table-cell>
          <table:table-cell table:style-name="ce4" table:formula="of:=VLOOKUP([.B56];[$DonneesPrefPolice.$A$1:$DonneesPrefPolice.$C$1334];3;0)" office:value-type="date" office:date-value="2018-11-08" calcext:value-type="date">
            <text:p>08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Rue Saint-Denis, rue de Rivoli</text:p>
          </table:table-cell>
          <table:table-cell table:style-name="ce4" table:formula="of:=VLOOKUP([.B57];[$DonneesPrefPolice.$A$1:$DonneesPrefPolice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Place Joachim du Bellay (Toiture hôtel Citadines)</text:p>
          </table:table-cell>
          <table:table-cell table:style-name="ce4" table:formula="of:=VLOOKUP([.B58];[$DonneesPrefPolice.$A$1:$DonneesPrefPolice.$C$1334];3;0)" office:value-type="date" office:date-value="2016-10-19" calcext:value-type="date">
            <text:p>19/10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Rue Montmartre, rue de Turbigo</text:p>
          </table:table-cell>
          <table:table-cell table:style-name="ce4" table:formula="of:=VLOOKUP([.B59];[$DonneesPrefPolice.$A$1:$DonneesPrefPolice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Rue Montorgueil, rue de Turbigo</text:p>
          </table:table-cell>
          <table:table-cell table:style-name="ce4" table:formula="of:=VLOOKUP([.B60];[$DonneesPrefPolice.$A$1:$DonneesPrefPolice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Quai François Mitterrand, rue de l'Amiral de Coligny</text:p>
          </table:table-cell>
          <table:table-cell table:style-name="ce4" table:formula="of:=VLOOKUP([.B61];[$DonneesPrefPolice.$A$1:$DonneesPrefPolice.$C$1334];3;0)" office:value-type="date" office:date-value="2018-06-08" calcext:value-type="date">
            <text:p>08/06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Jardin des Halles, Colonne Médici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Jardin des Halles, Porte du Louvr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Jardin des Halles, rue Berger, rue des Prouvaire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Halles — Canopée Nord-Ouest, rue Rambuteau</text:p>
          </table:table-cell>
          <table:table-cell table:style-name="ce4" table:formula="of:=VLOOKUP([.B65];[$DonneesPrefPolice.$A$1:$DonneesPrefPolice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Jardin des Halles — Saint-Eustache, Rambuteau</text:p>
          </table:table-cell>
          <table:table-cell table:style-name="ce4" table:formula="of:=VLOOKUP([.B66];[$DonneesPrefPolice.$A$1:$DonneesPrefPolice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Jardin des Halles — Prairie Ouest</text:p>
          </table:table-cell>
          <table:table-cell table:style-name="ce4" table:formula="of:=VLOOKUP([.B67];[$DonneesPrefPolice.$A$1:$DonneesPrefPolice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Jardin des Halles — Prairie Es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941" calcext:value-type="float">
            <text:p>20941</text:p>
          </table:table-cell>
          <table:table-cell table:style-name="ce2" office:value-type="string" calcext:value-type="string">
            <text:p>Place de la Bourse, rue Vivienne, rue Feydeau</text:p>
          </table:table-cell>
          <table:table-cell table:style-name="ce4" table:formula="of:=VLOOKUP([.B69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2579" calcext:value-type="float">
            <text:p>22579</text:p>
          </table:table-cell>
          <table:table-cell table:style-name="ce2" office:value-type="string" calcext:value-type="string">
            <text:p>Rue Réaumur, boulevard de Sébastopol</text:p>
          </table:table-cell>
          <table:table-cell table:style-name="ce4" table:formula="of:=VLOOKUP([.B70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3076" calcext:value-type="float">
            <text:p>23076</text:p>
          </table:table-cell>
          <table:table-cell table:style-name="ce2" office:value-type="string" calcext:value-type="string">
            <text:p>Place de la Bourse, rue Notre-Dame des Victoires, rue Réaumur</text:p>
          </table:table-cell>
          <table:table-cell table:style-name="ce4" table:formula="of:=VLOOKUP([.B71];[$DonneesPrefPolice.$A$1:$DonneesPrefPolice.$C$1334];3;0)" office:value-type="date" office:date-value="2014-08-01" calcext:value-type="date">
            <text:p>01/08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4047" calcext:value-type="float">
            <text:p>24047</text:p>
          </table:table-cell>
          <table:table-cell table:style-name="ce2" office:value-type="string" calcext:value-type="string">
            <text:p>Place de la Bourse, rue Notre-Dame des Victoires</text:p>
          </table:table-cell>
          <table:table-cell table:style-name="ce4" table:formula="of:=VLOOKUP([.B72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6709" calcext:value-type="float">
            <text:p>26709</text:p>
          </table:table-cell>
          <table:table-cell table:style-name="ce2" office:value-type="string" calcext:value-type="string">
            <text:p>Rue de Gramont, boulevard des Italiens</text:p>
          </table:table-cell>
          <table:table-cell table:style-name="ce4" table:formula="of:=VLOOKUP([.B73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9697" calcext:value-type="float">
            <text:p>29697</text:p>
          </table:table-cell>
          <table:table-cell table:style-name="ce2" office:value-type="string" calcext:value-type="string">
            <text:p>Rue Drouot, boulevard Haussmann</text:p>
          </table:table-cell>
          <table:table-cell table:style-name="ce4" table:formula="of:=VLOOKUP([.B74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31706" calcext:value-type="float">
            <text:p>31706</text:p>
          </table:table-cell>
          <table:table-cell table:style-name="ce2" office:value-type="string" calcext:value-type="string">
            <text:p>Place de la Bourse, rue du Quatre Septembre</text:p>
          </table:table-cell>
          <table:table-cell table:style-name="ce4" table:formula="of:=VLOOKUP([.B7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40753" calcext:value-type="float">
            <text:p>40753</text:p>
          </table:table-cell>
          <table:table-cell table:style-name="ce2" office:value-type="string" calcext:value-type="string">
            <text:p>Rue Daunou, rue de la Paix</text:p>
          </table:table-cell>
          <table:table-cell table:style-name="ce4" table:formula="of:=VLOOKUP([.B76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62793" calcext:value-type="float">
            <text:p>62793</text:p>
          </table:table-cell>
          <table:table-cell table:style-name="ce2" office:value-type="string" calcext:value-type="string">
            <text:p>Rue Monsigny, rue du Quatre Septembre, rue de Choiseul</text:p>
          </table:table-cell>
          <table:table-cell table:style-name="ce4" table:formula="of:=VLOOKUP([.B77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67171" calcext:value-type="float">
            <text:p>67171</text:p>
          </table:table-cell>
          <table:table-cell table:style-name="ce2" office:value-type="string" calcext:value-type="string">
            <text:p>19, boulevard Poissonnière</text:p>
          </table:table-cell>
          <table:table-cell table:style-name="ce4" table:formula="of:=VLOOKUP([.B78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0766" calcext:value-type="float">
            <text:p>70766</text:p>
          </table:table-cell>
          <table:table-cell table:style-name="ce2" office:value-type="string" calcext:value-type="string">
            <text:p>Boulevard des Italiens, rue de la Michodière</text:p>
          </table:table-cell>
          <table:table-cell table:style-name="ce4" table:formula="of:=VLOOKUP([.B79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618" calcext:value-type="float">
            <text:p>72618</text:p>
          </table:table-cell>
          <table:table-cell table:style-name="ce2" office:value-type="string" calcext:value-type="string">
            <text:p>Boulevard Poissonnière, rue Poissonnière</text:p>
          </table:table-cell>
          <table:table-cell table:style-name="ce4" table:formula="of:=VLOOKUP([.B80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782" calcext:value-type="float">
            <text:p>72782</text:p>
          </table:table-cell>
          <table:table-cell table:style-name="ce2" office:value-type="string" calcext:value-type="string">
            <text:p>Rue des Petits Champs, rue Sainte-Anne</text:p>
          </table:table-cell>
          <table:table-cell table:style-name="ce4" table:formula="of:=VLOOKUP([.B81];[$DonneesPrefPolice.$A$1:$DonneesPrefPolice.$C$1334];3;0)" office:value-type="date" office:date-value="2014-06-02" calcext:value-type="date">
            <text:p>02/06/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870" calcext:value-type="float">
            <text:p>72870</text:p>
          </table:table-cell>
          <table:table-cell table:style-name="ce2" office:value-type="string" calcext:value-type="string">
            <text:p>Rue Radziwill, rue des Petits Champs</text:p>
          </table:table-cell>
          <table:table-cell table:style-name="ce4" table:formula="of:=VLOOKUP([.B82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8022" calcext:value-type="float">
            <text:p>78022</text:p>
          </table:table-cell>
          <table:table-cell table:style-name="ce2" office:value-type="string" calcext:value-type="string">
            <text:p>Rue Réaumur, rue des Petits Carreaux</text:p>
          </table:table-cell>
          <table:table-cell table:style-name="ce4" table:formula="of:=VLOOKUP([.B83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8097" calcext:value-type="float">
            <text:p>88097</text:p>
          </table:table-cell>
          <table:table-cell table:style-name="ce2" office:value-type="string" calcext:value-type="string">
            <text:p>Boulevard Poissonnière, rue Montmartre</text:p>
          </table:table-cell>
          <table:table-cell table:style-name="ce4" table:formula="of:=VLOOKUP([.B84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9465" calcext:value-type="float">
            <text:p>89465</text:p>
          </table:table-cell>
          <table:table-cell table:style-name="ce2" office:value-type="string" calcext:value-type="string">
            <text:p>Rue Danielle Casanova, avenue de l'Opéra</text:p>
          </table:table-cell>
          <table:table-cell table:style-name="ce4" table:formula="of:=VLOOKUP([.B85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9516" calcext:value-type="float">
            <text:p>89516</text:p>
          </table:table-cell>
          <table:table-cell table:style-name="ce2" office:value-type="string" calcext:value-type="string">
            <text:p>Boulevard des Italiens, rue Le Peletier, rue Favart</text:p>
          </table:table-cell>
          <table:table-cell table:style-name="ce4" table:formula="of:=VLOOKUP([.B86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1229" calcext:value-type="float">
            <text:p>91229</text:p>
          </table:table-cell>
          <table:table-cell table:style-name="ce2" office:value-type="string" calcext:value-type="string">
            <text:p>Boulevard Saint-Denis, boulevard de Sébastopol</text:p>
          </table:table-cell>
          <table:table-cell table:style-name="ce4" table:formula="of:=VLOOKUP([.B87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3299" calcext:value-type="float">
            <text:p>93299</text:p>
          </table:table-cell>
          <table:table-cell table:style-name="ce2" office:value-type="string" calcext:value-type="string">
            <text:p>Rue du Louvre, rue Montmartre</text:p>
          </table:table-cell>
          <table:table-cell table:style-name="ce4" table:formula="of:=VLOOKUP([.B88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6475" calcext:value-type="float">
            <text:p>96475</text:p>
          </table:table-cell>
          <table:table-cell table:style-name="ce2" office:value-type="string" calcext:value-type="string">
            <text:p>Rue Vivienne, boulevard Montmartre</text:p>
          </table:table-cell>
          <table:table-cell table:style-name="ce4" table:formula="of:=VLOOKUP([.B89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33" calcext:value-type="float">
            <text:p>3033</text:p>
          </table:table-cell>
          <table:table-cell table:style-name="ce2" office:value-type="string" calcext:value-type="string">
            <text:p>Rue de Montgolfier, rue Borda</text:p>
          </table:table-cell>
          <table:table-cell table:style-name="ce4" table:formula="of:=VLOOKUP([.B90];[$DonneesPrefPolice.$A$1:$DonneesPrefPolice.$C$1334];3;0)" office:value-type="date" office:date-value="2016-07-28" calcext:value-type="date">
            <text:p>28/07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36" calcext:value-type="float">
            <text:p>3036</text:p>
          </table:table-cell>
          <table:table-cell table:style-name="ce2" office:value-type="string" calcext:value-type="string">
            <text:p>Rue du Temple, rue Michel le Comte</text:p>
          </table:table-cell>
          <table:table-cell table:style-name="ce4" table:formula="of:=VLOOKUP([.B91];[$DonneesPrefPolice.$A$1:$DonneesPrefPolice.$C$1334];3;0)" office:value-type="date" office:date-value="2016-07-29" calcext:value-type="date">
            <text:p>29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string" calcext:value-type="string">
            <text:p>Rue Vieille du Temple, rue de la Perle</text:p>
          </table:table-cell>
          <table:table-cell table:style-name="ce4" table:formula="of:=VLOOKUP([.B92];[$DonneesPrefPolice.$A$1:$DonneesPrefPolice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14591" calcext:value-type="float">
            <text:p>14591</text:p>
          </table:table-cell>
          <table:table-cell table:style-name="ce2" office:value-type="string" calcext:value-type="string">
            <text:p>Rue Papin, rue Saint-Martin</text:p>
          </table:table-cell>
          <table:table-cell table:style-name="ce4" table:formula="of:=VLOOKUP([.B93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18247" calcext:value-type="float">
            <text:p>18247</text:p>
          </table:table-cell>
          <table:table-cell table:style-name="ce2" office:value-type="string" calcext:value-type="string">
            <text:p>Rue des Francs Bourgeois, rue de Turenne</text:p>
          </table:table-cell>
          <table:table-cell table:style-name="ce4" table:formula="of:=VLOOKUP([.B94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3535" calcext:value-type="float">
            <text:p>23535</text:p>
          </table:table-cell>
          <table:table-cell table:style-name="ce2" office:value-type="string" calcext:value-type="string">
            <text:p>Rue du Temple, rue Rambuteau</text:p>
          </table:table-cell>
          <table:table-cell table:style-name="ce4" table:formula="of:=VLOOKUP([.B95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7377" calcext:value-type="float">
            <text:p>27377</text:p>
          </table:table-cell>
          <table:table-cell table:style-name="ce2" office:value-type="string" calcext:value-type="string">
            <text:p>Rue de Turbigo, rue des Fontaines du Temple</text:p>
          </table:table-cell>
          <table:table-cell table:style-name="ce4" table:formula="of:=VLOOKUP([.B96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7643" calcext:value-type="float">
            <text:p>27643</text:p>
          </table:table-cell>
          <table:table-cell table:style-name="ce2" office:value-type="string" calcext:value-type="string">
            <text:p>Place de la République, boulevard du Temple</text:p>
          </table:table-cell>
          <table:table-cell table:style-name="ce4" table:formula="of:=VLOOKUP([.B97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9963" calcext:value-type="float">
            <text:p>29963</text:p>
          </table:table-cell>
          <table:table-cell table:style-name="ce2" office:value-type="string" calcext:value-type="string">
            <text:p>Boulevard Beaumarchais, rue Saint-Sébastien</text:p>
          </table:table-cell>
          <table:table-cell table:style-name="ce4" table:formula="of:=VLOOKUP([.B98];[$DonneesPrefPolice.$A$1:$DonneesPrefPolice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6697" calcext:value-type="float">
            <text:p>36697</text:p>
          </table:table-cell>
          <table:table-cell table:style-name="ce2" office:value-type="string" calcext:value-type="string">
            <text:p>Rue Réaumur, rue de Turbigo</text:p>
          </table:table-cell>
          <table:table-cell table:style-name="ce4" table:formula="of:=VLOOKUP([.B99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40244" calcext:value-type="float">
            <text:p>40244</text:p>
          </table:table-cell>
          <table:table-cell table:style-name="ce2" office:value-type="string" calcext:value-type="string">
            <text:p>Boulevard de Sébastopol, rue de Turbigo</text:p>
          </table:table-cell>
          <table:table-cell table:style-name="ce4" table:formula="of:=VLOOKUP([.B100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45415" calcext:value-type="float">
            <text:p>45415</text:p>
          </table:table-cell>
          <table:table-cell table:style-name="ce2" office:value-type="string" calcext:value-type="string">
            <text:p>Boulevard des Filles du Calvaire, rue des Filles du Calvaire</text:p>
          </table:table-cell>
          <table:table-cell table:style-name="ce4" table:formula="of:=VLOOKUP([.B101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4318" calcext:value-type="float">
            <text:p>54318</text:p>
          </table:table-cell>
          <table:table-cell table:style-name="ce2" office:value-type="string" calcext:value-type="string">
            <text:p>Rue Perrée, rue Eugène Spuller</text:p>
          </table:table-cell>
          <table:table-cell table:style-name="ce4" table:formula="of:=VLOOKUP([.B102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5744" calcext:value-type="float">
            <text:p>55744</text:p>
          </table:table-cell>
          <table:table-cell table:style-name="ce2" office:value-type="string" calcext:value-type="string">
            <text:p>9, place de la République</text:p>
          </table:table-cell>
          <table:table-cell table:style-name="ce4" table:formula="of:=VLOOKUP([.B103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6119" calcext:value-type="float">
            <text:p>56119</text:p>
          </table:table-cell>
          <table:table-cell table:style-name="ce2" office:value-type="string" calcext:value-type="string">
            <text:p>Rue de Picardie, rue de Franche Comté</text:p>
          </table:table-cell>
          <table:table-cell table:style-name="ce4" table:formula="of:=VLOOKUP([.B104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7802" calcext:value-type="float">
            <text:p>57802</text:p>
          </table:table-cell>
          <table:table-cell table:style-name="ce2" office:value-type="string" calcext:value-type="string">
            <text:p>20, rue Notre-Dame de Nazareth</text:p>
          </table:table-cell>
          <table:table-cell table:style-name="ce4" table:formula="of:=VLOOKUP([.B105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64258" calcext:value-type="float">
            <text:p>64258</text:p>
          </table:table-cell>
          <table:table-cell table:style-name="ce2" office:value-type="string" calcext:value-type="string">
            <text:p>Rue Vaucanson, rue du Vertbois</text:p>
          </table:table-cell>
          <table:table-cell table:style-name="ce4" table:formula="of:=VLOOKUP([.B106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1418" calcext:value-type="float">
            <text:p>71418</text:p>
          </table:table-cell>
          <table:table-cell table:style-name="ce2" office:value-type="string" calcext:value-type="string">
            <text:p>Rue Réaumur, rue Saint-Martin</text:p>
          </table:table-cell>
          <table:table-cell table:style-name="ce4" table:formula="of:=VLOOKUP([.B107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4979" calcext:value-type="float">
            <text:p>74979</text:p>
          </table:table-cell>
          <table:table-cell table:style-name="ce2" office:value-type="string" calcext:value-type="string">
            <text:p>Boulevard Saint-Denis, boulevard de Strasbourg</text:p>
          </table:table-cell>
          <table:table-cell table:style-name="ce4" table:formula="of:=VLOOKUP([.B108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6984" calcext:value-type="float">
            <text:p>76984</text:p>
          </table:table-cell>
          <table:table-cell table:style-name="ce2" office:value-type="string" calcext:value-type="string">
            <text:p>Rue de Réaumur, rue de Bretagne</text:p>
          </table:table-cell>
          <table:table-cell table:style-name="ce4" table:formula="of:=VLOOKUP([.B109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7904" calcext:value-type="float">
            <text:p>77904</text:p>
          </table:table-cell>
          <table:table-cell table:style-name="ce2" office:value-type="string" calcext:value-type="string">
            <text:p>Rue de Bretagne, rue de Turenne</text:p>
          </table:table-cell>
          <table:table-cell table:style-name="ce4" table:formula="of:=VLOOKUP([.B110];[$DonneesPrefPolice.$A$1:$DonneesPrefPolice.$C$1334];3;0)" office:value-type="date" office:date-value="2015-05-08" calcext:value-type="date">
            <text:p>08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9973" calcext:value-type="float">
            <text:p>79973</text:p>
          </table:table-cell>
          <table:table-cell table:style-name="ce2" office:value-type="string" calcext:value-type="string">
            <text:p>Boulevard Beaumarchais, rue du Pas-de-la-Mule</text:p>
          </table:table-cell>
          <table:table-cell table:style-name="ce4" table:formula="of:=VLOOKUP([.B111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550" calcext:value-type="float">
            <text:p>84550</text:p>
          </table:table-cell>
          <table:table-cell table:style-name="ce2" office:value-type="string" calcext:value-type="string">
            <text:p>Place de la République, rue du Temple</text:p>
          </table:table-cell>
          <table:table-cell table:style-name="ce4" table:formula="of:=VLOOKUP([.B112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809" calcext:value-type="float">
            <text:p>84809</text:p>
          </table:table-cell>
          <table:table-cell table:style-name="ce2" office:value-type="string" calcext:value-type="string">
            <text:p>Rue des Archives, rue Rambuteau</text:p>
          </table:table-cell>
          <table:table-cell table:style-name="ce4" table:formula="of:=VLOOKUP([.B113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854" calcext:value-type="float">
            <text:p>84854</text:p>
          </table:table-cell>
          <table:table-cell table:style-name="ce2" office:value-type="string" calcext:value-type="string">
            <text:p>Rue de Turbigo, rue du Temple</text:p>
          </table:table-cell>
          <table:table-cell table:style-name="ce4" table:formula="of:=VLOOKUP([.B114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6717" calcext:value-type="float">
            <text:p>86717</text:p>
          </table:table-cell>
          <table:table-cell table:style-name="ce2" office:value-type="string" calcext:value-type="string">
            <text:p>Boulevard Beaumarchais, rue des Arquebusiers</text:p>
          </table:table-cell>
          <table:table-cell table:style-name="ce4" table:formula="of:=VLOOKUP([.B115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92031" calcext:value-type="float">
            <text:p>92031</text:p>
          </table:table-cell>
          <table:table-cell table:style-name="ce2" office:value-type="string" calcext:value-type="string">
            <text:p>Rue du Vertbois, rue de Turbigo</text:p>
          </table:table-cell>
          <table:table-cell table:style-name="ce4" table:formula="of:=VLOOKUP([.B116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6299" calcext:value-type="float">
            <text:p>96299</text:p>
          </table:table-cell>
          <table:table-cell table:style-name="ce2" office:value-type="string" calcext:value-type="string">
            <text:p>Pont Marie amont — Seine</text:p>
          </table:table-cell>
          <table:table-cell table:style-name="ce4" table:formula="of:=VLOOKUP([.B117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7572" calcext:value-type="float">
            <text:p>97572</text:p>
          </table:table-cell>
          <table:table-cell table:style-name="ce2" office:value-type="string" calcext:value-type="string">
            <text:p>Rue des Ecouffes, rue des Rosiers</text:p>
          </table:table-cell>
          <table:table-cell table:style-name="ce4" table:formula="of:=VLOOKUP([.B118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9492" calcext:value-type="float">
            <text:p>99492</text:p>
          </table:table-cell>
          <table:table-cell table:style-name="ce2" office:value-type="string" calcext:value-type="string">
            <text:p>Pont d'Arcole amont — Seine</text:p>
          </table:table-cell>
          <table:table-cell table:style-name="ce4" table:formula="of:=VLOOKUP([.B119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string" calcext:value-type="string">
            <text:p>29297B</text:p>
          </table:table-cell>
          <table:table-cell table:style-name="ce2" office:value-type="string" calcext:value-type="string">
            <text:p>Place de l'Hôtel de Ville, avenue Victoria</text:p>
          </table:table-cell>
          <table:table-cell table:style-name="ce4" table:formula="of:=VLOOKUP([.B120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string" calcext:value-type="string">
            <text:p>67266B</text:p>
          </table:table-cell>
          <table:table-cell table:style-name="ce2" office:value-type="string" calcext:value-type="string">
            <text:p>Rue d'Arcole, place du Parvis Notre-Dame</text:p>
          </table:table-cell>
          <table:table-cell table:style-name="ce4" table:formula="of:=VLOOKUP([.B121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13" calcext:value-type="float">
            <text:p>5013</text:p>
          </table:table-cell>
          <table:table-cell table:style-name="ce2" office:value-type="string" calcext:value-type="string">
            <text:p>Place Alphonse Laveran, rue Saint-Jacques</text:p>
          </table:table-cell>
          <table:table-cell table:style-name="ce4" table:formula="of:=VLOOKUP([.B122];[$DonneesPrefPolice.$A$1:$DonneesPrefPolice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22" calcext:value-type="float">
            <text:p>5022</text:p>
          </table:table-cell>
          <table:table-cell table:style-name="ce2" office:value-type="string" calcext:value-type="string">
            <text:p>Port de la Tournelle — Seine</text:p>
          </table:table-cell>
          <table:table-cell table:style-name="ce4" table:formula="of:=VLOOKUP([.B123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1" calcext:value-type="float">
            <text:p>5051</text:p>
          </table:table-cell>
          <table:table-cell table:style-name="ce2" office:value-type="string" calcext:value-type="string">
            <text:p>Rue du Fouarre, rue Lagrange</text:p>
          </table:table-cell>
          <table:table-cell table:style-name="ce4" table:formula="of:=VLOOKUP([.B124];[$DonneesPrefPolice.$A$1:$DonneesPrefPolice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2" calcext:value-type="float">
            <text:p>5052</text:p>
          </table:table-cell>
          <table:table-cell table:style-name="ce2" office:value-type="string" calcext:value-type="string">
            <text:p>Rue de la Montagne Sainte-Geneviève, rue Descartes</text:p>
          </table:table-cell>
          <table:table-cell table:style-name="ce4" table:formula="of:=VLOOKUP([.B125];[$DonneesPrefPolice.$A$1:$DonneesPrefPolice.$C$1334];3;0)" office:value-type="date" office:date-value="2018-07-10" calcext:value-type="date">
            <text:p>10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3" calcext:value-type="float">
            <text:p>5053</text:p>
          </table:table-cell>
          <table:table-cell table:style-name="ce2" office:value-type="string" calcext:value-type="string">
            <text:p>Rue Saint-Jacques, rue Soufflot</text:p>
          </table:table-cell>
          <table:table-cell table:style-name="ce4" table:formula="of:=VLOOKUP([.B126];[$DonneesPrefPolice.$A$1:$DonneesPrefPolice.$C$1334];3;0)" office:value-type="date" office:date-value="2018-05-16" calcext:value-type="date">
            <text:p>16/05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4" calcext:value-type="float">
            <text:p>5054</text:p>
          </table:table-cell>
          <table:table-cell table:style-name="ce2" office:value-type="string" calcext:value-type="string">
            <text:p>Rue Poliveau, rue Geoffroy Saint-Hilaire</text:p>
          </table:table-cell>
          <table:table-cell table:style-name="ce4" table:formula="of:=VLOOKUP([.B127];[$DonneesPrefPolice.$A$1:$DonneesPrefPolice.$C$1334];3;0)" office:value-type="date" office:date-value="2016-07-22" calcext:value-type="date">
            <text:p>22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5" calcext:value-type="float">
            <text:p>5055</text:p>
          </table:table-cell>
          <table:table-cell table:style-name="ce2" office:value-type="string" calcext:value-type="string">
            <text:p>Rue Claude Bernard, rue de Valence</text:p>
          </table:table-cell>
          <table:table-cell table:style-name="ce4" table:formula="of:=VLOOKUP([.B128];[$DonneesPrefPolice.$A$1:$DonneesPrefPolice.$C$1334];3;0)" office:value-type="date" office:date-value="2017-12-18" calcext:value-type="date">
            <text:p>18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6" calcext:value-type="float">
            <text:p>5056</text:p>
          </table:table-cell>
          <table:table-cell table:style-name="ce2" office:value-type="string" calcext:value-type="string">
            <text:p>Rue Claude Bernard, rue Bazeilles</text:p>
          </table:table-cell>
          <table:table-cell table:style-name="ce4" table:formula="of:=VLOOKUP([.B129];[$DonneesPrefPolice.$A$1:$DonneesPrefPolice.$C$1334];3;0)" office:value-type="date" office:date-value="2018-06-28" calcext:value-type="date">
            <text:p>28/06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7" calcext:value-type="float">
            <text:p>5057</text:p>
          </table:table-cell>
          <table:table-cell table:style-name="ce2" office:value-type="string" calcext:value-type="string">
            <text:p>Rue Claude Bernard, rue Vauquelin</text:p>
          </table:table-cell>
          <table:table-cell table:style-name="ce4" table:formula="of:=VLOOKUP([.B130];[$DonneesPrefPolice.$A$1:$DonneesPrefPolice.$C$1334];3;0)" office:value-type="date" office:date-value="2016-09-21" calcext:value-type="date">
            <text:p>2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8" calcext:value-type="float">
            <text:p>5058</text:p>
          </table:table-cell>
          <table:table-cell table:style-name="ce2" office:value-type="string" calcext:value-type="string">
            <text:p>Rue Pierre Nicole, rue du Val de Grâce</text:p>
          </table:table-cell>
          <table:table-cell table:style-name="ce4" table:formula="of:=VLOOKUP([.B131];[$DonneesPrefPolice.$A$1:$DonneesPrefPolice.$C$1334];3;0)" office:value-type="date" office:date-value="2016-09-30" calcext:value-type="date">
            <text:p>30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string" calcext:value-type="string">
            <text:p>Port Saint-Bernard (Alvéoles 1, 2 et 3) — Seine</text:p>
          </table:table-cell>
          <table:table-cell table:style-name="ce4" table:formula="of:=VLOOKUP([.B132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2312" calcext:value-type="float">
            <text:p>12312</text:p>
          </table:table-cell>
          <table:table-cell table:style-name="ce2" office:value-type="string" calcext:value-type="string">
            <text:p>Rue Blainville, place de la Contrescarpe</text:p>
          </table:table-cell>
          <table:table-cell table:style-name="ce4" table:formula="of:=VLOOKUP([.B133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3146" calcext:value-type="float">
            <text:p>13146</text:p>
          </table:table-cell>
          <table:table-cell table:style-name="ce2" office:value-type="string" calcext:value-type="string">
            <text:p>Rue de Jussieu, rue des Fossés Saint-Bernard</text:p>
          </table:table-cell>
          <table:table-cell table:style-name="ce4" table:formula="of:=VLOOKUP([.B134];[$DonneesPrefPolice.$A$1:$DonneesPrefPolice.$C$1334];3;0)" office:value-type="date" office:date-value="2013-03-08" calcext:value-type="date">
            <text:p>08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5242" calcext:value-type="float">
            <text:p>15242</text:p>
          </table:table-cell>
          <table:table-cell table:style-name="ce2" office:value-type="string" calcext:value-type="string">
            <text:p>Place Maubert</text:p>
          </table:table-cell>
          <table:table-cell table:style-name="ce4" table:formula="of:=VLOOKUP([.B13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0669" calcext:value-type="float">
            <text:p>20669</text:p>
          </table:table-cell>
          <table:table-cell table:style-name="ce2" office:value-type="string" calcext:value-type="string">
            <text:p>Boulevard Saint-Germain, quai de la Tournelle</text:p>
          </table:table-cell>
          <table:table-cell table:style-name="ce4" table:formula="of:=VLOOKUP([.B136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Rue d'Ulm, rue d'Erasme</text:p>
          </table:table-cell>
          <table:table-cell table:style-name="ce4" table:formula="of:=VLOOKUP([.B137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6800" calcext:value-type="float">
            <text:p>26800</text:p>
          </table:table-cell>
          <table:table-cell table:style-name="ce2" office:value-type="string" calcext:value-type="string">
            <text:p>Rue Bernardin, rue Monge</text:p>
          </table:table-cell>
          <table:table-cell table:style-name="ce4" table:formula="of:=VLOOKUP([.B13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3168" calcext:value-type="float">
            <text:p>33168</text:p>
          </table:table-cell>
          <table:table-cell table:style-name="ce2" office:value-type="string" calcext:value-type="string">
            <text:p>Rue du Cardinal Lemoine, rue Monge</text:p>
          </table:table-cell>
          <table:table-cell table:style-name="ce4" table:formula="of:=VLOOKUP([.B13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5784" calcext:value-type="float">
            <text:p>35784</text:p>
          </table:table-cell>
          <table:table-cell table:style-name="ce2" office:value-type="string" calcext:value-type="string">
            <text:p>Rue des Ecoles, rue Monge</text:p>
          </table:table-cell>
          <table:table-cell table:style-name="ce4" table:formula="of:=VLOOKUP([.B140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8623" calcext:value-type="float">
            <text:p>38623</text:p>
          </table:table-cell>
          <table:table-cell table:style-name="ce2" office:value-type="string" calcext:value-type="string">
            <text:p>Boulevard Saint-Michel, place de laSorbonne</text:p>
          </table:table-cell>
          <table:table-cell table:style-name="ce4" table:formula="of:=VLOOKUP([.B14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9271" calcext:value-type="float">
            <text:p>39271</text:p>
          </table:table-cell>
          <table:table-cell table:style-name="ce2" office:value-type="string" calcext:value-type="string">
            <text:p>Boulevard Saint-Michel, rue Soufflot</text:p>
          </table:table-cell>
          <table:table-cell table:style-name="ce4" table:formula="of:=VLOOKUP([.B142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3043" calcext:value-type="float">
            <text:p>43043</text:p>
          </table:table-cell>
          <table:table-cell table:style-name="ce2" office:value-type="string" calcext:value-type="string">
            <text:p>Rue de la Harpe, rue de la Huchette</text:p>
          </table:table-cell>
          <table:table-cell table:style-name="ce4" table:formula="of:=VLOOKUP([.B143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5866" calcext:value-type="float">
            <text:p>45866</text:p>
          </table:table-cell>
          <table:table-cell table:style-name="ce2" office:value-type="string" calcext:value-type="string">
            <text:p>Place Saint-Médard, rue Mouffetard</text:p>
          </table:table-cell>
          <table:table-cell table:style-name="ce4" table:formula="of:=VLOOKUP([.B14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8902" calcext:value-type="float">
            <text:p>48902</text:p>
          </table:table-cell>
          <table:table-cell table:style-name="ce2" office:value-type="string" calcext:value-type="string">
            <text:p>Square Tino Rossi</text:p>
          </table:table-cell>
          <table:table-cell table:style-name="ce4" table:formula="of:=VLOOKUP([.B145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044" calcext:value-type="float">
            <text:p>50044</text:p>
          </table:table-cell>
          <table:table-cell table:style-name="ce2" office:value-type="string" calcext:value-type="string">
            <text:p>Rue Mouffetard, rue de l'Epée de Bois</text:p>
          </table:table-cell>
          <table:table-cell table:style-name="ce4" table:formula="of:=VLOOKUP([.B146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81" calcext:value-type="float">
            <text:p>50581</text:p>
          </table:table-cell>
          <table:table-cell table:style-name="ce2" office:value-type="string" calcext:value-type="string">
            <text:p>Rue Linné, rue des Boulangers</text:p>
          </table:table-cell>
          <table:table-cell table:style-name="ce4" table:formula="of:=VLOOKUP([.B147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850" calcext:value-type="float">
            <text:p>50850</text:p>
          </table:table-cell>
          <table:table-cell table:style-name="ce2" office:value-type="string" calcext:value-type="string">
            <text:p>Rue Saint-Jacques, rue des Ecoles</text:p>
          </table:table-cell>
          <table:table-cell table:style-name="ce4" table:formula="of:=VLOOKUP([.B14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1005" calcext:value-type="float">
            <text:p>51005</text:p>
          </table:table-cell>
          <table:table-cell table:style-name="ce2" office:value-type="string" calcext:value-type="string">
            <text:p>Quai Saint-Bernard, rue Cuvier</text:p>
          </table:table-cell>
          <table:table-cell table:style-name="ce4" table:formula="of:=VLOOKUP([.B149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322" calcext:value-type="float">
            <text:p>53322</text:p>
          </table:table-cell>
          <table:table-cell table:style-name="ce2" office:value-type="string" calcext:value-type="string">
            <text:p>Boulevard Saint-Germain, rue Saint-Jacques</text:p>
          </table:table-cell>
          <table:table-cell table:style-name="ce4" table:formula="of:=VLOOKUP([.B150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494" calcext:value-type="float">
            <text:p>53494</text:p>
          </table:table-cell>
          <table:table-cell table:style-name="ce2" office:value-type="string" calcext:value-type="string">
            <text:p>Rue Clovis, rue Descartes</text:p>
          </table:table-cell>
          <table:table-cell table:style-name="ce4" table:formula="of:=VLOOKUP([.B151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679" calcext:value-type="float">
            <text:p>53679</text:p>
          </table:table-cell>
          <table:table-cell table:style-name="ce2" office:value-type="string" calcext:value-type="string">
            <text:p>Boulevard Saint-Michel, place Louis Marin</text:p>
          </table:table-cell>
          <table:table-cell table:style-name="ce4" table:formula="of:=VLOOKUP([.B152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982" calcext:value-type="float">
            <text:p>53982</text:p>
          </table:table-cell>
          <table:table-cell table:style-name="ce2" office:value-type="string" calcext:value-type="string">
            <text:p>Rue du Cardinal Lemoine, rue des Ecoles</text:p>
          </table:table-cell>
          <table:table-cell table:style-name="ce4" table:formula="of:=VLOOKUP([.B153];[$DonneesPrefPolice.$A$1:$DonneesPrefPolice.$C$1334];3;0)" office:value-type="date" office:date-value="2013-03-08" calcext:value-type="date">
            <text:p>08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4992" calcext:value-type="float">
            <text:p>54992</text:p>
          </table:table-cell>
          <table:table-cell table:style-name="ce2" office:value-type="string" calcext:value-type="string">
            <text:p>Pont de Sully, quai Tournelle</text:p>
          </table:table-cell>
          <table:table-cell table:style-name="ce4" table:formula="of:=VLOOKUP([.B154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8021" calcext:value-type="float">
            <text:p>58021</text:p>
          </table:table-cell>
          <table:table-cell table:style-name="ce2" office:value-type="string" calcext:value-type="string">
            <text:p>Square Tino Rossi, quai Saint-Bernard</text:p>
          </table:table-cell>
          <table:table-cell table:style-name="ce4" table:formula="of:=VLOOKUP([.B155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1991" calcext:value-type="float">
            <text:p>61991</text:p>
          </table:table-cell>
          <table:table-cell table:style-name="ce2" office:value-type="string" calcext:value-type="string">
            <text:p>Boulevard Saint-Michel, boulevard Saint- Germain</text:p>
          </table:table-cell>
          <table:table-cell table:style-name="ce4" table:formula="of:=VLOOKUP([.B156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2140" calcext:value-type="float">
            <text:p>62140</text:p>
          </table:table-cell>
          <table:table-cell table:style-name="ce2" office:value-type="string" calcext:value-type="string">
            <text:p>Rue Chantier, rue des Fossés Saint-Bernard</text:p>
          </table:table-cell>
          <table:table-cell table:style-name="ce4" table:formula="of:=VLOOKUP([.B15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2185" calcext:value-type="float">
            <text:p>62185</text:p>
          </table:table-cell>
          <table:table-cell table:style-name="ce2" office:value-type="string" calcext:value-type="string">
            <text:p>Rue Saint-Jacques, rue Gay Lussac</text:p>
          </table:table-cell>
          <table:table-cell table:style-name="ce4" table:formula="of:=VLOOKUP([.B15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3441" calcext:value-type="float">
            <text:p>63441</text:p>
          </table:table-cell>
          <table:table-cell table:style-name="ce2" office:value-type="string" calcext:value-type="string">
            <text:p>81, boulevard de Port-Royal</text:p>
          </table:table-cell>
          <table:table-cell table:style-name="ce4" table:formula="of:=VLOOKUP([.B159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5348" calcext:value-type="float">
            <text:p>65348</text:p>
          </table:table-cell>
          <table:table-cell table:style-name="ce2" office:value-type="string" calcext:value-type="string">
            <text:p>Quai de Montebello, rue du Petit Pont</text:p>
          </table:table-cell>
          <table:table-cell table:style-name="ce4" table:formula="of:=VLOOKUP([.B160];[$DonneesPrefPolice.$A$1:$DonneesPrefPolice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5680" calcext:value-type="float">
            <text:p>65680</text:p>
          </table:table-cell>
          <table:table-cell table:style-name="ce2" office:value-type="string" calcext:value-type="string">
            <text:p>Place du Panthéon, rue d'Ulm, rue Clotaire</text:p>
          </table:table-cell>
          <table:table-cell table:style-name="ce4" table:formula="of:=VLOOKUP([.B16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7726" calcext:value-type="float">
            <text:p>67726</text:p>
          </table:table-cell>
          <table:table-cell table:style-name="ce2" office:value-type="string" calcext:value-type="string">
            <text:p>Place du Puits de L'Ermite, rue de Quatrefages</text:p>
          </table:table-cell>
          <table:table-cell table:style-name="ce4" table:formula="of:=VLOOKUP([.B16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9567" calcext:value-type="float">
            <text:p>69567</text:p>
          </table:table-cell>
          <table:table-cell table:style-name="ce2" office:value-type="string" calcext:value-type="string">
            <text:p>Place Saint-Michel, pont Saint-Michel</text:p>
          </table:table-cell>
          <table:table-cell table:style-name="ce4" table:formula="of:=VLOOKUP([.B163];[$DonneesPrefPolice.$A$1:$DonneesPrefPolice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3849" calcext:value-type="float">
            <text:p>73849</text:p>
          </table:table-cell>
          <table:table-cell table:style-name="ce2" office:value-type="string" calcext:value-type="string">
            <text:p>Rue Saint-Julien le Pauvre, rue Galande</text:p>
          </table:table-cell>
          <table:table-cell table:style-name="ce4" table:formula="of:=VLOOKUP([.B164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6722" calcext:value-type="float">
            <text:p>76722</text:p>
          </table:table-cell>
          <table:table-cell table:style-name="ce2" office:value-type="string" calcext:value-type="string">
            <text:p>Rue Monge, rue Larrey</text:p>
          </table:table-cell>
          <table:table-cell table:style-name="ce4" table:formula="of:=VLOOKUP([.B165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8605" calcext:value-type="float">
            <text:p>78605</text:p>
          </table:table-cell>
          <table:table-cell table:style-name="ce2" office:value-type="string" calcext:value-type="string">
            <text:p>Rue Jussieu, rue Cuvier</text:p>
          </table:table-cell>
          <table:table-cell table:style-name="ce4" table:formula="of:=VLOOKUP([.B16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9793" calcext:value-type="float">
            <text:p>79793</text:p>
          </table:table-cell>
          <table:table-cell table:style-name="ce2" office:value-type="string" calcext:value-type="string">
            <text:p>Rue Saint-Victor, rue de Pontoise</text:p>
          </table:table-cell>
          <table:table-cell table:style-name="ce4" table:formula="of:=VLOOKUP([.B16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01" calcext:value-type="float">
            <text:p>7001</text:p>
          </table:table-cell>
          <table:table-cell table:style-name="ce2" office:value-type="string" calcext:value-type="string">
            <text:p>Place de Fontenoy, Ecole Militaire</text:p>
          </table:table-cell>
          <table:table-cell table:style-name="ce4" table:formula="of:=VLOOKUP([.B168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02" calcext:value-type="float">
            <text:p>7002</text:p>
          </table:table-cell>
          <table:table-cell table:style-name="ce2" office:value-type="string" calcext:value-type="string">
            <text:p>Place de Fontenoy, rue d'Estrées</text:p>
          </table:table-cell>
          <table:table-cell table:style-name="ce4" table:formula="of:=VLOOKUP([.B169];[$DonneesPrefPolice.$A$1:$DonneesPrefPolice.$C$1334];3;0)" office:value-type="date" office:date-value="2017-01-03" calcext:value-type="date">
            <text:p>03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16" calcext:value-type="float">
            <text:p>7016</text:p>
          </table:table-cell>
          <table:table-cell table:style-name="ce2" office:value-type="string" calcext:value-type="string">
            <text:p>Rue de Varenne, rue Vaneau</text:p>
          </table:table-cell>
          <table:table-cell table:style-name="ce4" table:formula="of:=VLOOKUP([.B170];[$DonneesPrefPolice.$A$1:$DonneesPrefPolice.$C$1334];3;0)" office:value-type="date" office:date-value="2017-03-14" calcext:value-type="date">
            <text:p>14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string" calcext:value-type="string">
            <text:p>Rue Recamier, rue de Sèvres (côté pair)</text:p>
          </table:table-cell>
          <table:table-cell table:style-name="ce4" table:formula="of:=VLOOKUP([.B171];[$DonneesPrefPolice.$A$1:$DonneesPrefPolice.$C$1334];3;0)" office:value-type="date" office:date-value="2018-03-15" calcext:value-type="date">
            <text:p>15/03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string" calcext:value-type="string">
            <text:p>Quai d'Orsay, rue Robert Esnault Pelterie</text:p>
          </table:table-cell>
          <table:table-cell table:style-name="ce4" table:formula="of:=VLOOKUP([.B172];[$DonneesPrefPolice.$A$1:$DonneesPrefPolice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2" calcext:value-type="float">
            <text:p>7082</text:p>
          </table:table-cell>
          <table:table-cell table:style-name="ce2" office:value-type="string" calcext:value-type="string">
            <text:p>Avenue de la Bourdonnais, quai Branly côté impair</text:p>
          </table:table-cell>
          <table:table-cell table:style-name="ce4" table:formula="of:=VLOOKUP([.B173];[$DonneesPrefPolice.$A$1:$DonneesPrefPolice.$C$1334];3;0)" office:value-type="date" office:date-value="2017-10-02" calcext:value-type="date">
            <text:p>02/10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3" calcext:value-type="float">
            <text:p>7083</text:p>
          </table:table-cell>
          <table:table-cell table:style-name="ce2" office:value-type="string" calcext:value-type="string">
            <text:p>Avenue de la Motte-Picquet, Champ de Mars, Ecole Militaire</text:p>
          </table:table-cell>
          <table:table-cell table:style-name="ce4" table:formula="of:=VLOOKUP([.B174];[$DonneesPrefPolice.$A$1:$DonneesPrefPolice.$C$1334];3;0)" office:value-type="date" office:date-value="2018-08-23" calcext:value-type="date">
            <text:p>23/08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4" calcext:value-type="float">
            <text:p>7084</text:p>
          </table:table-cell>
          <table:table-cell table:style-name="ce2" office:value-type="string" calcext:value-type="string">
            <text:p>Rue de l'Université, avenue Franco-Russe</text:p>
          </table:table-cell>
          <table:table-cell table:style-name="ce4" table:formula="of:=VLOOKUP([.B175];[$DonneesPrefPolice.$A$1:$DonneesPrefPolice.$C$1334];3;0)" office:value-type="date" office:date-value="2017-09-11" calcext:value-type="date">
            <text:p>11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7" calcext:value-type="float">
            <text:p>7087</text:p>
          </table:table-cell>
          <table:table-cell table:style-name="ce2" office:value-type="string" calcext:value-type="string">
            <text:p>Rue de Grenelle, square de La Tour-Maubourg</text:p>
          </table:table-cell>
          <table:table-cell table:style-name="ce4" table:formula="of:=VLOOKUP([.B176];[$DonneesPrefPolice.$A$1:$DonneesPrefPolice.$C$1334];3;0)" office:value-type="date" office:date-value="2017-09-07" calcext:value-type="date">
            <text:p>07/09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9" calcext:value-type="float">
            <text:p>7089</text:p>
          </table:table-cell>
          <table:table-cell table:style-name="ce2" office:value-type="string" calcext:value-type="string">
            <text:p>Avenue Charles Risler, allée Pierre Loti</text:p>
          </table:table-cell>
          <table:table-cell table:style-name="ce4" table:formula="of:=VLOOKUP([.B177];[$DonneesPrefPolice.$A$1:$DonneesPrefPolice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string" calcext:value-type="string">
            <text:p>Avenue du Docteur Brouardel, alléeThomy Thierry</text:p>
          </table:table-cell>
          <table:table-cell table:style-name="ce4" table:formula="of:=VLOOKUP([.B178];[$DonneesPrefPolice.$A$1:$DonneesPrefPolice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1" calcext:value-type="float">
            <text:p>7091</text:p>
          </table:table-cell>
          <table:table-cell table:style-name="ce2" office:value-type="string" calcext:value-type="string">
            <text:p>Rue Champfleury, rue Charles Flocquet</text:p>
          </table:table-cell>
          <table:table-cell table:style-name="ce4" table:formula="of:=VLOOKUP([.B179];[$DonneesPrefPolice.$A$1:$DonneesPrefPolice.$C$1334];3;0)" office:value-type="date" office:date-value="2017-11-06" calcext:value-type="date">
            <text:p>06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2" calcext:value-type="float">
            <text:p>7092</text:p>
          </table:table-cell>
          <table:table-cell table:style-name="ce2" office:value-type="string" calcext:value-type="string">
            <text:p>Rue de Grenelle, rue des Saints-Pères</text:p>
          </table:table-cell>
          <table:table-cell table:style-name="ce4" table:formula="of:=VLOOKUP([.B180];[$DonneesPrefPolice.$A$1:$DonneesPrefPolice.$C$1334];3;0)" office:value-type="date" office:date-value="2018-09-19" calcext:value-type="date">
            <text:p>19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0583" calcext:value-type="float">
            <text:p>10583</text:p>
          </table:table-cell>
          <table:table-cell table:style-name="ce2" office:value-type="string" calcext:value-type="string">
            <text:p>Pilier Est de la Tour Eiffel</text:p>
          </table:table-cell>
          <table:table-cell table:style-name="ce4" table:formula="of:=VLOOKUP([.B181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1264" calcext:value-type="float">
            <text:p>11264</text:p>
          </table:table-cell>
          <table:table-cell table:style-name="ce2" office:value-type="string" calcext:value-type="string">
            <text:p>Avenue de Ségur, avenue de Suffren</text:p>
          </table:table-cell>
          <table:table-cell table:style-name="ce4" table:formula="of:=VLOOKUP([.B182];[$DonneesPrefPolice.$A$1:$DonneesPrefPolice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1361" calcext:value-type="float">
            <text:p>11361</text:p>
          </table:table-cell>
          <table:table-cell table:style-name="ce2" office:value-type="string" calcext:value-type="string">
            <text:p>Place Saint-Thomas d'Aquin, rue Saint-Thomas d'Aquin</text:p>
          </table:table-cell>
          <table:table-cell table:style-name="ce4" table:formula="of:=VLOOKUP([.B183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2509" calcext:value-type="float">
            <text:p>12509</text:p>
          </table:table-cell>
          <table:table-cell table:style-name="ce2" office:value-type="string" calcext:value-type="string">
            <text:p>Boulevard Saint-Germain, boulevard Raspail</text:p>
          </table:table-cell>
          <table:table-cell table:style-name="ce4" table:formula="of:=VLOOKUP([.B184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3455" calcext:value-type="float">
            <text:p>13455</text:p>
          </table:table-cell>
          <table:table-cell table:style-name="ce2" office:value-type="string" calcext:value-type="string">
            <text:p>Ecole Militaire, Champ de Mars</text:p>
          </table:table-cell>
          <table:table-cell table:style-name="ce4" table:formula="of:=VLOOKUP([.B185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4157" calcext:value-type="float">
            <text:p>14157</text:p>
          </table:table-cell>
          <table:table-cell table:style-name="ce2" office:value-type="string" calcext:value-type="string">
            <text:p>Rue Saint-Dominique, rue Cler</text:p>
          </table:table-cell>
          <table:table-cell table:style-name="ce4" table:formula="of:=VLOOKUP([.B186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7103" calcext:value-type="float">
            <text:p>17103</text:p>
          </table:table-cell>
          <table:table-cell table:style-name="ce2" office:value-type="string" calcext:value-type="string">
            <text:p>Quai Branly, avenue de Suffren</text:p>
          </table:table-cell>
          <table:table-cell table:style-name="ce4" table:formula="of:=VLOOKUP([.B187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7567" calcext:value-type="float">
            <text:p>17567</text:p>
          </table:table-cell>
          <table:table-cell table:style-name="ce2" office:value-type="string" calcext:value-type="string">
            <text:p>Avenue Saxe, avenue Breteuil (place de Breteuil)</text:p>
          </table:table-cell>
          <table:table-cell table:style-name="ce4" table:formula="of:=VLOOKUP([.B188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8769" calcext:value-type="float">
            <text:p>18769</text:p>
          </table:table-cell>
          <table:table-cell table:style-name="ce2" office:value-type="string" calcext:value-type="string">
            <text:p>Place André Tardieu</text:p>
          </table:table-cell>
          <table:table-cell table:style-name="ce4" table:formula="of:=VLOOKUP([.B189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9899" calcext:value-type="float">
            <text:p>19899</text:p>
          </table:table-cell>
          <table:table-cell table:style-name="ce2" office:value-type="string" calcext:value-type="string">
            <text:p>Pilier Ouest de la Tour Eiffel</text:p>
          </table:table-cell>
          <table:table-cell table:style-name="ce4" table:formula="of:=VLOOKUP([.B19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0276" calcext:value-type="float">
            <text:p>20276</text:p>
          </table:table-cell>
          <table:table-cell table:style-name="ce2" office:value-type="string" calcext:value-type="string">
            <text:p>Rue Duroc, boulevard des Invalides</text:p>
          </table:table-cell>
          <table:table-cell table:style-name="ce4" table:formula="of:=VLOOKUP([.B19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1909" calcext:value-type="float">
            <text:p>21909</text:p>
          </table:table-cell>
          <table:table-cell table:style-name="ce2" office:value-type="string" calcext:value-type="string">
            <text:p>Boulevard de la Tour Maubourg, rue de l'Université</text:p>
          </table:table-cell>
          <table:table-cell table:style-name="ce4" table:formula="of:=VLOOKUP([.B192];[$DonneesPrefPolice.$A$1:$DonneesPrefPolice.$C$1334];3;0)" office:value-type="date" office:date-value="2013-06-14" calcext:value-type="date">
            <text:p>14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string" calcext:value-type="string">
            <text:p>Rue de Babylone, rue Barbet de Jouy</text:p>
          </table:table-cell>
          <table:table-cell table:style-name="ce4" table:formula="of:=VLOOKUP([.B193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3371" calcext:value-type="float">
            <text:p>23371</text:p>
          </table:table-cell>
          <table:table-cell table:style-name="ce2" office:value-type="string" calcext:value-type="string">
            <text:p>Port de Solférino, niveau Musée de la Légion d'Honneur — Seine</text:p>
          </table:table-cell>
          <table:table-cell table:style-name="ce4" table:formula="of:=VLOOKUP([.B194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8398" calcext:value-type="float">
            <text:p>28398</text:p>
          </table:table-cell>
          <table:table-cell table:style-name="ce2" office:value-type="string" calcext:value-type="string">
            <text:p>Boulevard de la Tour Maubourg, avenue de Tourville</text:p>
          </table:table-cell>
          <table:table-cell table:style-name="ce4" table:formula="of:=VLOOKUP([.B19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9075" calcext:value-type="float">
            <text:p>29075</text:p>
          </table:table-cell>
          <table:table-cell table:style-name="ce2" office:value-type="string" calcext:value-type="string">
            <text:p>Port des Invalides, aval du pont Alexandre III — Seine</text:p>
          </table:table-cell>
          <table:table-cell table:style-name="ce4" table:formula="of:=VLOOKUP([.B196];[$DonneesPrefPolice.$A$1:$DonneesPrefPolice.$C$1334];3;0)" office:value-type="date" office:date-value="2013-12-13" calcext:value-type="date">
            <text:p>13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9504" calcext:value-type="float">
            <text:p>29504</text:p>
          </table:table-cell>
          <table:table-cell table:style-name="ce2" office:value-type="string" calcext:value-type="string">
            <text:p>Boulevard Saint-Germain, rue de Bellechasse</text:p>
          </table:table-cell>
          <table:table-cell table:style-name="ce4" table:formula="of:=VLOOKUP([.B197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0736" calcext:value-type="float">
            <text:p>30736</text:p>
          </table:table-cell>
          <table:table-cell table:style-name="ce2" office:value-type="string" calcext:value-type="string">
            <text:p>Rue de Sèvres, rue du Bac</text:p>
          </table:table-cell>
          <table:table-cell table:style-name="ce4" table:formula="of:=VLOOKUP([.B198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1779" calcext:value-type="float">
            <text:p>31779</text:p>
          </table:table-cell>
          <table:table-cell table:style-name="ce2" office:value-type="string" calcext:value-type="string">
            <text:p>Rue de Grenelle, rue de Bellechasse</text:p>
          </table:table-cell>
          <table:table-cell table:style-name="ce4" table:formula="of:=VLOOKUP([.B199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3167" calcext:value-type="float">
            <text:p>33167</text:p>
          </table:table-cell>
          <table:table-cell table:style-name="ce2" office:value-type="string" calcext:value-type="string">
            <text:p>Rue des Saints-Pères, rue de Lille</text:p>
          </table:table-cell>
          <table:table-cell table:style-name="ce4" table:formula="of:=VLOOKUP([.B200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3282" calcext:value-type="float">
            <text:p>33282</text:p>
          </table:table-cell>
          <table:table-cell table:style-name="ce2" office:value-type="string" calcext:value-type="string">
            <text:p>Avenue du Maréchal Galliéni, rue de l'Université</text:p>
          </table:table-cell>
          <table:table-cell table:style-name="ce4" table:formula="of:=VLOOKUP([.B201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4479" calcext:value-type="float">
            <text:p>34479</text:p>
          </table:table-cell>
          <table:table-cell table:style-name="ce2" office:value-type="string" calcext:value-type="string">
            <text:p>Avenue du Général Détrié, avenue Charles Floquet</text:p>
          </table:table-cell>
          <table:table-cell table:style-name="ce4" table:formula="of:=VLOOKUP([.B202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6804" calcext:value-type="float">
            <text:p>36804</text:p>
          </table:table-cell>
          <table:table-cell table:style-name="ce2" office:value-type="string" calcext:value-type="string">
            <text:p>Place Jacques Rueff</text:p>
          </table:table-cell>
          <table:table-cell table:style-name="ce4" table:formula="of:=VLOOKUP([.B203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7705" calcext:value-type="float">
            <text:p>37705</text:p>
          </table:table-cell>
          <table:table-cell table:style-name="ce2" office:value-type="string" calcext:value-type="string">
            <text:p>23, rue de Babylone</text:p>
          </table:table-cell>
          <table:table-cell table:style-name="ce4" table:formula="of:=VLOOKUP([.B204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8775" calcext:value-type="float">
            <text:p>38775</text:p>
          </table:table-cell>
          <table:table-cell table:style-name="ce2" office:value-type="string" calcext:value-type="string">
            <text:p>Place de la Résistance</text:p>
          </table:table-cell>
          <table:table-cell table:style-name="ce4" table:formula="of:=VLOOKUP([.B20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8933" calcext:value-type="float">
            <text:p>38933</text:p>
          </table:table-cell>
          <table:table-cell table:style-name="ce2" office:value-type="string" calcext:value-type="string">
            <text:p>Rue Lille, rue de Bellechasse</text:p>
          </table:table-cell>
          <table:table-cell table:style-name="ce4" table:formula="of:=VLOOKUP([.B20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480" calcext:value-type="float">
            <text:p>39480</text:p>
          </table:table-cell>
          <table:table-cell table:style-name="ce2" office:value-type="string" calcext:value-type="string">
            <text:p>Boulevard Raspail, rue de Varenne</text:p>
          </table:table-cell>
          <table:table-cell table:style-name="ce4" table:formula="of:=VLOOKUP([.B207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764" calcext:value-type="float">
            <text:p>39764</text:p>
          </table:table-cell>
          <table:table-cell table:style-name="ce2" office:value-type="string" calcext:value-type="string">
            <text:p>Avenue de la Motte Picquet, boulevard de la Tour Maubourg</text:p>
          </table:table-cell>
          <table:table-cell table:style-name="ce4" table:formula="of:=VLOOKUP([.B208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930" calcext:value-type="float">
            <text:p>39930</text:p>
          </table:table-cell>
          <table:table-cell table:style-name="ce2" office:value-type="string" calcext:value-type="string">
            <text:p>Rue Jacob, rue des Saints-Pères</text:p>
          </table:table-cell>
          <table:table-cell table:style-name="ce4" table:formula="of:=VLOOKUP([.B20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992" calcext:value-type="float">
            <text:p>39992</text:p>
          </table:table-cell>
          <table:table-cell table:style-name="ce2" office:value-type="string" calcext:value-type="string">
            <text:p>Quai Branly, pont d'Iéna</text:p>
          </table:table-cell>
          <table:table-cell table:style-name="ce4" table:formula="of:=VLOOKUP([.B210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46990" calcext:value-type="float">
            <text:p>46990</text:p>
          </table:table-cell>
          <table:table-cell table:style-name="ce2" office:value-type="string" calcext:value-type="string">
            <text:p>Pont Alexandre III, quai Anatole France</text:p>
          </table:table-cell>
          <table:table-cell table:style-name="ce4" table:formula="of:=VLOOKUP([.B21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49553" calcext:value-type="float">
            <text:p>49553</text:p>
          </table:table-cell>
          <table:table-cell table:style-name="ce2" office:value-type="string" calcext:value-type="string">
            <text:p>Pilier Nord de la Tour Eiffel</text:p>
          </table:table-cell>
          <table:table-cell table:style-name="ce4" table:formula="of:=VLOOKUP([.B21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1211" calcext:value-type="float">
            <text:p>51211</text:p>
          </table:table-cell>
          <table:table-cell table:style-name="ce2" office:value-type="string" calcext:value-type="string">
            <text:p>Boulevard Raspail, rue de Varenne</text:p>
          </table:table-cell>
          <table:table-cell table:style-name="ce4" table:formula="of:=VLOOKUP([.B213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2217" calcext:value-type="float">
            <text:p>52217</text:p>
          </table:table-cell>
          <table:table-cell table:style-name="ce2" office:value-type="string" calcext:value-type="string">
            <text:p>Avenue de Suffren, avenue Joseph Bouvard</text:p>
          </table:table-cell>
          <table:table-cell table:style-name="ce4" table:formula="of:=VLOOKUP([.B21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2733" calcext:value-type="float">
            <text:p>52733</text:p>
          </table:table-cell>
          <table:table-cell table:style-name="ce2" office:value-type="string" calcext:value-type="string">
            <text:p>Assemblée Nationale</text:p>
          </table:table-cell>
          <table:table-cell table:style-name="ce4" table:formula="of:=VLOOKUP([.B215];[$DonneesPrefPolice.$A$1:$DonneesPrefPolice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3718" calcext:value-type="float">
            <text:p>53718</text:p>
          </table:table-cell>
          <table:table-cell table:style-name="ce2" office:value-type="string" calcext:value-type="string">
            <text:p>Place du Général Gouraud</text:p>
          </table:table-cell>
          <table:table-cell table:style-name="ce4" table:formula="of:=VLOOKUP([.B216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2" calcext:value-type="float">
            <text:p>8002</text:p>
          </table:table-cell>
          <table:table-cell table:style-name="ce2" office:value-type="string" calcext:value-type="string">
            <text:p>Avenue Montaigne contre-allée Sud, rond-point des Champs-Elysées</text:p>
          </table:table-cell>
          <table:table-cell table:style-name="ce4" table:formula="of:=VLOOKUP([.B217];[$DonneesPrefPolice.$A$1:$DonneesPrefPolice.$C$1334];3;0)" office:value-type="date" office:date-value="2017-11-22" calcext:value-type="date">
            <text:p>22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3" calcext:value-type="float">
            <text:p>8003</text:p>
          </table:table-cell>
          <table:table-cell table:style-name="ce2" office:value-type="string" calcext:value-type="string">
            <text:p>Avenue Montaigne contre-allée Nord, rond-point des Champs-Elysées</text:p>
          </table:table-cell>
          <table:table-cell table:style-name="ce4" table:formula="of:=VLOOKUP([.B218];[$DonneesPrefPolice.$A$1:$DonneesPrefPolice.$C$1334];3;0)" office:value-type="date" office:date-value="2018-01-18" calcext:value-type="date">
            <text:p>18/0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string" calcext:value-type="string">
            <text:p>29, rue du Faubourg Saint-Honoré</text:p>
          </table:table-cell>
          <table:table-cell table:style-name="ce4" table:formula="of:=VLOOKUP([.B219];[$DonneesPrefPolice.$A$1:$DonneesPrefPolice.$C$1334];3;0)" office:value-type="date" office:date-value="2017-04-21" calcext:value-type="date">
            <text:p>21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9" calcext:value-type="float">
            <text:p>8009</text:p>
          </table:table-cell>
          <table:table-cell table:style-name="ce2" office:value-type="string" calcext:value-type="string">
            <text:p>Avenue des Champs-Elysées, avenue de Marigny</text:p>
          </table:table-cell>
          <table:table-cell table:style-name="ce4" table:formula="of:=VLOOKUP([.B220];[$DonneesPrefPolice.$A$1:$DonneesPrefPolice.$C$1334];3;0)" office:value-type="date" office:date-value="2018-10-31" calcext:value-type="date">
            <text:p>31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21" calcext:value-type="float">
            <text:p>8021</text:p>
          </table:table-cell>
          <table:table-cell table:style-name="ce2" office:value-type="string" calcext:value-type="string">
            <text:p><text:s/>Avenue George V, rue de la Tremoille</text:p>
          </table:table-cell>
          <table:table-cell table:style-name="ce4" table:formula="of:=VLOOKUP([.B221];[$DonneesPrefPolice.$A$1:$DonneesPrefPolice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28" calcext:value-type="float">
            <text:p>8028</text:p>
          </table:table-cell>
          <table:table-cell table:style-name="ce2" office:value-type="string" calcext:value-type="string">
            <text:p>Place Rio de Janeiro — rue de Lisbonne, rue de Monceau</text:p>
          </table:table-cell>
          <table:table-cell table:style-name="ce4" table:formula="of:=VLOOKUP([.B222];[$DonneesPrefPolice.$A$1:$DonneesPrefPolice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71" calcext:value-type="float">
            <text:p>8071</text:p>
          </table:table-cell>
          <table:table-cell table:style-name="ce2" office:value-type="string" calcext:value-type="string">
            <text:p>Avenue Matignon, rue de Ponthieu</text:p>
          </table:table-cell>
          <table:table-cell table:style-name="ce4" table:formula="of:=VLOOKUP([.B223];[$DonneesPrefPolice.$A$1:$DonneesPrefPolice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96" calcext:value-type="float">
            <text:p>8096</text:p>
          </table:table-cell>
          <table:table-cell table:style-name="ce2" office:value-type="string" calcext:value-type="string">
            <text:p>Place de la Concorde, avenue Gabriel</text:p>
          </table:table-cell>
          <table:table-cell table:style-name="ce4" table:formula="of:=VLOOKUP([.B224];[$DonneesPrefPolice.$A$1:$DonneesPrefPolice.$C$1334];3;0)" office:value-type="date" office:date-value="2018-07-13" calcext:value-type="date">
            <text:p>13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2" calcext:value-type="float">
            <text:p>8102</text:p>
          </table:table-cell>
          <table:table-cell table:style-name="ce2" office:value-type="string" calcext:value-type="string">
            <text:p>Rue Rocher, rue de Laborde, rue Joseph Sansbœuf</text:p>
          </table:table-cell>
          <table:table-cell table:style-name="ce4" table:formula="of:=VLOOKUP([.B225];[$DonneesPrefPolice.$A$1:$DonneesPrefPolice.$C$1334];3;0)" office:value-type="date" office:date-value="2018-09-06" calcext:value-type="date">
            <text:p>06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string" calcext:value-type="string">
            <text:p>Rue de La Boëtie, rue de Miromesnil</text:p>
          </table:table-cell>
          <table:table-cell table:style-name="ce4" table:formula="of:=VLOOKUP([.B226];[$DonneesPrefPolice.$A$1:$DonneesPrefPolice.$C$1334];3;0)" office:value-type="date" office:date-value="2017-03-03" calcext:value-type="date">
            <text:p>0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6" calcext:value-type="float">
            <text:p>8106</text:p>
          </table:table-cell>
          <table:table-cell table:style-name="ce2" office:value-type="string" calcext:value-type="string">
            <text:p><text:s/>Rue du Faubourg Saint-Honoré, rue Jean Mermoz, rue du Colisée</text:p>
          </table:table-cell>
          <table:table-cell table:style-name="ce4" table:formula="of:=VLOOKUP([.B227];[$DonneesPrefPolice.$A$1:$DonneesPrefPolice.$C$1334];3;0)" office:value-type="date" office:date-value="2018-02-21" calcext:value-type="date">
            <text:p>21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7" calcext:value-type="float">
            <text:p>8107</text:p>
          </table:table-cell>
          <table:table-cell table:style-name="ce2" office:value-type="string" calcext:value-type="string">
            <text:p>Rue du Faubourg Saint-Honoré, avenue Matignon</text:p>
          </table:table-cell>
          <table:table-cell table:style-name="ce4" table:formula="of:=VLOOKUP([.B228];[$DonneesPrefPolice.$A$1:$DonneesPrefPolice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2" calcext:value-type="float">
            <text:p>8112</text:p>
          </table:table-cell>
          <table:table-cell table:style-name="ce2" office:value-type="string" calcext:value-type="string">
            <text:p>Avenue des Champs-Elysées, rue la Boéti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4" calcext:value-type="float">
            <text:p>8114</text:p>
          </table:table-cell>
          <table:table-cell table:style-name="ce2" office:value-type="string" calcext:value-type="string">
            <text:p>Avenue George V, rue François 1er</text:p>
          </table:table-cell>
          <table:table-cell table:style-name="ce4" table:formula="of:=VLOOKUP([.B230];[$DonneesPrefPolice.$A$1:$DonneesPrefPolice.$C$1334];3;0)" office:value-type="date" office:date-value="2017-11-09" calcext:value-type="date">
            <text:p>09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5" calcext:value-type="float">
            <text:p>8115</text:p>
          </table:table-cell>
          <table:table-cell table:style-name="ce2" office:value-type="string" calcext:value-type="string">
            <text:p>Avenue George V, rue Pierre 1er de Serbie</text:p>
          </table:table-cell>
          <table:table-cell table:style-name="ce4" table:formula="of:=VLOOKUP([.B231];[$DonneesPrefPolice.$A$1:$DonneesPrefPolice.$C$1334];3;0)" office:value-type="date" office:date-value="2017-01-20" calcext:value-type="date">
            <text:p>20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8" calcext:value-type="float">
            <text:p>8118</text:p>
          </table:table-cell>
          <table:table-cell table:style-name="ce2" office:value-type="string" calcext:value-type="string">
            <text:p>Rue Marbeuf, avenue George V</text:p>
          </table:table-cell>
          <table:table-cell table:style-name="ce4" table:formula="of:=VLOOKUP([.B232];[$DonneesPrefPolice.$A$1:$DonneesPrefPolice.$C$1334];3;0)" office:value-type="date" office:date-value="2016-10-07" calcext:value-type="date">
            <text:p>07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9" calcext:value-type="float">
            <text:p>8119</text:p>
          </table:table-cell>
          <table:table-cell table:style-name="ce2" office:value-type="string" calcext:value-type="string">
            <text:p>Rue François 1er, rue Marbeuf</text:p>
          </table:table-cell>
          <table:table-cell table:style-name="ce4" table:formula="of:=VLOOKUP([.B233];[$DonneesPrefPolice.$A$1:$DonneesPrefPolice.$C$1334];3;0)" office:value-type="date" office:date-value="2018-11-13" calcext:value-type="date">
            <text:p>13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2" calcext:value-type="float">
            <text:p>8122</text:p>
          </table:table-cell>
          <table:table-cell table:style-name="ce2" office:value-type="string" calcext:value-type="string">
            <text:p>Avenue Montaigne, rue du Boccador</text:p>
          </table:table-cell>
          <table:table-cell table:style-name="ce4" table:formula="of:=VLOOKUP([.B234];[$DonneesPrefPolice.$A$1:$DonneesPrefPolice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3" calcext:value-type="float">
            <text:p>8123</text:p>
          </table:table-cell>
          <table:table-cell table:style-name="ce2" office:value-type="string" calcext:value-type="string">
            <text:p>Rue Jean Goujon, rue François 1er</text:p>
          </table:table-cell>
          <table:table-cell table:style-name="ce4" table:formula="of:=VLOOKUP([.B235];[$DonneesPrefPolice.$A$1:$DonneesPrefPolice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6" calcext:value-type="float">
            <text:p>8126</text:p>
          </table:table-cell>
          <table:table-cell table:style-name="ce2" office:value-type="string" calcext:value-type="string">
            <text:p>Rue Laure Diebold, rue Louis de Funè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7" calcext:value-type="float">
            <text:p>8127</text:p>
          </table:table-cell>
          <table:table-cell table:style-name="ce2" office:value-type="string" calcext:value-type="string">
            <text:p>Avenue du Faubourg Saint-Honoré, rue Laure Diebold</text:p>
          </table:table-cell>
          <table:table-cell table:style-name="ce4" table:formula="of:=VLOOKUP([.B237];[$DonneesPrefPolice.$A$1:$DonneesPrefPolice.$C$1334];3;0)" office:value-type="date" office:date-value="2017-12-19" calcext:value-type="date">
            <text:p>19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8" calcext:value-type="float">
            <text:p>8128</text:p>
          </table:table-cell>
          <table:table-cell table:style-name="ce2" office:value-type="string" calcext:value-type="string">
            <text:p>Rue du Rocher, rue de Monceau</text:p>
          </table:table-cell>
          <table:table-cell table:style-name="ce4" table:formula="of:=VLOOKUP([.B238];[$DonneesPrefPolice.$A$1:$DonneesPrefPolice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9" calcext:value-type="float">
            <text:p>8129</text:p>
          </table:table-cell>
          <table:table-cell table:style-name="ce2" office:value-type="string" calcext:value-type="string">
            <text:p>Avenue Montaigne Nord, rue François 1er</text:p>
          </table:table-cell>
          <table:table-cell table:style-name="ce4" table:formula="of:=VLOOKUP([.B239];[$DonneesPrefPolice.$A$1:$DonneesPrefPolice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0" calcext:value-type="float">
            <text:p>8130</text:p>
          </table:table-cell>
          <table:table-cell table:style-name="ce2" office:value-type="string" calcext:value-type="string">
            <text:p>Avenue Montaigne Sud, rue François 1er</text:p>
          </table:table-cell>
          <table:table-cell table:style-name="ce4" table:formula="of:=VLOOKUP([.B240];[$DonneesPrefPolice.$A$1:$DonneesPrefPolice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1" calcext:value-type="float">
            <text:p>8131</text:p>
          </table:table-cell>
          <table:table-cell table:style-name="ce2" office:value-type="string" calcext:value-type="string">
            <text:p>49, avenue Montaigne</text:p>
          </table:table-cell>
          <table:table-cell table:style-name="ce4" table:formula="of:=VLOOKUP([.B241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3" calcext:value-type="float">
            <text:p>8133</text:p>
          </table:table-cell>
          <table:table-cell table:style-name="ce2" office:value-type="string" calcext:value-type="string">
            <text:p>Avenue Montaigne, rue Bayard</text:p>
          </table:table-cell>
          <table:table-cell table:style-name="ce4" table:formula="of:=VLOOKUP([.B242];[$DonneesPrefPolice.$A$1:$DonneesPrefPolice.$C$1334];3;0)" office:value-type="date" office:date-value="2018-10-01" calcext:value-type="date">
            <text:p>01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4" calcext:value-type="float">
            <text:p>8134</text:p>
          </table:table-cell>
          <table:table-cell table:style-name="ce2" office:value-type="string" calcext:value-type="string">
            <text:p>Avenue Montaigne, rue Clément Marot</text:p>
          </table:table-cell>
          <table:table-cell table:style-name="ce4" table:formula="of:=VLOOKUP([.B243];[$DonneesPrefPolice.$A$1:$DonneesPrefPolice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5" calcext:value-type="float">
            <text:p>8135</text:p>
          </table:table-cell>
          <table:table-cell table:style-name="ce2" office:value-type="string" calcext:value-type="string">
            <text:p>22, avenue Montaigne</text:p>
          </table:table-cell>
          <table:table-cell table:style-name="ce4" table:formula="of:=VLOOKUP([.B244];[$DonneesPrefPolice.$A$1:$DonneesPrefPolice.$C$1334];3;0)" office:value-type="date" office:date-value="2017-12-06" calcext:value-type="date">
            <text:p>0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7" calcext:value-type="float">
            <text:p>8137</text:p>
          </table:table-cell>
          <table:table-cell table:style-name="ce2" office:value-type="string" calcext:value-type="string">
            <text:p>1, avenue Montaigne</text:p>
          </table:table-cell>
          <table:table-cell table:style-name="ce4" table:formula="of:=VLOOKUP([.B245];[$DonneesPrefPolice.$A$1:$DonneesPrefPolice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8" calcext:value-type="float">
            <text:p>8138</text:p>
          </table:table-cell>
          <table:table-cell table:style-name="ce2" office:value-type="string" calcext:value-type="string">
            <text:p>Avenue Montaigne, place de la Reine Astrid</text:p>
          </table:table-cell>
          <table:table-cell table:style-name="ce4" table:formula="of:=VLOOKUP([.B246];[$DonneesPrefPolice.$A$1:$DonneesPrefPolice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075" calcext:value-type="float">
            <text:p>14075</text:p>
          </table:table-cell>
          <table:table-cell table:style-name="ce2" office:value-type="string" calcext:value-type="string">
            <text:p>35, avenue de Wagram</text:p>
          </table:table-cell>
          <table:table-cell table:style-name="ce4" table:formula="of:=VLOOKUP([.B247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362" calcext:value-type="float">
            <text:p>14362</text:p>
          </table:table-cell>
          <table:table-cell table:style-name="ce2" office:value-type="string" calcext:value-type="string">
            <text:p>Obélisque, place de la Concorde</text:p>
          </table:table-cell>
          <table:table-cell table:style-name="ce4" table:formula="of:=VLOOKUP([.B248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374" calcext:value-type="float">
            <text:p>14374</text:p>
          </table:table-cell>
          <table:table-cell table:style-name="ce2" office:value-type="string" calcext:value-type="string">
            <text:p>Avenue Churchill (face Grand Palais), Cours de la Reine</text:p>
          </table:table-cell>
          <table:table-cell table:style-name="ce4" table:formula="of:=VLOOKUP([.B249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6526" calcext:value-type="float">
            <text:p>16526</text:p>
          </table:table-cell>
          <table:table-cell table:style-name="ce2" office:value-type="string" calcext:value-type="string">
            <text:p>Avenue Franklin Roosevelt, Cours de la Reine</text:p>
          </table:table-cell>
          <table:table-cell table:style-name="ce4" table:formula="of:=VLOOKUP([.B250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8514" calcext:value-type="float">
            <text:p>18514</text:p>
          </table:table-cell>
          <table:table-cell table:style-name="ce2" office:value-type="string" calcext:value-type="string">
            <text:p>Boulevard des Batignolles, rue de Rome</text:p>
          </table:table-cell>
          <table:table-cell table:style-name="ce4" table:formula="of:=VLOOKUP([.B25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9898" calcext:value-type="float">
            <text:p>19898</text:p>
          </table:table-cell>
          <table:table-cell table:style-name="ce2" office:value-type="string" calcext:value-type="string">
            <text:p>Place de Dublin, rue de Saint-Petersbourg</text:p>
          </table:table-cell>
          <table:table-cell table:style-name="ce4" table:formula="of:=VLOOKUP([.B25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103" calcext:value-type="float">
            <text:p>20103</text:p>
          </table:table-cell>
          <table:table-cell table:style-name="ce2" office:value-type="string" calcext:value-type="string">
            <text:p>Place des Ternes, avenue de Wagram</text:p>
          </table:table-cell>
          <table:table-cell table:style-name="ce4" table:formula="of:=VLOOKUP([.B253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308" calcext:value-type="float">
            <text:p>20308</text:p>
          </table:table-cell>
          <table:table-cell table:style-name="ce2" office:value-type="string" calcext:value-type="string">
            <text:p>Rue de Berry, rue de Ponthieu</text:p>
          </table:table-cell>
          <table:table-cell table:style-name="ce4" table:formula="of:=VLOOKUP([.B254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956" calcext:value-type="float">
            <text:p>20956</text:p>
          </table:table-cell>
          <table:table-cell table:style-name="ce2" office:value-type="string" calcext:value-type="string">
            <text:p>Boulevard Haussmann, avenue de Messine</text:p>
          </table:table-cell>
          <table:table-cell table:style-name="ce4" table:formula="of:=VLOOKUP([.B255];[$DonneesPrefPolice.$A$1:$DonneesPrefPolice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1989" calcext:value-type="float">
            <text:p>21989</text:p>
          </table:table-cell>
          <table:table-cell table:style-name="ce2" office:value-type="string" calcext:value-type="string">
            <text:p>Rue du Général Foy, rue de Naples</text:p>
          </table:table-cell>
          <table:table-cell table:style-name="ce4" table:formula="of:=VLOOKUP([.B25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2916" calcext:value-type="float">
            <text:p>22916</text:p>
          </table:table-cell>
          <table:table-cell table:style-name="ce2" office:value-type="string" calcext:value-type="string">
            <text:p>Avenue Van Dyck</text:p>
          </table:table-cell>
          <table:table-cell table:style-name="ce4" table:formula="of:=VLOOKUP([.B25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4626" calcext:value-type="float">
            <text:p>24626</text:p>
          </table:table-cell>
          <table:table-cell table:style-name="ce2" office:value-type="string" calcext:value-type="string">
            <text:p>Avenue des Champs-Elysées, rue de Berr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6821" calcext:value-type="float">
            <text:p>26821</text:p>
          </table:table-cell>
          <table:table-cell table:style-name="ce2" office:value-type="string" calcext:value-type="string">
            <text:p>Arc de Triomphe, avenue de Friedland</text:p>
          </table:table-cell>
          <table:table-cell table:style-name="ce4" table:formula="of:=VLOOKUP([.B259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7113" calcext:value-type="float">
            <text:p>27113</text:p>
          </table:table-cell>
          <table:table-cell table:style-name="ce2" office:value-type="string" calcext:value-type="string">
            <text:p>Avenue de Friedland, rue de Balzac</text:p>
          </table:table-cell>
          <table:table-cell table:style-name="ce4" table:formula="of:=VLOOKUP([.B260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1281" calcext:value-type="float">
            <text:p>31281</text:p>
          </table:table-cell>
          <table:table-cell table:style-name="ce2" office:value-type="string" calcext:value-type="string">
            <text:p>Rond-point des Champs-Elysées, avenue Matignon</text:p>
          </table:table-cell>
          <table:table-cell table:style-name="ce4" table:formula="of:=VLOOKUP([.B26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1609" calcext:value-type="float">
            <text:p>31609</text:p>
          </table:table-cell>
          <table:table-cell table:style-name="ce2" office:value-type="string" calcext:value-type="string">
            <text:p>Boulevard Malesherbes, rue de Mirosmenil</text:p>
          </table:table-cell>
          <table:table-cell table:style-name="ce4" table:formula="of:=VLOOKUP([.B26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3371" calcext:value-type="float">
            <text:p>33371</text:p>
          </table:table-cell>
          <table:table-cell table:style-name="ce2" office:value-type="string" calcext:value-type="string">
            <text:p>Place de l'Alma</text:p>
          </table:table-cell>
          <table:table-cell table:style-name="ce4" table:formula="of:=VLOOKUP([.B263];[$DonneesPrefPolice.$A$1:$DonneesPrefPolice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3613" calcext:value-type="float">
            <text:p>33613</text:p>
          </table:table-cell>
          <table:table-cell table:style-name="ce2" office:value-type="string" calcext:value-type="string">
            <text:p>Avenue des Champs Elysées, rue Galilée</text:p>
          </table:table-cell>
          <table:table-cell table:style-name="ce4" table:formula="of:=VLOOKUP([.B264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7958" calcext:value-type="float">
            <text:p>37958</text:p>
          </table:table-cell>
          <table:table-cell table:style-name="ce2" office:value-type="string" calcext:value-type="string">
            <text:p>Rue Royale, rue Saint-Honoré</text:p>
          </table:table-cell>
          <table:table-cell table:style-name="ce4" table:formula="of:=VLOOKUP([.B265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0317" calcext:value-type="float">
            <text:p>90317</text:p>
          </table:table-cell>
          <table:table-cell table:style-name="ce2" office:value-type="string" calcext:value-type="string">
            <text:p>Rue de Ponthieu, avenue Franklin Roosevelt</text:p>
          </table:table-cell>
          <table:table-cell table:style-name="ce4" table:formula="of:=VLOOKUP([.B266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1357" calcext:value-type="float">
            <text:p>91357</text:p>
          </table:table-cell>
          <table:table-cell table:style-name="ce2" office:value-type="string" calcext:value-type="string">
            <text:p>Place de la Madeleine, rue Tronchet</text:p>
          </table:table-cell>
          <table:table-cell table:style-name="ce4" table:formula="of:=VLOOKUP([.B267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4149" calcext:value-type="float">
            <text:p>94149</text:p>
          </table:table-cell>
          <table:table-cell table:style-name="ce2" office:value-type="string" calcext:value-type="string">
            <text:p>Place de la Concorde, avenue Gabriel</text:p>
          </table:table-cell>
          <table:table-cell table:style-name="ce4" table:formula="of:=VLOOKUP([.B268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6044" calcext:value-type="float">
            <text:p>96044</text:p>
          </table:table-cell>
          <table:table-cell table:style-name="ce2" office:value-type="string" calcext:value-type="string">
            <text:p>Avenue des Champs-Elysées, rue de Balzac</text:p>
          </table:table-cell>
          <table:table-cell table:style-name="ce4" table:formula="of:=VLOOKUP([.B26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6909" calcext:value-type="float">
            <text:p>96909</text:p>
          </table:table-cell>
          <table:table-cell table:style-name="ce2" office:value-type="string" calcext:value-type="string">
            <text:p>Rue de Tilsitt, avenue des Champs-Elysées</text:p>
          </table:table-cell>
          <table:table-cell table:style-name="ce4" table:formula="of:=VLOOKUP([.B270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325" calcext:value-type="float">
            <text:p>97325</text:p>
          </table:table-cell>
          <table:table-cell table:style-name="ce2" office:value-type="string" calcext:value-type="string">
            <text:p>Place Charles de Gaulle — Terrasse immeuble Publicis</text:p>
          </table:table-cell>
          <table:table-cell table:style-name="ce4" table:formula="of:=VLOOKUP([.B271];[$DonneesPrefPolice.$A$1:$DonneesPrefPolice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400" calcext:value-type="float">
            <text:p>97400</text:p>
          </table:table-cell>
          <table:table-cell table:style-name="ce2" office:value-type="string" calcext:value-type="string">
            <text:p>Avenue Wagram, rue de Tilsitt</text:p>
          </table:table-cell>
          <table:table-cell table:style-name="ce4" table:formula="of:=VLOOKUP([.B272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502" calcext:value-type="float">
            <text:p>97502</text:p>
          </table:table-cell>
          <table:table-cell table:style-name="ce2" office:value-type="string" calcext:value-type="string">
            <text:p>Cours de la Reine, avenue Winston Churchill</text:p>
          </table:table-cell>
          <table:table-cell table:style-name="ce4" table:formula="of:=VLOOKUP([.B273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602" calcext:value-type="float">
            <text:p>97602</text:p>
          </table:table-cell>
          <table:table-cell table:style-name="ce2" office:value-type="string" calcext:value-type="string">
            <text:p>Obélisque, place de la Concorde</text:p>
          </table:table-cell>
          <table:table-cell table:style-name="ce4" table:formula="of:=VLOOKUP([.B274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8601" calcext:value-type="float">
            <text:p>98601</text:p>
          </table:table-cell>
          <table:table-cell table:style-name="ce2" office:value-type="string" calcext:value-type="string">
            <text:p>Boulevard Haussmann, rue du Havre</text:p>
          </table:table-cell>
          <table:table-cell table:style-name="ce4" table:formula="of:=VLOOKUP([.B275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9944" calcext:value-type="float">
            <text:p>99944</text:p>
          </table:table-cell>
          <table:table-cell table:style-name="ce2" office:value-type="string" calcext:value-type="string">
            <text:p>Rue la Boétie, rue du Faubourg Saint-Honoré</text:p>
          </table:table-cell>
          <table:table-cell table:style-name="ce4" table:formula="of:=VLOOKUP([.B276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27" calcext:value-type="float">
            <text:p>9027</text:p>
          </table:table-cell>
          <table:table-cell table:style-name="ce2" office:value-type="string" calcext:value-type="string">
            <text:p>Rue de Rochechouard, rue Condorcet</text:p>
          </table:table-cell>
          <table:table-cell table:style-name="ce4" table:formula="of:=VLOOKUP([.B277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59" calcext:value-type="float">
            <text:p>9059</text:p>
          </table:table-cell>
          <table:table-cell table:style-name="ce2" office:value-type="string" calcext:value-type="string">
            <text:p>Rue Blanche, rue Jean-Baptiste Pigalle</text:p>
          </table:table-cell>
          <table:table-cell table:style-name="ce4" table:formula="of:=VLOOKUP([.B278];[$DonneesPrefPolice.$A$1:$DonneesPrefPolice.$C$1334];3;0)" office:value-type="date" office:date-value="2016-08-25" calcext:value-type="date">
            <text:p>25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60" calcext:value-type="float">
            <text:p>9060</text:p>
          </table:table-cell>
          <table:table-cell table:style-name="ce2" office:value-type="string" calcext:value-type="string">
            <text:p>Rue de la Rochefoucauld, rue d'Aumale</text:p>
          </table:table-cell>
          <table:table-cell table:style-name="ce4" table:formula="of:=VLOOKUP([.B279];[$DonneesPrefPolice.$A$1:$DonneesPrefPolice.$C$1334];3;0)" office:value-type="date" office:date-value="2017-10-09" calcext:value-type="date">
            <text:p>09/10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62" calcext:value-type="float">
            <text:p>9062</text:p>
          </table:table-cell>
          <table:table-cell table:style-name="ce2" office:value-type="string" calcext:value-type="string">
            <text:p>Rue La Bruyère, rue Notre-Dame de Lorette</text:p>
          </table:table-cell>
          <table:table-cell table:style-name="ce4" table:formula="of:=VLOOKUP([.B280];[$DonneesPrefPolice.$A$1:$DonneesPrefPolice.$C$1334];3;0)" office:value-type="date" office:date-value="2016-11-25" calcext:value-type="date">
            <text:p>25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0372" calcext:value-type="float">
            <text:p>10372</text:p>
          </table:table-cell>
          <table:table-cell table:style-name="ce2" office:value-type="string" calcext:value-type="string">
            <text:p>Rue de la Tour d'Auvergne, rue Milton</text:p>
          </table:table-cell>
          <table:table-cell table:style-name="ce4" table:formula="of:=VLOOKUP([.B281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0756" calcext:value-type="float">
            <text:p>10756</text:p>
          </table:table-cell>
          <table:table-cell table:style-name="ce2" office:value-type="string" calcext:value-type="string">
            <text:p>Rue Pierre Fontaine, rue Jean-Baptiste Pigalle</text:p>
          </table:table-cell>
          <table:table-cell table:style-name="ce4" table:formula="of:=VLOOKUP([.B282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3257" calcext:value-type="float">
            <text:p>13257</text:p>
          </table:table-cell>
          <table:table-cell table:style-name="ce2" office:value-type="string" calcext:value-type="string">
            <text:p>Rue Mayran, rue Rochambeau</text:p>
          </table:table-cell>
          <table:table-cell table:style-name="ce4" table:formula="of:=VLOOKUP([.B283];[$DonneesPrefPolice.$A$1:$DonneesPrefPolice.$C$1334];3;0)" office:value-type="date" office:date-value="2012-01-11" calcext:value-type="date">
            <text:p>11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5819" calcext:value-type="float">
            <text:p>15819</text:p>
          </table:table-cell>
          <table:table-cell table:style-name="ce2" office:value-type="string" calcext:value-type="string">
            <text:p>Boulevard de la Chapelle, boulevard Magenta</text:p>
          </table:table-cell>
          <table:table-cell table:style-name="ce4" table:formula="of:=VLOOKUP([.B284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7498" calcext:value-type="float">
            <text:p>17498</text:p>
          </table:table-cell>
          <table:table-cell table:style-name="ce2" office:value-type="string" calcext:value-type="string">
            <text:p>Rue La Fayette, rue Pierre Sémard</text:p>
          </table:table-cell>
          <table:table-cell table:style-name="ce4" table:formula="of:=VLOOKUP([.B285];[$DonneesPrefPolice.$A$1:$DonneesPrefPolice.$C$1334];3;0)" office:value-type="date" office:date-value="2014-05-09" calcext:value-type="date">
            <text:p>09/05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0076" calcext:value-type="float">
            <text:p>20076</text:p>
          </table:table-cell>
          <table:table-cell table:style-name="ce2" office:value-type="string" calcext:value-type="string">
            <text:p>Place d'Anvers, avenue Trudaine</text:p>
          </table:table-cell>
          <table:table-cell table:style-name="ce4" table:formula="of:=VLOOKUP([.B286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129" calcext:value-type="float">
            <text:p>21129</text:p>
          </table:table-cell>
          <table:table-cell table:style-name="ce2" office:value-type="string" calcext:value-type="string">
            <text:p>Place d'Estienne d'Orves, rue Saint-Lazare</text:p>
          </table:table-cell>
          <table:table-cell table:style-name="ce4" table:formula="of:=VLOOKUP([.B287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230" calcext:value-type="float">
            <text:p>21230</text:p>
          </table:table-cell>
          <table:table-cell table:style-name="ce2" office:value-type="string" calcext:value-type="string">
            <text:p>Rue de la Victoire, rue Saint-Georges</text:p>
          </table:table-cell>
          <table:table-cell table:style-name="ce4" table:formula="of:=VLOOKUP([.B288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487" calcext:value-type="float">
            <text:p>21487</text:p>
          </table:table-cell>
          <table:table-cell table:style-name="ce2" office:value-type="string" calcext:value-type="string">
            <text:p>Rue de Châteaudun, rue Saint-Georges</text:p>
          </table:table-cell>
          <table:table-cell table:style-name="ce4" table:formula="of:=VLOOKUP([.B289];[$DonneesPrefPolice.$A$1:$DonneesPrefPolice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3596" calcext:value-type="float">
            <text:p>23596</text:p>
          </table:table-cell>
          <table:table-cell table:style-name="ce2" office:value-type="string" calcext:value-type="string">
            <text:p>Place de l'Opéra, avenue de l'Opéra</text:p>
          </table:table-cell>
          <table:table-cell table:style-name="ce4" table:formula="of:=VLOOKUP([.B290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4660" calcext:value-type="float">
            <text:p>24660</text:p>
          </table:table-cell>
          <table:table-cell table:style-name="ce2" office:value-type="string" calcext:value-type="string">
            <text:p>Place Blanche, boulevard de Clichy, rue Lepic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5108" calcext:value-type="float">
            <text:p>25108</text:p>
          </table:table-cell>
          <table:table-cell table:style-name="ce2" office:value-type="string" calcext:value-type="string">
            <text:p>Rue Drouot, rue La Fayette, rue du Faubourg Montmartre</text:p>
          </table:table-cell>
          <table:table-cell table:style-name="ce4" table:formula="of:=VLOOKUP([.B292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5540" calcext:value-type="float">
            <text:p>25540</text:p>
          </table:table-cell>
          <table:table-cell table:style-name="ce2" office:value-type="string" calcext:value-type="string">
            <text:p>Place de l'Opéra, boulevard des Capucines</text:p>
          </table:table-cell>
          <table:table-cell table:style-name="ce4" table:formula="of:=VLOOKUP([.B293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7982" calcext:value-type="float">
            <text:p>27982</text:p>
          </table:table-cell>
          <table:table-cell table:style-name="ce2" office:value-type="string" calcext:value-type="string">
            <text:p>Rue du Faubourg Poissonnière, rue du Delta</text:p>
          </table:table-cell>
          <table:table-cell table:style-name="ce4" table:formula="of:=VLOOKUP([.B294];[$DonneesPrefPolice.$A$1:$DonneesPrefPolice.$C$1334];3;0)" office:value-type="date" office:date-value="2015-06-19" calcext:value-type="date">
            <text:p>19/06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2213" calcext:value-type="float">
            <text:p>32213</text:p>
          </table:table-cell>
          <table:table-cell table:style-name="ce2" office:value-type="string" calcext:value-type="string">
            <text:p>Place d'Anvers, boulevard de Rochechouart</text:p>
          </table:table-cell>
          <table:table-cell table:style-name="ce4" table:formula="of:=VLOOKUP([.B295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3643" calcext:value-type="float">
            <text:p>33643</text:p>
          </table:table-cell>
          <table:table-cell table:style-name="ce2" office:value-type="string" calcext:value-type="string">
            <text:p>Rue Sainte-Cécile, rue Trévise</text:p>
          </table:table-cell>
          <table:table-cell table:style-name="ce4" table:formula="of:=VLOOKUP([.B29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4724" calcext:value-type="float">
            <text:p>34724</text:p>
          </table:table-cell>
          <table:table-cell table:style-name="ce2" office:value-type="string" calcext:value-type="string">
            <text:p>Rue Chauchat, rue Rossini</text:p>
          </table:table-cell>
          <table:table-cell table:style-name="ce4" table:formula="of:=VLOOKUP([.B297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5099" calcext:value-type="float">
            <text:p>35099</text:p>
          </table:table-cell>
          <table:table-cell table:style-name="ce2" office:value-type="string" calcext:value-type="string">
            <text:p>Place Blanche, boulevard de Clichy, rue de Bruxelles</text:p>
          </table:table-cell>
          <table:table-cell table:style-name="ce4" table:formula="of:=VLOOKUP([.B298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6329" calcext:value-type="float">
            <text:p>46329</text:p>
          </table:table-cell>
          <table:table-cell table:style-name="ce2" office:value-type="string" calcext:value-type="string">
            <text:p>Place Charles Garnier, rue Auber, rue Scribe</text:p>
          </table:table-cell>
          <table:table-cell table:style-name="ce4" table:formula="of:=VLOOKUP([.B299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7183" calcext:value-type="float">
            <text:p>47183</text:p>
          </table:table-cell>
          <table:table-cell table:style-name="ce2" office:value-type="string" calcext:value-type="string">
            <text:p>Rue de Douai, place Adolphe Max</text:p>
          </table:table-cell>
          <table:table-cell table:style-name="ce4" table:formula="of:=VLOOKUP([.B300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8781" calcext:value-type="float">
            <text:p>48781</text:p>
          </table:table-cell>
          <table:table-cell table:style-name="ce2" office:value-type="string" calcext:value-type="string">
            <text:p>Place Pigalle, rue Jean-Baptiste Pigalle</text:p>
          </table:table-cell>
          <table:table-cell table:style-name="ce4" table:formula="of:=VLOOKUP([.B30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9535" calcext:value-type="float">
            <text:p>49535</text:p>
          </table:table-cell>
          <table:table-cell table:style-name="ce2" office:value-type="string" calcext:value-type="string">
            <text:p>Boulevard de Clichy, place Pigalle Ouest</text:p>
          </table:table-cell>
          <table:table-cell table:style-name="ce4" table:formula="of:=VLOOKUP([.B302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5431" calcext:value-type="float">
            <text:p>55431</text:p>
          </table:table-cell>
          <table:table-cell table:style-name="ce2" office:value-type="string" calcext:value-type="string">
            <text:p>Rue Drouot, rue Rossini</text:p>
          </table:table-cell>
          <table:table-cell table:style-name="ce4" table:formula="of:=VLOOKUP([.B30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7584" calcext:value-type="float">
            <text:p>57584</text:p>
          </table:table-cell>
          <table:table-cell table:style-name="ce2" office:value-type="string" calcext:value-type="string">
            <text:p>Rue de Châteaudun, rue La Fayette</text:p>
          </table:table-cell>
          <table:table-cell table:style-name="ce4" table:formula="of:=VLOOKUP([.B304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8520" calcext:value-type="float">
            <text:p>58520</text:p>
          </table:table-cell>
          <table:table-cell table:style-name="ce2" office:value-type="string" calcext:value-type="string">
            <text:p>Rue des Martyrs (pair), rue de la Tour d'Auvergne (pair)</text:p>
          </table:table-cell>
          <table:table-cell table:style-name="ce4" table:formula="of:=VLOOKUP([.B305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9521" calcext:value-type="float">
            <text:p>59521</text:p>
          </table:table-cell>
          <table:table-cell table:style-name="ce2" office:value-type="string" calcext:value-type="string">
            <text:p>Rue de la Chaussée d'Antin, rue Halévy</text:p>
          </table:table-cell>
          <table:table-cell table:style-name="ce4" table:formula="of:=VLOOKUP([.B30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1124" calcext:value-type="float">
            <text:p>61124</text:p>
          </table:table-cell>
          <table:table-cell table:style-name="ce2" office:value-type="string" calcext:value-type="string">
            <text:p>Rue de Rochechouart, avenue de Dunkerque</text:p>
          </table:table-cell>
          <table:table-cell table:style-name="ce4" table:formula="of:=VLOOKUP([.B30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4143" calcext:value-type="float">
            <text:p>64143</text:p>
          </table:table-cell>
          <table:table-cell table:style-name="ce2" office:value-type="string" calcext:value-type="string">
            <text:p>Rue de Provence, rue de Caumartin</text:p>
          </table:table-cell>
          <table:table-cell table:style-name="ce4" table:formula="of:=VLOOKUP([.B308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4951" calcext:value-type="float">
            <text:p>64951</text:p>
          </table:table-cell>
          <table:table-cell table:style-name="ce2" office:value-type="string" calcext:value-type="string">
            <text:p>Rue de Caumartin, boulevard Haussmann</text:p>
          </table:table-cell>
          <table:table-cell table:style-name="ce4" table:formula="of:=VLOOKUP([.B309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5899" calcext:value-type="float">
            <text:p>65899</text:p>
          </table:table-cell>
          <table:table-cell table:style-name="ce2" office:value-type="string" calcext:value-type="string">
            <text:p>Boulevard Haussmann, rue Halévy</text:p>
          </table:table-cell>
          <table:table-cell table:style-name="ce4" table:formula="of:=VLOOKUP([.B310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2329" calcext:value-type="float">
            <text:p>72329</text:p>
          </table:table-cell>
          <table:table-cell table:style-name="ce2" office:value-type="string" calcext:value-type="string">
            <text:p>Rue de Maubeuge, rue de Rochechouart</text:p>
          </table:table-cell>
          <table:table-cell table:style-name="ce4" table:formula="of:=VLOOKUP([.B311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0934" calcext:value-type="float">
            <text:p>30934</text:p>
          </table:table-cell>
          <table:table-cell table:style-name="ce2" office:value-type="string" calcext:value-type="string">
            <text:p>Quai Valmy, rue Beaurepaire, rue Marseille</text:p>
          </table:table-cell>
          <table:table-cell table:style-name="ce4" table:formula="of:=VLOOKUP([.B312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2626" calcext:value-type="float">
            <text:p>32626</text:p>
          </table:table-cell>
          <table:table-cell table:style-name="ce2" office:value-type="string" calcext:value-type="string">
            <text:p>Place de Roubaix, boulevard de Magenta, rue de Dunkerque</text:p>
          </table:table-cell>
          <table:table-cell table:style-name="ce4" table:formula="of:=VLOOKUP([.B313];[$DonneesPrefPolice.$A$1:$DonneesPrefPolice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2795" calcext:value-type="float">
            <text:p>32795</text:p>
          </table:table-cell>
          <table:table-cell table:style-name="ce2" office:value-type="string" calcext:value-type="string">
            <text:p>Rue La Fayette, rue Chabrol</text:p>
          </table:table-cell>
          <table:table-cell table:style-name="ce4" table:formula="of:=VLOOKUP([.B314];[$DonneesPrefPolice.$A$1:$DonneesPrefPolice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3253" calcext:value-type="float">
            <text:p>33253</text:p>
          </table:table-cell>
          <table:table-cell table:style-name="ce2" office:value-type="string" calcext:value-type="string">
            <text:p>Porte Saint-Martin</text:p>
          </table:table-cell>
          <table:table-cell table:style-name="ce4" table:formula="of:=VLOOKUP([.B315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7472" calcext:value-type="float">
            <text:p>37472</text:p>
          </table:table-cell>
          <table:table-cell table:style-name="ce2" office:value-type="string" calcext:value-type="string">
            <text:p>Rue de Paradis, rue du Faubourg Poissonnière</text:p>
          </table:table-cell>
          <table:table-cell table:style-name="ce4" table:formula="of:=VLOOKUP([.B316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7532" calcext:value-type="float">
            <text:p>37532</text:p>
          </table:table-cell>
          <table:table-cell table:style-name="ce2" office:value-type="string" calcext:value-type="string">
            <text:p>Rue de Sambre et Meuse, rue Sainte-Marthe</text:p>
          </table:table-cell>
          <table:table-cell table:style-name="ce4" table:formula="of:=VLOOKUP([.B317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8438" calcext:value-type="float">
            <text:p>38438</text:p>
          </table:table-cell>
          <table:table-cell table:style-name="ce2" office:value-type="string" calcext:value-type="string">
            <text:p>Rue du Faubourg Saint-Martin, rue du Château d'Eau</text:p>
          </table:table-cell>
          <table:table-cell table:style-name="ce4" table:formula="of:=VLOOKUP([.B318];[$DonneesPrefPolice.$A$1:$DonneesPrefPolice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2055" calcext:value-type="float">
            <text:p>42055</text:p>
          </table:table-cell>
          <table:table-cell table:style-name="ce2" office:value-type="string" calcext:value-type="string">
            <text:p>Boulevard de la Chapelle, rue du Faubourg Saint-Denis</text:p>
          </table:table-cell>
          <table:table-cell table:style-name="ce4" table:formula="of:=VLOOKUP([.B319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3214" calcext:value-type="float">
            <text:p>43214</text:p>
          </table:table-cell>
          <table:table-cell table:style-name="ce2" office:value-type="string" calcext:value-type="string">
            <text:p>Boulevard de Magenta, rue de Lancry</text:p>
          </table:table-cell>
          <table:table-cell table:style-name="ce4" table:formula="of:=VLOOKUP([.B320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5724" calcext:value-type="float">
            <text:p>45724</text:p>
          </table:table-cell>
          <table:table-cell table:style-name="ce2" office:value-type="string" calcext:value-type="string">
            <text:p>Rue du Faubourg Saint-Martin, rue du 8 mai 1945</text:p>
          </table:table-cell>
          <table:table-cell table:style-name="ce4" table:formula="of:=VLOOKUP([.B321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5873" calcext:value-type="float">
            <text:p>45873</text:p>
          </table:table-cell>
          <table:table-cell table:style-name="ce2" office:value-type="string" calcext:value-type="string">
            <text:p>Quai de Jemmapes, boulevard Jules Ferry</text:p>
          </table:table-cell>
          <table:table-cell table:style-name="ce4" table:formula="of:=VLOOKUP([.B322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8209" calcext:value-type="float">
            <text:p>48209</text:p>
          </table:table-cell>
          <table:table-cell table:style-name="ce2" office:value-type="string" calcext:value-type="string">
            <text:p>Quai de Valmy, rue Louis Blanc</text:p>
          </table:table-cell>
          <table:table-cell table:style-name="ce4" table:formula="of:=VLOOKUP([.B323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8813" calcext:value-type="float">
            <text:p>48813</text:p>
          </table:table-cell>
          <table:table-cell table:style-name="ce2" office:value-type="string" calcext:value-type="string">
            <text:p>Rue du Château Landon, rue Louis Blanc</text:p>
          </table:table-cell>
          <table:table-cell table:style-name="ce4" table:formula="of:=VLOOKUP([.B324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0523" calcext:value-type="float">
            <text:p>50523</text:p>
          </table:table-cell>
          <table:table-cell table:style-name="ce2" office:value-type="string" calcext:value-type="string">
            <text:p>Quai de Jemmapes, rue des Ecluses Saint-Martin</text:p>
          </table:table-cell>
          <table:table-cell table:style-name="ce4" table:formula="of:=VLOOKUP([.B325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1230" calcext:value-type="float">
            <text:p>51230</text:p>
          </table:table-cell>
          <table:table-cell table:style-name="ce2" office:value-type="string" calcext:value-type="string">
            <text:p>Quai de Valmy, rue Lucien Sampaix, rue Recollet</text:p>
          </table:table-cell>
          <table:table-cell table:style-name="ce4" table:formula="of:=VLOOKUP([.B326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5825" calcext:value-type="float">
            <text:p>55825</text:p>
          </table:table-cell>
          <table:table-cell table:style-name="ce2" office:value-type="string" calcext:value-type="string">
            <text:p>Boulevard de Strasbourg, rue du Château d'Eau</text:p>
          </table:table-cell>
          <table:table-cell table:style-name="ce4" table:formula="of:=VLOOKUP([.B327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6959" calcext:value-type="float">
            <text:p>56959</text:p>
          </table:table-cell>
          <table:table-cell table:style-name="ce2" office:value-type="string" calcext:value-type="string">
            <text:p>Rue du Faubourg Saint-Martin, boulevard de Magenta</text:p>
          </table:table-cell>
          <table:table-cell table:style-name="ce4" table:formula="of:=VLOOKUP([.B328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9687" calcext:value-type="float">
            <text:p>59687</text:p>
          </table:table-cell>
          <table:table-cell table:style-name="ce2" office:value-type="string" calcext:value-type="string">
            <text:p>Rue de Maubeuge, rue Ambroise Paré</text:p>
          </table:table-cell>
          <table:table-cell table:style-name="ce4" table:formula="of:=VLOOKUP([.B329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1135" calcext:value-type="float">
            <text:p>61135</text:p>
          </table:table-cell>
          <table:table-cell table:style-name="ce2" office:value-type="string" calcext:value-type="string">
            <text:p>Boulevard Magenta, rue Ambroise Paré</text:p>
          </table:table-cell>
          <table:table-cell table:style-name="ce4" table:formula="of:=VLOOKUP([.B330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1137" calcext:value-type="float">
            <text:p>61137</text:p>
          </table:table-cell>
          <table:table-cell table:style-name="ce2" office:value-type="string" calcext:value-type="string">
            <text:p>Rue du Château d'Eau, boulevard de Magenta</text:p>
          </table:table-cell>
          <table:table-cell table:style-name="ce4" table:formula="of:=VLOOKUP([.B33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2163" calcext:value-type="float">
            <text:p>62163</text:p>
          </table:table-cell>
          <table:table-cell table:style-name="ce2" office:value-type="string" calcext:value-type="string">
            <text:p>Rue de la Grange aux Belles, rue des Ecluses Saint-Martin</text:p>
          </table:table-cell>
          <table:table-cell table:style-name="ce4" table:formula="of:=VLOOKUP([.B332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5760" calcext:value-type="float">
            <text:p>65760</text:p>
          </table:table-cell>
          <table:table-cell table:style-name="ce2" office:value-type="string" calcext:value-type="string">
            <text:p>Boulevard Magenta, boulevard de Strasbourg</text:p>
          </table:table-cell>
          <table:table-cell table:style-name="ce4" table:formula="of:=VLOOKUP([.B333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6168" calcext:value-type="float">
            <text:p>66168</text:p>
          </table:table-cell>
          <table:table-cell table:style-name="ce2" office:value-type="string" calcext:value-type="string">
            <text:p>Place Sainte-Marthe</text:p>
          </table:table-cell>
          <table:table-cell table:style-name="ce4" table:formula="of:=VLOOKUP([.B334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0442" calcext:value-type="float">
            <text:p>70442</text:p>
          </table:table-cell>
          <table:table-cell table:style-name="ce2" office:value-type="string" calcext:value-type="string">
            <text:p>162, rue du Faubourg Saint-Martin</text:p>
          </table:table-cell>
          <table:table-cell table:style-name="ce4" table:formula="of:=VLOOKUP([.B335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2791" calcext:value-type="float">
            <text:p>72791</text:p>
          </table:table-cell>
          <table:table-cell table:style-name="ce2" office:value-type="string" calcext:value-type="string">
            <text:p>Place Robert Desnos</text:p>
          </table:table-cell>
          <table:table-cell table:style-name="ce4" table:formula="of:=VLOOKUP([.B33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2971" calcext:value-type="float">
            <text:p>72971</text:p>
          </table:table-cell>
          <table:table-cell table:style-name="ce2" office:value-type="string" calcext:value-type="string">
            <text:p>Boulevard de Magenta, rue de Nancy</text:p>
          </table:table-cell>
          <table:table-cell table:style-name="ce4" table:formula="of:=VLOOKUP([.B337];[$DonneesPrefPolice.$A$1:$DonneesPrefPolice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3562" calcext:value-type="float">
            <text:p>73562</text:p>
          </table:table-cell>
          <table:table-cell table:style-name="ce2" office:value-type="string" calcext:value-type="string">
            <text:p>Quai de Valmy, rue de Lancry</text:p>
          </table:table-cell>
          <table:table-cell table:style-name="ce4" table:formula="of:=VLOOKUP([.B338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5111" calcext:value-type="float">
            <text:p>75111</text:p>
          </table:table-cell>
          <table:table-cell table:style-name="ce2" office:value-type="string" calcext:value-type="string">
            <text:p>Boulevard de la Villette, rue La Fayette</text:p>
          </table:table-cell>
          <table:table-cell table:style-name="ce4" table:formula="of:=VLOOKUP([.B339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5399" calcext:value-type="float">
            <text:p>75399</text:p>
          </table:table-cell>
          <table:table-cell table:style-name="ce2" office:value-type="string" calcext:value-type="string">
            <text:p>Rue du Faubourg Saint-Denis, rue Cail</text:p>
          </table:table-cell>
          <table:table-cell table:style-name="ce4" table:formula="of:=VLOOKUP([.B340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6166" calcext:value-type="float">
            <text:p>76166</text:p>
          </table:table-cell>
          <table:table-cell table:style-name="ce2" office:value-type="string" calcext:value-type="string">
            <text:p>11, boulevard de Bonne Nouvelle</text:p>
          </table:table-cell>
          <table:table-cell table:style-name="ce4" table:formula="of:=VLOOKUP([.B34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7612" calcext:value-type="float">
            <text:p>77612</text:p>
          </table:table-cell>
          <table:table-cell table:style-name="ce2" office:value-type="string" calcext:value-type="string">
            <text:p>Boulevard de la Chapelle, rue de Maubeuge</text:p>
          </table:table-cell>
          <table:table-cell table:style-name="ce4" table:formula="of:=VLOOKUP([.B342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8368" calcext:value-type="float">
            <text:p>78368</text:p>
          </table:table-cell>
          <table:table-cell table:style-name="ce2" office:value-type="string" calcext:value-type="string">
            <text:p>Rue de Dunkerque, rue La Fayette</text:p>
          </table:table-cell>
          <table:table-cell table:style-name="ce4" table:formula="of:=VLOOKUP([.B343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9289" calcext:value-type="float">
            <text:p>79289</text:p>
          </table:table-cell>
          <table:table-cell table:style-name="ce2" office:value-type="string" calcext:value-type="string">
            <text:p>Rue d'Alsace, rue des deux Gares</text:p>
          </table:table-cell>
          <table:table-cell table:style-name="ce4" table:formula="of:=VLOOKUP([.B344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0333" calcext:value-type="float">
            <text:p>80333</text:p>
          </table:table-cell>
          <table:table-cell table:style-name="ce2" office:value-type="string" calcext:value-type="string">
            <text:p>Rue du Château Landon, rue du Faubourg Saint-Martin</text:p>
          </table:table-cell>
          <table:table-cell table:style-name="ce4" table:formula="of:=VLOOKUP([.B345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6043" calcext:value-type="float">
            <text:p>86043</text:p>
          </table:table-cell>
          <table:table-cell table:style-name="ce2" office:value-type="string" calcext:value-type="string">
            <text:p>Place du Colonel Fabien, rue de la Grange aux Belles</text:p>
          </table:table-cell>
          <table:table-cell table:style-name="ce4" table:formula="of:=VLOOKUP([.B346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6066" calcext:value-type="float">
            <text:p>86066</text:p>
          </table:table-cell>
          <table:table-cell table:style-name="ce2" office:value-type="string" calcext:value-type="string">
            <text:p>Rue du Faubourg Saint-Denis, rue Demarquay</text:p>
          </table:table-cell>
          <table:table-cell table:style-name="ce4" table:formula="of:=VLOOKUP([.B347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7526" calcext:value-type="float">
            <text:p>87526</text:p>
          </table:table-cell>
          <table:table-cell table:style-name="ce2" office:value-type="string" calcext:value-type="string">
            <text:p>Place Franz Liszt, rue La Fayette</text:p>
          </table:table-cell>
          <table:table-cell table:style-name="ce4" table:formula="of:=VLOOKUP([.B348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92421" calcext:value-type="float">
            <text:p>92421</text:p>
          </table:table-cell>
          <table:table-cell table:style-name="ce2" office:value-type="string" calcext:value-type="string">
            <text:p>Rue du Faubourg du Temple, boulevard de la Villette</text:p>
          </table:table-cell>
          <table:table-cell table:style-name="ce4" table:formula="of:=VLOOKUP([.B349];[$DonneesPrefPolice.$A$1:$DonneesPrefPolice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98051" calcext:value-type="float">
            <text:p>98051</text:p>
          </table:table-cell>
          <table:table-cell table:style-name="ce2" office:value-type="string" calcext:value-type="string">
            <text:p>Place de la République, rue du Faubourg du Temple</text:p>
          </table:table-cell>
          <table:table-cell table:style-name="ce4" table:formula="of:=VLOOKUP([.B350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6" calcext:value-type="float">
            <text:p>11056</text:p>
          </table:table-cell>
          <table:table-cell table:style-name="ce2" office:value-type="string" calcext:value-type="string">
            <text:p>Rue de Charonne, rue de Lappe</text:p>
          </table:table-cell>
          <table:table-cell table:style-name="ce4" table:formula="of:=VLOOKUP([.B351];[$DonneesPrefPolice.$A$1:$DonneesPrefPolice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7" calcext:value-type="float">
            <text:p>11057</text:p>
          </table:table-cell>
          <table:table-cell table:style-name="ce2" office:value-type="string" calcext:value-type="string">
            <text:p>Bréguet Chemin Vert — Villa Marcès — gymnas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8" calcext:value-type="float">
            <text:p>11058</text:p>
          </table:table-cell>
          <table:table-cell table:style-name="ce2" office:value-type="string" calcext:value-type="string">
            <text:p>Jardin Truillot — entrée jardin côté boulevard Richard Lenoi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2357" calcext:value-type="float">
            <text:p>12357</text:p>
          </table:table-cell>
          <table:table-cell table:style-name="ce2" office:value-type="string" calcext:value-type="string">
            <text:p>Rue du Faubourg Saint-Antoine, rue de la Forge Royale</text:p>
          </table:table-cell>
          <table:table-cell table:style-name="ce4" table:formula="of:=VLOOKUP([.B354];[$DonneesPrefPolice.$A$1:$DonneesPrefPolice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4" calcext:value-type="float">
            <text:p>12084</text:p>
          </table:table-cell>
          <table:table-cell table:style-name="ce2" office:value-type="string" calcext:value-type="string">
            <text:p>Caserne Reuilly — placette Chaligny vers jardin ouver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5" calcext:value-type="float">
            <text:p>12085</text:p>
          </table:table-cell>
          <table:table-cell table:style-name="ce2" office:value-type="string" calcext:value-type="string">
            <text:p>Caserne Reuilly — placette Diderot vers jardin ouver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7" calcext:value-type="float">
            <text:p>12087</text:p>
          </table:table-cell>
          <table:table-cell table:style-name="ce2" office:value-type="string" calcext:value-type="string">
            <text:p>Bercy Charenton — prolongement rue Baron Le Roy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8" calcext:value-type="float">
            <text:p>12088</text:p>
          </table:table-cell>
          <table:table-cell table:style-name="ce2" office:value-type="string" calcext:value-type="string">
            <text:p>Léo Lagrang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9" calcext:value-type="float">
            <text:p>12089</text:p>
          </table:table-cell>
          <table:table-cell table:style-name="ce2" office:value-type="string" calcext:value-type="string">
            <text:p>Avenue du Général Bizot, rue du Sahel</text:p>
          </table:table-cell>
          <table:table-cell table:style-name="ce4" table:formula="of:=VLOOKUP([.B359];[$DonneesPrefPolice.$A$1:$DonneesPrefPolice.$C$1334];3;0)" office:value-type="date" office:date-value="2016-11-29" calcext:value-type="date">
            <text:p>29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90" calcext:value-type="float">
            <text:p>12090</text:p>
          </table:table-cell>
          <table:table-cell table:style-name="ce2" office:value-type="string" calcext:value-type="string">
            <text:p>Rue Jacques Hillairet, rue Albinoni</text:p>
          </table:table-cell>
          <table:table-cell table:style-name="ce4" table:formula="of:=VLOOKUP([.B360];[$DonneesPrefPolice.$A$1:$DonneesPrefPolice.$C$1334];3;0)" office:value-type="date" office:date-value="2016-10-20" calcext:value-type="date">
            <text:p>20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91" calcext:value-type="float">
            <text:p>12091</text:p>
          </table:table-cell>
          <table:table-cell table:style-name="ce2" office:value-type="string" calcext:value-type="string">
            <text:p>Rue Fécamp, avenue Daumesnil</text:p>
          </table:table-cell>
          <table:table-cell table:style-name="ce4" table:formula="of:=VLOOKUP([.B361];[$DonneesPrefPolice.$A$1:$DonneesPrefPolice.$C$1334];3;0)" office:value-type="date" office:date-value="2016-09-01" calcext:value-type="date">
            <text:p>0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432" calcext:value-type="float">
            <text:p>12432</text:p>
          </table:table-cell>
          <table:table-cell table:style-name="ce2" office:value-type="string" calcext:value-type="string">
            <text:p>12-14, cité Moynet</text:p>
          </table:table-cell>
          <table:table-cell table:style-name="ce4" table:formula="of:=VLOOKUP([.B362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3469" calcext:value-type="float">
            <text:p>13469</text:p>
          </table:table-cell>
          <table:table-cell table:style-name="ce2" office:value-type="string" calcext:value-type="string">
            <text:p>Face au 30, boulevard Carnot</text:p>
          </table:table-cell>
          <table:table-cell table:style-name="ce4" table:formula="of:=VLOOKUP([.B363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4293" calcext:value-type="float">
            <text:p>14293</text:p>
          </table:table-cell>
          <table:table-cell table:style-name="ce2" office:value-type="string" calcext:value-type="string">
            <text:p>Boulevard Diderot, rue Michel Chasles</text:p>
          </table:table-cell>
          <table:table-cell table:style-name="ce4" table:formula="of:=VLOOKUP([.B364];[$DonneesPrefPolice.$A$1:$DonneesPrefPolice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6271" calcext:value-type="float">
            <text:p>16271</text:p>
          </table:table-cell>
          <table:table-cell table:style-name="ce2" office:value-type="string" calcext:value-type="string">
            <text:p>177, rue de Bercy</text:p>
          </table:table-cell>
          <table:table-cell table:style-name="ce4" table:formula="of:=VLOOKUP([.B365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6993" calcext:value-type="float">
            <text:p>16993</text:p>
          </table:table-cell>
          <table:table-cell table:style-name="ce2" office:value-type="string" calcext:value-type="string">
            <text:p>Avenue Daumesnil, route de ceinture du lac Daumesnil</text:p>
          </table:table-cell>
          <table:table-cell table:style-name="ce4" table:formula="of:=VLOOKUP([.B366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7662" calcext:value-type="float">
            <text:p>17662</text:p>
          </table:table-cell>
          <table:table-cell table:style-name="ce2" office:value-type="string" calcext:value-type="string">
            <text:p>Rue de Tourneux, rue Edouard Robert</text:p>
          </table:table-cell>
          <table:table-cell table:style-name="ce4" table:formula="of:=VLOOKUP([.B367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7733" calcext:value-type="float">
            <text:p>17733</text:p>
          </table:table-cell>
          <table:table-cell table:style-name="ce2" office:value-type="string" calcext:value-type="string">
            <text:p>Place de la Bastille, port de l'Arsenal</text:p>
          </table:table-cell>
          <table:table-cell table:style-name="ce4" table:formula="of:=VLOOKUP([.B368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9779" calcext:value-type="float">
            <text:p>19779</text:p>
          </table:table-cell>
          <table:table-cell table:style-name="ce2" office:value-type="string" calcext:value-type="string">
            <text:p>Boulevard Poniatowski, rue Claude Decaen</text:p>
          </table:table-cell>
          <table:table-cell table:style-name="ce4" table:formula="of:=VLOOKUP([.B369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9963" calcext:value-type="float">
            <text:p>19963</text:p>
          </table:table-cell>
          <table:table-cell table:style-name="ce2" office:value-type="string" calcext:value-type="string">
            <text:p>Rue de Wattignies, rue de Fécamp</text:p>
          </table:table-cell>
          <table:table-cell table:style-name="ce4" table:formula="of:=VLOOKUP([.B370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22458" calcext:value-type="float">
            <text:p>22458</text:p>
          </table:table-cell>
          <table:table-cell table:style-name="ce2" office:value-type="string" calcext:value-type="string">
            <text:p>Place Edouard Renard, boulevard Soult</text:p>
          </table:table-cell>
          <table:table-cell table:style-name="ce4" table:formula="of:=VLOOKUP([.B371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25517" calcext:value-type="float">
            <text:p>25517</text:p>
          </table:table-cell>
          <table:table-cell table:style-name="ce2" office:value-type="string" calcext:value-type="string">
            <text:p>Avenue Daumesnil, avenue Ledru Rollin</text:p>
          </table:table-cell>
          <table:table-cell table:style-name="ce4" table:formula="of:=VLOOKUP([.B372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427" calcext:value-type="float">
            <text:p>30427</text:p>
          </table:table-cell>
          <table:table-cell table:style-name="ce2" office:value-type="string" calcext:value-type="string">
            <text:p>Place Colonel Bourgouin — rue Erard, rue de Charenton</text:p>
          </table:table-cell>
          <table:table-cell table:style-name="ce4" table:formula="of:=VLOOKUP([.B373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738" calcext:value-type="float">
            <text:p>30738</text:p>
          </table:table-cell>
          <table:table-cell table:style-name="ce2" office:value-type="string" calcext:value-type="string">
            <text:p>Quai de Bercy, niveau POPB</text:p>
          </table:table-cell>
          <table:table-cell table:style-name="ce4" table:formula="of:=VLOOKUP([.B374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906" calcext:value-type="float">
            <text:p>30906</text:p>
          </table:table-cell>
          <table:table-cell table:style-name="ce2" office:value-type="string" calcext:value-type="string">
            <text:p>Place Henri Frenay, rue Roland Barthes</text:p>
          </table:table-cell>
          <table:table-cell table:style-name="ce4" table:formula="of:=VLOOKUP([.B375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2959" calcext:value-type="float">
            <text:p>32959</text:p>
          </table:table-cell>
          <table:table-cell table:style-name="ce2" office:value-type="string" calcext:value-type="string">
            <text:p>195, rue de Bercy</text:p>
          </table:table-cell>
          <table:table-cell table:style-name="ce4" table:formula="of:=VLOOKUP([.B376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039" calcext:value-type="float">
            <text:p>33039</text:p>
          </table:table-cell>
          <table:table-cell table:style-name="ce2" office:value-type="string" calcext:value-type="string">
            <text:p>Place de la Bastille, rue de Lyon</text:p>
          </table:table-cell>
          <table:table-cell table:style-name="ce4" table:formula="of:=VLOOKUP([.B377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553" calcext:value-type="float">
            <text:p>33553</text:p>
          </table:table-cell>
          <table:table-cell table:style-name="ce2" office:value-type="string" calcext:value-type="string">
            <text:p>Place d'Aligre</text:p>
          </table:table-cell>
          <table:table-cell table:style-name="ce4" table:formula="of:=VLOOKUP([.B378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599" calcext:value-type="float">
            <text:p>33599</text:p>
          </table:table-cell>
          <table:table-cell table:style-name="ce2" office:value-type="string" calcext:value-type="string">
            <text:p>Pont Charles de Gaulle, quai de la Rapée</text:p>
          </table:table-cell>
          <table:table-cell table:style-name="ce4" table:formula="of:=VLOOKUP([.B379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5702" calcext:value-type="float">
            <text:p>35702</text:p>
          </table:table-cell>
          <table:table-cell table:style-name="ce2" office:value-type="string" calcext:value-type="string">
            <text:p>Quai de la Râpée, boulevard Diderot</text:p>
          </table:table-cell>
          <table:table-cell table:style-name="ce4" table:formula="of:=VLOOKUP([.B380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6726" calcext:value-type="float">
            <text:p>36726</text:p>
          </table:table-cell>
          <table:table-cell table:style-name="ce2" office:value-type="string" calcext:value-type="string">
            <text:p>Rue de Charenton, avenue Ledru Rollin</text:p>
          </table:table-cell>
          <table:table-cell table:style-name="ce4" table:formula="of:=VLOOKUP([.B381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7644" calcext:value-type="float">
            <text:p>37644</text:p>
          </table:table-cell>
          <table:table-cell table:style-name="ce2" office:value-type="string" calcext:value-type="string">
            <text:p>Avenue Courteline, boulevard périphérique intérieur</text:p>
          </table:table-cell>
          <table:table-cell table:style-name="ce4" table:formula="of:=VLOOKUP([.B382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8396" calcext:value-type="float">
            <text:p>38396</text:p>
          </table:table-cell>
          <table:table-cell table:style-name="ce2" office:value-type="string" calcext:value-type="string">
            <text:p>Place Félix Eboué</text:p>
          </table:table-cell>
          <table:table-cell table:style-name="ce4" table:formula="of:=VLOOKUP([.B383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1676" calcext:value-type="float">
            <text:p>41676</text:p>
          </table:table-cell>
          <table:table-cell table:style-name="ce2" office:value-type="string" calcext:value-type="string">
            <text:p>Rue Reuilly, boulevard Diderot</text:p>
          </table:table-cell>
          <table:table-cell table:style-name="ce4" table:formula="of:=VLOOKUP([.B38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2411" calcext:value-type="float">
            <text:p>42411</text:p>
          </table:table-cell>
          <table:table-cell table:style-name="ce2" office:value-type="string" calcext:value-type="string">
            <text:p>Cours de Vincennes, avenue du Docteur Arnold Netter</text:p>
          </table:table-cell>
          <table:table-cell table:style-name="ce4" table:formula="of:=VLOOKUP([.B385];[$DonneesPrefPolice.$A$1:$DonneesPrefPolice.$C$1334];3;0)" office:value-type="date" office:date-value="2013-12-20" calcext:value-type="date">
            <text:p>20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2724" calcext:value-type="float">
            <text:p>42724</text:p>
          </table:table-cell>
          <table:table-cell table:style-name="ce2" office:value-type="string" calcext:value-type="string">
            <text:p>Place du Bataillon du Pacifique</text:p>
          </table:table-cell>
          <table:table-cell table:style-name="ce4" table:formula="of:=VLOOKUP([.B386];[$DonneesPrefPolice.$A$1:$DonneesPrefPolice.$C$1334];3;0)" office:value-type="date" office:date-value="2014-03-18" calcext:value-type="date">
            <text:p>18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6378" calcext:value-type="float">
            <text:p>46378</text:p>
          </table:table-cell>
          <table:table-cell table:style-name="ce2" office:value-type="string" calcext:value-type="string">
            <text:p>Quai de la Râpée, avenue Ledru Rollin</text:p>
          </table:table-cell>
          <table:table-cell table:style-name="ce4" table:formula="of:=VLOOKUP([.B387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7130" calcext:value-type="float">
            <text:p>47130</text:p>
          </table:table-cell>
          <table:table-cell table:style-name="ce2" office:value-type="string" calcext:value-type="string">
            <text:p>Colonne Bastille Sud</text:p>
          </table:table-cell>
          <table:table-cell table:style-name="ce4" table:formula="of:=VLOOKUP([.B388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7573" calcext:value-type="float">
            <text:p>47573</text:p>
          </table:table-cell>
          <table:table-cell table:style-name="ce2" office:value-type="string" calcext:value-type="string">
            <text:p>Avenue Daumesnil, rue de Rambouillet</text:p>
          </table:table-cell>
          <table:table-cell table:style-name="ce4" table:formula="of:=VLOOKUP([.B389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8147" calcext:value-type="float">
            <text:p>48147</text:p>
          </table:table-cell>
          <table:table-cell table:style-name="ce2" office:value-type="string" calcext:value-type="string">
            <text:p>Place des Combattants en Afrique du Nord</text:p>
          </table:table-cell>
          <table:table-cell table:style-name="ce4" table:formula="of:=VLOOKUP([.B390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0229" calcext:value-type="float">
            <text:p>50229</text:p>
          </table:table-cell>
          <table:table-cell table:style-name="ce2" office:value-type="string" calcext:value-type="string">
            <text:p>Place Edouard Renard</text:p>
          </table:table-cell>
          <table:table-cell table:style-name="ce4" table:formula="of:=VLOOKUP([.B391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3155" calcext:value-type="float">
            <text:p>53155</text:p>
          </table:table-cell>
          <table:table-cell table:style-name="ce2" office:value-type="string" calcext:value-type="string">
            <text:p>Rue de la Brèche aux Loups, rue de la Durance</text:p>
          </table:table-cell>
          <table:table-cell table:style-name="ce4" table:formula="of:=VLOOKUP([.B392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5469" calcext:value-type="float">
            <text:p>55469</text:p>
          </table:table-cell>
          <table:table-cell table:style-name="ce2" office:value-type="string" calcext:value-type="string">
            <text:p>Boulevard Diderot, rue de Chaligny</text:p>
          </table:table-cell>
          <table:table-cell table:style-name="ce4" table:formula="of:=VLOOKUP([.B39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8302" calcext:value-type="float">
            <text:p>58302</text:p>
          </table:table-cell>
          <table:table-cell table:style-name="ce2" office:value-type="string" calcext:value-type="string">
            <text:p>Avenue Daumesnil, boulevard Diderot</text:p>
          </table:table-cell>
          <table:table-cell table:style-name="ce4" table:formula="of:=VLOOKUP([.B394];[$DonneesPrefPolice.$A$1:$DonneesPrefPolice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0061" calcext:value-type="float">
            <text:p>60061</text:p>
          </table:table-cell>
          <table:table-cell table:style-name="ce2" office:value-type="string" calcext:value-type="string">
            <text:p>Rue François Truffaut, rue de l'Ambroisie</text:p>
          </table:table-cell>
          <table:table-cell table:style-name="ce4" table:formula="of:=VLOOKUP([.B395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1905" calcext:value-type="float">
            <text:p>61905</text:p>
          </table:table-cell>
          <table:table-cell table:style-name="ce2" office:value-type="string" calcext:value-type="string">
            <text:p>Boulevard Diderot, rue de Picpus</text:p>
          </table:table-cell>
          <table:table-cell table:style-name="ce4" table:formula="of:=VLOOKUP([.B39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2164" calcext:value-type="float">
            <text:p>62164</text:p>
          </table:table-cell>
          <table:table-cell table:style-name="ce2" office:value-type="string" calcext:value-type="string">
            <text:p>Rue Roland Barthes, rue Chrétien deTroyes</text:p>
          </table:table-cell>
          <table:table-cell table:style-name="ce4" table:formula="of:=VLOOKUP([.B397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4001" calcext:value-type="float">
            <text:p>64001</text:p>
          </table:table-cell>
          <table:table-cell table:style-name="ce2" office:value-type="string" calcext:value-type="string">
            <text:p>59, boulevard Soult</text:p>
          </table:table-cell>
          <table:table-cell table:style-name="ce4" table:formula="of:=VLOOKUP([.B398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5346" calcext:value-type="float">
            <text:p>65346</text:p>
          </table:table-cell>
          <table:table-cell table:style-name="ce2" office:value-type="string" calcext:value-type="string">
            <text:p>Quai de Bercy, pont de Tolbiac</text:p>
          </table:table-cell>
          <table:table-cell table:style-name="ce4" table:formula="of:=VLOOKUP([.B399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6094" calcext:value-type="float">
            <text:p>66094</text:p>
          </table:table-cell>
          <table:table-cell table:style-name="ce2" office:value-type="string" calcext:value-type="string">
            <text:p>Pont de Bercy Rive droite</text:p>
          </table:table-cell>
          <table:table-cell table:style-name="ce4" table:formula="of:=VLOOKUP([.B400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8606" calcext:value-type="float">
            <text:p>68606</text:p>
          </table:table-cell>
          <table:table-cell table:style-name="ce2" office:value-type="string" calcext:value-type="string">
            <text:p>63, rue de Picpus</text:p>
          </table:table-cell>
          <table:table-cell table:style-name="ce4" table:formula="of:=VLOOKUP([.B401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2637" calcext:value-type="float">
            <text:p>72637</text:p>
          </table:table-cell>
          <table:table-cell table:style-name="ce2" office:value-type="string" calcext:value-type="string">
            <text:p>Route de la Pyramide</text:p>
          </table:table-cell>
          <table:table-cell table:style-name="ce4" table:formula="of:=VLOOKUP([.B402];[$DonneesPrefPolice.$A$1:$DonneesPrefPolice.$C$1334];3;0)" office:value-type="date" office:date-value="2015-05-15" calcext:value-type="date">
            <text:p>15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3321" calcext:value-type="float">
            <text:p>73321</text:p>
          </table:table-cell>
          <table:table-cell table:style-name="ce2" office:value-type="string" calcext:value-type="string">
            <text:p>Boulevard Diderot, rue de Bercy</text:p>
          </table:table-cell>
          <table:table-cell table:style-name="ce4" table:formula="of:=VLOOKUP([.B403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5510" calcext:value-type="float">
            <text:p>75510</text:p>
          </table:table-cell>
          <table:table-cell table:style-name="ce2" office:value-type="string" calcext:value-type="string">
            <text:p>Rue Montgallet, rue de Reuilly</text:p>
          </table:table-cell>
          <table:table-cell table:style-name="ce4" table:formula="of:=VLOOKUP([.B40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7071" calcext:value-type="float">
            <text:p>77071</text:p>
          </table:table-cell>
          <table:table-cell table:style-name="ce2" office:value-type="string" calcext:value-type="string">
            <text:p>Place Henri Frenay</text:p>
          </table:table-cell>
          <table:table-cell table:style-name="ce4" table:formula="of:=VLOOKUP([.B40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0257" calcext:value-type="float">
            <text:p>80257</text:p>
          </table:table-cell>
          <table:table-cell table:style-name="ce2" office:value-type="string" calcext:value-type="string">
            <text:p>Avenue Saint-Mandé, rue de Picpus</text:p>
          </table:table-cell>
          <table:table-cell table:style-name="ce4" table:formula="of:=VLOOKUP([.B406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1204" calcext:value-type="float">
            <text:p>81204</text:p>
          </table:table-cell>
          <table:table-cell table:style-name="ce2" office:value-type="string" calcext:value-type="string">
            <text:p>Avenue de la Porte de Vincennes</text:p>
          </table:table-cell>
          <table:table-cell table:style-name="ce4" table:formula="of:=VLOOKUP([.B407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4765" calcext:value-type="float">
            <text:p>14765</text:p>
          </table:table-cell>
          <table:table-cell table:style-name="ce2" office:value-type="string" calcext:value-type="string">
            <text:p>Place de Vénétie</text:p>
          </table:table-cell>
          <table:table-cell table:style-name="ce4" table:formula="of:=VLOOKUP([.B408];[$DonneesPrefPolice.$A$1:$DonneesPrefPolice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5476" calcext:value-type="float">
            <text:p>15476</text:p>
          </table:table-cell>
          <table:table-cell table:style-name="ce2" office:value-type="string" calcext:value-type="string">
            <text:p>Rue de Tolbiac, rue du Chevaleret</text:p>
          </table:table-cell>
          <table:table-cell table:style-name="ce4" table:formula="of:=VLOOKUP([.B409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5868" calcext:value-type="float">
            <text:p>15868</text:p>
          </table:table-cell>
          <table:table-cell table:style-name="ce2" office:value-type="string" calcext:value-type="string">
            <text:p>Rue des Peupliers, rue du docteur Tuffier</text:p>
          </table:table-cell>
          <table:table-cell table:style-name="ce4" table:formula="of:=VLOOKUP([.B410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6244" calcext:value-type="float">
            <text:p>16244</text:p>
          </table:table-cell>
          <table:table-cell table:style-name="ce2" office:value-type="string" calcext:value-type="string">
            <text:p>Avenue de la Porte d'Ivry, avenue Claude Régaud</text:p>
          </table:table-cell>
          <table:table-cell table:style-name="ce4" table:formula="of:=VLOOKUP([.B411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6986" calcext:value-type="float">
            <text:p>16986</text:p>
          </table:table-cell>
          <table:table-cell table:style-name="ce2" office:value-type="string" calcext:value-type="string">
            <text:p>Avenue d'Italie, rue de Tolbiac</text:p>
          </table:table-cell>
          <table:table-cell table:style-name="ce4" table:formula="of:=VLOOKUP([.B412];[$DonneesPrefPolice.$A$1:$DonneesPrefPolice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7197" calcext:value-type="float">
            <text:p>17197</text:p>
          </table:table-cell>
          <table:table-cell table:style-name="ce2" office:value-type="string" calcext:value-type="string">
            <text:p>Rue Docteur Magnan, rue Charles Moureu</text:p>
          </table:table-cell>
          <table:table-cell table:style-name="ce4" table:formula="of:=VLOOKUP([.B413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8332" calcext:value-type="float">
            <text:p>18332</text:p>
          </table:table-cell>
          <table:table-cell table:style-name="ce2" office:value-type="string" calcext:value-type="string">
            <text:p>Rue du Chevaleret, rue Clisson</text:p>
          </table:table-cell>
          <table:table-cell table:style-name="ce4" table:formula="of:=VLOOKUP([.B414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286" calcext:value-type="float">
            <text:p>19286</text:p>
          </table:table-cell>
          <table:table-cell table:style-name="ce2" office:value-type="string" calcext:value-type="string">
            <text:p>Olympiades — Rome (accueil)</text:p>
          </table:table-cell>
          <table:table-cell table:style-name="ce4" table:formula="of:=VLOOKUP([.B415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566" calcext:value-type="float">
            <text:p>19566</text:p>
          </table:table-cell>
          <table:table-cell table:style-name="ce2" office:value-type="string" calcext:value-type="string">
            <text:p>Avenue d'Ivry (côté impair) au niveau de la rue Regnault</text:p>
          </table:table-cell>
          <table:table-cell table:style-name="ce4" table:formula="of:=VLOOKUP([.B416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891" calcext:value-type="float">
            <text:p>19891</text:p>
          </table:table-cell>
          <table:table-cell table:style-name="ce2" office:value-type="string" calcext:value-type="string">
            <text:p>Place d'Italie, boulevard Vincent Auriol</text:p>
          </table:table-cell>
          <table:table-cell table:style-name="ce4" table:formula="of:=VLOOKUP([.B41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3065" calcext:value-type="float">
            <text:p>23065</text:p>
          </table:table-cell>
          <table:table-cell table:style-name="ce2" office:value-type="string" calcext:value-type="string">
            <text:p>Avenue d'Italie, rue Vandrezanne</text:p>
          </table:table-cell>
          <table:table-cell table:style-name="ce4" table:formula="of:=VLOOKUP([.B418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5765" calcext:value-type="float">
            <text:p>25765</text:p>
          </table:table-cell>
          <table:table-cell table:style-name="ce2" office:value-type="string" calcext:value-type="string">
            <text:p>Rue Cantagrel, rue Eugène Oudiné</text:p>
          </table:table-cell>
          <table:table-cell table:style-name="ce4" table:formula="of:=VLOOKUP([.B419];[$DonneesPrefPolice.$A$1:$DonneesPrefPolice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8637" calcext:value-type="float">
            <text:p>28637</text:p>
          </table:table-cell>
          <table:table-cell table:style-name="ce2" office:value-type="string" calcext:value-type="string">
            <text:p>Rue Péan, boulevard Masséna</text:p>
          </table:table-cell>
          <table:table-cell table:style-name="ce4" table:formula="of:=VLOOKUP([.B420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9435" calcext:value-type="float">
            <text:p>29435</text:p>
          </table:table-cell>
          <table:table-cell table:style-name="ce2" office:value-type="string" calcext:value-type="string">
            <text:p>Rue Albert, rue Jean Fautrier</text:p>
          </table:table-cell>
          <table:table-cell table:style-name="ce4" table:formula="of:=VLOOKUP([.B421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9712" calcext:value-type="float">
            <text:p>29712</text:p>
          </table:table-cell>
          <table:table-cell table:style-name="ce2" office:value-type="string" calcext:value-type="string">
            <text:p>Avenue de France, rue Raymond Aron</text:p>
          </table:table-cell>
          <table:table-cell table:style-name="ce4" table:formula="of:=VLOOKUP([.B422];[$DonneesPrefPolice.$A$1:$DonneesPrefPolice.$C$1334];3;0)" office:value-type="date" office:date-value="2013-11-01" calcext:value-type="date">
            <text:p>01/1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0118" calcext:value-type="float">
            <text:p>30118</text:p>
          </table:table-cell>
          <table:table-cell table:style-name="ce2" office:value-type="string" calcext:value-type="string">
            <text:p>15 bis, rue de Tolbiac</text:p>
          </table:table-cell>
          <table:table-cell table:style-name="ce4" table:formula="of:=VLOOKUP([.B42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0922" calcext:value-type="float">
            <text:p>30922</text:p>
          </table:table-cell>
          <table:table-cell table:style-name="ce2" office:value-type="string" calcext:value-type="string">
            <text:p>Quai François Mauriac, passerelle Simone de Beauvoir</text:p>
          </table:table-cell>
          <table:table-cell table:style-name="ce4" table:formula="of:=VLOOKUP([.B424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3183" calcext:value-type="float">
            <text:p>33183</text:p>
          </table:table-cell>
          <table:table-cell table:style-name="ce2" office:value-type="string" calcext:value-type="string">
            <text:p>Boulevard Général Jean Simon, Pont National</text:p>
          </table:table-cell>
          <table:table-cell table:style-name="ce4" table:formula="of:=VLOOKUP([.B425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4836" calcext:value-type="float">
            <text:p>34836</text:p>
          </table:table-cell>
          <table:table-cell table:style-name="ce2" office:value-type="string" calcext:value-type="string">
            <text:p>Boulevard Massena, avenue de Choisy</text:p>
          </table:table-cell>
          <table:table-cell table:style-name="ce4" table:formula="of:=VLOOKUP([.B426];[$DonneesPrefPolice.$A$1:$DonneesPrefPolice.$C$1334];3;0)" office:value-type="date" office:date-value="2013-05-17" calcext:value-type="date">
            <text:p>17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5012" calcext:value-type="float">
            <text:p>35012</text:p>
          </table:table-cell>
          <table:table-cell table:style-name="ce2" office:value-type="string" calcext:value-type="string">
            <text:p>Place Claude Bourdet, rue des Cordelières, rue Corvisart</text:p>
          </table:table-cell>
          <table:table-cell table:style-name="ce4" table:formula="of:=VLOOKUP([.B42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5705" calcext:value-type="float">
            <text:p>45705</text:p>
          </table:table-cell>
          <table:table-cell table:style-name="ce2" office:value-type="string" calcext:value-type="string">
            <text:p>Carrefour des Gobelins</text:p>
          </table:table-cell>
          <table:table-cell table:style-name="ce4" table:formula="of:=VLOOKUP([.B428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6911" calcext:value-type="float">
            <text:p>46911</text:p>
          </table:table-cell>
          <table:table-cell table:style-name="ce2" office:value-type="string" calcext:value-type="string">
            <text:p>Rue Sainte-Hélène, rue de la poterne des Peupliers</text:p>
          </table:table-cell>
          <table:table-cell table:style-name="ce4" table:formula="of:=VLOOKUP([.B429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7653" calcext:value-type="float">
            <text:p>47653</text:p>
          </table:table-cell>
          <table:table-cell table:style-name="ce2" office:value-type="string" calcext:value-type="string">
            <text:p>Rue du Dessous des Berges, rue Eugène Oudiné, rue de Patay</text:p>
          </table:table-cell>
          <table:table-cell table:style-name="ce4" table:formula="of:=VLOOKUP([.B43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7824" calcext:value-type="float">
            <text:p>47824</text:p>
          </table:table-cell>
          <table:table-cell table:style-name="ce2" office:value-type="string" calcext:value-type="string">
            <text:p>Rue Jeanne d'Arc, rue de Domrémy, rue de Patay</text:p>
          </table:table-cell>
          <table:table-cell table:style-name="ce4" table:formula="of:=VLOOKUP([.B431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8567" calcext:value-type="float">
            <text:p>48567</text:p>
          </table:table-cell>
          <table:table-cell table:style-name="ce2" office:value-type="string" calcext:value-type="string">
            <text:p>Avenue des Gobelins, boulevard Saint-Marcel</text:p>
          </table:table-cell>
          <table:table-cell table:style-name="ce4" table:formula="of:=VLOOKUP([.B432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3448" calcext:value-type="float">
            <text:p>53448</text:p>
          </table:table-cell>
          <table:table-cell table:style-name="ce2" office:value-type="string" calcext:value-type="string">
            <text:p>Avenue des Gobelins, boulevard Saint- Marcel</text:p>
          </table:table-cell>
          <table:table-cell table:style-name="ce4" table:formula="of:=VLOOKUP([.B433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8448" calcext:value-type="float">
            <text:p>58448</text:p>
          </table:table-cell>
          <table:table-cell table:style-name="ce2" office:value-type="string" calcext:value-type="string">
            <text:p>Avenue de France, boulevard Vincent Auriol</text:p>
          </table:table-cell>
          <table:table-cell table:style-name="ce4" table:formula="of:=VLOOKUP([.B43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8557" calcext:value-type="float">
            <text:p>58557</text:p>
          </table:table-cell>
          <table:table-cell table:style-name="ce2" office:value-type="string" calcext:value-type="string">
            <text:p>Boulevard Saint-Marcel, boulevard de l'Hôpital</text:p>
          </table:table-cell>
          <table:table-cell table:style-name="ce4" table:formula="of:=VLOOKUP([.B435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9136" calcext:value-type="float">
            <text:p>59136</text:p>
          </table:table-cell>
          <table:table-cell table:style-name="ce2" office:value-type="string" calcext:value-type="string">
            <text:p>Rue de Tolbiac, avenue de Choisy</text:p>
          </table:table-cell>
          <table:table-cell table:style-name="ce4" table:formula="of:=VLOOKUP([.B436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0972" calcext:value-type="float">
            <text:p>60972</text:p>
          </table:table-cell>
          <table:table-cell table:style-name="ce2" office:value-type="string" calcext:value-type="string">
            <text:p>Face au 122, rue du Château des Rentiers</text:p>
          </table:table-cell>
          <table:table-cell table:style-name="ce4" table:formula="of:=VLOOKUP([.B437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1371" calcext:value-type="float">
            <text:p>61371</text:p>
          </table:table-cell>
          <table:table-cell table:style-name="ce2" office:value-type="string" calcext:value-type="string">
            <text:p>Place d'Italie, côté avenue des Gobelins</text:p>
          </table:table-cell>
          <table:table-cell table:style-name="ce4" table:formula="of:=VLOOKUP([.B438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347" calcext:value-type="float">
            <text:p>62347</text:p>
          </table:table-cell>
          <table:table-cell table:style-name="ce2" office:value-type="string" calcext:value-type="string">
            <text:p>Pont de Tolbiac, quai François Mauriac</text:p>
          </table:table-cell>
          <table:table-cell table:style-name="ce4" table:formula="of:=VLOOKUP([.B439];[$DonneesPrefPolice.$A$1:$DonneesPrefPolice.$C$1334];3;0)" office:value-type="date" office:date-value="2013-07-30" calcext:value-type="date">
            <text:p>30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732" calcext:value-type="float">
            <text:p>62732</text:p>
          </table:table-cell>
          <table:table-cell table:style-name="ce2" office:value-type="string" calcext:value-type="string">
            <text:p>Boulevard de l'Hôpital, rue Pinel</text:p>
          </table:table-cell>
          <table:table-cell table:style-name="ce4" table:formula="of:=VLOOKUP([.B440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734" calcext:value-type="float">
            <text:p>62734</text:p>
          </table:table-cell>
          <table:table-cell table:style-name="ce2" office:value-type="string" calcext:value-type="string">
            <text:p>Porte d'Italie/périphérique</text:p>
          </table:table-cell>
          <table:table-cell table:style-name="ce4" table:formula="of:=VLOOKUP([.B441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3074" calcext:value-type="float">
            <text:p>63074</text:p>
          </table:table-cell>
          <table:table-cell table:style-name="ce2" office:value-type="string" calcext:value-type="string">
            <text:p>Rue des Longues Raies, boulevard Kellermann</text:p>
          </table:table-cell>
          <table:table-cell table:style-name="ce4" table:formula="of:=VLOOKUP([.B442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3591" calcext:value-type="float">
            <text:p>63591</text:p>
          </table:table-cell>
          <table:table-cell table:style-name="ce2" office:value-type="string" calcext:value-type="string">
            <text:p>Boulevard Masséna, avenue de la Porte d'Ivry</text:p>
          </table:table-cell>
          <table:table-cell table:style-name="ce4" table:formula="of:=VLOOKUP([.B443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4071" calcext:value-type="float">
            <text:p>64071</text:p>
          </table:table-cell>
          <table:table-cell table:style-name="ce2" office:value-type="string" calcext:value-type="string">
            <text:p>Boulevard de l'Hôpital, quai d'Austerlitz, gare d'Austerlitz</text:p>
          </table:table-cell>
          <table:table-cell table:style-name="ce4" table:formula="of:=VLOOKUP([.B444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4594" calcext:value-type="float">
            <text:p>64594</text:p>
          </table:table-cell>
          <table:table-cell table:style-name="ce2" office:value-type="string" calcext:value-type="string">
            <text:p>Avenue de Choisy, rue Baudricourt</text:p>
          </table:table-cell>
          <table:table-cell table:style-name="ce4" table:formula="of:=VLOOKUP([.B445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6003" calcext:value-type="float">
            <text:p>66003</text:p>
          </table:table-cell>
          <table:table-cell table:style-name="ce2" office:value-type="string" calcext:value-type="string">
            <text:p>Place d'Italie, rue Bobillot, boulevard Auguste Blanqui</text:p>
          </table:table-cell>
          <table:table-cell table:style-name="ce4" table:formula="of:=VLOOKUP([.B44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014" calcext:value-type="float">
            <text:p>67014</text:p>
          </table:table-cell>
          <table:table-cell table:style-name="ce2" office:value-type="string" calcext:value-type="string">
            <text:p>Rue Jeanne d'Arc, boulevard Saint-Marcel</text:p>
          </table:table-cell>
          <table:table-cell table:style-name="ce4" table:formula="of:=VLOOKUP([.B447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390" calcext:value-type="float">
            <text:p>67390</text:p>
          </table:table-cell>
          <table:table-cell table:style-name="ce2" office:value-type="string" calcext:value-type="string">
            <text:p>Vis-à-vis du 90, rue de Tolbiac</text:p>
          </table:table-cell>
          <table:table-cell table:style-name="ce4" table:formula="of:=VLOOKUP([.B448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935" calcext:value-type="float">
            <text:p>67935</text:p>
          </table:table-cell>
          <table:table-cell table:style-name="ce2" office:value-type="string" calcext:value-type="string">
            <text:p>Avenue Joseph Bédier, rue Maryse Bastié</text:p>
          </table:table-cell>
          <table:table-cell table:style-name="ce4" table:formula="of:=VLOOKUP([.B449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8021" calcext:value-type="float">
            <text:p>68021</text:p>
          </table:table-cell>
          <table:table-cell table:style-name="ce2" office:value-type="string" calcext:value-type="string">
            <text:p>Boulevard Auguste Blanqui, rue Corvisart</text:p>
          </table:table-cell>
          <table:table-cell table:style-name="ce4" table:formula="of:=VLOOKUP([.B45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8334" calcext:value-type="float">
            <text:p>68334</text:p>
          </table:table-cell>
          <table:table-cell table:style-name="ce2" office:value-type="string" calcext:value-type="string">
            <text:p>Boulevard Auguste Blanqui, rue de la Glacière</text:p>
          </table:table-cell>
          <table:table-cell table:style-name="ce4" table:formula="of:=VLOOKUP([.B45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0071" calcext:value-type="float">
            <text:p>70071</text:p>
          </table:table-cell>
          <table:table-cell table:style-name="ce2" office:value-type="string" calcext:value-type="string">
            <text:p>Pont National amont — Seine</text:p>
          </table:table-cell>
          <table:table-cell table:style-name="ce4" table:formula="of:=VLOOKUP([.B452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4956" calcext:value-type="float">
            <text:p>34956</text:p>
          </table:table-cell>
          <table:table-cell table:style-name="ce2" office:value-type="string" calcext:value-type="string">
            <text:p>Boulevard du Montparnasse, rue du Départ</text:p>
          </table:table-cell>
          <table:table-cell table:style-name="ce4" table:formula="of:=VLOOKUP([.B453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5666" calcext:value-type="float">
            <text:p>35666</text:p>
          </table:table-cell>
          <table:table-cell table:style-name="ce2" office:value-type="string" calcext:value-type="string">
            <text:p>Place de Catalogne</text:p>
          </table:table-cell>
          <table:table-cell table:style-name="ce4" table:formula="of:=VLOOKUP([.B454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8285" calcext:value-type="float">
            <text:p>38285</text:p>
          </table:table-cell>
          <table:table-cell table:style-name="ce2" office:value-type="string" calcext:value-type="string">
            <text:p>Rue Adolphe Pinard, avenue de la Porte de Vanves</text:p>
          </table:table-cell>
          <table:table-cell table:style-name="ce4" table:formula="of:=VLOOKUP([.B455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9250" calcext:value-type="float">
            <text:p>39250</text:p>
          </table:table-cell>
          <table:table-cell table:style-name="ce2" office:value-type="string" calcext:value-type="string">
            <text:p>Boulevard Auguste Blanqui, rue de la Santé</text:p>
          </table:table-cell>
          <table:table-cell table:style-name="ce4" table:formula="of:=VLOOKUP([.B456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1203" calcext:value-type="float">
            <text:p>41203</text:p>
          </table:table-cell>
          <table:table-cell table:style-name="ce2" office:value-type="string" calcext:value-type="string">
            <text:p>Avenue de la Porte d'Orléans, boulevard Romain Rolland</text:p>
          </table:table-cell>
          <table:table-cell table:style-name="ce4" table:formula="of:=VLOOKUP([.B457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1472" calcext:value-type="float">
            <text:p>41472</text:p>
          </table:table-cell>
          <table:table-cell table:style-name="ce2" office:value-type="string" calcext:value-type="string">
            <text:p>Avenue Pierre de Coubertin, avenue Paul Vaillant-Couturier</text:p>
          </table:table-cell>
          <table:table-cell table:style-name="ce4" table:formula="of:=VLOOKUP([.B458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2789" calcext:value-type="float">
            <text:p>42789</text:p>
          </table:table-cell>
          <table:table-cell table:style-name="ce2" office:value-type="string" calcext:value-type="string">
            <text:p>Rue Jean Dolent, rue Messier</text:p>
          </table:table-cell>
          <table:table-cell table:style-name="ce4" table:formula="of:=VLOOKUP([.B459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3339" calcext:value-type="float">
            <text:p>43339</text:p>
          </table:table-cell>
          <table:table-cell table:style-name="ce2" office:value-type="string" calcext:value-type="string">
            <text:p>Boulevard Arago, rue du Faubourg Saint-Jacques</text:p>
          </table:table-cell>
          <table:table-cell table:style-name="ce4" table:formula="of:=VLOOKUP([.B460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4351" calcext:value-type="float">
            <text:p>44351</text:p>
          </table:table-cell>
          <table:table-cell table:style-name="ce2" office:value-type="string" calcext:value-type="string">
            <text:p>Boulevard Jourdan — RER</text:p>
          </table:table-cell>
          <table:table-cell table:style-name="ce4" table:formula="of:=VLOOKUP([.B461];[$DonneesPrefPolice.$A$1:$DonneesPrefPolice.$C$1334];3;0)" office:value-type="date" office:date-value="2013-05-17" calcext:value-type="date">
            <text:p>17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8506" calcext:value-type="float">
            <text:p>48506</text:p>
          </table:table-cell>
          <table:table-cell table:style-name="ce2" office:value-type="string" calcext:value-type="string">
            <text:p>Place Fernand Mourlot — rue de la Gaîté, boulevard Edgard Quinet</text:p>
          </table:table-cell>
          <table:table-cell table:style-name="ce4" table:formula="of:=VLOOKUP([.B462];[$DonneesPrefPolice.$A$1:$DonneesPrefPolice.$C$1334];3;0)" office:value-type="date" office:date-value="2015-06-19" calcext:value-type="date">
            <text:p>19/06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1743" calcext:value-type="float">
            <text:p>51743</text:p>
          </table:table-cell>
          <table:table-cell table:style-name="ce2" office:value-type="string" calcext:value-type="string">
            <text:p>Avenue de la Porte d'Orléans, place du 25 août 1944</text:p>
          </table:table-cell>
          <table:table-cell table:style-name="ce4" table:formula="of:=VLOOKUP([.B463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2404" calcext:value-type="float">
            <text:p>52404</text:p>
          </table:table-cell>
          <table:table-cell table:style-name="ce2" office:value-type="string" calcext:value-type="string">
            <text:p>Avenue du Maine, avenue du Commandant René Mouchotte</text:p>
          </table:table-cell>
          <table:table-cell table:style-name="ce4" table:formula="of:=VLOOKUP([.B464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4322" calcext:value-type="float">
            <text:p>54322</text:p>
          </table:table-cell>
          <table:table-cell table:style-name="ce2" office:value-type="string" calcext:value-type="string">
            <text:p>Place Perroy, avenue du Maine</text:p>
          </table:table-cell>
          <table:table-cell table:style-name="ce4" table:formula="of:=VLOOKUP([.B465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4552" calcext:value-type="float">
            <text:p>54552</text:p>
          </table:table-cell>
          <table:table-cell table:style-name="ce2" office:value-type="string" calcext:value-type="string">
            <text:p>Rue Vercingétorix, rue d'Alésia</text:p>
          </table:table-cell>
          <table:table-cell table:style-name="ce4" table:formula="of:=VLOOKUP([.B466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6510" calcext:value-type="float">
            <text:p>56510</text:p>
          </table:table-cell>
          <table:table-cell table:style-name="ce2" office:value-type="string" calcext:value-type="string">
            <text:p>Avenue Maurice d'Ocagne, avenue Georges Lafenestre</text:p>
          </table:table-cell>
          <table:table-cell table:style-name="ce4" table:formula="of:=VLOOKUP([.B467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0857" calcext:value-type="float">
            <text:p>60857</text:p>
          </table:table-cell>
          <table:table-cell table:style-name="ce2" office:value-type="string" calcext:value-type="string">
            <text:p>Rue Boulard, rue Daguerre</text:p>
          </table:table-cell>
          <table:table-cell table:style-name="ce4" table:formula="of:=VLOOKUP([.B46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1992" calcext:value-type="float">
            <text:p>61992</text:p>
          </table:table-cell>
          <table:table-cell table:style-name="ce2" office:value-type="string" calcext:value-type="string">
            <text:p>Avenue Adolphe Pinard, avenue de la Porte de Châtillon</text:p>
          </table:table-cell>
          <table:table-cell table:style-name="ce4" table:formula="of:=VLOOKUP([.B469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9585" calcext:value-type="float">
            <text:p>69585</text:p>
          </table:table-cell>
          <table:table-cell table:style-name="ce2" office:value-type="string" calcext:value-type="string">
            <text:p>72, avenue Denfert-Rochereau</text:p>
          </table:table-cell>
          <table:table-cell table:style-name="ce4" table:formula="of:=VLOOKUP([.B47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0540" calcext:value-type="float">
            <text:p>70540</text:p>
          </table:table-cell>
          <table:table-cell table:style-name="ce2" office:value-type="string" calcext:value-type="string">
            <text:p>Rue d'Alésia, villa d'Alésia</text:p>
          </table:table-cell>
          <table:table-cell table:style-name="ce4" table:formula="of:=VLOOKUP([.B471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0611" calcext:value-type="float">
            <text:p>70611</text:p>
          </table:table-cell>
          <table:table-cell table:style-name="ce2" office:value-type="string" calcext:value-type="string">
            <text:p>Place Jacques Demy — Mouton Duvernet, Saillard</text:p>
          </table:table-cell>
          <table:table-cell table:style-name="ce4" table:formula="of:=VLOOKUP([.B47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1184" calcext:value-type="float">
            <text:p>71184</text:p>
          </table:table-cell>
          <table:table-cell table:style-name="ce2" office:value-type="string" calcext:value-type="string">
            <text:p>Boulevard de Port Royal, avenue de l'Observatoire</text:p>
          </table:table-cell>
          <table:table-cell table:style-name="ce4" table:formula="of:=VLOOKUP([.B47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3025" calcext:value-type="float">
            <text:p>73025</text:p>
          </table:table-cell>
          <table:table-cell table:style-name="ce2" office:value-type="string" calcext:value-type="string">
            <text:p>Rue d'Alésia, rue de la Santé</text:p>
          </table:table-cell>
          <table:table-cell table:style-name="ce4" table:formula="of:=VLOOKUP([.B474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3923" calcext:value-type="float">
            <text:p>73923</text:p>
          </table:table-cell>
          <table:table-cell table:style-name="ce2" office:value-type="string" calcext:value-type="string">
            <text:p>Avenue Jean Moulin, boulevard Brune</text:p>
          </table:table-cell>
          <table:table-cell table:style-name="ce4" table:formula="of:=VLOOKUP([.B475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5264" calcext:value-type="float">
            <text:p>75264</text:p>
          </table:table-cell>
          <table:table-cell table:style-name="ce2" office:value-type="string" calcext:value-type="string">
            <text:p>10, boulevard Brune</text:p>
          </table:table-cell>
          <table:table-cell table:style-name="ce4" table:formula="of:=VLOOKUP([.B476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7797" calcext:value-type="float">
            <text:p>77797</text:p>
          </table:table-cell>
          <table:table-cell table:style-name="ce2" office:value-type="string" calcext:value-type="string">
            <text:p>Avenue Marc Sangnier, rue Wilfrid Laurier</text:p>
          </table:table-cell>
          <table:table-cell table:style-name="ce4" table:formula="of:=VLOOKUP([.B477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7867" calcext:value-type="float">
            <text:p>77867</text:p>
          </table:table-cell>
          <table:table-cell table:style-name="ce2" office:value-type="string" calcext:value-type="string">
            <text:p>Boulevard du Montparnasse, avenue de l'Observatoire</text:p>
          </table:table-cell>
          <table:table-cell table:style-name="ce4" table:formula="of:=VLOOKUP([.B47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9474" calcext:value-type="float">
            <text:p>79474</text:p>
          </table:table-cell>
          <table:table-cell table:style-name="ce2" office:value-type="string" calcext:value-type="string">
            <text:p>Place de Moro Giafféri</text:p>
          </table:table-cell>
          <table:table-cell table:style-name="ce4" table:formula="of:=VLOOKUP([.B47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104" calcext:value-type="float">
            <text:p>81104</text:p>
          </table:table-cell>
          <table:table-cell table:style-name="ce2" office:value-type="string" calcext:value-type="string">
            <text:p>Boulevard Brune, avenue de la Porte de Vanves</text:p>
          </table:table-cell>
          <table:table-cell table:style-name="ce4" table:formula="of:=VLOOKUP([.B480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787" calcext:value-type="float">
            <text:p>81787</text:p>
          </table:table-cell>
          <table:table-cell table:style-name="ce2" office:value-type="string" calcext:value-type="string">
            <text:p>Rue Messier, boulevard Arago</text:p>
          </table:table-cell>
          <table:table-cell table:style-name="ce4" table:formula="of:=VLOOKUP([.B481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962" calcext:value-type="float">
            <text:p>81962</text:p>
          </table:table-cell>
          <table:table-cell table:style-name="ce2" office:value-type="string" calcext:value-type="string">
            <text:p>Jonction boulevard Brune, boulevard Jourdan</text:p>
          </table:table-cell>
          <table:table-cell table:style-name="ce4" table:formula="of:=VLOOKUP([.B482];[$DonneesPrefPolice.$A$1:$DonneesPrefPolice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2788" calcext:value-type="float">
            <text:p>82788</text:p>
          </table:table-cell>
          <table:table-cell table:style-name="ce2" office:value-type="string" calcext:value-type="string">
            <text:p>Rue de la Santé</text:p>
          </table:table-cell>
          <table:table-cell table:style-name="ce4" table:formula="of:=VLOOKUP([.B483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3193" calcext:value-type="float">
            <text:p>83193</text:p>
          </table:table-cell>
          <table:table-cell table:style-name="ce2" office:value-type="string" calcext:value-type="string">
            <text:p>Jonction boulevard Brune, boulevard Jourdan</text:p>
          </table:table-cell>
          <table:table-cell table:style-name="ce4" table:formula="of:=VLOOKUP([.B484];[$DonneesPrefPolice.$A$1:$DonneesPrefPolice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3358" calcext:value-type="float">
            <text:p>83358</text:p>
          </table:table-cell>
          <table:table-cell table:style-name="ce2" office:value-type="string" calcext:value-type="string">
            <text:p>Rue d'Alésia, rue Didot</text:p>
          </table:table-cell>
          <table:table-cell table:style-name="ce4" table:formula="of:=VLOOKUP([.B485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4620" calcext:value-type="float">
            <text:p>84620</text:p>
          </table:table-cell>
          <table:table-cell table:style-name="ce2" office:value-type="string" calcext:value-type="string">
            <text:p>Avenue du Maine, rue Froidevaux</text:p>
          </table:table-cell>
          <table:table-cell table:style-name="ce4" table:formula="of:=VLOOKUP([.B486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6283" calcext:value-type="float">
            <text:p>86283</text:p>
          </table:table-cell>
          <table:table-cell table:style-name="ce2" office:value-type="string" calcext:value-type="string">
            <text:p>Boulevard Edgard Quinet, boulevard Raspail</text:p>
          </table:table-cell>
          <table:table-cell table:style-name="ce4" table:formula="of:=VLOOKUP([.B487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9511" calcext:value-type="float">
            <text:p>89511</text:p>
          </table:table-cell>
          <table:table-cell table:style-name="ce2" office:value-type="string" calcext:value-type="string">
            <text:p>Rue Raymond Losserand, rue d'Alésia</text:p>
          </table:table-cell>
          <table:table-cell table:style-name="ce4" table:formula="of:=VLOOKUP([.B488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2903" calcext:value-type="float">
            <text:p>92903</text:p>
          </table:table-cell>
          <table:table-cell table:style-name="ce2" office:value-type="string" calcext:value-type="string">
            <text:p>Rue Vercingétorix, rue Pernety</text:p>
          </table:table-cell>
          <table:table-cell table:style-name="ce4" table:formula="of:=VLOOKUP([.B48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4232" calcext:value-type="float">
            <text:p>94232</text:p>
          </table:table-cell>
          <table:table-cell table:style-name="ce2" office:value-type="string" calcext:value-type="string">
            <text:p>Rue Raymond Losserand, rue Pernety</text:p>
          </table:table-cell>
          <table:table-cell table:style-name="ce4" table:formula="of:=VLOOKUP([.B490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7328" calcext:value-type="float">
            <text:p>97328</text:p>
          </table:table-cell>
          <table:table-cell table:style-name="ce2" office:value-type="string" calcext:value-type="string">
            <text:p>Boulevard Jourdan, rue Emile Deutsch de la Meurthe</text:p>
          </table:table-cell>
          <table:table-cell table:style-name="ce4" table:formula="of:=VLOOKUP([.B49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0476" calcext:value-type="float">
            <text:p>10476</text:p>
          </table:table-cell>
          <table:table-cell table:style-name="ce2" office:value-type="string" calcext:value-type="string">
            <text:p>Boulevard de Grenelle, rue du Commerce</text:p>
          </table:table-cell>
          <table:table-cell table:style-name="ce4" table:formula="of:=VLOOKUP([.B49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0771" calcext:value-type="float">
            <text:p>10771</text:p>
          </table:table-cell>
          <table:table-cell table:style-name="ce2" office:value-type="string" calcext:value-type="string">
            <text:p>Rue de Javel, rue Gutemberg</text:p>
          </table:table-cell>
          <table:table-cell table:style-name="ce4" table:formula="of:=VLOOKUP([.B493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1675" calcext:value-type="float">
            <text:p>11675</text:p>
          </table:table-cell>
          <table:table-cell table:style-name="ce2" office:value-type="string" calcext:value-type="string">
            <text:p>Rue Desaix, place Alfred Sauvy</text:p>
          </table:table-cell>
          <table:table-cell table:style-name="ce4" table:formula="of:=VLOOKUP([.B49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1877" calcext:value-type="float">
            <text:p>11877</text:p>
          </table:table-cell>
          <table:table-cell table:style-name="ce2" office:value-type="string" calcext:value-type="string">
            <text:p>Esplanade de la Mairie</text:p>
          </table:table-cell>
          <table:table-cell table:style-name="ce4" table:formula="of:=VLOOKUP([.B495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2079" calcext:value-type="float">
            <text:p>12079</text:p>
          </table:table-cell>
          <table:table-cell table:style-name="ce2" office:value-type="string" calcext:value-type="string">
            <text:p>Avenue Albert Bartholomé, rue André Theuriet</text:p>
          </table:table-cell>
          <table:table-cell table:style-name="ce4" table:formula="of:=VLOOKUP([.B496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2972" calcext:value-type="float">
            <text:p>12972</text:p>
          </table:table-cell>
          <table:table-cell table:style-name="ce2" office:value-type="string" calcext:value-type="string">
            <text:p>Rue Jean Fourastie (face DOJO)</text:p>
          </table:table-cell>
          <table:table-cell table:style-name="ce4" table:formula="of:=VLOOKUP([.B497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8651" calcext:value-type="float">
            <text:p>68651</text:p>
          </table:table-cell>
          <table:table-cell table:style-name="ce2" office:value-type="string" calcext:value-type="string">
            <text:p>Avenue de Suffren, avenue de la Motte-Piquet</text:p>
          </table:table-cell>
          <table:table-cell table:style-name="ce4" table:formula="of:=VLOOKUP([.B498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9625" calcext:value-type="float">
            <text:p>69625</text:p>
          </table:table-cell>
          <table:table-cell table:style-name="ce2" office:value-type="string" calcext:value-type="string">
            <text:p>Place des Martyrs Juifs du Vélodrome d'Hiver</text:p>
          </table:table-cell>
          <table:table-cell table:style-name="ce4" table:formula="of:=VLOOKUP([.B499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0417" calcext:value-type="float">
            <text:p>70417</text:p>
          </table:table-cell>
          <table:table-cell table:style-name="ce2" office:value-type="string" calcext:value-type="string">
            <text:p>Rue Platon, rue Falguière</text:p>
          </table:table-cell>
          <table:table-cell table:style-name="ce4" table:formula="of:=VLOOKUP([.B50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0737" calcext:value-type="float">
            <text:p>70737</text:p>
          </table:table-cell>
          <table:table-cell table:style-name="ce2" office:value-type="string" calcext:value-type="string">
            <text:p>Place Charles Michels</text:p>
          </table:table-cell>
          <table:table-cell table:style-name="ce4" table:formula="of:=VLOOKUP([.B501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1637" calcext:value-type="float">
            <text:p>71637</text:p>
          </table:table-cell>
          <table:table-cell table:style-name="ce2" office:value-type="string" calcext:value-type="string">
            <text:p>Rond-point du pont Mirabeau, quai André Citroën</text:p>
          </table:table-cell>
          <table:table-cell table:style-name="ce4" table:formula="of:=VLOOKUP([.B502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1964" calcext:value-type="float">
            <text:p>71964</text:p>
          </table:table-cell>
          <table:table-cell table:style-name="ce2" office:value-type="string" calcext:value-type="string">
            <text:p>Pont de Grenelle côté rive gauche Amont — Seine</text:p>
          </table:table-cell>
          <table:table-cell table:style-name="ce4" table:formula="of:=VLOOKUP([.B503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2190" calcext:value-type="float">
            <text:p>72190</text:p>
          </table:table-cell>
          <table:table-cell table:style-name="ce2" office:value-type="string" calcext:value-type="string">
            <text:p>Rue Léon Lhermitte, rue Gustave Larroumet</text:p>
          </table:table-cell>
          <table:table-cell table:style-name="ce4" table:formula="of:=VLOOKUP([.B504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2738" calcext:value-type="float">
            <text:p>72738</text:p>
          </table:table-cell>
          <table:table-cell table:style-name="ce2" office:value-type="string" calcext:value-type="string">
            <text:p>Place Léon Paul Fargue — boulevard des Invalides, rue de Sèvres</text:p>
          </table:table-cell>
          <table:table-cell table:style-name="ce4" table:formula="of:=VLOOKUP([.B505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7600" calcext:value-type="float">
            <text:p>77600</text:p>
          </table:table-cell>
          <table:table-cell table:style-name="ce2" office:value-type="string" calcext:value-type="string">
            <text:p>Porte de Versailles, esplanade du 9 novembre 1989, avenue E. Renan</text:p>
          </table:table-cell>
          <table:table-cell table:style-name="ce4" table:formula="of:=VLOOKUP([.B506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9759" calcext:value-type="float">
            <text:p>79759</text:p>
          </table:table-cell>
          <table:table-cell table:style-name="ce2" office:value-type="string" calcext:value-type="string">
            <text:p>Rue d'Alleray, rue de la Procession</text:p>
          </table:table-cell>
          <table:table-cell table:style-name="ce4" table:formula="of:=VLOOKUP([.B507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0153" calcext:value-type="float">
            <text:p>80153</text:p>
          </table:table-cell>
          <table:table-cell table:style-name="ce2" office:value-type="string" calcext:value-type="string">
            <text:p>Rue de la Convention, rue de Vaugirard</text:p>
          </table:table-cell>
          <table:table-cell table:style-name="ce4" table:formula="of:=VLOOKUP([.B508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1297" calcext:value-type="float">
            <text:p>81297</text:p>
          </table:table-cell>
          <table:table-cell table:style-name="ce2" office:value-type="string" calcext:value-type="string">
            <text:p>Rue Lecourbe, rue Cambronne</text:p>
          </table:table-cell>
          <table:table-cell table:style-name="ce4" table:formula="of:=VLOOKUP([.B509];[$DonneesPrefPolice.$A$1:$DonneesPrefPolice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5735" calcext:value-type="float">
            <text:p>85735</text:p>
          </table:table-cell>
          <table:table-cell table:style-name="ce2" office:value-type="string" calcext:value-type="string">
            <text:p>Boulevard de Grenelle, boulevard Garibaldi</text:p>
          </table:table-cell>
          <table:table-cell table:style-name="ce4" table:formula="of:=VLOOKUP([.B51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6075" calcext:value-type="float">
            <text:p>86075</text:p>
          </table:table-cell>
          <table:table-cell table:style-name="ce2" office:value-type="string" calcext:value-type="string">
            <text:p>Rue Desnouettes, boulevard Victor</text:p>
          </table:table-cell>
          <table:table-cell table:style-name="ce4" table:formula="of:=VLOOKUP([.B511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7231" calcext:value-type="float">
            <text:p>87231</text:p>
          </table:table-cell>
          <table:table-cell table:style-name="ce2" office:value-type="string" calcext:value-type="string">
            <text:p>Rue de la Convention, rue de la Croix Nivert</text:p>
          </table:table-cell>
          <table:table-cell table:style-name="ce4" table:formula="of:=VLOOKUP([.B512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9051" calcext:value-type="float">
            <text:p>89051</text:p>
          </table:table-cell>
          <table:table-cell table:style-name="ce2" office:value-type="string" calcext:value-type="string">
            <text:p>Avenue de la Porte de Brançion, boulevard Lefebvre</text:p>
          </table:table-cell>
          <table:table-cell table:style-name="ce4" table:formula="of:=VLOOKUP([.B513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0461" calcext:value-type="float">
            <text:p>90461</text:p>
          </table:table-cell>
          <table:table-cell table:style-name="ce2" office:value-type="string" calcext:value-type="string">
            <text:p>Avenue Emile Zola, rue des Entrepreneurs</text:p>
          </table:table-cell>
          <table:table-cell table:style-name="ce4" table:formula="of:=VLOOKUP([.B514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1143" calcext:value-type="float">
            <text:p>91143</text:p>
          </table:table-cell>
          <table:table-cell table:style-name="ce2" office:value-type="string" calcext:value-type="string">
            <text:p>Quai d'Issy les Moulineaux</text:p>
          </table:table-cell>
          <table:table-cell table:style-name="ce4" table:formula="of:=VLOOKUP([.B515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3133" calcext:value-type="float">
            <text:p>93133</text:p>
          </table:table-cell>
          <table:table-cell table:style-name="ce2" office:value-type="string" calcext:value-type="string">
            <text:p>Rue de la Convention, rue Saint-Charles</text:p>
          </table:table-cell>
          <table:table-cell table:style-name="ce4" table:formula="of:=VLOOKUP([.B516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4561" calcext:value-type="float">
            <text:p>94561</text:p>
          </table:table-cell>
          <table:table-cell table:style-name="ce2" office:value-type="string" calcext:value-type="string">
            <text:p>Place Cambronne — Avenue Roger Cahen, rue Alexandre Cabanel</text:p>
          </table:table-cell>
          <table:table-cell table:style-name="ce4" table:formula="of:=VLOOKUP([.B51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5742" calcext:value-type="float">
            <text:p>95742</text:p>
          </table:table-cell>
          <table:table-cell table:style-name="ce2" office:value-type="string" calcext:value-type="string">
            <text:p>Boulevard Pasteur, passage Alexandre</text:p>
          </table:table-cell>
          <table:table-cell table:style-name="ce4" table:formula="of:=VLOOKUP([.B518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6500" calcext:value-type="float">
            <text:p>96500</text:p>
          </table:table-cell>
          <table:table-cell table:style-name="ce2" office:value-type="string" calcext:value-type="string">
            <text:p>Boulevard Pasteur, rue de l'Armorique</text:p>
          </table:table-cell>
          <table:table-cell table:style-name="ce4" table:formula="of:=VLOOKUP([.B519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6540" calcext:value-type="float">
            <text:p>96540</text:p>
          </table:table-cell>
          <table:table-cell table:style-name="ce2" office:value-type="string" calcext:value-type="string">
            <text:p>Porte de Versailles Nord</text:p>
          </table:table-cell>
          <table:table-cell table:style-name="ce4" table:formula="of:=VLOOKUP([.B520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8837" calcext:value-type="float">
            <text:p>98837</text:p>
          </table:table-cell>
          <table:table-cell table:style-name="ce2" office:value-type="string" calcext:value-type="string">
            <text:p>Rue du Cotentin, boulevard Pasteur</text:p>
          </table:table-cell>
          <table:table-cell table:style-name="ce4" table:formula="of:=VLOOKUP([.B52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9315" calcext:value-type="float">
            <text:p>99315</text:p>
          </table:table-cell>
          <table:table-cell table:style-name="ce2" office:value-type="string" calcext:value-type="string">
            <text:p>Rue du Commerce, avenue Emile Zola, Frémicourt</text:p>
          </table:table-cell>
          <table:table-cell table:style-name="ce4" table:formula="of:=VLOOKUP([.B522];[$DonneesPrefPolice.$A$1:$DonneesPrefPolice.$C$1334];3;0)" office:value-type="date" office:date-value="2014-07-18" calcext:value-type="date">
            <text:p>18/07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string" calcext:value-type="string">
            <text:p>45963B</text:p>
          </table:table-cell>
          <table:table-cell table:style-name="ce2" office:value-type="string" calcext:value-type="string">
            <text:p>Place Raoul Dautry, boulevard de Vaugirard, rue de l'Arrivée</text:p>
          </table:table-cell>
          <table:table-cell table:style-name="ce4" table:formula="of:=VLOOKUP([.B523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0194" calcext:value-type="float">
            <text:p>10194</text:p>
          </table:table-cell>
          <table:table-cell table:style-name="ce2" office:value-type="string" calcext:value-type="string">
            <text:p>Quai de New-York, devant le Palais de Tokyo</text:p>
          </table:table-cell>
          <table:table-cell table:style-name="ce4" table:formula="of:=VLOOKUP([.B524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1253" calcext:value-type="float">
            <text:p>11253</text:p>
          </table:table-cell>
          <table:table-cell table:style-name="ce2" office:value-type="string" calcext:value-type="string">
            <text:p>Route des Lacs à Passy (Porte de Passy)</text:p>
          </table:table-cell>
          <table:table-cell table:style-name="ce4" table:formula="of:=VLOOKUP([.B525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1751" calcext:value-type="float">
            <text:p>11751</text:p>
          </table:table-cell>
          <table:table-cell table:style-name="ce2" office:value-type="string" calcext:value-type="string">
            <text:p>Place de Colombie, boulevard Suchet, boulevard Lannes, Porte de la Muette</text:p>
          </table:table-cell>
          <table:table-cell table:style-name="ce4" table:formula="of:=VLOOKUP([.B526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2294" calcext:value-type="float">
            <text:p>12294</text:p>
          </table:table-cell>
          <table:table-cell table:style-name="ce2" office:value-type="string" calcext:value-type="string">
            <text:p>Boulevard de l'Amiral Bruix, rue du Général Ancelin</text:p>
          </table:table-cell>
          <table:table-cell table:style-name="ce4" table:formula="of:=VLOOKUP([.B52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3418" calcext:value-type="float">
            <text:p>13418</text:p>
          </table:table-cell>
          <table:table-cell table:style-name="ce2" office:value-type="string" calcext:value-type="string">
            <text:p>Avenue Kléber, avenue des Portugais</text:p>
          </table:table-cell>
          <table:table-cell table:style-name="ce4" table:formula="of:=VLOOKUP([.B528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140" calcext:value-type="float">
            <text:p>14140</text:p>
          </table:table-cell>
          <table:table-cell table:style-name="ce2" office:value-type="string" calcext:value-type="string">
            <text:p>Place du Maréchal de Lattre de Tassigny</text:p>
          </table:table-cell>
          <table:table-cell table:style-name="ce4" table:formula="of:=VLOOKUP([.B529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429" calcext:value-type="float">
            <text:p>14429</text:p>
          </table:table-cell>
          <table:table-cell table:style-name="ce2" office:value-type="string" calcext:value-type="string">
            <text:p>Quai Saint-Exupéry, rue du Général Niox</text:p>
          </table:table-cell>
          <table:table-cell table:style-name="ce4" table:formula="of:=VLOOKUP([.B530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530" calcext:value-type="float">
            <text:p>14530</text:p>
          </table:table-cell>
          <table:table-cell table:style-name="ce2" office:value-type="string" calcext:value-type="string">
            <text:p>Boulevard Flandrin, avenue Henri Martin</text:p>
          </table:table-cell>
          <table:table-cell table:style-name="ce4" table:formula="of:=VLOOKUP([.B531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5181" calcext:value-type="float">
            <text:p>15181</text:p>
          </table:table-cell>
          <table:table-cell table:style-name="ce2" office:value-type="string" calcext:value-type="string">
            <text:p>Boulevard Murat, rue Lecomte du Nouy, rue de Varize</text:p>
          </table:table-cell>
          <table:table-cell table:style-name="ce4" table:formula="of:=VLOOKUP([.B532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5" calcext:value-type="float">
            <text:p>16005</text:p>
          </table:table-cell>
          <table:table-cell table:style-name="ce2" office:value-type="string" calcext:value-type="string">
            <text:p>Avenue du Général Mangin, avenue de Lamballe</text:p>
          </table:table-cell>
          <table:table-cell table:style-name="ce4" table:formula="of:=VLOOKUP([.B533];[$DonneesPrefPolice.$A$1:$DonneesPrefPolice.$C$1334];3;0)" office:value-type="date" office:date-value="2017-02-27" calcext:value-type="date">
            <text:p>27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6" calcext:value-type="float">
            <text:p>16006</text:p>
          </table:table-cell>
          <table:table-cell table:style-name="ce2" office:value-type="string" calcext:value-type="string">
            <text:p>Avenue de Lamballe, rue Raynouard</text:p>
          </table:table-cell>
          <table:table-cell table:style-name="ce4" table:formula="of:=VLOOKUP([.B534];[$DonneesPrefPolice.$A$1:$DonneesPrefPolice.$C$1334];3;0)" office:value-type="date" office:date-value="2017-02-27" calcext:value-type="date">
            <text:p>27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7" calcext:value-type="float">
            <text:p>16007</text:p>
          </table:table-cell>
          <table:table-cell table:style-name="ce2" office:value-type="string" calcext:value-type="string">
            <text:p>PSG — Parc des Princes</text:p>
          </table:table-cell>
          <table:table-cell table:style-name="ce4" table:formula="of:=VLOOKUP([.B535];[$DonneesPrefPolice.$A$1:$DonneesPrefPolice.$C$1334];3;0)" office:value-type="date" office:date-value="2013-09-13" calcext:value-type="date">
            <text:p>13/09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13" calcext:value-type="float">
            <text:p>16013</text:p>
          </table:table-cell>
          <table:table-cell table:style-name="ce2" office:value-type="string" calcext:value-type="string">
            <text:p>Rue Cortambert, rue Nicolo</text:p>
          </table:table-cell>
          <table:table-cell table:style-name="ce4" table:formula="of:=VLOOKUP([.B536];[$DonneesPrefPolice.$A$1:$DonneesPrefPolice.$C$1334];3;0)" office:value-type="date" office:date-value="2017-07-03" calcext:value-type="date">
            <text:p>0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21" calcext:value-type="float">
            <text:p>16021</text:p>
          </table:table-cell>
          <table:table-cell table:style-name="ce2" office:value-type="string" calcext:value-type="string">
            <text:p>Place des Etats-Unis — Avenue d'Iéna, rue Bassano</text:p>
          </table:table-cell>
          <table:table-cell table:style-name="ce4" table:formula="of:=VLOOKUP([.B537];[$DonneesPrefPolice.$A$1:$DonneesPrefPolice.$C$1334];3;0)" office:value-type="date" office:date-value="2017-03-15" calcext:value-type="date">
            <text:p>15/03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58" calcext:value-type="float">
            <text:p>16058</text:p>
          </table:table-cell>
          <table:table-cell table:style-name="ce2" office:value-type="string" calcext:value-type="string">
            <text:p>Rue de Montevidéo, rue de Longchamp</text:p>
          </table:table-cell>
          <table:table-cell table:style-name="ce4" table:formula="of:=VLOOKUP([.B538];[$DonneesPrefPolice.$A$1:$DonneesPrefPolice.$C$1334];3;0)" office:value-type="date" office:date-value="2017-02-09" calcext:value-type="date">
            <text:p>09/02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71" calcext:value-type="float">
            <text:p>16071</text:p>
          </table:table-cell>
          <table:table-cell table:style-name="ce2" office:value-type="string" calcext:value-type="string">
            <text:p>Avenue Chantemesse, avenue du Maréchal Fayolle</text:p>
          </table:table-cell>
          <table:table-cell table:style-name="ce4" table:formula="of:=VLOOKUP([.B539];[$DonneesPrefPolice.$A$1:$DonneesPrefPolice.$C$1334];3;0)" office:value-type="date" office:date-value="2016-08-10" calcext:value-type="date">
            <text:p>10/08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92" calcext:value-type="float">
            <text:p>16092</text:p>
          </table:table-cell>
          <table:table-cell table:style-name="ce2" office:value-type="string" calcext:value-type="string">
            <text:p>Rue Benjamin Franklin, rue Le Tasse</text:p>
          </table:table-cell>
          <table:table-cell table:style-name="ce4" table:formula="of:=VLOOKUP([.B540];[$DonneesPrefPolice.$A$1:$DonneesPrefPolice.$C$1334];3;0)" office:value-type="date" office:date-value="2018-02-13" calcext:value-type="date">
            <text:p>13/02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6" calcext:value-type="float">
            <text:p>16106</text:p>
          </table:table-cell>
          <table:table-cell table:style-name="ce2" office:value-type="string" calcext:value-type="string">
            <text:p>Zone accès stade Géo André</text:p>
          </table:table-cell>
          <table:table-cell table:style-name="ce4" table:formula="of:=VLOOKUP([.B541];[$DonneesPrefPolice.$A$1:$DonneesPrefPolice.$C$1334];3;0)" office:value-type="date" office:date-value="2015-10-16" calcext:value-type="date">
            <text:p>16/10/1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7" calcext:value-type="float">
            <text:p>16107</text:p>
          </table:table-cell>
          <table:table-cell table:style-name="ce2" office:value-type="string" calcext:value-type="string">
            <text:p>Trocadéro — Avenue Paul Doumer, rue Benjamin Franklin</text:p>
          </table:table-cell>
          <table:table-cell table:style-name="ce4" table:formula="of:=VLOOKUP([.B542];[$DonneesPrefPolice.$A$1:$DonneesPrefPolice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string" calcext:value-type="string">
            <text:p>Allée de Longchamp, allée de la Reine Marguerite</text:p>
          </table:table-cell>
          <table:table-cell table:style-name="ce4" table:formula="of:=VLOOKUP([.B543];[$DonneesPrefPolice.$A$1:$DonneesPrefPolice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0320" calcext:value-type="float">
            <text:p>50320</text:p>
          </table:table-cell>
          <table:table-cell table:style-name="ce2" office:value-type="string" calcext:value-type="string">
            <text:p>Porte de d'Auteuil, sortie Périph Est</text:p>
          </table:table-cell>
          <table:table-cell table:style-name="ce4" table:formula="of:=VLOOKUP([.B544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1930" calcext:value-type="float">
            <text:p>51930</text:p>
          </table:table-cell>
          <table:table-cell table:style-name="ce2" office:value-type="string" calcext:value-type="string">
            <text:p>Avenue Georges Mandel, rue Decamps</text:p>
          </table:table-cell>
          <table:table-cell table:style-name="ce4" table:formula="of:=VLOOKUP([.B545];[$DonneesPrefPolice.$A$1:$DonneesPrefPolice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1992" calcext:value-type="float">
            <text:p>51992</text:p>
          </table:table-cell>
          <table:table-cell table:style-name="ce2" office:value-type="string" calcext:value-type="string">
            <text:p>Centre Géo André</text:p>
          </table:table-cell>
          <table:table-cell table:style-name="ce4" table:formula="of:=VLOOKUP([.B546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2670" calcext:value-type="float">
            <text:p>52670</text:p>
          </table:table-cell>
          <table:table-cell table:style-name="ce2" office:value-type="string" calcext:value-type="string">
            <text:p>Rue d'Auteuil, rue Michel-Ange</text:p>
          </table:table-cell>
          <table:table-cell table:style-name="ce4" table:formula="of:=VLOOKUP([.B547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3578" calcext:value-type="float">
            <text:p>53578</text:p>
          </table:table-cell>
          <table:table-cell table:style-name="ce2" office:value-type="string" calcext:value-type="string">
            <text:p>Boulevard d'Auteuil, avenue Gordon Bennett</text:p>
          </table:table-cell>
          <table:table-cell table:style-name="ce4" table:formula="of:=VLOOKUP([.B548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4069" calcext:value-type="float">
            <text:p>54069</text:p>
          </table:table-cell>
          <table:table-cell table:style-name="ce2" office:value-type="string" calcext:value-type="string">
            <text:p>Place Jean Monnet — rue des Belles Feuilles, rue de la Pompe</text:p>
          </table:table-cell>
          <table:table-cell table:style-name="ce4" table:formula="of:=VLOOKUP([.B549];[$DonneesPrefPolice.$A$1:$DonneesPrefPolice.$C$1334];3;0)" office:value-type="date" office:date-value="2012-01-09" calcext:value-type="date">
            <text:p>09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5054" calcext:value-type="float">
            <text:p>55054</text:p>
          </table:table-cell>
          <table:table-cell table:style-name="ce2" office:value-type="string" calcext:value-type="string">
            <text:p>Rue du Ranelagh, avenue du Président Kennedy</text:p>
          </table:table-cell>
          <table:table-cell table:style-name="ce4" table:formula="of:=VLOOKUP([.B550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8577" calcext:value-type="float">
            <text:p>58577</text:p>
          </table:table-cell>
          <table:table-cell table:style-name="ce2" office:value-type="string" calcext:value-type="string">
            <text:p>Rue Michel Ange, boulevard Exelmans</text:p>
          </table:table-cell>
          <table:table-cell table:style-name="ce4" table:formula="of:=VLOOKUP([.B551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1948" calcext:value-type="float">
            <text:p>61948</text:p>
          </table:table-cell>
          <table:table-cell table:style-name="ce2" office:value-type="string" calcext:value-type="string">
            <text:p>Place de Mexico, avenue d'Eylau</text:p>
          </table:table-cell>
          <table:table-cell table:style-name="ce4" table:formula="of:=VLOOKUP([.B552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4215" calcext:value-type="float">
            <text:p>64215</text:p>
          </table:table-cell>
          <table:table-cell table:style-name="ce2" office:value-type="string" calcext:value-type="string">
            <text:p>Avenue Foch, avenue de Malakoff</text:p>
          </table:table-cell>
          <table:table-cell table:style-name="ce4" table:formula="of:=VLOOKUP([.B553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4856" calcext:value-type="float">
            <text:p>64856</text:p>
          </table:table-cell>
          <table:table-cell table:style-name="ce2" office:value-type="string" calcext:value-type="string">
            <text:p>Place du Trocadéro, avenue Georges Mandel, avenue d'Eylau</text:p>
          </table:table-cell>
          <table:table-cell table:style-name="ce4" table:formula="of:=VLOOKUP([.B55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5084" calcext:value-type="float">
            <text:p>65084</text:p>
          </table:table-cell>
          <table:table-cell table:style-name="ce2" office:value-type="string" calcext:value-type="string">
            <text:p>Place de la Porte d'Auteuil</text:p>
          </table:table-cell>
          <table:table-cell table:style-name="ce4" table:formula="of:=VLOOKUP([.B555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5961" calcext:value-type="float">
            <text:p>65961</text:p>
          </table:table-cell>
          <table:table-cell table:style-name="ce2" office:value-type="string" calcext:value-type="string">
            <text:p>Avenue du Parc des Princes, rue Claude Farrère</text:p>
          </table:table-cell>
          <table:table-cell table:style-name="ce4" table:formula="of:=VLOOKUP([.B556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1195" calcext:value-type="float">
            <text:p>71195</text:p>
          </table:table-cell>
          <table:table-cell table:style-name="ce2" office:value-type="string" calcext:value-type="string">
            <text:p>Avenue des Nations Unies, avenue Albert de Mun</text:p>
          </table:table-cell>
          <table:table-cell table:style-name="ce4" table:formula="of:=VLOOKUP([.B55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2093" calcext:value-type="float">
            <text:p>72093</text:p>
          </table:table-cell>
          <table:table-cell table:style-name="ce2" office:value-type="string" calcext:value-type="string">
            <text:p>Pont Bir Hakeim côté rive droite aval — Seine</text:p>
          </table:table-cell>
          <table:table-cell table:style-name="ce4" table:formula="of:=VLOOKUP([.B558];[$DonneesPrefPolice.$A$1:$DonneesPrefPolice.$C$1334];3;0)" office:value-type="date" office:date-value="2012-11-30" calcext:value-type="date">
            <text:p>30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2224" calcext:value-type="float">
            <text:p>72224</text:p>
          </table:table-cell>
          <table:table-cell table:style-name="ce2" office:value-type="string" calcext:value-type="string">
            <text:p>Place de la Porte Maillot, boulevard Thierry de Martel</text:p>
          </table:table-cell>
          <table:table-cell table:style-name="ce4" table:formula="of:=VLOOKUP([.B559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3432" calcext:value-type="float">
            <text:p>73432</text:p>
          </table:table-cell>
          <table:table-cell table:style-name="ce2" office:value-type="string" calcext:value-type="string">
            <text:p>Rue du Commandant Guilbaud, avenue de la Porte de Saint-Cloud</text:p>
          </table:table-cell>
          <table:table-cell table:style-name="ce4" table:formula="of:=VLOOKUP([.B560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4412" calcext:value-type="float">
            <text:p>74412</text:p>
          </table:table-cell>
          <table:table-cell table:style-name="ce2" office:value-type="string" calcext:value-type="string">
            <text:p>Place du Trocadéro, avenue Kléber, avenue Poincaré</text:p>
          </table:table-cell>
          <table:table-cell table:style-name="ce4" table:formula="of:=VLOOKUP([.B56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4609" calcext:value-type="float">
            <text:p>74609</text:p>
          </table:table-cell>
          <table:table-cell table:style-name="ce2" office:value-type="string" calcext:value-type="string">
            <text:p>Rue de Passy, Chaussée de la Muette</text:p>
          </table:table-cell>
          <table:table-cell table:style-name="ce4" table:formula="of:=VLOOKUP([.B562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9782" calcext:value-type="float">
            <text:p>79782</text:p>
          </table:table-cell>
          <table:table-cell table:style-name="ce2" office:value-type="string" calcext:value-type="string">
            <text:p>Place du Maréchal de Lattre de Tassigny, route de Suresnes</text:p>
          </table:table-cell>
          <table:table-cell table:style-name="ce4" table:formula="of:=VLOOKUP([.B563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043" calcext:value-type="float">
            <text:p>82043</text:p>
          </table:table-cell>
          <table:table-cell table:style-name="ce2" office:value-type="string" calcext:value-type="string">
            <text:p>Place de l'Europe, rue du Commandant Guilbaud</text:p>
          </table:table-cell>
          <table:table-cell table:style-name="ce4" table:formula="of:=VLOOKUP([.B564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540" calcext:value-type="float">
            <text:p>82540</text:p>
          </table:table-cell>
          <table:table-cell table:style-name="ce2" office:value-type="string" calcext:value-type="string">
            <text:p>Avenue Georges Lafont, rue Edouard Vaillant</text:p>
          </table:table-cell>
          <table:table-cell table:style-name="ce4" table:formula="of:=VLOOKUP([.B565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982" calcext:value-type="float">
            <text:p>82982</text:p>
          </table:table-cell>
          <table:table-cell table:style-name="ce2" office:value-type="string" calcext:value-type="string">
            <text:p>Porte de Saint-Cloud, place du Docteur Michaud</text:p>
          </table:table-cell>
          <table:table-cell table:style-name="ce4" table:formula="of:=VLOOKUP([.B566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4766" calcext:value-type="float">
            <text:p>84766</text:p>
          </table:table-cell>
          <table:table-cell table:style-name="ce2" office:value-type="string" calcext:value-type="string">
            <text:p>Allée de Longchamp, route des Moulins</text:p>
          </table:table-cell>
          <table:table-cell table:style-name="ce4" table:formula="of:=VLOOKUP([.B567];[$DonneesPrefPolice.$A$1:$DonneesPrefPolice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275" calcext:value-type="float">
            <text:p>85275</text:p>
          </table:table-cell>
          <table:table-cell table:style-name="ce2" office:value-type="string" calcext:value-type="string">
            <text:p>Pont Mirabeau aval — Seine</text:p>
          </table:table-cell>
          <table:table-cell table:style-name="ce4" table:formula="of:=VLOOKUP([.B568];[$DonneesPrefPolice.$A$1:$DonneesPrefPolice.$C$1334];3;0)" office:value-type="date" office:date-value="2014-03-10" calcext:value-type="date">
            <text:p>10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400" calcext:value-type="float">
            <text:p>85400</text:p>
          </table:table-cell>
          <table:table-cell table:style-name="ce2" office:value-type="string" calcext:value-type="string">
            <text:p>Jardins du Trocadéro</text:p>
          </table:table-cell>
          <table:table-cell table:style-name="ce4" table:formula="of:=VLOOKUP([.B569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982" calcext:value-type="float">
            <text:p>85982</text:p>
          </table:table-cell>
          <table:table-cell table:style-name="ce2" office:value-type="string" calcext:value-type="string">
            <text:p>Pont d'Iéna amont — Seine</text:p>
          </table:table-cell>
          <table:table-cell table:style-name="ce4" table:formula="of:=VLOOKUP([.B570];[$DonneesPrefPolice.$A$1:$DonneesPrefPolice.$C$1334];3;0)" office:value-type="date" office:date-value="2014-04-11" calcext:value-type="date">
            <text:p>11/04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7034" calcext:value-type="float">
            <text:p>87034</text:p>
          </table:table-cell>
          <table:table-cell table:style-name="ce2" office:value-type="string" calcext:value-type="string">
            <text:p>Allée de Longchamp, route de Sèvres à Neuilly</text:p>
          </table:table-cell>
          <table:table-cell table:style-name="ce4" table:formula="of:=VLOOKUP([.B571];[$DonneesPrefPolice.$A$1:$DonneesPrefPolice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7335" calcext:value-type="float">
            <text:p>87335</text:p>
          </table:table-cell>
          <table:table-cell table:style-name="ce2" office:value-type="string" calcext:value-type="string">
            <text:p>Route de l'hippodrome Carrefour des Cascades</text:p>
          </table:table-cell>
          <table:table-cell table:style-name="ce4" table:formula="of:=VLOOKUP([.B572];[$DonneesPrefPolice.$A$1:$DonneesPrefPolice.$C$1334];3;0)" office:value-type="date" office:date-value="2013-10-01" calcext:value-type="date">
            <text:p>01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9165" calcext:value-type="float">
            <text:p>89165</text:p>
          </table:table-cell>
          <table:table-cell table:style-name="ce2" office:value-type="string" calcext:value-type="string">
            <text:p>Place de la Porte de Saint-Cloud, avenue de Versailles</text:p>
          </table:table-cell>
          <table:table-cell table:style-name="ce4" table:formula="of:=VLOOKUP([.B573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1353" calcext:value-type="float">
            <text:p>91353</text:p>
          </table:table-cell>
          <table:table-cell table:style-name="ce2" office:value-type="string" calcext:value-type="string">
            <text:p>Place de Varsovie</text:p>
          </table:table-cell>
          <table:table-cell table:style-name="ce4" table:formula="of:=VLOOKUP([.B574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3829" calcext:value-type="float">
            <text:p>93829</text:p>
          </table:table-cell>
          <table:table-cell table:style-name="ce2" office:value-type="string" calcext:value-type="string">
            <text:p>Avenue Raphaël, boulevard Suchet</text:p>
          </table:table-cell>
          <table:table-cell table:style-name="ce4" table:formula="of:=VLOOKUP([.B575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5271" calcext:value-type="float">
            <text:p>95271</text:p>
          </table:table-cell>
          <table:table-cell table:style-name="ce2" office:value-type="string" calcext:value-type="string">
            <text:p>Pont de l'Alma côté rive droite aval — Seine</text:p>
          </table:table-cell>
          <table:table-cell table:style-name="ce4" table:formula="of:=VLOOKUP([.B576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5629" calcext:value-type="float">
            <text:p>95629</text:p>
          </table:table-cell>
          <table:table-cell table:style-name="ce2" office:value-type="string" calcext:value-type="string">
            <text:p>Place du Costa Rica, rue de Passy, rue Benjamin Franklin</text:p>
          </table:table-cell>
          <table:table-cell table:style-name="ce4" table:formula="of:=VLOOKUP([.B577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6105" calcext:value-type="float">
            <text:p>96105</text:p>
          </table:table-cell>
          <table:table-cell table:style-name="ce2" office:value-type="string" calcext:value-type="string">
            <text:p>Rue du Ranelagh, rue Raynouard</text:p>
          </table:table-cell>
          <table:table-cell table:style-name="ce4" table:formula="of:=VLOOKUP([.B578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7645" calcext:value-type="float">
            <text:p>97645</text:p>
          </table:table-cell>
          <table:table-cell table:style-name="ce2" office:value-type="string" calcext:value-type="string">
            <text:p>Rue Nungesser et Coli, avenue de la Porte Molitor</text:p>
          </table:table-cell>
          <table:table-cell table:style-name="ce4" table:formula="of:=VLOOKUP([.B579];[$DonneesPrefPolice.$A$1:$DonneesPrefPolice.$C$1334];3;0)" office:value-type="date" office:date-value="2014-01-17" calcext:value-type="date">
            <text:p>17/01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7703" calcext:value-type="float">
            <text:p>97703</text:p>
          </table:table-cell>
          <table:table-cell table:style-name="ce2" office:value-type="string" calcext:value-type="string">
            <text:p>Avenue des Nations Unies, rue Le Nôtre</text:p>
          </table:table-cell>
          <table:table-cell table:style-name="ce4" table:formula="of:=VLOOKUP([.B580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8777" calcext:value-type="float">
            <text:p>98777</text:p>
          </table:table-cell>
          <table:table-cell table:style-name="ce2" office:value-type="string" calcext:value-type="string">
            <text:p>Jardins du Trocadéro</text:p>
          </table:table-cell>
          <table:table-cell table:style-name="ce4" table:formula="of:=VLOOKUP([.B581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9036" calcext:value-type="float">
            <text:p>99036</text:p>
          </table:table-cell>
          <table:table-cell table:style-name="ce2" office:value-type="string" calcext:value-type="string">
            <text:p>Avenue du Président Wilson, rue Pierre 1er de Serbie</text:p>
          </table:table-cell>
          <table:table-cell table:style-name="ce4" table:formula="of:=VLOOKUP([.B58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string" calcext:value-type="string">
            <text:p>82043B</text:p>
          </table:table-cell>
          <table:table-cell table:style-name="ce2" office:value-type="string" calcext:value-type="string">
            <text:p>Place de l'Europe, rue du Commandant Guilbaud</text:p>
          </table:table-cell>
          <table:table-cell table:style-name="ce4" table:formula="of:=VLOOKUP([.B583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0510" calcext:value-type="float">
            <text:p>10510</text:p>
          </table:table-cell>
          <table:table-cell table:style-name="ce2" office:value-type="string" calcext:value-type="string">
            <text:p>Rue Cardinet, rue Lemercier</text:p>
          </table:table-cell>
          <table:table-cell table:style-name="ce4" table:formula="of:=VLOOKUP([.B584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1943" calcext:value-type="float">
            <text:p>11943</text:p>
          </table:table-cell>
          <table:table-cell table:style-name="ce2" office:value-type="string" calcext:value-type="string">
            <text:p>Avenue des Ternes, avenue Niel</text:p>
          </table:table-cell>
          <table:table-cell table:style-name="ce4" table:formula="of:=VLOOKUP([.B585];[$DonneesPrefPolice.$A$1:$DonneesPrefPolice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0446" calcext:value-type="float">
            <text:p>70446</text:p>
          </table:table-cell>
          <table:table-cell table:style-name="ce2" office:value-type="string" calcext:value-type="string">
            <text:p>Avenue de Clichy, rue Brochant</text:p>
          </table:table-cell>
          <table:table-cell table:style-name="ce4" table:formula="of:=VLOOKUP([.B586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0605" calcext:value-type="float">
            <text:p>70605</text:p>
          </table:table-cell>
          <table:table-cell table:style-name="ce2" office:value-type="string" calcext:value-type="string">
            <text:p>Passage Saint-Ange, rue Jean Leclaire</text:p>
          </table:table-cell>
          <table:table-cell table:style-name="ce4" table:formula="of:=VLOOKUP([.B587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3554" calcext:value-type="float">
            <text:p>73554</text:p>
          </table:table-cell>
          <table:table-cell table:style-name="ce2" office:value-type="string" calcext:value-type="string">
            <text:p>Porte Maillot, avenue de la Grande Armée</text:p>
          </table:table-cell>
          <table:table-cell table:style-name="ce4" table:formula="of:=VLOOKUP([.B588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5411" calcext:value-type="float">
            <text:p>75411</text:p>
          </table:table-cell>
          <table:table-cell table:style-name="ce2" office:value-type="string" calcext:value-type="string">
            <text:p>Place de la Porte Maillot, boulevard Pershing</text:p>
          </table:table-cell>
          <table:table-cell table:style-name="ce4" table:formula="of:=VLOOKUP([.B589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5732" calcext:value-type="float">
            <text:p>75732</text:p>
          </table:table-cell>
          <table:table-cell table:style-name="ce2" office:value-type="string" calcext:value-type="string">
            <text:p>Rue André Brechet, rue Louis Loucheur</text:p>
          </table:table-cell>
          <table:table-cell table:style-name="ce4" table:formula="of:=VLOOKUP([.B590];[$DonneesPrefPolice.$A$1:$DonneesPrefPolice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6501" calcext:value-type="float">
            <text:p>76501</text:p>
          </table:table-cell>
          <table:table-cell table:style-name="ce2" office:value-type="string" calcext:value-type="string">
            <text:p>Place de Clichy</text:p>
          </table:table-cell>
          <table:table-cell table:style-name="ce4" table:formula="of:=VLOOKUP([.B591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0383" calcext:value-type="float">
            <text:p>80383</text:p>
          </table:table-cell>
          <table:table-cell table:style-name="ce2" office:value-type="string" calcext:value-type="string">
            <text:p>Place Saint-Ferdinand, rue Brunel</text:p>
          </table:table-cell>
          <table:table-cell table:style-name="ce4" table:formula="of:=VLOOKUP([.B592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4425" calcext:value-type="float">
            <text:p>84425</text:p>
          </table:table-cell>
          <table:table-cell table:style-name="ce2" office:value-type="string" calcext:value-type="string">
            <text:p>Avenue de la Porte de Clichy, boulevard Bessières</text:p>
          </table:table-cell>
          <table:table-cell table:style-name="ce4" table:formula="of:=VLOOKUP([.B593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4653" calcext:value-type="float">
            <text:p>84653</text:p>
          </table:table-cell>
          <table:table-cell table:style-name="ce2" office:value-type="string" calcext:value-type="string">
            <text:p>Avenue de la Porte Pouchet, boulevard Bessières</text:p>
          </table:table-cell>
          <table:table-cell table:style-name="ce4" table:formula="of:=VLOOKUP([.B594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7387" calcext:value-type="float">
            <text:p>87387</text:p>
          </table:table-cell>
          <table:table-cell table:style-name="ce2" office:value-type="string" calcext:value-type="string">
            <text:p>Rue Emile Borel, place Arnault Tzanck</text:p>
          </table:table-cell>
          <table:table-cell table:style-name="ce4" table:formula="of:=VLOOKUP([.B595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7704" calcext:value-type="float">
            <text:p>87704</text:p>
          </table:table-cell>
          <table:table-cell table:style-name="ce2" office:value-type="string" calcext:value-type="string">
            <text:p>Rue de Rome, rue Cardinet</text:p>
          </table:table-cell>
          <table:table-cell table:style-name="ce4" table:formula="of:=VLOOKUP([.B596];[$DonneesPrefPolice.$A$1:$DonneesPrefPolice.$C$1334];3;0)" office:value-type="date" office:date-value="2013-09-06" calcext:value-type="date">
            <text:p>06/09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9632" calcext:value-type="float">
            <text:p>89632</text:p>
          </table:table-cell>
          <table:table-cell table:style-name="ce2" office:value-type="string" calcext:value-type="string">
            <text:p>Rue Biot, place Clichy</text:p>
          </table:table-cell>
          <table:table-cell table:style-name="ce4" table:formula="of:=VLOOKUP([.B597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1182" calcext:value-type="float">
            <text:p>91182</text:p>
          </table:table-cell>
          <table:table-cell table:style-name="ce2" office:value-type="string" calcext:value-type="string">
            <text:p>Avenue de la Grande Armée, rue d'Argentine</text:p>
          </table:table-cell>
          <table:table-cell table:style-name="ce4" table:formula="of:=VLOOKUP([.B598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2088" calcext:value-type="float">
            <text:p>92088</text:p>
          </table:table-cell>
          <table:table-cell table:style-name="ce2" office:value-type="string" calcext:value-type="string">
            <text:p>Avenue de la Porte de Saint-Ouen, boulevard Ney</text:p>
          </table:table-cell>
          <table:table-cell table:style-name="ce4" table:formula="of:=VLOOKUP([.B599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4112" calcext:value-type="float">
            <text:p>94112</text:p>
          </table:table-cell>
          <table:table-cell table:style-name="ce2" office:value-type="string" calcext:value-type="string">
            <text:p>Boulevard Malesherbes, rue Viete</text:p>
          </table:table-cell>
          <table:table-cell table:style-name="ce4" table:formula="of:=VLOOKUP([.B600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9639" calcext:value-type="float">
            <text:p>99639</text:p>
          </table:table-cell>
          <table:table-cell table:style-name="ce2" office:value-type="string" calcext:value-type="string">
            <text:p>Place du Général Koenig</text:p>
          </table:table-cell>
          <table:table-cell table:style-name="ce4" table:formula="of:=VLOOKUP([.B601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0630" calcext:value-type="float">
            <text:p>10630</text:p>
          </table:table-cell>
          <table:table-cell table:style-name="ce2" office:value-type="string" calcext:value-type="string">
            <text:p>Place Jules Joffrin, rue Hermel</text:p>
          </table:table-cell>
          <table:table-cell table:style-name="ce4" table:formula="of:=VLOOKUP([.B602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0631" calcext:value-type="float">
            <text:p>10631</text:p>
          </table:table-cell>
          <table:table-cell table:style-name="ce2" office:value-type="string" calcext:value-type="string">
            <text:p>Porte de la Chapelle, boulevard Ney, avenue de la Porte de la Chapelle</text:p>
          </table:table-cell>
          <table:table-cell table:style-name="ce4" table:formula="of:=VLOOKUP([.B603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1601" calcext:value-type="float">
            <text:p>11601</text:p>
          </table:table-cell>
          <table:table-cell table:style-name="ce2" office:value-type="string" calcext:value-type="string">
            <text:p>5, rue Tristan Tzara</text:p>
          </table:table-cell>
          <table:table-cell table:style-name="ce4" table:formula="of:=VLOOKUP([.B604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2278" calcext:value-type="float">
            <text:p>12278</text:p>
          </table:table-cell>
          <table:table-cell table:style-name="ce2" office:value-type="string" calcext:value-type="string">
            <text:p>Place Paul Eluard</text:p>
          </table:table-cell>
          <table:table-cell table:style-name="ce4" table:formula="of:=VLOOKUP([.B605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048" calcext:value-type="float">
            <text:p>15048</text:p>
          </table:table-cell>
          <table:table-cell table:style-name="ce2" office:value-type="string" calcext:value-type="string">
            <text:p>Rue Jean Henri Fabre, rue du Colonel Dax</text:p>
          </table:table-cell>
          <table:table-cell table:style-name="ce4" table:formula="of:=VLOOKUP([.B606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446" calcext:value-type="float">
            <text:p>15446</text:p>
          </table:table-cell>
          <table:table-cell table:style-name="ce2" office:value-type="string" calcext:value-type="string">
            <text:p>Face au 86-88, boulevard Ney</text:p>
          </table:table-cell>
          <table:table-cell table:style-name="ce4" table:formula="of:=VLOOKUP([.B607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626" calcext:value-type="float">
            <text:p>15626</text:p>
          </table:table-cell>
          <table:table-cell table:style-name="ce2" office:value-type="string" calcext:value-type="string">
            <text:p>Av. de la Porte de Saint-Ouen, rue Louis Pasteur Vallery-Radot</text:p>
          </table:table-cell>
          <table:table-cell table:style-name="ce4" table:formula="of:=VLOOKUP([.B608];[$DonneesPrefPolice.$A$1:$DonneesPrefPolice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6334" calcext:value-type="float">
            <text:p>16334</text:p>
          </table:table-cell>
          <table:table-cell table:style-name="ce2" office:value-type="string" calcext:value-type="string">
            <text:p>Rue des Poissonniers, rue Myrha</text:p>
          </table:table-cell>
          <table:table-cell table:style-name="ce4" table:formula="of:=VLOOKUP([.B609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6561" calcext:value-type="float">
            <text:p>16561</text:p>
          </table:table-cell>
          <table:table-cell table:style-name="ce2" office:value-type="string" calcext:value-type="string">
            <text:p>Boulevard de la Chapelle, rue Caplat</text:p>
          </table:table-cell>
          <table:table-cell table:style-name="ce4" table:formula="of:=VLOOKUP([.B610];[$DonneesPrefPolice.$A$1:$DonneesPrefPolice.$C$1334];3;0)" office:value-type="date" office:date-value="2015-02-23" calcext:value-type="date">
            <text:p>23/02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02" calcext:value-type="float">
            <text:p>18002</text:p>
          </table:table-cell>
          <table:table-cell table:style-name="ce2" office:value-type="string" calcext:value-type="string">
            <text:p>Rue Lamarck, rue Carpeaux</text:p>
          </table:table-cell>
          <table:table-cell table:style-name="ce4" table:formula="of:=VLOOKUP([.B611];[$DonneesPrefPolice.$A$1:$DonneesPrefPolice.$C$1334];3;0)" office:value-type="date" office:date-value="2017-07-19" calcext:value-type="date">
            <text:p>19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23" calcext:value-type="float">
            <text:p>18023</text:p>
          </table:table-cell>
          <table:table-cell table:style-name="ce2" office:value-type="string" calcext:value-type="string">
            <text:p>Place du Château Rouge, rue Poulet, boulevard Barbès</text:p>
          </table:table-cell>
          <table:table-cell table:style-name="ce4" table:formula="of:=VLOOKUP([.B612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54" calcext:value-type="float">
            <text:p>18054</text:p>
          </table:table-cell>
          <table:table-cell table:style-name="ce2" office:value-type="string" calcext:value-type="string">
            <text:p>Rue Polonceau, rue de la Goutte d'O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67" calcext:value-type="float">
            <text:p>18067</text:p>
          </table:table-cell>
          <table:table-cell table:style-name="ce2" office:value-type="string" calcext:value-type="string">
            <text:p>Place de La Chapelle, rue Pajol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74" calcext:value-type="float">
            <text:p>18074</text:p>
          </table:table-cell>
          <table:table-cell table:style-name="ce2" office:value-type="string" calcext:value-type="string">
            <text:p>Rue Moussorgski, rue Tchaïchovsk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3" calcext:value-type="float">
            <text:p>18083</text:p>
          </table:table-cell>
          <table:table-cell table:style-name="ce2" office:value-type="string" calcext:value-type="string">
            <text:p>Rue de l'Evangile, rue Moussorgsk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4" calcext:value-type="float">
            <text:p>18084</text:p>
          </table:table-cell>
          <table:table-cell table:style-name="ce2" office:value-type="string" calcext:value-type="string">
            <text:p>Rue Queneau (en vis-à-vis du passage du no 22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string" calcext:value-type="string">
            <text:p>Rue Doudeauville, boulevard Barbès</text:p>
          </table:table-cell>
          <table:table-cell table:style-name="ce4" table:formula="of:=VLOOKUP([.B618];[$DonneesPrefPolice.$A$1:$DonneesPrefPolice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7" calcext:value-type="float">
            <text:p>18087</text:p>
          </table:table-cell>
          <table:table-cell table:style-name="ce2" office:value-type="string" calcext:value-type="string">
            <text:p>Rue de la Goutte d'Or, rue des Islettes</text:p>
          </table:table-cell>
          <table:table-cell table:style-name="ce4" table:formula="of:=VLOOKUP([.B619];[$DonneesPrefPolice.$A$1:$DonneesPrefPolice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8" calcext:value-type="float">
            <text:p>18088</text:p>
          </table:table-cell>
          <table:table-cell table:style-name="ce2" office:value-type="string" calcext:value-type="string">
            <text:p>Rue de Panama, rue Léon</text:p>
          </table:table-cell>
          <table:table-cell table:style-name="ce4" table:formula="of:=VLOOKUP([.B620];[$DonneesPrefPolice.$A$1:$DonneesPrefPolice.$C$1334];3;0)" office:value-type="date" office:date-value="2016-10-13" calcext:value-type="date">
            <text:p>13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1" calcext:value-type="float">
            <text:p>18091</text:p>
          </table:table-cell>
          <table:table-cell table:style-name="ce2" office:value-type="string" calcext:value-type="string">
            <text:p>Rue Pajol, rue du Département, rue Philippe de Girard</text:p>
          </table:table-cell>
          <table:table-cell table:style-name="ce4" table:formula="of:=VLOOKUP([.B621];[$DonneesPrefPolice.$A$1:$DonneesPrefPolice.$C$1334];3;0)" office:value-type="date" office:date-value="2017-01-31" calcext:value-type="date">
            <text:p>31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3" calcext:value-type="float">
            <text:p>18093</text:p>
          </table:table-cell>
          <table:table-cell table:style-name="ce2" office:value-type="string" calcext:value-type="string">
            <text:p>Rue Pajol, rue Romy Schneide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4" calcext:value-type="float">
            <text:p>18094</text:p>
          </table:table-cell>
          <table:table-cell table:style-name="ce2" office:value-type="string" calcext:value-type="string">
            <text:p>Rue Riquet, rue Pajol</text:p>
          </table:table-cell>
          <table:table-cell table:style-name="ce4" table:formula="of:=VLOOKUP([.B623];[$DonneesPrefPolice.$A$1:$DonneesPrefPolice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8" calcext:value-type="float">
            <text:p>18098</text:p>
          </table:table-cell>
          <table:table-cell table:style-name="ce2" office:value-type="string" calcext:value-type="string">
            <text:p>Rue de la Porte des Poissonniers, rue Jean Cocteau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04" calcext:value-type="float">
            <text:p>18104</text:p>
          </table:table-cell>
          <table:table-cell table:style-name="ce2" office:value-type="string" calcext:value-type="string">
            <text:p>Rue Marcadet, rue du Ruisseau</text:p>
          </table:table-cell>
          <table:table-cell table:style-name="ce4" table:formula="of:=VLOOKUP([.B625];[$DonneesPrefPolice.$A$1:$DonneesPrefPolice.$C$1334];3;0)" office:value-type="date" office:date-value="2017-05-02" calcext:value-type="date">
            <text:p>02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0" calcext:value-type="float">
            <text:p>18110</text:p>
          </table:table-cell>
          <table:table-cell table:style-name="ce2" office:value-type="string" calcext:value-type="string">
            <text:p>Binet — nouvelle voie Maurice Grimaud</text:p>
          </table:table-cell>
          <table:table-cell table:style-name="ce4" table:formula="of:=VLOOKUP([.B626];[$DonneesPrefPolice.$A$1:$DonneesPrefPolice.$C$1334];3;0)" office:value-type="date" office:date-value="2018-04-23" calcext:value-type="date">
            <text:p>23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1" calcext:value-type="float">
            <text:p>18111</text:p>
          </table:table-cell>
          <table:table-cell table:style-name="ce2" office:value-type="string" calcext:value-type="string">
            <text:p>Rue des Poissonniers, rue Championnet</text:p>
          </table:table-cell>
          <table:table-cell table:style-name="ce4" table:formula="of:=VLOOKUP([.B627];[$DonneesPrefPolice.$A$1:$DonneesPrefPolice.$C$1334];3;0)" office:value-type="date" office:date-value="2017-08-08" calcext:value-type="date">
            <text:p>08/08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2" calcext:value-type="float">
            <text:p>18112</text:p>
          </table:table-cell>
          <table:table-cell table:style-name="ce2" office:value-type="string" calcext:value-type="string">
            <text:p>110-122, rue des Poissonniers — prolongement voie vers rue Ordene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3" calcext:value-type="float">
            <text:p>18113</text:p>
          </table:table-cell>
          <table:table-cell table:style-name="ce2" office:value-type="string" calcext:value-type="string">
            <text:p>Chapelle International — nouvelle voie créé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4" calcext:value-type="float">
            <text:p>18114</text:p>
          </table:table-cell>
          <table:table-cell table:style-name="ce2" office:value-type="string" calcext:value-type="string">
            <text:p>Chapelle International — nouvelle voie créée parallèl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5" calcext:value-type="float">
            <text:p>18115</text:p>
          </table:table-cell>
          <table:table-cell table:style-name="ce2" office:value-type="string" calcext:value-type="string">
            <text:p>Rue Labat, boulevard Barbès</text:p>
          </table:table-cell>
          <table:table-cell table:style-name="ce4" table:formula="of:=VLOOKUP([.B631];[$DonneesPrefPolice.$A$1:$DonneesPrefPolice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201" calcext:value-type="float">
            <text:p>18201</text:p>
          </table:table-cell>
          <table:table-cell table:style-name="ce2" office:value-type="string" calcext:value-type="string">
            <text:p>Porte de la Chapelle — boulevard Ney, avenue Porte de la Chapelle — Centre migrants</text:p>
          </table:table-cell>
          <table:table-cell table:style-name="ce4" table:formula="of:=VLOOKUP([.B632];[$DonneesPrefPolice.$A$1:$DonneesPrefPolice.$C$1334];3;0)" office:value-type="date" office:date-value="2017-02-14" calcext:value-type="date">
            <text:p>1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202" calcext:value-type="float">
            <text:p>18202</text:p>
          </table:table-cell>
          <table:table-cell table:style-name="ce2" office:value-type="string" calcext:value-type="string">
            <text:p>Porte de la Chapelle — boulevard Ney, avenue Porte de la Chapelle — Centre migrants</text:p>
          </table:table-cell>
          <table:table-cell table:style-name="ce4" table:formula="of:=VLOOKUP([.B633];[$DonneesPrefPolice.$A$1:$DonneesPrefPolice.$C$1334];3;0)" office:value-type="date" office:date-value="2017-02-14" calcext:value-type="date">
            <text:p>1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0870" calcext:value-type="float">
            <text:p>80870</text:p>
          </table:table-cell>
          <table:table-cell table:style-name="ce2" office:value-type="string" calcext:value-type="string">
            <text:p>Boulevard Ney, rue d'Aubervilliers</text:p>
          </table:table-cell>
          <table:table-cell table:style-name="ce4" table:formula="of:=VLOOKUP([.B634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1112" calcext:value-type="float">
            <text:p>81112</text:p>
          </table:table-cell>
          <table:table-cell table:style-name="ce2" office:value-type="string" calcext:value-type="string">
            <text:p>Rue Caulaincourt, rue du Mont Cenis</text:p>
          </table:table-cell>
          <table:table-cell table:style-name="ce4" table:formula="of:=VLOOKUP([.B635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1580" calcext:value-type="float">
            <text:p>81580</text:p>
          </table:table-cell>
          <table:table-cell table:style-name="ce2" office:value-type="string" calcext:value-type="string">
            <text:p>Rue de Clignancourt, rue Marcadet</text:p>
          </table:table-cell>
          <table:table-cell table:style-name="ce4" table:formula="of:=VLOOKUP([.B636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127" calcext:value-type="float">
            <text:p>82127</text:p>
          </table:table-cell>
          <table:table-cell table:style-name="ce2" office:value-type="string" calcext:value-type="string">
            <text:p>Boulevard de la Chapelle, rue Marx Dormoy</text:p>
          </table:table-cell>
          <table:table-cell table:style-name="ce4" table:formula="of:=VLOOKUP([.B63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315" calcext:value-type="float">
            <text:p>82315</text:p>
          </table:table-cell>
          <table:table-cell table:style-name="ce2" office:value-type="string" calcext:value-type="string">
            <text:p>Rue Ordener, rue Championnet, rue Vauvenargues</text:p>
          </table:table-cell>
          <table:table-cell table:style-name="ce4" table:formula="of:=VLOOKUP([.B638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473" calcext:value-type="float">
            <text:p>82473</text:p>
          </table:table-cell>
          <table:table-cell table:style-name="ce2" office:value-type="string" calcext:value-type="string">
            <text:p>Rue Ordener, rue Damrémont</text:p>
          </table:table-cell>
          <table:table-cell table:style-name="ce4" table:formula="of:=VLOOKUP([.B639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3922" calcext:value-type="float">
            <text:p>83922</text:p>
          </table:table-cell>
          <table:table-cell table:style-name="ce2" office:value-type="string" calcext:value-type="string">
            <text:p>Rue du Ruisseau, rue du Poteau</text:p>
          </table:table-cell>
          <table:table-cell table:style-name="ce4" table:formula="of:=VLOOKUP([.B640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6198" calcext:value-type="float">
            <text:p>86198</text:p>
          </table:table-cell>
          <table:table-cell table:style-name="ce2" office:value-type="string" calcext:value-type="string">
            <text:p>Parvis du Sacré Cœur</text:p>
          </table:table-cell>
          <table:table-cell table:style-name="ce4" table:formula="of:=VLOOKUP([.B641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6601" calcext:value-type="float">
            <text:p>86601</text:p>
          </table:table-cell>
          <table:table-cell table:style-name="ce2" office:value-type="string" calcext:value-type="string">
            <text:p>Place Suzanne Valadon, rue Tardieu</text:p>
          </table:table-cell>
          <table:table-cell table:style-name="ce4" table:formula="of:=VLOOKUP([.B642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8886" calcext:value-type="float">
            <text:p>88886</text:p>
          </table:table-cell>
          <table:table-cell table:style-name="ce2" office:value-type="string" calcext:value-type="string">
            <text:p>Rond-point de la Chapelle, rue Raymond Queneau</text:p>
          </table:table-cell>
          <table:table-cell table:style-name="ce4" table:formula="of:=VLOOKUP([.B643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1314" calcext:value-type="float">
            <text:p>91314</text:p>
          </table:table-cell>
          <table:table-cell table:style-name="ce2" office:value-type="string" calcext:value-type="string">
            <text:p>Place Hébert</text:p>
          </table:table-cell>
          <table:table-cell table:style-name="ce4" table:formula="of:=VLOOKUP([.B644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1735" calcext:value-type="float">
            <text:p>91735</text:p>
          </table:table-cell>
          <table:table-cell table:style-name="ce2" office:value-type="string" calcext:value-type="string">
            <text:p>Boulevard Ornano, rue Ordener</text:p>
          </table:table-cell>
          <table:table-cell table:style-name="ce4" table:formula="of:=VLOOKUP([.B645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3698" calcext:value-type="float">
            <text:p>93698</text:p>
          </table:table-cell>
          <table:table-cell table:style-name="ce2" office:value-type="string" calcext:value-type="string">
            <text:p>Boulevard Ney, rue des Poissonniers</text:p>
          </table:table-cell>
          <table:table-cell table:style-name="ce4" table:formula="of:=VLOOKUP([.B646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5960" calcext:value-type="float">
            <text:p>95960</text:p>
          </table:table-cell>
          <table:table-cell table:style-name="ce2" office:value-type="string" calcext:value-type="string">
            <text:p>Rue Boinod, rue du Simplon</text:p>
          </table:table-cell>
          <table:table-cell table:style-name="ce4" table:formula="of:=VLOOKUP([.B647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7289" calcext:value-type="float">
            <text:p>97289</text:p>
          </table:table-cell>
          <table:table-cell table:style-name="ce2" office:value-type="string" calcext:value-type="string">
            <text:p>Rue de Clignancourt, rue Doudeauville</text:p>
          </table:table-cell>
          <table:table-cell table:style-name="ce4" table:formula="of:=VLOOKUP([.B648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8320" calcext:value-type="float">
            <text:p>98320</text:p>
          </table:table-cell>
          <table:table-cell table:style-name="ce2" office:value-type="string" calcext:value-type="string">
            <text:p>Rue Championnet, boulevard Ornano</text:p>
          </table:table-cell>
          <table:table-cell table:style-name="ce4" table:formula="of:=VLOOKUP([.B649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8456" calcext:value-type="float">
            <text:p>98456</text:p>
          </table:table-cell>
          <table:table-cell table:style-name="ce2" office:value-type="string" calcext:value-type="string">
            <text:p>Avenue de la Porte de Clignancourt, rue Francis de Croisset</text:p>
          </table:table-cell>
          <table:table-cell table:style-name="ce4" table:formula="of:=VLOOKUP([.B650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0295" calcext:value-type="float">
            <text:p>10295</text:p>
          </table:table-cell>
          <table:table-cell table:style-name="ce2" office:value-type="string" calcext:value-type="string">
            <text:p>65-67, boulevard Macdonald</text:p>
          </table:table-cell>
          <table:table-cell table:style-name="ce4" table:formula="of:=VLOOKUP([.B651];[$DonneesPrefPolice.$A$1:$DonneesPrefPolice.$C$1334];3;0)" office:value-type="date" office:date-value="2013-04-05" calcext:value-type="date">
            <text:p>05/04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0568" calcext:value-type="float">
            <text:p>10568</text:p>
          </table:table-cell>
          <table:table-cell table:style-name="ce2" office:value-type="string" calcext:value-type="string">
            <text:p>Rue de Crimée, rue Botzaris</text:p>
          </table:table-cell>
          <table:table-cell table:style-name="ce4" table:formula="of:=VLOOKUP([.B652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1812" calcext:value-type="float">
            <text:p>11812</text:p>
          </table:table-cell>
          <table:table-cell table:style-name="ce2" office:value-type="string" calcext:value-type="string">
            <text:p>70, rue de la Villette, face au cours du 7ième art</text:p>
          </table:table-cell>
          <table:table-cell table:style-name="ce4" table:formula="of:=VLOOKUP([.B653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412" calcext:value-type="float">
            <text:p>12412</text:p>
          </table:table-cell>
          <table:table-cell table:style-name="ce2" office:value-type="string" calcext:value-type="string">
            <text:p>Boulevard Sérurier, rue de Léman</text:p>
          </table:table-cell>
          <table:table-cell table:style-name="ce4" table:formula="of:=VLOOKUP([.B654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770" calcext:value-type="float">
            <text:p>12770</text:p>
          </table:table-cell>
          <table:table-cell table:style-name="ce2" office:value-type="string" calcext:value-type="string">
            <text:p>Rue de l'Ourcq, rue Léon Giraud</text:p>
          </table:table-cell>
          <table:table-cell table:style-name="ce4" table:formula="of:=VLOOKUP([.B655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969" calcext:value-type="float">
            <text:p>12969</text:p>
          </table:table-cell>
          <table:table-cell table:style-name="ce2" office:value-type="string" calcext:value-type="string">
            <text:p>Rue Archereau, rue de Crimée</text:p>
          </table:table-cell>
          <table:table-cell table:style-name="ce4" table:formula="of:=VLOOKUP([.B656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4531" calcext:value-type="float">
            <text:p>14531</text:p>
          </table:table-cell>
          <table:table-cell table:style-name="ce2" office:value-type="string" calcext:value-type="string">
            <text:p>Rue Petitot, rue des Fêtes</text:p>
          </table:table-cell>
          <table:table-cell table:style-name="ce4" table:formula="of:=VLOOKUP([.B657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4821" calcext:value-type="float">
            <text:p>14821</text:p>
          </table:table-cell>
          <table:table-cell table:style-name="ce2" office:value-type="string" calcext:value-type="string">
            <text:p>Rue du Département, rue de Tanger</text:p>
          </table:table-cell>
          <table:table-cell table:style-name="ce4" table:formula="of:=VLOOKUP([.B658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6661" calcext:value-type="float">
            <text:p>16661</text:p>
          </table:table-cell>
          <table:table-cell table:style-name="ce2" office:value-type="string" calcext:value-type="string">
            <text:p>Rue de Tanger, rue Riquet</text:p>
          </table:table-cell>
          <table:table-cell table:style-name="ce4" table:formula="of:=VLOOKUP([.B659];[$DonneesPrefPolice.$A$1:$DonneesPrefPolice.$C$1334];3;0)" office:value-type="date" office:date-value="2015-01-09" calcext:value-type="date">
            <text:p>09/01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7435" calcext:value-type="float">
            <text:p>17435</text:p>
          </table:table-cell>
          <table:table-cell table:style-name="ce2" office:value-type="string" calcext:value-type="string">
            <text:p>Rue de Crimée, rue Manin</text:p>
          </table:table-cell>
          <table:table-cell table:style-name="ce4" table:formula="of:=VLOOKUP([.B660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837" calcext:value-type="float">
            <text:p>18837</text:p>
          </table:table-cell>
          <table:table-cell table:style-name="ce2" office:value-type="string" calcext:value-type="string">
            <text:p>Avenue Corentin Cariou, quai de la Gironde</text:p>
          </table:table-cell>
          <table:table-cell table:style-name="ce4" table:formula="of:=VLOOKUP([.B661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897" calcext:value-type="float">
            <text:p>18897</text:p>
          </table:table-cell>
          <table:table-cell table:style-name="ce2" office:value-type="string" calcext:value-type="string">
            <text:p>85, avenue de Flandre</text:p>
          </table:table-cell>
          <table:table-cell table:style-name="ce4" table:formula="of:=VLOOKUP([.B662];[$DonneesPrefPolice.$A$1:$DonneesPrefPolice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960" calcext:value-type="float">
            <text:p>18960</text:p>
          </table:table-cell>
          <table:table-cell table:style-name="ce2" office:value-type="string" calcext:value-type="string">
            <text:p>Avenue Secrétan, rue Edouard Pailleron</text:p>
          </table:table-cell>
          <table:table-cell table:style-name="ce4" table:formula="of:=VLOOKUP([.B663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67" calcext:value-type="float">
            <text:p>19067</text:p>
          </table:table-cell>
          <table:table-cell table:style-name="ce2" office:value-type="string" calcext:value-type="string">
            <text:p>Rue Botzaris, rue Fessart</text:p>
          </table:table-cell>
          <table:table-cell table:style-name="ce4" table:formula="of:=VLOOKUP([.B664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4" calcext:value-type="float">
            <text:p>19074</text:p>
          </table:table-cell>
          <table:table-cell table:style-name="ce2" office:value-type="string" calcext:value-type="string">
            <text:p>Rue de Toulouse, rue Ambroise Rendu</text:p>
          </table:table-cell>
          <table:table-cell table:style-name="ce4" table:formula="of:=VLOOKUP([.B665];[$DonneesPrefPolice.$A$1:$DonneesPrefPolice.$C$1334];3;0)" office:value-type="date" office:date-value="2016-08-18" calcext:value-type="date">
            <text:p>18/08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7" calcext:value-type="float">
            <text:p>19077</text:p>
          </table:table-cell>
          <table:table-cell table:style-name="ce2" office:value-type="string" calcext:value-type="string">
            <text:p>Rue de Belleville, rue Jules Romains</text:p>
          </table:table-cell>
          <table:table-cell table:style-name="ce4" table:formula="of:=VLOOKUP([.B666];[$DonneesPrefPolice.$A$1:$DonneesPrefPolice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8" calcext:value-type="float">
            <text:p>19078</text:p>
          </table:table-cell>
          <table:table-cell table:style-name="ce2" office:value-type="string" calcext:value-type="string">
            <text:p>Boulevard de la Villette, rue de Sambre et Meuse</text:p>
          </table:table-cell>
          <table:table-cell table:style-name="ce4" table:formula="of:=VLOOKUP([.B667];[$DonneesPrefPolice.$A$1:$DonneesPrefPolice.$C$1334];3;0)" office:value-type="date" office:date-value="2017-07-13" calcext:value-type="date">
            <text:p>1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9" calcext:value-type="float">
            <text:p>19079</text:p>
          </table:table-cell>
          <table:table-cell table:style-name="ce2" office:value-type="string" calcext:value-type="string">
            <text:p>150, boulevard de la Villette</text:p>
          </table:table-cell>
          <table:table-cell table:style-name="ce4" table:formula="of:=VLOOKUP([.B668];[$DonneesPrefPolice.$A$1:$DonneesPrefPolice.$C$1334];3;0)" office:value-type="date" office:date-value="2017-03-06" calcext:value-type="date">
            <text:p>06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0" calcext:value-type="float">
            <text:p>19080</text:p>
          </table:table-cell>
          <table:table-cell table:style-name="ce2" office:value-type="string" calcext:value-type="string">
            <text:p>Rue Edouard Pailleron, rue Jean Menans</text:p>
          </table:table-cell>
          <table:table-cell table:style-name="ce4" table:formula="of:=VLOOKUP([.B669];[$DonneesPrefPolice.$A$1:$DonneesPrefPolice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1" calcext:value-type="float">
            <text:p>19081</text:p>
          </table:table-cell>
          <table:table-cell table:style-name="ce2" office:value-type="string" calcext:value-type="string">
            <text:p>Rue Euryale Dehaynin, rue Tandou</text:p>
          </table:table-cell>
          <table:table-cell table:style-name="ce4" table:formula="of:=VLOOKUP([.B670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2" calcext:value-type="float">
            <text:p>19082</text:p>
          </table:table-cell>
          <table:table-cell table:style-name="ce2" office:value-type="string" calcext:value-type="string">
            <text:p>Rue Gaston Rebuffat, rue de Kabylie</text:p>
          </table:table-cell>
          <table:table-cell table:style-name="ce4" table:formula="of:=VLOOKUP([.B671];[$DonneesPrefPolice.$A$1:$DonneesPrefPolice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3" calcext:value-type="float">
            <text:p>19083</text:p>
          </table:table-cell>
          <table:table-cell table:style-name="ce2" office:value-type="string" calcext:value-type="string">
            <text:p>Rue Paul Laurent</text:p>
          </table:table-cell>
          <table:table-cell table:style-name="ce4" table:formula="of:=VLOOKUP([.B672];[$DonneesPrefPolice.$A$1:$DonneesPrefPolice.$C$1334];3;0)" office:value-type="date" office:date-value="2016-12-08" calcext:value-type="date">
            <text:p>08/12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4" calcext:value-type="float">
            <text:p>19084</text:p>
          </table:table-cell>
          <table:table-cell table:style-name="ce2" office:value-type="string" calcext:value-type="string">
            <text:p>Rue Bellot, rue d'Aubervilliers</text:p>
          </table:table-cell>
          <table:table-cell table:style-name="ce4" table:formula="of:=VLOOKUP([.B673];[$DonneesPrefPolice.$A$1:$DonneesPrefPolice.$C$1334];3;0)" office:value-type="date" office:date-value="2016-12-16" calcext:value-type="date">
            <text:p>16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5" calcext:value-type="float">
            <text:p>19085</text:p>
          </table:table-cell>
          <table:table-cell table:style-name="ce2" office:value-type="string" calcext:value-type="string">
            <text:p>Quai du Lot (Bassin d'Aubervilliers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6" calcext:value-type="float">
            <text:p>19086</text:p>
          </table:table-cell>
          <table:table-cell table:style-name="ce2" office:value-type="string" calcext:value-type="string">
            <text:p>Cité des Orgues de Frandre — rue du Docteur Lamaze</text:p>
          </table:table-cell>
          <table:table-cell table:style-name="ce4" table:formula="of:=VLOOKUP([.B675];[$DonneesPrefPolice.$A$1:$DonneesPrefPolice.$C$1334];3;0)" office:value-type="date" office:date-value="2016-12-19" calcext:value-type="date">
            <text:p>1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7" calcext:value-type="float">
            <text:p>19087</text:p>
          </table:table-cell>
          <table:table-cell table:style-name="ce2" office:value-type="string" calcext:value-type="string">
            <text:p>Cité des Orgues de Flandre, Porte des Flamands</text:p>
          </table:table-cell>
          <table:table-cell table:style-name="ce4" table:formula="of:=VLOOKUP([.B676];[$DonneesPrefPolice.$A$1:$DonneesPrefPolice.$C$1334];3;0)" office:value-type="date" office:date-value="2018-04-23" calcext:value-type="date">
            <text:p>23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8" calcext:value-type="float">
            <text:p>19088</text:p>
          </table:table-cell>
          <table:table-cell table:style-name="ce2" office:value-type="string" calcext:value-type="string">
            <text:p>Cité des Orgues de Flandre — Sud</text:p>
          </table:table-cell>
          <table:table-cell table:style-name="ce4" table:formula="of:=VLOOKUP([.B677];[$DonneesPrefPolice.$A$1:$DonneesPrefPolice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9" calcext:value-type="float">
            <text:p>19089</text:p>
          </table:table-cell>
          <table:table-cell table:style-name="ce2" office:value-type="string" calcext:value-type="string">
            <text:p>Rue Mathis, rue Archereau</text:p>
          </table:table-cell>
          <table:table-cell table:style-name="ce4" table:formula="of:=VLOOKUP([.B678];[$DonneesPrefPolice.$A$1:$DonneesPrefPolice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0" calcext:value-type="float">
            <text:p>19090</text:p>
          </table:table-cell>
          <table:table-cell table:style-name="ce2" office:value-type="string" calcext:value-type="string">
            <text:p>Rue Curial, rue Mathis</text:p>
          </table:table-cell>
          <table:table-cell table:style-name="ce4" table:formula="of:=VLOOKUP([.B679];[$DonneesPrefPolice.$A$1:$DonneesPrefPolice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3" calcext:value-type="float">
            <text:p>19093</text:p>
          </table:table-cell>
          <table:table-cell table:style-name="ce2" office:value-type="string" calcext:value-type="string">
            <text:p>Rue Colette Magny, rue Bernard Têtu</text:p>
          </table:table-cell>
          <table:table-cell table:style-name="ce4" table:formula="of:=VLOOKUP([.B680];[$DonneesPrefPolice.$A$1:$DonneesPrefPolice.$C$1334];3;0)" office:value-type="date" office:date-value="2016-10-20" calcext:value-type="date">
            <text:p>20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4" calcext:value-type="float">
            <text:p>19094</text:p>
          </table:table-cell>
          <table:table-cell table:style-name="ce2" office:value-type="string" calcext:value-type="string">
            <text:p>Rue de Cambrai, rue Alphonse Karr</text:p>
          </table:table-cell>
          <table:table-cell table:style-name="ce4" table:formula="of:=VLOOKUP([.B681];[$DonneesPrefPolice.$A$1:$DonneesPrefPolice.$C$1334];3;0)" office:value-type="date" office:date-value="2017-09-22" calcext:value-type="date">
            <text:p>22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5" calcext:value-type="float">
            <text:p>19095</text:p>
          </table:table-cell>
          <table:table-cell table:style-name="ce2" office:value-type="string" calcext:value-type="string">
            <text:p>Rue de la Gare, Passerelle périphériqu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6" calcext:value-type="float">
            <text:p>19096</text:p>
          </table:table-cell>
          <table:table-cell table:style-name="ce2" office:value-type="string" calcext:value-type="string">
            <text:p>Rue Lounes Matoub, rue Emile Bollaert</text:p>
          </table:table-cell>
          <table:table-cell table:style-name="ce4" table:formula="of:=VLOOKUP([.B683];[$DonneesPrefPolice.$A$1:$DonneesPrefPolice.$C$1334];3;0)" office:value-type="date" office:date-value="2018-04-25" calcext:value-type="date">
            <text:p>25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7" calcext:value-type="float">
            <text:p>19097</text:p>
          </table:table-cell>
          <table:table-cell table:style-name="ce2" office:value-type="string" calcext:value-type="string">
            <text:p>Rue Césaria Evora, voie de la Blanchisserie</text:p>
          </table:table-cell>
          <table:table-cell table:style-name="ce4" table:formula="of:=VLOOKUP([.B684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8" calcext:value-type="float">
            <text:p>19098</text:p>
          </table:table-cell>
          <table:table-cell table:style-name="ce2" office:value-type="string" calcext:value-type="string">
            <text:p>Boulevard Macdonald, rue Lounes Matoub</text:p>
          </table:table-cell>
          <table:table-cell table:style-name="ce4" table:formula="of:=VLOOKUP([.B685];[$DonneesPrefPolice.$A$1:$DonneesPrefPolice.$C$1334];3;0)" office:value-type="date" office:date-value="2017-07-03" calcext:value-type="date">
            <text:p>0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6016" calcext:value-type="float">
            <text:p>96016</text:p>
          </table:table-cell>
          <table:table-cell table:style-name="ce2" office:value-type="string" calcext:value-type="string">
            <text:p>Rue de Nantes, rue Barbanègre</text:p>
          </table:table-cell>
          <table:table-cell table:style-name="ce4" table:formula="of:=VLOOKUP([.B686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6167" calcext:value-type="float">
            <text:p>96167</text:p>
          </table:table-cell>
          <table:table-cell table:style-name="ce2" office:value-type="string" calcext:value-type="string">
            <text:p>Rue Riquet, avenue de Flandre</text:p>
          </table:table-cell>
          <table:table-cell table:style-name="ce4" table:formula="of:=VLOOKUP([.B687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8269" calcext:value-type="float">
            <text:p>98269</text:p>
          </table:table-cell>
          <table:table-cell table:style-name="ce2" office:value-type="string" calcext:value-type="string">
            <text:p>Rue Manin, avenue Secrétan, avenue Mathurin Moreau</text:p>
          </table:table-cell>
          <table:table-cell table:style-name="ce4" table:formula="of:=VLOOKUP([.B688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9808" calcext:value-type="float">
            <text:p>99808</text:p>
          </table:table-cell>
          <table:table-cell table:style-name="ce2" office:value-type="string" calcext:value-type="string">
            <text:p>Rue de la Solidarité, rue David d'Angers</text:p>
          </table:table-cell>
          <table:table-cell table:style-name="ce4" table:formula="of:=VLOOKUP([.B689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0594" calcext:value-type="float">
            <text:p>10594</text:p>
          </table:table-cell>
          <table:table-cell table:style-name="ce2" office:value-type="string" calcext:value-type="string">
            <text:p>Avenue Gambetta, boulevard Mortier, rue de Belleville</text:p>
          </table:table-cell>
          <table:table-cell table:style-name="ce4" table:formula="of:=VLOOKUP([.B690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1340" calcext:value-type="float">
            <text:p>11340</text:p>
          </table:table-cell>
          <table:table-cell table:style-name="ce2" office:value-type="string" calcext:value-type="string">
            <text:p>42-46, rue des Haies</text:p>
          </table:table-cell>
          <table:table-cell table:style-name="ce4" table:formula="of:=VLOOKUP([.B691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2735" calcext:value-type="float">
            <text:p>12735</text:p>
          </table:table-cell>
          <table:table-cell table:style-name="ce2" office:value-type="string" calcext:value-type="string">
            <text:p>Rue Louis Lumière, rue Louis Ganne</text:p>
          </table:table-cell>
          <table:table-cell table:style-name="ce4" table:formula="of:=VLOOKUP([.B692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3314" calcext:value-type="float">
            <text:p>13314</text:p>
          </table:table-cell>
          <table:table-cell table:style-name="ce2" office:value-type="string" calcext:value-type="string">
            <text:p>Rue du Borrégo, rue du Télégraphe</text:p>
          </table:table-cell>
          <table:table-cell table:style-name="ce4" table:formula="of:=VLOOKUP([.B693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5491" calcext:value-type="float">
            <text:p>15491</text:p>
          </table:table-cell>
          <table:table-cell table:style-name="ce2" office:value-type="string" calcext:value-type="string">
            <text:p>Rue des Pyrénées, rue Ménilmontant</text:p>
          </table:table-cell>
          <table:table-cell table:style-name="ce4" table:formula="of:=VLOOKUP([.B694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6716" calcext:value-type="float">
            <text:p>16716</text:p>
          </table:table-cell>
          <table:table-cell table:style-name="ce2" office:value-type="string" calcext:value-type="string">
            <text:p>Vis-à-vis du 61, rue Saint-Blaise</text:p>
          </table:table-cell>
          <table:table-cell table:style-name="ce4" table:formula="of:=VLOOKUP([.B695];[$DonneesPrefPolice.$A$1:$DonneesPrefPolice.$C$1334];3;0)" office:value-type="date" office:date-value="2015-01-09" calcext:value-type="date">
            <text:p>09/01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129" calcext:value-type="float">
            <text:p>17129</text:p>
          </table:table-cell>
          <table:table-cell table:style-name="ce2" office:value-type="string" calcext:value-type="string">
            <text:p>Rue de Tlemcen, rue Duris</text:p>
          </table:table-cell>
          <table:table-cell table:style-name="ce4" table:formula="of:=VLOOKUP([.B696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153" calcext:value-type="float">
            <text:p>17153</text:p>
          </table:table-cell>
          <table:table-cell table:style-name="ce2" office:value-type="string" calcext:value-type="string">
            <text:p>Boulevard Mortier, place de l'Adjudant Vincenot</text:p>
          </table:table-cell>
          <table:table-cell table:style-name="ce4" table:formula="of:=VLOOKUP([.B697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942" calcext:value-type="float">
            <text:p>17942</text:p>
          </table:table-cell>
          <table:table-cell table:style-name="ce2" office:value-type="string" calcext:value-type="string">
            <text:p>Rue des Pyrénées, rue du Retrait</text:p>
          </table:table-cell>
          <table:table-cell table:style-name="ce4" table:formula="of:=VLOOKUP([.B698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8325" calcext:value-type="float">
            <text:p>18325</text:p>
          </table:table-cell>
          <table:table-cell table:style-name="ce2" office:value-type="string" calcext:value-type="string">
            <text:p>Rue de Belleville, rue Piat</text:p>
          </table:table-cell>
          <table:table-cell table:style-name="ce4" table:formula="of:=VLOOKUP([.B699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9342" calcext:value-type="float">
            <text:p>19342</text:p>
          </table:table-cell>
          <table:table-cell table:style-name="ce2" office:value-type="string" calcext:value-type="string">
            <text:p>6-8, rue Louis Delaporte</text:p>
          </table:table-cell>
          <table:table-cell table:style-name="ce4" table:formula="of:=VLOOKUP([.B700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Rue de Bagnolet, rue des Balkans</text:p>
          </table:table-cell>
          <table:table-cell table:style-name="ce4" table:formula="of:=VLOOKUP([.B701];[$DonneesPrefPolice.$A$1:$DonneesPrefPolice.$C$1334];3;0)" office:value-type="date" office:date-value="2017-05-23" calcext:value-type="date">
            <text:p>23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08" calcext:value-type="float">
            <text:p>20008</text:p>
          </table:table-cell>
          <table:table-cell table:style-name="ce2" office:value-type="string" calcext:value-type="string">
            <text:p>20, rue Benoît Frachon</text:p>
          </table:table-cell>
          <table:table-cell table:style-name="ce4" table:formula="of:=VLOOKUP([.B702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39" calcext:value-type="float">
            <text:p>20039</text:p>
          </table:table-cell>
          <table:table-cell table:style-name="ce2" office:value-type="string" calcext:value-type="string">
            <text:p>Rue de Bagnolet, rue des Orteaux</text:p>
          </table:table-cell>
          <table:table-cell table:style-name="ce4" table:formula="of:=VLOOKUP([.B703];[$DonneesPrefPolice.$A$1:$DonneesPrefPolice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4" calcext:value-type="float">
            <text:p>20054</text:p>
          </table:table-cell>
          <table:table-cell table:style-name="ce2" office:value-type="string" calcext:value-type="string">
            <text:p>Rue Alquier Debrousse, rue des Balkans</text:p>
          </table:table-cell>
          <table:table-cell table:style-name="ce4" table:formula="of:=VLOOKUP([.B704];[$DonneesPrefPolice.$A$1:$DonneesPrefPolice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7" calcext:value-type="float">
            <text:p>20057</text:p>
          </table:table-cell>
          <table:table-cell table:style-name="ce2" office:value-type="string" calcext:value-type="string">
            <text:p>Rue des Orteaux, rue de la Réunion</text:p>
          </table:table-cell>
          <table:table-cell table:style-name="ce4" table:formula="of:=VLOOKUP([.B705];[$DonneesPrefPolice.$A$1:$DonneesPrefPolice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9" calcext:value-type="float">
            <text:p>20059</text:p>
          </table:table-cell>
          <table:table-cell table:style-name="ce2" office:value-type="string" calcext:value-type="string">
            <text:p>Rue des Pyrénées, rue Vitruve</text:p>
          </table:table-cell>
          <table:table-cell table:style-name="ce4" table:formula="of:=VLOOKUP([.B706];[$DonneesPrefPolice.$A$1:$DonneesPrefPolice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0" calcext:value-type="float">
            <text:p>20060</text:p>
          </table:table-cell>
          <table:table-cell table:style-name="ce2" office:value-type="string" calcext:value-type="string">
            <text:p>Rue Saint-Blaise, square des Cardeurs</text:p>
          </table:table-cell>
          <table:table-cell table:style-name="ce4" table:formula="of:=VLOOKUP([.B707];[$DonneesPrefPolice.$A$1:$DonneesPrefPolice.$C$1334];3;0)" office:value-type="date" office:date-value="2016-09-22" calcext:value-type="date">
            <text:p>2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3" calcext:value-type="float">
            <text:p>20063</text:p>
          </table:table-cell>
          <table:table-cell table:style-name="ce2" office:value-type="string" calcext:value-type="string">
            <text:p>Rue du Clos, rue Saint-Blaise</text:p>
          </table:table-cell>
          <table:table-cell table:style-name="ce4" table:formula="of:=VLOOKUP([.B708];[$DonneesPrefPolice.$A$1:$DonneesPrefPolice.$C$1334];3;0)" office:value-type="date" office:date-value="2016-09-23" calcext:value-type="date">
            <text:p>23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5" calcext:value-type="float">
            <text:p>20065</text:p>
          </table:table-cell>
          <table:table-cell table:style-name="ce2" office:value-type="string" calcext:value-type="string">
            <text:p>Cours de Vincennes, rue des Maraîchers</text:p>
          </table:table-cell>
          <table:table-cell table:style-name="ce4" table:formula="of:=VLOOKUP([.B709];[$DonneesPrefPolice.$A$1:$DonneesPrefPolice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7" calcext:value-type="float">
            <text:p>20067</text:p>
          </table:table-cell>
          <table:table-cell table:style-name="ce2" office:value-type="string" calcext:value-type="string">
            <text:p>Rue Olivier Métra, rue de l'Ermitage</text:p>
          </table:table-cell>
          <table:table-cell table:style-name="ce4" table:formula="of:=VLOOKUP([.B710];[$DonneesPrefPolice.$A$1:$DonneesPrefPolice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8" calcext:value-type="float">
            <text:p>20068</text:p>
          </table:table-cell>
          <table:table-cell table:style-name="ce2" office:value-type="string" calcext:value-type="string">
            <text:p>Rue Hélène Jakubowicz (Parc)</text:p>
          </table:table-cell>
          <table:table-cell table:style-name="ce4" table:formula="of:=VLOOKUP([.B711];[$DonneesPrefPolice.$A$1:$DonneesPrefPolice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9" calcext:value-type="float">
            <text:p>20069</text:p>
          </table:table-cell>
          <table:table-cell table:style-name="ce2" office:value-type="string" calcext:value-type="string">
            <text:p>Villa Dury Vasselon, villa Gagliardini</text:p>
          </table:table-cell>
          <table:table-cell table:style-name="ce4" table:formula="of:=VLOOKUP([.B712];[$DonneesPrefPolice.$A$1:$DonneesPrefPolice.$C$1334];3;0)" office:value-type="date" office:date-value="2017-09-29" calcext:value-type="date">
            <text:p>29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0" calcext:value-type="float">
            <text:p>20070</text:p>
          </table:table-cell>
          <table:table-cell table:style-name="ce2" office:value-type="string" calcext:value-type="string">
            <text:p>Rue des Frères Flavien, avenue du Docteur Gley</text:p>
          </table:table-cell>
          <table:table-cell table:style-name="ce4" table:formula="of:=VLOOKUP([.B713];[$DonneesPrefPolice.$A$1:$DonneesPrefPolice.$C$1334];3;0)" office:value-type="date" office:date-value="2017-04-20" calcext:value-type="date">
            <text:p>20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1" calcext:value-type="float">
            <text:p>20071</text:p>
          </table:table-cell>
          <table:table-cell table:style-name="ce2" office:value-type="string" calcext:value-type="string">
            <text:p>Rue des Montibœufs, rue du CapitaineFerber</text:p>
          </table:table-cell>
          <table:table-cell table:style-name="ce4" table:formula="of:=VLOOKUP([.B714];[$DonneesPrefPolice.$A$1:$DonneesPrefPolice.$C$1334];3;0)" office:value-type="date" office:date-value="2017-03-15" calcext:value-type="date">
            <text:p>15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5" calcext:value-type="float">
            <text:p>20075</text:p>
          </table:table-cell>
          <table:table-cell table:style-name="ce2" office:value-type="string" calcext:value-type="string">
            <text:p>Rue des Tourelles, passage des Tourelles</text:p>
          </table:table-cell>
          <table:table-cell table:style-name="ce4" table:formula="of:=VLOOKUP([.B715];[$DonneesPrefPolice.$A$1:$DonneesPrefPolice.$C$1334];3;0)" office:value-type="date" office:date-value="2016-08-12" calcext:value-type="date">
            <text:p>12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7" calcext:value-type="float">
            <text:p>20077</text:p>
          </table:table-cell>
          <table:table-cell table:style-name="ce2" office:value-type="string" calcext:value-type="string">
            <text:p>Rue Duris, rue des Cendriers</text:p>
          </table:table-cell>
          <table:table-cell table:style-name="ce4" table:formula="of:=VLOOKUP([.B716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0" calcext:value-type="float">
            <text:p>20080</text:p>
          </table:table-cell>
          <table:table-cell table:style-name="ce2" office:value-type="string" calcext:value-type="string">
            <text:p>Rue Vitruve, rue des Orteaux</text:p>
          </table:table-cell>
          <table:table-cell table:style-name="ce4" table:formula="of:=VLOOKUP([.B717];[$DonneesPrefPolice.$A$1:$DonneesPrefPolice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2" calcext:value-type="float">
            <text:p>20082</text:p>
          </table:table-cell>
          <table:table-cell table:style-name="ce2" office:value-type="string" calcext:value-type="string">
            <text:p>Rue Hélène Jakubowicz (Parc)</text:p>
          </table:table-cell>
          <table:table-cell table:style-name="ce4" table:formula="of:=VLOOKUP([.B718];[$DonneesPrefPolice.$A$1:$DonneesPrefPolice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5" calcext:value-type="float">
            <text:p>20085</text:p>
          </table:table-cell>
          <table:table-cell table:style-name="ce2" office:value-type="string" calcext:value-type="string">
            <text:p>Rue des Haies, passage Josseaume</text:p>
          </table:table-cell>
          <table:table-cell table:style-name="ce4" table:formula="of:=VLOOKUP([.B719];[$DonneesPrefPolice.$A$1:$DonneesPrefPolice.$C$1334];3;0)" office:value-type="date" office:date-value="2017-04-14" calcext:value-type="date">
            <text:p>14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7" calcext:value-type="float">
            <text:p>20087</text:p>
          </table:table-cell>
          <table:table-cell table:style-name="ce2" office:value-type="string" calcext:value-type="string">
            <text:p>Saint-Blaise — rue des Balkan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8" calcext:value-type="float">
            <text:p>20088</text:p>
          </table:table-cell>
          <table:table-cell table:style-name="ce2" office:value-type="string" calcext:value-type="string">
            <text:p>41, rue des Rigoles</text:p>
          </table:table-cell>
          <table:table-cell table:style-name="ce4" table:formula="of:=VLOOKUP([.B721];[$DonneesPrefPolice.$A$1:$DonneesPrefPolice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120" calcext:value-type="float">
            <text:p>25120</text:p>
          </table:table-cell>
          <table:table-cell table:style-name="ce2" office:value-type="string" calcext:value-type="string">
            <text:p>Rue des Amandiers, rue des Cendriers</text:p>
          </table:table-cell>
          <table:table-cell table:style-name="ce4" table:formula="of:=VLOOKUP([.B722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289" calcext:value-type="float">
            <text:p>25289</text:p>
          </table:table-cell>
          <table:table-cell table:style-name="ce2" office:value-type="string" calcext:value-type="string">
            <text:p>Boulevard de Ménilmontant, rue de Tlemcen</text:p>
          </table:table-cell>
          <table:table-cell table:style-name="ce4" table:formula="of:=VLOOKUP([.B723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808" calcext:value-type="float">
            <text:p>25808</text:p>
          </table:table-cell>
          <table:table-cell table:style-name="ce2" office:value-type="string" calcext:value-type="string">
            <text:p>Rue Piat, rue des Envierges</text:p>
          </table:table-cell>
          <table:table-cell table:style-name="ce4" table:formula="of:=VLOOKUP([.B724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8858" calcext:value-type="float">
            <text:p>28858</text:p>
          </table:table-cell>
          <table:table-cell table:style-name="ce2" office:value-type="string" calcext:value-type="string">
            <text:p>Rue d'Avron, boulevard Davout</text:p>
          </table:table-cell>
          <table:table-cell table:style-name="ce4" table:formula="of:=VLOOKUP([.B725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9554" calcext:value-type="float">
            <text:p>29554</text:p>
          </table:table-cell>
          <table:table-cell table:style-name="ce2" office:value-type="string" calcext:value-type="string">
            <text:p>Place des Grès</text:p>
          </table:table-cell>
          <table:table-cell table:style-name="ce4" table:formula="of:=VLOOKUP([.B726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2972" calcext:value-type="float">
            <text:p>32972</text:p>
          </table:table-cell>
          <table:table-cell table:style-name="ce2" office:value-type="string" calcext:value-type="string">
            <text:p>Place Martin Nadaud</text:p>
          </table:table-cell>
          <table:table-cell table:style-name="ce4" table:formula="of:=VLOOKUP([.B727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4320" calcext:value-type="float">
            <text:p>34320</text:p>
          </table:table-cell>
          <table:table-cell table:style-name="ce2" office:value-type="string" calcext:value-type="string">
            <text:p>Boulevard Davout, rue Saint-Blaise</text:p>
          </table:table-cell>
          <table:table-cell table:style-name="ce4" table:formula="of:=VLOOKUP([.B728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8535" calcext:value-type="float">
            <text:p>38535</text:p>
          </table:table-cell>
          <table:table-cell table:style-name="ce2" office:value-type="string" calcext:value-type="string">
            <text:p>52, rue des Panoyaux</text:p>
          </table:table-cell>
          <table:table-cell table:style-name="ce4" table:formula="of:=VLOOKUP([.B729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9069" calcext:value-type="float">
            <text:p>39069</text:p>
          </table:table-cell>
          <table:table-cell table:style-name="ce2" office:value-type="string" calcext:value-type="string">
            <text:p>Avenue Gambetta, rue Pelleport</text:p>
          </table:table-cell>
          <table:table-cell table:style-name="ce4" table:formula="of:=VLOOKUP([.B730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9355" calcext:value-type="float">
            <text:p>39355</text:p>
          </table:table-cell>
          <table:table-cell table:style-name="ce2" office:value-type="string" calcext:value-type="string">
            <text:p>Place de la Porte de Montreuil</text:p>
          </table:table-cell>
          <table:table-cell table:style-name="ce4" table:formula="of:=VLOOKUP([.B731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2222" calcext:value-type="float">
            <text:p>42222</text:p>
          </table:table-cell>
          <table:table-cell table:style-name="ce2" office:value-type="string" calcext:value-type="string">
            <text:p>Boulevard de Charonne, rue d'Avron</text:p>
          </table:table-cell>
          <table:table-cell table:style-name="ce4" table:formula="of:=VLOOKUP([.B732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3115" calcext:value-type="float">
            <text:p>43115</text:p>
          </table:table-cell>
          <table:table-cell table:style-name="ce2" office:value-type="string" calcext:value-type="string">
            <text:p>Avenue Gambetta, rue de Chine</text:p>
          </table:table-cell>
          <table:table-cell table:style-name="ce4" table:formula="of:=VLOOKUP([.B733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5510" calcext:value-type="float">
            <text:p>45510</text:p>
          </table:table-cell>
          <table:table-cell table:style-name="ce2" office:value-type="string" calcext:value-type="string">
            <text:p>Rue de Bagnolet, rue des Pyrénées</text:p>
          </table:table-cell>
          <table:table-cell table:style-name="ce4" table:formula="of:=VLOOKUP([.B73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6604" calcext:value-type="float">
            <text:p>46604</text:p>
          </table:table-cell>
          <table:table-cell table:style-name="ce2" office:value-type="string" calcext:value-type="string">
            <text:p>Place Gambetta, avenue Gambetta</text:p>
          </table:table-cell>
          <table:table-cell table:style-name="ce4" table:formula="of:=VLOOKUP([.B735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9681" calcext:value-type="float">
            <text:p>49681</text:p>
          </table:table-cell>
          <table:table-cell table:style-name="ce2" office:value-type="string" calcext:value-type="string">
            <text:p>Rue des Pyrénées, rue d'Avron</text:p>
          </table:table-cell>
          <table:table-cell table:style-name="ce4" table:formula="of:=VLOOKUP([.B736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2440" calcext:value-type="float">
            <text:p>52440</text:p>
          </table:table-cell>
          <table:table-cell table:style-name="ce2" office:value-type="string" calcext:value-type="string">
            <text:p>Place de la Porte de Montreuil</text:p>
          </table:table-cell>
          <table:table-cell table:style-name="ce4" table:formula="of:=VLOOKUP([.B737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4884" calcext:value-type="float">
            <text:p>54884</text:p>
          </table:table-cell>
          <table:table-cell table:style-name="ce2" office:value-type="string" calcext:value-type="string">
            <text:p>Rue de Ménilmontant, rue Henri Chevreau</text:p>
          </table:table-cell>
          <table:table-cell table:style-name="ce4" table:formula="of:=VLOOKUP([.B738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5360" calcext:value-type="float">
            <text:p>55360</text:p>
          </table:table-cell>
          <table:table-cell table:style-name="ce2" office:value-type="string" calcext:value-type="string">
            <text:p>Boulevard de Charonne, avenue de Taillebourg</text:p>
          </table:table-cell>
          <table:table-cell table:style-name="ce4" table:formula="of:=VLOOKUP([.B739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8888" calcext:value-type="float">
            <text:p>58888</text:p>
          </table:table-cell>
          <table:table-cell table:style-name="ce2" office:value-type="string" calcext:value-type="string">
            <text:p>Avenue de la Porte de Bagnolet, avenue Cartellier, avenue Ibsen</text:p>
          </table:table-cell>
          <table:table-cell table:style-name="ce4" table:formula="of:=VLOOKUP([.B740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03" calcext:value-type="float">
            <text:p>4003</text:p>
          </table:table-cell>
          <table:table-cell table:style-name="ce2" office:value-type="string" calcext:value-type="string">
            <text:p>Rue de la Cité, place du Parvis de Notre-Dame</text:p>
          </table:table-cell>
          <table:table-cell table:style-name="ce4" table:formula="of:=VLOOKUP([.B741];[$DonneesPrefPolice.$A$1:$DonneesPrefPolice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1" calcext:value-type="float">
            <text:p>4051</text:p>
          </table:table-cell>
          <table:table-cell table:style-name="ce2" office:value-type="string" calcext:value-type="string">
            <text:p>Rue des Francs Bourgeois, rue Vieille du Temple</text:p>
          </table:table-cell>
          <table:table-cell table:style-name="ce4" table:formula="of:=VLOOKUP([.B742];[$DonneesPrefPolice.$A$1:$DonneesPrefPolice.$C$1334];3;0)" office:value-type="date" office:date-value="2016-11-24" calcext:value-type="date">
            <text:p>2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8" calcext:value-type="float">
            <text:p>4058</text:p>
          </table:table-cell>
          <table:table-cell table:style-name="ce2" office:value-type="string" calcext:value-type="string">
            <text:p>Rue de Sully, boulevard Henri IV</text:p>
          </table:table-cell>
          <table:table-cell table:style-name="ce4" table:formula="of:=VLOOKUP([.B743];[$DonneesPrefPolice.$A$1:$DonneesPrefPolice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9" calcext:value-type="float">
            <text:p>4059</text:p>
          </table:table-cell>
          <table:table-cell table:style-name="ce2" office:value-type="string" calcext:value-type="string">
            <text:p>Boulevard Bourdon, rue Bassompierre</text:p>
          </table:table-cell>
          <table:table-cell table:style-name="ce4" table:formula="of:=VLOOKUP([.B744];[$DonneesPrefPolice.$A$1:$DonneesPrefPolice.$C$1334];3;0)" office:value-type="date" office:date-value="2017-05-11" calcext:value-type="date">
            <text:p>11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1218" calcext:value-type="float">
            <text:p>11218</text:p>
          </table:table-cell>
          <table:table-cell table:style-name="ce2" office:value-type="string" calcext:value-type="string">
            <text:p>Rue Rambuteau, rue Beaubourg</text:p>
          </table:table-cell>
          <table:table-cell table:style-name="ce4" table:formula="of:=VLOOKUP([.B74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4314" calcext:value-type="float">
            <text:p>14314</text:p>
          </table:table-cell>
          <table:table-cell table:style-name="ce2" office:value-type="string" calcext:value-type="string">
            <text:p>Port de l'Hôtel de Ville — Seine</text:p>
          </table:table-cell>
          <table:table-cell table:style-name="ce4" table:formula="of:=VLOOKUP([.B746];[$DonneesPrefPolice.$A$1:$DonneesPrefPolice.$C$1334];3;0)" office:value-type="date" office:date-value="2014-10-24" calcext:value-type="date">
            <text:p>24/10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4914" calcext:value-type="float">
            <text:p>14914</text:p>
          </table:table-cell>
          <table:table-cell table:style-name="ce2" office:value-type="string" calcext:value-type="string">
            <text:p>Port des Célestins — Seine</text:p>
          </table:table-cell>
          <table:table-cell table:style-name="ce4" table:formula="of:=VLOOKUP([.B747];[$DonneesPrefPolice.$A$1:$DonneesPrefPolice.$C$1334];3;0)" office:value-type="date" office:date-value="2014-09-19" calcext:value-type="date">
            <text:p>19/09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5518" calcext:value-type="float">
            <text:p>15518</text:p>
          </table:table-cell>
          <table:table-cell table:style-name="ce2" office:value-type="string" calcext:value-type="string">
            <text:p>Rue de Rivoli, rue Saint-Martin</text:p>
          </table:table-cell>
          <table:table-cell table:style-name="ce4" table:formula="of:=VLOOKUP([.B74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5674" calcext:value-type="float">
            <text:p>15674</text:p>
          </table:table-cell>
          <table:table-cell table:style-name="ce2" office:value-type="string" calcext:value-type="string">
            <text:p>Place du Parvis Notre-Dame, Pont au Double</text:p>
          </table:table-cell>
          <table:table-cell table:style-name="ce4" table:formula="of:=VLOOKUP([.B74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7774" calcext:value-type="float">
            <text:p>17774</text:p>
          </table:table-cell>
          <table:table-cell table:style-name="ce2" office:value-type="string" calcext:value-type="string">
            <text:p>Rue Brisemiche, rue du Cloître Saint-Merri</text:p>
          </table:table-cell>
          <table:table-cell table:style-name="ce4" table:formula="of:=VLOOKUP([.B750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9726" calcext:value-type="float">
            <text:p>19726</text:p>
          </table:table-cell>
          <table:table-cell table:style-name="ce2" office:value-type="string" calcext:value-type="string">
            <text:p>Rue Saint-Antoine, rue de Sévigné</text:p>
          </table:table-cell>
          <table:table-cell table:style-name="ce4" table:formula="of:=VLOOKUP([.B75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4684" calcext:value-type="float">
            <text:p>24684</text:p>
          </table:table-cell>
          <table:table-cell table:style-name="ce2" office:value-type="string" calcext:value-type="string">
            <text:p>Place Baudoyer, rue François Miron</text:p>
          </table:table-cell>
          <table:table-cell table:style-name="ce4" table:formula="of:=VLOOKUP([.B752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5230" calcext:value-type="float">
            <text:p>25230</text:p>
          </table:table-cell>
          <table:table-cell table:style-name="ce2" office:value-type="string" calcext:value-type="string">
            <text:p>Quai Henri IV, Pont de Sully</text:p>
          </table:table-cell>
          <table:table-cell table:style-name="ce4" table:formula="of:=VLOOKUP([.B753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7843" calcext:value-type="float">
            <text:p>27843</text:p>
          </table:table-cell>
          <table:table-cell table:style-name="ce2" office:value-type="string" calcext:value-type="string">
            <text:p>Quai d'Orléans, rue Jean du Bellay</text:p>
          </table:table-cell>
          <table:table-cell table:style-name="ce4" table:formula="of:=VLOOKUP([.B75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9297" calcext:value-type="float">
            <text:p>29297</text:p>
          </table:table-cell>
          <table:table-cell table:style-name="ce2" office:value-type="string" calcext:value-type="string">
            <text:p>Place de l'Hôtel de Ville, avenue Victoria</text:p>
          </table:table-cell>
          <table:table-cell table:style-name="ce4" table:formula="of:=VLOOKUP([.B75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9770" calcext:value-type="float">
            <text:p>29770</text:p>
          </table:table-cell>
          <table:table-cell table:style-name="ce2" office:value-type="string" calcext:value-type="string">
            <text:p>Quai de Gesvres, rue Saint-Martin</text:p>
          </table:table-cell>
          <table:table-cell table:style-name="ce4" table:formula="of:=VLOOKUP([.B75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1606" calcext:value-type="float">
            <text:p>31606</text:p>
          </table:table-cell>
          <table:table-cell table:style-name="ce2" office:value-type="string" calcext:value-type="string">
            <text:p>Rue de la Coutellerie, avenue Victoria</text:p>
          </table:table-cell>
          <table:table-cell table:style-name="ce4" table:formula="of:=VLOOKUP([.B75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5777" calcext:value-type="float">
            <text:p>35777</text:p>
          </table:table-cell>
          <table:table-cell table:style-name="ce2" office:value-type="string" calcext:value-type="string">
            <text:p>Rue de Rivoli, rue Pont Louis Philippe</text:p>
          </table:table-cell>
          <table:table-cell table:style-name="ce4" table:formula="of:=VLOOKUP([.B758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7825" calcext:value-type="float">
            <text:p>37825</text:p>
          </table:table-cell>
          <table:table-cell table:style-name="ce2" office:value-type="string" calcext:value-type="string">
            <text:p>Place Georges Pompidou, 141, rue Saint-Martin</text:p>
          </table:table-cell>
          <table:table-cell table:style-name="ce4" table:formula="of:=VLOOKUP([.B759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8824" calcext:value-type="float">
            <text:p>38824</text:p>
          </table:table-cell>
          <table:table-cell table:style-name="ce2" office:value-type="string" calcext:value-type="string">
            <text:p>Rue du Cloître Notre Dame, quai de l'Archevêché</text:p>
          </table:table-cell>
          <table:table-cell table:style-name="ce4" table:formula="of:=VLOOKUP([.B760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9504" calcext:value-type="float">
            <text:p>39504</text:p>
          </table:table-cell>
          <table:table-cell table:style-name="ce2" office:value-type="string" calcext:value-type="string">
            <text:p>Boulevard Henri IV, rue Castex</text:p>
          </table:table-cell>
          <table:table-cell table:style-name="ce4" table:formula="of:=VLOOKUP([.B761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2301" calcext:value-type="float">
            <text:p>42301</text:p>
          </table:table-cell>
          <table:table-cell table:style-name="ce2" office:value-type="string" calcext:value-type="string">
            <text:p>Rue Charlemagne, rue des Jardins Saint-Paul</text:p>
          </table:table-cell>
          <table:table-cell table:style-name="ce4" table:formula="of:=VLOOKUP([.B762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2910" calcext:value-type="float">
            <text:p>42910</text:p>
          </table:table-cell>
          <table:table-cell table:style-name="ce2" office:value-type="string" calcext:value-type="string">
            <text:p>Pont Louis Philippe, quai de l'Hôtel de Ville</text:p>
          </table:table-cell>
          <table:table-cell table:style-name="ce4" table:formula="of:=VLOOKUP([.B763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3699" calcext:value-type="float">
            <text:p>43699</text:p>
          </table:table-cell>
          <table:table-cell table:style-name="ce2" office:value-type="string" calcext:value-type="string">
            <text:p>Place du Marché Sainte-Catherine</text:p>
          </table:table-cell>
          <table:table-cell table:style-name="ce4" table:formula="of:=VLOOKUP([.B764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5070" calcext:value-type="float">
            <text:p>45070</text:p>
          </table:table-cell>
          <table:table-cell table:style-name="ce2" office:value-type="string" calcext:value-type="string">
            <text:p>3, rue de Lobau</text:p>
          </table:table-cell>
          <table:table-cell table:style-name="ce4" table:formula="of:=VLOOKUP([.B765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7437" calcext:value-type="float">
            <text:p>47437</text:p>
          </table:table-cell>
          <table:table-cell table:style-name="ce2" office:value-type="string" calcext:value-type="string">
            <text:p>Rue de la Verrerie, rue du Renard</text:p>
          </table:table-cell>
          <table:table-cell table:style-name="ce4" table:formula="of:=VLOOKUP([.B766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8238" calcext:value-type="float">
            <text:p>48238</text:p>
          </table:table-cell>
          <table:table-cell table:style-name="ce2" office:value-type="string" calcext:value-type="string">
            <text:p>Quai de l'Archevêché, pont de l'Archevêché</text:p>
          </table:table-cell>
          <table:table-cell table:style-name="ce4" table:formula="of:=VLOOKUP([.B767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1128" calcext:value-type="float">
            <text:p>51128</text:p>
          </table:table-cell>
          <table:table-cell table:style-name="ce2" office:value-type="string" calcext:value-type="string">
            <text:p>Rue Ferdinand Duval, rue des Rosiers</text:p>
          </table:table-cell>
          <table:table-cell table:style-name="ce4" table:formula="of:=VLOOKUP([.B768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1827" calcext:value-type="float">
            <text:p>51827</text:p>
          </table:table-cell>
          <table:table-cell table:style-name="ce2" office:value-type="string" calcext:value-type="string">
            <text:p>Cité/Notre-Dame</text:p>
          </table:table-cell>
          <table:table-cell table:style-name="ce4" table:formula="of:=VLOOKUP([.B769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6633" calcext:value-type="float">
            <text:p>56633</text:p>
          </table:table-cell>
          <table:table-cell table:style-name="ce2" office:value-type="string" calcext:value-type="string">
            <text:p>Rue Pavée, rue du Roi de Sicile</text:p>
          </table:table-cell>
          <table:table-cell table:style-name="ce4" table:formula="of:=VLOOKUP([.B770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7088" calcext:value-type="float">
            <text:p>57088</text:p>
          </table:table-cell>
          <table:table-cell table:style-name="ce2" office:value-type="string" calcext:value-type="string">
            <text:p>Ile Saint-Louis Pointe amont — Seine</text:p>
          </table:table-cell>
          <table:table-cell table:style-name="ce4" table:formula="of:=VLOOKUP([.B771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9063" calcext:value-type="float">
            <text:p>59063</text:p>
          </table:table-cell>
          <table:table-cell table:style-name="ce2" office:value-type="string" calcext:value-type="string">
            <text:p>Quai de l'Hôtel de Ville, Pont d'Arcole</text:p>
          </table:table-cell>
          <table:table-cell table:style-name="ce4" table:formula="of:=VLOOKUP([.B772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0044" calcext:value-type="float">
            <text:p>60044</text:p>
          </table:table-cell>
          <table:table-cell table:style-name="ce2" office:value-type="string" calcext:value-type="string">
            <text:p>Rue Nonnains d'Hyères, rue Charlemagne</text:p>
          </table:table-cell>
          <table:table-cell table:style-name="ce4" table:formula="of:=VLOOKUP([.B773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5260" calcext:value-type="float">
            <text:p>65260</text:p>
          </table:table-cell>
          <table:table-cell table:style-name="ce2" office:value-type="string" calcext:value-type="string">
            <text:p>Place de la Bastille, boulevard Beaumarchais</text:p>
          </table:table-cell>
          <table:table-cell table:style-name="ce4" table:formula="of:=VLOOKUP([.B774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5370" calcext:value-type="float">
            <text:p>65370</text:p>
          </table:table-cell>
          <table:table-cell table:style-name="ce2" office:value-type="string" calcext:value-type="string">
            <text:p>Toit de l'Hôtel de Ville</text:p>
          </table:table-cell>
          <table:table-cell table:style-name="ce4" table:formula="of:=VLOOKUP([.B775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6378" calcext:value-type="float">
            <text:p>66378</text:p>
          </table:table-cell>
          <table:table-cell table:style-name="ce2" office:value-type="string" calcext:value-type="string">
            <text:p>Rue des Rosiers, rue Vieille du Temple</text:p>
          </table:table-cell>
          <table:table-cell table:style-name="ce4" table:formula="of:=VLOOKUP([.B776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6461" calcext:value-type="float">
            <text:p>66461</text:p>
          </table:table-cell>
          <table:table-cell table:style-name="ce2" office:value-type="string" calcext:value-type="string">
            <text:p>Quai des Célestins, pont Marie</text:p>
          </table:table-cell>
          <table:table-cell table:style-name="ce4" table:formula="of:=VLOOKUP([.B777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7079" calcext:value-type="float">
            <text:p>67079</text:p>
          </table:table-cell>
          <table:table-cell table:style-name="ce2" office:value-type="string" calcext:value-type="string">
            <text:p>Rue de Rivoli, boulevard de Sébastopol</text:p>
          </table:table-cell>
          <table:table-cell table:style-name="ce4" table:formula="of:=VLOOKUP([.B778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7266" calcext:value-type="float">
            <text:p>67266</text:p>
          </table:table-cell>
          <table:table-cell table:style-name="ce2" office:value-type="string" calcext:value-type="string">
            <text:p>Rue d'Arcole, place du Parvis Notre-Dame</text:p>
          </table:table-cell>
          <table:table-cell table:style-name="ce4" table:formula="of:=VLOOKUP([.B779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8710" calcext:value-type="float">
            <text:p>68710</text:p>
          </table:table-cell>
          <table:table-cell table:style-name="ce2" office:value-type="string" calcext:value-type="string">
            <text:p>Boulevard du Palais, quai des Orfèvres</text:p>
          </table:table-cell>
          <table:table-cell table:style-name="ce4" table:formula="of:=VLOOKUP([.B780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1698" calcext:value-type="float">
            <text:p>71698</text:p>
          </table:table-cell>
          <table:table-cell table:style-name="ce2" office:value-type="string" calcext:value-type="string">
            <text:p>Place Georges Pompidou, rue Saint-Martin, rue Aubry le Boucher</text:p>
          </table:table-cell>
          <table:table-cell table:style-name="ce4" table:formula="of:=VLOOKUP([.B781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4952" calcext:value-type="float">
            <text:p>74952</text:p>
          </table:table-cell>
          <table:table-cell table:style-name="ce2" office:value-type="string" calcext:value-type="string">
            <text:p>14, place des Vosges</text:p>
          </table:table-cell>
          <table:table-cell table:style-name="ce4" table:formula="of:=VLOOKUP([.B782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9965" calcext:value-type="float">
            <text:p>79965</text:p>
          </table:table-cell>
          <table:table-cell table:style-name="ce2" office:value-type="string" calcext:value-type="string">
            <text:p>Boulevard Bourdon, boulevard Morland</text:p>
          </table:table-cell>
          <table:table-cell table:style-name="ce4" table:formula="of:=VLOOKUP([.B783];[$DonneesPrefPolice.$A$1:$DonneesPrefPolice.$C$1334];3;0)" office:value-type="date" office:date-value="2012-01-09" calcext:value-type="date">
            <text:p>09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2723" calcext:value-type="float">
            <text:p>82723</text:p>
          </table:table-cell>
          <table:table-cell table:style-name="ce2" office:value-type="string" calcext:value-type="string">
            <text:p>Place Louis Lépine abords de la Cité</text:p>
          </table:table-cell>
          <table:table-cell table:style-name="ce4" table:formula="of:=VLOOKUP([.B784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3818" calcext:value-type="float">
            <text:p>83818</text:p>
          </table:table-cell>
          <table:table-cell table:style-name="ce2" office:value-type="string" calcext:value-type="string">
            <text:p>18, boulevard Morland</text:p>
          </table:table-cell>
          <table:table-cell table:style-name="ce4" table:formula="of:=VLOOKUP([.B785];[$DonneesPrefPolice.$A$1:$DonneesPrefPolice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4795" calcext:value-type="float">
            <text:p>84795</text:p>
          </table:table-cell>
          <table:table-cell table:style-name="ce2" office:value-type="string" calcext:value-type="string">
            <text:p>Rue de Lobau, rue de Rivoli</text:p>
          </table:table-cell>
          <table:table-cell table:style-name="ce4" table:formula="of:=VLOOKUP([.B786];[$DonneesPrefPolice.$A$1:$DonneesPrefPolice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5333" calcext:value-type="float">
            <text:p>85333</text:p>
          </table:table-cell>
          <table:table-cell table:style-name="ce2" office:value-type="string" calcext:value-type="string">
            <text:p>Rue Geoffroy l'Asnier, allée des Justes de France</text:p>
          </table:table-cell>
          <table:table-cell table:style-name="ce4" table:formula="of:=VLOOKUP([.B787];[$DonneesPrefPolice.$A$1:$DonneesPrefPolice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3031" calcext:value-type="float">
            <text:p>93031</text:p>
          </table:table-cell>
          <table:table-cell table:style-name="ce2" office:value-type="string" calcext:value-type="string">
            <text:p>Pont Notre-Dame, quai de Corse</text:p>
          </table:table-cell>
          <table:table-cell table:style-name="ce4" table:formula="of:=VLOOKUP([.B788];[$DonneesPrefPolice.$A$1:$DonneesPrefPolice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4871" calcext:value-type="float">
            <text:p>94871</text:p>
          </table:table-cell>
          <table:table-cell table:style-name="ce2" office:value-type="string" calcext:value-type="string">
            <text:p>Pont Saint-Louis aval — Seine</text:p>
          </table:table-cell>
          <table:table-cell table:style-name="ce4" table:formula="of:=VLOOKUP([.B789];[$DonneesPrefPolice.$A$1:$DonneesPrefPolice.$C$1334];3;0)" office:value-type="date" office:date-value="2012-06-29" calcext:value-type="date">
            <text:p>29/06/12</text:p>
          </table:table-cell>
          <table:table-cell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5558" calcext:value-type="float">
            <text:p>95558</text:p>
          </table:table-cell>
          <table:table-cell table:style-name="ce2" office:value-type="string" calcext:value-type="string">
            <text:p>Rue des Tournelles, rue du Pas-de-la-Mule</text:p>
          </table:table-cell>
          <table:table-cell table:style-name="ce4" table:formula="of:=VLOOKUP([.B790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6036" calcext:value-type="float">
            <text:p>96036</text:p>
          </table:table-cell>
          <table:table-cell table:style-name="ce2" office:value-type="string" calcext:value-type="string">
            <text:p>Rue du Petit Musc, rue Saint-Antoine</text:p>
          </table:table-cell>
          <table:table-cell table:style-name="ce4" table:formula="of:=VLOOKUP([.B79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0737" calcext:value-type="float">
            <text:p>80737</text:p>
          </table:table-cell>
          <table:table-cell table:style-name="ce2" office:value-type="string" calcext:value-type="string">
            <text:p>Place de l'Abbé Basset, rue de la Montagne Sainte-Geneviève</text:p>
          </table:table-cell>
          <table:table-cell table:style-name="ce4" table:formula="of:=VLOOKUP([.B792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5724" calcext:value-type="float">
            <text:p>85724</text:p>
          </table:table-cell>
          <table:table-cell table:style-name="ce2" office:value-type="string" calcext:value-type="string">
            <text:p>Rue des Ecoles, square Paul Painlevé</text:p>
          </table:table-cell>
          <table:table-cell table:style-name="ce4" table:formula="of:=VLOOKUP([.B79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9248" calcext:value-type="float">
            <text:p>89248</text:p>
          </table:table-cell>
          <table:table-cell table:style-name="ce2" office:value-type="string" calcext:value-type="string">
            <text:p>Rue Victor Cousin, rue Cujas</text:p>
          </table:table-cell>
          <table:table-cell table:style-name="ce4" table:formula="of:=VLOOKUP([.B79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2343" calcext:value-type="float">
            <text:p>92343</text:p>
          </table:table-cell>
          <table:table-cell table:style-name="ce2" office:value-type="string" calcext:value-type="string">
            <text:p>Rue des Bernardins, quai de la Tournelle</text:p>
          </table:table-cell>
          <table:table-cell table:style-name="ce4" table:formula="of:=VLOOKUP([.B79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3342" calcext:value-type="float">
            <text:p>93342</text:p>
          </table:table-cell>
          <table:table-cell table:style-name="ce2" office:value-type="string" calcext:value-type="string">
            <text:p>8, rue de Santeuil</text:p>
          </table:table-cell>
          <table:table-cell table:style-name="ce4" table:formula="of:=VLOOKUP([.B796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5510" calcext:value-type="float">
            <text:p>95510</text:p>
          </table:table-cell>
          <table:table-cell table:style-name="ce2" office:value-type="string" calcext:value-type="string">
            <text:p>Pont de l'Archevêché amont — Seine</text:p>
          </table:table-cell>
          <table:table-cell table:style-name="ce4" table:formula="of:=VLOOKUP([.B797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6233" calcext:value-type="float">
            <text:p>96233</text:p>
          </table:table-cell>
          <table:table-cell table:style-name="ce2" office:value-type="string" calcext:value-type="string">
            <text:p>Pont Saint-Michel rive gauche en aval — Seine</text:p>
          </table:table-cell>
          <table:table-cell table:style-name="ce4" table:formula="of:=VLOOKUP([.B798];[$DonneesPrefPolice.$A$1:$DonneesPrefPolice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6546" calcext:value-type="float">
            <text:p>96546</text:p>
          </table:table-cell>
          <table:table-cell table:style-name="ce2" office:value-type="string" calcext:value-type="string">
            <text:p>Rue Monge, rue Censier</text:p>
          </table:table-cell>
          <table:table-cell table:style-name="ce4" table:formula="of:=VLOOKUP([.B799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8521" calcext:value-type="float">
            <text:p>98521</text:p>
          </table:table-cell>
          <table:table-cell table:style-name="ce2" office:value-type="string" calcext:value-type="string">
            <text:p>Rue Daubenton, rue Geoffroy Saint-Hilaire</text:p>
          </table:table-cell>
          <table:table-cell table:style-name="ce4" table:formula="of:=VLOOKUP([.B80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9977" calcext:value-type="float">
            <text:p>99977</text:p>
          </table:table-cell>
          <table:table-cell table:style-name="ce2" office:value-type="string" calcext:value-type="string">
            <text:p>Rue Saint-Jacques, rue Cujas</text:p>
          </table:table-cell>
          <table:table-cell table:style-name="ce4" table:formula="of:=VLOOKUP([.B80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string" calcext:value-type="string">
            <text:p>62140B</text:p>
          </table:table-cell>
          <table:table-cell table:style-name="ce2" office:value-type="string" calcext:value-type="string">
            <text:p>Rue Chantier, rue des Fossés Saint-Bernard</text:p>
          </table:table-cell>
          <table:table-cell table:style-name="ce4" table:formula="of:=VLOOKUP([.B80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string" calcext:value-type="string">
            <text:p>67726B</text:p>
          </table:table-cell>
          <table:table-cell table:style-name="ce2" office:value-type="string" calcext:value-type="string">
            <text:p>Place du Puits de L'Ermite, rue de Quatrefages</text:p>
          </table:table-cell>
          <table:table-cell table:style-name="ce4" table:formula="of:=VLOOKUP([.B80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4" calcext:value-type="float">
            <text:p>6034</text:p>
          </table:table-cell>
          <table:table-cell table:style-name="ce2" office:value-type="string" calcext:value-type="string">
            <text:p>Rue Auguste Comte, avenue de l'Observatoire, place André Honorat</text:p>
          </table:table-cell>
          <table:table-cell table:style-name="ce4" table:formula="of:=VLOOKUP([.B804];[$DonneesPrefPolice.$A$1:$DonneesPrefPolice.$C$1334];3;0)" office:value-type="date" office:date-value="2016-09-09" calcext:value-type="date">
            <text:p>09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string" calcext:value-type="string">
            <text:p>Rue Danton, rue de l'Eperon</text:p>
          </table:table-cell>
          <table:table-cell table:style-name="ce4" table:formula="of:=VLOOKUP([.B805];[$DonneesPrefPolice.$A$1:$DonneesPrefPolice.$C$1334];3;0)" office:value-type="date" office:date-value="2018-10-05" calcext:value-type="date">
            <text:p>05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7" calcext:value-type="float">
            <text:p>6037</text:p>
          </table:table-cell>
          <table:table-cell table:style-name="ce2" office:value-type="string" calcext:value-type="string">
            <text:p>Rue de Buci, rue de l'Ancienne Comédie</text:p>
          </table:table-cell>
          <table:table-cell table:style-name="ce4" table:formula="of:=VLOOKUP([.B806];[$DonneesPrefPolice.$A$1:$DonneesPrefPolice.$C$1334];3;0)" office:value-type="date" office:date-value="2018-09-20" calcext:value-type="date">
            <text:p>20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0124" calcext:value-type="float">
            <text:p>10124</text:p>
          </table:table-cell>
          <table:table-cell table:style-name="ce2" office:value-type="string" calcext:value-type="string">
            <text:p>Rue de Rennes, rue de Vaugirard</text:p>
          </table:table-cell>
          <table:table-cell table:style-name="ce4" table:formula="of:=VLOOKUP([.B807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1093" calcext:value-type="float">
            <text:p>11093</text:p>
          </table:table-cell>
          <table:table-cell table:style-name="ce2" office:value-type="string" calcext:value-type="string">
            <text:p>Boulevard Saint-Germain, place Saint-Germain-des-Prés</text:p>
          </table:table-cell>
          <table:table-cell table:style-name="ce4" table:formula="of:=VLOOKUP([.B808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1106" calcext:value-type="float">
            <text:p>11106</text:p>
          </table:table-cell>
          <table:table-cell table:style-name="ce2" office:value-type="string" calcext:value-type="string">
            <text:p>Boulevard Saint-Michel, rue Serpente</text:p>
          </table:table-cell>
          <table:table-cell table:style-name="ce4" table:formula="of:=VLOOKUP([.B809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3067" calcext:value-type="float">
            <text:p>13067</text:p>
          </table:table-cell>
          <table:table-cell table:style-name="ce2" office:value-type="string" calcext:value-type="string">
            <text:p>Boulevard Raspail, rue de Rennes</text:p>
          </table:table-cell>
          <table:table-cell table:style-name="ce4" table:formula="of:=VLOOKUP([.B810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6543" calcext:value-type="float">
            <text:p>16543</text:p>
          </table:table-cell>
          <table:table-cell table:style-name="ce2" office:value-type="string" calcext:value-type="string">
            <text:p>Place Paul Claudel, rue Rotrou</text:p>
          </table:table-cell>
          <table:table-cell table:style-name="ce4" table:formula="of:=VLOOKUP([.B811];[$DonneesPrefPolice.$A$1:$DonneesPrefPolice.$C$1334];3;0)" office:value-type="date" office:date-value="2015-05-08" calcext:value-type="date">
            <text:p>08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3489" calcext:value-type="float">
            <text:p>23489</text:p>
          </table:table-cell>
          <table:table-cell table:style-name="ce2" office:value-type="string" calcext:value-type="string">
            <text:p>Boulevard Saint-Germain, rue de l'Ecole de Médecine</text:p>
          </table:table-cell>
          <table:table-cell table:style-name="ce4" table:formula="of:=VLOOKUP([.B812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4647" calcext:value-type="float">
            <text:p>24647</text:p>
          </table:table-cell>
          <table:table-cell table:style-name="ce2" office:value-type="string" calcext:value-type="string">
            <text:p>Rue des Saints-Pères, boulevard Saint-Germain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6704" calcext:value-type="float">
            <text:p>26704</text:p>
          </table:table-cell>
          <table:table-cell table:style-name="ce2" office:value-type="string" calcext:value-type="string">
            <text:p>Rue d'Assas, rue de Rennes</text:p>
          </table:table-cell>
          <table:table-cell table:style-name="ce4" table:formula="of:=VLOOKUP([.B814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7767" calcext:value-type="float">
            <text:p>27767</text:p>
          </table:table-cell>
          <table:table-cell table:style-name="ce2" office:value-type="string" calcext:value-type="string">
            <text:p>Pont Neuf, rive Gauche</text:p>
          </table:table-cell>
          <table:table-cell table:style-name="ce4" table:formula="of:=VLOOKUP([.B815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7809" calcext:value-type="float">
            <text:p>27809</text:p>
          </table:table-cell>
          <table:table-cell table:style-name="ce2" office:value-type="string" calcext:value-type="string">
            <text:p>Place de l'Acadie, rue de Buci, boulevard Saint-Germain</text:p>
          </table:table-cell>
          <table:table-cell table:style-name="ce4" table:formula="of:=VLOOKUP([.B81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9482" calcext:value-type="float">
            <text:p>29482</text:p>
          </table:table-cell>
          <table:table-cell table:style-name="ce2" office:value-type="string" calcext:value-type="string">
            <text:p>Rue d'Assas, rue Auguste Comte</text:p>
          </table:table-cell>
          <table:table-cell table:style-name="ce4" table:formula="of:=VLOOKUP([.B817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0386" calcext:value-type="float">
            <text:p>30386</text:p>
          </table:table-cell>
          <table:table-cell table:style-name="ce2" office:value-type="string" calcext:value-type="string">
            <text:p>Rue de Vaugirard, rue Guynemer</text:p>
          </table:table-cell>
          <table:table-cell table:style-name="ce4" table:formula="of:=VLOOKUP([.B81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0579" calcext:value-type="float">
            <text:p>30579</text:p>
          </table:table-cell>
          <table:table-cell table:style-name="ce2" office:value-type="string" calcext:value-type="string">
            <text:p>Rue du Four, rue du Cherche Midi</text:p>
          </table:table-cell>
          <table:table-cell table:style-name="ce4" table:formula="of:=VLOOKUP([.B819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1195" calcext:value-type="float">
            <text:p>31195</text:p>
          </table:table-cell>
          <table:table-cell table:style-name="ce2" office:value-type="string" calcext:value-type="string">
            <text:p>Quai de Conti, pont Neuf</text:p>
          </table:table-cell>
          <table:table-cell table:style-name="ce4" table:formula="of:=VLOOKUP([.B820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5348" calcext:value-type="float">
            <text:p>35348</text:p>
          </table:table-cell>
          <table:table-cell table:style-name="ce2" office:value-type="string" calcext:value-type="string">
            <text:p>Rue de l'Ecole de Médecine, boulevard Saint-Michel, rue Racine</text:p>
          </table:table-cell>
          <table:table-cell table:style-name="ce4" table:formula="of:=VLOOKUP([.B821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1562" calcext:value-type="float">
            <text:p>41562</text:p>
          </table:table-cell>
          <table:table-cell table:style-name="ce2" office:value-type="string" calcext:value-type="string">
            <text:p>Boulevard Raspail, boulevard du Montparnasse</text:p>
          </table:table-cell>
          <table:table-cell table:style-name="ce4" table:formula="of:=VLOOKUP([.B82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3190" calcext:value-type="float">
            <text:p>43190</text:p>
          </table:table-cell>
          <table:table-cell table:style-name="ce2" office:value-type="string" calcext:value-type="string">
            <text:p>Rue de Sèvres, boulevard Raspail</text:p>
          </table:table-cell>
          <table:table-cell table:style-name="ce4" table:formula="of:=VLOOKUP([.B823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3920" calcext:value-type="float">
            <text:p>43920</text:p>
          </table:table-cell>
          <table:table-cell table:style-name="ce2" office:value-type="string" calcext:value-type="string">
            <text:p>Rue Garancière, rue Saint-Sulpice</text:p>
          </table:table-cell>
          <table:table-cell table:style-name="ce4" table:formula="of:=VLOOKUP([.B824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57429" calcext:value-type="float">
            <text:p>57429</text:p>
          </table:table-cell>
          <table:table-cell table:style-name="ce2" office:value-type="string" calcext:value-type="string">
            <text:p>Place Henri Mondor — boulevard Saint- Germain, rue de l'Odéon</text:p>
          </table:table-cell>
          <table:table-cell table:style-name="ce4" table:formula="of:=VLOOKUP([.B825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1344" calcext:value-type="float">
            <text:p>61344</text:p>
          </table:table-cell>
          <table:table-cell table:style-name="ce2" office:value-type="string" calcext:value-type="string">
            <text:p>Place de l'Institut</text:p>
          </table:table-cell>
          <table:table-cell table:style-name="ce4" table:formula="of:=VLOOKUP([.B82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2619" calcext:value-type="float">
            <text:p>62619</text:p>
          </table:table-cell>
          <table:table-cell table:style-name="ce2" office:value-type="string" calcext:value-type="string">
            <text:p>Place J-P Sartre — S. de Beauvoir — boulevard Saint-Germain</text:p>
          </table:table-cell>
          <table:table-cell table:style-name="ce4" table:formula="of:=VLOOKUP([.B82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3215" calcext:value-type="float">
            <text:p>63215</text:p>
          </table:table-cell>
          <table:table-cell table:style-name="ce2" office:value-type="string" calcext:value-type="string">
            <text:p>Rue Saint-André des Arts, place Saint- Michel</text:p>
          </table:table-cell>
          <table:table-cell table:style-name="ce4" table:formula="of:=VLOOKUP([.B82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4061" calcext:value-type="float">
            <text:p>64061</text:p>
          </table:table-cell>
          <table:table-cell table:style-name="ce2" office:value-type="string" calcext:value-type="string">
            <text:p>Rue de Vaugirard, boulevard Raspail</text:p>
          </table:table-cell>
          <table:table-cell table:style-name="ce4" table:formula="of:=VLOOKUP([.B829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4111" calcext:value-type="float">
            <text:p>64111</text:p>
          </table:table-cell>
          <table:table-cell table:style-name="ce2" office:value-type="string" calcext:value-type="string">
            <text:p>Rue Monsieur Le Prince, rue Racine</text:p>
          </table:table-cell>
          <table:table-cell table:style-name="ce4" table:formula="of:=VLOOKUP([.B830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9103" calcext:value-type="float">
            <text:p>69103</text:p>
          </table:table-cell>
          <table:table-cell table:style-name="ce2" office:value-type="string" calcext:value-type="string">
            <text:p>Place du 18 Juin 1940, rue de Rennes</text:p>
          </table:table-cell>
          <table:table-cell table:style-name="ce4" table:formula="of:=VLOOKUP([.B831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74824" calcext:value-type="float">
            <text:p>74824</text:p>
          </table:table-cell>
          <table:table-cell table:style-name="ce2" office:value-type="string" calcext:value-type="string">
            <text:p>Rue des Saints-Pères, rue Perronet</text:p>
          </table:table-cell>
          <table:table-cell table:style-name="ce4" table:formula="of:=VLOOKUP([.B83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77910" calcext:value-type="float">
            <text:p>77910</text:p>
          </table:table-cell>
          <table:table-cell table:style-name="ce2" office:value-type="string" calcext:value-type="string">
            <text:p>Rue Saint-Sulpice, rue de Tournon</text:p>
          </table:table-cell>
          <table:table-cell table:style-name="ce4" table:formula="of:=VLOOKUP([.B833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2624" calcext:value-type="float">
            <text:p>82624</text:p>
          </table:table-cell>
          <table:table-cell table:style-name="ce2" office:value-type="string" calcext:value-type="string">
            <text:p>Boulevard Saint-Michel, boulevard Saint- Germain</text:p>
          </table:table-cell>
          <table:table-cell table:style-name="ce4" table:formula="of:=VLOOKUP([.B834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6313" calcext:value-type="float">
            <text:p>86313</text:p>
          </table:table-cell>
          <table:table-cell table:style-name="ce2" office:value-type="string" calcext:value-type="string">
            <text:p>Quai Malaquais, rue Bonaparte</text:p>
          </table:table-cell>
          <table:table-cell table:style-name="ce4" table:formula="of:=VLOOKUP([.B83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6611" calcext:value-type="float">
            <text:p>86611</text:p>
          </table:table-cell>
          <table:table-cell table:style-name="ce2" office:value-type="string" calcext:value-type="string">
            <text:p>Rue de Vaugirard, rue d'Assas</text:p>
          </table:table-cell>
          <table:table-cell table:style-name="ce4" table:formula="of:=VLOOKUP([.B836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1297" calcext:value-type="float">
            <text:p>91297</text:p>
          </table:table-cell>
          <table:table-cell table:style-name="ce2" office:value-type="string" calcext:value-type="string">
            <text:p>Rue du Vieux Colombier, rue du Cherche Midi</text:p>
          </table:table-cell>
          <table:table-cell table:style-name="ce4" table:formula="of:=VLOOKUP([.B837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3838" calcext:value-type="float">
            <text:p>93838</text:p>
          </table:table-cell>
          <table:table-cell table:style-name="ce2" office:value-type="string" calcext:value-type="string">
            <text:p>Rue de Rennes, rue du Four</text:p>
          </table:table-cell>
          <table:table-cell table:style-name="ce4" table:formula="of:=VLOOKUP([.B838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4309" calcext:value-type="float">
            <text:p>94309</text:p>
          </table:table-cell>
          <table:table-cell table:style-name="ce2" office:value-type="string" calcext:value-type="string">
            <text:p>63, rue d'Assas</text:p>
          </table:table-cell>
          <table:table-cell table:style-name="ce4" table:formula="of:=VLOOKUP([.B839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8526" calcext:value-type="float">
            <text:p>98526</text:p>
          </table:table-cell>
          <table:table-cell table:style-name="ce2" office:value-type="string" calcext:value-type="string">
            <text:p>Rue du Vieux Colombier, rue Bonaparte</text:p>
          </table:table-cell>
          <table:table-cell table:style-name="ce4" table:formula="of:=VLOOKUP([.B84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4776" calcext:value-type="float">
            <text:p>54776</text:p>
          </table:table-cell>
          <table:table-cell table:style-name="ce2" office:value-type="string" calcext:value-type="string">
            <text:p>Port du Gros Caillou, aval pont des Invalides — Seine</text:p>
          </table:table-cell>
          <table:table-cell table:style-name="ce4" table:formula="of:=VLOOKUP([.B841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5428" calcext:value-type="float">
            <text:p>55428</text:p>
          </table:table-cell>
          <table:table-cell table:style-name="ce2" office:value-type="string" calcext:value-type="string">
            <text:p>Avenue de Tourville, avenue de Ségur</text:p>
          </table:table-cell>
          <table:table-cell table:style-name="ce4" table:formula="of:=VLOOKUP([.B842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5440" calcext:value-type="float">
            <text:p>55440</text:p>
          </table:table-cell>
          <table:table-cell table:style-name="ce2" office:value-type="string" calcext:value-type="string">
            <text:p>Rue Las Cases, rue Casimir Perrier</text:p>
          </table:table-cell>
          <table:table-cell table:style-name="ce4" table:formula="of:=VLOOKUP([.B843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074" calcext:value-type="float">
            <text:p>56074</text:p>
          </table:table-cell>
          <table:table-cell table:style-name="ce2" office:value-type="string" calcext:value-type="string">
            <text:p>Place Jacques Rueff</text:p>
          </table:table-cell>
          <table:table-cell table:style-name="ce4" table:formula="of:=VLOOKUP([.B844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154" calcext:value-type="float">
            <text:p>56154</text:p>
          </table:table-cell>
          <table:table-cell table:style-name="ce2" office:value-type="string" calcext:value-type="string">
            <text:p>Avenue de Tourville, avenue de Villars</text:p>
          </table:table-cell>
          <table:table-cell table:style-name="ce4" table:formula="of:=VLOOKUP([.B845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538" calcext:value-type="float">
            <text:p>56538</text:p>
          </table:table-cell>
          <table:table-cell table:style-name="ce2" office:value-type="string" calcext:value-type="string">
            <text:p>Rue de la Comète, rue de Grenelle</text:p>
          </table:table-cell>
          <table:table-cell table:style-name="ce4" table:formula="of:=VLOOKUP([.B84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623" calcext:value-type="float">
            <text:p>56623</text:p>
          </table:table-cell>
          <table:table-cell table:style-name="ce2" office:value-type="string" calcext:value-type="string">
            <text:p>Rue de Grenelle, rue de Talleyrand</text:p>
          </table:table-cell>
          <table:table-cell table:style-name="ce4" table:formula="of:=VLOOKUP([.B847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8390" calcext:value-type="float">
            <text:p>58390</text:p>
          </table:table-cell>
          <table:table-cell table:style-name="ce2" office:value-type="string" calcext:value-type="string">
            <text:p>Avenue de la Motte Picquet, rue Cler</text:p>
          </table:table-cell>
          <table:table-cell table:style-name="ce4" table:formula="of:=VLOOKUP([.B848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8617" calcext:value-type="float">
            <text:p>58617</text:p>
          </table:table-cell>
          <table:table-cell table:style-name="ce2" office:value-type="string" calcext:value-type="string">
            <text:p>Boulevard des Invalides, rue de Grenelle</text:p>
          </table:table-cell>
          <table:table-cell table:style-name="ce4" table:formula="of:=VLOOKUP([.B849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027" calcext:value-type="float">
            <text:p>59027</text:p>
          </table:table-cell>
          <table:table-cell table:style-name="ce2" office:value-type="string" calcext:value-type="string">
            <text:p>Avenue Bosquet, rue du Champ de Mars</text:p>
          </table:table-cell>
          <table:table-cell table:style-name="ce4" table:formula="of:=VLOOKUP([.B850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293" calcext:value-type="float">
            <text:p>59293</text:p>
          </table:table-cell>
          <table:table-cell table:style-name="ce2" office:value-type="string" calcext:value-type="string">
            <text:p>Avenue Emile Deschanel, avenue de Belgrade</text:p>
          </table:table-cell>
          <table:table-cell table:style-name="ce4" table:formula="of:=VLOOKUP([.B851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729" calcext:value-type="float">
            <text:p>59729</text:p>
          </table:table-cell>
          <table:table-cell table:style-name="ce2" office:value-type="string" calcext:value-type="string">
            <text:p>Rue du Bac, rue de Varenne</text:p>
          </table:table-cell>
          <table:table-cell table:style-name="ce4" table:formula="of:=VLOOKUP([.B852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0073" calcext:value-type="float">
            <text:p>60073</text:p>
          </table:table-cell>
          <table:table-cell table:style-name="ce2" office:value-type="string" calcext:value-type="string">
            <text:p>Port des Invalides, aval pont de la Concorde — Seine</text:p>
          </table:table-cell>
          <table:table-cell table:style-name="ce4" table:formula="of:=VLOOKUP([.B853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0800" calcext:value-type="float">
            <text:p>60800</text:p>
          </table:table-cell>
          <table:table-cell table:style-name="ce2" office:value-type="string" calcext:value-type="string">
            <text:p>Boulevard des Invalides, rue de Varenne</text:p>
          </table:table-cell>
          <table:table-cell table:style-name="ce4" table:formula="of:=VLOOKUP([.B854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1705" calcext:value-type="float">
            <text:p>61705</text:p>
          </table:table-cell>
          <table:table-cell table:style-name="ce2" office:value-type="string" calcext:value-type="string">
            <text:p>Place de l'Ecole Militaire, avenue de La Motte-Picquet, avenue Duquesne</text:p>
          </table:table-cell>
          <table:table-cell table:style-name="ce4" table:formula="of:=VLOOKUP([.B85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3877" calcext:value-type="float">
            <text:p>63877</text:p>
          </table:table-cell>
          <table:table-cell table:style-name="ce2" office:value-type="string" calcext:value-type="string">
            <text:p>Port de la Bourdonnais, aval pont de l'Alma — Seine</text:p>
          </table:table-cell>
          <table:table-cell table:style-name="ce4" table:formula="of:=VLOOKUP([.B856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5614" calcext:value-type="float">
            <text:p>65614</text:p>
          </table:table-cell>
          <table:table-cell table:style-name="ce2" office:value-type="string" calcext:value-type="string">
            <text:p>Rue Masseran, rue Eblé</text:p>
          </table:table-cell>
          <table:table-cell table:style-name="ce4" table:formula="of:=VLOOKUP([.B857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5857" calcext:value-type="float">
            <text:p>65857</text:p>
          </table:table-cell>
          <table:table-cell table:style-name="ce2" office:value-type="string" calcext:value-type="string">
            <text:p>Avenue Bosquet, rue de Grenelle</text:p>
          </table:table-cell>
          <table:table-cell table:style-name="ce4" table:formula="of:=VLOOKUP([.B858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6070" calcext:value-type="float">
            <text:p>66070</text:p>
          </table:table-cell>
          <table:table-cell table:style-name="ce2" office:value-type="string" calcext:value-type="string">
            <text:p>Port de Solférino, niveau Musée d'Orsay — Seine</text:p>
          </table:table-cell>
          <table:table-cell table:style-name="ce4" table:formula="of:=VLOOKUP([.B859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064" calcext:value-type="float">
            <text:p>69064</text:p>
          </table:table-cell>
          <table:table-cell table:style-name="ce2" office:value-type="string" calcext:value-type="string">
            <text:p>Boulevard des Invalides, avenue de Tourville</text:p>
          </table:table-cell>
          <table:table-cell table:style-name="ce4" table:formula="of:=VLOOKUP([.B860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16" calcext:value-type="float">
            <text:p>69116</text:p>
          </table:table-cell>
          <table:table-cell table:style-name="ce2" office:value-type="string" calcext:value-type="string">
            <text:p>Boulevard Raspail, boulevard Saint-Germain</text:p>
          </table:table-cell>
          <table:table-cell table:style-name="ce4" table:formula="of:=VLOOKUP([.B861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21" calcext:value-type="float">
            <text:p>69121</text:p>
          </table:table-cell>
          <table:table-cell table:style-name="ce2" office:value-type="string" calcext:value-type="string">
            <text:p>Rue de l'Université, rue de Constantine</text:p>
          </table:table-cell>
          <table:table-cell table:style-name="ce4" table:formula="of:=VLOOKUP([.B862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73" calcext:value-type="float">
            <text:p>69173</text:p>
          </table:table-cell>
          <table:table-cell table:style-name="ce2" office:value-type="string" calcext:value-type="string">
            <text:p>Avenue Duquesne, avenue de Ségur</text:p>
          </table:table-cell>
          <table:table-cell table:style-name="ce4" table:formula="of:=VLOOKUP([.B86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1064" calcext:value-type="float">
            <text:p>71064</text:p>
          </table:table-cell>
          <table:table-cell table:style-name="ce2" office:value-type="string" calcext:value-type="string">
            <text:p>Quai Anatole France, Pont Royal</text:p>
          </table:table-cell>
          <table:table-cell table:style-name="ce4" table:formula="of:=VLOOKUP([.B864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1658" calcext:value-type="float">
            <text:p>71658</text:p>
          </table:table-cell>
          <table:table-cell table:style-name="ce2" office:value-type="string" calcext:value-type="string">
            <text:p>Place Joffre</text:p>
          </table:table-cell>
          <table:table-cell table:style-name="ce4" table:formula="of:=VLOOKUP([.B865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2958" calcext:value-type="float">
            <text:p>72958</text:p>
          </table:table-cell>
          <table:table-cell table:style-name="ce2" office:value-type="string" calcext:value-type="string">
            <text:p>Pont de la Concorde, quai Anatole France</text:p>
          </table:table-cell>
          <table:table-cell table:style-name="ce4" table:formula="of:=VLOOKUP([.B86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5099" calcext:value-type="float">
            <text:p>75099</text:p>
          </table:table-cell>
          <table:table-cell table:style-name="ce2" office:value-type="string" calcext:value-type="string">
            <text:p>Avenue Saxe, avenue Breteuil (place de Breteuil)</text:p>
          </table:table-cell>
          <table:table-cell table:style-name="ce4" table:formula="of:=VLOOKUP([.B867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5710" calcext:value-type="float">
            <text:p>75710</text:p>
          </table:table-cell>
          <table:table-cell table:style-name="ce2" office:value-type="string" calcext:value-type="string">
            <text:p>Boulevard Saint-Germain, rue de Solférino</text:p>
          </table:table-cell>
          <table:table-cell table:style-name="ce4" table:formula="of:=VLOOKUP([.B868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6202" calcext:value-type="float">
            <text:p>76202</text:p>
          </table:table-cell>
          <table:table-cell table:style-name="ce2" office:value-type="string" calcext:value-type="string">
            <text:p>Quai Branly trottoir Nord</text:p>
          </table:table-cell>
          <table:table-cell table:style-name="ce4" table:formula="of:=VLOOKUP([.B869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7782" calcext:value-type="float">
            <text:p>77782</text:p>
          </table:table-cell>
          <table:table-cell table:style-name="ce2" office:value-type="string" calcext:value-type="string">
            <text:p>Quai Branly voie Nord</text:p>
          </table:table-cell>
          <table:table-cell table:style-name="ce4" table:formula="of:=VLOOKUP([.B870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263" calcext:value-type="float">
            <text:p>78263</text:p>
          </table:table-cell>
          <table:table-cell table:style-name="ce2" office:value-type="string" calcext:value-type="string">
            <text:p>Quai Anatole France, rue de la Légion d'Honneur</text:p>
          </table:table-cell>
          <table:table-cell table:style-name="ce4" table:formula="of:=VLOOKUP([.B871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472" calcext:value-type="float">
            <text:p>78472</text:p>
          </table:table-cell>
          <table:table-cell table:style-name="ce2" office:value-type="string" calcext:value-type="string">
            <text:p>Port de Solférino, niveau 23, quai Anatole France — Seine</text:p>
          </table:table-cell>
          <table:table-cell table:style-name="ce4" table:formula="of:=VLOOKUP([.B872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678" calcext:value-type="float">
            <text:p>78678</text:p>
          </table:table-cell>
          <table:table-cell table:style-name="ce2" office:value-type="string" calcext:value-type="string">
            <text:p>Avenue Gustave Eiffel, allée des Refuzniks</text:p>
          </table:table-cell>
          <table:table-cell table:style-name="ce4" table:formula="of:=VLOOKUP([.B873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9336" calcext:value-type="float">
            <text:p>79336</text:p>
          </table:table-cell>
          <table:table-cell table:style-name="ce2" office:value-type="string" calcext:value-type="string">
            <text:p>Rue de l'Université, boulevard Saint-Germain</text:p>
          </table:table-cell>
          <table:table-cell table:style-name="ce4" table:formula="of:=VLOOKUP([.B874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3731" calcext:value-type="float">
            <text:p>83731</text:p>
          </table:table-cell>
          <table:table-cell table:style-name="ce2" office:value-type="string" calcext:value-type="string">
            <text:p>Place du Palais Bourbon</text:p>
          </table:table-cell>
          <table:table-cell table:style-name="ce4" table:formula="of:=VLOOKUP([.B875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3784" calcext:value-type="float">
            <text:p>83784</text:p>
          </table:table-cell>
          <table:table-cell table:style-name="ce2" office:value-type="string" calcext:value-type="string">
            <text:p>Mail Branly, Passerelle Débilly</text:p>
          </table:table-cell>
          <table:table-cell table:style-name="ce4" table:formula="of:=VLOOKUP([.B876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4190" calcext:value-type="float">
            <text:p>84190</text:p>
          </table:table-cell>
          <table:table-cell table:style-name="ce2" office:value-type="string" calcext:value-type="string">
            <text:p>Rue de Sèvres, rue Vaneau</text:p>
          </table:table-cell>
          <table:table-cell table:style-name="ce4" table:formula="of:=VLOOKUP([.B877];[$DonneesPrefPolice.$A$1:$DonneesPrefPolice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5482" calcext:value-type="float">
            <text:p>85482</text:p>
          </table:table-cell>
          <table:table-cell table:style-name="ce2" office:value-type="string" calcext:value-type="string">
            <text:p>Avenue de Ségur, avenue de Suffren</text:p>
          </table:table-cell>
          <table:table-cell table:style-name="ce4" table:formula="of:=VLOOKUP([.B878];[$DonneesPrefPolice.$A$1:$DonneesPrefPolice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183" calcext:value-type="float">
            <text:p>86183</text:p>
          </table:table-cell>
          <table:table-cell table:style-name="ce2" office:value-type="string" calcext:value-type="string">
            <text:p>Rue Saint-Dominique, rue Amélie</text:p>
          </table:table-cell>
          <table:table-cell table:style-name="ce4" table:formula="of:=VLOOKUP([.B879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298" calcext:value-type="float">
            <text:p>86298</text:p>
          </table:table-cell>
          <table:table-cell table:style-name="ce2" office:value-type="string" calcext:value-type="string">
            <text:p>Pilier Sud de la Tour Eiffel</text:p>
          </table:table-cell>
          <table:table-cell table:style-name="ce4" table:formula="of:=VLOOKUP([.B880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974" calcext:value-type="float">
            <text:p>86974</text:p>
          </table:table-cell>
          <table:table-cell table:style-name="ce2" office:value-type="string" calcext:value-type="string">
            <text:p>Port des Invalides, amont du pont Alexandre III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7406" calcext:value-type="float">
            <text:p>87406</text:p>
          </table:table-cell>
          <table:table-cell table:style-name="ce2" office:value-type="string" calcext:value-type="string">
            <text:p>Quai Voltaire, pont du Carrousel</text:p>
          </table:table-cell>
          <table:table-cell table:style-name="ce4" table:formula="of:=VLOOKUP([.B88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9776" calcext:value-type="float">
            <text:p>89776</text:p>
          </table:table-cell>
          <table:table-cell table:style-name="ce2" office:value-type="string" calcext:value-type="string">
            <text:p>Port du Gros Caillou</text:p>
          </table:table-cell>
          <table:table-cell table:style-name="ce4" table:formula="of:=VLOOKUP([.B883];[$DonneesPrefPolice.$A$1:$DonneesPrefPolice.$C$1334];3;0)" office:value-type="date" office:date-value="2013-03-22" calcext:value-type="date">
            <text:p>22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0890" calcext:value-type="float">
            <text:p>90890</text:p>
          </table:table-cell>
          <table:table-cell table:style-name="ce2" office:value-type="string" calcext:value-type="string">
            <text:p>Pont des Invalides (amont) — Seine</text:p>
          </table:table-cell>
          <table:table-cell table:style-name="ce4" table:formula="of:=VLOOKUP([.B884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3957" calcext:value-type="float">
            <text:p>93957</text:p>
          </table:table-cell>
          <table:table-cell table:style-name="ce2" office:value-type="string" calcext:value-type="string">
            <text:p>Place Vauban</text:p>
          </table:table-cell>
          <table:table-cell table:style-name="ce4" table:formula="of:=VLOOKUP([.B885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6815" calcext:value-type="float">
            <text:p>96815</text:p>
          </table:table-cell>
          <table:table-cell table:style-name="ce2" office:value-type="string" calcext:value-type="string">
            <text:p>Rue Duquesne, avenue de Ségur</text:p>
          </table:table-cell>
          <table:table-cell table:style-name="ce4" table:formula="of:=VLOOKUP([.B886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7187" calcext:value-type="float">
            <text:p>97187</text:p>
          </table:table-cell>
          <table:table-cell table:style-name="ce2" office:value-type="string" calcext:value-type="string">
            <text:p>Pont Royal (amont) — Seine</text:p>
          </table:table-cell>
          <table:table-cell table:style-name="ce4" table:formula="of:=VLOOKUP([.B887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string" calcext:value-type="string">
            <text:p>83731B</text:p>
          </table:table-cell>
          <table:table-cell table:style-name="ce2" office:value-type="string" calcext:value-type="string">
            <text:p>Place du Palais Bourbon</text:p>
          </table:table-cell>
          <table:table-cell table:style-name="ce4" table:formula="of:=VLOOKUP([.B888];[$DonneesPrefPolice.$A$1:$DonneesPrefPolice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string" calcext:value-type="string">
            <text:p>86298B</text:p>
          </table:table-cell>
          <table:table-cell table:style-name="ce2" office:value-type="string" calcext:value-type="string">
            <text:p>Pilier Sud de la Tour Eiffel</text:p>
          </table:table-cell>
          <table:table-cell table:style-name="ce4" table:formula="of:=VLOOKUP([.B889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8142" calcext:value-type="float">
            <text:p>38142</text:p>
          </table:table-cell>
          <table:table-cell table:style-name="ce2" office:value-type="string" calcext:value-type="string">
            <text:p>Place de l'Etoile, avenue des Champs- Elysées</text:p>
          </table:table-cell>
          <table:table-cell table:style-name="ce4" table:formula="of:=VLOOKUP([.B890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9003" calcext:value-type="float">
            <text:p>39003</text:p>
          </table:table-cell>
          <table:table-cell table:style-name="ce2" office:value-type="string" calcext:value-type="string">
            <text:p>Rue de Ponthieu, rue Paul Baudry</text:p>
          </table:table-cell>
          <table:table-cell table:style-name="ce4" table:formula="of:=VLOOKUP([.B891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0093" calcext:value-type="float">
            <text:p>40093</text:p>
          </table:table-cell>
          <table:table-cell table:style-name="ce2" office:value-type="string" calcext:value-type="string">
            <text:p>Rue de Naples, rue du Général Foy</text:p>
          </table:table-cell>
          <table:table-cell table:style-name="ce4" table:formula="of:=VLOOKUP([.B89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1361" calcext:value-type="float">
            <text:p>41361</text:p>
          </table:table-cell>
          <table:table-cell table:style-name="ce2" office:value-type="string" calcext:value-type="string">
            <text:p>Place de Clichy, avenue de Clichy</text:p>
          </table:table-cell>
          <table:table-cell table:style-name="ce4" table:formula="of:=VLOOKUP([.B893];[$DonneesPrefPolice.$A$1:$DonneesPrefPolice.$C$1334];3;0)" office:value-type="date" office:date-value="2013-10-25" calcext:value-type="date">
            <text:p>25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4259" calcext:value-type="float">
            <text:p>44259</text:p>
          </table:table-cell>
          <table:table-cell table:style-name="ce2" office:value-type="string" calcext:value-type="string">
            <text:p>Place Gabriel Péri</text:p>
          </table:table-cell>
          <table:table-cell table:style-name="ce4" table:formula="of:=VLOOKUP([.B894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5343" calcext:value-type="float">
            <text:p>45343</text:p>
          </table:table-cell>
          <table:table-cell table:style-name="ce2" office:value-type="string" calcext:value-type="string">
            <text:p>Place des Ternes, boulevard de Courcelles</text:p>
          </table:table-cell>
          <table:table-cell table:style-name="ce4" table:formula="of:=VLOOKUP([.B895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7380" calcext:value-type="float">
            <text:p>47380</text:p>
          </table:table-cell>
          <table:table-cell table:style-name="ce2" office:value-type="string" calcext:value-type="string">
            <text:p>Place Clémenceau</text:p>
          </table:table-cell>
          <table:table-cell table:style-name="ce4" table:formula="of:=VLOOKUP([.B896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8713" calcext:value-type="float">
            <text:p>48713</text:p>
          </table:table-cell>
          <table:table-cell table:style-name="ce2" office:value-type="string" calcext:value-type="string">
            <text:p>Boulevard Malesherbes, place de la Madeleine</text:p>
          </table:table-cell>
          <table:table-cell table:style-name="ce4" table:formula="of:=VLOOKUP([.B897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225" calcext:value-type="float">
            <text:p>49225</text:p>
          </table:table-cell>
          <table:table-cell table:style-name="ce2" office:value-type="string" calcext:value-type="string">
            <text:p>Avenue Franklin D. Roosevelt, rue de la Boétie</text:p>
          </table:table-cell>
          <table:table-cell table:style-name="ce4" table:formula="of:=VLOOKUP([.B898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454" calcext:value-type="float">
            <text:p>49454</text:p>
          </table:table-cell>
          <table:table-cell table:style-name="ce2" office:value-type="string" calcext:value-type="string">
            <text:p>Avenue des Champs Elysées, rue Lincoln</text:p>
          </table:table-cell>
          <table:table-cell table:style-name="ce4" table:formula="of:=VLOOKUP([.B89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576" calcext:value-type="float">
            <text:p>49576</text:p>
          </table:table-cell>
          <table:table-cell table:style-name="ce2" office:value-type="string" calcext:value-type="string">
            <text:p>cours de la Reine, place de la Concorde</text:p>
          </table:table-cell>
          <table:table-cell table:style-name="ce4" table:formula="of:=VLOOKUP([.B900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0601" calcext:value-type="float">
            <text:p>50601</text:p>
          </table:table-cell>
          <table:table-cell table:style-name="ce2" office:value-type="string" calcext:value-type="string">
            <text:p>Rue de Stockolm, rue de Rome</text:p>
          </table:table-cell>
          <table:table-cell table:style-name="ce4" table:formula="of:=VLOOKUP([.B901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0968" calcext:value-type="float">
            <text:p>50968</text:p>
          </table:table-cell>
          <table:table-cell table:style-name="ce2" office:value-type="string" calcext:value-type="string">
            <text:p>Place Prosper Boubeaux, rue du Rocher</text:p>
          </table:table-cell>
          <table:table-cell table:style-name="ce4" table:formula="of:=VLOOKUP([.B902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2904" calcext:value-type="float">
            <text:p>52904</text:p>
          </table:table-cell>
          <table:table-cell table:style-name="ce2" office:value-type="string" calcext:value-type="string">
            <text:p>Bas de l'avenue des Champs-Elysées, coté droit de la chaussée</text:p>
          </table:table-cell>
          <table:table-cell table:style-name="ce4" table:formula="of:=VLOOKUP([.B903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5647" calcext:value-type="float">
            <text:p>55647</text:p>
          </table:table-cell>
          <table:table-cell table:style-name="ce2" office:value-type="string" calcext:value-type="string">
            <text:p>Place Charles de Gaulle, avenue Wagram</text:p>
          </table:table-cell>
          <table:table-cell table:style-name="ce4" table:formula="of:=VLOOKUP([.B904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6522" calcext:value-type="float">
            <text:p>56522</text:p>
          </table:table-cell>
          <table:table-cell table:style-name="ce2" office:value-type="string" calcext:value-type="string">
            <text:p>Place Prosper Goubaux, boulevard des Batignolles</text:p>
          </table:table-cell>
          <table:table-cell table:style-name="ce4" table:formula="of:=VLOOKUP([.B905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6883" calcext:value-type="float">
            <text:p>56883</text:p>
          </table:table-cell>
          <table:table-cell table:style-name="ce2" office:value-type="string" calcext:value-type="string">
            <text:p>Rue Marbeuf, avenue des Champs-Elysées</text:p>
          </table:table-cell>
          <table:table-cell table:style-name="ce4" table:formula="of:=VLOOKUP([.B906];[$DonneesPrefPolice.$A$1:$DonneesPrefPolice.$C$1334];3;0)" office:value-type="date" office:date-value="2012-01-11" calcext:value-type="date">
            <text:p>11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7233" calcext:value-type="float">
            <text:p>57233</text:p>
          </table:table-cell>
          <table:table-cell table:style-name="ce2" office:value-type="string" calcext:value-type="string">
            <text:p>Place de l'Alma</text:p>
          </table:table-cell>
          <table:table-cell table:style-name="ce4" table:formula="of:=VLOOKUP([.B907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8978" calcext:value-type="float">
            <text:p>58978</text:p>
          </table:table-cell>
          <table:table-cell table:style-name="ce2" office:value-type="string" calcext:value-type="string">
            <text:p>Rue la Boétie, rue d'Artois</text:p>
          </table:table-cell>
          <table:table-cell table:style-name="ce4" table:formula="of:=VLOOKUP([.B908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9093" calcext:value-type="float">
            <text:p>59093</text:p>
          </table:table-cell>
          <table:table-cell table:style-name="ce2" office:value-type="string" calcext:value-type="string">
            <text:p>Rond-point des Champs-Elysées, avenue Montaigne</text:p>
          </table:table-cell>
          <table:table-cell table:style-name="ce4" table:formula="of:=VLOOKUP([.B909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079" calcext:value-type="float">
            <text:p>61079</text:p>
          </table:table-cell>
          <table:table-cell table:style-name="ce2" office:value-type="string" calcext:value-type="string">
            <text:p>Rue Saint-Lazare, rue d'Amsterdam</text:p>
          </table:table-cell>
          <table:table-cell table:style-name="ce4" table:formula="of:=VLOOKUP([.B910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734" calcext:value-type="float">
            <text:p>61734</text:p>
          </table:table-cell>
          <table:table-cell table:style-name="ce2" office:value-type="string" calcext:value-type="string">
            <text:p>Rue de Rome, cour de Rome</text:p>
          </table:table-cell>
          <table:table-cell table:style-name="ce4" table:formula="of:=VLOOKUP([.B911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880" calcext:value-type="float">
            <text:p>61880</text:p>
          </table:table-cell>
          <table:table-cell table:style-name="ce2" office:value-type="string" calcext:value-type="string">
            <text:p>Rue du Colisée, avenue des Champs-Elysées</text:p>
          </table:table-cell>
          <table:table-cell table:style-name="ce4" table:formula="of:=VLOOKUP([.B912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2600" calcext:value-type="float">
            <text:p>62600</text:p>
          </table:table-cell>
          <table:table-cell table:style-name="ce2" office:value-type="string" calcext:value-type="string">
            <text:p>Place de l'Europe, rue de Madrid</text:p>
          </table:table-cell>
          <table:table-cell table:style-name="ce4" table:formula="of:=VLOOKUP([.B913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3118" calcext:value-type="float">
            <text:p>63118</text:p>
          </table:table-cell>
          <table:table-cell table:style-name="ce2" office:value-type="string" calcext:value-type="string">
            <text:p>Rue de Moscou, rue d'Amsterdam</text:p>
          </table:table-cell>
          <table:table-cell table:style-name="ce4" table:formula="of:=VLOOKUP([.B914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3259" calcext:value-type="float">
            <text:p>63259</text:p>
          </table:table-cell>
          <table:table-cell table:style-name="ce2" office:value-type="string" calcext:value-type="string">
            <text:p>Avenue des Champs-Elysées, rue Balzac</text:p>
          </table:table-cell>
          <table:table-cell table:style-name="ce4" table:formula="of:=VLOOKUP([.B91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4332" calcext:value-type="float">
            <text:p>64332</text:p>
          </table:table-cell>
          <table:table-cell table:style-name="ce2" office:value-type="string" calcext:value-type="string">
            <text:p>Rue du Havre, rue Saint-Lazare</text:p>
          </table:table-cell>
          <table:table-cell table:style-name="ce4" table:formula="of:=VLOOKUP([.B916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4811" calcext:value-type="float">
            <text:p>64811</text:p>
          </table:table-cell>
          <table:table-cell table:style-name="ce2" office:value-type="string" calcext:value-type="string">
            <text:p>Rue Pierre Charron, avenue des Champs-Elysées</text:p>
          </table:table-cell>
          <table:table-cell table:style-name="ce4" table:formula="of:=VLOOKUP([.B917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8828" calcext:value-type="float">
            <text:p>68828</text:p>
          </table:table-cell>
          <table:table-cell table:style-name="ce2" office:value-type="string" calcext:value-type="string">
            <text:p>Avenue de Friedland, rue du Faubourg Saint-Honoré</text:p>
          </table:table-cell>
          <table:table-cell table:style-name="ce4" table:formula="of:=VLOOKUP([.B918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9340" calcext:value-type="float">
            <text:p>69340</text:p>
          </table:table-cell>
          <table:table-cell table:style-name="ce2" office:value-type="string" calcext:value-type="string">
            <text:p>Place République Dominicaine, boulevard de Courcelles, rue Phalsbourg</text:p>
          </table:table-cell>
          <table:table-cell table:style-name="ce4" table:formula="of:=VLOOKUP([.B919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1625" calcext:value-type="float">
            <text:p>71625</text:p>
          </table:table-cell>
          <table:table-cell table:style-name="ce2" office:value-type="string" calcext:value-type="string">
            <text:p>Place Saint-Augustin</text:p>
          </table:table-cell>
          <table:table-cell table:style-name="ce4" table:formula="of:=VLOOKUP([.B920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2520" calcext:value-type="float">
            <text:p>72520</text:p>
          </table:table-cell>
          <table:table-cell table:style-name="ce2" office:value-type="string" calcext:value-type="string">
            <text:p>Rue d'Amsterdam, rue de Londres</text:p>
          </table:table-cell>
          <table:table-cell table:style-name="ce4" table:formula="of:=VLOOKUP([.B921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2824" calcext:value-type="float">
            <text:p>72824</text:p>
          </table:table-cell>
          <table:table-cell table:style-name="ce2" office:value-type="string" calcext:value-type="string">
            <text:p>Avenue des Champs-Elysées, place de la Concorde</text:p>
          </table:table-cell>
          <table:table-cell table:style-name="ce4" table:formula="of:=VLOOKUP([.B922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3532" calcext:value-type="float">
            <text:p>73532</text:p>
          </table:table-cell>
          <table:table-cell table:style-name="ce2" office:value-type="string" calcext:value-type="string">
            <text:p>Avenue George V, avenue des Champs-Elysées</text:p>
          </table:table-cell>
          <table:table-cell table:style-name="ce4" table:formula="of:=VLOOKUP([.B92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6964" calcext:value-type="float">
            <text:p>76964</text:p>
          </table:table-cell>
          <table:table-cell table:style-name="ce2" office:value-type="string" calcext:value-type="string">
            <text:p>Place de la Concorde, rue Royale</text:p>
          </table:table-cell>
          <table:table-cell table:style-name="ce4" table:formula="of:=VLOOKUP([.B924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7583" calcext:value-type="float">
            <text:p>77583</text:p>
          </table:table-cell>
          <table:table-cell table:style-name="ce2" office:value-type="string" calcext:value-type="string">
            <text:p>Place de la Madeleine, rue Royale</text:p>
          </table:table-cell>
          <table:table-cell table:style-name="ce4" table:formula="of:=VLOOKUP([.B925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7702" calcext:value-type="float">
            <text:p>77702</text:p>
          </table:table-cell>
          <table:table-cell table:style-name="ce2" office:value-type="string" calcext:value-type="string">
            <text:p>Rue de Courcelles, boulevard de Courcelles</text:p>
          </table:table-cell>
          <table:table-cell table:style-name="ce4" table:formula="of:=VLOOKUP([.B926];[$DonneesPrefPolice.$A$1:$DonneesPrefPolice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8928" calcext:value-type="float">
            <text:p>78928</text:p>
          </table:table-cell>
          <table:table-cell table:style-name="ce2" office:value-type="string" calcext:value-type="string">
            <text:p>Avenue Hoche, rue du Faubourg Saint-Honoré</text:p>
          </table:table-cell>
          <table:table-cell table:style-name="ce4" table:formula="of:=VLOOKUP([.B927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9152" calcext:value-type="float">
            <text:p>79152</text:p>
          </table:table-cell>
          <table:table-cell table:style-name="ce2" office:value-type="string" calcext:value-type="string">
            <text:p>Avenue des Champs-Elysées, place de l'Etoile</text:p>
          </table:table-cell>
          <table:table-cell table:style-name="ce4" table:formula="of:=VLOOKUP([.B928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9921" calcext:value-type="float">
            <text:p>79921</text:p>
          </table:table-cell>
          <table:table-cell table:style-name="ce2" office:value-type="string" calcext:value-type="string">
            <text:p>Arc de Triomphe, Wagram</text:p>
          </table:table-cell>
          <table:table-cell table:style-name="ce4" table:formula="of:=VLOOKUP([.B929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3843" calcext:value-type="float">
            <text:p>83843</text:p>
          </table:table-cell>
          <table:table-cell table:style-name="ce2" office:value-type="string" calcext:value-type="string">
            <text:p>Avenue Marceau, avenue Pierre Ier de Serbie</text:p>
          </table:table-cell>
          <table:table-cell table:style-name="ce4" table:formula="of:=VLOOKUP([.B930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5742" calcext:value-type="float">
            <text:p>85742</text:p>
          </table:table-cell>
          <table:table-cell table:style-name="ce2" office:value-type="string" calcext:value-type="string">
            <text:p>Place de la Madeleine, boulevard Madeleine</text:p>
          </table:table-cell>
          <table:table-cell table:style-name="ce4" table:formula="of:=VLOOKUP([.B931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6086" calcext:value-type="float">
            <text:p>86086</text:p>
          </table:table-cell>
          <table:table-cell table:style-name="ce2" office:value-type="string" calcext:value-type="string">
            <text:p>Boulevard Malesherbes, rue de Lisbonne</text:p>
          </table:table-cell>
          <table:table-cell table:style-name="ce4" table:formula="of:=VLOOKUP([.B932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7273" calcext:value-type="float">
            <text:p>87273</text:p>
          </table:table-cell>
          <table:table-cell table:style-name="ce2" office:value-type="string" calcext:value-type="string">
            <text:p>Rue de Courcelles, boulevard Haussmann</text:p>
          </table:table-cell>
          <table:table-cell table:style-name="ce4" table:formula="of:=VLOOKUP([.B933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9055" calcext:value-type="float">
            <text:p>89055</text:p>
          </table:table-cell>
          <table:table-cell table:style-name="ce2" office:value-type="string" calcext:value-type="string">
            <text:p>Rond-point des Champs-Elysées</text:p>
          </table:table-cell>
          <table:table-cell table:style-name="ce4" table:formula="of:=VLOOKUP([.B934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2367" calcext:value-type="float">
            <text:p>72367</text:p>
          </table:table-cell>
          <table:table-cell table:style-name="ce2" office:value-type="string" calcext:value-type="string">
            <text:p>18, rue Saint-Lazare</text:p>
          </table:table-cell>
          <table:table-cell table:style-name="ce4" table:formula="of:=VLOOKUP([.B935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4548" calcext:value-type="float">
            <text:p>74548</text:p>
          </table:table-cell>
          <table:table-cell table:style-name="ce2" office:value-type="string" calcext:value-type="string">
            <text:p>Boulevard de Clichy, boulevard de Rochechouart</text:p>
          </table:table-cell>
          <table:table-cell table:style-name="ce4" table:formula="of:=VLOOKUP([.B93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5499" calcext:value-type="float">
            <text:p>75499</text:p>
          </table:table-cell>
          <table:table-cell table:style-name="ce2" office:value-type="string" calcext:value-type="string">
            <text:p>Place Jacob Kaplan</text:p>
          </table:table-cell>
          <table:table-cell table:style-name="ce4" table:formula="of:=VLOOKUP([.B937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9444" calcext:value-type="float">
            <text:p>79444</text:p>
          </table:table-cell>
          <table:table-cell table:style-name="ce2" office:value-type="string" calcext:value-type="string">
            <text:p>Rue Saint-Lazare, rue Caumartin</text:p>
          </table:table-cell>
          <table:table-cell table:style-name="ce4" table:formula="of:=VLOOKUP([.B938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9823" calcext:value-type="float">
            <text:p>79823</text:p>
          </table:table-cell>
          <table:table-cell table:style-name="ce2" office:value-type="string" calcext:value-type="string">
            <text:p>11 bis, rue Scribe</text:p>
          </table:table-cell>
          <table:table-cell table:style-name="ce4" table:formula="of:=VLOOKUP([.B939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014" calcext:value-type="float">
            <text:p>81014</text:p>
          </table:table-cell>
          <table:table-cell table:style-name="ce2" office:value-type="string" calcext:value-type="string">
            <text:p>Place Diaghilev</text:p>
          </table:table-cell>
          <table:table-cell table:style-name="ce4" table:formula="of:=VLOOKUP([.B940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258" calcext:value-type="float">
            <text:p>81258</text:p>
          </table:table-cell>
          <table:table-cell table:style-name="ce2" office:value-type="string" calcext:value-type="string">
            <text:p>Rue de Châteaudun, rue Taitbout</text:p>
          </table:table-cell>
          <table:table-cell table:style-name="ce4" table:formula="of:=VLOOKUP([.B941];[$DonneesPrefPolice.$A$1:$DonneesPrefPolice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422" calcext:value-type="float">
            <text:p>81422</text:p>
          </table:table-cell>
          <table:table-cell table:style-name="ce2" office:value-type="string" calcext:value-type="string">
            <text:p>Place Kossuth</text:p>
          </table:table-cell>
          <table:table-cell table:style-name="ce4" table:formula="of:=VLOOKUP([.B942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503" calcext:value-type="float">
            <text:p>84503</text:p>
          </table:table-cell>
          <table:table-cell table:style-name="ce2" office:value-type="string" calcext:value-type="string">
            <text:p>Rue du Faubourg Montmartre, rue Montyon</text:p>
          </table:table-cell>
          <table:table-cell table:style-name="ce4" table:formula="of:=VLOOKUP([.B94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555" calcext:value-type="float">
            <text:p>84555</text:p>
          </table:table-cell>
          <table:table-cell table:style-name="ce2" office:value-type="string" calcext:value-type="string">
            <text:p>Rue Fontaine, rue de Douai</text:p>
          </table:table-cell>
          <table:table-cell table:style-name="ce4" table:formula="of:=VLOOKUP([.B944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772" calcext:value-type="float">
            <text:p>84772</text:p>
          </table:table-cell>
          <table:table-cell table:style-name="ce2" office:value-type="string" calcext:value-type="string">
            <text:p>Rue du Faubourg Poissonnière, rue Richer</text:p>
          </table:table-cell>
          <table:table-cell table:style-name="ce4" table:formula="of:=VLOOKUP([.B945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7208" calcext:value-type="float">
            <text:p>87208</text:p>
          </table:table-cell>
          <table:table-cell table:style-name="ce2" office:value-type="string" calcext:value-type="string">
            <text:p>Boulevard de Clichy, boulevard de Rochechouart</text:p>
          </table:table-cell>
          <table:table-cell table:style-name="ce4" table:formula="of:=VLOOKUP([.B94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7305" calcext:value-type="float">
            <text:p>87305</text:p>
          </table:table-cell>
          <table:table-cell table:style-name="ce2" office:value-type="string" calcext:value-type="string">
            <text:p>Rue de Châteaudun, rue Buffault</text:p>
          </table:table-cell>
          <table:table-cell table:style-name="ce4" table:formula="of:=VLOOKUP([.B947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8620" calcext:value-type="float">
            <text:p>88620</text:p>
          </table:table-cell>
          <table:table-cell table:style-name="ce2" office:value-type="string" calcext:value-type="string">
            <text:p>Place Pigalle Est — boulevard de Clichy, rue Houdon</text:p>
          </table:table-cell>
          <table:table-cell table:style-name="ce4" table:formula="of:=VLOOKUP([.B948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9791" calcext:value-type="float">
            <text:p>89791</text:p>
          </table:table-cell>
          <table:table-cell table:style-name="ce2" office:value-type="string" calcext:value-type="string">
            <text:p>Rue Clichy, rue de Moncey</text:p>
          </table:table-cell>
          <table:table-cell table:style-name="ce4" table:formula="of:=VLOOKUP([.B949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714" calcext:value-type="float">
            <text:p>90714</text:p>
          </table:table-cell>
          <table:table-cell table:style-name="ce2" office:value-type="string" calcext:value-type="string">
            <text:p>Place de l'Opéra, rue Auber</text:p>
          </table:table-cell>
          <table:table-cell table:style-name="ce4" table:formula="of:=VLOOKUP([.B950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2563" calcext:value-type="float">
            <text:p>92563</text:p>
          </table:table-cell>
          <table:table-cell table:style-name="ce2" office:value-type="string" calcext:value-type="string">
            <text:p>Boulevard Poissonnière, rue du Sentier</text:p>
          </table:table-cell>
          <table:table-cell table:style-name="ce4" table:formula="of:=VLOOKUP([.B95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4663" calcext:value-type="float">
            <text:p>94663</text:p>
          </table:table-cell>
          <table:table-cell table:style-name="ce2" office:value-type="string" calcext:value-type="string">
            <text:p>Rue Lamartine, rue de Rochechouart</text:p>
          </table:table-cell>
          <table:table-cell table:style-name="ce4" table:formula="of:=VLOOKUP([.B952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5588" calcext:value-type="float">
            <text:p>95588</text:p>
          </table:table-cell>
          <table:table-cell table:style-name="ce2" office:value-type="string" calcext:value-type="string">
            <text:p>Boulevard Poissonnière, rue du Faubourg Montmartre</text:p>
          </table:table-cell>
          <table:table-cell table:style-name="ce4" table:formula="of:=VLOOKUP([.B953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5710" calcext:value-type="float">
            <text:p>95710</text:p>
          </table:table-cell>
          <table:table-cell table:style-name="ce2" office:value-type="string" calcext:value-type="string">
            <text:p>Boulevard Haussmann, rue Le Peletier</text:p>
          </table:table-cell>
          <table:table-cell table:style-name="ce4" table:formula="of:=VLOOKUP([.B954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13" calcext:value-type="float">
            <text:p>10013</text:p>
          </table:table-cell>
          <table:table-cell table:style-name="ce2" office:value-type="string" calcext:value-type="string">
            <text:p>Rue Ambroise Paré, rue Saint-Vincent-de-Paul</text:p>
          </table:table-cell>
          <table:table-cell table:style-name="ce4" table:formula="of:=VLOOKUP([.B955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36" calcext:value-type="float">
            <text:p>10036</text:p>
          </table:table-cell>
          <table:table-cell table:style-name="ce2" office:value-type="string" calcext:value-type="string">
            <text:p>Boulevard de la Chapelle, rue Guy Patin</text:p>
          </table:table-cell>
          <table:table-cell table:style-name="ce4" table:formula="of:=VLOOKUP([.B956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4" calcext:value-type="float">
            <text:p>10064</text:p>
          </table:table-cell>
          <table:table-cell table:style-name="ce2" office:value-type="string" calcext:value-type="string">
            <text:p>Rue du Faubourg Saint-Denis, rue de Metz</text:p>
          </table:table-cell>
          <table:table-cell table:style-name="ce4" table:formula="of:=VLOOKUP([.B957];[$DonneesPrefPolice.$A$1:$DonneesPrefPolice.$C$1334];3;0)" office:value-type="date" office:date-value="2016-10-14" calcext:value-type="date">
            <text:p>14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7" calcext:value-type="float">
            <text:p>10067</text:p>
          </table:table-cell>
          <table:table-cell table:style-name="ce2" office:value-type="string" calcext:value-type="string">
            <text:p>Rue de Paradis, rue Martel</text:p>
          </table:table-cell>
          <table:table-cell table:style-name="ce4" table:formula="of:=VLOOKUP([.B958];[$DonneesPrefPolice.$A$1:$DonneesPrefPolice.$C$1334];3;0)" office:value-type="date" office:date-value="2017-06-14" calcext:value-type="date">
            <text:p>14/06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8" calcext:value-type="float">
            <text:p>10068</text:p>
          </table:table-cell>
          <table:table-cell table:style-name="ce2" office:value-type="string" calcext:value-type="string">
            <text:p>Rue du Faubourg Saint-Denis, boulevard Magenta — square A Satragne</text:p>
          </table:table-cell>
          <table:table-cell table:style-name="ce4" table:formula="of:=VLOOKUP([.B959];[$DonneesPrefPolice.$A$1:$DonneesPrefPolice.$C$1334];3;0)" office:value-type="date" office:date-value="2017-01-04" calcext:value-type="date">
            <text:p>04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9" calcext:value-type="float">
            <text:p>10069</text:p>
          </table:table-cell>
          <table:table-cell table:style-name="ce2" office:value-type="string" calcext:value-type="string">
            <text:p>Rue Georg Friedrich Haendel</text:p>
          </table:table-cell>
          <table:table-cell table:style-name="ce4" table:formula="of:=VLOOKUP([.B960];[$DonneesPrefPolice.$A$1:$DonneesPrefPolice.$C$1334];3;0)" office:value-type="date" office:date-value="2017-03-03" calcext:value-type="date">
            <text:p>0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0" calcext:value-type="float">
            <text:p>10070</text:p>
          </table:table-cell>
          <table:table-cell table:style-name="ce2" office:value-type="string" calcext:value-type="string">
            <text:p>5, rue Albert Camus</text:p>
          </table:table-cell>
          <table:table-cell table:style-name="ce4" table:formula="of:=VLOOKUP([.B961];[$DonneesPrefPolice.$A$1:$DonneesPrefPolice.$C$1334];3;0)" office:value-type="date" office:date-value="2016-12-20" calcext:value-type="date">
            <text:p>20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string" calcext:value-type="string">
            <text:p>Rue Saint-Maur, rue du Buisson Saint-Louis</text:p>
          </table:table-cell>
          <table:table-cell table:style-name="ce4" table:formula="of:=VLOOKUP([.B962];[$DonneesPrefPolice.$A$1:$DonneesPrefPolice.$C$1334];3;0)" office:value-type="date" office:date-value="2016-08-04" calcext:value-type="date">
            <text:p>04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5" calcext:value-type="float">
            <text:p>10075</text:p>
          </table:table-cell>
          <table:table-cell table:style-name="ce2" office:value-type="string" calcext:value-type="string">
            <text:p>Rue Léon Schwartzenberg (Médiathèque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9" calcext:value-type="float">
            <text:p>10079</text:p>
          </table:table-cell>
          <table:table-cell table:style-name="ce2" office:value-type="string" calcext:value-type="string">
            <text:p>Rue de l'Aqueduc, rue du Chaudron</text:p>
          </table:table-cell>
          <table:table-cell table:style-name="ce4" table:formula="of:=VLOOKUP([.B964];[$DonneesPrefPolice.$A$1:$DonneesPrefPolice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80" calcext:value-type="float">
            <text:p>10080</text:p>
          </table:table-cell>
          <table:table-cell table:style-name="ce2" office:value-type="string" calcext:value-type="string">
            <text:p>Rue du Buisson-Saint-Louis, rue du Chalet</text:p>
          </table:table-cell>
          <table:table-cell table:style-name="ce4" table:formula="of:=VLOOKUP([.B965];[$DonneesPrefPolice.$A$1:$DonneesPrefPolice.$C$1334];3;0)" office:value-type="date" office:date-value="2017-02-28" calcext:value-type="date">
            <text:p>28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966" calcext:value-type="float">
            <text:p>10966</text:p>
          </table:table-cell>
          <table:table-cell table:style-name="ce2" office:value-type="string" calcext:value-type="string">
            <text:p>Rue du Faubourg Saint-Martin, rue La Fayette</text:p>
          </table:table-cell>
          <table:table-cell table:style-name="ce4" table:formula="of:=VLOOKUP([.B966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116" calcext:value-type="float">
            <text:p>12116</text:p>
          </table:table-cell>
          <table:table-cell table:style-name="ce2" office:value-type="string" calcext:value-type="string">
            <text:p>Boulevard de Strasbourg, rue Saint-Laurent</text:p>
          </table:table-cell>
          <table:table-cell table:style-name="ce4" table:formula="of:=VLOOKUP([.B967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742" calcext:value-type="float">
            <text:p>12742</text:p>
          </table:table-cell>
          <table:table-cell table:style-name="ce2" office:value-type="string" calcext:value-type="string">
            <text:p>Place de la Bataille de Stalingrad, rue du Faubourg Saint-Martin</text:p>
          </table:table-cell>
          <table:table-cell table:style-name="ce4" table:formula="of:=VLOOKUP([.B968];[$DonneesPrefPolice.$A$1:$DonneesPrefPolice.$C$1334];3;0)" office:value-type="date" office:date-value="2014-05-16" calcext:value-type="date">
            <text:p>16/05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884" calcext:value-type="float">
            <text:p>12884</text:p>
          </table:table-cell>
          <table:table-cell table:style-name="ce2" office:value-type="string" calcext:value-type="string">
            <text:p>Place Napoléon III</text:p>
          </table:table-cell>
          <table:table-cell table:style-name="ce4" table:formula="of:=VLOOKUP([.B969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5560" calcext:value-type="float">
            <text:p>15560</text:p>
          </table:table-cell>
          <table:table-cell table:style-name="ce2" office:value-type="string" calcext:value-type="string">
            <text:p>Place de la République, rue du Faubourg du Temple</text:p>
          </table:table-cell>
          <table:table-cell table:style-name="ce4" table:formula="of:=VLOOKUP([.B970];[$DonneesPrefPolice.$A$1:$DonneesPrefPolice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8930" calcext:value-type="float">
            <text:p>18930</text:p>
          </table:table-cell>
          <table:table-cell table:style-name="ce2" office:value-type="string" calcext:value-type="string">
            <text:p>Rue de Dunkerque, rue de Saint-Quentin</text:p>
          </table:table-cell>
          <table:table-cell table:style-name="ce4" table:formula="of:=VLOOKUP([.B971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2859" calcext:value-type="float">
            <text:p>22859</text:p>
          </table:table-cell>
          <table:table-cell table:style-name="ce2" office:value-type="string" calcext:value-type="string">
            <text:p>Rue de Chabrol</text:p>
          </table:table-cell>
          <table:table-cell table:style-name="ce4" table:formula="of:=VLOOKUP([.B972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4512" calcext:value-type="float">
            <text:p>24512</text:p>
          </table:table-cell>
          <table:table-cell table:style-name="ce2" office:value-type="string" calcext:value-type="string">
            <text:p>Boulevard de Strasbourg, boulevard de Magenta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5626" calcext:value-type="float">
            <text:p>25626</text:p>
          </table:table-cell>
          <table:table-cell table:style-name="ce2" office:value-type="string" calcext:value-type="string">
            <text:p>Quai de Jemmapes, rue Alibert</text:p>
          </table:table-cell>
          <table:table-cell table:style-name="ce4" table:formula="of:=VLOOKUP([.B974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5943" calcext:value-type="float">
            <text:p>25943</text:p>
          </table:table-cell>
          <table:table-cell table:style-name="ce2" office:value-type="string" calcext:value-type="string">
            <text:p>Place Johann Strauss, face à la rue deLancry</text:p>
          </table:table-cell>
          <table:table-cell table:style-name="ce4" table:formula="of:=VLOOKUP([.B975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6718" calcext:value-type="float">
            <text:p>26718</text:p>
          </table:table-cell>
          <table:table-cell table:style-name="ce2" office:value-type="string" calcext:value-type="string">
            <text:p>Rue Juliette Dodu, avenue Claude Vellefaux</text:p>
          </table:table-cell>
          <table:table-cell table:style-name="ce4" table:formula="of:=VLOOKUP([.B976];[$DonneesPrefPolice.$A$1:$DonneesPrefPolice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6787" calcext:value-type="float">
            <text:p>26787</text:p>
          </table:table-cell>
          <table:table-cell table:style-name="ce2" office:value-type="string" calcext:value-type="string">
            <text:p>Rue de Dunkerque, rue de Compiègne</text:p>
          </table:table-cell>
          <table:table-cell table:style-name="ce4" table:formula="of:=VLOOKUP([.B977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7797" calcext:value-type="float">
            <text:p>27797</text:p>
          </table:table-cell>
          <table:table-cell table:style-name="ce2" office:value-type="string" calcext:value-type="string">
            <text:p>Rue du Faubourg du Temple, avenue Parmentier</text:p>
          </table:table-cell>
          <table:table-cell table:style-name="ce4" table:formula="of:=VLOOKUP([.B978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8234" calcext:value-type="float">
            <text:p>28234</text:p>
          </table:table-cell>
          <table:table-cell table:style-name="ce2" office:value-type="string" calcext:value-type="string">
            <text:p>Boulevard de Magenta, rue La Fayette</text:p>
          </table:table-cell>
          <table:table-cell table:style-name="ce4" table:formula="of:=VLOOKUP([.B979];[$DonneesPrefPolice.$A$1:$DonneesPrefPolice.$C$1334];3;0)" office:value-type="date" office:date-value="2013-11-08" calcext:value-type="date">
            <text:p>08/1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9730" calcext:value-type="float">
            <text:p>29730</text:p>
          </table:table-cell>
          <table:table-cell table:style-name="ce2" office:value-type="string" calcext:value-type="string">
            <text:p>Rue d'Alsace, rue du 8 Mai 1945</text:p>
          </table:table-cell>
          <table:table-cell table:style-name="ce4" table:formula="of:=VLOOKUP([.B980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3871" calcext:value-type="float">
            <text:p>13871</text:p>
          </table:table-cell>
          <table:table-cell table:style-name="ce2" office:value-type="string" calcext:value-type="string">
            <text:p>Boulevard Voltaire, rue Jean-Pierre Timbaud</text:p>
          </table:table-cell>
          <table:table-cell table:style-name="ce4" table:formula="of:=VLOOKUP([.B981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5301" calcext:value-type="float">
            <text:p>15301</text:p>
          </table:table-cell>
          <table:table-cell table:style-name="ce2" office:value-type="string" calcext:value-type="string">
            <text:p>Rue Merlin, rue Duranti</text:p>
          </table:table-cell>
          <table:table-cell table:style-name="ce4" table:formula="of:=VLOOKUP([.B982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6178" calcext:value-type="float">
            <text:p>16178</text:p>
          </table:table-cell>
          <table:table-cell table:style-name="ce2" office:value-type="string" calcext:value-type="string">
            <text:p>Rue Oberkampf, boulevard Voltaire</text:p>
          </table:table-cell>
          <table:table-cell table:style-name="ce4" table:formula="of:=VLOOKUP([.B983];[$DonneesPrefPolice.$A$1:$DonneesPrefPolice.$C$1334];3;0)" office:value-type="date" office:date-value="2013-07-05" calcext:value-type="date">
            <text:p>05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0997" calcext:value-type="float">
            <text:p>20997</text:p>
          </table:table-cell>
          <table:table-cell table:style-name="ce2" office:value-type="string" calcext:value-type="string">
            <text:p>Place Auguste Métivier</text:p>
          </table:table-cell>
          <table:table-cell table:style-name="ce4" table:formula="of:=VLOOKUP([.B984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1067" calcext:value-type="float">
            <text:p>21067</text:p>
          </table:table-cell>
          <table:table-cell table:style-name="ce2" office:value-type="string" calcext:value-type="string">
            <text:p>Rue Oberkampf, boulevard de Belleville</text:p>
          </table:table-cell>
          <table:table-cell table:style-name="ce4" table:formula="of:=VLOOKUP([.B985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8421" calcext:value-type="float">
            <text:p>28421</text:p>
          </table:table-cell>
          <table:table-cell table:style-name="ce2" office:value-type="string" calcext:value-type="string">
            <text:p>Place de la Nation, Cours de Vincennes</text:p>
          </table:table-cell>
          <table:table-cell table:style-name="ce4" table:formula="of:=VLOOKUP([.B986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8998" calcext:value-type="float">
            <text:p>28998</text:p>
          </table:table-cell>
          <table:table-cell table:style-name="ce2" office:value-type="string" calcext:value-type="string">
            <text:p>Boulevard de Ménilmontant, avenue Philippe Auguste</text:p>
          </table:table-cell>
          <table:table-cell table:style-name="ce4" table:formula="of:=VLOOKUP([.B987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9510" calcext:value-type="float">
            <text:p>29510</text:p>
          </table:table-cell>
          <table:table-cell table:style-name="ce2" office:value-type="string" calcext:value-type="string">
            <text:p>Rue Léon Frot, rue de la Roquette</text:p>
          </table:table-cell>
          <table:table-cell table:style-name="ce4" table:formula="of:=VLOOKUP([.B988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322" calcext:value-type="float">
            <text:p>30322</text:p>
          </table:table-cell>
          <table:table-cell table:style-name="ce2" office:value-type="string" calcext:value-type="string">
            <text:p>Rue Roquette, rue de Lappe</text:p>
          </table:table-cell>
          <table:table-cell table:style-name="ce4" table:formula="of:=VLOOKUP([.B989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471" calcext:value-type="float">
            <text:p>30471</text:p>
          </table:table-cell>
          <table:table-cell table:style-name="ce2" office:value-type="string" calcext:value-type="string">
            <text:p>Colonne Bastille Nord</text:p>
          </table:table-cell>
          <table:table-cell table:style-name="ce4" table:formula="of:=VLOOKUP([.B990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567" calcext:value-type="float">
            <text:p>30567</text:p>
          </table:table-cell>
          <table:table-cell table:style-name="ce2" office:value-type="string" calcext:value-type="string">
            <text:p>Avenue Parmentier, rue Oberkampf</text:p>
          </table:table-cell>
          <table:table-cell table:style-name="ce4" table:formula="of:=VLOOKUP([.B991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637" calcext:value-type="float">
            <text:p>30637</text:p>
          </table:table-cell>
          <table:table-cell table:style-name="ce2" office:value-type="string" calcext:value-type="string">
            <text:p>Rue de Charonne, avenue Ledru-Rollin</text:p>
          </table:table-cell>
          <table:table-cell table:style-name="ce4" table:formula="of:=VLOOKUP([.B992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3278" calcext:value-type="float">
            <text:p>33278</text:p>
          </table:table-cell>
          <table:table-cell table:style-name="ce2" office:value-type="string" calcext:value-type="string">
            <text:p>Avenue Philippe Auguste, boulevard de Charonne</text:p>
          </table:table-cell>
          <table:table-cell table:style-name="ce4" table:formula="of:=VLOOKUP([.B993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5385" calcext:value-type="float">
            <text:p>35385</text:p>
          </table:table-cell>
          <table:table-cell table:style-name="ce2" office:value-type="string" calcext:value-type="string">
            <text:p>Rue Sedaine, boulevard Richard Lenoir</text:p>
          </table:table-cell>
          <table:table-cell table:style-name="ce4" table:formula="of:=VLOOKUP([.B994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7820" calcext:value-type="float">
            <text:p>37820</text:p>
          </table:table-cell>
          <table:table-cell table:style-name="ce2" office:value-type="string" calcext:value-type="string">
            <text:p>Rue Léon Frot, rue Mercœur</text:p>
          </table:table-cell>
          <table:table-cell table:style-name="ce4" table:formula="of:=VLOOKUP([.B995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3592" calcext:value-type="float">
            <text:p>43592</text:p>
          </table:table-cell>
          <table:table-cell table:style-name="ce2" office:value-type="string" calcext:value-type="string">
            <text:p>Boulevard Voltaire, rue du Chemin Vert</text:p>
          </table:table-cell>
          <table:table-cell table:style-name="ce4" table:formula="of:=VLOOKUP([.B996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4425" calcext:value-type="float">
            <text:p>44425</text:p>
          </table:table-cell>
          <table:table-cell table:style-name="ce2" office:value-type="string" calcext:value-type="string">
            <text:p>Avenue de la République, rue Saint-Maur</text:p>
          </table:table-cell>
          <table:table-cell table:style-name="ce4" table:formula="of:=VLOOKUP([.B997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6326" calcext:value-type="float">
            <text:p>46326</text:p>
          </table:table-cell>
          <table:table-cell table:style-name="ce2" office:value-type="string" calcext:value-type="string">
            <text:p>Place Léon Blum (Sud), boulevard Voltaire</text:p>
          </table:table-cell>
          <table:table-cell table:style-name="ce4" table:formula="of:=VLOOKUP([.B998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8009" calcext:value-type="float">
            <text:p>48009</text:p>
          </table:table-cell>
          <table:table-cell table:style-name="ce2" office:value-type="string" calcext:value-type="string">
            <text:p>Boulevard Voltaire, rue de Charonne</text:p>
          </table:table-cell>
          <table:table-cell table:style-name="ce4" table:formula="of:=VLOOKUP([.B99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2920" calcext:value-type="float">
            <text:p>52920</text:p>
          </table:table-cell>
          <table:table-cell table:style-name="ce2" office:value-type="string" calcext:value-type="string">
            <text:p>Boulevard Voltaire, rue de Montreuil</text:p>
          </table:table-cell>
          <table:table-cell table:style-name="ce4" table:formula="of:=VLOOKUP([.B1000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3843" calcext:value-type="float">
            <text:p>53843</text:p>
          </table:table-cell>
          <table:table-cell table:style-name="ce2" office:value-type="string" calcext:value-type="string">
            <text:p>Boulevard Richard Lenoir, rue Saint-Sabin</text:p>
          </table:table-cell>
          <table:table-cell table:style-name="ce4" table:formula="of:=VLOOKUP([.B1001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5843" calcext:value-type="float">
            <text:p>55843</text:p>
          </table:table-cell>
          <table:table-cell table:style-name="ce2" office:value-type="string" calcext:value-type="string">
            <text:p>Rue Mercœur, rue Auguste Laurent</text:p>
          </table:table-cell>
          <table:table-cell table:style-name="ce4" table:formula="of:=VLOOKUP([.B1002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6760" calcext:value-type="float">
            <text:p>56760</text:p>
          </table:table-cell>
          <table:table-cell table:style-name="ce2" office:value-type="string" calcext:value-type="string">
            <text:p>Boulevard Belleville, rue Jean-Pierre Timbaud</text:p>
          </table:table-cell>
          <table:table-cell table:style-name="ce4" table:formula="of:=VLOOKUP([.B1003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9464" calcext:value-type="float">
            <text:p>59464</text:p>
          </table:table-cell>
          <table:table-cell table:style-name="ce2" office:value-type="string" calcext:value-type="string">
            <text:p>Boulevard Voltaire, boulevard Richard Lenoir</text:p>
          </table:table-cell>
          <table:table-cell table:style-name="ce4" table:formula="of:=VLOOKUP([.B1004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0866" calcext:value-type="float">
            <text:p>60866</text:p>
          </table:table-cell>
          <table:table-cell table:style-name="ce2" office:value-type="string" calcext:value-type="string">
            <text:p>Rue Robert Houdin, rue du Faubourg du Temple</text:p>
          </table:table-cell>
          <table:table-cell table:style-name="ce4" table:formula="of:=VLOOKUP([.B1005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4906" calcext:value-type="float">
            <text:p>64906</text:p>
          </table:table-cell>
          <table:table-cell table:style-name="ce2" office:value-type="string" calcext:value-type="string">
            <text:p>Place de la Nation, boulevard Diderot</text:p>
          </table:table-cell>
          <table:table-cell table:style-name="ce4" table:formula="of:=VLOOKUP([.B1006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8231" calcext:value-type="float">
            <text:p>68231</text:p>
          </table:table-cell>
          <table:table-cell table:style-name="ce2" office:value-type="string" calcext:value-type="string">
            <text:p>Boulevard Voltaire, rue Saint-Ambroise</text:p>
          </table:table-cell>
          <table:table-cell table:style-name="ce4" table:formula="of:=VLOOKUP([.B100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8375" calcext:value-type="float">
            <text:p>68375</text:p>
          </table:table-cell>
          <table:table-cell table:style-name="ce2" office:value-type="string" calcext:value-type="string">
            <text:p>Rue Alexandre Dumas, boulevard de Charonne</text:p>
          </table:table-cell>
          <table:table-cell table:style-name="ce4" table:formula="of:=VLOOKUP([.B100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9661" calcext:value-type="float">
            <text:p>69661</text:p>
          </table:table-cell>
          <table:table-cell table:style-name="ce2" office:value-type="string" calcext:value-type="string">
            <text:p>Place de la Nation, rue de Taillebourg</text:p>
          </table:table-cell>
          <table:table-cell table:style-name="ce4" table:formula="of:=VLOOKUP([.B1009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79048" calcext:value-type="float">
            <text:p>79048</text:p>
          </table:table-cell>
          <table:table-cell table:style-name="ce2" office:value-type="string" calcext:value-type="string">
            <text:p>Boulevard Voltaire, rue Léon Frot</text:p>
          </table:table-cell>
          <table:table-cell table:style-name="ce4" table:formula="of:=VLOOKUP([.B1010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1850" calcext:value-type="float">
            <text:p>81850</text:p>
          </table:table-cell>
          <table:table-cell table:style-name="ce2" office:value-type="string" calcext:value-type="string">
            <text:p>Rue Saint-Maur, avenue de la République</text:p>
          </table:table-cell>
          <table:table-cell table:style-name="ce4" table:formula="of:=VLOOKUP([.B1011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4274" calcext:value-type="float">
            <text:p>84274</text:p>
          </table:table-cell>
          <table:table-cell table:style-name="ce2" office:value-type="string" calcext:value-type="string">
            <text:p>Rue Popincourt, rue de la Roquette</text:p>
          </table:table-cell>
          <table:table-cell table:style-name="ce4" table:formula="of:=VLOOKUP([.B1012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4362" calcext:value-type="float">
            <text:p>84362</text:p>
          </table:table-cell>
          <table:table-cell table:style-name="ce2" office:value-type="string" calcext:value-type="string">
            <text:p>Rue Faidherbe, rue du Faubourg Saint-Antoine</text:p>
          </table:table-cell>
          <table:table-cell table:style-name="ce4" table:formula="of:=VLOOKUP([.B1013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5426" calcext:value-type="float">
            <text:p>85426</text:p>
          </table:table-cell>
          <table:table-cell table:style-name="ce2" office:value-type="string" calcext:value-type="string">
            <text:p>Rue Jean-Pierre Timbaud, rue Moret, rue de Vaucouleurs</text:p>
          </table:table-cell>
          <table:table-cell table:style-name="ce4" table:formula="of:=VLOOKUP([.B1014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6133" calcext:value-type="float">
            <text:p>86133</text:p>
          </table:table-cell>
          <table:table-cell table:style-name="ce2" office:value-type="string" calcext:value-type="string">
            <text:p>Place de la République, avenue de laRépublique</text:p>
          </table:table-cell>
          <table:table-cell table:style-name="ce4" table:formula="of:=VLOOKUP([.B1015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7044" calcext:value-type="float">
            <text:p>87044</text:p>
          </table:table-cell>
          <table:table-cell table:style-name="ce2" office:value-type="string" calcext:value-type="string">
            <text:p>Place de la Nation, rue du Faubourg Saint-Antoine</text:p>
          </table:table-cell>
          <table:table-cell table:style-name="ce4" table:formula="of:=VLOOKUP([.B1016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8238" calcext:value-type="float">
            <text:p>88238</text:p>
          </table:table-cell>
          <table:table-cell table:style-name="ce2" office:value-type="string" calcext:value-type="string">
            <text:p>Avenue Parmentier, rue Saint-Ambroise</text:p>
          </table:table-cell>
          <table:table-cell table:style-name="ce4" table:formula="of:=VLOOKUP([.B1017];[$DonneesPrefPolice.$A$1:$DonneesPrefPolice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8838" calcext:value-type="float">
            <text:p>88838</text:p>
          </table:table-cell>
          <table:table-cell table:style-name="ce2" office:value-type="string" calcext:value-type="string">
            <text:p>Place de la Bastille, rue de la Roquette</text:p>
          </table:table-cell>
          <table:table-cell table:style-name="ce4" table:formula="of:=VLOOKUP([.B1018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0486" calcext:value-type="float">
            <text:p>90486</text:p>
          </table:table-cell>
          <table:table-cell table:style-name="ce2" office:value-type="string" calcext:value-type="string">
            <text:p>Rue du Faubourg du Temple, rue de Malte</text:p>
          </table:table-cell>
          <table:table-cell table:style-name="ce4" table:formula="of:=VLOOKUP([.B1019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4261" calcext:value-type="float">
            <text:p>94261</text:p>
          </table:table-cell>
          <table:table-cell table:style-name="ce2" office:value-type="string" calcext:value-type="string">
            <text:p>Rue de Charonne, boulevard de Charonne</text:p>
          </table:table-cell>
          <table:table-cell table:style-name="ce4" table:formula="of:=VLOOKUP([.B1020];[$DonneesPrefPolice.$A$1:$DonneesPrefPolice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4639" calcext:value-type="float">
            <text:p>94639</text:p>
          </table:table-cell>
          <table:table-cell table:style-name="ce2" office:value-type="string" calcext:value-type="string">
            <text:p>Rue de l'Orillon, boulevard de Belleville</text:p>
          </table:table-cell>
          <table:table-cell table:style-name="ce4" table:formula="of:=VLOOKUP([.B1021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6081" calcext:value-type="float">
            <text:p>96081</text:p>
          </table:table-cell>
          <table:table-cell table:style-name="ce2" office:value-type="string" calcext:value-type="string">
            <text:p>Place de la République, boulevard Voltaire</text:p>
          </table:table-cell>
          <table:table-cell table:style-name="ce4" table:formula="of:=VLOOKUP([.B1022];[$DonneesPrefPolice.$A$1:$DonneesPrefPolice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Cours de Vincennes, avenue du Trône</text:p>
          </table:table-cell>
          <table:table-cell table:style-name="ce4" table:formula="of:=VLOOKUP([.B1023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0557" calcext:value-type="float">
            <text:p>10557</text:p>
          </table:table-cell>
          <table:table-cell table:style-name="ce2" office:value-type="string" calcext:value-type="string">
            <text:p>Boulevard de la Bastille, rue Jules César</text:p>
          </table:table-cell>
          <table:table-cell table:style-name="ce4" table:formula="of:=VLOOKUP([.B1024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03" calcext:value-type="float">
            <text:p>12003</text:p>
          </table:table-cell>
          <table:table-cell table:style-name="ce2" office:value-type="string" calcext:value-type="string">
            <text:p>Rue Villiot, rue de Bercy</text:p>
          </table:table-cell>
          <table:table-cell table:style-name="ce4" table:formula="of:=VLOOKUP([.B1025];[$DonneesPrefPolice.$A$1:$DonneesPrefPolice.$C$1334];3;0)" office:value-type="date" office:date-value="2018-05-31" calcext:value-type="date">
            <text:p>31/05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29" calcext:value-type="float">
            <text:p>12029</text:p>
          </table:table-cell>
          <table:table-cell table:style-name="ce2" office:value-type="string" calcext:value-type="string">
            <text:p>Place Maurice de Fontenay</text:p>
          </table:table-cell>
          <table:table-cell table:style-name="ce4" table:formula="of:=VLOOKUP([.B1026];[$DonneesPrefPolice.$A$1:$DonneesPrefPolice.$C$1334];3;0)" office:value-type="date" office:date-value="2018-08-31" calcext:value-type="date">
            <text:p>31/08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34" calcext:value-type="float">
            <text:p>12034</text:p>
          </table:table-cell>
          <table:table-cell table:style-name="ce2" office:value-type="string" calcext:value-type="string">
            <text:p>Passerelle Simone de Beauvoir (aval rive droite)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67" calcext:value-type="float">
            <text:p>12067</text:p>
          </table:table-cell>
          <table:table-cell table:style-name="ce2" office:value-type="string" calcext:value-type="string">
            <text:p>Place Léonard Bernstein, entrée Parc de Bercy</text:p>
          </table:table-cell>
          <table:table-cell table:style-name="ce4" table:formula="of:=VLOOKUP([.B1028];[$DonneesPrefPolice.$A$1:$DonneesPrefPolice.$C$1334];3;0)" office:value-type="date" office:date-value="2017-03-29" calcext:value-type="date">
            <text:p>29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69" calcext:value-type="float">
            <text:p>12069</text:p>
          </table:table-cell>
          <table:table-cell table:style-name="ce2" office:value-type="string" calcext:value-type="string">
            <text:p>Rue de Charenton, boulevard de Reuilly</text:p>
          </table:table-cell>
          <table:table-cell table:style-name="ce4" table:formula="of:=VLOOKUP([.B1029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2" calcext:value-type="float">
            <text:p>12082</text:p>
          </table:table-cell>
          <table:table-cell table:style-name="ce2" office:value-type="string" calcext:value-type="string">
            <text:p>Parc de Bercy, skate Parc</text:p>
          </table:table-cell>
          <table:table-cell table:style-name="ce4" table:formula="of:=VLOOKUP([.B1030];[$DonneesPrefPolice.$A$1:$DonneesPrefPolice.$C$1334];3;0)" office:value-type="date" office:date-value="2017-01-09" calcext:value-type="date">
            <text:p>09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3" calcext:value-type="float">
            <text:p>12083</text:p>
          </table:table-cell>
          <table:table-cell table:style-name="ce2" office:value-type="string" calcext:value-type="string">
            <text:p>Rue Hénard, allée Vivaldi</text:p>
          </table:table-cell>
          <table:table-cell table:style-name="ce4" table:formula="of:=VLOOKUP([.B1031];[$DonneesPrefPolice.$A$1:$DonneesPrefPolice.$C$1334];3;0)" office:value-type="date" office:date-value="2016-09-27" calcext:value-type="date">
            <text:p>27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3531" calcext:value-type="float">
            <text:p>83531</text:p>
          </table:table-cell>
          <table:table-cell table:style-name="ce2" office:value-type="string" calcext:value-type="string">
            <text:p>Boulevard Poniatowski, rue de Charenton</text:p>
          </table:table-cell>
          <table:table-cell table:style-name="ce4" table:formula="of:=VLOOKUP([.B1032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4480" calcext:value-type="float">
            <text:p>84480</text:p>
          </table:table-cell>
          <table:table-cell table:style-name="ce2" office:value-type="string" calcext:value-type="string">
            <text:p>Boulevard Diderot, rue Pierre Bourdan</text:p>
          </table:table-cell>
          <table:table-cell table:style-name="ce4" table:formula="of:=VLOOKUP([.B103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4570" calcext:value-type="float">
            <text:p>84570</text:p>
          </table:table-cell>
          <table:table-cell table:style-name="ce2" office:value-type="string" calcext:value-type="string">
            <text:p>Rue Erard, rue de Reuilly</text:p>
          </table:table-cell>
          <table:table-cell table:style-name="ce4" table:formula="of:=VLOOKUP([.B103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7643" calcext:value-type="float">
            <text:p>87643</text:p>
          </table:table-cell>
          <table:table-cell table:style-name="ce2" office:value-type="string" calcext:value-type="string">
            <text:p>19, rue du Colonel Rozanoff</text:p>
          </table:table-cell>
          <table:table-cell table:style-name="ce4" table:formula="of:=VLOOKUP([.B1035];[$DonneesPrefPolice.$A$1:$DonneesPrefPolice.$C$1334];3;0)" office:value-type="date" office:date-value="2014-11-28" calcext:value-type="date">
            <text:p>28/11/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0101" calcext:value-type="float">
            <text:p>90101</text:p>
          </table:table-cell>
          <table:table-cell table:style-name="ce2" office:value-type="string" calcext:value-type="string">
            <text:p>Place Félix Eboué angle avenue Daumesnil, boulevard de Reuilly</text:p>
          </table:table-cell>
          <table:table-cell table:style-name="ce4" table:formula="of:=VLOOKUP([.B1036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0513" calcext:value-type="float">
            <text:p>90513</text:p>
          </table:table-cell>
          <table:table-cell table:style-name="ce2" office:value-type="string" calcext:value-type="string">
            <text:p>Rue de Rambouillet, rue de Châlon</text:p>
          </table:table-cell>
          <table:table-cell table:style-name="ce4" table:formula="of:=VLOOKUP([.B1037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1445" calcext:value-type="float">
            <text:p>91445</text:p>
          </table:table-cell>
          <table:table-cell table:style-name="ce2" office:value-type="string" calcext:value-type="string">
            <text:p>Esplanade Saint-Louis</text:p>
          </table:table-cell>
          <table:table-cell table:style-name="ce4" table:formula="of:=VLOOKUP([.B1038];[$DonneesPrefPolice.$A$1:$DonneesPrefPolice.$C$1334];3;0)" office:value-type="date" office:date-value="2015-05-15" calcext:value-type="date">
            <text:p>15/05/1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1873" calcext:value-type="float">
            <text:p>91873</text:p>
          </table:table-cell>
          <table:table-cell table:style-name="ce2" office:value-type="string" calcext:value-type="string">
            <text:p>Pont de Tolbiac (aval) — Seine</text:p>
          </table:table-cell>
          <table:table-cell table:style-name="ce4" table:formula="of:=VLOOKUP([.B1039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3044" calcext:value-type="float">
            <text:p>93044</text:p>
          </table:table-cell>
          <table:table-cell table:style-name="ce2" office:value-type="string" calcext:value-type="string">
            <text:p>Boulevard Soult, avenue de la Porte de Vincennes</text:p>
          </table:table-cell>
          <table:table-cell table:style-name="ce4" table:formula="of:=VLOOKUP([.B1040];[$DonneesPrefPolice.$A$1:$DonneesPrefPolice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4387" calcext:value-type="float">
            <text:p>94387</text:p>
          </table:table-cell>
          <table:table-cell table:style-name="ce2" office:value-type="string" calcext:value-type="string">
            <text:p>Avenue Ledru Rollin, rue du Faubourg Saint-Antoine</text:p>
          </table:table-cell>
          <table:table-cell table:style-name="ce4" table:formula="of:=VLOOKUP([.B1041];[$DonneesPrefPolice.$A$1:$DonneesPrefPolice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4447" calcext:value-type="float">
            <text:p>94447</text:p>
          </table:table-cell>
          <table:table-cell table:style-name="ce2" office:value-type="string" calcext:value-type="string">
            <text:p>Boulevard de Reuilly, rue Taine</text:p>
          </table:table-cell>
          <table:table-cell table:style-name="ce4" table:formula="of:=VLOOKUP([.B1042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7975" calcext:value-type="float">
            <text:p>97975</text:p>
          </table:table-cell>
          <table:table-cell table:style-name="ce2" office:value-type="string" calcext:value-type="string">
            <text:p>Boulevard Soult, avenue de Saint-Mandé</text:p>
          </table:table-cell>
          <table:table-cell table:style-name="ce4" table:formula="of:=VLOOKUP([.B1043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string" calcext:value-type="string">
            <text:p>97975A</text:p>
          </table:table-cell>
          <table:table-cell table:style-name="ce2" office:value-type="string" calcext:value-type="string">
            <text:p>Boulevard Soult, avenue Courteline</text:p>
          </table:table-cell>
          <table:table-cell table:style-name="ce4" table:formula="of:=VLOOKUP([.B1044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0105" calcext:value-type="float">
            <text:p>10105</text:p>
          </table:table-cell>
          <table:table-cell table:style-name="ce2" office:value-type="string" calcext:value-type="string">
            <text:p>8, boulevard de l'Hôpital</text:p>
          </table:table-cell>
          <table:table-cell table:style-name="ce4" table:formula="of:=VLOOKUP([.B104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1144" calcext:value-type="float">
            <text:p>11144</text:p>
          </table:table-cell>
          <table:table-cell table:style-name="ce2" office:value-type="string" calcext:value-type="string">
            <text:p>Avenue d'Italie, rue du Tage</text:p>
          </table:table-cell>
          <table:table-cell table:style-name="ce4" table:formula="of:=VLOOKUP([.B1046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2569" calcext:value-type="float">
            <text:p>12569</text:p>
          </table:table-cell>
          <table:table-cell table:style-name="ce2" office:value-type="string" calcext:value-type="string">
            <text:p>Rue des Frères d'Astier de la Vigerie, rue Simone Weil</text:p>
          </table:table-cell>
          <table:table-cell table:style-name="ce4" table:formula="of:=VLOOKUP([.B1047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54" calcext:value-type="float">
            <text:p>13054</text:p>
          </table:table-cell>
          <table:table-cell table:style-name="ce2" office:value-type="string" calcext:value-type="string">
            <text:p>Boulevard Massena, rue Darmesteter</text:p>
          </table:table-cell>
          <table:table-cell table:style-name="ce4" table:formula="of:=VLOOKUP([.B1048];[$DonneesPrefPolice.$A$1:$DonneesPrefPolice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4" calcext:value-type="float">
            <text:p>13074</text:p>
          </table:table-cell>
          <table:table-cell table:style-name="ce2" office:value-type="string" calcext:value-type="string">
            <text:p>55, boulevard Vincent Auriol</text:p>
          </table:table-cell>
          <table:table-cell table:style-name="ce4" table:formula="of:=VLOOKUP([.B1049];[$DonneesPrefPolice.$A$1:$DonneesPrefPolice.$C$1334];3;0)" office:value-type="date" office:date-value="2017-03-06" calcext:value-type="date">
            <text:p>06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5" calcext:value-type="float">
            <text:p>13075</text:p>
          </table:table-cell>
          <table:table-cell table:style-name="ce2" office:value-type="string" calcext:value-type="string">
            <text:p>Rue du Château des Rentiers, rue Ricaut</text:p>
          </table:table-cell>
          <table:table-cell table:style-name="ce4" table:formula="of:=VLOOKUP([.B1050];[$DonneesPrefPolice.$A$1:$DonneesPrefPolice.$C$1334];3;0)" office:value-type="date" office:date-value="2016-08-01" calcext:value-type="date">
            <text:p>01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6" calcext:value-type="float">
            <text:p>13076</text:p>
          </table:table-cell>
          <table:table-cell table:style-name="ce2" office:value-type="string" calcext:value-type="string">
            <text:p>Rue Patay, rue de Tolbiac</text:p>
          </table:table-cell>
          <table:table-cell table:style-name="ce4" table:formula="of:=VLOOKUP([.B1051];[$DonneesPrefPolice.$A$1:$DonneesPrefPolice.$C$1334];3;0)" office:value-type="date" office:date-value="2016-09-22" calcext:value-type="date">
            <text:p>2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7" calcext:value-type="float">
            <text:p>13077</text:p>
          </table:table-cell>
          <table:table-cell table:style-name="ce2" office:value-type="string" calcext:value-type="string">
            <text:p>Boulevard Masséna, avenue de la Porte de Vitry</text:p>
          </table:table-cell>
          <table:table-cell table:style-name="ce4" table:formula="of:=VLOOKUP([.B1052];[$DonneesPrefPolice.$A$1:$DonneesPrefPolice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string" calcext:value-type="string">
            <text:p>Dalle Olympiades — Cour de Rome, Galerie Stadium</text:p>
          </table:table-cell>
          <table:table-cell table:style-name="ce4" table:formula="of:=VLOOKUP([.B1053];[$DonneesPrefPolice.$A$1:$DonneesPrefPolice.$C$1334];3;0)" office:value-type="date" office:date-value="2016-09-01" calcext:value-type="date">
            <text:p>0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1" calcext:value-type="float">
            <text:p>13081</text:p>
          </table:table-cell>
          <table:table-cell table:style-name="ce2" office:value-type="string" calcext:value-type="string">
            <text:p>Rue Bourgon, rue du Moulin de la Pointe</text:p>
          </table:table-cell>
          <table:table-cell table:style-name="ce4" table:formula="of:=VLOOKUP([.B1054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4" calcext:value-type="float">
            <text:p>13084</text:p>
          </table:table-cell>
          <table:table-cell table:style-name="ce2" office:value-type="string" calcext:value-type="string">
            <text:p>Rue de Tolbiac, rue Bobillot</text:p>
          </table:table-cell>
          <table:table-cell table:style-name="ce4" table:formula="of:=VLOOKUP([.B1055];[$DonneesPrefPolice.$A$1:$DonneesPrefPolice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5" calcext:value-type="float">
            <text:p>13085</text:p>
          </table:table-cell>
          <table:table-cell table:style-name="ce2" office:value-type="string" calcext:value-type="string">
            <text:p>Rue Bobillot, place Paul Verlaine, rue Vandrezanne</text:p>
          </table:table-cell>
          <table:table-cell table:style-name="ce4" table:formula="of:=VLOOKUP([.B1056];[$DonneesPrefPolice.$A$1:$DonneesPrefPolice.$C$1334];3;0)" office:value-type="date" office:date-value="2017-03-13" calcext:value-type="date">
            <text:p>1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6" calcext:value-type="float">
            <text:p>13086</text:p>
          </table:table-cell>
          <table:table-cell table:style-name="ce2" office:value-type="string" calcext:value-type="string">
            <text:p>Rue de la Glacière, boulevard Arago</text:p>
          </table:table-cell>
          <table:table-cell table:style-name="ce4" table:formula="of:=VLOOKUP([.B1057];[$DonneesPrefPolice.$A$1:$DonneesPrefPolice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7" calcext:value-type="float">
            <text:p>13087</text:p>
          </table:table-cell>
          <table:table-cell table:style-name="ce2" office:value-type="string" calcext:value-type="string">
            <text:p>Rue Jean-Baptiste Berlier, allée Paris-Ivry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8" calcext:value-type="float">
            <text:p>13088</text:p>
          </table:table-cell>
          <table:table-cell table:style-name="ce2" office:value-type="string" calcext:value-type="string">
            <text:p>ZAC RG — Halle Freyssinet « douve » arrière créée</text:p>
          </table:table-cell>
          <table:table-cell table:style-name="ce4" table:formula="of:=VLOOKUP([.B1059];[$DonneesPrefPolice.$A$1:$DonneesPrefPolice.$C$1334];3;0)" office:value-type="date" office:date-value="2017-05-23" calcext:value-type="date">
            <text:p>23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9" calcext:value-type="float">
            <text:p>13089</text:p>
          </table:table-cell>
          <table:table-cell table:style-name="ce2" office:value-type="string" calcext:value-type="string">
            <text:p>RG — Bédier Ilot Franc-Nohain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0" calcext:value-type="float">
            <text:p>13090</text:p>
          </table:table-cell>
          <table:table-cell table:style-name="ce2" office:value-type="string" calcext:value-type="string">
            <text:p>ZAC RG — Oudiné-Chevalere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1" calcext:value-type="float">
            <text:p>13091</text:p>
          </table:table-cell>
          <table:table-cell table:style-name="ce2" office:value-type="string" calcext:value-type="string">
            <text:p>ZAC Paul Bourget — arrière de la rue Bourge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9" calcext:value-type="float">
            <text:p>13099</text:p>
          </table:table-cell>
          <table:table-cell table:style-name="ce2" office:value-type="string" calcext:value-type="string">
            <text:p>239, rue de Tolbiac</text:p>
          </table:table-cell>
          <table:table-cell table:style-name="ce4" table:formula="of:=VLOOKUP([.B1063];[$DonneesPrefPolice.$A$1:$DonneesPrefPolice.$C$1334];3;0)" office:value-type="date" office:date-value="2015-12-29" calcext:value-type="date">
            <text:p>29/12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1" calcext:value-type="float">
            <text:p>13101</text:p>
          </table:table-cell>
          <table:table-cell table:style-name="ce2" office:value-type="string" calcext:value-type="string">
            <text:p>Passerelle Simone de Beauvoir (amont rive gauche)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2" calcext:value-type="float">
            <text:p>13102</text:p>
          </table:table-cell>
          <table:table-cell table:style-name="ce2" office:value-type="string" calcext:value-type="string">
            <text:p>Pont RATP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3" calcext:value-type="float">
            <text:p>13103</text:p>
          </table:table-cell>
          <table:table-cell table:style-name="ce2" office:value-type="string" calcext:value-type="string">
            <text:p>Rue Louise Bourgeois, rue Julie Daubi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4" calcext:value-type="float">
            <text:p>13104</text:p>
          </table:table-cell>
          <table:table-cell table:style-name="ce2" office:value-type="string" calcext:value-type="string">
            <text:p>Place Farhat Hached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5" calcext:value-type="float">
            <text:p>13105</text:p>
          </table:table-cell>
          <table:table-cell table:style-name="ce2" office:value-type="string" calcext:value-type="string">
            <text:p>Place Aurélie Nemour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string" calcext:value-type="string">
            <text:p>Place Jean-Michel Basquiat — Avenue de France, rue Emile Durkheim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7" calcext:value-type="float">
            <text:p>13107</text:p>
          </table:table-cell>
          <table:table-cell table:style-name="ce2" office:value-type="string" calcext:value-type="string">
            <text:p>Place Jean-Michel Basquiat — Promenade planté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string" calcext:value-type="string">
            <text:p>Rue Chevaleret, rue Alphonse Boudard, rue Charco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9" calcext:value-type="float">
            <text:p>13109</text:p>
          </table:table-cell>
          <table:table-cell table:style-name="ce2" office:value-type="string" calcext:value-type="string">
            <text:p>Avenue Pierre Mendès France, rue Paul Kle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10" calcext:value-type="float">
            <text:p>13110</text:p>
          </table:table-cell>
          <table:table-cell table:style-name="ce2" office:value-type="string" calcext:value-type="string">
            <text:p>Rue Ada Lovelac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231" calcext:value-type="float">
            <text:p>13231</text:p>
          </table:table-cell>
          <table:table-cell table:style-name="ce2" office:value-type="string" calcext:value-type="string">
            <text:p>Olympiades — Londres, Anvers</text:p>
          </table:table-cell>
          <table:table-cell table:style-name="ce4" table:formula="of:=VLOOKUP([.B1074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412" calcext:value-type="float">
            <text:p>13412</text:p>
          </table:table-cell>
          <table:table-cell table:style-name="ce2" office:value-type="string" calcext:value-type="string">
            <text:p>Pont Charles de Gaulle, quai d'Austerlitz</text:p>
          </table:table-cell>
          <table:table-cell table:style-name="ce4" table:formula="of:=VLOOKUP([.B1075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532" calcext:value-type="float">
            <text:p>13532</text:p>
          </table:table-cell>
          <table:table-cell table:style-name="ce2" office:value-type="string" calcext:value-type="string">
            <text:p>Olympiades — Mexico</text:p>
          </table:table-cell>
          <table:table-cell table:style-name="ce4" table:formula="of:=VLOOKUP([.B1076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700" calcext:value-type="float">
            <text:p>13700</text:p>
          </table:table-cell>
          <table:table-cell table:style-name="ce2" office:value-type="string" calcext:value-type="string">
            <text:p>Olympiades — Squaw Valley</text:p>
          </table:table-cell>
          <table:table-cell table:style-name="ce4" table:formula="of:=VLOOKUP([.B1077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772" calcext:value-type="float">
            <text:p>13772</text:p>
          </table:table-cell>
          <table:table-cell table:style-name="ce2" office:value-type="string" calcext:value-type="string">
            <text:p>Place Jeanne d'Arc, place Souham</text:p>
          </table:table-cell>
          <table:table-cell table:style-name="ce4" table:formula="of:=VLOOKUP([.B1078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967" calcext:value-type="float">
            <text:p>13967</text:p>
          </table:table-cell>
          <table:table-cell table:style-name="ce2" office:value-type="string" calcext:value-type="string">
            <text:p>Rue du Colonel Dominé (Côté porte d'Italie)</text:p>
          </table:table-cell>
          <table:table-cell table:style-name="ce4" table:formula="of:=VLOOKUP([.B1079];[$DonneesPrefPolice.$A$1:$DonneesPrefPolice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4707" calcext:value-type="float">
            <text:p>14707</text:p>
          </table:table-cell>
          <table:table-cell table:style-name="ce2" office:value-type="string" calcext:value-type="string">
            <text:p>Avenue d'Italie, boulevard Kellermann, boulevard Massena</text:p>
          </table:table-cell>
          <table:table-cell table:style-name="ce4" table:formula="of:=VLOOKUP([.B1080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1821" calcext:value-type="float">
            <text:p>71821</text:p>
          </table:table-cell>
          <table:table-cell table:style-name="ce2" office:value-type="string" calcext:value-type="string">
            <text:p>Rue Regnault, rue du Château des Rentiers</text:p>
          </table:table-cell>
          <table:table-cell table:style-name="ce4" table:formula="of:=VLOOKUP([.B1081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3087" calcext:value-type="float">
            <text:p>73087</text:p>
          </table:table-cell>
          <table:table-cell table:style-name="ce2" office:value-type="string" calcext:value-type="string">
            <text:p>Pont d'Austerlitz aval — Seine</text:p>
          </table:table-cell>
          <table:table-cell table:style-name="ce4" table:formula="of:=VLOOKUP([.B1082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5329" calcext:value-type="float">
            <text:p>75329</text:p>
          </table:table-cell>
          <table:table-cell table:style-name="ce2" office:value-type="string" calcext:value-type="string">
            <text:p>Boulevard Vincent Auriol, quai d'Austerlitz</text:p>
          </table:table-cell>
          <table:table-cell table:style-name="ce4" table:formula="of:=VLOOKUP([.B1083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5778" calcext:value-type="float">
            <text:p>75778</text:p>
          </table:table-cell>
          <table:table-cell table:style-name="ce2" office:value-type="string" calcext:value-type="string">
            <text:p>Place d'Italie, boulevard Hôpital</text:p>
          </table:table-cell>
          <table:table-cell table:style-name="ce4" table:formula="of:=VLOOKUP([.B108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8185" calcext:value-type="float">
            <text:p>78185</text:p>
          </table:table-cell>
          <table:table-cell table:style-name="ce2" office:value-type="string" calcext:value-type="string">
            <text:p>Boulevard de l'Hôpital, rue Jeanne d'Arc</text:p>
          </table:table-cell>
          <table:table-cell table:style-name="ce4" table:formula="of:=VLOOKUP([.B1085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8193" calcext:value-type="float">
            <text:p>78193</text:p>
          </table:table-cell>
          <table:table-cell table:style-name="ce2" office:value-type="string" calcext:value-type="string">
            <text:p>Place de Port au Prince, avenue de la Porte de Choisy</text:p>
          </table:table-cell>
          <table:table-cell table:style-name="ce4" table:formula="of:=VLOOKUP([.B1086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9232" calcext:value-type="float">
            <text:p>79232</text:p>
          </table:table-cell>
          <table:table-cell table:style-name="ce2" office:value-type="string" calcext:value-type="string">
            <text:p>Boulevard Masséna, rue Jean-Baptiste Berlier</text:p>
          </table:table-cell>
          <table:table-cell table:style-name="ce4" table:formula="of:=VLOOKUP([.B1087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9596" calcext:value-type="float">
            <text:p>79596</text:p>
          </table:table-cell>
          <table:table-cell table:style-name="ce2" office:value-type="string" calcext:value-type="string">
            <text:p>Pont d'Austerlitz amont — Seine</text:p>
          </table:table-cell>
          <table:table-cell table:style-name="ce4" table:formula="of:=VLOOKUP([.B1088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0562" calcext:value-type="float">
            <text:p>80562</text:p>
          </table:table-cell>
          <table:table-cell table:style-name="ce2" office:value-type="string" calcext:value-type="string">
            <text:p>Pont National aval — Seine</text:p>
          </table:table-cell>
          <table:table-cell table:style-name="ce4" table:formula="of:=VLOOKUP([.B1089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1328" calcext:value-type="float">
            <text:p>81328</text:p>
          </table:table-cell>
          <table:table-cell table:style-name="ce2" office:value-type="string" calcext:value-type="string">
            <text:p>Place de Rungis — rue Barrault, rue Boussingault</text:p>
          </table:table-cell>
          <table:table-cell table:style-name="ce4" table:formula="of:=VLOOKUP([.B1090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2014" calcext:value-type="float">
            <text:p>82014</text:p>
          </table:table-cell>
          <table:table-cell table:style-name="ce2" office:value-type="string" calcext:value-type="string">
            <text:p>Boulevard de Port Royal, rue Glacière</text:p>
          </table:table-cell>
          <table:table-cell table:style-name="ce4" table:formula="of:=VLOOKUP([.B1091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2224" calcext:value-type="float">
            <text:p>82224</text:p>
          </table:table-cell>
          <table:table-cell table:style-name="ce2" office:value-type="string" calcext:value-type="string">
            <text:p>Rue de la Colonie, rue de la Fontaine à Mulard</text:p>
          </table:table-cell>
          <table:table-cell table:style-name="ce4" table:formula="of:=VLOOKUP([.B109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3092" calcext:value-type="float">
            <text:p>83092</text:p>
          </table:table-cell>
          <table:table-cell table:style-name="ce2" office:value-type="string" calcext:value-type="string">
            <text:p>Rue des Grands Moulins, rue Marie Andrée Lagroua Weil Hallé</text:p>
          </table:table-cell>
          <table:table-cell table:style-name="ce4" table:formula="of:=VLOOKUP([.B1093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4568" calcext:value-type="float">
            <text:p>84568</text:p>
          </table:table-cell>
          <table:table-cell table:style-name="ce2" office:value-type="string" calcext:value-type="string">
            <text:p>Boulevard Vincent Auriol, rue Nationale</text:p>
          </table:table-cell>
          <table:table-cell table:style-name="ce4" table:formula="of:=VLOOKUP([.B1094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4574" calcext:value-type="float">
            <text:p>84574</text:p>
          </table:table-cell>
          <table:table-cell table:style-name="ce2" office:value-type="string" calcext:value-type="string">
            <text:p>Pont de Bercy (amont) — Seine</text:p>
          </table:table-cell>
          <table:table-cell table:style-name="ce4" table:formula="of:=VLOOKUP([.B1095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5095" calcext:value-type="float">
            <text:p>85095</text:p>
          </table:table-cell>
          <table:table-cell table:style-name="ce2" office:value-type="string" calcext:value-type="string">
            <text:p>Pont de Bercy (aval) — Seine</text:p>
          </table:table-cell>
          <table:table-cell table:style-name="ce4" table:formula="of:=VLOOKUP([.B1096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7040" calcext:value-type="float">
            <text:p>87040</text:p>
          </table:table-cell>
          <table:table-cell table:style-name="ce2" office:value-type="string" calcext:value-type="string">
            <text:p>91, boulevard Masséna</text:p>
          </table:table-cell>
          <table:table-cell table:style-name="ce4" table:formula="of:=VLOOKUP([.B1097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9076" calcext:value-type="float">
            <text:p>89076</text:p>
          </table:table-cell>
          <table:table-cell table:style-name="ce2" office:value-type="string" calcext:value-type="string">
            <text:p>Avenue de France, rue de Tolbiac</text:p>
          </table:table-cell>
          <table:table-cell table:style-name="ce4" table:formula="of:=VLOOKUP([.B1098];[$DonneesPrefPolice.$A$1:$DonneesPrefPolice.$C$1334];3;0)" office:value-type="date" office:date-value="2013-12-20" calcext:value-type="date">
            <text:p>20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91336" calcext:value-type="float">
            <text:p>91336</text:p>
          </table:table-cell>
          <table:table-cell table:style-name="ce2" office:value-type="string" calcext:value-type="string">
            <text:p>Avenue Pierre de Coubertin, boulevard Kellermann</text:p>
          </table:table-cell>
          <table:table-cell table:style-name="ce4" table:formula="of:=VLOOKUP([.B1099];[$DonneesPrefPolice.$A$1:$DonneesPrefPolice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97058" calcext:value-type="float">
            <text:p>97058</text:p>
          </table:table-cell>
          <table:table-cell table:style-name="ce2" office:value-type="string" calcext:value-type="string">
            <text:p>Rue de Tolbiac, rue Nationale</text:p>
          </table:table-cell>
          <table:table-cell table:style-name="ce4" table:formula="of:=VLOOKUP([.B1100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0155" calcext:value-type="float">
            <text:p>10155</text:p>
          </table:table-cell>
          <table:table-cell table:style-name="ce2" office:value-type="string" calcext:value-type="string">
            <text:p>Avenue Ernest Reyer, rue Edmond Rousse</text:p>
          </table:table-cell>
          <table:table-cell table:style-name="ce4" table:formula="of:=VLOOKUP([.B1101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1453" calcext:value-type="float">
            <text:p>11453</text:p>
          </table:table-cell>
          <table:table-cell table:style-name="ce2" office:value-type="string" calcext:value-type="string">
            <text:p>Rue des Plantes, rue Antoine Chantin</text:p>
          </table:table-cell>
          <table:table-cell table:style-name="ce4" table:formula="of:=VLOOKUP([.B1102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312" calcext:value-type="float">
            <text:p>13312</text:p>
          </table:table-cell>
          <table:table-cell table:style-name="ce2" office:value-type="string" calcext:value-type="string">
            <text:p>Boulevard Saint-Jacques, rue Ferrus</text:p>
          </table:table-cell>
          <table:table-cell table:style-name="ce4" table:formula="of:=VLOOKUP([.B110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583" calcext:value-type="float">
            <text:p>13583</text:p>
          </table:table-cell>
          <table:table-cell table:style-name="ce2" office:value-type="string" calcext:value-type="string">
            <text:p>Boulevard Raspail, rue Huyghens</text:p>
          </table:table-cell>
          <table:table-cell table:style-name="ce4" table:formula="of:=VLOOKUP([.B1104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654" calcext:value-type="float">
            <text:p>13654</text:p>
          </table:table-cell>
          <table:table-cell table:style-name="ce2" office:value-type="string" calcext:value-type="string">
            <text:p>Avenue Jean Moulin, rue Auguste Cain</text:p>
          </table:table-cell>
          <table:table-cell table:style-name="ce4" table:formula="of:=VLOOKUP([.B1105];[$DonneesPrefPolice.$A$1:$DonneesPrefPolice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01" calcext:value-type="float">
            <text:p>14001</text:p>
          </table:table-cell>
          <table:table-cell table:style-name="ce2" office:value-type="string" calcext:value-type="string">
            <text:p>Avenue du Maine, rue de la Gaîté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48" calcext:value-type="float">
            <text:p>14048</text:p>
          </table:table-cell>
          <table:table-cell table:style-name="ce2" office:value-type="string" calcext:value-type="string">
            <text:p>Rue Guilleminot, rue Crocé Spinelli</text:p>
          </table:table-cell>
          <table:table-cell table:style-name="ce4" table:formula="of:=VLOOKUP([.B1107];[$DonneesPrefPolice.$A$1:$DonneesPrefPolice.$C$1334];3;0)" office:value-type="date" office:date-value="2017-11-03" calcext:value-type="date">
            <text:p>03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3" calcext:value-type="float">
            <text:p>14063</text:p>
          </table:table-cell>
          <table:table-cell table:style-name="ce2" office:value-type="string" calcext:value-type="string">
            <text:p>Rue de la Sablière, rue Hippolyte Maindron</text:p>
          </table:table-cell>
          <table:table-cell table:style-name="ce4" table:formula="of:=VLOOKUP([.B1108];[$DonneesPrefPolice.$A$1:$DonneesPrefPolice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4" calcext:value-type="float">
            <text:p>14064</text:p>
          </table:table-cell>
          <table:table-cell table:style-name="ce2" office:value-type="string" calcext:value-type="string">
            <text:p>Avenue du Général Leclerc, rue Mouton Duvernet</text:p>
          </table:table-cell>
          <table:table-cell table:style-name="ce4" table:formula="of:=VLOOKUP([.B1109];[$DonneesPrefPolice.$A$1:$DonneesPrefPolice.$C$1334];3;0)" office:value-type="date" office:date-value="2018-07-03" calcext:value-type="date">
            <text:p>03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6" calcext:value-type="float">
            <text:p>14066</text:p>
          </table:table-cell>
          <table:table-cell table:style-name="ce2" office:value-type="string" calcext:value-type="string">
            <text:p>Rue d'Alésia, rue René Coty</text:p>
          </table:table-cell>
          <table:table-cell table:style-name="ce4" table:formula="of:=VLOOKUP([.B1110];[$DonneesPrefPolice.$A$1:$DonneesPrefPolice.$C$1334];3;0)" office:value-type="date" office:date-value="2018-11-09" calcext:value-type="date">
            <text:p>09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7" calcext:value-type="float">
            <text:p>14067</text:p>
          </table:table-cell>
          <table:table-cell table:style-name="ce2" office:value-type="string" calcext:value-type="string">
            <text:p>Avenue Reille, rue René Coty</text:p>
          </table:table-cell>
          <table:table-cell table:style-name="ce4" table:formula="of:=VLOOKUP([.B1111];[$DonneesPrefPolice.$A$1:$DonneesPrefPolice.$C$1334];3;0)" office:value-type="date" office:date-value="2016-12-01" calcext:value-type="date">
            <text:p>0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8" calcext:value-type="float">
            <text:p>14068</text:p>
          </table:table-cell>
          <table:table-cell table:style-name="ce2" office:value-type="string" calcext:value-type="string">
            <text:p>Avenue Reille, rue Gazan et rue Lemaignan</text:p>
          </table:table-cell>
          <table:table-cell table:style-name="ce4" table:formula="of:=VLOOKUP([.B1112];[$DonneesPrefPolice.$A$1:$DonneesPrefPolice.$C$1334];3;0)" office:value-type="date" office:date-value="2016-09-08" calcext:value-type="date">
            <text:p>08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0" calcext:value-type="float">
            <text:p>14070</text:p>
          </table:table-cell>
          <table:table-cell table:style-name="ce2" office:value-type="string" calcext:value-type="string">
            <text:p>Promenade plantée Broussais — le long de la promenad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1" calcext:value-type="float">
            <text:p>14071</text:p>
          </table:table-cell>
          <table:table-cell table:style-name="ce2" office:value-type="string" calcext:value-type="string">
            <text:p>Promenade plantée Broussais — zone bâtiment E.H.P.A.D.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4" calcext:value-type="float">
            <text:p>14074</text:p>
          </table:table-cell>
          <table:table-cell table:style-name="ce2" office:value-type="string" calcext:value-type="string">
            <text:p>Rue Pernety, rue de l'Ouest</text:p>
          </table:table-cell>
          <table:table-cell table:style-name="ce4" table:formula="of:=VLOOKUP([.B1115];[$DonneesPrefPolice.$A$1:$DonneesPrefPolice.$C$1334];3;0)" office:value-type="date" office:date-value="2016-09-09" calcext:value-type="date">
            <text:p>09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251" calcext:value-type="float">
            <text:p>14251</text:p>
          </table:table-cell>
          <table:table-cell table:style-name="ce2" office:value-type="string" calcext:value-type="string">
            <text:p>Rue du Cange, rue de Gergovie</text:p>
          </table:table-cell>
          <table:table-cell table:style-name="ce4" table:formula="of:=VLOOKUP([.B1116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602" calcext:value-type="float">
            <text:p>14602</text:p>
          </table:table-cell>
          <table:table-cell table:style-name="ce2" office:value-type="string" calcext:value-type="string">
            <text:p>Rue Raymond Losserand, rue Pierre Larousse</text:p>
          </table:table-cell>
          <table:table-cell table:style-name="ce4" table:formula="of:=VLOOKUP([.B1117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5349" calcext:value-type="float">
            <text:p>15349</text:p>
          </table:table-cell>
          <table:table-cell table:style-name="ce2" office:value-type="string" calcext:value-type="string">
            <text:p>Place de la Porte de Vanves</text:p>
          </table:table-cell>
          <table:table-cell table:style-name="ce4" table:formula="of:=VLOOKUP([.B1118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5950" calcext:value-type="float">
            <text:p>15950</text:p>
          </table:table-cell>
          <table:table-cell table:style-name="ce2" office:value-type="string" calcext:value-type="string">
            <text:p>Rue du Moulin de la Vierge, rue Decrès</text:p>
          </table:table-cell>
          <table:table-cell table:style-name="ce4" table:formula="of:=VLOOKUP([.B111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6056" calcext:value-type="float">
            <text:p>16056</text:p>
          </table:table-cell>
          <table:table-cell table:style-name="ce2" office:value-type="string" calcext:value-type="string">
            <text:p>Place Denfert-Rochereau, rue de Grancey</text:p>
          </table:table-cell>
          <table:table-cell table:style-name="ce4" table:formula="of:=VLOOKUP([.B112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7143" calcext:value-type="float">
            <text:p>17143</text:p>
          </table:table-cell>
          <table:table-cell table:style-name="ce2" office:value-type="string" calcext:value-type="string">
            <text:p>16, rue du Faubourg Saint-Jacques</text:p>
          </table:table-cell>
          <table:table-cell table:style-name="ce4" table:formula="of:=VLOOKUP([.B1121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8452" calcext:value-type="float">
            <text:p>18452</text:p>
          </table:table-cell>
          <table:table-cell table:style-name="ce2" office:value-type="string" calcext:value-type="string">
            <text:p>Rue de l'Eure, rue Didot</text:p>
          </table:table-cell>
          <table:table-cell table:style-name="ce4" table:formula="of:=VLOOKUP([.B1122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8838" calcext:value-type="float">
            <text:p>18838</text:p>
          </table:table-cell>
          <table:table-cell table:style-name="ce2" office:value-type="string" calcext:value-type="string">
            <text:p>Place Denfert-Rochereau, boulevard Saint-Jacques</text:p>
          </table:table-cell>
          <table:table-cell table:style-name="ce4" table:formula="of:=VLOOKUP([.B1123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20037" calcext:value-type="float">
            <text:p>20037</text:p>
          </table:table-cell>
          <table:table-cell table:style-name="ce2" office:value-type="string" calcext:value-type="string">
            <text:p>Place Denfert Rochereau, avenue du Général Leclerc</text:p>
          </table:table-cell>
          <table:table-cell table:style-name="ce4" table:formula="of:=VLOOKUP([.B1124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303" calcext:value-type="float">
            <text:p>32303</text:p>
          </table:table-cell>
          <table:table-cell table:style-name="ce2" office:value-type="string" calcext:value-type="string">
            <text:p>Rue Saillard, place Ferdinand Brunot</text:p>
          </table:table-cell>
          <table:table-cell table:style-name="ce4" table:formula="of:=VLOOKUP([.B1125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695" calcext:value-type="float">
            <text:p>32695</text:p>
          </table:table-cell>
          <table:table-cell table:style-name="ce2" office:value-type="string" calcext:value-type="string">
            <text:p>Rue de la Légion Etrangère, boulevard Romain Rolland</text:p>
          </table:table-cell>
          <table:table-cell table:style-name="ce4" table:formula="of:=VLOOKUP([.B1126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762" calcext:value-type="float">
            <text:p>32762</text:p>
          </table:table-cell>
          <table:table-cell table:style-name="ce2" office:value-type="string" calcext:value-type="string">
            <text:p>Place Victor et Hélène Basch</text:p>
          </table:table-cell>
          <table:table-cell table:style-name="ce4" table:formula="of:=VLOOKUP([.B1127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3506" calcext:value-type="float">
            <text:p>33506</text:p>
          </table:table-cell>
          <table:table-cell table:style-name="ce2" office:value-type="string" calcext:value-type="string">
            <text:p>Rue d'Alésia, rue de la Tombe Issoire</text:p>
          </table:table-cell>
          <table:table-cell table:style-name="ce4" table:formula="of:=VLOOKUP([.B1128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3273" calcext:value-type="float">
            <text:p>13273</text:p>
          </table:table-cell>
          <table:table-cell table:style-name="ce2" office:value-type="string" calcext:value-type="string">
            <text:p>Rue Bargue, rue Platon</text:p>
          </table:table-cell>
          <table:table-cell table:style-name="ce4" table:formula="of:=VLOOKUP([.B1129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43" calcext:value-type="float">
            <text:p>15043</text:p>
          </table:table-cell>
          <table:table-cell table:style-name="ce2" office:value-type="string" calcext:value-type="string">
            <text:p>Boulevard Victor, avenue de la Porte de Sèvres</text:p>
          </table:table-cell>
          <table:table-cell table:style-name="ce4" table:formula="of:=VLOOKUP([.B1130];[$DonneesPrefPolice.$A$1:$DonneesPrefPolice.$C$1334];3;0)" office:value-type="date" office:date-value="2017-09-20" calcext:value-type="date">
            <text:p>20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67" calcext:value-type="float">
            <text:p>15067</text:p>
          </table:table-cell>
          <table:table-cell table:style-name="ce2" office:value-type="string" calcext:value-type="string">
            <text:p>Rue du Colonel Pierre Avia, contre-allée des Frères Voisin</text:p>
          </table:table-cell>
          <table:table-cell table:style-name="ce4" table:formula="of:=VLOOKUP([.B1131];[$DonneesPrefPolice.$A$1:$DonneesPrefPolice.$C$1334];3;0)" office:value-type="date" office:date-value="2018-02-08" calcext:value-type="date">
            <text:p>08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85" calcext:value-type="float">
            <text:p>15085</text:p>
          </table:table-cell>
          <table:table-cell table:style-name="ce2" office:value-type="string" calcext:value-type="string">
            <text:p>Beaugrenelle/Rampe d'accès rue Docteur Finlay</text:p>
          </table:table-cell>
          <table:table-cell table:style-name="ce4" table:formula="of:=VLOOKUP([.B1132];[$DonneesPrefPolice.$A$1:$DonneesPrefPolice.$C$1334];3;0)" office:value-type="date" office:date-value="2016-10-03" calcext:value-type="date">
            <text:p>03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89" calcext:value-type="float">
            <text:p>15089</text:p>
          </table:table-cell>
          <table:table-cell table:style-name="ce2" office:value-type="string" calcext:value-type="string">
            <text:p>Beaugrenelle/Passerelle Est, colonne CPCU</text:p>
          </table:table-cell>
          <table:table-cell table:style-name="ce4" table:formula="of:=VLOOKUP([.B1133];[$DonneesPrefPolice.$A$1:$DonneesPrefPolice.$C$1334];3;0)" office:value-type="date" office:date-value="2017-06-29" calcext:value-type="date">
            <text:p>29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0" calcext:value-type="float">
            <text:p>15090</text:p>
          </table:table-cell>
          <table:table-cell table:style-name="ce2" office:value-type="string" calcext:value-type="string">
            <text:p>Beaugrenelle/Passerelle Ouest, Mercure II</text:p>
          </table:table-cell>
          <table:table-cell table:style-name="ce4" table:formula="of:=VLOOKUP([.B1134];[$DonneesPrefPolice.$A$1:$DonneesPrefPolice.$C$1334];3;0)" office:value-type="date" office:date-value="2016-12-07" calcext:value-type="date">
            <text:p>07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2" calcext:value-type="float">
            <text:p>15092</text:p>
          </table:table-cell>
          <table:table-cell table:style-name="ce2" office:value-type="string" calcext:value-type="string">
            <text:p>Beaugrenelle/Reflets</text:p>
          </table:table-cell>
          <table:table-cell table:style-name="ce4" table:formula="of:=VLOOKUP([.B1135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3" calcext:value-type="float">
            <text:p>15093</text:p>
          </table:table-cell>
          <table:table-cell table:style-name="ce2" office:value-type="string" calcext:value-type="string">
            <text:p>Beaugrenelle/Synagogue, Rive Gauche</text:p>
          </table:table-cell>
          <table:table-cell table:style-name="ce4" table:formula="of:=VLOOKUP([.B1136];[$DonneesPrefPolice.$A$1:$DonneesPrefPolice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4" calcext:value-type="float">
            <text:p>15094</text:p>
          </table:table-cell>
          <table:table-cell table:style-name="ce2" office:value-type="string" calcext:value-type="string">
            <text:p>Beaugrenelle/Verseau, Perspective 1</text:p>
          </table:table-cell>
          <table:table-cell table:style-name="ce4" table:formula="of:=VLOOKUP([.B1137];[$DonneesPrefPolice.$A$1:$DonneesPrefPolice.$C$1334];3;0)" office:value-type="date" office:date-value="2016-12-02" calcext:value-type="date">
            <text:p>02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5" calcext:value-type="float">
            <text:p>15095</text:p>
          </table:table-cell>
          <table:table-cell table:style-name="ce2" office:value-type="string" calcext:value-type="string">
            <text:p>Rue Linois, rue Emeriau</text:p>
          </table:table-cell>
          <table:table-cell table:style-name="ce4" table:formula="of:=VLOOKUP([.B1138];[$DonneesPrefPolice.$A$1:$DonneesPrefPolice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6" calcext:value-type="float">
            <text:p>15096</text:p>
          </table:table-cell>
          <table:table-cell table:style-name="ce2" office:value-type="string" calcext:value-type="string">
            <text:p>Beaugrenelle/Passerelle Robert Keller</text:p>
          </table:table-cell>
          <table:table-cell table:style-name="ce4" table:formula="of:=VLOOKUP([.B1139];[$DonneesPrefPolice.$A$1:$DonneesPrefPolice.$C$1334];3;0)" office:value-type="date" office:date-value="2018-02-22" calcext:value-type="date">
            <text:p>22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0" calcext:value-type="float">
            <text:p>15110</text:p>
          </table:table-cell>
          <table:table-cell table:style-name="ce2" office:value-type="string" calcext:value-type="string">
            <text:p>Rue du Professeur Florian Delbarre</text:p>
          </table:table-cell>
          <table:table-cell table:style-name="ce4" table:formula="of:=VLOOKUP([.B1140];[$DonneesPrefPolice.$A$1:$DonneesPrefPolice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3" calcext:value-type="float">
            <text:p>15113</text:p>
          </table:table-cell>
          <table:table-cell table:style-name="ce2" office:value-type="string" calcext:value-type="string">
            <text:p>Rue Brancion, rue de Vouillé</text:p>
          </table:table-cell>
          <table:table-cell table:style-name="ce4" table:formula="of:=VLOOKUP([.B1141];[$DonneesPrefPolice.$A$1:$DonneesPrefPolice.$C$1334];3;0)" office:value-type="date" office:date-value="2016-11-07" calcext:value-type="date">
            <text:p>07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4" calcext:value-type="float">
            <text:p>15114</text:p>
          </table:table-cell>
          <table:table-cell table:style-name="ce2" office:value-type="string" calcext:value-type="string">
            <text:p>Rue de Vouillé, rue de Castagnary</text:p>
          </table:table-cell>
          <table:table-cell table:style-name="ce4" table:formula="of:=VLOOKUP([.B1142];[$DonneesPrefPolice.$A$1:$DonneesPrefPolice.$C$1334];3;0)" office:value-type="date" office:date-value="2016-09-30" calcext:value-type="date">
            <text:p>30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6" calcext:value-type="float">
            <text:p>15116</text:p>
          </table:table-cell>
          <table:table-cell table:style-name="ce2" office:value-type="string" calcext:value-type="string">
            <text:p>Rue de Vaugirard, place Adolphe Chérioux</text:p>
          </table:table-cell>
          <table:table-cell table:style-name="ce4" table:formula="of:=VLOOKUP([.B1143];[$DonneesPrefPolice.$A$1:$DonneesPrefPolice.$C$1334];3;0)" office:value-type="date" office:date-value="2017-03-22" calcext:value-type="date">
            <text:p>2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9" calcext:value-type="float">
            <text:p>15119</text:p>
          </table:table-cell>
          <table:table-cell table:style-name="ce2" office:value-type="string" calcext:value-type="string">
            <text:p>ZAC Boucicaut — allée Irène Némirovsky</text:p>
          </table:table-cell>
          <table:table-cell table:style-name="ce4" table:formula="of:=VLOOKUP([.B1144];[$DonneesPrefPolice.$A$1:$DonneesPrefPolice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20" calcext:value-type="float">
            <text:p>15120</text:p>
          </table:table-cell>
          <table:table-cell table:style-name="ce2" office:value-type="string" calcext:value-type="string">
            <text:p>Rue Emeriau, rue du Théatre</text:p>
          </table:table-cell>
          <table:table-cell table:style-name="ce4" table:formula="of:=VLOOKUP([.B1145];[$DonneesPrefPolice.$A$1:$DonneesPrefPolice.$C$1334];3;0)" office:value-type="date" office:date-value="2017-06-29" calcext:value-type="date">
            <text:p>29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229" calcext:value-type="float">
            <text:p>15229</text:p>
          </table:table-cell>
          <table:table-cell table:style-name="ce2" office:value-type="string" calcext:value-type="string">
            <text:p>Place des Insurgés de Varsovie</text:p>
          </table:table-cell>
          <table:table-cell table:style-name="ce4" table:formula="of:=VLOOKUP([.B114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112" calcext:value-type="float">
            <text:p>17112</text:p>
          </table:table-cell>
          <table:table-cell table:style-name="ce2" office:value-type="string" calcext:value-type="string">
            <text:p>Rue des Quatre frères Peignot, avenue Emile Zola</text:p>
          </table:table-cell>
          <table:table-cell table:style-name="ce4" table:formula="of:=VLOOKUP([.B1147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168" calcext:value-type="float">
            <text:p>17168</text:p>
          </table:table-cell>
          <table:table-cell table:style-name="ce2" office:value-type="string" calcext:value-type="string">
            <text:p>Rue Saint-Charles, rue Varet</text:p>
          </table:table-cell>
          <table:table-cell table:style-name="ce4" table:formula="of:=VLOOKUP([.B1148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892" calcext:value-type="float">
            <text:p>17892</text:p>
          </table:table-cell>
          <table:table-cell table:style-name="ce2" office:value-type="string" calcext:value-type="string">
            <text:p>Place Henri Queuille — boulevard Garibaldi, rue Lecourbe</text:p>
          </table:table-cell>
          <table:table-cell table:style-name="ce4" table:formula="of:=VLOOKUP([.B114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4120" calcext:value-type="float">
            <text:p>24120</text:p>
          </table:table-cell>
          <table:table-cell table:style-name="ce2" office:value-type="string" calcext:value-type="string">
            <text:p>Boulevard Victor, rue Lecourb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5702" calcext:value-type="float">
            <text:p>25702</text:p>
          </table:table-cell>
          <table:table-cell table:style-name="ce2" office:value-type="string" calcext:value-type="string">
            <text:p>Rue Léon Lhermitte, rue du docteur Jacquemaire Clémenceau</text:p>
          </table:table-cell>
          <table:table-cell table:style-name="ce4" table:formula="of:=VLOOKUP([.B1151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6831" calcext:value-type="float">
            <text:p>26831</text:p>
          </table:table-cell>
          <table:table-cell table:style-name="ce2" office:value-type="string" calcext:value-type="string">
            <text:p>Rue Nélaton</text:p>
          </table:table-cell>
          <table:table-cell table:style-name="ce4" table:formula="of:=VLOOKUP([.B1152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1474" calcext:value-type="float">
            <text:p>31474</text:p>
          </table:table-cell>
          <table:table-cell table:style-name="ce2" office:value-type="string" calcext:value-type="string">
            <text:p>Rue de Dantzig, rue Périchaux</text:p>
          </table:table-cell>
          <table:table-cell table:style-name="ce4" table:formula="of:=VLOOKUP([.B1153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1629" calcext:value-type="float">
            <text:p>31629</text:p>
          </table:table-cell>
          <table:table-cell table:style-name="ce2" office:value-type="string" calcext:value-type="string">
            <text:p>Quai de Grenelle, pont de Grenelle</text:p>
          </table:table-cell>
          <table:table-cell table:style-name="ce4" table:formula="of:=VLOOKUP([.B1154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7524" calcext:value-type="float">
            <text:p>37524</text:p>
          </table:table-cell>
          <table:table-cell table:style-name="ce2" office:value-type="string" calcext:value-type="string">
            <text:p>Quai de Grenelle, pont de Bir Hakeim</text:p>
          </table:table-cell>
          <table:table-cell table:style-name="ce4" table:formula="of:=VLOOKUP([.B1155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7792" calcext:value-type="float">
            <text:p>37792</text:p>
          </table:table-cell>
          <table:table-cell table:style-name="ce2" office:value-type="string" calcext:value-type="string">
            <text:p>Rue des Entrepreneurs, rue du Commerce</text:p>
          </table:table-cell>
          <table:table-cell table:style-name="ce4" table:formula="of:=VLOOKUP([.B1156];[$DonneesPrefPolice.$A$1:$DonneesPrefPolice.$C$1334];3;0)" office:value-type="date" office:date-value="2014-07-02" calcext:value-type="date">
            <text:p>02/07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8101" calcext:value-type="float">
            <text:p>38101</text:p>
          </table:table-cell>
          <table:table-cell table:style-name="ce2" office:value-type="string" calcext:value-type="string">
            <text:p>Place Balard</text:p>
          </table:table-cell>
          <table:table-cell table:style-name="ce4" table:formula="of:=VLOOKUP([.B1157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9029" calcext:value-type="float">
            <text:p>39029</text:p>
          </table:table-cell>
          <table:table-cell table:style-name="ce2" office:value-type="string" calcext:value-type="string">
            <text:p>Boulevard Lefebvre, rue Jean Sicard</text:p>
          </table:table-cell>
          <table:table-cell table:style-name="ce4" table:formula="of:=VLOOKUP([.B1158];[$DonneesPrefPolice.$A$1:$DonneesPrefPolice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1677" calcext:value-type="float">
            <text:p>41677</text:p>
          </table:table-cell>
          <table:table-cell table:style-name="ce2" office:value-type="string" calcext:value-type="string">
            <text:p>Boulevard du Montparnasse, rue de l'Arrivée</text:p>
          </table:table-cell>
          <table:table-cell table:style-name="ce4" table:formula="of:=VLOOKUP([.B1159];[$DonneesPrefPolice.$A$1:$DonneesPrefPolice.$C$1334];3;0)" office:value-type="date" office:date-value="2013-09-06" calcext:value-type="date">
            <text:p>06/09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285" calcext:value-type="float">
            <text:p>43285</text:p>
          </table:table-cell>
          <table:table-cell table:style-name="ce2" office:value-type="string" calcext:value-type="string">
            <text:p>Place Raoul Dautry</text:p>
          </table:table-cell>
          <table:table-cell table:style-name="ce4" table:formula="of:=VLOOKUP([.B1160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832" calcext:value-type="float">
            <text:p>43832</text:p>
          </table:table-cell>
          <table:table-cell table:style-name="ce2" office:value-type="string" calcext:value-type="string">
            <text:p>Boulevard de Montparnasse, avenue du Maine</text:p>
          </table:table-cell>
          <table:table-cell table:style-name="ce4" table:formula="of:=VLOOKUP([.B1161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956" calcext:value-type="float">
            <text:p>43956</text:p>
          </table:table-cell>
          <table:table-cell table:style-name="ce2" office:value-type="string" calcext:value-type="string">
            <text:p>Place Marcel Cerdan, boulevard de Grenelle, rue Humblot</text:p>
          </table:table-cell>
          <table:table-cell table:style-name="ce4" table:formula="of:=VLOOKUP([.B1162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5963" calcext:value-type="float">
            <text:p>45963</text:p>
          </table:table-cell>
          <table:table-cell table:style-name="ce2" office:value-type="string" calcext:value-type="string">
            <text:p>Place Raoul Dautry, boulevard de Vaugirard, rue de l'Arrivée</text:p>
          </table:table-cell>
          <table:table-cell table:style-name="ce4" table:formula="of:=VLOOKUP([.B1163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7433" calcext:value-type="float">
            <text:p>47433</text:p>
          </table:table-cell>
          <table:table-cell table:style-name="ce2" office:value-type="string" calcext:value-type="string">
            <text:p>Pont du Garigliano</text:p>
          </table:table-cell>
          <table:table-cell table:style-name="ce4" table:formula="of:=VLOOKUP([.B1164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8258" calcext:value-type="float">
            <text:p>48258</text:p>
          </table:table-cell>
          <table:table-cell table:style-name="ce2" office:value-type="string" calcext:value-type="string">
            <text:p>Boulevard Lefebvre, avenue Porte de la Plaine</text:p>
          </table:table-cell>
          <table:table-cell table:style-name="ce4" table:formula="of:=VLOOKUP([.B1165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8877" calcext:value-type="float">
            <text:p>48877</text:p>
          </table:table-cell>
          <table:table-cell table:style-name="ce2" office:value-type="string" calcext:value-type="string">
            <text:p>Rue George Bernard Shaw, rue Leroi Gourhan</text:p>
          </table:table-cell>
          <table:table-cell table:style-name="ce4" table:formula="of:=VLOOKUP([.B1166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9453" calcext:value-type="float">
            <text:p>49453</text:p>
          </table:table-cell>
          <table:table-cell table:style-name="ce2" office:value-type="string" calcext:value-type="string">
            <text:p>Avenue du Maine, rue du Départ</text:p>
          </table:table-cell>
          <table:table-cell table:style-name="ce4" table:formula="of:=VLOOKUP([.B1167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0863" calcext:value-type="float">
            <text:p>50863</text:p>
          </table:table-cell>
          <table:table-cell table:style-name="ce2" office:value-type="string" calcext:value-type="string">
            <text:p>21, boulevard de Vaugirard</text:p>
          </table:table-cell>
          <table:table-cell table:style-name="ce4" table:formula="of:=VLOOKUP([.B1168];[$DonneesPrefPolice.$A$1:$DonneesPrefPolice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2282" calcext:value-type="float">
            <text:p>52282</text:p>
          </table:table-cell>
          <table:table-cell table:style-name="ce2" office:value-type="string" calcext:value-type="string">
            <text:p>Rue Lecourbe, villa Thoréton</text:p>
          </table:table-cell>
          <table:table-cell table:style-name="ce4" table:formula="of:=VLOOKUP([.B1169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3526" calcext:value-type="float">
            <text:p>53526</text:p>
          </table:table-cell>
          <table:table-cell table:style-name="ce2" office:value-type="string" calcext:value-type="string">
            <text:p>Rue de la Croix Nivert, rue Desnouettes</text:p>
          </table:table-cell>
          <table:table-cell table:style-name="ce4" table:formula="of:=VLOOKUP([.B1170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3603" calcext:value-type="float">
            <text:p>53603</text:p>
          </table:table-cell>
          <table:table-cell table:style-name="ce2" office:value-type="string" calcext:value-type="string">
            <text:p>Esplanade Max Guedj, rue Balard</text:p>
          </table:table-cell>
          <table:table-cell table:style-name="ce4" table:formula="of:=VLOOKUP([.B1171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9975" calcext:value-type="float">
            <text:p>59975</text:p>
          </table:table-cell>
          <table:table-cell table:style-name="ce2" office:value-type="string" calcext:value-type="string">
            <text:p>Rue Balard, rue Saint-Charles</text:p>
          </table:table-cell>
          <table:table-cell table:style-name="ce4" table:formula="of:=VLOOKUP([.B1172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0499" calcext:value-type="float">
            <text:p>60499</text:p>
          </table:table-cell>
          <table:table-cell table:style-name="ce2" office:value-type="string" calcext:value-type="string">
            <text:p>Place Henri Queille, boulevard Garibaldi, avenue de Breteuil</text:p>
          </table:table-cell>
          <table:table-cell table:style-name="ce4" table:formula="of:=VLOOKUP([.B1173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1930" calcext:value-type="float">
            <text:p>61930</text:p>
          </table:table-cell>
          <table:table-cell table:style-name="ce2" office:value-type="string" calcext:value-type="string">
            <text:p>Rue Leblanc, rue du Professeur Delbarre</text:p>
          </table:table-cell>
          <table:table-cell table:style-name="ce4" table:formula="of:=VLOOKUP([.B1174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5530" calcext:value-type="float">
            <text:p>65530</text:p>
          </table:table-cell>
          <table:table-cell table:style-name="ce2" office:value-type="string" calcext:value-type="string">
            <text:p>Rue Falguière, rue Bargue</text:p>
          </table:table-cell>
          <table:table-cell table:style-name="ce4" table:formula="of:=VLOOKUP([.B1175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8007" calcext:value-type="float">
            <text:p>68007</text:p>
          </table:table-cell>
          <table:table-cell table:style-name="ce2" office:value-type="string" calcext:value-type="string">
            <text:p>11, rue Chasseloup Laubat</text:p>
          </table:table-cell>
          <table:table-cell table:style-name="ce4" table:formula="of:=VLOOKUP([.B1176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8" calcext:value-type="float">
            <text:p>16108</text:p>
          </table:table-cell>
          <table:table-cell table:style-name="ce2" office:value-type="string" calcext:value-type="string">
            <text:p>Zone accès stade Géo André</text:p>
          </table:table-cell>
          <table:table-cell table:style-name="ce4" table:formula="of:=VLOOKUP([.B1177];[$DonneesPrefPolice.$A$1:$DonneesPrefPolice.$C$1334];3;0)" office:value-type="date" office:date-value="2015-10-16" calcext:value-type="date">
            <text:p>16/10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9" calcext:value-type="float">
            <text:p>16109</text:p>
          </table:table-cell>
          <table:table-cell table:style-name="ce2" office:value-type="string" calcext:value-type="string">
            <text:p>Avenue Kléber, rue Boissière</text:p>
          </table:table-cell>
          <table:table-cell table:style-name="ce4" table:formula="of:=VLOOKUP([.B1178];[$DonneesPrefPolice.$A$1:$DonneesPrefPolice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0" calcext:value-type="float">
            <text:p>16110</text:p>
          </table:table-cell>
          <table:table-cell table:style-name="ce2" office:value-type="string" calcext:value-type="string">
            <text:p>Passerelle Debilly — Seine</text:p>
          </table:table-cell>
          <table:table-cell table:style-name="ce4" table:formula="of:=VLOOKUP([.B1179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3" calcext:value-type="float">
            <text:p>16113</text:p>
          </table:table-cell>
          <table:table-cell table:style-name="ce2" office:value-type="string" calcext:value-type="string">
            <text:p>Pont du Garigliano (amont) — Seine</text:p>
          </table:table-cell>
          <table:table-cell table:style-name="ce4" table:formula="of:=VLOOKUP([.B1180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4" calcext:value-type="float">
            <text:p>16114</text:p>
          </table:table-cell>
          <table:table-cell table:style-name="ce2" office:value-type="string" calcext:value-type="string">
            <text:p>Pont du Garigliano (aval) — Seine</text:p>
          </table:table-cell>
          <table:table-cell table:style-name="ce4" table:formula="of:=VLOOKUP([.B1181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24" calcext:value-type="float">
            <text:p>16124</text:p>
          </table:table-cell>
          <table:table-cell table:style-name="ce2" office:value-type="string" calcext:value-type="string">
            <text:p>Avenue de la Muette, avenue Ingres, avenue Prudhon</text:p>
          </table:table-cell>
          <table:table-cell table:style-name="ce4" table:formula="of:=VLOOKUP([.B1182];[$DonneesPrefPolice.$A$1:$DonneesPrefPolice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3" calcext:value-type="float">
            <text:p>16133</text:p>
          </table:table-cell>
          <table:table-cell table:style-name="ce2" office:value-type="string" calcext:value-type="string">
            <text:p>Quai Saint-Exupéry, avenue Le Jour SeLève (Boulogne)</text:p>
          </table:table-cell>
          <table:table-cell table:style-name="ce4" table:formula="of:=VLOOKUP([.B1183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4" calcext:value-type="float">
            <text:p>16134</text:p>
          </table:table-cell>
          <table:table-cell table:style-name="ce2" office:value-type="string" calcext:value-type="string">
            <text:p>Avenue Ferdinand Buisson, avenue Georges Lafont, avenue Félix d'Herelle</text:p>
          </table:table-cell>
          <table:table-cell table:style-name="ce4" table:formula="of:=VLOOKUP([.B1184];[$DonneesPrefPolice.$A$1:$DonneesPrefPolice.$C$1334];3;0)" office:value-type="date" office:date-value="2017-03-17" calcext:value-type="date">
            <text:p>17/03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5" calcext:value-type="float">
            <text:p>16135</text:p>
          </table:table-cell>
          <table:table-cell table:style-name="ce2" office:value-type="string" calcext:value-type="string">
            <text:p>Avenue Edouard Vaillant, avenue Ferdinand Buisson</text:p>
          </table:table-cell>
          <table:table-cell table:style-name="ce4" table:formula="of:=VLOOKUP([.B1185];[$DonneesPrefPolice.$A$1:$DonneesPrefPolice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6" calcext:value-type="float">
            <text:p>16136</text:p>
          </table:table-cell>
          <table:table-cell table:style-name="ce2" office:value-type="string" calcext:value-type="string">
            <text:p>Avenue Edouard Vaillant, avenue Porte de Saint-Cloud</text:p>
          </table:table-cell>
          <table:table-cell table:style-name="ce4" table:formula="of:=VLOOKUP([.B1186];[$DonneesPrefPolice.$A$1:$DonneesPrefPolice.$C$1334];3;0)" office:value-type="date" office:date-value="2018-10-08" calcext:value-type="date">
            <text:p>08/10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7" calcext:value-type="float">
            <text:p>16137</text:p>
          </table:table-cell>
          <table:table-cell table:style-name="ce2" office:value-type="string" calcext:value-type="string">
            <text:p>Rue du Sergent Maginot, rue de l'Arioste</text:p>
          </table:table-cell>
          <table:table-cell table:style-name="ce4" table:formula="of:=VLOOKUP([.B1187];[$DonneesPrefPolice.$A$1:$DonneesPrefPolice.$C$1334];3;0)" office:value-type="date" office:date-value="2016-09-02" calcext:value-type="date">
            <text:p>0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9" calcext:value-type="float">
            <text:p>16139</text:p>
          </table:table-cell>
          <table:table-cell table:style-name="ce2" office:value-type="string" calcext:value-type="string">
            <text:p>Porte de Boulogne, boulevard d'Auteuil (Bois de Boulogne)</text:p>
          </table:table-cell>
          <table:table-cell table:style-name="ce4" table:formula="of:=VLOOKUP([.B1188];[$DonneesPrefPolice.$A$1:$DonneesPrefPolice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5" calcext:value-type="float">
            <text:p>16145</text:p>
          </table:table-cell>
          <table:table-cell table:style-name="ce2" office:value-type="string" calcext:value-type="string">
            <text:p>Boulevard Murat, rue Daumier</text:p>
          </table:table-cell>
          <table:table-cell table:style-name="ce4" table:formula="of:=VLOOKUP([.B1189];[$DonneesPrefPolice.$A$1:$DonneesPrefPolice.$C$1334];3;0)" office:value-type="date" office:date-value="2016-09-23" calcext:value-type="date">
            <text:p>23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6" calcext:value-type="float">
            <text:p>16146</text:p>
          </table:table-cell>
          <table:table-cell table:style-name="ce2" office:value-type="string" calcext:value-type="string">
            <text:p>Boulevard Murat, quai Saint-Exupéry</text:p>
          </table:table-cell>
          <table:table-cell table:style-name="ce4" table:formula="of:=VLOOKUP([.B1190];[$DonneesPrefPolice.$A$1:$DonneesPrefPolice.$C$1334];3;0)" office:value-type="date" office:date-value="2016-11-04" calcext:value-type="date">
            <text:p>0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7" calcext:value-type="float">
            <text:p>16147</text:p>
          </table:table-cell>
          <table:table-cell table:style-name="ce2" office:value-type="string" calcext:value-type="string">
            <text:p>Place Dr Hayem (Boulainvilliers/La Fontaine)</text:p>
          </table:table-cell>
          <table:table-cell table:style-name="ce4" table:formula="of:=VLOOKUP([.B1191];[$DonneesPrefPolice.$A$1:$DonneesPrefPolice.$C$1334];3;0)" office:value-type="date" office:date-value="2016-10-05" calcext:value-type="date">
            <text:p>05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8" calcext:value-type="float">
            <text:p>16148</text:p>
          </table:table-cell>
          <table:table-cell table:style-name="ce2" office:value-type="string" calcext:value-type="string">
            <text:p>Rue Pergolèse, rue Marbeau</text:p>
          </table:table-cell>
          <table:table-cell table:style-name="ce4" table:formula="of:=VLOOKUP([.B1192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52" calcext:value-type="float">
            <text:p>16152</text:p>
          </table:table-cell>
          <table:table-cell table:style-name="ce2" office:value-type="string" calcext:value-type="string">
            <text:p>Passerelle de l'Avre — Paris — Seine</text:p>
          </table:table-cell>
          <table:table-cell table:style-name="ce4" table:formula="of:=VLOOKUP([.B1193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58" calcext:value-type="float">
            <text:p>16158</text:p>
          </table:table-cell>
          <table:table-cell table:style-name="ce2" office:value-type="string" calcext:value-type="string">
            <text:p>Avenue Marcel Doret, rue Dode de la Brunerie</text:p>
          </table:table-cell>
          <table:table-cell table:style-name="ce4" table:formula="of:=VLOOKUP([.B1194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385" calcext:value-type="float">
            <text:p>16385</text:p>
          </table:table-cell>
          <table:table-cell table:style-name="ce2" office:value-type="string" calcext:value-type="string">
            <text:p>Rue Chardon Lagache, rue Molitor</text:p>
          </table:table-cell>
          <table:table-cell table:style-name="ce4" table:formula="of:=VLOOKUP([.B1195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997" calcext:value-type="float">
            <text:p>16997</text:p>
          </table:table-cell>
          <table:table-cell table:style-name="ce2" office:value-type="string" calcext:value-type="string">
            <text:p>PSG — Parc des Princes</text:p>
          </table:table-cell>
          <table:table-cell table:style-name="ce4" table:formula="of:=VLOOKUP([.B1196];[$DonneesPrefPolice.$A$1:$DonneesPrefPolice.$C$1334];3;0)" office:value-type="date" office:date-value="2013-09-13" calcext:value-type="date">
            <text:p>13/09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7596" calcext:value-type="float">
            <text:p>17596</text:p>
          </table:table-cell>
          <table:table-cell table:style-name="ce2" office:value-type="string" calcext:value-type="string">
            <text:p>Pont Bir Hakeim, avenue du Président Kennedy</text:p>
          </table:table-cell>
          <table:table-cell table:style-name="ce4" table:formula="of:=VLOOKUP([.B1197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7849" calcext:value-type="float">
            <text:p>17849</text:p>
          </table:table-cell>
          <table:table-cell table:style-name="ce2" office:value-type="string" calcext:value-type="string">
            <text:p>Boulevard Suchet, rue Raffet, square TolstoÏ</text:p>
          </table:table-cell>
          <table:table-cell table:style-name="ce4" table:formula="of:=VLOOKUP([.B1198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8695" calcext:value-type="float">
            <text:p>18695</text:p>
          </table:table-cell>
          <table:table-cell table:style-name="ce2" office:value-type="string" calcext:value-type="string">
            <text:p>Rue Saint-Didier, rue Mesnil</text:p>
          </table:table-cell>
          <table:table-cell table:style-name="ce4" table:formula="of:=VLOOKUP([.B1199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9196" calcext:value-type="float">
            <text:p>19196</text:p>
          </table:table-cell>
          <table:table-cell table:style-name="ce2" office:value-type="string" calcext:value-type="string">
            <text:p>Boulevard Murat, place de la Porte Molitor</text:p>
          </table:table-cell>
          <table:table-cell table:style-name="ce4" table:formula="of:=VLOOKUP([.B1200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9892" calcext:value-type="float">
            <text:p>19892</text:p>
          </table:table-cell>
          <table:table-cell table:style-name="ce2" office:value-type="string" calcext:value-type="string">
            <text:p>Place d'Iéna, avenue d'Iéna</text:p>
          </table:table-cell>
          <table:table-cell table:style-name="ce4" table:formula="of:=VLOOKUP([.B1201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0072" calcext:value-type="float">
            <text:p>20072</text:p>
          </table:table-cell>
          <table:table-cell table:style-name="ce2" office:value-type="string" calcext:value-type="string">
            <text:p>Avenue Victor Hugo, rue de Presbourg</text:p>
          </table:table-cell>
          <table:table-cell table:style-name="ce4" table:formula="of:=VLOOKUP([.B1202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2575" calcext:value-type="float">
            <text:p>22575</text:p>
          </table:table-cell>
          <table:table-cell table:style-name="ce2" office:value-type="string" calcext:value-type="string">
            <text:p>Rue de la Pompe, avenue Henri Martin</text:p>
          </table:table-cell>
          <table:table-cell table:style-name="ce4" table:formula="of:=VLOOKUP([.B1203];[$DonneesPrefPolice.$A$1:$DonneesPrefPolice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6088" calcext:value-type="float">
            <text:p>26088</text:p>
          </table:table-cell>
          <table:table-cell table:style-name="ce2" office:value-type="string" calcext:value-type="string">
            <text:p>Place du Maréchal de Lattre de Tassigny</text:p>
          </table:table-cell>
          <table:table-cell table:style-name="ce4" table:formula="of:=VLOOKUP([.B1204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200" calcext:value-type="float">
            <text:p>27200</text:p>
          </table:table-cell>
          <table:table-cell table:style-name="ce2" office:value-type="string" calcext:value-type="string">
            <text:p>Avenue de Versailles, boulevard Exelmans</text:p>
          </table:table-cell>
          <table:table-cell table:style-name="ce4" table:formula="of:=VLOOKUP([.B1205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296" calcext:value-type="float">
            <text:p>27296</text:p>
          </table:table-cell>
          <table:table-cell table:style-name="ce2" office:value-type="string" calcext:value-type="string">
            <text:p>Avenue de Versailles, boulevard Exelmans</text:p>
          </table:table-cell>
          <table:table-cell table:style-name="ce4" table:formula="of:=VLOOKUP([.B1206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756" calcext:value-type="float">
            <text:p>27756</text:p>
          </table:table-cell>
          <table:table-cell table:style-name="ce2" office:value-type="string" calcext:value-type="string">
            <text:p>Place de la Porte de Saint-Cloud, avenue Georges Lafont</text:p>
          </table:table-cell>
          <table:table-cell table:style-name="ce4" table:formula="of:=VLOOKUP([.B1207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960" calcext:value-type="float">
            <text:p>27960</text:p>
          </table:table-cell>
          <table:table-cell table:style-name="ce2" office:value-type="string" calcext:value-type="string">
            <text:p>Porte de Saint-Cloud</text:p>
          </table:table-cell>
          <table:table-cell table:style-name="ce4" table:formula="of:=VLOOKUP([.B1208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9603" calcext:value-type="float">
            <text:p>29603</text:p>
          </table:table-cell>
          <table:table-cell table:style-name="ce2" office:value-type="string" calcext:value-type="string">
            <text:p>Allée de Longchamp, route Porte Dauphine à Porte des Sablons</text:p>
          </table:table-cell>
          <table:table-cell table:style-name="ce4" table:formula="of:=VLOOKUP([.B1209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2329" calcext:value-type="float">
            <text:p>32329</text:p>
          </table:table-cell>
          <table:table-cell table:style-name="ce2" office:value-type="string" calcext:value-type="string">
            <text:p>Place Clément Ader</text:p>
          </table:table-cell>
          <table:table-cell table:style-name="ce4" table:formula="of:=VLOOKUP([.B1210];[$DonneesPrefPolice.$A$1:$DonneesPrefPolice.$C$1334];3;0)" office:value-type="date" office:date-value="2013-02-08" calcext:value-type="date">
            <text:p>08/02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2468" calcext:value-type="float">
            <text:p>32468</text:p>
          </table:table-cell>
          <table:table-cell table:style-name="ce2" office:value-type="string" calcext:value-type="string">
            <text:p>Place du Trocadéro, côté esplanade</text:p>
          </table:table-cell>
          <table:table-cell table:style-name="ce4" table:formula="of:=VLOOKUP([.B1211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3823" calcext:value-type="float">
            <text:p>33823</text:p>
          </table:table-cell>
          <table:table-cell table:style-name="ce2" office:value-type="string" calcext:value-type="string">
            <text:p>Avenue Victor Hugo, place Victor Hugo</text:p>
          </table:table-cell>
          <table:table-cell table:style-name="ce4" table:formula="of:=VLOOKUP([.B1212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4347" calcext:value-type="float">
            <text:p>34347</text:p>
          </table:table-cell>
          <table:table-cell table:style-name="ce2" office:value-type="string" calcext:value-type="string">
            <text:p>Rue de La Fontaine, rue Guérin</text:p>
          </table:table-cell>
          <table:table-cell table:style-name="ce4" table:formula="of:=VLOOKUP([.B1213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4560" calcext:value-type="float">
            <text:p>34560</text:p>
          </table:table-cell>
          <table:table-cell table:style-name="ce2" office:value-type="string" calcext:value-type="string">
            <text:p>Avenue Marceau, rue Galilée</text:p>
          </table:table-cell>
          <table:table-cell table:style-name="ce4" table:formula="of:=VLOOKUP([.B1214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5575" calcext:value-type="float">
            <text:p>35575</text:p>
          </table:table-cell>
          <table:table-cell table:style-name="ce2" office:value-type="string" calcext:value-type="string">
            <text:p>Avenue de la Grande Armée, rue de Tilsitt</text:p>
          </table:table-cell>
          <table:table-cell table:style-name="ce4" table:formula="of:=VLOOKUP([.B1215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5620" calcext:value-type="float">
            <text:p>35620</text:p>
          </table:table-cell>
          <table:table-cell table:style-name="ce2" office:value-type="string" calcext:value-type="string">
            <text:p>Place du Trocadéro, avenue du Président Wilson</text:p>
          </table:table-cell>
          <table:table-cell table:style-name="ce4" table:formula="of:=VLOOKUP([.B1216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6609" calcext:value-type="float">
            <text:p>36609</text:p>
          </table:table-cell>
          <table:table-cell table:style-name="ce2" office:value-type="string" calcext:value-type="string">
            <text:p>Rue d'Ankara, avenue du Président Kennedy</text:p>
          </table:table-cell>
          <table:table-cell table:style-name="ce4" table:formula="of:=VLOOKUP([.B1217];[$DonneesPrefPolice.$A$1:$DonneesPrefPolice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7319" calcext:value-type="float">
            <text:p>37319</text:p>
          </table:table-cell>
          <table:table-cell table:style-name="ce2" office:value-type="string" calcext:value-type="string">
            <text:p>Boulevard Suchet, avenue Ingres</text:p>
          </table:table-cell>
          <table:table-cell table:style-name="ce4" table:formula="of:=VLOOKUP([.B1218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8363" calcext:value-type="float">
            <text:p>38363</text:p>
          </table:table-cell>
          <table:table-cell table:style-name="ce2" office:value-type="string" calcext:value-type="string">
            <text:p>Place du Général Stéfanik</text:p>
          </table:table-cell>
          <table:table-cell table:style-name="ce4" table:formula="of:=VLOOKUP([.B1219];[$DonneesPrefPolice.$A$1:$DonneesPrefPolice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331" calcext:value-type="float">
            <text:p>39331</text:p>
          </table:table-cell>
          <table:table-cell table:style-name="ce2" office:value-type="string" calcext:value-type="string">
            <text:p>Avenue du Général Sarrail, boulevard d'Auteuil</text:p>
          </table:table-cell>
          <table:table-cell table:style-name="ce4" table:formula="of:=VLOOKUP([.B1220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407" calcext:value-type="float">
            <text:p>39407</text:p>
          </table:table-cell>
          <table:table-cell table:style-name="ce2" office:value-type="string" calcext:value-type="string">
            <text:p>Place de la Porte d'Auteuil</text:p>
          </table:table-cell>
          <table:table-cell table:style-name="ce4" table:formula="of:=VLOOKUP([.B122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913" calcext:value-type="float">
            <text:p>39913</text:p>
          </table:table-cell>
          <table:table-cell table:style-name="ce2" office:value-type="string" calcext:value-type="string">
            <text:p>Avenue Foch, place de l'Etoile, rue de Presbourg</text:p>
          </table:table-cell>
          <table:table-cell table:style-name="ce4" table:formula="of:=VLOOKUP([.B1222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43643" calcext:value-type="float">
            <text:p>43643</text:p>
          </table:table-cell>
          <table:table-cell table:style-name="ce2" office:value-type="string" calcext:value-type="string">
            <text:p>Avenue de Versailles, rue Wilhem</text:p>
          </table:table-cell>
          <table:table-cell table:style-name="ce4" table:formula="of:=VLOOKUP([.B1223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630" calcext:value-type="float">
            <text:p>12630</text:p>
          </table:table-cell>
          <table:table-cell table:style-name="ce2" office:value-type="string" calcext:value-type="string">
            <text:p>89, boulevard Gouvion Saint-Cyr</text:p>
          </table:table-cell>
          <table:table-cell table:style-name="ce4" table:formula="of:=VLOOKUP([.B1224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711" calcext:value-type="float">
            <text:p>12711</text:p>
          </table:table-cell>
          <table:table-cell table:style-name="ce2" office:value-type="string" calcext:value-type="string">
            <text:p>Espace Champerret, rue Jean Ostreicher</text:p>
          </table:table-cell>
          <table:table-cell table:style-name="ce4" table:formula="of:=VLOOKUP([.B1225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852" calcext:value-type="float">
            <text:p>12852</text:p>
          </table:table-cell>
          <table:table-cell table:style-name="ce2" office:value-type="string" calcext:value-type="string">
            <text:p>Avenue de Clichy, rue Guy Moquet</text:p>
          </table:table-cell>
          <table:table-cell table:style-name="ce4" table:formula="of:=VLOOKUP([.B1226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6458" calcext:value-type="float">
            <text:p>16458</text:p>
          </table:table-cell>
          <table:table-cell table:style-name="ce2" office:value-type="string" calcext:value-type="string">
            <text:p>Avenue de la Porte d'Asnières, boulevard Berthier</text:p>
          </table:table-cell>
          <table:table-cell table:style-name="ce4" table:formula="of:=VLOOKUP([.B1227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36" calcext:value-type="float">
            <text:p>17036</text:p>
          </table:table-cell>
          <table:table-cell table:style-name="ce2" office:value-type="string" calcext:value-type="string">
            <text:p>Rue Galvani, avenue Gouvion Saint-Cyr</text:p>
          </table:table-cell>
          <table:table-cell table:style-name="ce4" table:formula="of:=VLOOKUP([.B1228];[$DonneesPrefPolice.$A$1:$DonneesPrefPolice.$C$1334];3;0)" office:value-type="date" office:date-value="2017-08-02" calcext:value-type="date">
            <text:p>02/08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64" calcext:value-type="float">
            <text:p>17064</text:p>
          </table:table-cell>
          <table:table-cell table:style-name="ce2" office:value-type="string" calcext:value-type="string">
            <text:p>Avenue de Saint-Ouen, rue Navier</text:p>
          </table:table-cell>
          <table:table-cell table:style-name="ce4" table:formula="of:=VLOOKUP([.B1229];[$DonneesPrefPolice.$A$1:$DonneesPrefPolice.$C$1334];3;0)" office:value-type="date" office:date-value="2018-11-09" calcext:value-type="date">
            <text:p>09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65" calcext:value-type="float">
            <text:p>17065</text:p>
          </table:table-cell>
          <table:table-cell table:style-name="ce2" office:value-type="string" calcext:value-type="string">
            <text:p>Rue Pierre Rebière, voie accès boulevard Bessières</text:p>
          </table:table-cell>
          <table:table-cell table:style-name="ce4" table:formula="of:=VLOOKUP([.B1230];[$DonneesPrefPolice.$A$1:$DonneesPrefPolice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73" calcext:value-type="float">
            <text:p>17073</text:p>
          </table:table-cell>
          <table:table-cell table:style-name="ce2" office:value-type="string" calcext:value-type="string">
            <text:p>Rue Brunetière, rue de l'Abbé Rousselot</text:p>
          </table:table-cell>
          <table:table-cell table:style-name="ce4" table:formula="of:=VLOOKUP([.B1231];[$DonneesPrefPolice.$A$1:$DonneesPrefPolice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77" calcext:value-type="float">
            <text:p>17077</text:p>
          </table:table-cell>
          <table:table-cell table:style-name="ce2" office:value-type="string" calcext:value-type="string">
            <text:p>Rue Marie-Georges Picquart — Coté collège et crèche</text:p>
          </table:table-cell>
          <table:table-cell table:style-name="ce4" table:formula="of:=VLOOKUP([.B1232];[$DonneesPrefPolice.$A$1:$DonneesPrefPolice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0" calcext:value-type="float">
            <text:p>17080</text:p>
          </table:table-cell>
          <table:table-cell table:style-name="ce2" office:value-type="string" calcext:value-type="string">
            <text:p>Batignolles — Parvis Palais de Justice</text:p>
          </table:table-cell>
          <table:table-cell table:style-name="ce4" table:formula="of:=VLOOKUP([.B1233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1" calcext:value-type="float">
            <text:p>17081</text:p>
          </table:table-cell>
          <table:table-cell table:style-name="ce2" office:value-type="string" calcext:value-type="string">
            <text:p>Batignolles — rue André Suarez, rue du Bastion</text:p>
          </table:table-cell>
          <table:table-cell table:style-name="ce4" table:formula="of:=VLOOKUP([.B1234];[$DonneesPrefPolice.$A$1:$DonneesPrefPolice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4" calcext:value-type="float">
            <text:p>17084</text:p>
          </table:table-cell>
          <table:table-cell table:style-name="ce2" office:value-type="string" calcext:value-type="string">
            <text:p>Batignolles — boulevard Berthier, rue Mstislav Rostropovitch</text:p>
          </table:table-cell>
          <table:table-cell table:style-name="ce4" table:formula="of:=VLOOKUP([.B1235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6" calcext:value-type="float">
            <text:p>17086</text:p>
          </table:table-cell>
          <table:table-cell table:style-name="ce2" office:value-type="string" calcext:value-type="string">
            <text:p>Batignolles — rue Mstislav Rostropovitch Sud</text:p>
          </table:table-cell>
          <table:table-cell table:style-name="ce4" table:formula="of:=VLOOKUP([.B1236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7" calcext:value-type="float">
            <text:p>17087</text:p>
          </table:table-cell>
          <table:table-cell table:style-name="ce2" office:value-type="string" calcext:value-type="string">
            <text:p>Batignolles — rue Gilbert Cesbron Nord</text:p>
          </table:table-cell>
          <table:table-cell table:style-name="ce4" table:formula="of:=VLOOKUP([.B1237];[$DonneesPrefPolice.$A$1:$DonneesPrefPolice.$C$1334];3;0)" office:value-type="date" office:date-value="2017-07-04" calcext:value-type="date">
            <text:p>04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8" calcext:value-type="float">
            <text:p>17088</text:p>
          </table:table-cell>
          <table:table-cell table:style-name="ce2" office:value-type="string" calcext:value-type="string">
            <text:p>Batignolles — rue Gilbert Cesbron Sud</text:p>
          </table:table-cell>
          <table:table-cell table:style-name="ce4" table:formula="of:=VLOOKUP([.B1238];[$DonneesPrefPolice.$A$1:$DonneesPrefPolice.$C$1334];3;0)" office:value-type="date" office:date-value="2017-06-26" calcext:value-type="date">
            <text:p>26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9" calcext:value-type="float">
            <text:p>17089</text:p>
          </table:table-cell>
          <table:table-cell table:style-name="ce2" office:value-type="string" calcext:value-type="string">
            <text:p>Batignolles — rue Bernard Buffet, rue René Blum</text:p>
          </table:table-cell>
          <table:table-cell table:style-name="ce4" table:formula="of:=VLOOKUP([.B1239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2" calcext:value-type="float">
            <text:p>17092</text:p>
          </table:table-cell>
          <table:table-cell table:style-name="ce2" office:value-type="string" calcext:value-type="string">
            <text:p>ZAC Pouchet — allée des Cerisiers</text:p>
          </table:table-cell>
          <table:table-cell table:style-name="ce4" table:formula="of:=VLOOKUP([.B1240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3" calcext:value-type="float">
            <text:p>17093</text:p>
          </table:table-cell>
          <table:table-cell table:style-name="ce2" office:value-type="string" calcext:value-type="string">
            <text:p>ZAC Pouchet — place Pouchet</text:p>
          </table:table-cell>
          <table:table-cell table:style-name="ce4" table:formula="of:=VLOOKUP([.B1241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4" calcext:value-type="float">
            <text:p>17094</text:p>
          </table:table-cell>
          <table:table-cell table:style-name="ce2" office:value-type="string" calcext:value-type="string">
            <text:p>Rue des Batignolles, rue des Dames</text:p>
          </table:table-cell>
          <table:table-cell table:style-name="ce4" table:formula="of:=VLOOKUP([.B1242];[$DonneesPrefPolice.$A$1:$DonneesPrefPolice.$C$1334];3;0)" office:value-type="date" office:date-value="2016-12-08" calcext:value-type="date">
            <text:p>08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5" calcext:value-type="float">
            <text:p>17095</text:p>
          </table:table-cell>
          <table:table-cell table:style-name="ce2" office:value-type="string" calcext:value-type="string">
            <text:p>Rue de Prony, avenue de Wagram</text:p>
          </table:table-cell>
          <table:table-cell table:style-name="ce4" table:formula="of:=VLOOKUP([.B1243];[$DonneesPrefPolice.$A$1:$DonneesPrefPolice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6" calcext:value-type="float">
            <text:p>17096</text:p>
          </table:table-cell>
          <table:table-cell table:style-name="ce2" office:value-type="string" calcext:value-type="string">
            <text:p>Rue Galvani, rue Laugier</text:p>
          </table:table-cell>
          <table:table-cell table:style-name="ce4" table:formula="of:=VLOOKUP([.B1244];[$DonneesPrefPolice.$A$1:$DonneesPrefPolice.$C$1334];3;0)" office:value-type="date" office:date-value="2016-12-07" calcext:value-type="date">
            <text:p>07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7" calcext:value-type="float">
            <text:p>17097</text:p>
          </table:table-cell>
          <table:table-cell table:style-name="ce2" office:value-type="string" calcext:value-type="string">
            <text:p>Avenue de Wagram, rue Rennequin</text:p>
          </table:table-cell>
          <table:table-cell table:style-name="ce4" table:formula="of:=VLOOKUP([.B1245];[$DonneesPrefPolice.$A$1:$DonneesPrefPolice.$C$1334];3;0)" office:value-type="date" office:date-value="2016-12-01" calcext:value-type="date">
            <text:p>0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085" calcext:value-type="float">
            <text:p>18085</text:p>
          </table:table-cell>
          <table:table-cell table:style-name="ce2" office:value-type="string" calcext:value-type="string">
            <text:p>21 bis, rue Jean Leclaire</text:p>
          </table:table-cell>
          <table:table-cell table:style-name="ce4" table:formula="of:=VLOOKUP([.B124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308" calcext:value-type="float">
            <text:p>18308</text:p>
          </table:table-cell>
          <table:table-cell table:style-name="ce2" office:value-type="string" calcext:value-type="string">
            <text:p>Rue Curnonsky, rue Raymond Pitet</text:p>
          </table:table-cell>
          <table:table-cell table:style-name="ce4" table:formula="of:=VLOOKUP([.B1247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536" calcext:value-type="float">
            <text:p>18536</text:p>
          </table:table-cell>
          <table:table-cell table:style-name="ce2" office:value-type="string" calcext:value-type="string">
            <text:p>Avenue de la Porte d'Asnières, boulevard de Reims</text:p>
          </table:table-cell>
          <table:table-cell table:style-name="ce4" table:formula="of:=VLOOKUP([.B1248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656" calcext:value-type="float">
            <text:p>18656</text:p>
          </table:table-cell>
          <table:table-cell table:style-name="ce2" office:value-type="string" calcext:value-type="string">
            <text:p>Place Paul Tortelier, rue Marguerite Long, rue Stéphane Grappelli</text:p>
          </table:table-cell>
          <table:table-cell table:style-name="ce4" table:formula="of:=VLOOKUP([.B1249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9182" calcext:value-type="float">
            <text:p>19182</text:p>
          </table:table-cell>
          <table:table-cell table:style-name="ce2" office:value-type="string" calcext:value-type="string">
            <text:p>Avenue de Saint-Ouen, avenue de Clichy</text:p>
          </table:table-cell>
          <table:table-cell table:style-name="ce4" table:formula="of:=VLOOKUP([.B1250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4558" calcext:value-type="float">
            <text:p>24558</text:p>
          </table:table-cell>
          <table:table-cell table:style-name="ce2" office:value-type="string" calcext:value-type="string">
            <text:p>Porte de Champerret, rue Jean Ostreicher</text:p>
          </table:table-cell>
          <table:table-cell table:style-name="ce4" table:formula="of:=VLOOKUP([.B1251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6158" calcext:value-type="float">
            <text:p>26158</text:p>
          </table:table-cell>
          <table:table-cell table:style-name="ce2" office:value-type="string" calcext:value-type="string">
            <text:p>Boulevard de Courcelles, boulevard Malesherbes</text:p>
          </table:table-cell>
          <table:table-cell table:style-name="ce4" table:formula="of:=VLOOKUP([.B1252];[$DonneesPrefPolice.$A$1:$DonneesPrefPolice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8293" calcext:value-type="float">
            <text:p>28293</text:p>
          </table:table-cell>
          <table:table-cell table:style-name="ce2" office:value-type="string" calcext:value-type="string">
            <text:p>Place du Maréchal Juin</text:p>
          </table:table-cell>
          <table:table-cell table:style-name="ce4" table:formula="of:=VLOOKUP([.B1253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32355" calcext:value-type="float">
            <text:p>32355</text:p>
          </table:table-cell>
          <table:table-cell table:style-name="ce2" office:value-type="string" calcext:value-type="string">
            <text:p>Rue Boulay, rue de la Jonquière</text:p>
          </table:table-cell>
          <table:table-cell table:style-name="ce4" table:formula="of:=VLOOKUP([.B1254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34901" calcext:value-type="float">
            <text:p>34901</text:p>
          </table:table-cell>
          <table:table-cell table:style-name="ce2" office:value-type="string" calcext:value-type="string">
            <text:p>80, boulevard Bessières</text:p>
          </table:table-cell>
          <table:table-cell table:style-name="ce4" table:formula="of:=VLOOKUP([.B1255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1692" calcext:value-type="float">
            <text:p>41692</text:p>
          </table:table-cell>
          <table:table-cell table:style-name="ce2" office:value-type="string" calcext:value-type="string">
            <text:p>Rue de Courcelles, avenue Stéphane Mallarmé</text:p>
          </table:table-cell>
          <table:table-cell table:style-name="ce4" table:formula="of:=VLOOKUP([.B1256];[$DonneesPrefPolice.$A$1:$DonneesPrefPolice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3139" calcext:value-type="float">
            <text:p>43139</text:p>
          </table:table-cell>
          <table:table-cell table:style-name="ce2" office:value-type="string" calcext:value-type="string">
            <text:p>Rue Davy, rue Legendre</text:p>
          </table:table-cell>
          <table:table-cell table:style-name="ce4" table:formula="of:=VLOOKUP([.B1257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4258" calcext:value-type="float">
            <text:p>44258</text:p>
          </table:table-cell>
          <table:table-cell table:style-name="ce2" office:value-type="string" calcext:value-type="string">
            <text:p>Rue Descombes, boulevard Gouvion Saint-Cyr</text:p>
          </table:table-cell>
          <table:table-cell table:style-name="ce4" table:formula="of:=VLOOKUP([.B1258];[$DonneesPrefPolice.$A$1:$DonneesPrefPolice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7356" calcext:value-type="float">
            <text:p>47356</text:p>
          </table:table-cell>
          <table:table-cell table:style-name="ce2" office:value-type="string" calcext:value-type="string">
            <text:p>Porte Maillot, côté Neuilly</text:p>
          </table:table-cell>
          <table:table-cell table:style-name="ce4" table:formula="of:=VLOOKUP([.B1259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7973" calcext:value-type="float">
            <text:p>47973</text:p>
          </table:table-cell>
          <table:table-cell table:style-name="ce2" office:value-type="string" calcext:value-type="string">
            <text:p>Avenue de la Porte des Ternes, rue Gustave Charpentier</text:p>
          </table:table-cell>
          <table:table-cell table:style-name="ce4" table:formula="of:=VLOOKUP([.B1260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8088" calcext:value-type="float">
            <text:p>48088</text:p>
          </table:table-cell>
          <table:table-cell table:style-name="ce2" office:value-type="string" calcext:value-type="string">
            <text:p>Place du Général Catroux</text:p>
          </table:table-cell>
          <table:table-cell table:style-name="ce4" table:formula="of:=VLOOKUP([.B1261];[$DonneesPrefPolice.$A$1:$DonneesPrefPolice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9795" calcext:value-type="float">
            <text:p>49795</text:p>
          </table:table-cell>
          <table:table-cell table:style-name="ce2" office:value-type="string" calcext:value-type="string">
            <text:p>Porte Maillot</text:p>
          </table:table-cell>
          <table:table-cell table:style-name="ce4" table:formula="of:=VLOOKUP([.B1262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2599" calcext:value-type="float">
            <text:p>52599</text:p>
          </table:table-cell>
          <table:table-cell table:style-name="ce2" office:value-type="string" calcext:value-type="string">
            <text:p>Avenue Carnot, rue de Tilsitt</text:p>
          </table:table-cell>
          <table:table-cell table:style-name="ce4" table:formula="of:=VLOOKUP([.B1263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5563" calcext:value-type="float">
            <text:p>55563</text:p>
          </table:table-cell>
          <table:table-cell table:style-name="ce2" office:value-type="string" calcext:value-type="string">
            <text:p>Avenue de Clichy, passage Petit Cerf</text:p>
          </table:table-cell>
          <table:table-cell table:style-name="ce4" table:formula="of:=VLOOKUP([.B1264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5606" calcext:value-type="float">
            <text:p>55606</text:p>
          </table:table-cell>
          <table:table-cell table:style-name="ce2" office:value-type="string" calcext:value-type="string">
            <text:p>Porte de Clichy</text:p>
          </table:table-cell>
          <table:table-cell table:style-name="ce4" table:formula="of:=VLOOKUP([.B1265];[$DonneesPrefPolice.$A$1:$DonneesPrefPolice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6039" calcext:value-type="float">
            <text:p>56039</text:p>
          </table:table-cell>
          <table:table-cell table:style-name="ce2" office:value-type="string" calcext:value-type="string">
            <text:p>Place de Wagram, boulevard Malesherbes</text:p>
          </table:table-cell>
          <table:table-cell table:style-name="ce4" table:formula="of:=VLOOKUP([.B1266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7632" calcext:value-type="float">
            <text:p>57632</text:p>
          </table:table-cell>
          <table:table-cell table:style-name="ce2" office:value-type="string" calcext:value-type="string">
            <text:p>Rue Maria Deraismes, rue Félix Pecaut</text:p>
          </table:table-cell>
          <table:table-cell table:style-name="ce4" table:formula="of:=VLOOKUP([.B1267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8185" calcext:value-type="float">
            <text:p>58185</text:p>
          </table:table-cell>
          <table:table-cell table:style-name="ce2" office:value-type="string" calcext:value-type="string">
            <text:p>Place Paul Léautaud, boulevard Berthier</text:p>
          </table:table-cell>
          <table:table-cell table:style-name="ce4" table:formula="of:=VLOOKUP([.B1268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8709" calcext:value-type="float">
            <text:p>58709</text:p>
          </table:table-cell>
          <table:table-cell table:style-name="ce2" office:value-type="string" calcext:value-type="string">
            <text:p>Rue de Saussure, boulevard Pereire</text:p>
          </table:table-cell>
          <table:table-cell table:style-name="ce4" table:formula="of:=VLOOKUP([.B1269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4090" calcext:value-type="float">
            <text:p>64090</text:p>
          </table:table-cell>
          <table:table-cell table:style-name="ce2" office:value-type="string" calcext:value-type="string">
            <text:p>Rue de Lévis, rue des Dames</text:p>
          </table:table-cell>
          <table:table-cell table:style-name="ce4" table:formula="of:=VLOOKUP([.B1270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5315" calcext:value-type="float">
            <text:p>65315</text:p>
          </table:table-cell>
          <table:table-cell table:style-name="ce2" office:value-type="string" calcext:value-type="string">
            <text:p>155, rue de Saussure</text:p>
          </table:table-cell>
          <table:table-cell table:style-name="ce4" table:formula="of:=VLOOKUP([.B1271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6498" calcext:value-type="float">
            <text:p>66498</text:p>
          </table:table-cell>
          <table:table-cell table:style-name="ce2" office:value-type="string" calcext:value-type="string">
            <text:p>Avenue de Villiers, rue Legendre</text:p>
          </table:table-cell>
          <table:table-cell table:style-name="ce4" table:formula="of:=VLOOKUP([.B1272];[$DonneesPrefPolice.$A$1:$DonneesPrefPolice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6817" calcext:value-type="float">
            <text:p>66817</text:p>
          </table:table-cell>
          <table:table-cell table:style-name="ce2" office:value-type="string" calcext:value-type="string">
            <text:p>Boulevard Berthier, rue Albert Roussel</text:p>
          </table:table-cell>
          <table:table-cell table:style-name="ce4" table:formula="of:=VLOOKUP([.B1273];[$DonneesPrefPolice.$A$1:$DonneesPrefPolice.$C$1334];3;0)" office:value-type="date" office:date-value="2014-03-28" calcext:value-type="date">
            <text:p>28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9662" calcext:value-type="float">
            <text:p>69662</text:p>
          </table:table-cell>
          <table:table-cell table:style-name="ce2" office:value-type="string" calcext:value-type="string">
            <text:p>Rue de la Jonquière, Villa Sainte-Croix</text:p>
          </table:table-cell>
          <table:table-cell table:style-name="ce4" table:formula="of:=VLOOKUP([.B1274];[$DonneesPrefPolice.$A$1:$DonneesPrefPolice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9071" calcext:value-type="float">
            <text:p>19071</text:p>
          </table:table-cell>
          <table:table-cell table:style-name="ce2" office:value-type="string" calcext:value-type="string">
            <text:p>Boulevard Barbès, boulevard de Rochechouart</text:p>
          </table:table-cell>
          <table:table-cell table:style-name="ce4" table:formula="of:=VLOOKUP([.B1275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0728" calcext:value-type="float">
            <text:p>20728</text:p>
          </table:table-cell>
          <table:table-cell table:style-name="ce2" office:value-type="string" calcext:value-type="string">
            <text:p>Rue Lamarck, rue du Chevalier de la Barre</text:p>
          </table:table-cell>
          <table:table-cell table:style-name="ce4" table:formula="of:=VLOOKUP([.B1276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0785" calcext:value-type="float">
            <text:p>20785</text:p>
          </table:table-cell>
          <table:table-cell table:style-name="ce2" office:value-type="string" calcext:value-type="string">
            <text:p>Square Louise Michel</text:p>
          </table:table-cell>
          <table:table-cell table:style-name="ce4" table:formula="of:=VLOOKUP([.B127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078" calcext:value-type="float">
            <text:p>22078</text:p>
          </table:table-cell>
          <table:table-cell table:style-name="ce2" office:value-type="string" calcext:value-type="string">
            <text:p>Rue Ordener, rue du Poteau</text:p>
          </table:table-cell>
          <table:table-cell table:style-name="ce4" table:formula="of:=VLOOKUP([.B1278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107" calcext:value-type="float">
            <text:p>22107</text:p>
          </table:table-cell>
          <table:table-cell table:style-name="ce2" office:value-type="string" calcext:value-type="string">
            <text:p>34, rue du Chevalier de la Barre</text:p>
          </table:table-cell>
          <table:table-cell table:style-name="ce4" table:formula="of:=VLOOKUP([.B1279];[$DonneesPrefPolice.$A$1:$DonneesPrefPolice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378" calcext:value-type="float">
            <text:p>22378</text:p>
          </table:table-cell>
          <table:table-cell table:style-name="ce2" office:value-type="string" calcext:value-type="string">
            <text:p>Boulevard Barbès, boulevard Rochechouart</text:p>
          </table:table-cell>
          <table:table-cell table:style-name="ce4" table:formula="of:=VLOOKUP([.B1280];[$DonneesPrefPolice.$A$1:$DonneesPrefPolice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4022" calcext:value-type="float">
            <text:p>24022</text:p>
          </table:table-cell>
          <table:table-cell table:style-name="ce2" office:value-type="string" calcext:value-type="string">
            <text:p>Place Blanche, rue Blanche</text:p>
          </table:table-cell>
          <table:table-cell table:style-name="ce4" table:formula="of:=VLOOKUP([.B1281];[$DonneesPrefPolice.$A$1:$DonneesPrefPolice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4819" calcext:value-type="float">
            <text:p>24819</text:p>
          </table:table-cell>
          <table:table-cell table:style-name="ce2" office:value-type="string" calcext:value-type="string">
            <text:p>Rue Stephenson, rue Jean-François Lépine</text:p>
          </table:table-cell>
          <table:table-cell table:style-name="ce4" table:formula="of:=VLOOKUP([.B1282];[$DonneesPrefPolice.$A$1:$DonneesPrefPolice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5902" calcext:value-type="float">
            <text:p>25902</text:p>
          </table:table-cell>
          <table:table-cell table:style-name="ce2" office:value-type="string" calcext:value-type="string">
            <text:p>Rue René Binet, rue Fernand Labori</text:p>
          </table:table-cell>
          <table:table-cell table:style-name="ce4" table:formula="of:=VLOOKUP([.B1283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6955" calcext:value-type="float">
            <text:p>26955</text:p>
          </table:table-cell>
          <table:table-cell table:style-name="ce2" office:value-type="string" calcext:value-type="string">
            <text:p>Place du Parvis du Sacré Cœur</text:p>
          </table:table-cell>
          <table:table-cell table:style-name="ce4" table:formula="of:=VLOOKUP([.B1284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8369" calcext:value-type="float">
            <text:p>28369</text:p>
          </table:table-cell>
          <table:table-cell table:style-name="ce2" office:value-type="string" calcext:value-type="string">
            <text:p>19, rue des Abbesses</text:p>
          </table:table-cell>
          <table:table-cell table:style-name="ce4" table:formula="of:=VLOOKUP([.B1285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8849" calcext:value-type="float">
            <text:p>28849</text:p>
          </table:table-cell>
          <table:table-cell table:style-name="ce2" office:value-type="string" calcext:value-type="string">
            <text:p>Rue Stephenson, rue de Laghouat</text:p>
          </table:table-cell>
          <table:table-cell table:style-name="ce4" table:formula="of:=VLOOKUP([.B1286];[$DonneesPrefPolice.$A$1:$DonneesPrefPolice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9420" calcext:value-type="float">
            <text:p>29420</text:p>
          </table:table-cell>
          <table:table-cell table:style-name="ce2" office:value-type="string" calcext:value-type="string">
            <text:p>Jardin René Binet, rue Frédéric Schneider</text:p>
          </table:table-cell>
          <table:table-cell table:style-name="ce4" table:formula="of:=VLOOKUP([.B1287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4810" calcext:value-type="float">
            <text:p>34810</text:p>
          </table:table-cell>
          <table:table-cell table:style-name="ce2" office:value-type="string" calcext:value-type="string">
            <text:p>Place du Tertre</text:p>
          </table:table-cell>
          <table:table-cell table:style-name="ce4" table:formula="of:=VLOOKUP([.B1288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5021" calcext:value-type="float">
            <text:p>35021</text:p>
          </table:table-cell>
          <table:table-cell table:style-name="ce2" office:value-type="string" calcext:value-type="string">
            <text:p>Rue Ordener, rue des Poissonniers</text:p>
          </table:table-cell>
          <table:table-cell table:style-name="ce4" table:formula="of:=VLOOKUP([.B1289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5296" calcext:value-type="float">
            <text:p>35296</text:p>
          </table:table-cell>
          <table:table-cell table:style-name="ce2" office:value-type="string" calcext:value-type="string">
            <text:p>Rue Stéphenson, rue Doudeauville</text:p>
          </table:table-cell>
          <table:table-cell table:style-name="ce4" table:formula="of:=VLOOKUP([.B1290];[$DonneesPrefPolice.$A$1:$DonneesPrefPolice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0936" calcext:value-type="float">
            <text:p>40936</text:p>
          </table:table-cell>
          <table:table-cell table:style-name="ce2" office:value-type="string" calcext:value-type="string">
            <text:p>Rue Léon, rue Cavé</text:p>
          </table:table-cell>
          <table:table-cell table:style-name="ce4" table:formula="of:=VLOOKUP([.B1291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1624" calcext:value-type="float">
            <text:p>41624</text:p>
          </table:table-cell>
          <table:table-cell table:style-name="ce2" office:value-type="string" calcext:value-type="string">
            <text:p>Rue du Département, rue Caillie</text:p>
          </table:table-cell>
          <table:table-cell table:style-name="ce4" table:formula="of:=VLOOKUP([.B1292];[$DonneesPrefPolice.$A$1:$DonneesPrefPolice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2595" calcext:value-type="float">
            <text:p>42595</text:p>
          </table:table-cell>
          <table:table-cell table:style-name="ce2" office:value-type="string" calcext:value-type="string">
            <text:p>Rue de Steinkerque, boulevard de Rochechouart</text:p>
          </table:table-cell>
          <table:table-cell table:style-name="ce4" table:formula="of:=VLOOKUP([.B1293];[$DonneesPrefPolice.$A$1:$DonneesPrefPolice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3793" calcext:value-type="float">
            <text:p>43793</text:p>
          </table:table-cell>
          <table:table-cell table:style-name="ce2" office:value-type="string" calcext:value-type="string">
            <text:p>Rue Caulaincourt, rue Joseph de Maistre</text:p>
          </table:table-cell>
          <table:table-cell table:style-name="ce4" table:formula="of:=VLOOKUP([.B1294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4255" calcext:value-type="float">
            <text:p>44255</text:p>
          </table:table-cell>
          <table:table-cell table:style-name="ce2" office:value-type="string" calcext:value-type="string">
            <text:p>Rue Yvonne le Tac, rue Chappe, rue Tardieu</text:p>
          </table:table-cell>
          <table:table-cell table:style-name="ce4" table:formula="of:=VLOOKUP([.B1295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4831" calcext:value-type="float">
            <text:p>44831</text:p>
          </table:table-cell>
          <table:table-cell table:style-name="ce2" office:value-type="string" calcext:value-type="string">
            <text:p>Rue du Cardinal Dubois</text:p>
          </table:table-cell>
          <table:table-cell table:style-name="ce4" table:formula="of:=VLOOKUP([.B1296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6275" calcext:value-type="float">
            <text:p>46275</text:p>
          </table:table-cell>
          <table:table-cell table:style-name="ce2" office:value-type="string" calcext:value-type="string">
            <text:p>Rue Marx Dormoy, rue du Département</text:p>
          </table:table-cell>
          <table:table-cell table:style-name="ce4" table:formula="of:=VLOOKUP([.B1297];[$DonneesPrefPolice.$A$1:$DonneesPrefPolice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6817" calcext:value-type="float">
            <text:p>46817</text:p>
          </table:table-cell>
          <table:table-cell table:style-name="ce2" office:value-type="string" calcext:value-type="string">
            <text:p>Rue des Poissonniers, rue Marcadet</text:p>
          </table:table-cell>
          <table:table-cell table:style-name="ce4" table:formula="of:=VLOOKUP([.B1298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7167" calcext:value-type="float">
            <text:p>47167</text:p>
          </table:table-cell>
          <table:table-cell table:style-name="ce2" office:value-type="string" calcext:value-type="string">
            <text:p>Boulevard Ney, rue Charles Hermite</text:p>
          </table:table-cell>
          <table:table-cell table:style-name="ce4" table:formula="of:=VLOOKUP([.B1299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8778" calcext:value-type="float">
            <text:p>48778</text:p>
          </table:table-cell>
          <table:table-cell table:style-name="ce2" office:value-type="string" calcext:value-type="string">
            <text:p>Rue Léon, rue Doudeauville</text:p>
          </table:table-cell>
          <table:table-cell table:style-name="ce4" table:formula="of:=VLOOKUP([.B1300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8934" calcext:value-type="float">
            <text:p>48934</text:p>
          </table:table-cell>
          <table:table-cell table:style-name="ce2" office:value-type="string" calcext:value-type="string">
            <text:p>Rue des Poissonniers, rue Doudeauville</text:p>
          </table:table-cell>
          <table:table-cell table:style-name="ce4" table:formula="of:=VLOOKUP([.B1301];[$DonneesPrefPolice.$A$1:$DonneesPrefPolice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9070" calcext:value-type="float">
            <text:p>49070</text:p>
          </table:table-cell>
          <table:table-cell table:style-name="ce2" office:value-type="string" calcext:value-type="string">
            <text:p>impasse des Fillettes, rue Charles Hermite, rue Emile Bertin</text:p>
          </table:table-cell>
          <table:table-cell table:style-name="ce4" table:formula="of:=VLOOKUP([.B1302];[$DonneesPrefPolice.$A$1:$DonneesPrefPolice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9804" calcext:value-type="float">
            <text:p>49804</text:p>
          </table:table-cell>
          <table:table-cell table:style-name="ce2" office:value-type="string" calcext:value-type="string">
            <text:p>Rue Marcadet, rue Damrémont</text:p>
          </table:table-cell>
          <table:table-cell table:style-name="ce4" table:formula="of:=VLOOKUP([.B1303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1595" calcext:value-type="float">
            <text:p>51595</text:p>
          </table:table-cell>
          <table:table-cell table:style-name="ce2" office:value-type="string" calcext:value-type="string">
            <text:p>Boulevard de Clichy, rue Caulaincourt</text:p>
          </table:table-cell>
          <table:table-cell table:style-name="ce4" table:formula="of:=VLOOKUP([.B1304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2236" calcext:value-type="float">
            <text:p>52236</text:p>
          </table:table-cell>
          <table:table-cell table:style-name="ce2" office:value-type="string" calcext:value-type="string">
            <text:p>Rue Poulet, rue Dejean</text:p>
          </table:table-cell>
          <table:table-cell table:style-name="ce4" table:formula="of:=VLOOKUP([.B1305];[$DonneesPrefPolice.$A$1:$DonneesPrefPolice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2675" calcext:value-type="float">
            <text:p>52675</text:p>
          </table:table-cell>
          <table:table-cell table:style-name="ce2" office:value-type="string" calcext:value-type="string">
            <text:p>Rue Polonceau, rue des Gardes</text:p>
          </table:table-cell>
          <table:table-cell table:style-name="ce4" table:formula="of:=VLOOKUP([.B130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4506" calcext:value-type="float">
            <text:p>54506</text:p>
          </table:table-cell>
          <table:table-cell table:style-name="ce2" office:value-type="string" calcext:value-type="string">
            <text:p>Avenue de Saint-Ouen, rue de la Jonquière</text:p>
          </table:table-cell>
          <table:table-cell table:style-name="ce4" table:formula="of:=VLOOKUP([.B1307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5134" calcext:value-type="float">
            <text:p>55134</text:p>
          </table:table-cell>
          <table:table-cell table:style-name="ce2" office:value-type="string" calcext:value-type="string">
            <text:p>Rue Raymond Queneau, place Pierre Marc Orlan</text:p>
          </table:table-cell>
          <table:table-cell table:style-name="ce4" table:formula="of:=VLOOKUP([.B1308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8108" calcext:value-type="float">
            <text:p>58108</text:p>
          </table:table-cell>
          <table:table-cell table:style-name="ce2" office:value-type="string" calcext:value-type="string">
            <text:p>Avenue Saint-Ouen, rue Lamark, rue Etex</text:p>
          </table:table-cell>
          <table:table-cell table:style-name="ce4" table:formula="of:=VLOOKUP([.B1309];[$DonneesPrefPolice.$A$1:$DonneesPrefPolice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0904" calcext:value-type="float">
            <text:p>60904</text:p>
          </table:table-cell>
          <table:table-cell table:style-name="ce2" office:value-type="string" calcext:value-type="string">
            <text:p>Avenue de la Porte Montmartre, rue Gérard de Nerval</text:p>
          </table:table-cell>
          <table:table-cell table:style-name="ce4" table:formula="of:=VLOOKUP([.B1310];[$DonneesPrefPolice.$A$1:$DonneesPrefPolice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2366" calcext:value-type="float">
            <text:p>62366</text:p>
          </table:table-cell>
          <table:table-cell table:style-name="ce2" office:value-type="string" calcext:value-type="string">
            <text:p>Boulevard Ney, place de la Porte de Clignancourt</text:p>
          </table:table-cell>
          <table:table-cell table:style-name="ce4" table:formula="of:=VLOOKUP([.B131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2384" calcext:value-type="float">
            <text:p>62384</text:p>
          </table:table-cell>
          <table:table-cell table:style-name="ce2" office:value-type="string" calcext:value-type="string">
            <text:p>Place du Tertre, place Jean Marais</text:p>
          </table:table-cell>
          <table:table-cell table:style-name="ce4" table:formula="of:=VLOOKUP([.B1312];[$DonneesPrefPolice.$A$1:$DonneesPrefPolice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4494" calcext:value-type="float">
            <text:p>64494</text:p>
          </table:table-cell>
          <table:table-cell table:style-name="ce2" office:value-type="string" calcext:value-type="string">
            <text:p>Rue du Poteau, boulevard Ney</text:p>
          </table:table-cell>
          <table:table-cell table:style-name="ce4" table:formula="of:=VLOOKUP([.B1313];[$DonneesPrefPolice.$A$1:$DonneesPrefPolice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7972" calcext:value-type="float">
            <text:p>67972</text:p>
          </table:table-cell>
          <table:table-cell table:style-name="ce2" office:value-type="string" calcext:value-type="string">
            <text:p>Rue Myrha, rue Affre</text:p>
          </table:table-cell>
          <table:table-cell table:style-name="ce4" table:formula="of:=VLOOKUP([.B1314];[$DonneesPrefPolice.$A$1:$DonneesPrefPolice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9210" calcext:value-type="float">
            <text:p>69210</text:p>
          </table:table-cell>
          <table:table-cell table:style-name="ce2" office:value-type="string" calcext:value-type="string">
            <text:p>Rue de Clignancourt, rue Christiani</text:p>
          </table:table-cell>
          <table:table-cell table:style-name="ce4" table:formula="of:=VLOOKUP([.B1315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0209" calcext:value-type="float">
            <text:p>70209</text:p>
          </table:table-cell>
          <table:table-cell table:style-name="ce2" office:value-type="string" calcext:value-type="string">
            <text:p>Rue Chapelle, impasse du Curé</text:p>
          </table:table-cell>
          <table:table-cell table:style-name="ce4" table:formula="of:=VLOOKUP([.B1316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3270" calcext:value-type="float">
            <text:p>73270</text:p>
          </table:table-cell>
          <table:table-cell table:style-name="ce2" office:value-type="string" calcext:value-type="string">
            <text:p>Boulevard de Rochechouart, rue de Clignancourt</text:p>
          </table:table-cell>
          <table:table-cell table:style-name="ce4" table:formula="of:=VLOOKUP([.B1317];[$DonneesPrefPolice.$A$1:$DonneesPrefPolice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4617" calcext:value-type="float">
            <text:p>74617</text:p>
          </table:table-cell>
          <table:table-cell table:style-name="ce2" office:value-type="string" calcext:value-type="string">
            <text:p>Rue Polonceau, rue des Poissonniers</text:p>
          </table:table-cell>
          <table:table-cell table:style-name="ce4" table:formula="of:=VLOOKUP([.B1318];[$DonneesPrefPolice.$A$1:$DonneesPrefPolice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006" calcext:value-type="float">
            <text:p>76006</text:p>
          </table:table-cell>
          <table:table-cell table:style-name="ce2" office:value-type="string" calcext:value-type="string">
            <text:p>Rue de la Chapelle, rue du Pré</text:p>
          </table:table-cell>
          <table:table-cell table:style-name="ce4" table:formula="of:=VLOOKUP([.B1319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356" calcext:value-type="float">
            <text:p>76356</text:p>
          </table:table-cell>
          <table:table-cell table:style-name="ce2" office:value-type="string" calcext:value-type="string">
            <text:p>Avenue de la Porte des Poissonniers, rue du Professeur Gosset</text:p>
          </table:table-cell>
          <table:table-cell table:style-name="ce4" table:formula="of:=VLOOKUP([.B1320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428" calcext:value-type="float">
            <text:p>76428</text:p>
          </table:table-cell>
          <table:table-cell table:style-name="ce2" office:value-type="string" calcext:value-type="string">
            <text:p>Avenue de la Porte de Clignancourt, sortie Périph intérieur</text:p>
          </table:table-cell>
          <table:table-cell table:style-name="ce4" table:formula="of:=VLOOKUP([.B1321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8121" calcext:value-type="float">
            <text:p>78121</text:p>
          </table:table-cell>
          <table:table-cell table:style-name="ce2" office:value-type="string" calcext:value-type="string">
            <text:p>Boulevard de la Chapelle, rue d'Aubervilliers</text:p>
          </table:table-cell>
          <table:table-cell table:style-name="ce4" table:formula="of:=VLOOKUP([.B1322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9855" calcext:value-type="float">
            <text:p>79855</text:p>
          </table:table-cell>
          <table:table-cell table:style-name="ce2" office:value-type="string" calcext:value-type="string">
            <text:p>Rue Riquet, rue d'Aubervilliers</text:p>
          </table:table-cell>
          <table:table-cell table:style-name="ce4" table:formula="of:=VLOOKUP([.B1323];[$DonneesPrefPolice.$A$1:$DonneesPrefPolice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9891" calcext:value-type="float">
            <text:p>79891</text:p>
          </table:table-cell>
          <table:table-cell table:style-name="ce2" office:value-type="string" calcext:value-type="string">
            <text:p>Rue de l'Evangile, rue d'Aubervilliers</text:p>
          </table:table-cell>
          <table:table-cell table:style-name="ce4" table:formula="of:=VLOOKUP([.B1324];[$DonneesPrefPolice.$A$1:$DonneesPrefPolice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9" calcext:value-type="float">
            <text:p>19099</text:p>
          </table:table-cell>
          <table:table-cell table:style-name="ce2" office:value-type="string" calcext:value-type="string">
            <text:p>Boulevard Macdonald, esplanade Nord gare Rosa Parks</text:p>
          </table:table-cell>
          <table:table-cell table:style-name="ce4" table:formula="of:=VLOOKUP([.B1325];[$DonneesPrefPolice.$A$1:$DonneesPrefPolice.$C$1334];3;0)" office:value-type="date" office:date-value="2017-05-30" calcext:value-type="date">
            <text:p>30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0" calcext:value-type="float">
            <text:p>19100</text:p>
          </table:table-cell>
          <table:table-cell table:style-name="ce2" office:value-type="string" calcext:value-type="string">
            <text:p>Gare Rosa Parks — rue Gaston Tessier, rue Henri Verneuil</text:p>
          </table:table-cell>
          <table:table-cell table:style-name="ce4" table:formula="of:=VLOOKUP([.B1326];[$DonneesPrefPolice.$A$1:$DonneesPrefPolice.$C$1334];3;0)" office:value-type="date" office:date-value="2016-09-06" calcext:value-type="date">
            <text:p>0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1" calcext:value-type="float">
            <text:p>19101</text:p>
          </table:table-cell>
          <table:table-cell table:style-name="ce2" office:value-type="string" calcext:value-type="string">
            <text:p>Rampe Ouest vers boulevard Macdonald, rue Cesaria Evora</text:p>
          </table:table-cell>
          <table:table-cell table:style-name="ce4" table:formula="of:=VLOOKUP([.B1327];[$DonneesPrefPolice.$A$1:$DonneesPrefPolice.$C$1334];3;0)" office:value-type="date" office:date-value="2017-05-30" calcext:value-type="date">
            <text:p>30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3" calcext:value-type="float">
            <text:p>19103</text:p>
          </table:table-cell>
          <table:table-cell table:style-name="ce2" office:value-type="string" calcext:value-type="string">
            <text:p>Boulevard Macdonald, quai de la Gironde</text:p>
          </table:table-cell>
          <table:table-cell table:style-name="ce4" table:formula="of:=VLOOKUP([.B1328];[$DonneesPrefPolice.$A$1:$DonneesPrefPolice.$C$1334];3;0)" office:value-type="date" office:date-value="2016-08-17" calcext:value-type="date">
            <text:p>17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2853" calcext:value-type="float">
            <text:p>22853</text:p>
          </table:table-cell>
          <table:table-cell table:style-name="ce2" office:value-type="string" calcext:value-type="string">
            <text:p>Rue Curial, rue Colette Magny</text:p>
          </table:table-cell>
          <table:table-cell table:style-name="ce4" table:formula="of:=VLOOKUP([.B1329];[$DonneesPrefPolice.$A$1:$DonneesPrefPolice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2881" calcext:value-type="float">
            <text:p>22881</text:p>
          </table:table-cell>
          <table:table-cell table:style-name="ce2" office:value-type="string" calcext:value-type="string">
            <text:p>Boulevard Macdonald, quai de la Gironde</text:p>
          </table:table-cell>
          <table:table-cell table:style-name="ce4" table:formula="of:=VLOOKUP([.B1330];[$DonneesPrefPolice.$A$1:$DonneesPrefPolice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5240" calcext:value-type="float">
            <text:p>25240</text:p>
          </table:table-cell>
          <table:table-cell table:style-name="ce2" office:value-type="string" calcext:value-type="string">
            <text:p>Rue Compans, place des Fêtes</text:p>
          </table:table-cell>
          <table:table-cell table:style-name="ce4" table:formula="of:=VLOOKUP([.B1331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5856" calcext:value-type="float">
            <text:p>25856</text:p>
          </table:table-cell>
          <table:table-cell table:style-name="ce2" office:value-type="string" calcext:value-type="string">
            <text:p>Rue de Crimée, avenue de Flandre</text:p>
          </table:table-cell>
          <table:table-cell table:style-name="ce4" table:formula="of:=VLOOKUP([.B1332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6293" calcext:value-type="float">
            <text:p>26293</text:p>
          </table:table-cell>
          <table:table-cell table:style-name="ce2" office:value-type="string" calcext:value-type="string">
            <text:p>Rue d'Alsace-Lorraine, rue Gaston Pinot</text:p>
          </table:table-cell>
          <table:table-cell table:style-name="ce4" table:formula="of:=VLOOKUP([.B1333];[$DonneesPrefPolice.$A$1:$DonneesPrefPolice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7454" calcext:value-type="float">
            <text:p>27454</text:p>
          </table:table-cell>
          <table:table-cell table:style-name="ce2" office:value-type="string" calcext:value-type="string">
            <text:p>19, avenue de Flandre</text:p>
          </table:table-cell>
          <table:table-cell table:style-name="ce4" table:formula="of:=VLOOKUP([.B1334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8130" calcext:value-type="float">
            <text:p>28130</text:p>
          </table:table-cell>
          <table:table-cell table:style-name="ce2" office:value-type="string" calcext:value-type="string">
            <text:p>Quai de la Marne, rue de Crimée</text:p>
          </table:table-cell>
          <table:table-cell table:style-name="ce4" table:formula="of:=VLOOKUP([.B1335];[$DonneesPrefPolice.$A$1:$DonneesPrefPolice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2897" calcext:value-type="float">
            <text:p>32897</text:p>
          </table:table-cell>
          <table:table-cell table:style-name="ce2" office:value-type="string" calcext:value-type="string">
            <text:p>195, avenue Jean Jaurès</text:p>
          </table:table-cell>
          <table:table-cell table:style-name="ce4" table:formula="of:=VLOOKUP([.B1336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3367" calcext:value-type="float">
            <text:p>33367</text:p>
          </table:table-cell>
          <table:table-cell table:style-name="ce2" office:value-type="string" calcext:value-type="string">
            <text:p>Avenue Secrétan, boulevard de la Villette</text:p>
          </table:table-cell>
          <table:table-cell table:style-name="ce4" table:formula="of:=VLOOKUP([.B1337];[$DonneesPrefPolice.$A$1:$DonneesPrefPolice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140" calcext:value-type="float">
            <text:p>34140</text:p>
          </table:table-cell>
          <table:table-cell table:style-name="ce2" office:value-type="string" calcext:value-type="string">
            <text:p>Avenue de Flandre, rue de l'Argonne</text:p>
          </table:table-cell>
          <table:table-cell table:style-name="ce4" table:formula="of:=VLOOKUP([.B1338];[$DonneesPrefPolice.$A$1:$DonneesPrefPolice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611" calcext:value-type="float">
            <text:p>34611</text:p>
          </table:table-cell>
          <table:table-cell table:style-name="ce2" office:value-type="string" calcext:value-type="string">
            <text:p>Boulevard Sérurier, rue de Périgueux</text:p>
          </table:table-cell>
          <table:table-cell table:style-name="ce4" table:formula="of:=VLOOKUP([.B1339];[$DonneesPrefPolice.$A$1:$DonneesPrefPolice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892" calcext:value-type="float">
            <text:p>34892</text:p>
          </table:table-cell>
          <table:table-cell table:style-name="ce2" office:value-type="string" calcext:value-type="string">
            <text:p>Place du Général Cochet, boulevard Sérurier</text:p>
          </table:table-cell>
          <table:table-cell table:style-name="ce4" table:formula="of:=VLOOKUP([.B1340];[$DonneesPrefPolice.$A$1:$DonneesPrefPolice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6303" calcext:value-type="float">
            <text:p>36303</text:p>
          </table:table-cell>
          <table:table-cell table:style-name="ce2" office:value-type="string" calcext:value-type="string">
            <text:p>Rue Petit, passage du Sud</text:p>
          </table:table-cell>
          <table:table-cell table:style-name="ce4" table:formula="of:=VLOOKUP([.B1341];[$DonneesPrefPolice.$A$1:$DonneesPrefPolice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6787" calcext:value-type="float">
            <text:p>36787</text:p>
          </table:table-cell>
          <table:table-cell table:style-name="ce2" office:value-type="string" calcext:value-type="string">
            <text:p>6, quai de Seine, côté bassin de la Villette</text:p>
          </table:table-cell>
          <table:table-cell table:style-name="ce4" table:formula="of:=VLOOKUP([.B1342];[$DonneesPrefPolice.$A$1:$DonneesPrefPolice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9892" calcext:value-type="float">
            <text:p>39892</text:p>
          </table:table-cell>
          <table:table-cell table:style-name="ce2" office:value-type="string" calcext:value-type="string">
            <text:p>Boulevard Sérurier, rue des Bois</text:p>
          </table:table-cell>
          <table:table-cell table:style-name="ce4" table:formula="of:=VLOOKUP([.B1343];[$DonneesPrefPolice.$A$1:$DonneesPrefPolice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0743" calcext:value-type="float">
            <text:p>40743</text:p>
          </table:table-cell>
          <table:table-cell table:style-name="ce2" office:value-type="string" calcext:value-type="string">
            <text:p>Avenue Simon Bolivar, rue de l'Atlas</text:p>
          </table:table-cell>
          <table:table-cell table:style-name="ce4" table:formula="of:=VLOOKUP([.B1344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0979" calcext:value-type="float">
            <text:p>40979</text:p>
          </table:table-cell>
          <table:table-cell table:style-name="ce2" office:value-type="string" calcext:value-type="string">
            <text:p>Rue Belleville, rue Lassus</text:p>
          </table:table-cell>
          <table:table-cell table:style-name="ce4" table:formula="of:=VLOOKUP([.B1345];[$DonneesPrefPolice.$A$1:$DonneesPrefPolice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2264" calcext:value-type="float">
            <text:p>42264</text:p>
          </table:table-cell>
          <table:table-cell table:style-name="ce2" office:value-type="string" calcext:value-type="string">
            <text:p>15-17, avenue Simon Bolivar</text:p>
          </table:table-cell>
          <table:table-cell table:style-name="ce4" table:formula="of:=VLOOKUP([.B1346];[$DonneesPrefPolice.$A$1:$DonneesPrefPolice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3350" calcext:value-type="float">
            <text:p>43350</text:p>
          </table:table-cell>
          <table:table-cell table:style-name="ce2" office:value-type="string" calcext:value-type="string">
            <text:p>Place Armand Carrel, rue Manin</text:p>
          </table:table-cell>
          <table:table-cell table:style-name="ce4" table:formula="of:=VLOOKUP([.B1347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4802" calcext:value-type="float">
            <text:p>44802</text:p>
          </table:table-cell>
          <table:table-cell table:style-name="ce2" office:value-type="string" calcext:value-type="string">
            <text:p>Rue de Cambrai, rue Benjamin Constant</text:p>
          </table:table-cell>
          <table:table-cell table:style-name="ce4" table:formula="of:=VLOOKUP([.B1348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9339" calcext:value-type="float">
            <text:p>49339</text:p>
          </table:table-cell>
          <table:table-cell table:style-name="ce2" office:value-type="string" calcext:value-type="string">
            <text:p>Rue Botzaris, avenue Simon Bolivar</text:p>
          </table:table-cell>
          <table:table-cell table:style-name="ce4" table:formula="of:=VLOOKUP([.B1349];[$DonneesPrefPolice.$A$1:$DonneesPrefPolice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0640" calcext:value-type="float">
            <text:p>50640</text:p>
          </table:table-cell>
          <table:table-cell table:style-name="ce2" office:value-type="string" calcext:value-type="string">
            <text:p>Rue des Bois, rue des Lilas</text:p>
          </table:table-cell>
          <table:table-cell table:style-name="ce4" table:formula="of:=VLOOKUP([.B1350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1650" calcext:value-type="float">
            <text:p>51650</text:p>
          </table:table-cell>
          <table:table-cell table:style-name="ce2" office:value-type="string" calcext:value-type="string">
            <text:p>Boulevard Sérurier, rue David d'Angers</text:p>
          </table:table-cell>
          <table:table-cell table:style-name="ce4" table:formula="of:=VLOOKUP([.B1351];[$DonneesPrefPolice.$A$1:$DonneesPrefPolice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2246" calcext:value-type="float">
            <text:p>52246</text:p>
          </table:table-cell>
          <table:table-cell table:style-name="ce2" office:value-type="string" calcext:value-type="string">
            <text:p>Rue Rebeval, rue Jules Romains</text:p>
          </table:table-cell>
          <table:table-cell table:style-name="ce4" table:formula="of:=VLOOKUP([.B1352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2383" calcext:value-type="float">
            <text:p>52383</text:p>
          </table:table-cell>
          <table:table-cell table:style-name="ce2" office:value-type="string" calcext:value-type="string">
            <text:p>Place des Fêtes</text:p>
          </table:table-cell>
          <table:table-cell table:style-name="ce4" table:formula="of:=VLOOKUP([.B1353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3004" calcext:value-type="float">
            <text:p>53004</text:p>
          </table:table-cell>
          <table:table-cell table:style-name="ce2" office:value-type="string" calcext:value-type="string">
            <text:p>Rue du Plateau, rue des Alouettes</text:p>
          </table:table-cell>
          <table:table-cell table:style-name="ce4" table:formula="of:=VLOOKUP([.B1354];[$DonneesPrefPolice.$A$1:$DonneesPrefPolice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4117" calcext:value-type="float">
            <text:p>54117</text:p>
          </table:table-cell>
          <table:table-cell table:style-name="ce2" office:value-type="string" calcext:value-type="string">
            <text:p>Place Rhin et Danube, rue David d'Angers, rue Miguel Hidalgo</text:p>
          </table:table-cell>
          <table:table-cell table:style-name="ce4" table:formula="of:=VLOOKUP([.B1355];[$DonneesPrefPolice.$A$1:$DonneesPrefPolice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5255" calcext:value-type="float">
            <text:p>55255</text:p>
          </table:table-cell>
          <table:table-cell table:style-name="ce2" office:value-type="string" calcext:value-type="string">
            <text:p>Avenue de la Porte Chaumont, boulevard d'Indochine</text:p>
          </table:table-cell>
          <table:table-cell table:style-name="ce4" table:formula="of:=VLOOKUP([.B1356];[$DonneesPrefPolice.$A$1:$DonneesPrefPolice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6891" calcext:value-type="float">
            <text:p>56891</text:p>
          </table:table-cell>
          <table:table-cell table:style-name="ce2" office:value-type="string" calcext:value-type="string">
            <text:p>Avenue Jean Jaurès, sente des Dorées</text:p>
          </table:table-cell>
          <table:table-cell table:style-name="ce4" table:formula="of:=VLOOKUP([.B1357];[$DonneesPrefPolice.$A$1:$DonneesPrefPolice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9248" calcext:value-type="float">
            <text:p>59248</text:p>
          </table:table-cell>
          <table:table-cell table:style-name="ce2" office:value-type="string" calcext:value-type="string">
            <text:p>Rue Pierre Reverdy devant le parc coté pair</text:p>
          </table:table-cell>
          <table:table-cell table:style-name="ce4" table:formula="of:=VLOOKUP([.B1358];[$DonneesPrefPolice.$A$1:$DonneesPrefPolice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2302" calcext:value-type="float">
            <text:p>62302</text:p>
          </table:table-cell>
          <table:table-cell table:style-name="ce2" office:value-type="string" calcext:value-type="string">
            <text:p>Rue Petit, rue Georges Auric</text:p>
          </table:table-cell>
          <table:table-cell table:style-name="ce4" table:formula="of:=VLOOKUP([.B1359];[$DonneesPrefPolice.$A$1:$DonneesPrefPolice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3449" calcext:value-type="float">
            <text:p>63449</text:p>
          </table:table-cell>
          <table:table-cell table:style-name="ce2" office:value-type="string" calcext:value-type="string">
            <text:p>Rue de l'Ourcq, rue Curial</text:p>
          </table:table-cell>
          <table:table-cell table:style-name="ce4" table:formula="of:=VLOOKUP([.B1360];[$DonneesPrefPolice.$A$1:$DonneesPrefPolice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4319" calcext:value-type="float">
            <text:p>64319</text:p>
          </table:table-cell>
          <table:table-cell table:style-name="ce2" office:value-type="string" calcext:value-type="string">
            <text:p>Avenue Jean Jaurès, avenue de Laumière</text:p>
          </table:table-cell>
          <table:table-cell table:style-name="ce4" table:formula="of:=VLOOKUP([.B1361];[$DonneesPrefPolice.$A$1:$DonneesPrefPolice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4554" calcext:value-type="float">
            <text:p>64554</text:p>
          </table:table-cell>
          <table:table-cell table:style-name="ce2" office:value-type="string" calcext:value-type="string">
            <text:p>Rue de Meaux, avenue Secretan</text:p>
          </table:table-cell>
          <table:table-cell table:style-name="ce4" table:formula="of:=VLOOKUP([.B1362];[$DonneesPrefPolice.$A$1:$DonneesPrefPolice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5172" calcext:value-type="float">
            <text:p>65172</text:p>
          </table:table-cell>
          <table:table-cell table:style-name="ce2" office:value-type="string" calcext:value-type="string">
            <text:p>Boulevard Macdonald, canal de l'Ourcq</text:p>
          </table:table-cell>
          <table:table-cell table:style-name="ce4" table:formula="of:=VLOOKUP([.B1363];[$DonneesPrefPolice.$A$1:$DonneesPrefPolice.$C$1334];3;0)" office:value-type="date" office:date-value="2013-11-01" calcext:value-type="date">
            <text:p>01/11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6700" calcext:value-type="float">
            <text:p>66700</text:p>
          </table:table-cell>
          <table:table-cell table:style-name="ce2" office:value-type="string" calcext:value-type="string">
            <text:p>Passerelle piétons quai de la Loire vers quai de Seine</text:p>
          </table:table-cell>
          <table:table-cell table:style-name="ce4" table:formula="of:=VLOOKUP([.B1364];[$DonneesPrefPolice.$A$1:$DonneesPrefPolice.$C$1334];3;0)" office:value-type="date" office:date-value="2013-02-15" calcext:value-type="date">
            <text:p>15/02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7376" calcext:value-type="float">
            <text:p>67376</text:p>
          </table:table-cell>
          <table:table-cell table:style-name="ce2" office:value-type="string" calcext:value-type="string">
            <text:p>Avenue Jean Jaurès, rue Armand Carrel</text:p>
          </table:table-cell>
          <table:table-cell table:style-name="ce4" table:formula="of:=VLOOKUP([.B1365];[$DonneesPrefPolice.$A$1:$DonneesPrefPolice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7387" calcext:value-type="float">
            <text:p>67387</text:p>
          </table:table-cell>
          <table:table-cell table:style-name="ce2" office:value-type="string" calcext:value-type="string">
            <text:p>Rue de Belleville, avenue Simon Bolivar</text:p>
          </table:table-cell>
          <table:table-cell table:style-name="ce4" table:formula="of:=VLOOKUP([.B1366];[$DonneesPrefPolice.$A$1:$DonneesPrefPolice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8495" calcext:value-type="float">
            <text:p>68495</text:p>
          </table:table-cell>
          <table:table-cell table:style-name="ce2" office:value-type="string" calcext:value-type="string">
            <text:p>Avenue Mathurin Moreau, avenue Simon Bolivar</text:p>
          </table:table-cell>
          <table:table-cell table:style-name="ce4" table:formula="of:=VLOOKUP([.B1367];[$DonneesPrefPolice.$A$1:$DonneesPrefPolice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5203" calcext:value-type="float">
            <text:p>75203</text:p>
          </table:table-cell>
          <table:table-cell table:style-name="ce2" office:value-type="string" calcext:value-type="string">
            <text:p>Rue Adolphe Mille, avenue Jean Jaurès</text:p>
          </table:table-cell>
          <table:table-cell table:style-name="ce4" table:formula="of:=VLOOKUP([.B1368];[$DonneesPrefPolice.$A$1:$DonneesPrefPolice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5378" calcext:value-type="float">
            <text:p>75378</text:p>
          </table:table-cell>
          <table:table-cell table:style-name="ce2" office:value-type="string" calcext:value-type="string">
            <text:p>Rue Compans, rue Henri Ribière</text:p>
          </table:table-cell>
          <table:table-cell table:style-name="ce4" table:formula="of:=VLOOKUP([.B1369];[$DonneesPrefPolice.$A$1:$DonneesPrefPolice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9414" calcext:value-type="float">
            <text:p>79414</text:p>
          </table:table-cell>
          <table:table-cell table:style-name="ce2" office:value-type="string" calcext:value-type="string">
            <text:p>Place de la Bataille de Stalingrad</text:p>
          </table:table-cell>
          <table:table-cell table:style-name="ce4" table:formula="of:=VLOOKUP([.B1370];[$DonneesPrefPolice.$A$1:$DonneesPrefPolice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0712" calcext:value-type="float">
            <text:p>80712</text:p>
          </table:table-cell>
          <table:table-cell table:style-name="ce2" office:value-type="string" calcext:value-type="string">
            <text:p>Place de la Porte de Pantin</text:p>
          </table:table-cell>
          <table:table-cell table:style-name="ce4" table:formula="of:=VLOOKUP([.B1371];[$DonneesPrefPolice.$A$1:$DonneesPrefPolice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3973" calcext:value-type="float">
            <text:p>83973</text:p>
          </table:table-cell>
          <table:table-cell table:style-name="ce2" office:value-type="string" calcext:value-type="string">
            <text:p>5, rue de Cambrai</text:p>
          </table:table-cell>
          <table:table-cell table:style-name="ce4" table:formula="of:=VLOOKUP([.B1372];[$DonneesPrefPolice.$A$1:$DonneesPrefPolice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4218" calcext:value-type="float">
            <text:p>84218</text:p>
          </table:table-cell>
          <table:table-cell table:style-name="ce2" office:value-type="string" calcext:value-type="string">
            <text:p>Place de Skanderberg (Porte d'Aubervilliers)</text:p>
          </table:table-cell>
          <table:table-cell table:style-name="ce4" table:formula="of:=VLOOKUP([.B1373];[$DonneesPrefPolice.$A$1:$DonneesPrefPolice.$C$1334];3;0)" office:value-type="date" office:date-value="2013-01-11" calcext:value-type="date">
            <text:p>11/01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1563" calcext:value-type="float">
            <text:p>91563</text:p>
          </table:table-cell>
          <table:table-cell table:style-name="ce2" office:value-type="string" calcext:value-type="string">
            <text:p>Place Auguste Baron, avenue de la Porte de la Villette</text:p>
          </table:table-cell>
          <table:table-cell table:style-name="ce4" table:formula="of:=VLOOKUP([.B1374];[$DonneesPrefPolice.$A$1:$DonneesPrefPolice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3130" calcext:value-type="float">
            <text:p>93130</text:p>
          </table:table-cell>
          <table:table-cell table:style-name="ce2" office:value-type="string" calcext:value-type="string">
            <text:p>Boulevard Macdonald, avenue de la Porte de la Villette</text:p>
          </table:table-cell>
          <table:table-cell table:style-name="ce4" table:formula="of:=VLOOKUP([.B1375];[$DonneesPrefPolice.$A$1:$DonneesPrefPolice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3586" calcext:value-type="float">
            <text:p>93586</text:p>
          </table:table-cell>
          <table:table-cell table:style-name="ce2" office:value-type="string" calcext:value-type="string">
            <text:p>Place du Maroc, rue du Maroc</text:p>
          </table:table-cell>
          <table:table-cell table:style-name="ce4" table:formula="of:=VLOOKUP([.B1376];[$DonneesPrefPolice.$A$1:$DonneesPrefPolice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5583" calcext:value-type="float">
            <text:p>65583</text:p>
          </table:table-cell>
          <table:table-cell table:style-name="ce2" office:value-type="string" calcext:value-type="string">
            <text:p>Avenue Gambetta, rue Saint-Fargeau, rue Haxo</text:p>
          </table:table-cell>
          <table:table-cell table:style-name="ce4" table:formula="of:=VLOOKUP([.B1377];[$DonneesPrefPolice.$A$1:$DonneesPrefPolice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6387" calcext:value-type="float">
            <text:p>66387</text:p>
          </table:table-cell>
          <table:table-cell table:style-name="ce2" office:value-type="string" calcext:value-type="string">
            <text:p>Porte de Bagnolet</text:p>
          </table:table-cell>
          <table:table-cell table:style-name="ce4" table:formula="of:=VLOOKUP([.B1378];[$DonneesPrefPolice.$A$1:$DonneesPrefPolice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7483" calcext:value-type="float">
            <text:p>67483</text:p>
          </table:table-cell>
          <table:table-cell table:style-name="ce2" office:value-type="string" calcext:value-type="string">
            <text:p>Rue Reynaldo Hahn, rue Paganini</text:p>
          </table:table-cell>
          <table:table-cell table:style-name="ce4" table:formula="of:=VLOOKUP([.B1379];[$DonneesPrefPolice.$A$1:$DonneesPrefPolice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9827" calcext:value-type="float">
            <text:p>69827</text:p>
          </table:table-cell>
          <table:table-cell table:style-name="ce2" office:value-type="string" calcext:value-type="string">
            <text:p>Rue des Pyrénées, rue de Jourdain</text:p>
          </table:table-cell>
          <table:table-cell table:style-name="ce4" table:formula="of:=VLOOKUP([.B1380];[$DonneesPrefPolice.$A$1:$DonneesPrefPolice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1190" calcext:value-type="float">
            <text:p>71190</text:p>
          </table:table-cell>
          <table:table-cell table:style-name="ce2" office:value-type="string" calcext:value-type="string">
            <text:p>34, boulevard de Belleville</text:p>
          </table:table-cell>
          <table:table-cell table:style-name="ce4" table:formula="of:=VLOOKUP([.B1381];[$DonneesPrefPolice.$A$1:$DonneesPrefPolice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1342" calcext:value-type="float">
            <text:p>71342</text:p>
          </table:table-cell>
          <table:table-cell table:style-name="ce2" office:value-type="string" calcext:value-type="string">
            <text:p>Rue Ramponeau, rue de Tourtille</text:p>
          </table:table-cell>
          <table:table-cell table:style-name="ce4" table:formula="of:=VLOOKUP([.B1382];[$DonneesPrefPolice.$A$1:$DonneesPrefPolice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6059" calcext:value-type="float">
            <text:p>76059</text:p>
          </table:table-cell>
          <table:table-cell table:style-name="ce2" office:value-type="string" calcext:value-type="string">
            <text:p>Rue de Ménilmontant, rue Hélène Jakubowicz</text:p>
          </table:table-cell>
          <table:table-cell table:style-name="ce4" table:formula="of:=VLOOKUP([.B1383];[$DonneesPrefPolice.$A$1:$DonneesPrefPolice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9980" calcext:value-type="float">
            <text:p>79980</text:p>
          </table:table-cell>
          <table:table-cell table:style-name="ce2" office:value-type="string" calcext:value-type="string">
            <text:p>Rue Olivier Métra, rue Fréderick Lemaître</text:p>
          </table:table-cell>
          <table:table-cell table:style-name="ce4" table:formula="of:=VLOOKUP([.B1384];[$DonneesPrefPolice.$A$1:$DonneesPrefPolice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2057" calcext:value-type="float">
            <text:p>82057</text:p>
          </table:table-cell>
          <table:table-cell table:style-name="ce2" office:value-type="string" calcext:value-type="string">
            <text:p>Cours de Vincennes, boulevard de Charonne</text:p>
          </table:table-cell>
          <table:table-cell table:style-name="ce4" table:formula="of:=VLOOKUP([.B1385];[$DonneesPrefPolice.$A$1:$DonneesPrefPolice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2954" calcext:value-type="float">
            <text:p>82954</text:p>
          </table:table-cell>
          <table:table-cell table:style-name="ce2" office:value-type="string" calcext:value-type="string">
            <text:p>Place de la Réunion</text:p>
          </table:table-cell>
          <table:table-cell table:style-name="ce4" table:formula="of:=VLOOKUP([.B1386];[$DonneesPrefPolice.$A$1:$DonneesPrefPolice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5636" calcext:value-type="float">
            <text:p>85636</text:p>
          </table:table-cell>
          <table:table-cell table:style-name="ce2" office:value-type="string" calcext:value-type="string">
            <text:p>Place du Maquis du Vercors (avenue de la Porte des Lilas)</text:p>
          </table:table-cell>
          <table:table-cell table:style-name="ce4" table:formula="of:=VLOOKUP([.B1387];[$DonneesPrefPolice.$A$1:$DonneesPrefPolice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8798" calcext:value-type="float">
            <text:p>88798</text:p>
          </table:table-cell>
          <table:table-cell table:style-name="ce2" office:value-type="string" calcext:value-type="string">
            <text:p>Rue d'Avron, rue Tolain</text:p>
          </table:table-cell>
          <table:table-cell table:style-name="ce4" table:formula="of:=VLOOKUP([.B1388];[$DonneesPrefPolice.$A$1:$DonneesPrefPolice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9745" calcext:value-type="float">
            <text:p>89745</text:p>
          </table:table-cell>
          <table:table-cell table:style-name="ce2" office:value-type="string" calcext:value-type="string">
            <text:p>Rue Bisson, rue de Pali-Kao</text:p>
          </table:table-cell>
          <table:table-cell table:style-name="ce4" table:formula="of:=VLOOKUP([.B1389];[$DonneesPrefPolice.$A$1:$DonneesPrefPolice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0687" calcext:value-type="float">
            <text:p>90687</text:p>
          </table:table-cell>
          <table:table-cell table:style-name="ce2" office:value-type="string" calcext:value-type="string">
            <text:p>5, rue Henri Duvernois (Nord)</text:p>
          </table:table-cell>
          <table:table-cell table:style-name="ce4" table:formula="of:=VLOOKUP([.B1390];[$DonneesPrefPolice.$A$1:$DonneesPrefPolice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3792" calcext:value-type="float">
            <text:p>93792</text:p>
          </table:table-cell>
          <table:table-cell table:style-name="ce2" office:value-type="string" calcext:value-type="string">
            <text:p>Rue Julien Lacroix, rue des Couronnes</text:p>
          </table:table-cell>
          <table:table-cell table:style-name="ce4" table:formula="of:=VLOOKUP([.B1391];[$DonneesPrefPolice.$A$1:$DonneesPrefPolice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8765" calcext:value-type="float">
            <text:p>98765</text:p>
          </table:table-cell>
          <table:table-cell table:style-name="ce2" office:value-type="string" calcext:value-type="string">
            <text:p>Boulevard Davout, rue Paganini</text:p>
          </table:table-cell>
          <table:table-cell table:style-name="ce4" table:formula="of:=VLOOKUP([.B1392];[$DonneesPrefPolice.$A$1:$DonneesPrefPolice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4" table:number-rows-repeated="10471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nexe 2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4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12" table:default-cell-style-name="ce2"/>
        <table:table-row table:style-name="ro5"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Implantation</text:p>
          </table:table-cell>
          <table:table-cell table:style-name="ce1" office:value-type="string" calcext:value-type="string">
            <text:p>Rue croisement 1</text:p>
          </table:table-cell>
          <table:table-cell table:style-name="ce1" office:value-type="string" calcext:value-type="string">
            <text:p>Rue croisement 2</text:p>
          </table:table-cell>
          <table:table-cell table:style-name="ce1" office:value-type="string" calcext:value-type="string">
            <text:p>Rue croisement 3</text:p>
          </table:table-cell>
          <table:table-cell table:style-name="ce1" office:value-type="string" calcext:value-type="string">
            <text:p>Précision de l’implantation</text:p>
          </table:table-cell>
          <table:table-cell office:value-type="string" calcext:value-type="string">
            <text:p>Date de mise en servic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6685" calcext:value-type="float">
            <text:p>46685</text:p>
          </table:table-cell>
          <table:table-cell table:formula="of:=VLOOKUP([.$B2];[$'Annexe 1'.$B$2:$'Annexe 1'.$C$1392];2;0)" office:value-type="string" office:string-value="Avenue du Général Lemonnier, rue de Rivoli" calcext:value-type="string">
            <text:p>Avenue du Général Lemonnier, rue de Rivoli</text:p>
          </table:table-cell>
          <table:table-cell office:value-type="string" calcext:value-type="string">
            <text:p>Avenue du Général Lemonnier</text:p>
          </table:table-cell>
          <table:table-cell office:value-type="string" calcext:value-type="string">
            <text:p><text:s/>rue de Rivol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5" calcext:value-type="float">
            <text:p>01065</text:p>
          </table:table-cell>
          <table:table-cell table:formula="of:=VLOOKUP([.$B3];[$'Annexe 1'.$B$2:$'Annexe 1'.$C$1392];2;0)" office:value-type="string" office:string-value="Halles — Canopée Nord-Ouest, rue Rambuteau" calcext:value-type="string">
            <text:p>Halles — Canopée Nord-Ouest, rue Rambuteau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3];[$DonneesPrefPolice.$A$1:$DonneesPrefPolice.$C$1334];3;0)" office:value-type="date" office:date-value="2017-03-02" calcext:value-type="date">
            <text:p>02/03/17</text:p>
          </table:table-cell>
          <table:table-cell/>
          <table:table-cell table:formula="of:=SEARCH(;;[.D3]; )" office:value-type="string" office:string-value="" calcext:value-type="error">
            <text:p>Err:504</text:p>
          </table:table-cell>
          <table:table-cell table:number-columns-repeated="1013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0" calcext:value-type="float">
            <text:p>01070</text:p>
          </table:table-cell>
          <table:table-cell office:value-type="string" calcext:value-type="string">
            <text:p>Halles — Canopée Nord-Oues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1" calcext:value-type="float">
            <text:p>01071</text:p>
          </table:table-cell>
          <table:table-cell table:formula="of:=VLOOKUP([.$B5];[$'Annexe 1'.$B$2:$'Annexe 1'.$C$1392];2;0)" office:value-type="string" office:string-value="Halles — Canopée Sud-Ouest, rue Berger" calcext:value-type="string">
            <text:p>Halles — Canopée Sud-Ouest, rue Berger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];[$DonneesPrefPolice.$A$1:$DonneesPrefPolice.$C$1334];3;0)" office:value-type="date" office:date-value="2017-03-02" calcext:value-type="date">
            <text:p>02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8" calcext:value-type="float">
            <text:p>01058</text:p>
          </table:table-cell>
          <table:table-cell table:formula="of:=VLOOKUP([.$B6];[$'Annexe 1'.$B$2:$'Annexe 1'.$C$1392];2;0)" office:value-type="string" office:string-value="Jardin des Halles, Colonne Médicis" calcext:value-type="string">
            <text:p>Jardin des Halles, Colonne Médicis</text:p>
          </table:table-cell>
          <table:table-cell office:value-type="string" calcext:value-type="string">
            <text:p>Jardin des Halles</text:p>
          </table:table-cell>
          <table:table-cell office:value-type="string" calcext:value-type="string">
            <text:p><text:s/>Colonne Médicis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9" calcext:value-type="float">
            <text:p>01059</text:p>
          </table:table-cell>
          <table:table-cell table:formula="of:=VLOOKUP([.$B7];[$'Annexe 1'.$B$2:$'Annexe 1'.$C$1392];2;0)" office:value-type="string" office:string-value="Jardin des Halles, Porte du Louvre" calcext:value-type="string">
            <text:p>Jardin des Halles, Porte du Louvre</text:p>
          </table:table-cell>
          <table:table-cell office:value-type="string" calcext:value-type="string">
            <text:p>Jardin des Halles</text:p>
          </table:table-cell>
          <table:table-cell office:value-type="string" calcext:value-type="string">
            <text:p><text:s/>Porte du Louvre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0" calcext:value-type="float">
            <text:p>01060</text:p>
          </table:table-cell>
          <table:table-cell table:formula="of:=VLOOKUP([.$B8];[$'Annexe 1'.$B$2:$'Annexe 1'.$C$1392];2;0)" office:value-type="string" office:string-value="Jardin des Halles, rue Berger, rue des Prouvaires" calcext:value-type="string">
            <text:p>Jardin des Halles, rue Berger, rue des Prouvaires</text:p>
          </table:table-cell>
          <table:table-cell office:value-type="string" calcext:value-type="string">
            <text:p>Jardin des Halles</text:p>
          </table:table-cell>
          <table:table-cell office:value-type="string" calcext:value-type="string">
            <text:p><text:s/>rue Berger</text:p>
          </table:table-cell>
          <table:table-cell office:value-type="string" calcext:value-type="string">
            <text:p><text:s/>rue des Prouvaires</text:p>
          </table:table-cell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9" calcext:value-type="float">
            <text:p>01069</text:p>
          </table:table-cell>
          <table:table-cell table:formula="of:=VLOOKUP([.$B9];[$'Annexe 1'.$B$2:$'Annexe 1'.$C$1392];2;0)" office:value-type="string" office:string-value="Jardin des Halles — allée Nord-Ouest, Coquillière" calcext:value-type="string">
            <text:p>Jardin des Halles — allée Nord-Ouest, Coquillièr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9];[$DonneesPrefPolice.$A$1:$DonneesPrefPolice.$C$1334];3;0)" office:value-type="date" office:date-value="2017-01-27" calcext:value-type="date">
            <text:p>27/01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8" calcext:value-type="float">
            <text:p>01068</text:p>
          </table:table-cell>
          <table:table-cell table:formula="of:=VLOOKUP([.$B10];[$'Annexe 1'.$B$2:$'Annexe 1'.$C$1392];2;0)" office:value-type="string" office:string-value="Jardin des Halles — Prairie Est" calcext:value-type="string">
            <text:p>Jardin des Halles — Prairie Es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7" calcext:value-type="float">
            <text:p>01067</text:p>
          </table:table-cell>
          <table:table-cell table:formula="of:=VLOOKUP([.$B11];[$'Annexe 1'.$B$2:$'Annexe 1'.$C$1392];2;0)" office:value-type="string" office:string-value="Jardin des Halles — Prairie Ouest" calcext:value-type="string">
            <text:p>Jardin des Halles — Prairie Oues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1];[$DonneesPrefPolice.$A$1:$DonneesPrefPolice.$C$1334];3;0)" office:value-type="date" office:date-value="2017-03-02" calcext:value-type="date">
            <text:p>02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6" calcext:value-type="float">
            <text:p>01066</text:p>
          </table:table-cell>
          <table:table-cell table:formula="of:=VLOOKUP([.$B12];[$'Annexe 1'.$B$2:$'Annexe 1'.$C$1392];2;0)" office:value-type="string" office:string-value="Jardin des Halles — Saint-Eustache, Rambuteau" calcext:value-type="string">
            <text:p>Jardin des Halles — Saint-Eustache, Rambuteau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2];[$DonneesPrefPolice.$A$1:$DonneesPrefPolice.$C$1334];3;0)" office:value-type="date" office:date-value="2017-01-27" calcext:value-type="date">
            <text:p>27/01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2" calcext:value-type="float">
            <text:p>01072</text:p>
          </table:table-cell>
          <table:table-cell office:value-type="string" calcext:value-type="string">
            <text:p>Jardin des Halles — Sud-Ouest Canopé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777" calcext:value-type="float">
            <text:p>79777</text:p>
          </table:table-cell>
          <table:table-cell table:formula="of:=VLOOKUP([.$B14];[$'Annexe 1'.$B$2:$'Annexe 1'.$C$1392];2;0)" office:value-type="string" office:string-value="Place du Carrousel" calcext:value-type="string">
            <text:p>Place du Carrousel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4];[$DonneesPrefPolice.$A$1:$DonneesPrefPolice.$C$1334];3;0)" office:value-type="date" office:date-value="2013-02-22" calcext:value-type="date">
            <text:p>22/0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0950" calcext:value-type="float">
            <text:p>30950</text:p>
          </table:table-cell>
          <table:table-cell table:formula="of:=VLOOKUP([.$B15];[$'Annexe 1'.$B$2:$'Annexe 1'.$C$1392];2;0)" office:value-type="string" office:string-value="Place du Châtelet" calcext:value-type="string">
            <text:p>Place du Châtele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5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58791" calcext:value-type="float">
            <text:p>58791</text:p>
          </table:table-cell>
          <table:table-cell table:formula="of:=VLOOKUP([.$B16];[$'Annexe 1'.$B$2:$'Annexe 1'.$C$1392];2;0)" office:value-type="string" office:string-value="Place Joachim du Bellay, rue des Innocents" calcext:value-type="string">
            <text:p>Place Joachim du Bellay, rue des Innocents</text:p>
          </table:table-cell>
          <table:table-cell office:value-type="string" calcext:value-type="string">
            <text:p>Place Joachim du Bellay</text:p>
          </table:table-cell>
          <table:table-cell office:value-type="string" calcext:value-type="string">
            <text:p><text:s/>rue des Innocent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7747" calcext:value-type="float">
            <text:p>77747</text:p>
          </table:table-cell>
          <table:table-cell table:formula="of:=VLOOKUP([.$B17];[$'Annexe 1'.$B$2:$'Annexe 1'.$C$1392];2;0)" office:value-type="string" office:string-value="Place Joachim du Bellay, rue Berger, rue Saint-Denis" calcext:value-type="string">
            <text:p>Place Joachim du Bellay, rue Berger, rue Saint-Denis</text:p>
          </table:table-cell>
          <table:table-cell office:value-type="string" calcext:value-type="string">
            <text:p>Place Joachim du Bellay</text:p>
          </table:table-cell>
          <table:table-cell office:value-type="string" calcext:value-type="string">
            <text:p><text:s/>rue Berger</text:p>
          </table:table-cell>
          <table:table-cell office:value-type="string" calcext:value-type="string">
            <text:p><text:s/>rue Saint-Denis</text:p>
          </table:table-cell>
          <table:table-cell office:value-type="string" calcext:value-type="string">
            <text:p>croisement</text:p>
          </table:table-cell>
          <table:table-cell table:style-name="ce4" table:formula="of:=VLOOKUP([.B17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29222" calcext:value-type="float">
            <text:p>29222</text:p>
          </table:table-cell>
          <table:table-cell table:formula="of:=VLOOKUP([.$B18];[$'Annexe 1'.$B$2:$'Annexe 1'.$C$1392];2;0)" office:value-type="string" office:string-value="Place Joachim du Bellay, rue Saint-Denis, rue des Innocents" calcext:value-type="string">
            <text:p>Place Joachim du Bellay, rue Saint-Denis, rue des Innocents</text:p>
          </table:table-cell>
          <table:table-cell office:value-type="string" calcext:value-type="string">
            <text:p>Place Joachim du Bellay</text:p>
          </table:table-cell>
          <table:table-cell office:value-type="string" calcext:value-type="string">
            <text:p><text:s/>rue Saint-Denis</text:p>
          </table:table-cell>
          <table:table-cell office:value-type="string" calcext:value-type="string">
            <text:p><text:s/>rue des Innocents</text:p>
          </table:table-cell>
          <table:table-cell office:value-type="string" calcext:value-type="string">
            <text:p>croisement</text:p>
          </table:table-cell>
          <table:table-cell table:style-name="ce4" table:formula="of:=VLOOKUP([.B18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2234" calcext:value-type="float">
            <text:p>42234</text:p>
          </table:table-cell>
          <table:table-cell table:formula="of:=VLOOKUP([.$B19];[$'Annexe 1'.$B$2:$'Annexe 1'.$C$1392];2;0)" office:value-type="string" office:string-value="Place Joachim du Bellay, rue Berger, rue Pierre Lescot" calcext:value-type="string">
            <text:p>Place Joachim du Bellay, rue Berger, rue Pierre Lescot</text:p>
          </table:table-cell>
          <table:table-cell office:value-type="string" calcext:value-type="string">
            <text:p>Place Joachim du Bellay</text:p>
          </table:table-cell>
          <table:table-cell office:value-type="string" calcext:value-type="string">
            <text:p><text:s/>rue Berger</text:p>
          </table:table-cell>
          <table:table-cell office:value-type="string" calcext:value-type="string">
            <text:p><text:s/>rue Pierre Lescot</text:p>
          </table:table-cell>
          <table:table-cell office:value-type="string" calcext:value-type="string">
            <text:p>croisement</text:p>
          </table:table-cell>
          <table:table-cell table:style-name="ce4" table:formula="of:=VLOOKUP([.B19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3" calcext:value-type="float">
            <text:p>01053</text:p>
          </table:table-cell>
          <table:table-cell table:formula="of:=VLOOKUP([.$B20];[$'Annexe 1'.$B$2:$'Annexe 1'.$C$1392];2;0)" office:value-type="string" office:string-value="Place Joachim du Bellay (Toiture hôtel Citadines)" calcext:value-type="string">
            <text:p>Place Joachim du Bellay (Toiture hôtel Citadines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0];[$DonneesPrefPolice.$A$1:$DonneesPrefPolice.$C$1334];3;0)" office:value-type="date" office:date-value="2016-10-19" calcext:value-type="date">
            <text:p>19/10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0744" calcext:value-type="float">
            <text:p>70744</text:p>
          </table:table-cell>
          <table:table-cell table:formula="of:=VLOOKUP([.$B21];[$'Annexe 1'.$B$2:$'Annexe 1'.$C$1392];2;0)" office:value-type="string" office:string-value="Place Maurice Quentin" calcext:value-type="string">
            <text:p>Place Maurice Quentin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21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2689" calcext:value-type="float">
            <text:p>92689</text:p>
          </table:table-cell>
          <table:table-cell table:formula="of:=VLOOKUP([.$B22];[$'Annexe 1'.$B$2:$'Annexe 1'.$C$1392];2;0)" office:value-type="string" office:string-value="Pont de la Concorde aval — Seine" calcext:value-type="string">
            <text:p>Pont de la Concorde aval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2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8364" calcext:value-type="float">
            <text:p>88364</text:p>
          </table:table-cell>
          <table:table-cell table:formula="of:=VLOOKUP([.$B23];[$'Annexe 1'.$B$2:$'Annexe 1'.$C$1392];2;0)" office:value-type="string" office:string-value="Pont Neuf amont — Seine" calcext:value-type="string">
            <text:p>Pont Neuf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3];[$DonneesPrefPolice.$A$1:$DonneesPrefPolice.$C$1334];3;0)" office:value-type="date" office:date-value="2015-05-22" calcext:value-type="date">
            <text:p>22/05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9375" calcext:value-type="float">
            <text:p>99375</text:p>
          </table:table-cell>
          <table:table-cell table:formula="of:=VLOOKUP([.$B24];[$'Annexe 1'.$B$2:$'Annexe 1'.$C$1392];2;0)" office:value-type="string" office:string-value="Pont Neuf en aval — Seine" calcext:value-type="string">
            <text:p>Pont Neuf en aval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4];[$DonneesPrefPolice.$A$1:$DonneesPrefPolice.$C$1334];3;0)" office:value-type="date" office:date-value="2015-05-22" calcext:value-type="date">
            <text:p>22/05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6887" calcext:value-type="float">
            <text:p>16887</text:p>
          </table:table-cell>
          <table:table-cell table:formula="of:=VLOOKUP([.$B25];[$'Annexe 1'.$B$2:$'Annexe 1'.$C$1392];2;0)" office:value-type="string" office:string-value="Quai de la Mégisserie, Pont Neuf" calcext:value-type="string">
            <text:p>Quai de la Mégisserie, Pont Neuf</text:p>
          </table:table-cell>
          <table:table-cell office:value-type="string" calcext:value-type="string">
            <text:p>Quai de la Mégisserie</text:p>
          </table:table-cell>
          <table:table-cell office:value-type="string" calcext:value-type="string">
            <text:p><text:s/>Pont Neuf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1522" calcext:value-type="float">
            <text:p>11522</text:p>
          </table:table-cell>
          <table:table-cell table:formula="of:=VLOOKUP([.$B26];[$'Annexe 1'.$B$2:$'Annexe 1'.$C$1392];2;0)" office:value-type="string" office:string-value="Quai des Tuileries, pont de Solférino — Seine" calcext:value-type="string">
            <text:p>Quai des Tuileries, pont de Solférino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6];[$DonneesPrefPolice.$A$1:$DonneesPrefPolice.$C$1334];3;0)" office:value-type="date" office:date-value="2014-10-10" calcext:value-type="date">
            <text:p>10/10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9000" calcext:value-type="float">
            <text:p>99000</text:p>
          </table:table-cell>
          <table:table-cell table:formula="of:=VLOOKUP([.$B27];[$'Annexe 1'.$B$2:$'Annexe 1'.$C$1392];2;0)" office:value-type="string" office:string-value="Quai François Mitterrand, Pont du Carrousel" calcext:value-type="string">
            <text:p>Quai François Mitterrand, Pont du Carrousel</text:p>
          </table:table-cell>
          <table:table-cell office:value-type="string" calcext:value-type="string">
            <text:p>Quai François Mitterrand</text:p>
          </table:table-cell>
          <table:table-cell office:value-type="string" calcext:value-type="string">
            <text:p><text:s/>Pont du Carrous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0439" calcext:value-type="float">
            <text:p>10439</text:p>
          </table:table-cell>
          <table:table-cell table:formula="of:=VLOOKUP([.$B28];[$'Annexe 1'.$B$2:$'Annexe 1'.$C$1392];2;0)" office:value-type="string" office:string-value="Rue Berger, rue Pierre Lescot" calcext:value-type="string">
            <text:p>Rue Berger, rue Pierre Lescot</text:p>
          </table:table-cell>
          <table:table-cell office:value-type="string" calcext:value-type="string">
            <text:p>Rue Berger</text:p>
          </table:table-cell>
          <table:table-cell office:value-type="string" calcext:value-type="string">
            <text:p><text:s/>rue Pierre Lesc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5346" calcext:value-type="float">
            <text:p>35346</text:p>
          </table:table-cell>
          <table:table-cell table:formula="of:=VLOOKUP([.$B29];[$'Annexe 1'.$B$2:$'Annexe 1'.$C$1392];2;0)" office:value-type="string" office:string-value="Rue Colonel Driant, rue Valois" calcext:value-type="string">
            <text:p>Rue Colonel Driant, rue Valois</text:p>
          </table:table-cell>
          <table:table-cell office:value-type="string" calcext:value-type="string">
            <text:p>Rue Colonel Driant</text:p>
          </table:table-cell>
          <table:table-cell office:value-type="string" calcext:value-type="string">
            <text:p><text:s/>rue Valo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67865" calcext:value-type="float">
            <text:p>67865</text:p>
          </table:table-cell>
          <table:table-cell table:formula="of:=VLOOKUP([.$B30];[$'Annexe 1'.$B$2:$'Annexe 1'.$C$1392];2;0)" office:value-type="string" office:string-value="Rue Coquillière, rue du Louvre" calcext:value-type="string">
            <text:p>Rue Coquillière, rue du Louvre</text:p>
          </table:table-cell>
          <table:table-cell office:value-type="string" calcext:value-type="string">
            <text:p>Rue Coquillière</text:p>
          </table:table-cell>
          <table:table-cell office:value-type="string" calcext:value-type="string">
            <text:p><text:s/>rue du Louv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769" calcext:value-type="float">
            <text:p>79769</text:p>
          </table:table-cell>
          <table:table-cell table:formula="of:=VLOOKUP([.$B31];[$'Annexe 1'.$B$2:$'Annexe 1'.$C$1392];2;0)" office:value-type="string" office:string-value="Rue Croix des Petits Champs, rue Vrillière" calcext:value-type="string">
            <text:p>Rue Croix des Petits Champs, rue Vrillière</text:p>
          </table:table-cell>
          <table:table-cell office:value-type="string" calcext:value-type="string">
            <text:p>Rue Croix des Petits Champs</text:p>
          </table:table-cell>
          <table:table-cell office:value-type="string" calcext:value-type="string">
            <text:p><text:s/>rue Vrill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23987" calcext:value-type="float">
            <text:p>23987</text:p>
          </table:table-cell>
          <table:table-cell table:formula="of:=VLOOKUP([.$B32];[$'Annexe 1'.$B$2:$'Annexe 1'.$C$1392];2;0)" office:value-type="string" office:string-value="Rue de la Paix, rue Danielle Casanova" calcext:value-type="string">
            <text:p>Rue de la Paix, rue Danielle Casanova</text:p>
          </table:table-cell>
          <table:table-cell office:value-type="string" calcext:value-type="string">
            <text:p>Rue de la Paix</text:p>
          </table:table-cell>
          <table:table-cell office:value-type="string" calcext:value-type="string">
            <text:p><text:s/>rue Danielle Casanov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];[$DonneesPrefPolice.$A$1:$DonneesPrefPolice.$C$1334];3;0)" office:value-type="date" office:date-value="2012-11-02" calcext:value-type="date">
            <text:p>02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2064" calcext:value-type="float">
            <text:p>82064</text:p>
          </table:table-cell>
          <table:table-cell table:formula="of:=VLOOKUP([.$B33];[$'Annexe 1'.$B$2:$'Annexe 1'.$C$1392];2;0)" office:value-type="string" office:string-value="Rue de la Reynie, boulevard de Sébastopol" calcext:value-type="string">
            <text:p>Rue de la Reynie, boulevard de Sébastopol</text:p>
          </table:table-cell>
          <table:table-cell office:value-type="string" calcext:value-type="string">
            <text:p>Rue de la Reynie</text:p>
          </table:table-cell>
          <table:table-cell office:value-type="string" calcext:value-type="string">
            <text:p><text:s/>boulevard de Sébastop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4805" calcext:value-type="float">
            <text:p>44805</text:p>
          </table:table-cell>
          <table:table-cell table:formula="of:=VLOOKUP([.$B34];[$'Annexe 1'.$B$2:$'Annexe 1'.$C$1392];2;0)" office:value-type="string" office:string-value="Rue de Rivoli, rue du 29 Juillet" calcext:value-type="string">
            <text:p>Rue de Rivoli, rue du 29 Juillet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du 29 Juill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4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67140" calcext:value-type="float">
            <text:p>67140</text:p>
          </table:table-cell>
          <table:table-cell table:formula="of:=VLOOKUP([.$B35];[$'Annexe 1'.$B$2:$'Annexe 1'.$C$1392];2;0)" office:value-type="string" office:string-value="Rue de Rivoli, rue de Marengo" calcext:value-type="string">
            <text:p>Rue de Rivoli, rue de Marengo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de Maren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901" calcext:value-type="float">
            <text:p>79901</text:p>
          </table:table-cell>
          <table:table-cell table:formula="of:=VLOOKUP([.$B36];[$'Annexe 1'.$B$2:$'Annexe 1'.$C$1392];2;0)" office:value-type="string" office:string-value="Rue de Rivoli, rue de Castiglione" calcext:value-type="string">
            <text:p>Rue de Rivoli, rue de Castiglione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de Castiglio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0642" calcext:value-type="float">
            <text:p>10642</text:p>
          </table:table-cell>
          <table:table-cell table:formula="of:=VLOOKUP([.$B37];[$'Annexe 1'.$B$2:$'Annexe 1'.$C$1392];2;0)" office:value-type="string" office:string-value="Rue de Rivoli, rue des Bourdonnais" calcext:value-type="string">
            <text:p>Rue de Rivoli, rue des Bourdonnais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des Bourdonna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4373" calcext:value-type="float">
            <text:p>44373</text:p>
          </table:table-cell>
          <table:table-cell table:formula="of:=VLOOKUP([.$B38];[$'Annexe 1'.$B$2:$'Annexe 1'.$C$1392];2;0)" office:value-type="string" office:string-value="Rue de Rivoli, rue de l'Echelle" calcext:value-type="string">
            <text:p>Rue de Rivoli, rue de l'Echelle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de l'Ech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49" calcext:value-type="float">
            <text:p>01049</text:p>
          </table:table-cell>
          <table:table-cell table:formula="of:=VLOOKUP([.$B39];[$'Annexe 1'.$B$2:$'Annexe 1'.$C$1392];2;0)" office:value-type="string" office:string-value="Rue des Halles, rue de la Ferronerie" calcext:value-type="string">
            <text:p>Rue des Halles, rue de la Ferronerie</text:p>
          </table:table-cell>
          <table:table-cell office:value-type="string" calcext:value-type="string">
            <text:p>Rue des Halles</text:p>
          </table:table-cell>
          <table:table-cell office:value-type="string" calcext:value-type="string">
            <text:p><text:s/>rue de la Ferroner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];[$DonneesPrefPolice.$A$1:$DonneesPrefPolice.$C$1334];3;0)" office:value-type="date" office:date-value="2018-11-08" calcext:value-type="date">
            <text:p>08/11/18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6819" calcext:value-type="float">
            <text:p>16819</text:p>
          </table:table-cell>
          <table:table-cell table:formula="of:=VLOOKUP([.$B40];[$'Annexe 1'.$B$2:$'Annexe 1'.$C$1392];2;0)" office:value-type="string" office:string-value="Rue des Pyramides, avenue de l'Opéra" calcext:value-type="string">
            <text:p>Rue des Pyramides, avenue de l'Opéra</text:p>
          </table:table-cell>
          <table:table-cell office:value-type="string" calcext:value-type="string">
            <text:p>Rue des Pyramides</text:p>
          </table:table-cell>
          <table:table-cell office:value-type="string" calcext:value-type="string">
            <text:p><text:s/>avenue de l'Opér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4254" calcext:value-type="float">
            <text:p>74254</text:p>
          </table:table-cell>
          <table:table-cell table:formula="of:=VLOOKUP([.$B41];[$'Annexe 1'.$B$2:$'Annexe 1'.$C$1392];2;0)" office:value-type="string" office:string-value="Rue du Cygne, rue Saint-Denis" calcext:value-type="string">
            <text:p>Rue du Cygne, rue Saint-Denis</text:p>
          </table:table-cell>
          <table:table-cell office:value-type="string" calcext:value-type="string">
            <text:p>Rue du Cygne</text:p>
          </table:table-cell>
          <table:table-cell office:value-type="string" calcext:value-type="string">
            <text:p><text:s/>rue Saint-Den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11" calcext:value-type="float">
            <text:p>01011</text:p>
          </table:table-cell>
          <table:table-cell table:formula="of:=VLOOKUP([.$B42];[$'Annexe 1'.$B$2:$'Annexe 1'.$C$1392];2;0)" office:value-type="string" office:string-value="Rue du Jour, rue Rambuteau" calcext:value-type="string">
            <text:p>Rue du Jour, rue Rambuteau</text:p>
          </table:table-cell>
          <table:table-cell office:value-type="string" calcext:value-type="string">
            <text:p>Rue du Jour</text:p>
          </table:table-cell>
          <table:table-cell office:value-type="string" calcext:value-type="string">
            <text:p><text:s/>rue Rambut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2];[$DonneesPrefPolice.$A$1:$DonneesPrefPolice.$C$1334];3;0)" office:value-type="date" office:date-value="2013-10-11" calcext:value-type="date">
            <text:p>11/10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5" calcext:value-type="float">
            <text:p>01055</text:p>
          </table:table-cell>
          <table:table-cell table:formula="of:=VLOOKUP([.$B43];[$'Annexe 1'.$B$2:$'Annexe 1'.$C$1392];2;0)" office:value-type="string" office:string-value="Rue Montmartre, rue de Turbigo" calcext:value-type="string">
            <text:p>Rue Montmartre, rue de Turbigo</text:p>
          </table:table-cell>
          <table:table-cell office:value-type="string" calcext:value-type="string">
            <text:p>Rue Montmartre</text:p>
          </table:table-cell>
          <table:table-cell office:value-type="string" calcext:value-type="string">
            <text:p><text:s/>rue de Turbi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3];[$DonneesPrefPolice.$A$1:$DonneesPrefPolice.$C$1334];3;0)" office:value-type="date" office:date-value="2017-03-10" calcext:value-type="date">
            <text:p>10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6" calcext:value-type="float">
            <text:p>01056</text:p>
          </table:table-cell>
          <table:table-cell table:formula="of:=VLOOKUP([.$B44];[$'Annexe 1'.$B$2:$'Annexe 1'.$C$1392];2;0)" office:value-type="string" office:string-value="Rue Montorgueil, rue de Turbigo" calcext:value-type="string">
            <text:p>Rue Montorgueil, rue de Turbigo</text:p>
          </table:table-cell>
          <table:table-cell office:value-type="string" calcext:value-type="string">
            <text:p>Rue Montorgueil</text:p>
          </table:table-cell>
          <table:table-cell office:value-type="string" calcext:value-type="string">
            <text:p><text:s/>rue de Turbi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];[$DonneesPrefPolice.$A$1:$DonneesPrefPolice.$C$1334];3;0)" office:value-type="date" office:date-value="2017-03-10" calcext:value-type="date">
            <text:p>10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2655" calcext:value-type="float">
            <text:p>82655</text:p>
          </table:table-cell>
          <table:table-cell table:formula="of:=VLOOKUP([.$B45];[$'Annexe 1'.$B$2:$'Annexe 1'.$C$1392];2;0)" office:value-type="string" office:string-value="Rue Pierre Lescot, rue de la Cossonnerie" calcext:value-type="string">
            <text:p>Rue Pierre Lescot, rue de la Cossonnerie</text:p>
          </table:table-cell>
          <table:table-cell office:value-type="string" calcext:value-type="string">
            <text:p>Rue Pierre Lescot</text:p>
          </table:table-cell>
          <table:table-cell office:value-type="string" calcext:value-type="string">
            <text:p><text:s/>rue de la Cossonner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];[$DonneesPrefPolice.$A$1:$DonneesPrefPolice.$C$1334];3;0)" office:value-type="date" office:date-value="2012-03-02" calcext:value-type="date">
            <text:p>02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4698" calcext:value-type="float">
            <text:p>34698</text:p>
          </table:table-cell>
          <table:table-cell table:formula="of:=VLOOKUP([.$B46];[$'Annexe 1'.$B$2:$'Annexe 1'.$C$1392];2;0)" office:value-type="string" office:string-value="Rue Pierre Lescot, rue de Turbigo" calcext:value-type="string">
            <text:p>Rue Pierre Lescot, rue de Turbigo</text:p>
          </table:table-cell>
          <table:table-cell office:value-type="string" calcext:value-type="string">
            <text:p>Rue Pierre Lescot</text:p>
          </table:table-cell>
          <table:table-cell office:value-type="string" calcext:value-type="string">
            <text:p><text:s/>rue de Turbi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1498" calcext:value-type="float">
            <text:p>11498</text:p>
          </table:table-cell>
          <table:table-cell table:formula="of:=VLOOKUP([.$B47];[$'Annexe 1'.$B$2:$'Annexe 1'.$C$1392];2;0)" office:value-type="string" office:string-value="Rue Rambuteau, boulevard de Sébastopol" calcext:value-type="string">
            <text:p>Rue Rambuteau, boulevard de Sébastopol</text:p>
          </table:table-cell>
          <table:table-cell office:value-type="string" calcext:value-type="string">
            <text:p>Rue Rambuteau</text:p>
          </table:table-cell>
          <table:table-cell office:value-type="string" calcext:value-type="string">
            <text:p><text:s/>boulevard de Sébastop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1" calcext:value-type="float">
            <text:p>01051</text:p>
          </table:table-cell>
          <table:table-cell table:formula="of:=VLOOKUP([.$B48];[$'Annexe 1'.$B$2:$'Annexe 1'.$C$1392];2;0)" office:value-type="string" office:string-value="Rue Saint-Denis, rue de Rivoli" calcext:value-type="string">
            <text:p>Rue Saint-Denis, rue de Rivoli</text:p>
          </table:table-cell>
          <table:table-cell office:value-type="string" calcext:value-type="string">
            <text:p>Rue Saint-Denis</text:p>
          </table:table-cell>
          <table:table-cell office:value-type="string" calcext:value-type="string">
            <text:p><text:s/>rue de Rivol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8];[$DonneesPrefPolice.$A$1:$DonneesPrefPolice.$C$1334];3;0)" office:value-type="date" office:date-value="2016-07-08" calcext:value-type="date">
            <text:p>08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67171" calcext:value-type="float">
            <text:p>67171</text:p>
          </table:table-cell>
          <table:table-cell table:formula="of:=VLOOKUP([.$B49];[$'Annexe 1'.$B$2:$'Annexe 1'.$C$1392];2;0)" office:value-type="string" office:string-value="19, boulevard Poissonnière" calcext:value-type="string">
            <text:p>19, boulevard Poissonnièr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9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5493" calcext:value-type="float">
            <text:p>15493</text:p>
          </table:table-cell>
          <table:table-cell table:formula="of:=VLOOKUP([.$B50];[$'Annexe 1'.$B$2:$'Annexe 1'.$C$1392];2;0)" office:value-type="string" office:string-value="Boulevard des Capucines, rue Caumartin" calcext:value-type="string">
            <text:p>Boulevard des Capucines, rue Caumartin</text:p>
          </table:table-cell>
          <table:table-cell office:value-type="string" calcext:value-type="string">
            <text:p>Boulevard des Capucines</text:p>
          </table:table-cell>
          <table:table-cell office:value-type="string" calcext:value-type="string">
            <text:p><text:s/>rue Cau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0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0766" calcext:value-type="float">
            <text:p>70766</text:p>
          </table:table-cell>
          <table:table-cell table:formula="of:=VLOOKUP([.$B51];[$'Annexe 1'.$B$2:$'Annexe 1'.$C$1392];2;0)" office:value-type="string" office:string-value="Boulevard des Italiens, rue de la Michodière" calcext:value-type="string">
            <text:p>Boulevard des Italiens, rue de la Michodière</text:p>
          </table:table-cell>
          <table:table-cell office:value-type="string" calcext:value-type="string">
            <text:p>Boulevard des Italiens</text:p>
          </table:table-cell>
          <table:table-cell office:value-type="string" calcext:value-type="string">
            <text:p><text:s/>rue de la Michod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];[$DonneesPrefPolice.$A$1:$DonneesPrefPolice.$C$1334];3;0)" office:value-type="date" office:date-value="2012-08-03" calcext:value-type="date">
            <text:p>03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9516" calcext:value-type="float">
            <text:p>89516</text:p>
          </table:table-cell>
          <table:table-cell table:formula="of:=VLOOKUP([.$B52];[$'Annexe 1'.$B$2:$'Annexe 1'.$C$1392];2;0)" office:value-type="string" office:string-value="Boulevard des Italiens, rue Le Peletier, rue Favart" calcext:value-type="string">
            <text:p>Boulevard des Italiens, rue Le Peletier, rue Favart</text:p>
          </table:table-cell>
          <table:table-cell office:value-type="string" calcext:value-type="string">
            <text:p>Boulevard des Italiens</text:p>
          </table:table-cell>
          <table:table-cell office:value-type="string" calcext:value-type="string">
            <text:p><text:s/>rue Le Peletier</text:p>
          </table:table-cell>
          <table:table-cell office:value-type="string" calcext:value-type="string">
            <text:p><text:s/>rue Favart</text:p>
          </table:table-cell>
          <table:table-cell office:value-type="string" calcext:value-type="string">
            <text:p>croisement</text:p>
          </table:table-cell>
          <table:table-cell table:style-name="ce4" table:formula="of:=VLOOKUP([.B52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2618" calcext:value-type="float">
            <text:p>72618</text:p>
          </table:table-cell>
          <table:table-cell table:formula="of:=VLOOKUP([.$B53];[$'Annexe 1'.$B$2:$'Annexe 1'.$C$1392];2;0)" office:value-type="string" office:string-value="Boulevard Poissonnière, rue Poissonnière" calcext:value-type="string">
            <text:p>Boulevard Poissonnière, rue Poissonnière</text:p>
          </table:table-cell>
          <table:table-cell office:value-type="string" calcext:value-type="string">
            <text:p>Boulevard Poissonnière</text:p>
          </table:table-cell>
          <table:table-cell office:value-type="string" calcext:value-type="string">
            <text:p><text:s/>rue Poissonn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];[$DonneesPrefPolice.$A$1:$DonneesPrefPolice.$C$1334];3;0)" office:value-type="date" office:date-value="2012-10-26" calcext:value-type="date">
            <text:p>26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8097" calcext:value-type="float">
            <text:p>88097</text:p>
          </table:table-cell>
          <table:table-cell table:formula="of:=VLOOKUP([.$B54];[$'Annexe 1'.$B$2:$'Annexe 1'.$C$1392];2;0)" office:value-type="string" office:string-value="Boulevard Poissonnière, rue Montmartre" calcext:value-type="string">
            <text:p>Boulevard Poissonnière, rue Montmartre</text:p>
          </table:table-cell>
          <table:table-cell office:value-type="string" calcext:value-type="string">
            <text:p>Boulevard Poissonnière</text:p>
          </table:table-cell>
          <table:table-cell office:value-type="string" calcext:value-type="string">
            <text:p><text:s/>rue Montmar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91229" calcext:value-type="float">
            <text:p>91229</text:p>
          </table:table-cell>
          <table:table-cell table:formula="of:=VLOOKUP([.$B55];[$'Annexe 1'.$B$2:$'Annexe 1'.$C$1392];2;0)" office:value-type="string" office:string-value="Boulevard Saint-Denis, boulevard de Sébastopol" calcext:value-type="string">
            <text:p>Boulevard Saint-Denis, boulevard de Sébastopol</text:p>
          </table:table-cell>
          <table:table-cell office:value-type="string" calcext:value-type="string">
            <text:p>Boulevard Saint-Denis</text:p>
          </table:table-cell>
          <table:table-cell office:value-type="string" calcext:value-type="string">
            <text:p><text:s/>boulevard de Sébastop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7326" calcext:value-type="float">
            <text:p>17326</text:p>
          </table:table-cell>
          <table:table-cell table:formula="of:=VLOOKUP([.$B56];[$'Annexe 1'.$B$2:$'Annexe 1'.$C$1392];2;0)" office:value-type="string" office:string-value="Rue d'Antin, avenue de l'Opéra" calcext:value-type="string">
            <text:p>Rue d'Antin, avenue de l'Opéra</text:p>
          </table:table-cell>
          <table:table-cell office:value-type="string" calcext:value-type="string">
            <text:p>Rue d'Antin</text:p>
          </table:table-cell>
          <table:table-cell office:value-type="string" calcext:value-type="string">
            <text:p><text:s/>avenue de l'Opér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9465" calcext:value-type="float">
            <text:p>89465</text:p>
          </table:table-cell>
          <table:table-cell table:formula="of:=VLOOKUP([.$B57];[$'Annexe 1'.$B$2:$'Annexe 1'.$C$1392];2;0)" office:value-type="string" office:string-value="Rue Danielle Casanova, avenue de l'Opéra" calcext:value-type="string">
            <text:p>Rue Danielle Casanova, avenue de l'Opéra</text:p>
          </table:table-cell>
          <table:table-cell office:value-type="string" calcext:value-type="string">
            <text:p>Rue Danielle Casanova</text:p>
          </table:table-cell>
          <table:table-cell office:value-type="string" calcext:value-type="string">
            <text:p><text:s/>avenue de l'Opér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40753" calcext:value-type="float">
            <text:p>40753</text:p>
          </table:table-cell>
          <table:table-cell table:formula="of:=VLOOKUP([.$B58];[$'Annexe 1'.$B$2:$'Annexe 1'.$C$1392];2;0)" office:value-type="string" office:string-value="Rue Daunou, rue de la Paix" calcext:value-type="string">
            <text:p>Rue Daunou, rue de la Paix</text:p>
          </table:table-cell>
          <table:table-cell office:value-type="string" calcext:value-type="string">
            <text:p>Rue Daunou</text:p>
          </table:table-cell>
          <table:table-cell office:value-type="string" calcext:value-type="string">
            <text:p><text:s/>rue de la Pai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6709" calcext:value-type="float">
            <text:p>26709</text:p>
          </table:table-cell>
          <table:table-cell table:formula="of:=VLOOKUP([.$B59];[$'Annexe 1'.$B$2:$'Annexe 1'.$C$1392];2;0)" office:value-type="string" office:string-value="Rue de Gramont, boulevard des Italiens" calcext:value-type="string">
            <text:p>Rue de Gramont, boulevard des Italiens</text:p>
          </table:table-cell>
          <table:table-cell office:value-type="string" calcext:value-type="string">
            <text:p>Rue de Gramont</text:p>
          </table:table-cell>
          <table:table-cell office:value-type="string" calcext:value-type="string">
            <text:p><text:s/>boulevard des Italie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9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5" office:value-type="float" office:value="2033" calcext:value-type="float">
            <text:p>02033</text:p>
          </table:table-cell>
          <table:table-cell table:formula="of:=VLOOKUP([.$B60];[$'Annexe 1'.$B$2:$'Annexe 1'.$C$1392];2;0)" office:value-type="string" office:string-value="Rue de la Lune, rue Notre-Dame de Bonne Nouvelle" calcext:value-type="string">
            <text:p>Rue de la Lune, rue Notre-Dame de Bonne Nouvelle</text:p>
          </table:table-cell>
          <table:table-cell office:value-type="string" calcext:value-type="string">
            <text:p>Rue de la Lune</text:p>
          </table:table-cell>
          <table:table-cell office:value-type="string" calcext:value-type="string">
            <text:p><text:s/>rue Notre-Dame de Bonne Nouv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0];[$DonneesPrefPolice.$A$1:$DonneesPrefPolice.$C$1334];3;0)" office:value-type="date" office:date-value="2016-11-25" calcext:value-type="date">
            <text:p>25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9697" calcext:value-type="float">
            <text:p>29697</text:p>
          </table:table-cell>
          <table:table-cell table:formula="of:=VLOOKUP([.$B61];[$'Annexe 1'.$B$2:$'Annexe 1'.$C$1392];2;0)" office:value-type="string" office:string-value="Rue Drouot, boulevard Haussmann" calcext:value-type="string">
            <text:p>Rue Drouot, boulevard Haussmann</text:p>
          </table:table-cell>
          <table:table-cell office:value-type="string" calcext:value-type="string">
            <text:p>Rue Drouot</text:p>
          </table:table-cell>
          <table:table-cell office:value-type="string" calcext:value-type="string">
            <text:p><text:s/>boulevard Haussman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2927" calcext:value-type="float">
            <text:p>12927</text:p>
          </table:table-cell>
          <table:table-cell table:formula="of:=VLOOKUP([.$B62];[$'Annexe 1'.$B$2:$'Annexe 1'.$C$1392];2;0)" office:value-type="string" office:string-value="Rue du Saint-Denis, rue Greneta" calcext:value-type="string">
            <text:p>Rue du Saint-Denis, rue Greneta</text:p>
          </table:table-cell>
          <table:table-cell office:value-type="string" calcext:value-type="string">
            <text:p>Rue du Saint-Denis</text:p>
          </table:table-cell>
          <table:table-cell office:value-type="string" calcext:value-type="string">
            <text:p><text:s/>rue Grenet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2870" calcext:value-type="float">
            <text:p>72870</text:p>
          </table:table-cell>
          <table:table-cell table:formula="of:=VLOOKUP([.$B63];[$'Annexe 1'.$B$2:$'Annexe 1'.$C$1392];2;0)" office:value-type="string" office:string-value="Rue Radziwill, rue des Petits Champs" calcext:value-type="string">
            <text:p>Rue Radziwill, rue des Petits Champs</text:p>
          </table:table-cell>
          <table:table-cell office:value-type="string" calcext:value-type="string">
            <text:p>Rue Radziwill</text:p>
          </table:table-cell>
          <table:table-cell office:value-type="string" calcext:value-type="string">
            <text:p><text:s/>rue des Petits Champ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8870" calcext:value-type="float">
            <text:p>18870</text:p>
          </table:table-cell>
          <table:table-cell table:formula="of:=VLOOKUP([.$B64];[$'Annexe 1'.$B$2:$'Annexe 1'.$C$1392];2;0)" office:value-type="string" office:string-value="Rue Réaumur, rue Saint-Denis" calcext:value-type="string">
            <text:p>Rue Réaumur, rue Saint-Denis</text:p>
          </table:table-cell>
          <table:table-cell office:value-type="string" calcext:value-type="string">
            <text:p>Rue Réaumur</text:p>
          </table:table-cell>
          <table:table-cell office:value-type="string" calcext:value-type="string">
            <text:p><text:s/>rue Saint-Den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2579" calcext:value-type="float">
            <text:p>22579</text:p>
          </table:table-cell>
          <table:table-cell table:formula="of:=VLOOKUP([.$B65];[$'Annexe 1'.$B$2:$'Annexe 1'.$C$1392];2;0)" office:value-type="string" office:string-value="Rue Réaumur, boulevard de Sébastopol" calcext:value-type="string">
            <text:p>Rue Réaumur, boulevard de Sébastopol</text:p>
          </table:table-cell>
          <table:table-cell office:value-type="string" calcext:value-type="string">
            <text:p>Rue Réaumur</text:p>
          </table:table-cell>
          <table:table-cell office:value-type="string" calcext:value-type="string">
            <text:p><text:s/>boulevard de Sébastop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8022" calcext:value-type="float">
            <text:p>78022</text:p>
          </table:table-cell>
          <table:table-cell table:formula="of:=VLOOKUP([.$B66];[$'Annexe 1'.$B$2:$'Annexe 1'.$C$1392];2;0)" office:value-type="string" office:string-value="Rue Réaumur, rue des Petits Carreaux" calcext:value-type="string">
            <text:p>Rue Réaumur, rue des Petits Carreaux</text:p>
          </table:table-cell>
          <table:table-cell office:value-type="string" calcext:value-type="string">
            <text:p>Rue Réaumur</text:p>
          </table:table-cell>
          <table:table-cell office:value-type="string" calcext:value-type="string">
            <text:p><text:s/>rue des Petits Carreau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6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5991" calcext:value-type="float">
            <text:p>15991</text:p>
          </table:table-cell>
          <table:table-cell table:formula="of:=VLOOKUP([.$B67];[$'Annexe 1'.$B$2:$'Annexe 1'.$C$1392];2;0)" office:value-type="string" office:string-value="Rue Saint-Denis, rue Sainte-Apolline" calcext:value-type="string">
            <text:p>Rue Saint-Denis, rue Sainte-Apolline</text:p>
          </table:table-cell>
          <table:table-cell office:value-type="string" calcext:value-type="string">
            <text:p>Rue Saint-Denis</text:p>
          </table:table-cell>
          <table:table-cell office:value-type="string" calcext:value-type="string">
            <text:p><text:s/>rue Sainte-Apoll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96475" calcext:value-type="float">
            <text:p>96475</text:p>
          </table:table-cell>
          <table:table-cell table:formula="of:=VLOOKUP([.$B68];[$'Annexe 1'.$B$2:$'Annexe 1'.$C$1392];2;0)" office:value-type="string" office:string-value="Rue Vivienne, boulevard Montmartre" calcext:value-type="string">
            <text:p>Rue Vivienne, boulevard Montmartre</text:p>
          </table:table-cell>
          <table:table-cell office:value-type="string" calcext:value-type="string">
            <text:p>Rue Vivienne</text:p>
          </table:table-cell>
          <table:table-cell office:value-type="string" calcext:value-type="string">
            <text:p><text:s/>boulevard Montmar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5744" calcext:value-type="float">
            <text:p>55744</text:p>
          </table:table-cell>
          <table:table-cell table:formula="of:=VLOOKUP([.$B69];[$'Annexe 1'.$B$2:$'Annexe 1'.$C$1392];2;0)" office:value-type="string" office:string-value="9, place de la République" calcext:value-type="string">
            <text:p>9, place de la Républiqu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69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9963" calcext:value-type="float">
            <text:p>29963</text:p>
          </table:table-cell>
          <table:table-cell table:formula="of:=VLOOKUP([.$B70];[$'Annexe 1'.$B$2:$'Annexe 1'.$C$1392];2;0)" office:value-type="string" office:string-value="Boulevard Beaumarchais, rue Saint-Sébastien" calcext:value-type="string">
            <text:p>Boulevard Beaumarchais, rue Saint-Sébastien</text:p>
          </table:table-cell>
          <table:table-cell office:value-type="string" calcext:value-type="string">
            <text:p>Boulevard Beaumarchais</text:p>
          </table:table-cell>
          <table:table-cell office:value-type="string" calcext:value-type="string">
            <text:p><text:s/>rue Saint-Sébastie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];[$DonneesPrefPolice.$A$1:$DonneesPrefPolice.$C$1334];3;0)" office:value-type="date" office:date-value="2012-08-17" calcext:value-type="date">
            <text:p>17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6717" calcext:value-type="float">
            <text:p>86717</text:p>
          </table:table-cell>
          <table:table-cell table:formula="of:=VLOOKUP([.$B71];[$'Annexe 1'.$B$2:$'Annexe 1'.$C$1392];2;0)" office:value-type="string" office:string-value="Boulevard Beaumarchais, rue des Arquebusiers" calcext:value-type="string">
            <text:p>Boulevard Beaumarchais, rue des Arquebusiers</text:p>
          </table:table-cell>
          <table:table-cell office:value-type="string" calcext:value-type="string">
            <text:p>Boulevard Beaumarchais</text:p>
          </table:table-cell>
          <table:table-cell office:value-type="string" calcext:value-type="string">
            <text:p><text:s/>rue des Arquebus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1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40244" calcext:value-type="float">
            <text:p>40244</text:p>
          </table:table-cell>
          <table:table-cell table:formula="of:=VLOOKUP([.$B72];[$'Annexe 1'.$B$2:$'Annexe 1'.$C$1392];2;0)" office:value-type="string" office:string-value="Boulevard de Sébastopol, rue de Turbigo" calcext:value-type="string">
            <text:p>Boulevard de Sébastopol, rue de Turbigo</text:p>
          </table:table-cell>
          <table:table-cell office:value-type="string" calcext:value-type="string">
            <text:p>Boulevard de Sébastopol</text:p>
          </table:table-cell>
          <table:table-cell office:value-type="string" calcext:value-type="string">
            <text:p><text:s/>rue de Turbi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45415" calcext:value-type="float">
            <text:p>45415</text:p>
          </table:table-cell>
          <table:table-cell table:formula="of:=VLOOKUP([.$B73];[$'Annexe 1'.$B$2:$'Annexe 1'.$C$1392];2;0)" office:value-type="string" office:string-value="Boulevard des Filles du Calvaire, rue des Filles du Calvaire" calcext:value-type="string">
            <text:p>Boulevard des Filles du Calvaire, rue des Filles du Calvaire</text:p>
          </table:table-cell>
          <table:table-cell office:value-type="string" calcext:value-type="string">
            <text:p>Boulevard des Filles du Calvaire</text:p>
          </table:table-cell>
          <table:table-cell office:value-type="string" calcext:value-type="string">
            <text:p><text:s/>rue des Filles du Calv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7643" calcext:value-type="float">
            <text:p>27643</text:p>
          </table:table-cell>
          <table:table-cell table:formula="of:=VLOOKUP([.$B74];[$'Annexe 1'.$B$2:$'Annexe 1'.$C$1392];2;0)" office:value-type="string" office:string-value="Place de la République, boulevard du Temple" calcext:value-type="string">
            <text:p>Place de la République, boulevard du Temple</text:p>
          </table:table-cell>
          <table:table-cell office:value-type="string" calcext:value-type="string">
            <text:p>Place de la République</text:p>
          </table:table-cell>
          <table:table-cell office:value-type="string" calcext:value-type="string">
            <text:p><text:s/>boulevard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4550" calcext:value-type="float">
            <text:p>84550</text:p>
          </table:table-cell>
          <table:table-cell table:formula="of:=VLOOKUP([.$B75];[$'Annexe 1'.$B$2:$'Annexe 1'.$C$1392];2;0)" office:value-type="string" office:string-value="Place de la République, rue du Temple" calcext:value-type="string">
            <text:p>Place de la République, rue du Temple</text:p>
          </table:table-cell>
          <table:table-cell office:value-type="string" calcext:value-type="string">
            <text:p>Place de la République</text:p>
          </table:table-cell>
          <table:table-cell office:value-type="string" calcext:value-type="string">
            <text:p><text:s/>rue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77904" calcext:value-type="float">
            <text:p>77904</text:p>
          </table:table-cell>
          <table:table-cell table:formula="of:=VLOOKUP([.$B76];[$'Annexe 1'.$B$2:$'Annexe 1'.$C$1392];2;0)" office:value-type="string" office:string-value="Rue de Bretagne, rue de Turenne" calcext:value-type="string">
            <text:p>Rue de Bretagne, rue de Turenne</text:p>
          </table:table-cell>
          <table:table-cell office:value-type="string" calcext:value-type="string">
            <text:p>Rue de Bretagne</text:p>
          </table:table-cell>
          <table:table-cell office:value-type="string" calcext:value-type="string">
            <text:p><text:s/>rue de Ture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];[$DonneesPrefPolice.$A$1:$DonneesPrefPolice.$C$1334];3;0)" office:value-type="date" office:date-value="2015-05-08" calcext:value-type="date">
            <text:p>08/05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33" calcext:value-type="float">
            <text:p>03033</text:p>
          </table:table-cell>
          <table:table-cell table:formula="of:=VLOOKUP([.$B77];[$'Annexe 1'.$B$2:$'Annexe 1'.$C$1392];2;0)" office:value-type="string" office:string-value="Rue de Montgolfier, rue Borda" calcext:value-type="string">
            <text:p>Rue de Montgolfier, rue Borda</text:p>
          </table:table-cell>
          <table:table-cell office:value-type="string" calcext:value-type="string">
            <text:p>Rue de Montgolfier</text:p>
          </table:table-cell>
          <table:table-cell office:value-type="string" calcext:value-type="string">
            <text:p><text:s/>rue Bord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7];[$DonneesPrefPolice.$A$1:$DonneesPrefPolice.$C$1334];3;0)" office:value-type="date" office:date-value="2016-07-28" calcext:value-type="date">
            <text:p>28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6119" calcext:value-type="float">
            <text:p>56119</text:p>
          </table:table-cell>
          <table:table-cell table:formula="of:=VLOOKUP([.$B78];[$'Annexe 1'.$B$2:$'Annexe 1'.$C$1392];2;0)" office:value-type="string" office:string-value="Rue de Picardie, rue de Franche Comté" calcext:value-type="string">
            <text:p>Rue de Picardie, rue de Franche Comté</text:p>
          </table:table-cell>
          <table:table-cell office:value-type="string" calcext:value-type="string">
            <text:p>Rue de Picardie</text:p>
          </table:table-cell>
          <table:table-cell office:value-type="string" calcext:value-type="string">
            <text:p><text:s/>rue de Franche Comt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76984" calcext:value-type="float">
            <text:p>76984</text:p>
          </table:table-cell>
          <table:table-cell table:formula="of:=VLOOKUP([.$B79];[$'Annexe 1'.$B$2:$'Annexe 1'.$C$1392];2;0)" office:value-type="string" office:string-value="Rue de Réaumur, rue de Bretagne" calcext:value-type="string">
            <text:p>Rue de Réaumur, rue de Bretagne</text:p>
          </table:table-cell>
          <table:table-cell office:value-type="string" calcext:value-type="string">
            <text:p>Rue de Réaumur</text:p>
          </table:table-cell>
          <table:table-cell office:value-type="string" calcext:value-type="string">
            <text:p><text:s/>rue de Bretag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7377" calcext:value-type="float">
            <text:p>27377</text:p>
          </table:table-cell>
          <table:table-cell table:formula="of:=VLOOKUP([.$B80];[$'Annexe 1'.$B$2:$'Annexe 1'.$C$1392];2;0)" office:value-type="string" office:string-value="Rue de Turbigo, rue des Fontaines du Temple" calcext:value-type="string">
            <text:p>Rue de Turbigo, rue des Fontaines du Temple</text:p>
          </table:table-cell>
          <table:table-cell office:value-type="string" calcext:value-type="string">
            <text:p>Rue de Turbigo</text:p>
          </table:table-cell>
          <table:table-cell office:value-type="string" calcext:value-type="string">
            <text:p><text:s/>rue des Fontaines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4854" calcext:value-type="float">
            <text:p>84854</text:p>
          </table:table-cell>
          <table:table-cell table:formula="of:=VLOOKUP([.$B81];[$'Annexe 1'.$B$2:$'Annexe 1'.$C$1392];2;0)" office:value-type="string" office:string-value="Rue de Turbigo, rue du Temple" calcext:value-type="string">
            <text:p>Rue de Turbigo, rue du Temple</text:p>
          </table:table-cell>
          <table:table-cell office:value-type="string" calcext:value-type="string">
            <text:p>Rue de Turbigo</text:p>
          </table:table-cell>
          <table:table-cell office:value-type="string" calcext:value-type="string">
            <text:p><text:s/>rue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36" calcext:value-type="float">
            <text:p>03036</text:p>
          </table:table-cell>
          <table:table-cell table:formula="of:=VLOOKUP([.$B82];[$'Annexe 1'.$B$2:$'Annexe 1'.$C$1392];2;0)" office:value-type="string" office:string-value="Rue du Temple, rue Michel le Comte" calcext:value-type="string">
            <text:p>Rue du Temple, rue Michel le Comte</text:p>
          </table:table-cell>
          <table:table-cell office:value-type="string" calcext:value-type="string">
            <text:p>Rue du Temple</text:p>
          </table:table-cell>
          <table:table-cell office:value-type="string" calcext:value-type="string">
            <text:p><text:s/>rue Michel le Com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2];[$DonneesPrefPolice.$A$1:$DonneesPrefPolice.$C$1334];3;0)" office:value-type="date" office:date-value="2016-07-29" calcext:value-type="date">
            <text:p>29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3535" calcext:value-type="float">
            <text:p>23535</text:p>
          </table:table-cell>
          <table:table-cell table:formula="of:=VLOOKUP([.$B83];[$'Annexe 1'.$B$2:$'Annexe 1'.$C$1392];2;0)" office:value-type="string" office:string-value="Rue du Temple, rue Rambuteau" calcext:value-type="string">
            <text:p>Rue du Temple, rue Rambuteau</text:p>
          </table:table-cell>
          <table:table-cell office:value-type="string" calcext:value-type="string">
            <text:p>Rue du Temple</text:p>
          </table:table-cell>
          <table:table-cell office:value-type="string" calcext:value-type="string">
            <text:p><text:s/>rue Rambut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4318" calcext:value-type="float">
            <text:p>54318</text:p>
          </table:table-cell>
          <table:table-cell table:formula="of:=VLOOKUP([.$B84];[$'Annexe 1'.$B$2:$'Annexe 1'.$C$1392];2;0)" office:value-type="string" office:string-value="Rue Perrée, rue Eugène Spuller" calcext:value-type="string">
            <text:p>Rue Perrée, rue Eugène Spuller</text:p>
          </table:table-cell>
          <table:table-cell office:value-type="string" calcext:value-type="string">
            <text:p>Rue Perrée</text:p>
          </table:table-cell>
          <table:table-cell office:value-type="string" calcext:value-type="string">
            <text:p><text:s/>rue Eugène Spull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36697" calcext:value-type="float">
            <text:p>36697</text:p>
          </table:table-cell>
          <table:table-cell table:formula="of:=VLOOKUP([.$B85];[$'Annexe 1'.$B$2:$'Annexe 1'.$C$1392];2;0)" office:value-type="string" office:string-value="Rue Réaumur, rue de Turbigo" calcext:value-type="string">
            <text:p>Rue Réaumur, rue de Turbigo</text:p>
          </table:table-cell>
          <table:table-cell office:value-type="string" calcext:value-type="string">
            <text:p>Rue Réaumur</text:p>
          </table:table-cell>
          <table:table-cell office:value-type="string" calcext:value-type="string">
            <text:p><text:s/>rue de Turbi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40" calcext:value-type="float">
            <text:p>03040</text:p>
          </table:table-cell>
          <table:table-cell table:formula="of:=VLOOKUP([.$B86];[$'Annexe 1'.$B$2:$'Annexe 1'.$C$1392];2;0)" office:value-type="string" office:string-value="Rue Vieille du Temple, rue de la Perle" calcext:value-type="string">
            <text:p>Rue Vieille du Temple, rue de la Perle</text:p>
          </table:table-cell>
          <table:table-cell office:value-type="string" calcext:value-type="string">
            <text:p>Rue Vieille du Temple</text:p>
          </table:table-cell>
          <table:table-cell office:value-type="string" calcext:value-type="string">
            <text:p><text:s/>rue de la Per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];[$DonneesPrefPolice.$A$1:$DonneesPrefPolice.$C$1334];3;0)" office:value-type="date" office:date-value="2016-07-08" calcext:value-type="date">
            <text:p>08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3818" calcext:value-type="float">
            <text:p>83818</text:p>
          </table:table-cell>
          <table:table-cell table:formula="of:=VLOOKUP([.$B87];[$'Annexe 1'.$B$2:$'Annexe 1'.$C$1392];2;0)" office:value-type="string" office:string-value="18, boulevard Morland" calcext:value-type="string">
            <text:p>18, boulevard Morland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7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5070" calcext:value-type="float">
            <text:p>45070</text:p>
          </table:table-cell>
          <table:table-cell table:formula="of:=VLOOKUP([.$B88];[$'Annexe 1'.$B$2:$'Annexe 1'.$C$1392];2;0)" office:value-type="string" office:string-value="3, rue de Lobau" calcext:value-type="string">
            <text:p>3, rue de Lobau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8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9" calcext:value-type="float">
            <text:p>04059</text:p>
          </table:table-cell>
          <table:table-cell table:formula="of:=VLOOKUP([.$B89];[$'Annexe 1'.$B$2:$'Annexe 1'.$C$1392];2;0)" office:value-type="string" office:string-value="Boulevard Bourdon, rue Bassompierre" calcext:value-type="string">
            <text:p>Boulevard Bourdon, rue Bassompierre</text:p>
          </table:table-cell>
          <table:table-cell office:value-type="string" calcext:value-type="string">
            <text:p>Boulevard Bourdon</text:p>
          </table:table-cell>
          <table:table-cell office:value-type="string" calcext:value-type="string">
            <text:p><text:s/>rue Bassompier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9];[$DonneesPrefPolice.$A$1:$DonneesPrefPolice.$C$1334];3;0)" office:value-type="date" office:date-value="2017-05-11" calcext:value-type="date">
            <text:p>11/05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79965" calcext:value-type="float">
            <text:p>79965</text:p>
          </table:table-cell>
          <table:table-cell table:formula="of:=VLOOKUP([.$B90];[$'Annexe 1'.$B$2:$'Annexe 1'.$C$1392];2;0)" office:value-type="string" office:string-value="Boulevard Bourdon, boulevard Morland" calcext:value-type="string">
            <text:p>Boulevard Bourdon, boulevard Morland</text:p>
          </table:table-cell>
          <table:table-cell office:value-type="string" calcext:value-type="string">
            <text:p>Boulevard Bourdon</text:p>
          </table:table-cell>
          <table:table-cell office:value-type="string" calcext:value-type="string">
            <text:p><text:s/>boulevard Morlan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90];[$DonneesPrefPolice.$A$1:$DonneesPrefPolice.$C$1334];3;0)" office:value-type="date" office:date-value="2012-01-09" calcext:value-type="date">
            <text:p>09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8710" calcext:value-type="float">
            <text:p>68710</text:p>
          </table:table-cell>
          <table:table-cell table:formula="of:=VLOOKUP([.$B91];[$'Annexe 1'.$B$2:$'Annexe 1'.$C$1392];2;0)" office:value-type="string" office:string-value="Boulevard du Palais, quai des Orfèvres" calcext:value-type="string">
            <text:p>Boulevard du Palais, quai des Orfèvres</text:p>
          </table:table-cell>
          <table:table-cell office:value-type="string" calcext:value-type="string">
            <text:p>Boulevard du Palais</text:p>
          </table:table-cell>
          <table:table-cell office:value-type="string" calcext:value-type="string">
            <text:p><text:s/>quai des Orfèvr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91];[$DonneesPrefPolice.$A$1:$DonneesPrefPolice.$C$1334];3;0)" office:value-type="date" office:date-value="2012-03-16" calcext:value-type="date">
            <text:p>16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51827" calcext:value-type="float">
            <text:p>51827</text:p>
          </table:table-cell>
          <table:table-cell table:formula="of:=VLOOKUP([.$B92];[$'Annexe 1'.$B$2:$'Annexe 1'.$C$1392];2;0)" office:value-type="string" office:string-value="Cité/Notre-Dame" calcext:value-type="string">
            <text:p>Cité/Notre-Dam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92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57088" calcext:value-type="float">
            <text:p>57088</text:p>
          </table:table-cell>
          <table:table-cell table:formula="of:=VLOOKUP([.$B93];[$'Annexe 1'.$B$2:$'Annexe 1'.$C$1392];2;0)" office:value-type="string" office:string-value="Ile Saint-Louis Pointe amont — Seine" calcext:value-type="string">
            <text:p>Ile Saint-Louis Pointe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93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4684" calcext:value-type="float">
            <text:p>24684</text:p>
          </table:table-cell>
          <table:table-cell table:formula="of:=VLOOKUP([.$B94];[$'Annexe 1'.$B$2:$'Annexe 1'.$C$1392];2;0)" office:value-type="string" office:string-value="Place Baudoyer, rue François Miron" calcext:value-type="string">
            <text:p>Place Baudoyer, rue François Miron</text:p>
          </table:table-cell>
          <table:table-cell office:value-type="string" calcext:value-type="string">
            <text:p>Place Baudoyer</text:p>
          </table:table-cell>
          <table:table-cell office:value-type="string" calcext:value-type="string">
            <text:p><text:s/>rue François Mir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94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9297" calcext:value-type="float">
            <text:p>29297</text:p>
          </table:table-cell>
          <table:table-cell table:formula="of:=VLOOKUP([.$B95];[$'Annexe 1'.$B$2:$'Annexe 1'.$C$1392];2;0)" office:value-type="string" office:string-value="Place de l'Hôtel de Ville, avenue Victoria" calcext:value-type="string">
            <text:p>Place de l'Hôtel de Ville, avenue Victoria</text:p>
          </table:table-cell>
          <table:table-cell office:value-type="string" calcext:value-type="string">
            <text:p>Place de l'Hôtel de Ville</text:p>
          </table:table-cell>
          <table:table-cell office:value-type="string" calcext:value-type="string">
            <text:p><text:s/>avenue Victori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95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3699" calcext:value-type="float">
            <text:p>43699</text:p>
          </table:table-cell>
          <table:table-cell table:formula="of:=VLOOKUP([.$B96];[$'Annexe 1'.$B$2:$'Annexe 1'.$C$1392];2;0)" office:value-type="string" office:string-value="Place du Marché Sainte-Catherine" calcext:value-type="string">
            <text:p>Place du Marché Sainte-Catherin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96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2723" calcext:value-type="float">
            <text:p>82723</text:p>
          </table:table-cell>
          <table:table-cell table:formula="of:=VLOOKUP([.$B97];[$'Annexe 1'.$B$2:$'Annexe 1'.$C$1392];2;0)" office:value-type="string" office:string-value="Place Louis Lépine abords de la Cité" calcext:value-type="string">
            <text:p>Place Louis Lépine abords de la Cité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97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9492" calcext:value-type="float">
            <text:p>99492</text:p>
          </table:table-cell>
          <table:table-cell table:formula="of:=VLOOKUP([.$B98];[$'Annexe 1'.$B$2:$'Annexe 1'.$C$1392];2;0)" office:value-type="string" office:string-value="Pont d'Arcole amont — Seine" calcext:value-type="string">
            <text:p>Pont d'Arcole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98];[$DonneesPrefPolice.$A$1:$DonneesPrefPolice.$C$1334];3;0)" office:value-type="date" office:date-value="2012-10-26" calcext:value-type="date">
            <text:p>26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2910" calcext:value-type="float">
            <text:p>42910</text:p>
          </table:table-cell>
          <table:table-cell table:formula="of:=VLOOKUP([.$B99];[$'Annexe 1'.$B$2:$'Annexe 1'.$C$1392];2;0)" office:value-type="string" office:string-value="Pont Louis Philippe, quai de l'Hôtel de Ville" calcext:value-type="string">
            <text:p>Pont Louis Philippe, quai de l'Hôtel de Ville</text:p>
          </table:table-cell>
          <table:table-cell office:value-type="string" calcext:value-type="string">
            <text:p>Pont Louis Philippe</text:p>
          </table:table-cell>
          <table:table-cell office:value-type="string" calcext:value-type="string">
            <text:p><text:s/>quai de l'Hôtel de 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99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6299" calcext:value-type="float">
            <text:p>96299</text:p>
          </table:table-cell>
          <table:table-cell table:formula="of:=VLOOKUP([.$B100];[$'Annexe 1'.$B$2:$'Annexe 1'.$C$1392];2;0)" office:value-type="string" office:string-value="Pont Marie amont — Seine" calcext:value-type="string">
            <text:p>Pont Marie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00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3031" calcext:value-type="float">
            <text:p>93031</text:p>
          </table:table-cell>
          <table:table-cell table:formula="of:=VLOOKUP([.$B101];[$'Annexe 1'.$B$2:$'Annexe 1'.$C$1392];2;0)" office:value-type="string" office:string-value="Pont Notre-Dame, quai de Corse" calcext:value-type="string">
            <text:p>Pont Notre-Dame, quai de Corse</text:p>
          </table:table-cell>
          <table:table-cell office:value-type="string" calcext:value-type="string">
            <text:p>Pont Notre-Dame</text:p>
          </table:table-cell>
          <table:table-cell office:value-type="string" calcext:value-type="string">
            <text:p><text:s/>quai de Cor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1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4314" calcext:value-type="float">
            <text:p>14314</text:p>
          </table:table-cell>
          <table:table-cell table:formula="of:=VLOOKUP([.$B102];[$'Annexe 1'.$B$2:$'Annexe 1'.$C$1392];2;0)" office:value-type="string" office:string-value="Port de l'Hôtel de Ville — Seine" calcext:value-type="string">
            <text:p>Port de l'Hôtel de Ville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02];[$DonneesPrefPolice.$A$1:$DonneesPrefPolice.$C$1334];3;0)" office:value-type="date" office:date-value="2014-10-24" calcext:value-type="date">
            <text:p>24/10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4914" calcext:value-type="float">
            <text:p>14914</text:p>
          </table:table-cell>
          <table:table-cell table:formula="of:=VLOOKUP([.$B103];[$'Annexe 1'.$B$2:$'Annexe 1'.$C$1392];2;0)" office:value-type="string" office:string-value="Port des Célestins — Seine" calcext:value-type="string">
            <text:p>Port des Célestins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03];[$DonneesPrefPolice.$A$1:$DonneesPrefPolice.$C$1334];3;0)" office:value-type="date" office:date-value="2014-09-19" calcext:value-type="date">
            <text:p>19/09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7843" calcext:value-type="float">
            <text:p>27843</text:p>
          </table:table-cell>
          <table:table-cell table:formula="of:=VLOOKUP([.$B104];[$'Annexe 1'.$B$2:$'Annexe 1'.$C$1392];2;0)" office:value-type="string" office:string-value="Quai d'Orléans, rue Jean du Bellay" calcext:value-type="string">
            <text:p>Quai d'Orléans, rue Jean du Bellay</text:p>
          </table:table-cell>
          <table:table-cell office:value-type="string" calcext:value-type="string">
            <text:p>Quai d'Orléans</text:p>
          </table:table-cell>
          <table:table-cell office:value-type="string" calcext:value-type="string">
            <text:p><text:s/>rue Jean du Bella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4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9770" calcext:value-type="float">
            <text:p>29770</text:p>
          </table:table-cell>
          <table:table-cell table:formula="of:=VLOOKUP([.$B105];[$'Annexe 1'.$B$2:$'Annexe 1'.$C$1392];2;0)" office:value-type="string" office:string-value="Quai de Gesvres, rue Saint-Martin" calcext:value-type="string">
            <text:p>Quai de Gesvres, rue Saint-Martin</text:p>
          </table:table-cell>
          <table:table-cell office:value-type="string" calcext:value-type="string">
            <text:p>Quai de Gesvres</text:p>
          </table:table-cell>
          <table:table-cell office:value-type="string" calcext:value-type="string">
            <text:p><text:s/>rue Saint-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6461" calcext:value-type="float">
            <text:p>66461</text:p>
          </table:table-cell>
          <table:table-cell table:formula="of:=VLOOKUP([.$B106];[$'Annexe 1'.$B$2:$'Annexe 1'.$C$1392];2;0)" office:value-type="string" office:string-value="Quai des Célestins, pont Marie" calcext:value-type="string">
            <text:p>Quai des Célestins, pont Marie</text:p>
          </table:table-cell>
          <table:table-cell office:value-type="string" calcext:value-type="string">
            <text:p>Quai des Célestins</text:p>
          </table:table-cell>
          <table:table-cell office:value-type="string" calcext:value-type="string">
            <text:p><text:s/>pont Mar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6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5230" calcext:value-type="float">
            <text:p>25230</text:p>
          </table:table-cell>
          <table:table-cell table:formula="of:=VLOOKUP([.$B107];[$'Annexe 1'.$B$2:$'Annexe 1'.$C$1392];2;0)" office:value-type="string" office:string-value="Quai Henri IV, Pont de Sully" calcext:value-type="string">
            <text:p>Quai Henri IV, Pont de Sully</text:p>
          </table:table-cell>
          <table:table-cell office:value-type="string" calcext:value-type="string">
            <text:p>Quai Henri IV</text:p>
          </table:table-cell>
          <table:table-cell office:value-type="string" calcext:value-type="string">
            <text:p><text:s/>Pont de Su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7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31606" calcext:value-type="float">
            <text:p>31606</text:p>
          </table:table-cell>
          <table:table-cell table:formula="of:=VLOOKUP([.$B108];[$'Annexe 1'.$B$2:$'Annexe 1'.$C$1392];2;0)" office:value-type="string" office:string-value="Rue de la Coutellerie, avenue Victoria" calcext:value-type="string">
            <text:p>Rue de la Coutellerie, avenue Victoria</text:p>
          </table:table-cell>
          <table:table-cell office:value-type="string" calcext:value-type="string">
            <text:p>Rue de la Coutellerie</text:p>
          </table:table-cell>
          <table:table-cell office:value-type="string" calcext:value-type="string">
            <text:p><text:s/>avenue Victori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7437" calcext:value-type="float">
            <text:p>47437</text:p>
          </table:table-cell>
          <table:table-cell table:formula="of:=VLOOKUP([.$B109];[$'Annexe 1'.$B$2:$'Annexe 1'.$C$1392];2;0)" office:value-type="string" office:string-value="Rue de la Verrerie, rue du Renard" calcext:value-type="string">
            <text:p>Rue de la Verrerie, rue du Renard</text:p>
          </table:table-cell>
          <table:table-cell office:value-type="string" calcext:value-type="string">
            <text:p>Rue de la Verrerie</text:p>
          </table:table-cell>
          <table:table-cell office:value-type="string" calcext:value-type="string">
            <text:p><text:s/>rue du Ren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09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4795" calcext:value-type="float">
            <text:p>84795</text:p>
          </table:table-cell>
          <table:table-cell table:formula="of:=VLOOKUP([.$B110];[$'Annexe 1'.$B$2:$'Annexe 1'.$C$1392];2;0)" office:value-type="string" office:string-value="Rue de Lobau, rue de Rivoli" calcext:value-type="string">
            <text:p>Rue de Lobau, rue de Rivoli</text:p>
          </table:table-cell>
          <table:table-cell office:value-type="string" calcext:value-type="string">
            <text:p>Rue de Lobau</text:p>
          </table:table-cell>
          <table:table-cell office:value-type="string" calcext:value-type="string">
            <text:p><text:s/>rue de Rivol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0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5518" calcext:value-type="float">
            <text:p>15518</text:p>
          </table:table-cell>
          <table:table-cell table:formula="of:=VLOOKUP([.$B111];[$'Annexe 1'.$B$2:$'Annexe 1'.$C$1392];2;0)" office:value-type="string" office:string-value="Rue de Rivoli, rue Saint-Martin" calcext:value-type="string">
            <text:p>Rue de Rivoli, rue Saint-Martin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rue Saint-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1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7079" calcext:value-type="float">
            <text:p>67079</text:p>
          </table:table-cell>
          <table:table-cell table:formula="of:=VLOOKUP([.$B112];[$'Annexe 1'.$B$2:$'Annexe 1'.$C$1392];2;0)" office:value-type="string" office:string-value="Rue de Rivoli, boulevard de Sébastopol" calcext:value-type="string">
            <text:p>Rue de Rivoli, boulevard de Sébastopol</text:p>
          </table:table-cell>
          <table:table-cell office:value-type="string" calcext:value-type="string">
            <text:p>Rue de Rivoli</text:p>
          </table:table-cell>
          <table:table-cell office:value-type="string" calcext:value-type="string">
            <text:p><text:s/>boulevard de Sébastop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8" calcext:value-type="float">
            <text:p>04058</text:p>
          </table:table-cell>
          <table:table-cell table:formula="of:=VLOOKUP([.$B113];[$'Annexe 1'.$B$2:$'Annexe 1'.$C$1392];2;0)" office:value-type="string" office:string-value="Rue de Sully, boulevard Henri IV" calcext:value-type="string">
            <text:p>Rue de Sully, boulevard Henri IV</text:p>
          </table:table-cell>
          <table:table-cell office:value-type="string" calcext:value-type="string">
            <text:p>Rue de Sully</text:p>
          </table:table-cell>
          <table:table-cell office:value-type="string" calcext:value-type="string">
            <text:p><text:s/>boulevard Henri IV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3];[$DonneesPrefPolice.$A$1:$DonneesPrefPolice.$C$1334];3;0)" office:value-type="date" office:date-value="2016-07-08" calcext:value-type="date">
            <text:p>08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1" calcext:value-type="float">
            <text:p>04051</text:p>
          </table:table-cell>
          <table:table-cell table:formula="of:=VLOOKUP([.$B114];[$'Annexe 1'.$B$2:$'Annexe 1'.$C$1392];2;0)" office:value-type="string" office:string-value="Rue des Francs Bourgeois, rue Vieille du Temple" calcext:value-type="string">
            <text:p>Rue des Francs Bourgeois, rue Vieille du Temple</text:p>
          </table:table-cell>
          <table:table-cell office:value-type="string" calcext:value-type="string">
            <text:p>Rue des Francs Bourgeois</text:p>
          </table:table-cell>
          <table:table-cell office:value-type="string" calcext:value-type="string">
            <text:p><text:s/>rue Vieille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4];[$DonneesPrefPolice.$A$1:$DonneesPrefPolice.$C$1334];3;0)" office:value-type="date" office:date-value="2016-11-24" calcext:value-type="date">
            <text:p>24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6378" calcext:value-type="float">
            <text:p>66378</text:p>
          </table:table-cell>
          <table:table-cell table:formula="of:=VLOOKUP([.$B115];[$'Annexe 1'.$B$2:$'Annexe 1'.$C$1392];2;0)" office:value-type="string" office:string-value="Rue des Rosiers, rue Vieille du Temple" calcext:value-type="string">
            <text:p>Rue des Rosiers, rue Vieille du Temple</text:p>
          </table:table-cell>
          <table:table-cell office:value-type="string" calcext:value-type="string">
            <text:p>Rue des Rosiers</text:p>
          </table:table-cell>
          <table:table-cell office:value-type="string" calcext:value-type="string">
            <text:p><text:s/>rue Vieille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5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6036" calcext:value-type="float">
            <text:p>96036</text:p>
          </table:table-cell>
          <table:table-cell table:formula="of:=VLOOKUP([.$B116];[$'Annexe 1'.$B$2:$'Annexe 1'.$C$1392];2;0)" office:value-type="string" office:string-value="Rue du Petit Musc, rue Saint-Antoine" calcext:value-type="string">
            <text:p>Rue du Petit Musc, rue Saint-Antoine</text:p>
          </table:table-cell>
          <table:table-cell office:value-type="string" calcext:value-type="string">
            <text:p>Rue du Petit Musc</text:p>
          </table:table-cell>
          <table:table-cell office:value-type="string" calcext:value-type="string">
            <text:p><text:s/>rue Saint-Anto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6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0044" calcext:value-type="float">
            <text:p>60044</text:p>
          </table:table-cell>
          <table:table-cell table:formula="of:=VLOOKUP([.$B117];[$'Annexe 1'.$B$2:$'Annexe 1'.$C$1392];2;0)" office:value-type="string" office:string-value="Rue Nonnains d'Hyères, rue Charlemagne" calcext:value-type="string">
            <text:p>Rue Nonnains d'Hyères, rue Charlemagne</text:p>
          </table:table-cell>
          <table:table-cell office:value-type="string" calcext:value-type="string">
            <text:p>Rue Nonnains d'Hyères</text:p>
          </table:table-cell>
          <table:table-cell office:value-type="string" calcext:value-type="string">
            <text:p><text:s/>rue Charlemag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7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1218" calcext:value-type="float">
            <text:p>11218</text:p>
          </table:table-cell>
          <table:table-cell table:formula="of:=VLOOKUP([.$B118];[$'Annexe 1'.$B$2:$'Annexe 1'.$C$1392];2;0)" office:value-type="string" office:string-value="Rue Rambuteau, rue Beaubourg" calcext:value-type="string">
            <text:p>Rue Rambuteau, rue Beaubourg</text:p>
          </table:table-cell>
          <table:table-cell office:value-type="string" calcext:value-type="string">
            <text:p>Rue Rambuteau</text:p>
          </table:table-cell>
          <table:table-cell office:value-type="string" calcext:value-type="string">
            <text:p><text:s/>rue Beaubou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9726" calcext:value-type="float">
            <text:p>19726</text:p>
          </table:table-cell>
          <table:table-cell table:formula="of:=VLOOKUP([.$B119];[$'Annexe 1'.$B$2:$'Annexe 1'.$C$1392];2;0)" office:value-type="string" office:string-value="Rue Saint-Antoine, rue de Sévigné" calcext:value-type="string">
            <text:p>Rue Saint-Antoine, rue de Sévigné</text:p>
          </table:table-cell>
          <table:table-cell office:value-type="string" calcext:value-type="string">
            <text:p>Rue Saint-Antoine</text:p>
          </table:table-cell>
          <table:table-cell office:value-type="string" calcext:value-type="string">
            <text:p><text:s/>rue de Sévign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19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5370" calcext:value-type="float">
            <text:p>65370</text:p>
          </table:table-cell>
          <table:table-cell table:formula="of:=VLOOKUP([.$B120];[$'Annexe 1'.$B$2:$'Annexe 1'.$C$1392];2;0)" office:value-type="string" office:string-value="Toit de l'Hôtel de Ville" calcext:value-type="string">
            <text:p>Toit de l'Hôtel de Vill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20];[$DonneesPrefPolice.$A$1:$DonneesPrefPolice.$C$1334];3;0)" office:value-type="date" office:date-value="2012-08-03" calcext:value-type="date">
            <text:p>03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3441" calcext:value-type="float">
            <text:p>63441</text:p>
          </table:table-cell>
          <table:table-cell table:formula="of:=VLOOKUP([.$B121];[$'Annexe 1'.$B$2:$'Annexe 1'.$C$1392];2;0)" office:value-type="string" office:string-value="81, boulevard de Port-Royal" calcext:value-type="string">
            <text:p>81, boulevard de Port-Royal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121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20669" calcext:value-type="float">
            <text:p>20669</text:p>
          </table:table-cell>
          <table:table-cell table:formula="of:=VLOOKUP([.$B122];[$'Annexe 1'.$B$2:$'Annexe 1'.$C$1392];2;0)" office:value-type="string" office:string-value="Boulevard Saint-Germain, quai de la Tournelle" calcext:value-type="string">
            <text:p>Boulevard Saint-Germain, quai de la Tournelle</text:p>
          </table:table-cell>
          <table:table-cell office:value-type="string" calcext:value-type="string">
            <text:p>Boulevard Saint-Germain</text:p>
          </table:table-cell>
          <table:table-cell office:value-type="string" calcext:value-type="string">
            <text:p><text:s/>quai de la Tourn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2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3322" calcext:value-type="float">
            <text:p>53322</text:p>
          </table:table-cell>
          <table:table-cell table:formula="of:=VLOOKUP([.$B123];[$'Annexe 1'.$B$2:$'Annexe 1'.$C$1392];2;0)" office:value-type="string" office:string-value="Boulevard Saint-Germain, rue Saint-Jacques" calcext:value-type="string">
            <text:p>Boulevard Saint-Germain, rue Saint-Jacques</text:p>
          </table:table-cell>
          <table:table-cell office:value-type="string" calcext:value-type="string">
            <text:p>Boulevard Saint-Germain</text:p>
          </table:table-cell>
          <table:table-cell office:value-type="string" calcext:value-type="string">
            <text:p><text:s/>rue Saint-Jacqu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3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1991" calcext:value-type="float">
            <text:p>61991</text:p>
          </table:table-cell>
          <table:table-cell table:formula="of:=VLOOKUP([.$B124];[$'Annexe 1'.$B$2:$'Annexe 1'.$C$1392];2;0)" office:value-type="string" office:string-value="Boulevard Saint-Michel, boulevard Saint- Germain" calcext:value-type="string">
            <text:p>Boulevard Saint-Michel, boulevard Saint- Germain</text:p>
          </table:table-cell>
          <table:table-cell office:value-type="string" calcext:value-type="string">
            <text:p>Boulevard Saint-Michel</text:p>
          </table:table-cell>
          <table:table-cell office:value-type="string" calcext:value-type="string">
            <text:p><text:s/>boulevard Saint- Germa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4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38623" calcext:value-type="float">
            <text:p>38623</text:p>
          </table:table-cell>
          <table:table-cell table:formula="of:=VLOOKUP([.$B125];[$'Annexe 1'.$B$2:$'Annexe 1'.$C$1392];2;0)" office:value-type="string" office:string-value="Boulevard Saint-Michel, place de laSorbonne" calcext:value-type="string">
            <text:p>Boulevard Saint-Michel, place de laSorbonne</text:p>
          </table:table-cell>
          <table:table-cell office:value-type="string" calcext:value-type="string">
            <text:p>Boulevard Saint-Michel</text:p>
          </table:table-cell>
          <table:table-cell office:value-type="string" calcext:value-type="string">
            <text:p><text:s/>place de laSorbo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5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39271" calcext:value-type="float">
            <text:p>39271</text:p>
          </table:table-cell>
          <table:table-cell table:formula="of:=VLOOKUP([.$B126];[$'Annexe 1'.$B$2:$'Annexe 1'.$C$1392];2;0)" office:value-type="string" office:string-value="Boulevard Saint-Michel, rue Soufflot" calcext:value-type="string">
            <text:p>Boulevard Saint-Michel, rue Soufflot</text:p>
          </table:table-cell>
          <table:table-cell office:value-type="string" calcext:value-type="string">
            <text:p>Boulevard Saint-Michel</text:p>
          </table:table-cell>
          <table:table-cell office:value-type="string" calcext:value-type="string">
            <text:p><text:s/>rue Souffl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6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3679" calcext:value-type="float">
            <text:p>53679</text:p>
          </table:table-cell>
          <table:table-cell table:formula="of:=VLOOKUP([.$B127];[$'Annexe 1'.$B$2:$'Annexe 1'.$C$1392];2;0)" office:value-type="string" office:string-value="Boulevard Saint-Michel, place Louis Marin" calcext:value-type="string">
            <text:p>Boulevard Saint-Michel, place Louis Marin</text:p>
          </table:table-cell>
          <table:table-cell office:value-type="string" calcext:value-type="string">
            <text:p>Boulevard Saint-Michel</text:p>
          </table:table-cell>
          <table:table-cell office:value-type="string" calcext:value-type="string">
            <text:p><text:s/>place Louis Mar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27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5680" calcext:value-type="float">
            <text:p>65680</text:p>
          </table:table-cell>
          <table:table-cell table:formula="of:=VLOOKUP([.$B128];[$'Annexe 1'.$B$2:$'Annexe 1'.$C$1392];2;0)" office:value-type="string" office:string-value="Place du Panthéon, rue d'Ulm, rue Clotaire" calcext:value-type="string">
            <text:p>Place du Panthéon, rue d'Ulm, rue Clotaire</text:p>
          </table:table-cell>
          <table:table-cell office:value-type="string" calcext:value-type="string">
            <text:p>Place du Panthéon</text:p>
          </table:table-cell>
          <table:table-cell office:value-type="string" calcext:value-type="string">
            <text:p><text:s/>rue d'Ulm</text:p>
          </table:table-cell>
          <table:table-cell office:value-type="string" calcext:value-type="string">
            <text:p><text:s/>rue Clotaire</text:p>
          </table:table-cell>
          <table:table-cell office:value-type="string" calcext:value-type="string">
            <text:p>croisement</text:p>
          </table:table-cell>
          <table:table-cell table:style-name="ce4" table:formula="of:=VLOOKUP([.B12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15242" calcext:value-type="float">
            <text:p>15242</text:p>
          </table:table-cell>
          <table:table-cell table:formula="of:=VLOOKUP([.$B129];[$'Annexe 1'.$B$2:$'Annexe 1'.$C$1392];2;0)" office:value-type="string" office:string-value="Place Maubert" calcext:value-type="string">
            <text:p>Place Mauber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29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9567" calcext:value-type="float">
            <text:p>69567</text:p>
          </table:table-cell>
          <table:table-cell table:formula="of:=VLOOKUP([.$B130];[$'Annexe 1'.$B$2:$'Annexe 1'.$C$1392];2;0)" office:value-type="string" office:string-value="Place Saint-Michel, pont Saint-Michel" calcext:value-type="string">
            <text:p>Place Saint-Michel, pont Saint-Michel</text:p>
          </table:table-cell>
          <table:table-cell office:value-type="string" calcext:value-type="string">
            <text:p>Place Saint-Michel</text:p>
          </table:table-cell>
          <table:table-cell office:value-type="string" calcext:value-type="string">
            <text:p><text:s/>pont Saint-Mich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0];[$DonneesPrefPolice.$A$1:$DonneesPrefPolice.$C$1334];3;0)" office:value-type="date" office:date-value="2013-03-29" calcext:value-type="date">
            <text:p>29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4992" calcext:value-type="float">
            <text:p>54992</text:p>
          </table:table-cell>
          <table:table-cell table:formula="of:=VLOOKUP([.$B131];[$'Annexe 1'.$B$2:$'Annexe 1'.$C$1392];2;0)" office:value-type="string" office:string-value="Pont de Sully, quai Tournelle" calcext:value-type="string">
            <text:p>Pont de Sully, quai Tournelle</text:p>
          </table:table-cell>
          <table:table-cell office:value-type="string" calcext:value-type="string">
            <text:p>Pont de Sully</text:p>
          </table:table-cell>
          <table:table-cell office:value-type="string" calcext:value-type="string">
            <text:p><text:s/>quai Tourn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1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6233" calcext:value-type="float">
            <text:p>96233</text:p>
          </table:table-cell>
          <table:table-cell table:formula="of:=VLOOKUP([.$B132];[$'Annexe 1'.$B$2:$'Annexe 1'.$C$1392];2;0)" office:value-type="string" office:string-value="Pont Saint-Michel rive gauche en aval — Seine" calcext:value-type="string">
            <text:p>Pont Saint-Michel rive gauche en aval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32];[$DonneesPrefPolice.$A$1:$DonneesPrefPolice.$C$1334];3;0)" office:value-type="date" office:date-value="2013-03-29" calcext:value-type="date">
            <text:p>29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5348" calcext:value-type="float">
            <text:p>65348</text:p>
          </table:table-cell>
          <table:table-cell table:formula="of:=VLOOKUP([.$B133];[$'Annexe 1'.$B$2:$'Annexe 1'.$C$1392];2;0)" office:value-type="string" office:string-value="Quai de Montebello, rue du Petit Pont" calcext:value-type="string">
            <text:p>Quai de Montebello, rue du Petit Pont</text:p>
          </table:table-cell>
          <table:table-cell office:value-type="string" calcext:value-type="string">
            <text:p>Quai de Montebello</text:p>
          </table:table-cell>
          <table:table-cell office:value-type="string" calcext:value-type="string">
            <text:p><text:s/>rue du Petit Po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3];[$DonneesPrefPolice.$A$1:$DonneesPrefPolice.$C$1334];3;0)" office:value-type="date" office:date-value="2013-02-01" calcext:value-type="date">
            <text:p>01/0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12312" calcext:value-type="float">
            <text:p>12312</text:p>
          </table:table-cell>
          <table:table-cell table:formula="of:=VLOOKUP([.$B134];[$'Annexe 1'.$B$2:$'Annexe 1'.$C$1392];2;0)" office:value-type="string" office:string-value="Rue Blainville, place de la Contrescarpe" calcext:value-type="string">
            <text:p>Rue Blainville, place de la Contrescarpe</text:p>
          </table:table-cell>
          <table:table-cell office:value-type="string" calcext:value-type="string">
            <text:p>Rue Blainville</text:p>
          </table:table-cell>
          <table:table-cell office:value-type="string" calcext:value-type="string">
            <text:p><text:s/>place de la Contrescarp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4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7" calcext:value-type="float">
            <text:p>5057</text:p>
          </table:table-cell>
          <table:table-cell table:formula="of:=VLOOKUP([.$B135];[$'Annexe 1'.$B$2:$'Annexe 1'.$C$1392];2;0)" office:value-type="string" office:string-value="Rue Claude Bernard, rue Vauquelin" calcext:value-type="string">
            <text:p>Rue Claude Bernard, rue Vauquelin</text:p>
          </table:table-cell>
          <table:table-cell office:value-type="string" calcext:value-type="string">
            <text:p>Rue Claude Bernard</text:p>
          </table:table-cell>
          <table:table-cell office:value-type="string" calcext:value-type="string">
            <text:p><text:s/>rue Vauquel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5];[$DonneesPrefPolice.$A$1:$DonneesPrefPolice.$C$1334];3;0)" office:value-type="date" office:date-value="2016-09-21" calcext:value-type="date">
            <text:p>21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43043" calcext:value-type="float">
            <text:p>43043</text:p>
          </table:table-cell>
          <table:table-cell table:formula="of:=VLOOKUP([.$B136];[$'Annexe 1'.$B$2:$'Annexe 1'.$C$1392];2;0)" office:value-type="string" office:string-value="Rue de la Harpe, rue de la Huchette" calcext:value-type="string">
            <text:p>Rue de la Harpe, rue de la Huchette</text:p>
          </table:table-cell>
          <table:table-cell office:value-type="string" calcext:value-type="string">
            <text:p>Rue de la Harpe</text:p>
          </table:table-cell>
          <table:table-cell office:value-type="string" calcext:value-type="string">
            <text:p><text:s/>rue de la Huch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6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2343" calcext:value-type="float">
            <text:p>92343</text:p>
          </table:table-cell>
          <table:table-cell table:formula="of:=VLOOKUP([.$B137];[$'Annexe 1'.$B$2:$'Annexe 1'.$C$1392];2;0)" office:value-type="string" office:string-value="Rue des Bernardins, quai de la Tournelle" calcext:value-type="string">
            <text:p>Rue des Bernardins, quai de la Tournelle</text:p>
          </table:table-cell>
          <table:table-cell office:value-type="string" calcext:value-type="string">
            <text:p>Rue des Bernardins</text:p>
          </table:table-cell>
          <table:table-cell office:value-type="string" calcext:value-type="string">
            <text:p><text:s/>quai de la Tourn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7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1" calcext:value-type="float">
            <text:p>5051</text:p>
          </table:table-cell>
          <table:table-cell table:formula="of:=VLOOKUP([.$B138];[$'Annexe 1'.$B$2:$'Annexe 1'.$C$1392];2;0)" office:value-type="string" office:string-value="Rue du Fouarre, rue Lagrange" calcext:value-type="string">
            <text:p>Rue du Fouarre, rue Lagrange</text:p>
          </table:table-cell>
          <table:table-cell office:value-type="string" calcext:value-type="string">
            <text:p>Rue du Fouarre</text:p>
          </table:table-cell>
          <table:table-cell office:value-type="string" calcext:value-type="string">
            <text:p><text:s/>rue Lagrang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8];[$DonneesPrefPolice.$A$1:$DonneesPrefPolice.$C$1334];3;0)" office:value-type="date" office:date-value="2016-12-21" calcext:value-type="date">
            <text:p>21/12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81" calcext:value-type="float">
            <text:p>50581</text:p>
          </table:table-cell>
          <table:table-cell table:formula="of:=VLOOKUP([.$B139];[$'Annexe 1'.$B$2:$'Annexe 1'.$C$1392];2;0)" office:value-type="string" office:string-value="Rue Linné, rue des Boulangers" calcext:value-type="string">
            <text:p>Rue Linné, rue des Boulangers</text:p>
          </table:table-cell>
          <table:table-cell office:value-type="string" calcext:value-type="string">
            <text:p>Rue Linné</text:p>
          </table:table-cell>
          <table:table-cell office:value-type="string" calcext:value-type="string">
            <text:p><text:s/>rue des Boulang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39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76722" calcext:value-type="float">
            <text:p>76722</text:p>
          </table:table-cell>
          <table:table-cell table:formula="of:=VLOOKUP([.$B140];[$'Annexe 1'.$B$2:$'Annexe 1'.$C$1392];2;0)" office:value-type="string" office:string-value="Rue Monge, rue Larrey" calcext:value-type="string">
            <text:p>Rue Monge, rue Larrey</text:p>
          </table:table-cell>
          <table:table-cell office:value-type="string" calcext:value-type="string">
            <text:p>Rue Monge</text:p>
          </table:table-cell>
          <table:table-cell office:value-type="string" calcext:value-type="string">
            <text:p><text:s/>rue Larre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0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6546" calcext:value-type="float">
            <text:p>96546</text:p>
          </table:table-cell>
          <table:table-cell table:formula="of:=VLOOKUP([.$B141];[$'Annexe 1'.$B$2:$'Annexe 1'.$C$1392];2;0)" office:value-type="string" office:string-value="Rue Monge, rue Censier" calcext:value-type="string">
            <text:p>Rue Monge, rue Censier</text:p>
          </table:table-cell>
          <table:table-cell office:value-type="string" calcext:value-type="string">
            <text:p>Rue Monge</text:p>
          </table:table-cell>
          <table:table-cell office:value-type="string" calcext:value-type="string">
            <text:p><text:s/>rue Cens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1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044" calcext:value-type="float">
            <text:p>50044</text:p>
          </table:table-cell>
          <table:table-cell table:formula="of:=VLOOKUP([.$B142];[$'Annexe 1'.$B$2:$'Annexe 1'.$C$1392];2;0)" office:value-type="string" office:string-value="Rue Mouffetard, rue de l'Epée de Bois" calcext:value-type="string">
            <text:p>Rue Mouffetard, rue de l'Epée de Bois</text:p>
          </table:table-cell>
          <table:table-cell office:value-type="string" calcext:value-type="string">
            <text:p>Rue Mouffetard</text:p>
          </table:table-cell>
          <table:table-cell office:value-type="string" calcext:value-type="string">
            <text:p><text:s/>rue de l'Epée de Bo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2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8" calcext:value-type="float">
            <text:p>5058</text:p>
          </table:table-cell>
          <table:table-cell table:formula="of:=VLOOKUP([.$B143];[$'Annexe 1'.$B$2:$'Annexe 1'.$C$1392];2;0)" office:value-type="string" office:string-value="Rue Pierre Nicole, rue du Val de Grâce" calcext:value-type="string">
            <text:p>Rue Pierre Nicole, rue du Val de Grâce</text:p>
          </table:table-cell>
          <table:table-cell office:value-type="string" calcext:value-type="string">
            <text:p>Rue Pierre Nicole</text:p>
          </table:table-cell>
          <table:table-cell office:value-type="string" calcext:value-type="string">
            <text:p><text:s/>rue du Val de Grâc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3];[$DonneesPrefPolice.$A$1:$DonneesPrefPolice.$C$1334];3;0)" office:value-type="date" office:date-value="2016-09-30" calcext:value-type="date">
            <text:p>30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4" calcext:value-type="float">
            <text:p>5054</text:p>
          </table:table-cell>
          <table:table-cell table:formula="of:=VLOOKUP([.$B144];[$'Annexe 1'.$B$2:$'Annexe 1'.$C$1392];2;0)" office:value-type="string" office:string-value="Rue Poliveau, rue Geoffroy Saint-Hilaire" calcext:value-type="string">
            <text:p>Rue Poliveau, rue Geoffroy Saint-Hilaire</text:p>
          </table:table-cell>
          <table:table-cell office:value-type="string" calcext:value-type="string">
            <text:p>Rue Poliveau</text:p>
          </table:table-cell>
          <table:table-cell office:value-type="string" calcext:value-type="string">
            <text:p><text:s/>rue Geoffroy Saint-Hil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4];[$DonneesPrefPolice.$A$1:$DonneesPrefPolice.$C$1334];3;0)" office:value-type="date" office:date-value="2016-07-22" calcext:value-type="date">
            <text:p>22/07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2185" calcext:value-type="float">
            <text:p>62185</text:p>
          </table:table-cell>
          <table:table-cell table:formula="of:=VLOOKUP([.$B145];[$'Annexe 1'.$B$2:$'Annexe 1'.$C$1392];2;0)" office:value-type="string" office:string-value="Rue Saint-Jacques, rue Gay Lussac" calcext:value-type="string">
            <text:p>Rue Saint-Jacques, rue Gay Lussac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<text:s/>rue Gay Luss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850" calcext:value-type="float">
            <text:p>50850</text:p>
          </table:table-cell>
          <table:table-cell table:formula="of:=VLOOKUP([.$B146];[$'Annexe 1'.$B$2:$'Annexe 1'.$C$1392];2;0)" office:value-type="string" office:string-value="Rue Saint-Jacques, rue des Ecoles" calcext:value-type="string">
            <text:p>Rue Saint-Jacques, rue des Ecoles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<text:s/>rue des Ecol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6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73849" calcext:value-type="float">
            <text:p>73849</text:p>
          </table:table-cell>
          <table:table-cell table:formula="of:=VLOOKUP([.$B147];[$'Annexe 1'.$B$2:$'Annexe 1'.$C$1392];2;0)" office:value-type="string" office:string-value="Rue Saint-Julien le Pauvre, rue Galande" calcext:value-type="string">
            <text:p>Rue Saint-Julien le Pauvre, rue Galande</text:p>
          </table:table-cell>
          <table:table-cell office:value-type="string" calcext:value-type="string">
            <text:p>Rue Saint-Julien le Pauvre</text:p>
          </table:table-cell>
          <table:table-cell office:value-type="string" calcext:value-type="string">
            <text:p><text:s/>rue Galan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7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48902" calcext:value-type="float">
            <text:p>48902</text:p>
          </table:table-cell>
          <table:table-cell table:formula="of:=VLOOKUP([.$B148];[$'Annexe 1'.$B$2:$'Annexe 1'.$C$1392];2;0)" office:value-type="string" office:string-value="Square Tino Rossi" calcext:value-type="string">
            <text:p>Square Tino Rossi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48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8021" calcext:value-type="float">
            <text:p>58021</text:p>
          </table:table-cell>
          <table:table-cell table:formula="of:=VLOOKUP([.$B149];[$'Annexe 1'.$B$2:$'Annexe 1'.$C$1392];2;0)" office:value-type="string" office:string-value="Square Tino Rossi, quai Saint-Bernard" calcext:value-type="string">
            <text:p>Square Tino Rossi, quai Saint-Bernard</text:p>
          </table:table-cell>
          <table:table-cell office:value-type="string" calcext:value-type="string">
            <text:p>Square Tino Rossi</text:p>
          </table:table-cell>
          <table:table-cell office:value-type="string" calcext:value-type="string">
            <text:p><text:s/>quai Saint-Bern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49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3067" calcext:value-type="float">
            <text:p>13067</text:p>
          </table:table-cell>
          <table:table-cell table:formula="of:=VLOOKUP([.$B150];[$'Annexe 1'.$B$2:$'Annexe 1'.$C$1392];2;0)" office:value-type="string" office:string-value="Boulevard Raspail, rue de Rennes" calcext:value-type="string">
            <text:p>Boulevard Raspail, rue de Rennes</text:p>
          </table:table-cell>
          <table:table-cell office:value-type="string" calcext:value-type="string">
            <text:p>Boulevard Raspail</text:p>
          </table:table-cell>
          <table:table-cell office:value-type="string" calcext:value-type="string">
            <text:p><text:s/>rue de Ren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0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41562" calcext:value-type="float">
            <text:p>41562</text:p>
          </table:table-cell>
          <table:table-cell table:formula="of:=VLOOKUP([.$B151];[$'Annexe 1'.$B$2:$'Annexe 1'.$C$1392];2;0)" office:value-type="string" office:string-value="Boulevard Raspail, boulevard du Montparnasse" calcext:value-type="string">
            <text:p>Boulevard Raspail, boulevard du Montparnasse</text:p>
          </table:table-cell>
          <table:table-cell office:value-type="string" calcext:value-type="string">
            <text:p>Boulevard Raspail</text:p>
          </table:table-cell>
          <table:table-cell office:value-type="string" calcext:value-type="string">
            <text:p><text:s/>boulevard du Montparnas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1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1093" calcext:value-type="float">
            <text:p>11093</text:p>
          </table:table-cell>
          <table:table-cell table:formula="of:=VLOOKUP([.$B152];[$'Annexe 1'.$B$2:$'Annexe 1'.$C$1392];2;0)" office:value-type="string" office:string-value="Boulevard Saint-Germain, place Saint-Germain-des-Prés" calcext:value-type="string">
            <text:p>Boulevard Saint-Germain, place Saint-Germain-des-Prés</text:p>
          </table:table-cell>
          <table:table-cell office:value-type="string" calcext:value-type="string">
            <text:p>Boulevard Saint-Germain</text:p>
          </table:table-cell>
          <table:table-cell office:value-type="string" calcext:value-type="string">
            <text:p><text:s/>place Saint-Germain-des-Pré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2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3489" calcext:value-type="float">
            <text:p>23489</text:p>
          </table:table-cell>
          <table:table-cell table:formula="of:=VLOOKUP([.$B153];[$'Annexe 1'.$B$2:$'Annexe 1'.$C$1392];2;0)" office:value-type="string" office:string-value="Boulevard Saint-Germain, rue de l'Ecole de Médecine" calcext:value-type="string">
            <text:p>Boulevard Saint-Germain, rue de l'Ecole de Médecine</text:p>
          </table:table-cell>
          <table:table-cell office:value-type="string" calcext:value-type="string">
            <text:p>Boulevard Saint-Germain</text:p>
          </table:table-cell>
          <table:table-cell office:value-type="string" calcext:value-type="string">
            <text:p><text:s/>rue de l'Ecole de Médec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3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1106" calcext:value-type="float">
            <text:p>11106</text:p>
          </table:table-cell>
          <table:table-cell table:formula="of:=VLOOKUP([.$B154];[$'Annexe 1'.$B$2:$'Annexe 1'.$C$1392];2;0)" office:value-type="string" office:string-value="Boulevard Saint-Michel, rue Serpente" calcext:value-type="string">
            <text:p>Boulevard Saint-Michel, rue Serpente</text:p>
          </table:table-cell>
          <table:table-cell office:value-type="string" calcext:value-type="string">
            <text:p>Boulevard Saint-Michel</text:p>
          </table:table-cell>
          <table:table-cell office:value-type="string" calcext:value-type="string">
            <text:p><text:s/>rue Serpen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4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7809" calcext:value-type="float">
            <text:p>27809</text:p>
          </table:table-cell>
          <table:table-cell table:formula="of:=VLOOKUP([.$B155];[$'Annexe 1'.$B$2:$'Annexe 1'.$C$1392];2;0)" office:value-type="string" office:string-value="Place de l'Acadie, rue de Buci, boulevard Saint-Germain" calcext:value-type="string">
            <text:p>Place de l'Acadie, rue de Buci, boulevard Saint-Germain</text:p>
          </table:table-cell>
          <table:table-cell office:value-type="string" calcext:value-type="string">
            <text:p>Place de l'Acadie</text:p>
          </table:table-cell>
          <table:table-cell office:value-type="string" calcext:value-type="string">
            <text:p><text:s/>rue de Buci</text:p>
          </table:table-cell>
          <table:table-cell office:value-type="string" calcext:value-type="string">
            <text:p><text:s/>boulevard Saint-Germain</text:p>
          </table:table-cell>
          <table:table-cell office:value-type="string" calcext:value-type="string">
            <text:p>croisement</text:p>
          </table:table-cell>
          <table:table-cell table:style-name="ce4" table:formula="of:=VLOOKUP([.B155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1344" calcext:value-type="float">
            <text:p>61344</text:p>
          </table:table-cell>
          <table:table-cell table:formula="of:=VLOOKUP([.$B156];[$'Annexe 1'.$B$2:$'Annexe 1'.$C$1392];2;0)" office:value-type="string" office:string-value="Place de l'Institut" calcext:value-type="string">
            <text:p>Place de l'Institu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56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9103" calcext:value-type="float">
            <text:p>69103</text:p>
          </table:table-cell>
          <table:table-cell table:formula="of:=VLOOKUP([.$B157];[$'Annexe 1'.$B$2:$'Annexe 1'.$C$1392];2;0)" office:value-type="string" office:string-value="Place du 18 Juin 1940, rue de Rennes" calcext:value-type="string">
            <text:p>Place du 18 Juin 1940, rue de Rennes</text:p>
          </table:table-cell>
          <table:table-cell office:value-type="string" calcext:value-type="string">
            <text:p>Place du 18 Juin 1940</text:p>
          </table:table-cell>
          <table:table-cell office:value-type="string" calcext:value-type="string">
            <text:p><text:s/>rue de Ren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7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57429" calcext:value-type="float">
            <text:p>57429</text:p>
          </table:table-cell>
          <table:table-cell table:formula="of:=VLOOKUP([.$B158];[$'Annexe 1'.$B$2:$'Annexe 1'.$C$1392];2;0)" office:value-type="string" office:string-value="Place Henri Mondor — boulevard Saint- Germain, rue de l'Odéon" calcext:value-type="string">
            <text:p>Place Henri Mondor — boulevard Saint- Germain, rue de l'Odéon</text:p>
          </table:table-cell>
          <table:table-cell office:value-type="string" calcext:value-type="string">
            <text:p>Place Henri Mondor — boulevard Saint- Germain</text:p>
          </table:table-cell>
          <table:table-cell office:value-type="string" calcext:value-type="string">
            <text:p><text:s/>rue de l'Odé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8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7767" calcext:value-type="float">
            <text:p>27767</text:p>
          </table:table-cell>
          <table:table-cell table:formula="of:=VLOOKUP([.$B159];[$'Annexe 1'.$B$2:$'Annexe 1'.$C$1392];2;0)" office:value-type="string" office:string-value="Pont Neuf, rive Gauche" calcext:value-type="string">
            <text:p>Pont Neuf, rive Gauche</text:p>
          </table:table-cell>
          <table:table-cell office:value-type="string" calcext:value-type="string">
            <text:p>Pont Neuf</text:p>
          </table:table-cell>
          <table:table-cell office:value-type="string" calcext:value-type="string">
            <text:p><text:s/>rive Gauch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59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1195" calcext:value-type="float">
            <text:p>31195</text:p>
          </table:table-cell>
          <table:table-cell table:formula="of:=VLOOKUP([.$B160];[$'Annexe 1'.$B$2:$'Annexe 1'.$C$1392];2;0)" office:value-type="string" office:string-value="Quai de Conti, pont Neuf" calcext:value-type="string">
            <text:p>Quai de Conti, pont Neuf</text:p>
          </table:table-cell>
          <table:table-cell office:value-type="string" calcext:value-type="string">
            <text:p>Quai de Conti</text:p>
          </table:table-cell>
          <table:table-cell office:value-type="string" calcext:value-type="string">
            <text:p><text:s/>pont Neuf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0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86313" calcext:value-type="float">
            <text:p>86313</text:p>
          </table:table-cell>
          <table:table-cell table:formula="of:=VLOOKUP([.$B161];[$'Annexe 1'.$B$2:$'Annexe 1'.$C$1392];2;0)" office:value-type="string" office:string-value="Quai Malaquais, rue Bonaparte" calcext:value-type="string">
            <text:p>Quai Malaquais, rue Bonaparte</text:p>
          </table:table-cell>
          <table:table-cell office:value-type="string" calcext:value-type="string">
            <text:p>Quai Malaquais</text:p>
          </table:table-cell>
          <table:table-cell office:value-type="string" calcext:value-type="string">
            <text:p><text:s/>rue Bonapar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1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5" office:value-type="float" office:value="6034" calcext:value-type="float">
            <text:p>06034</text:p>
          </table:table-cell>
          <table:table-cell table:formula="of:=VLOOKUP([.$B162];[$'Annexe 1'.$B$2:$'Annexe 1'.$C$1392];2;0)" office:value-type="string" office:string-value="Rue Auguste Comte, avenue de l'Observatoire, place André Honorat" calcext:value-type="string">
            <text:p>Rue Auguste Comte, avenue de l'Observatoire, place André Honorat</text:p>
          </table:table-cell>
          <table:table-cell office:value-type="string" calcext:value-type="string">
            <text:p>Rue Auguste Comte</text:p>
          </table:table-cell>
          <table:table-cell office:value-type="string" calcext:value-type="string">
            <text:p><text:s/>avenue de l'Observatoire</text:p>
          </table:table-cell>
          <table:table-cell office:value-type="string" calcext:value-type="string">
            <text:p><text:s/>place André Honorat</text:p>
          </table:table-cell>
          <table:table-cell office:value-type="string" calcext:value-type="string">
            <text:p>croisement</text:p>
          </table:table-cell>
          <table:table-cell table:style-name="ce4" table:formula="of:=VLOOKUP([.B162];[$DonneesPrefPolice.$A$1:$DonneesPrefPolice.$C$1334];3;0)" office:value-type="date" office:date-value="2016-09-09" calcext:value-type="date">
            <text:p>09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6704" calcext:value-type="float">
            <text:p>26704</text:p>
          </table:table-cell>
          <table:table-cell table:formula="of:=VLOOKUP([.$B163];[$'Annexe 1'.$B$2:$'Annexe 1'.$C$1392];2;0)" office:value-type="string" office:string-value="Rue d'Assas, rue de Rennes" calcext:value-type="string">
            <text:p>Rue d'Assas, rue de Rennes</text:p>
          </table:table-cell>
          <table:table-cell office:value-type="string" calcext:value-type="string">
            <text:p>Rue d'Assas</text:p>
          </table:table-cell>
          <table:table-cell office:value-type="string" calcext:value-type="string">
            <text:p><text:s/>rue de Ren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3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9482" calcext:value-type="float">
            <text:p>29482</text:p>
          </table:table-cell>
          <table:table-cell table:formula="of:=VLOOKUP([.$B164];[$'Annexe 1'.$B$2:$'Annexe 1'.$C$1392];2;0)" office:value-type="string" office:string-value="Rue d'Assas, rue Auguste Comte" calcext:value-type="string">
            <text:p>Rue d'Assas, rue Auguste Comte</text:p>
          </table:table-cell>
          <table:table-cell office:value-type="string" calcext:value-type="string">
            <text:p>Rue d'Assas</text:p>
          </table:table-cell>
          <table:table-cell office:value-type="string" calcext:value-type="string">
            <text:p><text:s/>rue Auguste Com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4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5348" calcext:value-type="float">
            <text:p>35348</text:p>
          </table:table-cell>
          <table:table-cell table:formula="of:=VLOOKUP([.$B165];[$'Annexe 1'.$B$2:$'Annexe 1'.$C$1392];2;0)" office:value-type="string" office:string-value="Rue de l'Ecole de Médecine, boulevard Saint-Michel, rue Racine" calcext:value-type="string">
            <text:p>Rue de l'Ecole de Médecine, boulevard Saint-Michel, rue Racine</text:p>
          </table:table-cell>
          <table:table-cell office:value-type="string" calcext:value-type="string">
            <text:p>Rue de l'Ecole de Médecine</text:p>
          </table:table-cell>
          <table:table-cell office:value-type="string" calcext:value-type="string">
            <text:p><text:s/>boulevard Saint-Michel</text:p>
          </table:table-cell>
          <table:table-cell office:value-type="string" calcext:value-type="string">
            <text:p><text:s/>rue Racine</text:p>
          </table:table-cell>
          <table:table-cell office:value-type="string" calcext:value-type="string">
            <text:p>croisement</text:p>
          </table:table-cell>
          <table:table-cell table:style-name="ce4" table:formula="of:=VLOOKUP([.B165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0124" calcext:value-type="float">
            <text:p>10124</text:p>
          </table:table-cell>
          <table:table-cell table:formula="of:=VLOOKUP([.$B166];[$'Annexe 1'.$B$2:$'Annexe 1'.$C$1392];2;0)" office:value-type="string" office:string-value="Rue de Rennes, rue de Vaugirard" calcext:value-type="string">
            <text:p>Rue de Rennes, rue de Vaugirard</text:p>
          </table:table-cell>
          <table:table-cell office:value-type="string" calcext:value-type="string">
            <text:p>Rue de Rennes</text:p>
          </table:table-cell>
          <table:table-cell office:value-type="string" calcext:value-type="string">
            <text:p><text:s/>rue de Vaugir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6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3838" calcext:value-type="float">
            <text:p>93838</text:p>
          </table:table-cell>
          <table:table-cell table:formula="of:=VLOOKUP([.$B167];[$'Annexe 1'.$B$2:$'Annexe 1'.$C$1392];2;0)" office:value-type="string" office:string-value="Rue de Rennes, rue du Four" calcext:value-type="string">
            <text:p>Rue de Rennes, rue du Four</text:p>
          </table:table-cell>
          <table:table-cell office:value-type="string" calcext:value-type="string">
            <text:p>Rue de Rennes</text:p>
          </table:table-cell>
          <table:table-cell office:value-type="string" calcext:value-type="string">
            <text:p><text:s/>rue du Fo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7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43190" calcext:value-type="float">
            <text:p>43190</text:p>
          </table:table-cell>
          <table:table-cell table:formula="of:=VLOOKUP([.$B168];[$'Annexe 1'.$B$2:$'Annexe 1'.$C$1392];2;0)" office:value-type="string" office:string-value="Rue de Sèvres, boulevard Raspail" calcext:value-type="string">
            <text:p>Rue de Sèvres, boulevard Raspail</text:p>
          </table:table-cell>
          <table:table-cell office:value-type="string" calcext:value-type="string">
            <text:p>Rue de Sèvres</text:p>
          </table:table-cell>
          <table:table-cell office:value-type="string" calcext:value-type="string">
            <text:p><text:s/>boulevard Raspa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8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4061" calcext:value-type="float">
            <text:p>64061</text:p>
          </table:table-cell>
          <table:table-cell table:formula="of:=VLOOKUP([.$B169];[$'Annexe 1'.$B$2:$'Annexe 1'.$C$1392];2;0)" office:value-type="string" office:string-value="Rue de Vaugirard, boulevard Raspail" calcext:value-type="string">
            <text:p>Rue de Vaugirard, boulevard Raspail</text:p>
          </table:table-cell>
          <table:table-cell office:value-type="string" calcext:value-type="string">
            <text:p>Rue de Vaugirard</text:p>
          </table:table-cell>
          <table:table-cell office:value-type="string" calcext:value-type="string">
            <text:p><text:s/>boulevard Raspa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69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4647" calcext:value-type="float">
            <text:p>24647</text:p>
          </table:table-cell>
          <table:table-cell table:formula="of:=VLOOKUP([.$B170];[$'Annexe 1'.$B$2:$'Annexe 1'.$C$1392];2;0)" office:value-type="string" office:string-value="Rue des Saints-Pères, boulevard Saint-Germain" calcext:value-type="string">
            <text:p>Rue des Saints-Pères, boulevard Saint-Germain</text:p>
          </table:table-cell>
          <table:table-cell office:value-type="string" calcext:value-type="string">
            <text:p>Rue des Saints-Pères</text:p>
          </table:table-cell>
          <table:table-cell office:value-type="string" calcext:value-type="string">
            <text:p><text:s/>boulevard Saint-Germain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0579" calcext:value-type="float">
            <text:p>30579</text:p>
          </table:table-cell>
          <table:table-cell table:formula="of:=VLOOKUP([.$B171];[$'Annexe 1'.$B$2:$'Annexe 1'.$C$1392];2;0)" office:value-type="string" office:string-value="Rue du Four, rue du Cherche Midi" calcext:value-type="string">
            <text:p>Rue du Four, rue du Cherche Midi</text:p>
          </table:table-cell>
          <table:table-cell office:value-type="string" calcext:value-type="string">
            <text:p>Rue du Four</text:p>
          </table:table-cell>
          <table:table-cell office:value-type="string" calcext:value-type="string">
            <text:p><text:s/>rue du Cherche Mid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1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1297" calcext:value-type="float">
            <text:p>91297</text:p>
          </table:table-cell>
          <table:table-cell table:formula="of:=VLOOKUP([.$B172];[$'Annexe 1'.$B$2:$'Annexe 1'.$C$1392];2;0)" office:value-type="string" office:string-value="Rue du Vieux Colombier, rue du Cherche Midi" calcext:value-type="string">
            <text:p>Rue du Vieux Colombier, rue du Cherche Midi</text:p>
          </table:table-cell>
          <table:table-cell office:value-type="string" calcext:value-type="string">
            <text:p>Rue du Vieux Colombier</text:p>
          </table:table-cell>
          <table:table-cell office:value-type="string" calcext:value-type="string">
            <text:p><text:s/>rue du Cherche Mid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2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8526" calcext:value-type="float">
            <text:p>98526</text:p>
          </table:table-cell>
          <table:table-cell table:formula="of:=VLOOKUP([.$B173];[$'Annexe 1'.$B$2:$'Annexe 1'.$C$1392];2;0)" office:value-type="string" office:string-value="Rue du Vieux Colombier, rue Bonaparte" calcext:value-type="string">
            <text:p>Rue du Vieux Colombier, rue Bonaparte</text:p>
          </table:table-cell>
          <table:table-cell office:value-type="string" calcext:value-type="string">
            <text:p>Rue du Vieux Colombier</text:p>
          </table:table-cell>
          <table:table-cell office:value-type="string" calcext:value-type="string">
            <text:p><text:s/>rue Bonapar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3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4111" calcext:value-type="float">
            <text:p>64111</text:p>
          </table:table-cell>
          <table:table-cell table:formula="of:=VLOOKUP([.$B174];[$'Annexe 1'.$B$2:$'Annexe 1'.$C$1392];2;0)" office:value-type="string" office:string-value="Rue Monsieur Le Prince, rue Racine" calcext:value-type="string">
            <text:p>Rue Monsieur Le Prince, rue Racine</text:p>
          </table:table-cell>
          <table:table-cell office:value-type="string" calcext:value-type="string">
            <text:p>Rue Monsieur Le Prince</text:p>
          </table:table-cell>
          <table:table-cell office:value-type="string" calcext:value-type="string">
            <text:p><text:s/>rue Rac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3215" calcext:value-type="float">
            <text:p>63215</text:p>
          </table:table-cell>
          <table:table-cell table:formula="of:=VLOOKUP([.$B175];[$'Annexe 1'.$B$2:$'Annexe 1'.$C$1392];2;0)" office:value-type="string" office:string-value="Rue Saint-André des Arts, place Saint- Michel" calcext:value-type="string">
            <text:p>Rue Saint-André des Arts, place Saint- Michel</text:p>
          </table:table-cell>
          <table:table-cell office:value-type="string" calcext:value-type="string">
            <text:p>Rue Saint-André des Arts</text:p>
          </table:table-cell>
          <table:table-cell office:value-type="string" calcext:value-type="string">
            <text:p><text:s/>place Saint- Mich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2733" calcext:value-type="float">
            <text:p>52733</text:p>
          </table:table-cell>
          <table:table-cell table:formula="of:=VLOOKUP([.$B176];[$'Annexe 1'.$B$2:$'Annexe 1'.$C$1392];2;0)" office:value-type="string" office:string-value="Assemblée Nationale" calcext:value-type="string">
            <text:p>Assemblée National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76];[$DonneesPrefPolice.$A$1:$DonneesPrefPolice.$C$1334];3;0)" office:value-type="date" office:date-value="2012-08-17" calcext:value-type="date">
            <text:p>17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9" calcext:value-type="float">
            <text:p>07089</text:p>
          </table:table-cell>
          <table:table-cell table:formula="of:=VLOOKUP([.$B177];[$'Annexe 1'.$B$2:$'Annexe 1'.$C$1392];2;0)" office:value-type="string" office:string-value="Avenue Charles Risler, allée Pierre Loti" calcext:value-type="string">
            <text:p>Avenue Charles Risler, allée Pierre Loti</text:p>
          </table:table-cell>
          <table:table-cell office:value-type="string" calcext:value-type="string">
            <text:p>Avenue Charles Risler</text:p>
          </table:table-cell>
          <table:table-cell office:value-type="string" calcext:value-type="string">
            <text:p><text:s/>allée Pierre Lot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7];[$DonneesPrefPolice.$A$1:$DonneesPrefPolice.$C$1334];3;0)" office:value-type="date" office:date-value="2016-05-27" calcext:value-type="date">
            <text:p>27/05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8390" calcext:value-type="float">
            <text:p>58390</text:p>
          </table:table-cell>
          <table:table-cell table:formula="of:=VLOOKUP([.$B178];[$'Annexe 1'.$B$2:$'Annexe 1'.$C$1392];2;0)" office:value-type="string" office:string-value="Avenue de la Motte Picquet, rue Cler" calcext:value-type="string">
            <text:p>Avenue de la Motte Picquet, rue Cler</text:p>
          </table:table-cell>
          <table:table-cell office:value-type="string" calcext:value-type="string">
            <text:p>Avenue de la Motte Picquet</text:p>
          </table:table-cell>
          <table:table-cell office:value-type="string" calcext:value-type="string">
            <text:p><text:s/>rue Cl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8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2217" calcext:value-type="float">
            <text:p>52217</text:p>
          </table:table-cell>
          <table:table-cell table:formula="of:=VLOOKUP([.$B179];[$'Annexe 1'.$B$2:$'Annexe 1'.$C$1392];2;0)" office:value-type="string" office:string-value="Avenue de Suffren, avenue Joseph Bouvard" calcext:value-type="string">
            <text:p>Avenue de Suffren, avenue Joseph Bouvard</text:p>
          </table:table-cell>
          <table:table-cell office:value-type="string" calcext:value-type="string">
            <text:p>Avenue de Suffren</text:p>
          </table:table-cell>
          <table:table-cell office:value-type="string" calcext:value-type="string">
            <text:p><text:s/>avenue Joseph Bouv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79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5428" calcext:value-type="float">
            <text:p>55428</text:p>
          </table:table-cell>
          <table:table-cell table:formula="of:=VLOOKUP([.$B180];[$'Annexe 1'.$B$2:$'Annexe 1'.$C$1392];2;0)" office:value-type="string" office:string-value="Avenue de Tourville, avenue de Ségur" calcext:value-type="string">
            <text:p>Avenue de Tourville, avenue de Ségur</text:p>
          </table:table-cell>
          <table:table-cell office:value-type="string" calcext:value-type="string">
            <text:p>Avenue de Tourville</text:p>
          </table:table-cell>
          <table:table-cell office:value-type="string" calcext:value-type="string">
            <text:p><text:s/>avenue de Ség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0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154" calcext:value-type="float">
            <text:p>56154</text:p>
          </table:table-cell>
          <table:table-cell table:formula="of:=VLOOKUP([.$B181];[$'Annexe 1'.$B$2:$'Annexe 1'.$C$1392];2;0)" office:value-type="string" office:string-value="Avenue de Tourville, avenue de Villars" calcext:value-type="string">
            <text:p>Avenue de Tourville, avenue de Villars</text:p>
          </table:table-cell>
          <table:table-cell office:value-type="string" calcext:value-type="string">
            <text:p>Avenue de Tourville</text:p>
          </table:table-cell>
          <table:table-cell office:value-type="string" calcext:value-type="string">
            <text:p><text:s/>avenue de Villa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1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90" calcext:value-type="float">
            <text:p>07090</text:p>
          </table:table-cell>
          <table:table-cell table:formula="of:=VLOOKUP([.$B182];[$'Annexe 1'.$B$2:$'Annexe 1'.$C$1392];2;0)" office:value-type="string" office:string-value="Avenue du Docteur Brouardel, alléeThomy Thierry" calcext:value-type="string">
            <text:p>Avenue du Docteur Brouardel, alléeThomy Thierry</text:p>
          </table:table-cell>
          <table:table-cell office:value-type="string" calcext:value-type="string">
            <text:p>Avenue du Docteur Brouardel</text:p>
          </table:table-cell>
          <table:table-cell office:value-type="string" calcext:value-type="string">
            <text:p><text:s/>allée Thomy Thier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2];[$DonneesPrefPolice.$A$1:$DonneesPrefPolice.$C$1334];3;0)" office:value-type="date" office:date-value="2016-05-27" calcext:value-type="date">
            <text:p>27/05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4479" calcext:value-type="float">
            <text:p>34479</text:p>
          </table:table-cell>
          <table:table-cell table:formula="of:=VLOOKUP([.$B183];[$'Annexe 1'.$B$2:$'Annexe 1'.$C$1392];2;0)" office:value-type="string" office:string-value="Avenue du Général Détrié, avenue Charles Floquet" calcext:value-type="string">
            <text:p>Avenue du Général Détrié, avenue Charles Floquet</text:p>
          </table:table-cell>
          <table:table-cell office:value-type="string" calcext:value-type="string">
            <text:p>Avenue du Général Détrié</text:p>
          </table:table-cell>
          <table:table-cell office:value-type="string" calcext:value-type="string">
            <text:p><text:s/>avenue Charles Floqu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3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3282" calcext:value-type="float">
            <text:p>33282</text:p>
          </table:table-cell>
          <table:table-cell table:formula="of:=VLOOKUP([.$B184];[$'Annexe 1'.$B$2:$'Annexe 1'.$C$1392];2;0)" office:value-type="string" office:string-value="Avenue du Maréchal Galliéni, rue de l'Université" calcext:value-type="string">
            <text:p>Avenue du Maréchal Galliéni, rue de l'Université</text:p>
          </table:table-cell>
          <table:table-cell office:value-type="string" calcext:value-type="string">
            <text:p>Avenue du Maréchal Galliéni</text:p>
          </table:table-cell>
          <table:table-cell office:value-type="string" calcext:value-type="string">
            <text:p><text:s/>rue de l'Universit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4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173" calcext:value-type="float">
            <text:p>69173</text:p>
          </table:table-cell>
          <table:table-cell table:formula="of:=VLOOKUP([.$B185];[$'Annexe 1'.$B$2:$'Annexe 1'.$C$1392];2;0)" office:value-type="string" office:string-value="Avenue Duquesne, avenue de Ségur" calcext:value-type="string">
            <text:p>Avenue Duquesne, avenue de Ségur</text:p>
          </table:table-cell>
          <table:table-cell office:value-type="string" calcext:value-type="string">
            <text:p>Avenue Duquesne</text:p>
          </table:table-cell>
          <table:table-cell office:value-type="string" calcext:value-type="string">
            <text:p><text:s/>avenue de Ség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5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9293" calcext:value-type="float">
            <text:p>59293</text:p>
          </table:table-cell>
          <table:table-cell table:formula="of:=VLOOKUP([.$B186];[$'Annexe 1'.$B$2:$'Annexe 1'.$C$1392];2;0)" office:value-type="string" office:string-value="Avenue Emile Deschanel, avenue de Belgrade" calcext:value-type="string">
            <text:p>Avenue Emile Deschanel, avenue de Belgrade</text:p>
          </table:table-cell>
          <table:table-cell office:value-type="string" calcext:value-type="string">
            <text:p>Avenue Emile Deschanel</text:p>
          </table:table-cell>
          <table:table-cell office:value-type="string" calcext:value-type="string">
            <text:p><text:s/>avenue de Belgra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6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7567" calcext:value-type="float">
            <text:p>17567</text:p>
          </table:table-cell>
          <table:table-cell table:formula="of:=VLOOKUP([.$B187];[$'Annexe 1'.$B$2:$'Annexe 1'.$C$1392];2;0)" office:value-type="string" office:string-value="Avenue Saxe, avenue Breteuil (place de Breteuil)" calcext:value-type="string">
            <text:p>Avenue Saxe, avenue Breteuil (place de Breteuil)</text:p>
          </table:table-cell>
          <table:table-cell office:value-type="string" calcext:value-type="string">
            <text:p>Avenue Saxe</text:p>
          </table:table-cell>
          <table:table-cell office:value-type="string" calcext:value-type="string">
            <text:p><text:s/>avenue Breteuil (place de Breteuil)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7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5099" calcext:value-type="float">
            <text:p>75099</text:p>
          </table:table-cell>
          <table:table-cell table:formula="of:=VLOOKUP([.$B188];[$'Annexe 1'.$B$2:$'Annexe 1'.$C$1392];2;0)" office:value-type="string" office:string-value="Avenue Saxe, avenue Breteuil (place de Breteuil)" calcext:value-type="string">
            <text:p>Avenue Saxe, avenue Breteuil (place de Breteuil)</text:p>
          </table:table-cell>
          <table:table-cell office:value-type="string" calcext:value-type="string">
            <text:p>Avenue Saxe</text:p>
          </table:table-cell>
          <table:table-cell office:value-type="string" calcext:value-type="string">
            <text:p><text:s/>avenue Breteuil (place de Breteuil)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8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1909" calcext:value-type="float">
            <text:p>21909</text:p>
          </table:table-cell>
          <table:table-cell table:formula="of:=VLOOKUP([.$B189];[$'Annexe 1'.$B$2:$'Annexe 1'.$C$1392];2;0)" office:value-type="string" office:string-value="Boulevard de la Tour Maubourg, rue de l'Université" calcext:value-type="string">
            <text:p>Boulevard de la Tour Maubourg, rue de l'Université</text:p>
          </table:table-cell>
          <table:table-cell office:value-type="string" calcext:value-type="string">
            <text:p>Boulevard de la Tour Maubourg</text:p>
          </table:table-cell>
          <table:table-cell office:value-type="string" calcext:value-type="string">
            <text:p><text:s/>rue de l'Universit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89];[$DonneesPrefPolice.$A$1:$DonneesPrefPolice.$C$1334];3;0)" office:value-type="date" office:date-value="2013-06-14" calcext:value-type="date">
            <text:p>14/06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0800" calcext:value-type="float">
            <text:p>60800</text:p>
          </table:table-cell>
          <table:table-cell table:formula="of:=VLOOKUP([.$B190];[$'Annexe 1'.$B$2:$'Annexe 1'.$C$1392];2;0)" office:value-type="string" office:string-value="Boulevard des Invalides, rue de Varenne" calcext:value-type="string">
            <text:p>Boulevard des Invalides, rue de Varenne</text:p>
          </table:table-cell>
          <table:table-cell office:value-type="string" calcext:value-type="string">
            <text:p>Boulevard des Invalides</text:p>
          </table:table-cell>
          <table:table-cell office:value-type="string" calcext:value-type="string">
            <text:p><text:s/>rue de Vare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90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064" calcext:value-type="float">
            <text:p>69064</text:p>
          </table:table-cell>
          <table:table-cell table:formula="of:=VLOOKUP([.$B191];[$'Annexe 1'.$B$2:$'Annexe 1'.$C$1392];2;0)" office:value-type="string" office:string-value="Boulevard des Invalides, avenue de Tourville" calcext:value-type="string">
            <text:p>Boulevard des Invalides, avenue de Tourville</text:p>
          </table:table-cell>
          <table:table-cell office:value-type="string" calcext:value-type="string">
            <text:p>Boulevard des Invalides</text:p>
          </table:table-cell>
          <table:table-cell office:value-type="string" calcext:value-type="string">
            <text:p><text:s/>avenue de Tour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91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3784" calcext:value-type="float">
            <text:p>83784</text:p>
          </table:table-cell>
          <table:table-cell table:formula="of:=VLOOKUP([.$B192];[$'Annexe 1'.$B$2:$'Annexe 1'.$C$1392];2;0)" office:value-type="string" office:string-value="Mail Branly, Passerelle Débilly" calcext:value-type="string">
            <text:p>Mail Branly, Passerelle Débilly</text:p>
          </table:table-cell>
          <table:table-cell office:value-type="string" calcext:value-type="string">
            <text:p>Mail Branly</text:p>
          </table:table-cell>
          <table:table-cell office:value-type="string" calcext:value-type="string">
            <text:p><text:s/>Passerelle Débi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192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0583" calcext:value-type="float">
            <text:p>10583</text:p>
          </table:table-cell>
          <table:table-cell table:formula="of:=VLOOKUP([.$B193];[$'Annexe 1'.$B$2:$'Annexe 1'.$C$1392];2;0)" office:value-type="string" office:string-value="Pilier Est de la Tour Eiffel" calcext:value-type="string">
            <text:p>Pilier Est de la Tour Eiffel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93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298" calcext:value-type="float">
            <text:p>86298</text:p>
          </table:table-cell>
          <table:table-cell table:formula="of:=VLOOKUP([.$B194];[$'Annexe 1'.$B$2:$'Annexe 1'.$C$1392];2;0)" office:value-type="string" office:string-value="Pilier Sud de la Tour Eiffel" calcext:value-type="string">
            <text:p>Pilier Sud de la Tour Eiffel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194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8769" calcext:value-type="float">
            <text:p>18769</text:p>
          </table:table-cell>
          <table:table-cell table:formula="of:=VLOOKUP([.$B195];[$'Annexe 1'.$B$2:$'Annexe 1'.$C$1392];2;0)" office:value-type="string" office:string-value="Place André Tardieu" calcext:value-type="string">
            <text:p>Place André Tardieu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95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8775" calcext:value-type="float">
            <text:p>38775</text:p>
          </table:table-cell>
          <table:table-cell table:formula="of:=VLOOKUP([.$B196];[$'Annexe 1'.$B$2:$'Annexe 1'.$C$1392];2;0)" office:value-type="string" office:string-value="Place de la Résistance" calcext:value-type="string">
            <text:p>Place de la Résistanc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96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3718" calcext:value-type="float">
            <text:p>53718</text:p>
          </table:table-cell>
          <table:table-cell table:formula="of:=VLOOKUP([.$B197];[$'Annexe 1'.$B$2:$'Annexe 1'.$C$1392];2;0)" office:value-type="string" office:string-value="Place du Général Gouraud" calcext:value-type="string">
            <text:p>Place du Général Gouraud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97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3731" calcext:value-type="float">
            <text:p>83731</text:p>
          </table:table-cell>
          <table:table-cell table:formula="of:=VLOOKUP([.$B198];[$'Annexe 1'.$B$2:$'Annexe 1'.$C$1392];2;0)" office:value-type="string" office:string-value="Place du Palais Bourbon" calcext:value-type="string">
            <text:p>Place du Palais Bourbo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98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074" calcext:value-type="float">
            <text:p>56074</text:p>
          </table:table-cell>
          <table:table-cell table:formula="of:=VLOOKUP([.$B199];[$'Annexe 1'.$B$2:$'Annexe 1'.$C$1392];2;0)" office:value-type="string" office:string-value="Place Jacques Rueff" calcext:value-type="string">
            <text:p>Place Jacques Rueff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199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1658" calcext:value-type="float">
            <text:p>71658</text:p>
          </table:table-cell>
          <table:table-cell table:formula="of:=VLOOKUP([.$B200];[$'Annexe 1'.$B$2:$'Annexe 1'.$C$1392];2;0)" office:value-type="string" office:string-value="Place Joffre" calcext:value-type="string">
            <text:p>Place Joffr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00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1361" calcext:value-type="float">
            <text:p>11361</text:p>
          </table:table-cell>
          <table:table-cell table:formula="of:=VLOOKUP([.$B201];[$'Annexe 1'.$B$2:$'Annexe 1'.$C$1392];2;0)" office:value-type="string" office:string-value="Place Saint-Thomas d'Aquin, rue Saint-Thomas d'Aquin" calcext:value-type="string">
            <text:p>Place Saint-Thomas d'Aquin, rue Saint-Thomas d'Aquin</text:p>
          </table:table-cell>
          <table:table-cell office:value-type="string" calcext:value-type="string">
            <text:p>Place Saint-Thomas d'Aquin</text:p>
          </table:table-cell>
          <table:table-cell office:value-type="string" calcext:value-type="string">
            <text:p><text:s/>rue Saint-Thomas d'Aqu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01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93957" calcext:value-type="float">
            <text:p>93957</text:p>
          </table:table-cell>
          <table:table-cell table:formula="of:=VLOOKUP([.$B202];[$'Annexe 1'.$B$2:$'Annexe 1'.$C$1392];2;0)" office:value-type="string" office:string-value="Place Vauban" calcext:value-type="string">
            <text:p>Place Vauba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0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46990" calcext:value-type="float">
            <text:p>46990</text:p>
          </table:table-cell>
          <table:table-cell table:formula="of:=VLOOKUP([.$B203];[$'Annexe 1'.$B$2:$'Annexe 1'.$C$1392];2;0)" office:value-type="string" office:string-value="Pont Alexandre III, quai Anatole France" calcext:value-type="string">
            <text:p>Pont Alexandre III, quai Anatole France</text:p>
          </table:table-cell>
          <table:table-cell office:value-type="string" calcext:value-type="string">
            <text:p>Pont Alexandre III</text:p>
          </table:table-cell>
          <table:table-cell office:value-type="string" calcext:value-type="string">
            <text:p><text:s/>quai Anatole Franc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03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2958" calcext:value-type="float">
            <text:p>72958</text:p>
          </table:table-cell>
          <table:table-cell table:formula="of:=VLOOKUP([.$B204];[$'Annexe 1'.$B$2:$'Annexe 1'.$C$1392];2;0)" office:value-type="string" office:string-value="Pont de la Concorde, quai Anatole France" calcext:value-type="string">
            <text:p>Pont de la Concorde, quai Anatole France</text:p>
          </table:table-cell>
          <table:table-cell office:value-type="string" calcext:value-type="string">
            <text:p>Pont de la Concorde</text:p>
          </table:table-cell>
          <table:table-cell office:value-type="string" calcext:value-type="string">
            <text:p><text:s/>quai Anatole Franc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04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90890" calcext:value-type="float">
            <text:p>90890</text:p>
          </table:table-cell>
          <table:table-cell table:formula="of:=VLOOKUP([.$B205];[$'Annexe 1'.$B$2:$'Annexe 1'.$C$1392];2;0)" office:value-type="string" office:string-value="Pont des Invalides (amont) — Seine" calcext:value-type="string">
            <text:p>Pont des Invalides (amont)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05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3877" calcext:value-type="float">
            <text:p>63877</text:p>
          </table:table-cell>
          <table:table-cell table:formula="of:=VLOOKUP([.$B206];[$'Annexe 1'.$B$2:$'Annexe 1'.$C$1392];2;0)" office:value-type="string" office:string-value="Port de la Bourdonnais, aval pont de l'Alma — Seine" calcext:value-type="string">
            <text:p>Port de la Bourdonnais, aval pont de l'Alma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06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3371" calcext:value-type="float">
            <text:p>23371</text:p>
          </table:table-cell>
          <table:table-cell table:formula="of:=VLOOKUP([.$B207];[$'Annexe 1'.$B$2:$'Annexe 1'.$C$1392];2;0)" office:value-type="string" office:string-value="Port de Solférino, niveau Musée de la Légion d'Honneur — Seine" calcext:value-type="string">
            <text:p>Port de Solférino, niveau Musée de la Légion d'Honneur — Seine</text:p>
          </table:table-cell>
          <table:table-cell office:value-type="string" calcext:value-type="string">
            <text:p>Port de Solférino</text:p>
          </table:table-cell>
          <table:table-cell office:value-type="string" calcext:value-type="string">
            <text:p><text:s/>niveau Musée de la Légion d'Honneur — Se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07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6070" calcext:value-type="float">
            <text:p>66070</text:p>
          </table:table-cell>
          <table:table-cell table:formula="of:=VLOOKUP([.$B208];[$'Annexe 1'.$B$2:$'Annexe 1'.$C$1392];2;0)" office:value-type="string" office:string-value="Port de Solférino, niveau Musée d'Orsay — Seine" calcext:value-type="string">
            <text:p>Port de Solférino, niveau Musée d'Orsay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08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8472" calcext:value-type="float">
            <text:p>78472</text:p>
          </table:table-cell>
          <table:table-cell table:formula="of:=VLOOKUP([.$B209];[$'Annexe 1'.$B$2:$'Annexe 1'.$C$1392];2;0)" office:value-type="string" office:string-value="Port de Solférino, niveau 23, quai Anatole France — Seine" calcext:value-type="string">
            <text:p>Port de Solférino, niveau 23, quai Anatole France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09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9075" calcext:value-type="float">
            <text:p>29075</text:p>
          </table:table-cell>
          <table:table-cell table:formula="of:=VLOOKUP([.$B210];[$'Annexe 1'.$B$2:$'Annexe 1'.$C$1392];2;0)" office:value-type="string" office:string-value="Port des Invalides, aval du pont Alexandre III — Seine" calcext:value-type="string">
            <text:p>Port des Invalides, aval du pont Alexandre III — Seine</text:p>
          </table:table-cell>
          <table:table-cell office:value-type="string" calcext:value-type="string">
            <text:p>Port des Invalides</text:p>
          </table:table-cell>
          <table:table-cell office:value-type="string" calcext:value-type="string">
            <text:p><text:s/>aval du pont Alexandre III — Se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10];[$DonneesPrefPolice.$A$1:$DonneesPrefPolice.$C$1334];3;0)" office:value-type="date" office:date-value="2013-12-13" calcext:value-type="date">
            <text:p>13/1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0073" calcext:value-type="float">
            <text:p>60073</text:p>
          </table:table-cell>
          <table:table-cell table:formula="of:=VLOOKUP([.$B211];[$'Annexe 1'.$B$2:$'Annexe 1'.$C$1392];2;0)" office:value-type="string" office:string-value="Port des Invalides, aval pont de la Concorde — Seine" calcext:value-type="string">
            <text:p>Port des Invalides, aval pont de la Concorde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11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874" calcext:value-type="float">
            <text:p>86874</text:p>
          </table:table-cell>
          <table:table-cell table:formula="of:=VLOOKUP([.$B212];[$'Annexe 1'.$B$2:$'Annexe 1'.$C$1392];2;0)" office:value-type="string" office:string-value="" calcext:value-type="error">
            <text:p>#N/A</text:p>
          </table:table-cell>
          <table:table-cell table:style-name="ce6" table:number-columns-repeated="3"/>
          <table:table-cell office:value-type="string" calcext:value-type="string">
            <text:p>point décrit</text:p>
          </table:table-cell>
          <table:table-cell table:style-name="ce4" table:formula="of:=VLOOKUP([.B212];[$DonneesPrefPolice.$A$1:$DonneesPrefPolice.$C$1334];3;0)" office:value-type="date" office:date-value="2013-12-13" calcext:value-type="date">
            <text:p>13/1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4776" calcext:value-type="float">
            <text:p>54776</text:p>
          </table:table-cell>
          <table:table-cell table:formula="of:=VLOOKUP([.$B213];[$'Annexe 1'.$B$2:$'Annexe 1'.$C$1392];2;0)" office:value-type="string" office:string-value="Port du Gros Caillou, aval pont des Invalides — Seine" calcext:value-type="string">
            <text:p>Port du Gros Caillou, aval pont des Invalides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13];[$DonneesPrefPolice.$A$1:$DonneesPrefPolice.$C$1334];3;0)" office:value-type="date" office:date-value="2013-07-26" calcext:value-type="date">
            <text:p>26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9776" calcext:value-type="float">
            <text:p>89776</text:p>
          </table:table-cell>
          <table:table-cell table:formula="of:=VLOOKUP([.$B214];[$'Annexe 1'.$B$2:$'Annexe 1'.$C$1392];2;0)" office:value-type="string" office:string-value="Port du Gros Caillou" calcext:value-type="string">
            <text:p>Port du Gros Caillou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14];[$DonneesPrefPolice.$A$1:$DonneesPrefPolice.$C$1334];3;0)" office:value-type="date" office:date-value="2013-03-22" calcext:value-type="date">
            <text:p>22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1064" calcext:value-type="float">
            <text:p>71064</text:p>
          </table:table-cell>
          <table:table-cell table:formula="of:=VLOOKUP([.$B215];[$'Annexe 1'.$B$2:$'Annexe 1'.$C$1392];2;0)" office:value-type="string" office:string-value="Quai Anatole France, Pont Royal" calcext:value-type="string">
            <text:p>Quai Anatole France, Pont Royal</text:p>
          </table:table-cell>
          <table:table-cell office:value-type="string" calcext:value-type="string">
            <text:p>Quai Anatole France</text:p>
          </table:table-cell>
          <table:table-cell office:value-type="string" calcext:value-type="string">
            <text:p><text:s/>Pont Roya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15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7103" calcext:value-type="float">
            <text:p>17103</text:p>
          </table:table-cell>
          <table:table-cell table:formula="of:=VLOOKUP([.$B216];[$'Annexe 1'.$B$2:$'Annexe 1'.$C$1392];2;0)" office:value-type="string" office:string-value="Quai Branly, avenue de Suffren" calcext:value-type="string">
            <text:p>Quai Branly, avenue de Suffren</text:p>
          </table:table-cell>
          <table:table-cell office:value-type="string" calcext:value-type="string">
            <text:p>Quai Branly</text:p>
          </table:table-cell>
          <table:table-cell office:value-type="string" calcext:value-type="string">
            <text:p><text:s/>avenue de Suffre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16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9992" calcext:value-type="float">
            <text:p>39992</text:p>
          </table:table-cell>
          <table:table-cell table:formula="of:=VLOOKUP([.$B217];[$'Annexe 1'.$B$2:$'Annexe 1'.$C$1392];2;0)" office:value-type="string" office:string-value="Quai Branly, pont d'Iéna" calcext:value-type="string">
            <text:p>Quai Branly, pont d'Iéna</text:p>
          </table:table-cell>
          <table:table-cell office:value-type="string" calcext:value-type="string">
            <text:p>Quai Branly</text:p>
          </table:table-cell>
          <table:table-cell office:value-type="string" calcext:value-type="string">
            <text:p><text:s/>pont d'Ién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17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6202" calcext:value-type="float">
            <text:p>76202</text:p>
          </table:table-cell>
          <table:table-cell table:formula="of:=VLOOKUP([.$B218];[$'Annexe 1'.$B$2:$'Annexe 1'.$C$1392];2;0)" office:value-type="string" office:string-value="Quai Branly trottoir Nord" calcext:value-type="string">
            <text:p>Quai Branly trottoir Nor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18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7782" calcext:value-type="float">
            <text:p>77782</text:p>
          </table:table-cell>
          <table:table-cell table:formula="of:=VLOOKUP([.$B219];[$'Annexe 1'.$B$2:$'Annexe 1'.$C$1392];2;0)" office:value-type="string" office:string-value="Quai Branly voie Nord" calcext:value-type="string">
            <text:p>Quai Branly voie Nor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19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0" calcext:value-type="float">
            <text:p>07080</text:p>
          </table:table-cell>
          <table:table-cell table:formula="of:=VLOOKUP([.$B220];[$'Annexe 1'.$B$2:$'Annexe 1'.$C$1392];2;0)" office:value-type="string" office:string-value="Quai d'Orsay, rue Robert Esnault Pelterie" calcext:value-type="string">
            <text:p>Quai d'Orsay, rue Robert Esnault Pelterie</text:p>
          </table:table-cell>
          <table:table-cell office:value-type="string" calcext:value-type="string">
            <text:p>Quai d'Orsay</text:p>
          </table:table-cell>
          <table:table-cell office:value-type="string" calcext:value-type="string">
            <text:p><text:s/>rue Robert Esnault Pelter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0];[$DonneesPrefPolice.$A$1:$DonneesPrefPolice.$C$1334];3;0)" office:value-type="date" office:date-value="2016-05-27" calcext:value-type="date">
            <text:p>27/05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7406" calcext:value-type="float">
            <text:p>87406</text:p>
          </table:table-cell>
          <table:table-cell table:formula="of:=VLOOKUP([.$B221];[$'Annexe 1'.$B$2:$'Annexe 1'.$C$1392];2;0)" office:value-type="string" office:string-value="Quai Voltaire, pont du Carrousel" calcext:value-type="string">
            <text:p>Quai Voltaire, pont du Carrousel</text:p>
          </table:table-cell>
          <table:table-cell office:value-type="string" calcext:value-type="string">
            <text:p>Quai Voltaire</text:p>
          </table:table-cell>
          <table:table-cell office:value-type="string" calcext:value-type="string">
            <text:p><text:s/>pont du Carrous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1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7" calcext:value-type="float">
            <text:p>07087</text:p>
          </table:table-cell>
          <table:table-cell table:formula="of:=VLOOKUP([.$B222];[$'Annexe 1'.$B$2:$'Annexe 1'.$C$1392];2;0)" office:value-type="string" office:string-value="Rue de Grenelle, square de La Tour-Maubourg" calcext:value-type="string">
            <text:p>Rue de Grenelle, square de La Tour-Maubourg</text:p>
          </table:table-cell>
          <table:table-cell office:value-type="string" calcext:value-type="string">
            <text:p>Rue de Grenelle</text:p>
          </table:table-cell>
          <table:table-cell office:value-type="string" calcext:value-type="string">
            <text:p><text:s/>square de La Tour-Maubou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2];[$DonneesPrefPolice.$A$1:$DonneesPrefPolice.$C$1334];3;0)" office:value-type="date" office:date-value="2017-09-07" calcext:value-type="date">
            <text:p>07/09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1779" calcext:value-type="float">
            <text:p>31779</text:p>
          </table:table-cell>
          <table:table-cell table:formula="of:=VLOOKUP([.$B223];[$'Annexe 1'.$B$2:$'Annexe 1'.$C$1392];2;0)" office:value-type="string" office:string-value="Rue de Grenelle, rue de Bellechasse" calcext:value-type="string">
            <text:p>Rue de Grenelle, rue de Bellechasse</text:p>
          </table:table-cell>
          <table:table-cell office:value-type="string" calcext:value-type="string">
            <text:p>Rue de Grenelle</text:p>
          </table:table-cell>
          <table:table-cell office:value-type="string" calcext:value-type="string">
            <text:p><text:s/>rue de Bellechas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3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121" calcext:value-type="float">
            <text:p>69121</text:p>
          </table:table-cell>
          <table:table-cell table:formula="of:=VLOOKUP([.$B224];[$'Annexe 1'.$B$2:$'Annexe 1'.$C$1392];2;0)" office:value-type="string" office:string-value="Rue de l'Université, rue de Constantine" calcext:value-type="string">
            <text:p>Rue de l'Université, rue de Constantine</text:p>
          </table:table-cell>
          <table:table-cell office:value-type="string" calcext:value-type="string">
            <text:p>Rue de l'Université</text:p>
          </table:table-cell>
          <table:table-cell office:value-type="string" calcext:value-type="string">
            <text:p><text:s/>rue de Constant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4];[$DonneesPrefPolice.$A$1:$DonneesPrefPolice.$C$1334];3;0)" office:value-type="date" office:date-value="2012-03-16" calcext:value-type="date">
            <text:p>16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538" calcext:value-type="float">
            <text:p>56538</text:p>
          </table:table-cell>
          <table:table-cell table:formula="of:=VLOOKUP([.$B225];[$'Annexe 1'.$B$2:$'Annexe 1'.$C$1392];2;0)" office:value-type="string" office:string-value="Rue de la Comète, rue de Grenelle" calcext:value-type="string">
            <text:p>Rue de la Comète, rue de Grenelle</text:p>
          </table:table-cell>
          <table:table-cell office:value-type="string" calcext:value-type="string">
            <text:p>Rue de la Comète</text:p>
          </table:table-cell>
          <table:table-cell office:value-type="string" calcext:value-type="string">
            <text:p><text:s/>rue de Gren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0736" calcext:value-type="float">
            <text:p>30736</text:p>
          </table:table-cell>
          <table:table-cell table:formula="of:=VLOOKUP([.$B226];[$'Annexe 1'.$B$2:$'Annexe 1'.$C$1392];2;0)" office:value-type="string" office:string-value="Rue de Sèvres, rue du Bac" calcext:value-type="string">
            <text:p>Rue de Sèvres, rue du Bac</text:p>
          </table:table-cell>
          <table:table-cell office:value-type="string" calcext:value-type="string">
            <text:p>Rue de Sèvres</text:p>
          </table:table-cell>
          <table:table-cell office:value-type="string" calcext:value-type="string">
            <text:p><text:s/>rue du B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6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9729" calcext:value-type="float">
            <text:p>59729</text:p>
          </table:table-cell>
          <table:table-cell table:formula="of:=VLOOKUP([.$B227];[$'Annexe 1'.$B$2:$'Annexe 1'.$C$1392];2;0)" office:value-type="string" office:string-value="Rue du Bac, rue de Varenne" calcext:value-type="string">
            <text:p>Rue du Bac, rue de Varenne</text:p>
          </table:table-cell>
          <table:table-cell office:value-type="string" calcext:value-type="string">
            <text:p>Rue du Bac</text:p>
          </table:table-cell>
          <table:table-cell office:value-type="string" calcext:value-type="string">
            <text:p><text:s/>rue de Vare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7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0276" calcext:value-type="float">
            <text:p>20276</text:p>
          </table:table-cell>
          <table:table-cell table:formula="of:=VLOOKUP([.$B228];[$'Annexe 1'.$B$2:$'Annexe 1'.$C$1392];2;0)" office:value-type="string" office:string-value="Rue Duroc, boulevard des Invalides" calcext:value-type="string">
            <text:p>Rue Duroc, boulevard des Invalides</text:p>
          </table:table-cell>
          <table:table-cell office:value-type="string" calcext:value-type="string">
            <text:p>Rue Duroc</text:p>
          </table:table-cell>
          <table:table-cell office:value-type="string" calcext:value-type="string">
            <text:p><text:s/>boulevard des Invalid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8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4157" calcext:value-type="float">
            <text:p>14157</text:p>
          </table:table-cell>
          <table:table-cell table:formula="of:=VLOOKUP([.$B229];[$'Annexe 1'.$B$2:$'Annexe 1'.$C$1392];2;0)" office:value-type="string" office:string-value="Rue Saint-Dominique, rue Cler" calcext:value-type="string">
            <text:p>Rue Saint-Dominique, rue Cler</text:p>
          </table:table-cell>
          <table:table-cell office:value-type="string" calcext:value-type="string">
            <text:p>Rue Saint-Dominique</text:p>
          </table:table-cell>
          <table:table-cell office:value-type="string" calcext:value-type="string">
            <text:p><text:s/>rue Cl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29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183" calcext:value-type="float">
            <text:p>86183</text:p>
          </table:table-cell>
          <table:table-cell table:formula="of:=VLOOKUP([.$B230];[$'Annexe 1'.$B$2:$'Annexe 1'.$C$1392];2;0)" office:value-type="string" office:string-value="Rue Saint-Dominique, rue Amélie" calcext:value-type="string">
            <text:p>Rue Saint-Dominique, rue Amélie</text:p>
          </table:table-cell>
          <table:table-cell office:value-type="string" calcext:value-type="string">
            <text:p>Rue Saint-Dominique</text:p>
          </table:table-cell>
          <table:table-cell office:value-type="string" calcext:value-type="string">
            <text:p><text:s/>rue Amél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0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8828" calcext:value-type="float">
            <text:p>68828</text:p>
          </table:table-cell>
          <table:table-cell table:formula="of:=VLOOKUP([.$B231];[$'Annexe 1'.$B$2:$'Annexe 1'.$C$1392];2;0)" office:value-type="string" office:string-value="Avenue de Friedland, rue du Faubourg Saint-Honoré" calcext:value-type="string">
            <text:p>Avenue de Friedland, rue du Faubourg Saint-Honoré</text:p>
          </table:table-cell>
          <table:table-cell office:value-type="string" calcext:value-type="string">
            <text:p>Avenue de Friedland</text:p>
          </table:table-cell>
          <table:table-cell office:value-type="string" calcext:value-type="string">
            <text:p><text:s/>rue du Faubourg Saint-Honor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1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9454" calcext:value-type="float">
            <text:p>49454</text:p>
          </table:table-cell>
          <table:table-cell table:formula="of:=VLOOKUP([.$B232];[$'Annexe 1'.$B$2:$'Annexe 1'.$C$1392];2;0)" office:value-type="string" office:string-value="Avenue des Champs Elysées, rue Lincoln" calcext:value-type="string">
            <text:p>Avenue des Champs Elysées, rue Lincoln</text:p>
          </table:table-cell>
          <table:table-cell office:value-type="string" calcext:value-type="string">
            <text:p>Avenue des Champs Elysées</text:p>
          </table:table-cell>
          <table:table-cell office:value-type="string" calcext:value-type="string">
            <text:p><text:s/>rue Lincol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2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3259" calcext:value-type="float">
            <text:p>63259</text:p>
          </table:table-cell>
          <table:table-cell table:formula="of:=VLOOKUP([.$B233];[$'Annexe 1'.$B$2:$'Annexe 1'.$C$1392];2;0)" office:value-type="string" office:string-value="Avenue des Champs-Elysées, rue Balzac" calcext:value-type="string">
            <text:p>Avenue des Champs-Elysées, rue Balzac</text:p>
          </table:table-cell>
          <table:table-cell office:value-type="string" calcext:value-type="string">
            <text:p>Avenue des Champs-Elysées</text:p>
          </table:table-cell>
          <table:table-cell office:value-type="string" calcext:value-type="string">
            <text:p><text:s/>rue Balz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3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2824" calcext:value-type="float">
            <text:p>72824</text:p>
          </table:table-cell>
          <table:table-cell table:formula="of:=VLOOKUP([.$B234];[$'Annexe 1'.$B$2:$'Annexe 1'.$C$1392];2;0)" office:value-type="string" office:string-value="Avenue des Champs-Elysées, place de la Concorde" calcext:value-type="string">
            <text:p>Avenue des Champs-Elysées, place de la Concorde</text:p>
          </table:table-cell>
          <table:table-cell office:value-type="string" calcext:value-type="string">
            <text:p>Avenue des Champs-Elysées</text:p>
          </table:table-cell>
          <table:table-cell office:value-type="string" calcext:value-type="string">
            <text:p><text:s/>place de la Concor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4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7" calcext:value-type="float">
            <text:p>08127</text:p>
          </table:table-cell>
          <table:table-cell table:formula="of:=VLOOKUP([.$B235];[$'Annexe 1'.$B$2:$'Annexe 1'.$C$1392];2;0)" office:value-type="string" office:string-value="Avenue du Faubourg Saint-Honoré, rue Laure Diebold" calcext:value-type="string">
            <text:p>Avenue du Faubourg Saint-Honoré, rue Laure Diebold</text:p>
          </table:table-cell>
          <table:table-cell office:value-type="string" calcext:value-type="string">
            <text:p>Avenue du Faubourg Saint-Honoré</text:p>
          </table:table-cell>
          <table:table-cell office:value-type="string" calcext:value-type="string">
            <text:p><text:s/>rue Laure Diebol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5];[$DonneesPrefPolice.$A$1:$DonneesPrefPolice.$C$1334];3;0)" office:value-type="date" office:date-value="2017-12-19" calcext:value-type="date">
            <text:p>19/12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6526" calcext:value-type="float">
            <text:p>16526</text:p>
          </table:table-cell>
          <table:table-cell table:formula="of:=VLOOKUP([.$B236];[$'Annexe 1'.$B$2:$'Annexe 1'.$C$1392];2;0)" office:value-type="string" office:string-value="Avenue Franklin Roosevelt, Cours de la Reine" calcext:value-type="string">
            <text:p>Avenue Franklin Roosevelt, Cours de la Reine</text:p>
          </table:table-cell>
          <table:table-cell office:value-type="string" calcext:value-type="string">
            <text:p>Avenue Franklin Roosevelt</text:p>
          </table:table-cell>
          <table:table-cell office:value-type="string" calcext:value-type="string">
            <text:p><text:s/>Cours de la Re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6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3532" calcext:value-type="float">
            <text:p>73532</text:p>
          </table:table-cell>
          <table:table-cell table:formula="of:=VLOOKUP([.$B237];[$'Annexe 1'.$B$2:$'Annexe 1'.$C$1392];2;0)" office:value-type="string" office:string-value="Avenue George V, avenue des Champs-Elysées" calcext:value-type="string">
            <text:p>Avenue George V, avenue des Champs-Elysées</text:p>
          </table:table-cell>
          <table:table-cell office:value-type="string" calcext:value-type="string">
            <text:p>Avenue George V</text:p>
          </table:table-cell>
          <table:table-cell office:value-type="string" calcext:value-type="string">
            <text:p><text:s/>avenue des Champs-Elys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7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15" calcext:value-type="float">
            <text:p>08115</text:p>
          </table:table-cell>
          <table:table-cell table:formula="of:=VLOOKUP([.$B238];[$'Annexe 1'.$B$2:$'Annexe 1'.$C$1392];2;0)" office:value-type="string" office:string-value="Avenue George V, rue Pierre 1er de Serbie" calcext:value-type="string">
            <text:p>Avenue George V, rue Pierre 1er de Serbie</text:p>
          </table:table-cell>
          <table:table-cell office:value-type="string" calcext:value-type="string">
            <text:p>Avenue George V</text:p>
          </table:table-cell>
          <table:table-cell office:value-type="string" calcext:value-type="string">
            <text:p><text:s/>rue Pierre 1er de Serb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8];[$DonneesPrefPolice.$A$1:$DonneesPrefPolice.$C$1334];3;0)" office:value-type="date" office:date-value="2017-01-20" calcext:value-type="date">
            <text:p>20/01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2" calcext:value-type="float">
            <text:p>08122</text:p>
          </table:table-cell>
          <table:table-cell table:formula="of:=VLOOKUP([.$B239];[$'Annexe 1'.$B$2:$'Annexe 1'.$C$1392];2;0)" office:value-type="string" office:string-value="Avenue Montaigne, rue du Boccador" calcext:value-type="string">
            <text:p>Avenue Montaigne, rue du Boccador</text:p>
          </table:table-cell>
          <table:table-cell office:value-type="string" calcext:value-type="string">
            <text:p>Avenue Montaigne</text:p>
          </table:table-cell>
          <table:table-cell office:value-type="string" calcext:value-type="string">
            <text:p><text:s/>rue du Boccado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39];[$DonneesPrefPolice.$A$1:$DonneesPrefPolice.$C$1334];3;0)" office:value-type="date" office:date-value="2017-02-20" calcext:value-type="date">
            <text:p>20/02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9" calcext:value-type="float">
            <text:p>08129</text:p>
          </table:table-cell>
          <table:table-cell table:formula="of:=VLOOKUP([.$B240];[$'Annexe 1'.$B$2:$'Annexe 1'.$C$1392];2;0)" office:value-type="string" office:string-value="Avenue Montaigne Nord, rue François 1er" calcext:value-type="string">
            <text:p>Avenue Montaigne Nord, rue François 1er</text:p>
          </table:table-cell>
          <table:table-cell office:value-type="string" calcext:value-type="string">
            <text:p>Avenue Montaigne Nord</text:p>
          </table:table-cell>
          <table:table-cell office:value-type="string" calcext:value-type="string">
            <text:p><text:s/>rue François 1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0];[$DonneesPrefPolice.$A$1:$DonneesPrefPolice.$C$1334];3;0)" office:value-type="date" office:date-value="2017-03-23" calcext:value-type="date">
            <text:p>23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30" calcext:value-type="float">
            <text:p>08130</text:p>
          </table:table-cell>
          <table:table-cell table:formula="of:=VLOOKUP([.$B241];[$'Annexe 1'.$B$2:$'Annexe 1'.$C$1392];2;0)" office:value-type="string" office:string-value="Avenue Montaigne Sud, rue François 1er" calcext:value-type="string">
            <text:p>Avenue Montaigne Sud, rue François 1er</text:p>
          </table:table-cell>
          <table:table-cell office:value-type="string" calcext:value-type="string">
            <text:p>Avenue Montaigne Sud</text:p>
          </table:table-cell>
          <table:table-cell office:value-type="string" calcext:value-type="string">
            <text:p><text:s/>rue François 1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1];[$DonneesPrefPolice.$A$1:$DonneesPrefPolice.$C$1334];3;0)" office:value-type="date" office:date-value="2017-02-16" calcext:value-type="date">
            <text:p>16/02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2916" calcext:value-type="float">
            <text:p>22916</text:p>
          </table:table-cell>
          <table:table-cell table:formula="of:=VLOOKUP([.$B242];[$'Annexe 1'.$B$2:$'Annexe 1'.$C$1392];2;0)" office:value-type="string" office:string-value="Avenue Van Dyck" calcext:value-type="string">
            <text:p>Avenue Van Dyck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42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400" calcext:value-type="float">
            <text:p>97400</text:p>
          </table:table-cell>
          <table:table-cell table:formula="of:=VLOOKUP([.$B243];[$'Annexe 1'.$B$2:$'Annexe 1'.$C$1392];2;0)" office:value-type="string" office:string-value="Avenue Wagram, rue de Tilsitt" calcext:value-type="string">
            <text:p>Avenue Wagram, rue de Tilsitt</text:p>
          </table:table-cell>
          <table:table-cell office:value-type="string" calcext:value-type="string">
            <text:p>Avenue Wagram</text:p>
          </table:table-cell>
          <table:table-cell office:value-type="string" calcext:value-type="string">
            <text:p><text:s/>rue de Tilsit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3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8514" calcext:value-type="float">
            <text:p>18514</text:p>
          </table:table-cell>
          <table:table-cell table:formula="of:=VLOOKUP([.$B244];[$'Annexe 1'.$B$2:$'Annexe 1'.$C$1392];2;0)" office:value-type="string" office:string-value="Boulevard des Batignolles, rue de Rome" calcext:value-type="string">
            <text:p>Boulevard des Batignolles, rue de Rome</text:p>
          </table:table-cell>
          <table:table-cell office:value-type="string" calcext:value-type="string">
            <text:p>Boulevard des Batignolles</text:p>
          </table:table-cell>
          <table:table-cell office:value-type="string" calcext:value-type="string">
            <text:p><text:s/>rue de Rom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4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956" calcext:value-type="float">
            <text:p>20956</text:p>
          </table:table-cell>
          <table:table-cell table:formula="of:=VLOOKUP([.$B245];[$'Annexe 1'.$B$2:$'Annexe 1'.$C$1392];2;0)" office:value-type="string" office:string-value="Boulevard Haussmann, avenue de Messine" calcext:value-type="string">
            <text:p>Boulevard Haussmann, avenue de Messine</text:p>
          </table:table-cell>
          <table:table-cell office:value-type="string" calcext:value-type="string">
            <text:p>Boulevard Haussmann</text:p>
          </table:table-cell>
          <table:table-cell office:value-type="string" calcext:value-type="string">
            <text:p><text:s/>avenue de Mess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5];[$DonneesPrefPolice.$A$1:$DonneesPrefPolice.$C$1334];3;0)" office:value-type="date" office:date-value="2013-03-29" calcext:value-type="date">
            <text:p>29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8601" calcext:value-type="float">
            <text:p>98601</text:p>
          </table:table-cell>
          <table:table-cell table:formula="of:=VLOOKUP([.$B246];[$'Annexe 1'.$B$2:$'Annexe 1'.$C$1392];2;0)" office:value-type="string" office:string-value="Boulevard Haussmann, rue du Havre" calcext:value-type="string">
            <text:p>Boulevard Haussmann, rue du Havre</text:p>
          </table:table-cell>
          <table:table-cell office:value-type="string" calcext:value-type="string">
            <text:p>Boulevard Haussmann</text:p>
          </table:table-cell>
          <table:table-cell office:value-type="string" calcext:value-type="string">
            <text:p><text:s/>rue du Hav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6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6086" calcext:value-type="float">
            <text:p>86086</text:p>
          </table:table-cell>
          <table:table-cell table:formula="of:=VLOOKUP([.$B247];[$'Annexe 1'.$B$2:$'Annexe 1'.$C$1392];2;0)" office:value-type="string" office:string-value="Boulevard Malesherbes, rue de Lisbonne" calcext:value-type="string">
            <text:p>Boulevard Malesherbes, rue de Lisbonne</text:p>
          </table:table-cell>
          <table:table-cell office:value-type="string" calcext:value-type="string">
            <text:p>Boulevard Malesherbes</text:p>
          </table:table-cell>
          <table:table-cell office:value-type="string" calcext:value-type="string">
            <text:p><text:s/>rue de Lisbo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7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502" calcext:value-type="float">
            <text:p>97502</text:p>
          </table:table-cell>
          <table:table-cell table:formula="of:=VLOOKUP([.$B248];[$'Annexe 1'.$B$2:$'Annexe 1'.$C$1392];2;0)" office:value-type="string" office:string-value="Cours de la Reine, avenue Winston Churchill" calcext:value-type="string">
            <text:p>Cours de la Reine, avenue Winston Churchill</text:p>
          </table:table-cell>
          <table:table-cell office:value-type="string" calcext:value-type="string">
            <text:p>Cours de la Reine</text:p>
          </table:table-cell>
          <table:table-cell office:value-type="string" calcext:value-type="string">
            <text:p><text:s/>avenue Winston Churchil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8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4362" calcext:value-type="float">
            <text:p>14362</text:p>
          </table:table-cell>
          <table:table-cell table:formula="of:=VLOOKUP([.$B249];[$'Annexe 1'.$B$2:$'Annexe 1'.$C$1392];2;0)" office:value-type="string" office:string-value="Obélisque, place de la Concorde" calcext:value-type="string">
            <text:p>Obélisque, place de la Concorde</text:p>
          </table:table-cell>
          <table:table-cell office:value-type="string" calcext:value-type="string">
            <text:p>Obélisque</text:p>
          </table:table-cell>
          <table:table-cell office:value-type="string" calcext:value-type="string">
            <text:p><text:s/>place de la Concor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49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602" calcext:value-type="float">
            <text:p>97602</text:p>
          </table:table-cell>
          <table:table-cell table:formula="of:=VLOOKUP([.$B250];[$'Annexe 1'.$B$2:$'Annexe 1'.$C$1392];2;0)" office:value-type="string" office:string-value="Obélisque, place de la Concorde" calcext:value-type="string">
            <text:p>Obélisque, place de la Concorde</text:p>
          </table:table-cell>
          <table:table-cell office:value-type="string" calcext:value-type="string">
            <text:p>Obélisque</text:p>
          </table:table-cell>
          <table:table-cell office:value-type="string" calcext:value-type="string">
            <text:p><text:s/>place de la Concor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0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325" calcext:value-type="float">
            <text:p>97325</text:p>
          </table:table-cell>
          <table:table-cell table:formula="of:=VLOOKUP([.$B251];[$'Annexe 1'.$B$2:$'Annexe 1'.$C$1392];2;0)" office:value-type="string" office:string-value="Place Charles de Gaulle — Terrasse immeuble Publicis" calcext:value-type="string">
            <text:p>Place Charles de Gaulle — Terrasse immeuble Publici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251];[$DonneesPrefPolice.$A$1:$DonneesPrefPolice.$C$1334];3;0)" office:value-type="date" office:date-value="2012-10-05" calcext:value-type="date">
            <text:p>05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7380" calcext:value-type="float">
            <text:p>47380</text:p>
          </table:table-cell>
          <table:table-cell table:formula="of:=VLOOKUP([.$B252];[$'Annexe 1'.$B$2:$'Annexe 1'.$C$1392];2;0)" office:value-type="string" office:string-value="Place Clémenceau" calcext:value-type="string">
            <text:p>Place Clémenceau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5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1361" calcext:value-type="float">
            <text:p>41361</text:p>
          </table:table-cell>
          <table:table-cell table:formula="of:=VLOOKUP([.$B253];[$'Annexe 1'.$B$2:$'Annexe 1'.$C$1392];2;0)" office:value-type="string" office:string-value="Place de Clichy, avenue de Clichy" calcext:value-type="string">
            <text:p>Place de Clichy, avenue de Clichy</text:p>
          </table:table-cell>
          <table:table-cell office:value-type="string" calcext:value-type="string">
            <text:p>Place de Clichy</text:p>
          </table:table-cell>
          <table:table-cell office:value-type="string" calcext:value-type="string">
            <text:p><text:s/>avenue de Clich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3];[$DonneesPrefPolice.$A$1:$DonneesPrefPolice.$C$1334];3;0)" office:value-type="date" office:date-value="2013-10-25" calcext:value-type="date">
            <text:p>25/10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9898" calcext:value-type="float">
            <text:p>19898</text:p>
          </table:table-cell>
          <table:table-cell table:formula="of:=VLOOKUP([.$B254];[$'Annexe 1'.$B$2:$'Annexe 1'.$C$1392];2;0)" office:value-type="string" office:string-value="Place de Dublin, rue de Saint-Petersbourg" calcext:value-type="string">
            <text:p>Place de Dublin, rue de Saint-Petersbourg</text:p>
          </table:table-cell>
          <table:table-cell office:value-type="string" calcext:value-type="string">
            <text:p>Place de Dublin</text:p>
          </table:table-cell>
          <table:table-cell office:value-type="string" calcext:value-type="string">
            <text:p><text:s/>rue de Saint-Petersbou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4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8142" calcext:value-type="float">
            <text:p>38142</text:p>
          </table:table-cell>
          <table:table-cell table:formula="of:=VLOOKUP([.$B255];[$'Annexe 1'.$B$2:$'Annexe 1'.$C$1392];2;0)" office:value-type="string" office:string-value="Place de l'Etoile, avenue des Champs- Elysées" calcext:value-type="string">
            <text:p>Place de l'Etoile, avenue des Champs- Elysées</text:p>
          </table:table-cell>
          <table:table-cell office:value-type="string" calcext:value-type="string">
            <text:p>Place de l'Etoile</text:p>
          </table:table-cell>
          <table:table-cell office:value-type="string" calcext:value-type="string">
            <text:p><text:s/>avenue des Champs- Elys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5];[$DonneesPrefPolice.$A$1:$DonneesPrefPolice.$C$1334];3;0)" office:value-type="date" office:date-value="2012-08-03" calcext:value-type="date">
            <text:p>03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2600" calcext:value-type="float">
            <text:p>62600</text:p>
          </table:table-cell>
          <table:table-cell table:formula="of:=VLOOKUP([.$B256];[$'Annexe 1'.$B$2:$'Annexe 1'.$C$1392];2;0)" office:value-type="string" office:string-value="Place de l'Europe, rue de Madrid" calcext:value-type="string">
            <text:p>Place de l'Europe, rue de Madrid</text:p>
          </table:table-cell>
          <table:table-cell office:value-type="string" calcext:value-type="string">
            <text:p>Place de l'Europe</text:p>
          </table:table-cell>
          <table:table-cell office:value-type="string" calcext:value-type="string">
            <text:p><text:s/>rue de Madri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6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6964" calcext:value-type="float">
            <text:p>76964</text:p>
          </table:table-cell>
          <table:table-cell table:formula="of:=VLOOKUP([.$B257];[$'Annexe 1'.$B$2:$'Annexe 1'.$C$1392];2;0)" office:value-type="string" office:string-value="Place de la Concorde, rue Royale" calcext:value-type="string">
            <text:p>Place de la Concorde, rue Royale</text:p>
          </table:table-cell>
          <table:table-cell office:value-type="string" calcext:value-type="string">
            <text:p>Place de la Concorde</text:p>
          </table:table-cell>
          <table:table-cell office:value-type="string" calcext:value-type="string">
            <text:p><text:s/>rue Roya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7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4149" calcext:value-type="float">
            <text:p>94149</text:p>
          </table:table-cell>
          <table:table-cell table:formula="of:=VLOOKUP([.$B258];[$'Annexe 1'.$B$2:$'Annexe 1'.$C$1392];2;0)" office:value-type="string" office:string-value="Place de la Concorde, avenue Gabriel" calcext:value-type="string">
            <text:p>Place de la Concorde, avenue Gabriel</text:p>
          </table:table-cell>
          <table:table-cell office:value-type="string" calcext:value-type="string">
            <text:p>Place de la Concorde</text:p>
          </table:table-cell>
          <table:table-cell office:value-type="string" calcext:value-type="string">
            <text:p><text:s/>avenue Gabri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8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7583" calcext:value-type="float">
            <text:p>77583</text:p>
          </table:table-cell>
          <table:table-cell table:formula="of:=VLOOKUP([.$B259];[$'Annexe 1'.$B$2:$'Annexe 1'.$C$1392];2;0)" office:value-type="string" office:string-value="Place de la Madeleine, rue Royale" calcext:value-type="string">
            <text:p>Place de la Madeleine, rue Royale</text:p>
          </table:table-cell>
          <table:table-cell office:value-type="string" calcext:value-type="string">
            <text:p>Place de la Madeleine</text:p>
          </table:table-cell>
          <table:table-cell office:value-type="string" calcext:value-type="string">
            <text:p><text:s/>rue Roya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59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103" calcext:value-type="float">
            <text:p>20103</text:p>
          </table:table-cell>
          <table:table-cell table:formula="of:=VLOOKUP([.$B260];[$'Annexe 1'.$B$2:$'Annexe 1'.$C$1392];2;0)" office:value-type="string" office:string-value="Place des Ternes, avenue de Wagram" calcext:value-type="string">
            <text:p>Place des Ternes, avenue de Wagram</text:p>
          </table:table-cell>
          <table:table-cell office:value-type="string" calcext:value-type="string">
            <text:p>Place des Ternes</text:p>
          </table:table-cell>
          <table:table-cell office:value-type="string" calcext:value-type="string">
            <text:p><text:s/>avenue de Wagra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0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5343" calcext:value-type="float">
            <text:p>45343</text:p>
          </table:table-cell>
          <table:table-cell table:formula="of:=VLOOKUP([.$B261];[$'Annexe 1'.$B$2:$'Annexe 1'.$C$1392];2;0)" office:value-type="string" office:string-value="Place des Ternes, boulevard de Courcelles" calcext:value-type="string">
            <text:p>Place des Ternes, boulevard de Courcelles</text:p>
          </table:table-cell>
          <table:table-cell office:value-type="string" calcext:value-type="string">
            <text:p>Place des Ternes</text:p>
          </table:table-cell>
          <table:table-cell office:value-type="string" calcext:value-type="string">
            <text:p><text:s/>boulevard de Courcell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1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4259" calcext:value-type="float">
            <text:p>44259</text:p>
          </table:table-cell>
          <table:table-cell table:formula="of:=VLOOKUP([.$B262];[$'Annexe 1'.$B$2:$'Annexe 1'.$C$1392];2;0)" office:value-type="string" office:string-value="Place Gabriel Péri" calcext:value-type="string">
            <text:p>Place Gabriel Péri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62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0968" calcext:value-type="float">
            <text:p>50968</text:p>
          </table:table-cell>
          <table:table-cell table:formula="of:=VLOOKUP([.$B263];[$'Annexe 1'.$B$2:$'Annexe 1'.$C$1392];2;0)" office:value-type="string" office:string-value="Place Prosper Boubeaux, rue du Rocher" calcext:value-type="string">
            <text:p>Place Prosper Boubeaux, rue du Rocher</text:p>
          </table:table-cell>
          <table:table-cell office:value-type="string" calcext:value-type="string">
            <text:p>Place Prosper Boubeaux</text:p>
          </table:table-cell>
          <table:table-cell office:value-type="string" calcext:value-type="string">
            <text:p><text:s/>rue du Roch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3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9340" calcext:value-type="float">
            <text:p>69340</text:p>
          </table:table-cell>
          <table:table-cell table:formula="of:=VLOOKUP([.$B264];[$'Annexe 1'.$B$2:$'Annexe 1'.$C$1392];2;0)" office:value-type="string" office:string-value="Place République Dominicaine, boulevard de Courcelles, rue Phalsbourg" calcext:value-type="string">
            <text:p>Place République Dominicaine, boulevard de Courcelles, rue Phalsbourg</text:p>
          </table:table-cell>
          <table:table-cell office:value-type="string" calcext:value-type="string">
            <text:p>Place République Dominicaine</text:p>
          </table:table-cell>
          <table:table-cell office:value-type="string" calcext:value-type="string">
            <text:p><text:s/>boulevard de Courcelles</text:p>
          </table:table-cell>
          <table:table-cell office:value-type="string" calcext:value-type="string">
            <text:p><text:s/>rue Phalsbourg</text:p>
          </table:table-cell>
          <table:table-cell office:value-type="string" calcext:value-type="string">
            <text:p>croisement</text:p>
          </table:table-cell>
          <table:table-cell table:style-name="ce4" table:formula="of:=VLOOKUP([.B264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1625" calcext:value-type="float">
            <text:p>71625</text:p>
          </table:table-cell>
          <table:table-cell table:formula="of:=VLOOKUP([.$B265];[$'Annexe 1'.$B$2:$'Annexe 1'.$C$1392];2;0)" office:value-type="string" office:string-value="Place Saint-Augustin" calcext:value-type="string">
            <text:p>Place Saint-Augusti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65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1281" calcext:value-type="float">
            <text:p>31281</text:p>
          </table:table-cell>
          <table:table-cell table:formula="of:=VLOOKUP([.$B266];[$'Annexe 1'.$B$2:$'Annexe 1'.$C$1392];2;0)" office:value-type="string" office:string-value="Rond-point des Champs-Elysées, avenue Matignon" calcext:value-type="string">
            <text:p>Rond-point des Champs-Elysées, avenue Matignon</text:p>
          </table:table-cell>
          <table:table-cell office:value-type="string" calcext:value-type="string">
            <text:p>Rond-point des Champs-Elysées</text:p>
          </table:table-cell>
          <table:table-cell office:value-type="string" calcext:value-type="string">
            <text:p><text:s/>avenue Matign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6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9055" calcext:value-type="float">
            <text:p>89055</text:p>
          </table:table-cell>
          <table:table-cell table:formula="of:=VLOOKUP([.$B267];[$'Annexe 1'.$B$2:$'Annexe 1'.$C$1392];2;0)" office:value-type="string" office:string-value="Rond-point des Champs-Elysées" calcext:value-type="string">
            <text:p>Rond-point des Champs-Elysée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67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308" calcext:value-type="float">
            <text:p>20308</text:p>
          </table:table-cell>
          <table:table-cell table:formula="of:=VLOOKUP([.$B268];[$'Annexe 1'.$B$2:$'Annexe 1'.$C$1392];2;0)" office:value-type="string" office:string-value="Rue de Berry, rue de Ponthieu" calcext:value-type="string">
            <text:p>Rue de Berry, rue de Ponthieu</text:p>
          </table:table-cell>
          <table:table-cell office:value-type="string" calcext:value-type="string">
            <text:p>Rue de Berry</text:p>
          </table:table-cell>
          <table:table-cell office:value-type="string" calcext:value-type="string">
            <text:p><text:s/>rue de Ponthie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8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7273" calcext:value-type="float">
            <text:p>87273</text:p>
          </table:table-cell>
          <table:table-cell table:formula="of:=VLOOKUP([.$B269];[$'Annexe 1'.$B$2:$'Annexe 1'.$C$1392];2;0)" office:value-type="string" office:string-value="Rue de Courcelles, boulevard Haussmann" calcext:value-type="string">
            <text:p>Rue de Courcelles, boulevard Haussmann</text:p>
          </table:table-cell>
          <table:table-cell office:value-type="string" calcext:value-type="string">
            <text:p>Rue de Courcelles</text:p>
          </table:table-cell>
          <table:table-cell office:value-type="string" calcext:value-type="string">
            <text:p><text:s/>boulevard Haussman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69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3118" calcext:value-type="float">
            <text:p>63118</text:p>
          </table:table-cell>
          <table:table-cell table:formula="of:=VLOOKUP([.$B270];[$'Annexe 1'.$B$2:$'Annexe 1'.$C$1392];2;0)" office:value-type="string" office:string-value="Rue de Moscou, rue d'Amsterdam" calcext:value-type="string">
            <text:p>Rue de Moscou, rue d'Amsterdam</text:p>
          </table:table-cell>
          <table:table-cell office:value-type="string" calcext:value-type="string">
            <text:p>Rue de Moscou</text:p>
          </table:table-cell>
          <table:table-cell office:value-type="string" calcext:value-type="string">
            <text:p><text:s/>rue d'Amsterda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0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0093" calcext:value-type="float">
            <text:p>40093</text:p>
          </table:table-cell>
          <table:table-cell table:formula="of:=VLOOKUP([.$B271];[$'Annexe 1'.$B$2:$'Annexe 1'.$C$1392];2;0)" office:value-type="string" office:string-value="Rue de Naples, rue du Général Foy" calcext:value-type="string">
            <text:p>Rue de Naples, rue du Général Foy</text:p>
          </table:table-cell>
          <table:table-cell office:value-type="string" calcext:value-type="string">
            <text:p>Rue de Naples</text:p>
          </table:table-cell>
          <table:table-cell office:value-type="string" calcext:value-type="string">
            <text:p><text:s/>rue du Général Fo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1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9003" calcext:value-type="float">
            <text:p>39003</text:p>
          </table:table-cell>
          <table:table-cell table:formula="of:=VLOOKUP([.$B272];[$'Annexe 1'.$B$2:$'Annexe 1'.$C$1392];2;0)" office:value-type="string" office:string-value="Rue de Ponthieu, rue Paul Baudry" calcext:value-type="string">
            <text:p>Rue de Ponthieu, rue Paul Baudry</text:p>
          </table:table-cell>
          <table:table-cell office:value-type="string" calcext:value-type="string">
            <text:p>Rue de Ponthieu</text:p>
          </table:table-cell>
          <table:table-cell office:value-type="string" calcext:value-type="string">
            <text:p><text:s/>rue Paul Baud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2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0317" calcext:value-type="float">
            <text:p>90317</text:p>
          </table:table-cell>
          <table:table-cell table:formula="of:=VLOOKUP([.$B273];[$'Annexe 1'.$B$2:$'Annexe 1'.$C$1392];2;0)" office:value-type="string" office:string-value="Rue de Ponthieu, avenue Franklin Roosevelt" calcext:value-type="string">
            <text:p>Rue de Ponthieu, avenue Franklin Roosevelt</text:p>
          </table:table-cell>
          <table:table-cell office:value-type="string" calcext:value-type="string">
            <text:p>Rue de Ponthieu</text:p>
          </table:table-cell>
          <table:table-cell office:value-type="string" calcext:value-type="string">
            <text:p><text:s/>avenue Franklin Roosevel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3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1880" calcext:value-type="float">
            <text:p>61880</text:p>
          </table:table-cell>
          <table:table-cell table:formula="of:=VLOOKUP([.$B274];[$'Annexe 1'.$B$2:$'Annexe 1'.$C$1392];2;0)" office:value-type="string" office:string-value="Rue du Colisée, avenue des Champs-Elysées" calcext:value-type="string">
            <text:p>Rue du Colisée, avenue des Champs-Elysées</text:p>
          </table:table-cell>
          <table:table-cell office:value-type="string" calcext:value-type="string">
            <text:p>Rue du Colisée</text:p>
          </table:table-cell>
          <table:table-cell office:value-type="string" calcext:value-type="string">
            <text:p><text:s/>avenue des Champs-Elys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4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1989" calcext:value-type="float">
            <text:p>21989</text:p>
          </table:table-cell>
          <table:table-cell table:formula="of:=VLOOKUP([.$B275];[$'Annexe 1'.$B$2:$'Annexe 1'.$C$1392];2;0)" office:value-type="string" office:string-value="Rue du Général Foy, rue de Naples" calcext:value-type="string">
            <text:p>Rue du Général Foy, rue de Naples</text:p>
          </table:table-cell>
          <table:table-cell office:value-type="string" calcext:value-type="string">
            <text:p>Rue du Général Foy</text:p>
          </table:table-cell>
          <table:table-cell office:value-type="string" calcext:value-type="string">
            <text:p><text:s/>rue de Napl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8" calcext:value-type="float">
            <text:p>08128</text:p>
          </table:table-cell>
          <table:table-cell table:formula="of:=VLOOKUP([.$B276];[$'Annexe 1'.$B$2:$'Annexe 1'.$C$1392];2;0)" office:value-type="string" office:string-value="Rue du Rocher, rue de Monceau" calcext:value-type="string">
            <text:p>Rue du Rocher, rue de Monceau</text:p>
          </table:table-cell>
          <table:table-cell office:value-type="string" calcext:value-type="string">
            <text:p>Rue du Rocher</text:p>
          </table:table-cell>
          <table:table-cell office:value-type="string" calcext:value-type="string">
            <text:p><text:s/>rue de Monc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6];[$DonneesPrefPolice.$A$1:$DonneesPrefPolice.$C$1334];3;0)" office:value-type="date" office:date-value="2016-10-06" calcext:value-type="date">
            <text:p>06/10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3" calcext:value-type="float">
            <text:p>08123</text:p>
          </table:table-cell>
          <table:table-cell table:formula="of:=VLOOKUP([.$B277];[$'Annexe 1'.$B$2:$'Annexe 1'.$C$1392];2;0)" office:value-type="string" office:string-value="Rue Jean Goujon, rue François 1er" calcext:value-type="string">
            <text:p>Rue Jean Goujon, rue François 1er</text:p>
          </table:table-cell>
          <table:table-cell office:value-type="string" calcext:value-type="string">
            <text:p>Rue Jean Goujon</text:p>
          </table:table-cell>
          <table:table-cell office:value-type="string" calcext:value-type="string">
            <text:p><text:s/>rue François 1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7];[$DonneesPrefPolice.$A$1:$DonneesPrefPolice.$C$1334];3;0)" office:value-type="date" office:date-value="2017-02-20" calcext:value-type="date">
            <text:p>20/02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8978" calcext:value-type="float">
            <text:p>58978</text:p>
          </table:table-cell>
          <table:table-cell table:formula="of:=VLOOKUP([.$B278];[$'Annexe 1'.$B$2:$'Annexe 1'.$C$1392];2;0)" office:value-type="string" office:string-value="Rue la Boétie, rue d'Artois" calcext:value-type="string">
            <text:p>Rue la Boétie, rue d'Artois</text:p>
          </table:table-cell>
          <table:table-cell office:value-type="string" calcext:value-type="string">
            <text:p>Rue la Boétie</text:p>
          </table:table-cell>
          <table:table-cell office:value-type="string" calcext:value-type="string">
            <text:p><text:s/>rue d'Arto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78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6" calcext:value-type="float">
            <text:p>08126</text:p>
          </table:table-cell>
          <table:table-cell table:formula="of:=VLOOKUP([.$B279];[$'Annexe 1'.$B$2:$'Annexe 1'.$C$1392];2;0)" office:value-type="string" office:string-value="Rue Laure Diebold, rue Louis de Funès" calcext:value-type="string">
            <text:p>Rue Laure Diebold, rue Louis de Funès</text:p>
          </table:table-cell>
          <table:table-cell office:value-type="string" calcext:value-type="string">
            <text:p>Rue Laure Diebold</text:p>
          </table:table-cell>
          <table:table-cell office:value-type="string" calcext:value-type="string">
            <text:p><text:s/>rue Louis de Funès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6883" calcext:value-type="float">
            <text:p>56883</text:p>
          </table:table-cell>
          <table:table-cell table:formula="of:=VLOOKUP([.$B280];[$'Annexe 1'.$B$2:$'Annexe 1'.$C$1392];2;0)" office:value-type="string" office:string-value="Rue Marbeuf, avenue des Champs-Elysées" calcext:value-type="string">
            <text:p>Rue Marbeuf, avenue des Champs-Elysées</text:p>
          </table:table-cell>
          <table:table-cell office:value-type="string" calcext:value-type="string">
            <text:p>Rue Marbeuf</text:p>
          </table:table-cell>
          <table:table-cell office:value-type="string" calcext:value-type="string">
            <text:p><text:s/>avenue des Champs-Elys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0];[$DonneesPrefPolice.$A$1:$DonneesPrefPolice.$C$1334];3;0)" office:value-type="date" office:date-value="2012-01-11" calcext:value-type="date">
            <text:p>11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18" calcext:value-type="float">
            <text:p>08118</text:p>
          </table:table-cell>
          <table:table-cell table:formula="of:=VLOOKUP([.$B281];[$'Annexe 1'.$B$2:$'Annexe 1'.$C$1392];2;0)" office:value-type="string" office:string-value="Rue Marbeuf, avenue George V" calcext:value-type="string">
            <text:p>Rue Marbeuf, avenue George V</text:p>
          </table:table-cell>
          <table:table-cell office:value-type="string" calcext:value-type="string">
            <text:p>Rue Marbeuf</text:p>
          </table:table-cell>
          <table:table-cell office:value-type="string" calcext:value-type="string">
            <text:p><text:s/>avenue George V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1];[$DonneesPrefPolice.$A$1:$DonneesPrefPolice.$C$1334];3;0)" office:value-type="date" office:date-value="2016-10-07" calcext:value-type="date">
            <text:p>07/10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4811" calcext:value-type="float">
            <text:p>64811</text:p>
          </table:table-cell>
          <table:table-cell table:formula="of:=VLOOKUP([.$B282];[$'Annexe 1'.$B$2:$'Annexe 1'.$C$1392];2;0)" office:value-type="string" office:string-value="Rue Pierre Charron, avenue des Champs-Elysées" calcext:value-type="string">
            <text:p>Rue Pierre Charron, avenue des Champs-Elysées</text:p>
          </table:table-cell>
          <table:table-cell office:value-type="string" calcext:value-type="string">
            <text:p>Rue Pierre Charron</text:p>
          </table:table-cell>
          <table:table-cell office:value-type="string" calcext:value-type="string">
            <text:p><text:s/>avenue des Champs-Elys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2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02" calcext:value-type="float">
            <text:p>08102</text:p>
          </table:table-cell>
          <table:table-cell table:formula="of:=VLOOKUP([.$B283];[$'Annexe 1'.$B$2:$'Annexe 1'.$C$1392];2;0)" office:value-type="string" office:string-value="Rue Rocher, rue de Laborde, rue Joseph Sansbœuf" calcext:value-type="string">
            <text:p>Rue Rocher, rue de Laborde, rue Joseph Sansbœuf</text:p>
          </table:table-cell>
          <table:table-cell office:value-type="string" calcext:value-type="string">
            <text:p>Rue Rocher</text:p>
          </table:table-cell>
          <table:table-cell office:value-type="string" calcext:value-type="string">
            <text:p><text:s/>rue de Laborde</text:p>
          </table:table-cell>
          <table:table-cell office:value-type="string" calcext:value-type="string">
            <text:p><text:s/>rue Joseph Sansbœuf</text:p>
          </table:table-cell>
          <table:table-cell office:value-type="string" calcext:value-type="string">
            <text:p>croisement</text:p>
          </table:table-cell>
          <table:table-cell table:style-name="ce4" table:formula="of:=VLOOKUP([.B283];[$DonneesPrefPolice.$A$1:$DonneesPrefPolice.$C$1334];3;0)" office:value-type="date" office:date-value="2018-09-06" calcext:value-type="date">
            <text:p>06/09/18</text:p>
          </table:table-cell>
          <table:table-cell table:number-columns-repeated="1015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1079" calcext:value-type="float">
            <text:p>61079</text:p>
          </table:table-cell>
          <table:table-cell table:formula="of:=VLOOKUP([.$B284];[$'Annexe 1'.$B$2:$'Annexe 1'.$C$1392];2;0)" office:value-type="string" office:string-value="Rue Saint-Lazare, rue d'Amsterdam" calcext:value-type="string">
            <text:p>Rue Saint-Lazare, rue d'Amsterdam</text:p>
          </table:table-cell>
          <table:table-cell office:value-type="string" calcext:value-type="string">
            <text:p>Rue Saint-Lazare</text:p>
          </table:table-cell>
          <table:table-cell office:value-type="string" calcext:value-type="string">
            <text:p><text:s/>rue d'Amsterda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4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9535" calcext:value-type="float">
            <text:p>49535</text:p>
          </table:table-cell>
          <table:table-cell table:formula="of:=VLOOKUP([.$B285];[$'Annexe 1'.$B$2:$'Annexe 1'.$C$1392];2;0)" office:value-type="string" office:string-value="Boulevard de Clichy, place Pigalle Ouest" calcext:value-type="string">
            <text:p>Boulevard de Clichy, place Pigalle Ouest</text:p>
          </table:table-cell>
          <table:table-cell office:value-type="string" calcext:value-type="string">
            <text:p>Boulevard de Clichy</text:p>
          </table:table-cell>
          <table:table-cell office:value-type="string" calcext:value-type="string">
            <text:p><text:s/>place Pigalle Oues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5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74548" calcext:value-type="float">
            <text:p>74548</text:p>
          </table:table-cell>
          <table:table-cell table:formula="of:=VLOOKUP([.$B286];[$'Annexe 1'.$B$2:$'Annexe 1'.$C$1392];2;0)" office:value-type="string" office:string-value="Boulevard de Clichy, boulevard de Rochechouart" calcext:value-type="string">
            <text:p>Boulevard de Clichy, boulevard de Rochechouart</text:p>
          </table:table-cell>
          <table:table-cell office:value-type="string" calcext:value-type="string">
            <text:p>Boulevard de Clichy</text:p>
          </table:table-cell>
          <table:table-cell office:value-type="string" calcext:value-type="string">
            <text:p><text:s/>boulevard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6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7208" calcext:value-type="float">
            <text:p>87208</text:p>
          </table:table-cell>
          <table:table-cell table:formula="of:=VLOOKUP([.$B287];[$'Annexe 1'.$B$2:$'Annexe 1'.$C$1392];2;0)" office:value-type="string" office:string-value="Boulevard de Clichy, boulevard de Rochechouart" calcext:value-type="string">
            <text:p>Boulevard de Clichy, boulevard de Rochechouart</text:p>
          </table:table-cell>
          <table:table-cell office:value-type="string" calcext:value-type="string">
            <text:p>Boulevard de Clichy</text:p>
          </table:table-cell>
          <table:table-cell office:value-type="string" calcext:value-type="string">
            <text:p><text:s/>boulevard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7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5819" calcext:value-type="float">
            <text:p>15819</text:p>
          </table:table-cell>
          <table:table-cell table:formula="of:=VLOOKUP([.$B288];[$'Annexe 1'.$B$2:$'Annexe 1'.$C$1392];2;0)" office:value-type="string" office:string-value="Boulevard de la Chapelle, boulevard Magenta" calcext:value-type="string">
            <text:p>Boulevard de la Chapelle, boulevard Magenta</text:p>
          </table:table-cell>
          <table:table-cell office:value-type="string" calcext:value-type="string">
            <text:p>Boulevard de la Chapelle</text:p>
          </table:table-cell>
          <table:table-cell office:value-type="string" calcext:value-type="string">
            <text:p><text:s/>boulevard Magent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8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5899" calcext:value-type="float">
            <text:p>65899</text:p>
          </table:table-cell>
          <table:table-cell table:formula="of:=VLOOKUP([.$B289];[$'Annexe 1'.$B$2:$'Annexe 1'.$C$1392];2;0)" office:value-type="string" office:string-value="Boulevard Haussmann, rue Halévy" calcext:value-type="string">
            <text:p>Boulevard Haussmann, rue Halévy</text:p>
          </table:table-cell>
          <table:table-cell office:value-type="string" calcext:value-type="string">
            <text:p>Boulevard Haussmann</text:p>
          </table:table-cell>
          <table:table-cell office:value-type="string" calcext:value-type="string">
            <text:p><text:s/>rue Halév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89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5710" calcext:value-type="float">
            <text:p>95710</text:p>
          </table:table-cell>
          <table:table-cell table:formula="of:=VLOOKUP([.$B290];[$'Annexe 1'.$B$2:$'Annexe 1'.$C$1392];2;0)" office:value-type="string" office:string-value="Boulevard Haussmann, rue Le Peletier" calcext:value-type="string">
            <text:p>Boulevard Haussmann, rue Le Peletier</text:p>
          </table:table-cell>
          <table:table-cell office:value-type="string" calcext:value-type="string">
            <text:p>Boulevard Haussmann</text:p>
          </table:table-cell>
          <table:table-cell office:value-type="string" calcext:value-type="string">
            <text:p><text:s/>rue Le Pelet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0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2563" calcext:value-type="float">
            <text:p>92563</text:p>
          </table:table-cell>
          <table:table-cell table:formula="of:=VLOOKUP([.$B291];[$'Annexe 1'.$B$2:$'Annexe 1'.$C$1392];2;0)" office:value-type="string" office:string-value="Boulevard Poissonnière, rue du Sentier" calcext:value-type="string">
            <text:p>Boulevard Poissonnière, rue du Sentier</text:p>
          </table:table-cell>
          <table:table-cell office:value-type="string" calcext:value-type="string">
            <text:p>Boulevard Poissonnière</text:p>
          </table:table-cell>
          <table:table-cell office:value-type="string" calcext:value-type="string">
            <text:p><text:s/>rue du Sent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1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5588" calcext:value-type="float">
            <text:p>95588</text:p>
          </table:table-cell>
          <table:table-cell table:formula="of:=VLOOKUP([.$B292];[$'Annexe 1'.$B$2:$'Annexe 1'.$C$1392];2;0)" office:value-type="string" office:string-value="Boulevard Poissonnière, rue du Faubourg Montmartre" calcext:value-type="string">
            <text:p>Boulevard Poissonnière, rue du Faubourg Montmartre</text:p>
          </table:table-cell>
          <table:table-cell office:value-type="string" calcext:value-type="string">
            <text:p>Boulevard Poissonnière</text:p>
          </table:table-cell>
          <table:table-cell office:value-type="string" calcext:value-type="string">
            <text:p><text:s/>rue du Faubourg Montmar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2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4660" calcext:value-type="float">
            <text:p>24660</text:p>
          </table:table-cell>
          <table:table-cell table:formula="of:=VLOOKUP([.$B293];[$'Annexe 1'.$B$2:$'Annexe 1'.$C$1392];2;0)" office:value-type="string" office:string-value="Place Blanche, boulevard de Clichy, rue Lepic" calcext:value-type="string">
            <text:p>Place Blanche, boulevard de Clichy, rue Lepic</text:p>
          </table:table-cell>
          <table:table-cell office:value-type="string" calcext:value-type="string">
            <text:p>Place Blanche</text:p>
          </table:table-cell>
          <table:table-cell office:value-type="string" calcext:value-type="string">
            <text:p><text:s/>boulevard de Clichy</text:p>
          </table:table-cell>
          <table:table-cell office:value-type="string" calcext:value-type="string">
            <text:p><text:s/>rue Lepic</text:p>
          </table:table-cell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5099" calcext:value-type="float">
            <text:p>35099</text:p>
          </table:table-cell>
          <table:table-cell table:formula="of:=VLOOKUP([.$B294];[$'Annexe 1'.$B$2:$'Annexe 1'.$C$1392];2;0)" office:value-type="string" office:string-value="Place Blanche, boulevard de Clichy, rue de Bruxelles" calcext:value-type="string">
            <text:p>Place Blanche, boulevard de Clichy, rue de Bruxelles</text:p>
          </table:table-cell>
          <table:table-cell office:value-type="string" calcext:value-type="string">
            <text:p>Place Blanche</text:p>
          </table:table-cell>
          <table:table-cell office:value-type="string" calcext:value-type="string">
            <text:p><text:s/>boulevard de Clichy</text:p>
          </table:table-cell>
          <table:table-cell office:value-type="string" calcext:value-type="string">
            <text:p><text:s/>rue de Bruxelles</text:p>
          </table:table-cell>
          <table:table-cell office:value-type="string" calcext:value-type="string">
            <text:p>croisement</text:p>
          </table:table-cell>
          <table:table-cell table:style-name="ce4" table:formula="of:=VLOOKUP([.B294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6329" calcext:value-type="float">
            <text:p>46329</text:p>
          </table:table-cell>
          <table:table-cell table:formula="of:=VLOOKUP([.$B295];[$'Annexe 1'.$B$2:$'Annexe 1'.$C$1392];2;0)" office:value-type="string" office:string-value="Place Charles Garnier, rue Auber, rue Scribe" calcext:value-type="string">
            <text:p>Place Charles Garnier, rue Auber, rue Scribe</text:p>
          </table:table-cell>
          <table:table-cell office:value-type="string" calcext:value-type="string">
            <text:p>Place Charles Garnier</text:p>
          </table:table-cell>
          <table:table-cell office:value-type="string" calcext:value-type="string">
            <text:p><text:s/>rue Auber</text:p>
          </table:table-cell>
          <table:table-cell office:value-type="string" calcext:value-type="string">
            <text:p><text:s/>rue Scribe</text:p>
          </table:table-cell>
          <table:table-cell office:value-type="string" calcext:value-type="string">
            <text:p>croisement</text:p>
          </table:table-cell>
          <table:table-cell table:style-name="ce4" table:formula="of:=VLOOKUP([.B295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0076" calcext:value-type="float">
            <text:p>20076</text:p>
          </table:table-cell>
          <table:table-cell table:formula="of:=VLOOKUP([.$B296];[$'Annexe 1'.$B$2:$'Annexe 1'.$C$1392];2;0)" office:value-type="string" office:string-value="Place d'Anvers, avenue Trudaine" calcext:value-type="string">
            <text:p>Place d'Anvers, avenue Trudaine</text:p>
          </table:table-cell>
          <table:table-cell office:value-type="string" calcext:value-type="string">
            <text:p>Place d'Anvers</text:p>
          </table:table-cell>
          <table:table-cell office:value-type="string" calcext:value-type="string">
            <text:p><text:s/>avenue Truda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6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2213" calcext:value-type="float">
            <text:p>32213</text:p>
          </table:table-cell>
          <table:table-cell table:formula="of:=VLOOKUP([.$B297];[$'Annexe 1'.$B$2:$'Annexe 1'.$C$1392];2;0)" office:value-type="string" office:string-value="Place d'Anvers, boulevard de Rochechouart" calcext:value-type="string">
            <text:p>Place d'Anvers, boulevard de Rochechouart</text:p>
          </table:table-cell>
          <table:table-cell office:value-type="string" calcext:value-type="string">
            <text:p>Place d'Anvers</text:p>
          </table:table-cell>
          <table:table-cell office:value-type="string" calcext:value-type="string">
            <text:p><text:s/>boulevard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7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5540" calcext:value-type="float">
            <text:p>25540</text:p>
          </table:table-cell>
          <table:table-cell table:formula="of:=VLOOKUP([.$B298];[$'Annexe 1'.$B$2:$'Annexe 1'.$C$1392];2;0)" office:value-type="string" office:string-value="Place de l'Opéra, boulevard des Capucines" calcext:value-type="string">
            <text:p>Place de l'Opéra, boulevard des Capucines</text:p>
          </table:table-cell>
          <table:table-cell office:value-type="string" calcext:value-type="string">
            <text:p>Place de l'Opéra</text:p>
          </table:table-cell>
          <table:table-cell office:value-type="string" calcext:value-type="string">
            <text:p><text:s/>boulevard des Capuci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298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1422" calcext:value-type="float">
            <text:p>81422</text:p>
          </table:table-cell>
          <table:table-cell table:formula="of:=VLOOKUP([.$B299];[$'Annexe 1'.$B$2:$'Annexe 1'.$C$1392];2;0)" office:value-type="string" office:string-value="Place Kossuth" calcext:value-type="string">
            <text:p>Place Kossuth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299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8781" calcext:value-type="float">
            <text:p>48781</text:p>
          </table:table-cell>
          <table:table-cell table:formula="of:=VLOOKUP([.$B300];[$'Annexe 1'.$B$2:$'Annexe 1'.$C$1392];2;0)" office:value-type="string" office:string-value="Place Pigalle, rue Jean-Baptiste Pigalle" calcext:value-type="string">
            <text:p>Place Pigalle, rue Jean-Baptiste Pigalle</text:p>
          </table:table-cell>
          <table:table-cell office:value-type="string" calcext:value-type="string">
            <text:p>Place Pigalle</text:p>
          </table:table-cell>
          <table:table-cell office:value-type="string" calcext:value-type="string">
            <text:p><text:s/>rue Jean-Baptiste Piga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0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8620" calcext:value-type="float">
            <text:p>88620</text:p>
          </table:table-cell>
          <table:table-cell table:formula="of:=VLOOKUP([.$B301];[$'Annexe 1'.$B$2:$'Annexe 1'.$C$1392];2;0)" office:value-type="string" office:string-value="Place Pigalle Est — boulevard de Clichy, rue Houdon" calcext:value-type="string">
            <text:p>Place Pigalle Est — boulevard de Clichy, rue Houdon</text:p>
          </table:table-cell>
          <table:table-cell office:value-type="string" calcext:value-type="string">
            <text:p>Place Pigalle Est — boulevard de Clichy</text:p>
          </table:table-cell>
          <table:table-cell office:value-type="string" calcext:value-type="string">
            <text:p><text:s/>rue Houd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1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59" calcext:value-type="float">
            <text:p>09059</text:p>
          </table:table-cell>
          <table:table-cell table:formula="of:=VLOOKUP([.$B302];[$'Annexe 1'.$B$2:$'Annexe 1'.$C$1392];2;0)" office:value-type="string" office:string-value="Rue Blanche, rue Jean-Baptiste Pigalle" calcext:value-type="string">
            <text:p>Rue Blanche, rue Jean-Baptiste Pigalle</text:p>
          </table:table-cell>
          <table:table-cell office:value-type="string" calcext:value-type="string">
            <text:p>Rue Blanche</text:p>
          </table:table-cell>
          <table:table-cell office:value-type="string" calcext:value-type="string">
            <text:p><text:s/>rue Jean-Baptiste Piga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2];[$DonneesPrefPolice.$A$1:$DonneesPrefPolice.$C$1334];3;0)" office:value-type="date" office:date-value="2016-08-25" calcext:value-type="date">
            <text:p>25/08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9791" calcext:value-type="float">
            <text:p>89791</text:p>
          </table:table-cell>
          <table:table-cell table:formula="of:=VLOOKUP([.$B303];[$'Annexe 1'.$B$2:$'Annexe 1'.$C$1392];2;0)" office:value-type="string" office:string-value="Rue Clichy, rue de Moncey" calcext:value-type="string">
            <text:p>Rue Clichy, rue de Moncey</text:p>
          </table:table-cell>
          <table:table-cell office:value-type="string" calcext:value-type="string">
            <text:p>Rue Clichy</text:p>
          </table:table-cell>
          <table:table-cell office:value-type="string" calcext:value-type="string">
            <text:p><text:s/>rue de Monce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3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4951" calcext:value-type="float">
            <text:p>64951</text:p>
          </table:table-cell>
          <table:table-cell table:formula="of:=VLOOKUP([.$B304];[$'Annexe 1'.$B$2:$'Annexe 1'.$C$1392];2;0)" office:value-type="string" office:string-value="Rue de Caumartin, boulevard Haussmann" calcext:value-type="string">
            <text:p>Rue de Caumartin, boulevard Haussmann</text:p>
          </table:table-cell>
          <table:table-cell office:value-type="string" calcext:value-type="string">
            <text:p>Rue de Caumartin</text:p>
          </table:table-cell>
          <table:table-cell office:value-type="string" calcext:value-type="string">
            <text:p><text:s/>boulevard Haussman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4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7584" calcext:value-type="float">
            <text:p>57584</text:p>
          </table:table-cell>
          <table:table-cell table:formula="of:=VLOOKUP([.$B305];[$'Annexe 1'.$B$2:$'Annexe 1'.$C$1392];2;0)" office:value-type="string" office:string-value="Rue de Châteaudun, rue La Fayette" calcext:value-type="string">
            <text:p>Rue de Châteaudun, rue La Fayette</text:p>
          </table:table-cell>
          <table:table-cell office:value-type="string" calcext:value-type="string">
            <text:p>Rue de Châteaudun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5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1258" calcext:value-type="float">
            <text:p>81258</text:p>
          </table:table-cell>
          <table:table-cell table:formula="of:=VLOOKUP([.$B306];[$'Annexe 1'.$B$2:$'Annexe 1'.$C$1392];2;0)" office:value-type="string" office:string-value="Rue de Châteaudun, rue Taitbout" calcext:value-type="string">
            <text:p>Rue de Châteaudun, rue Taitbout</text:p>
          </table:table-cell>
          <table:table-cell office:value-type="string" calcext:value-type="string">
            <text:p>Rue de Châteaudun</text:p>
          </table:table-cell>
          <table:table-cell office:value-type="string" calcext:value-type="string">
            <text:p><text:s/>rue Taitbou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6];[$DonneesPrefPolice.$A$1:$DonneesPrefPolice.$C$1334];3;0)" office:value-type="date" office:date-value="2013-05-31" calcext:value-type="date">
            <text:p>31/05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7183" calcext:value-type="float">
            <text:p>47183</text:p>
          </table:table-cell>
          <table:table-cell table:formula="of:=VLOOKUP([.$B307];[$'Annexe 1'.$B$2:$'Annexe 1'.$C$1392];2;0)" office:value-type="string" office:string-value="Rue de Douai, place Adolphe Max" calcext:value-type="string">
            <text:p>Rue de Douai, place Adolphe Max</text:p>
          </table:table-cell>
          <table:table-cell office:value-type="string" calcext:value-type="string">
            <text:p>Rue de Douai</text:p>
          </table:table-cell>
          <table:table-cell office:value-type="string" calcext:value-type="string">
            <text:p><text:s/>place Adolphe Ma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7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9521" calcext:value-type="float">
            <text:p>59521</text:p>
          </table:table-cell>
          <table:table-cell table:formula="of:=VLOOKUP([.$B308];[$'Annexe 1'.$B$2:$'Annexe 1'.$C$1392];2;0)" office:value-type="string" office:string-value="Rue de la Chaussée d'Antin, rue Halévy" calcext:value-type="string">
            <text:p>Rue de la Chaussée d'Antin, rue Halévy</text:p>
          </table:table-cell>
          <table:table-cell office:value-type="string" calcext:value-type="string">
            <text:p>Rue de la Chaussée d'Antin</text:p>
          </table:table-cell>
          <table:table-cell office:value-type="string" calcext:value-type="string">
            <text:p><text:s/>rue Halév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8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60" calcext:value-type="float">
            <text:p>09060</text:p>
          </table:table-cell>
          <table:table-cell table:formula="of:=VLOOKUP([.$B309];[$'Annexe 1'.$B$2:$'Annexe 1'.$C$1392];2;0)" office:value-type="string" office:string-value="Rue de la Rochefoucauld, rue d'Aumale" calcext:value-type="string">
            <text:p>Rue de la Rochefoucauld, rue d'Aumale</text:p>
          </table:table-cell>
          <table:table-cell office:value-type="string" calcext:value-type="string">
            <text:p>Rue de la Rochefoucauld</text:p>
          </table:table-cell>
          <table:table-cell office:value-type="string" calcext:value-type="string">
            <text:p><text:s/>rue d'Auma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09];[$DonneesPrefPolice.$A$1:$DonneesPrefPolice.$C$1334];3;0)" office:value-type="date" office:date-value="2017-10-09" calcext:value-type="date">
            <text:p>09/10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0372" calcext:value-type="float">
            <text:p>10372</text:p>
          </table:table-cell>
          <table:table-cell table:formula="of:=VLOOKUP([.$B310];[$'Annexe 1'.$B$2:$'Annexe 1'.$C$1392];2;0)" office:value-type="string" office:string-value="Rue de la Tour d'Auvergne, rue Milton" calcext:value-type="string">
            <text:p>Rue de la Tour d'Auvergne, rue Milton</text:p>
          </table:table-cell>
          <table:table-cell office:value-type="string" calcext:value-type="string">
            <text:p>Rue de la Tour d'Auvergne</text:p>
          </table:table-cell>
          <table:table-cell office:value-type="string" calcext:value-type="string">
            <text:p><text:s/>rue Milt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0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72329" calcext:value-type="float">
            <text:p>72329</text:p>
          </table:table-cell>
          <table:table-cell table:formula="of:=VLOOKUP([.$B311];[$'Annexe 1'.$B$2:$'Annexe 1'.$C$1392];2;0)" office:value-type="string" office:string-value="Rue de Maubeuge, rue de Rochechouart" calcext:value-type="string">
            <text:p>Rue de Maubeuge, rue de Rochechouart</text:p>
          </table:table-cell>
          <table:table-cell office:value-type="string" calcext:value-type="string">
            <text:p>Rue de Maubeuge</text:p>
          </table:table-cell>
          <table:table-cell office:value-type="string" calcext:value-type="string">
            <text:p><text:s/>rue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1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1124" calcext:value-type="float">
            <text:p>61124</text:p>
          </table:table-cell>
          <table:table-cell table:formula="of:=VLOOKUP([.$B312];[$'Annexe 1'.$B$2:$'Annexe 1'.$C$1392];2;0)" office:value-type="string" office:string-value="Rue de Rochechouart, avenue de Dunkerque" calcext:value-type="string">
            <text:p>Rue de Rochechouart, avenue de Dunkerque</text:p>
          </table:table-cell>
          <table:table-cell office:value-type="string" calcext:value-type="string">
            <text:p>Rue de Rochechouart</text:p>
          </table:table-cell>
          <table:table-cell office:value-type="string" calcext:value-type="string">
            <text:p><text:s/>avenue de Dunkerqu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2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8520" calcext:value-type="float">
            <text:p>58520</text:p>
          </table:table-cell>
          <table:table-cell table:formula="of:=VLOOKUP([.$B313];[$'Annexe 1'.$B$2:$'Annexe 1'.$C$1392];2;0)" office:value-type="string" office:string-value="Rue des Martyrs (pair), rue de la Tour d'Auvergne (pair)" calcext:value-type="string">
            <text:p>Rue des Martyrs (pair), rue de la Tour d'Auvergne (pair)</text:p>
          </table:table-cell>
          <table:table-cell office:value-type="string" calcext:value-type="string">
            <text:p>Rue des Martyrs (pair)</text:p>
          </table:table-cell>
          <table:table-cell office:value-type="string" calcext:value-type="string">
            <text:p><text:s/>rue de la Tour d'Auvergne (pair)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3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5108" calcext:value-type="float">
            <text:p>25108</text:p>
          </table:table-cell>
          <table:table-cell table:formula="of:=VLOOKUP([.$B314];[$'Annexe 1'.$B$2:$'Annexe 1'.$C$1392];2;0)" office:value-type="string" office:string-value="Rue Drouot, rue La Fayette, rue du Faubourg Montmartre" calcext:value-type="string">
            <text:p>Rue Drouot, rue La Fayette, rue du Faubourg Montmartre</text:p>
          </table:table-cell>
          <table:table-cell office:value-type="string" calcext:value-type="string">
            <text:p>Rue Drouot</text:p>
          </table:table-cell>
          <table:table-cell office:value-type="string" calcext:value-type="string">
            <text:p><text:s/>rue La Fayette</text:p>
          </table:table-cell>
          <table:table-cell office:value-type="string" calcext:value-type="string">
            <text:p><text:s/>rue du Faubourg Montmartre</text:p>
          </table:table-cell>
          <table:table-cell office:value-type="string" calcext:value-type="string">
            <text:p>croisement</text:p>
          </table:table-cell>
          <table:table-cell table:style-name="ce4" table:formula="of:=VLOOKUP([.B31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5431" calcext:value-type="float">
            <text:p>55431</text:p>
          </table:table-cell>
          <table:table-cell table:formula="of:=VLOOKUP([.$B315];[$'Annexe 1'.$B$2:$'Annexe 1'.$C$1392];2;0)" office:value-type="string" office:string-value="Rue Drouot, rue Rossini" calcext:value-type="string">
            <text:p>Rue Drouot, rue Rossini</text:p>
          </table:table-cell>
          <table:table-cell office:value-type="string" calcext:value-type="string">
            <text:p>Rue Drouot</text:p>
          </table:table-cell>
          <table:table-cell office:value-type="string" calcext:value-type="string">
            <text:p><text:s/>rue Rossin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5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503" calcext:value-type="float">
            <text:p>84503</text:p>
          </table:table-cell>
          <table:table-cell table:formula="of:=VLOOKUP([.$B316];[$'Annexe 1'.$B$2:$'Annexe 1'.$C$1392];2;0)" office:value-type="string" office:string-value="Rue du Faubourg Montmartre, rue Montyon" calcext:value-type="string">
            <text:p>Rue du Faubourg Montmartre, rue Montyon</text:p>
          </table:table-cell>
          <table:table-cell office:value-type="string" calcext:value-type="string">
            <text:p>Rue du Faubourg Montmartre</text:p>
          </table:table-cell>
          <table:table-cell office:value-type="string" calcext:value-type="string">
            <text:p><text:s/>rue Monty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6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7982" calcext:value-type="float">
            <text:p>27982</text:p>
          </table:table-cell>
          <table:table-cell table:formula="of:=VLOOKUP([.$B317];[$'Annexe 1'.$B$2:$'Annexe 1'.$C$1392];2;0)" office:value-type="string" office:string-value="Rue du Faubourg Poissonnière, rue du Delta" calcext:value-type="string">
            <text:p>Rue du Faubourg Poissonnière, rue du Delta</text:p>
          </table:table-cell>
          <table:table-cell office:value-type="string" calcext:value-type="string">
            <text:p>Rue du Faubourg Poissonnière</text:p>
          </table:table-cell>
          <table:table-cell office:value-type="string" calcext:value-type="string">
            <text:p><text:s/>rue du Delt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7];[$DonneesPrefPolice.$A$1:$DonneesPrefPolice.$C$1334];3;0)" office:value-type="date" office:date-value="2015-06-19" calcext:value-type="date">
            <text:p>19/06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772" calcext:value-type="float">
            <text:p>84772</text:p>
          </table:table-cell>
          <table:table-cell table:formula="of:=VLOOKUP([.$B318];[$'Annexe 1'.$B$2:$'Annexe 1'.$C$1392];2;0)" office:value-type="string" office:string-value="Rue du Faubourg Poissonnière, rue Richer" calcext:value-type="string">
            <text:p>Rue du Faubourg Poissonnière, rue Richer</text:p>
          </table:table-cell>
          <table:table-cell office:value-type="string" calcext:value-type="string">
            <text:p>Rue du Faubourg Poissonnière</text:p>
          </table:table-cell>
          <table:table-cell office:value-type="string" calcext:value-type="string">
            <text:p><text:s/>rue Rich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8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555" calcext:value-type="float">
            <text:p>84555</text:p>
          </table:table-cell>
          <table:table-cell table:formula="of:=VLOOKUP([.$B319];[$'Annexe 1'.$B$2:$'Annexe 1'.$C$1392];2;0)" office:value-type="string" office:string-value="Rue Fontaine, rue de Douai" calcext:value-type="string">
            <text:p>Rue Fontaine, rue de Douai</text:p>
          </table:table-cell>
          <table:table-cell office:value-type="string" calcext:value-type="string">
            <text:p>Rue Fontaine</text:p>
          </table:table-cell>
          <table:table-cell office:value-type="string" calcext:value-type="string">
            <text:p><text:s/>rue de Doua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19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62" calcext:value-type="float">
            <text:p>09062</text:p>
          </table:table-cell>
          <table:table-cell table:formula="of:=VLOOKUP([.$B320];[$'Annexe 1'.$B$2:$'Annexe 1'.$C$1392];2;0)" office:value-type="string" office:string-value="Rue La Bruyère, rue Notre-Dame de Lorette" calcext:value-type="string">
            <text:p>Rue La Bruyère, rue Notre-Dame de Lorette</text:p>
          </table:table-cell>
          <table:table-cell office:value-type="string" calcext:value-type="string">
            <text:p>Rue La Bruyère</text:p>
          </table:table-cell>
          <table:table-cell office:value-type="string" calcext:value-type="string">
            <text:p><text:s/>rue Notre-Dame de Lor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0];[$DonneesPrefPolice.$A$1:$DonneesPrefPolice.$C$1334];3;0)" office:value-type="date" office:date-value="2016-11-25" calcext:value-type="date">
            <text:p>25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7498" calcext:value-type="float">
            <text:p>17498</text:p>
          </table:table-cell>
          <table:table-cell table:formula="of:=VLOOKUP([.$B321];[$'Annexe 1'.$B$2:$'Annexe 1'.$C$1392];2;0)" office:value-type="string" office:string-value="Rue La Fayette, rue Pierre Sémard" calcext:value-type="string">
            <text:p>Rue La Fayette, rue Pierre Sémard</text:p>
          </table:table-cell>
          <table:table-cell office:value-type="string" calcext:value-type="string">
            <text:p>Rue La Fayette</text:p>
          </table:table-cell>
          <table:table-cell office:value-type="string" calcext:value-type="string">
            <text:p><text:s/>rue Pierre Sém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1];[$DonneesPrefPolice.$A$1:$DonneesPrefPolice.$C$1334];3;0)" office:value-type="date" office:date-value="2014-05-09" calcext:value-type="date">
            <text:p>09/05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4663" calcext:value-type="float">
            <text:p>94663</text:p>
          </table:table-cell>
          <table:table-cell table:formula="of:=VLOOKUP([.$B322];[$'Annexe 1'.$B$2:$'Annexe 1'.$C$1392];2;0)" office:value-type="string" office:string-value="Rue Lamartine, rue de Rochechouart" calcext:value-type="string">
            <text:p>Rue Lamartine, rue de Rochechouart</text:p>
          </table:table-cell>
          <table:table-cell office:value-type="string" calcext:value-type="string">
            <text:p>Rue Lamartine</text:p>
          </table:table-cell>
          <table:table-cell office:value-type="string" calcext:value-type="string">
            <text:p><text:s/>rue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2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3257" calcext:value-type="float">
            <text:p>13257</text:p>
          </table:table-cell>
          <table:table-cell table:formula="of:=VLOOKUP([.$B323];[$'Annexe 1'.$B$2:$'Annexe 1'.$C$1392];2;0)" office:value-type="string" office:string-value="Rue Mayran, rue Rochambeau" calcext:value-type="string">
            <text:p>Rue Mayran, rue Rochambeau</text:p>
          </table:table-cell>
          <table:table-cell office:value-type="string" calcext:value-type="string">
            <text:p>Rue Mayran</text:p>
          </table:table-cell>
          <table:table-cell office:value-type="string" calcext:value-type="string">
            <text:p><text:s/>rue Rochamb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3];[$DonneesPrefPolice.$A$1:$DonneesPrefPolice.$C$1334];3;0)" office:value-type="date" office:date-value="2012-01-11" calcext:value-type="date">
            <text:p>11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0756" calcext:value-type="float">
            <text:p>10756</text:p>
          </table:table-cell>
          <table:table-cell table:formula="of:=VLOOKUP([.$B324];[$'Annexe 1'.$B$2:$'Annexe 1'.$C$1392];2;0)" office:value-type="string" office:string-value="Rue Pierre Fontaine, rue Jean-Baptiste Pigalle" calcext:value-type="string">
            <text:p>Rue Pierre Fontaine, rue Jean-Baptiste Pigalle</text:p>
          </table:table-cell>
          <table:table-cell office:value-type="string" calcext:value-type="string">
            <text:p>Rue Pierre Fontaine</text:p>
          </table:table-cell>
          <table:table-cell office:value-type="string" calcext:value-type="string">
            <text:p><text:s/>rue Jean-Baptiste Piga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4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3643" calcext:value-type="float">
            <text:p>33643</text:p>
          </table:table-cell>
          <table:table-cell table:formula="of:=VLOOKUP([.$B325];[$'Annexe 1'.$B$2:$'Annexe 1'.$C$1392];2;0)" office:value-type="string" office:string-value="Rue Sainte-Cécile, rue Trévise" calcext:value-type="string">
            <text:p>Rue Sainte-Cécile, rue Trévise</text:p>
          </table:table-cell>
          <table:table-cell office:value-type="string" calcext:value-type="string">
            <text:p>Rue Sainte-Cécile</text:p>
          </table:table-cell>
          <table:table-cell office:value-type="string" calcext:value-type="string">
            <text:p><text:s/>rue Trévi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0" calcext:value-type="float">
            <text:p>10070</text:p>
          </table:table-cell>
          <table:table-cell table:formula="of:=VLOOKUP([.$B326];[$'Annexe 1'.$B$2:$'Annexe 1'.$C$1392];2;0)" office:value-type="string" office:string-value="5, rue Albert Camus" calcext:value-type="string">
            <text:p>5, rue Albert Camus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326];[$DonneesPrefPolice.$A$1:$DonneesPrefPolice.$C$1334];3;0)" office:value-type="date" office:date-value="2016-12-20" calcext:value-type="date">
            <text:p>20/12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7612" calcext:value-type="float">
            <text:p>77612</text:p>
          </table:table-cell>
          <table:table-cell table:formula="of:=VLOOKUP([.$B327];[$'Annexe 1'.$B$2:$'Annexe 1'.$C$1392];2;0)" office:value-type="string" office:string-value="Boulevard de la Chapelle, rue de Maubeuge" calcext:value-type="string">
            <text:p>Boulevard de la Chapelle, rue de Maubeuge</text:p>
          </table:table-cell>
          <table:table-cell office:value-type="string" calcext:value-type="string">
            <text:p>Boulevard de la Chapelle</text:p>
          </table:table-cell>
          <table:table-cell office:value-type="string" calcext:value-type="string">
            <text:p><text:s/>rue de Maubeug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7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5111" calcext:value-type="float">
            <text:p>75111</text:p>
          </table:table-cell>
          <table:table-cell table:formula="of:=VLOOKUP([.$B328];[$'Annexe 1'.$B$2:$'Annexe 1'.$C$1392];2;0)" office:value-type="string" office:string-value="Boulevard de la Villette, rue La Fayette" calcext:value-type="string">
            <text:p>Boulevard de la Villette, rue La Fayette</text:p>
          </table:table-cell>
          <table:table-cell office:value-type="string" calcext:value-type="string">
            <text:p>Boulevard de la Villette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8];[$DonneesPrefPolice.$A$1:$DonneesPrefPolice.$C$1334];3;0)" office:value-type="date" office:date-value="2012-08-03" calcext:value-type="date">
            <text:p>03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8234" calcext:value-type="float">
            <text:p>28234</text:p>
          </table:table-cell>
          <table:table-cell table:formula="of:=VLOOKUP([.$B329];[$'Annexe 1'.$B$2:$'Annexe 1'.$C$1392];2;0)" office:value-type="string" office:string-value="Boulevard de Magenta, rue La Fayette" calcext:value-type="string">
            <text:p>Boulevard de Magenta, rue La Fayette</text:p>
          </table:table-cell>
          <table:table-cell office:value-type="string" calcext:value-type="string">
            <text:p>Boulevard de Magenta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29];[$DonneesPrefPolice.$A$1:$DonneesPrefPolice.$C$1334];3;0)" office:value-type="date" office:date-value="2013-11-08" calcext:value-type="date">
            <text:p>08/1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2971" calcext:value-type="float">
            <text:p>72971</text:p>
          </table:table-cell>
          <table:table-cell table:formula="of:=VLOOKUP([.$B330];[$'Annexe 1'.$B$2:$'Annexe 1'.$C$1392];2;0)" office:value-type="string" office:string-value="Boulevard de Magenta, rue de Nancy" calcext:value-type="string">
            <text:p>Boulevard de Magenta, rue de Nancy</text:p>
          </table:table-cell>
          <table:table-cell office:value-type="string" calcext:value-type="string">
            <text:p>Boulevard de Magenta</text:p>
          </table:table-cell>
          <table:table-cell office:value-type="string" calcext:value-type="string">
            <text:p><text:s/>rue de Nanc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0];[$DonneesPrefPolice.$A$1:$DonneesPrefPolice.$C$1334];3;0)" office:value-type="date" office:date-value="2012-10-05" calcext:value-type="date">
            <text:p>05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2116" calcext:value-type="float">
            <text:p>12116</text:p>
          </table:table-cell>
          <table:table-cell table:formula="of:=VLOOKUP([.$B331];[$'Annexe 1'.$B$2:$'Annexe 1'.$C$1392];2;0)" office:value-type="string" office:string-value="Boulevard de Strasbourg, rue Saint-Laurent" calcext:value-type="string">
            <text:p>Boulevard de Strasbourg, rue Saint-Laurent</text:p>
          </table:table-cell>
          <table:table-cell office:value-type="string" calcext:value-type="string">
            <text:p>Boulevard de Strasbourg</text:p>
          </table:table-cell>
          <table:table-cell office:value-type="string" calcext:value-type="string">
            <text:p><text:s/>rue Saint-Laure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1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5825" calcext:value-type="float">
            <text:p>55825</text:p>
          </table:table-cell>
          <table:table-cell table:formula="of:=VLOOKUP([.$B332];[$'Annexe 1'.$B$2:$'Annexe 1'.$C$1392];2;0)" office:value-type="string" office:string-value="Boulevard de Strasbourg, rue du Château d'Eau" calcext:value-type="string">
            <text:p>Boulevard de Strasbourg, rue du Château d'Eau</text:p>
          </table:table-cell>
          <table:table-cell office:value-type="string" calcext:value-type="string">
            <text:p>Boulevard de Strasbourg</text:p>
          </table:table-cell>
          <table:table-cell office:value-type="string" calcext:value-type="string">
            <text:p><text:s/>rue du Château d'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2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1135" calcext:value-type="float">
            <text:p>61135</text:p>
          </table:table-cell>
          <table:table-cell table:formula="of:=VLOOKUP([.$B333];[$'Annexe 1'.$B$2:$'Annexe 1'.$C$1392];2;0)" office:value-type="string" office:string-value="Boulevard Magenta, rue Ambroise Paré" calcext:value-type="string">
            <text:p>Boulevard Magenta, rue Ambroise Paré</text:p>
          </table:table-cell>
          <table:table-cell office:value-type="string" calcext:value-type="string">
            <text:p>Boulevard Magenta</text:p>
          </table:table-cell>
          <table:table-cell office:value-type="string" calcext:value-type="string">
            <text:p><text:s/>rue Ambroise Par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3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5760" calcext:value-type="float">
            <text:p>65760</text:p>
          </table:table-cell>
          <table:table-cell table:formula="of:=VLOOKUP([.$B334];[$'Annexe 1'.$B$2:$'Annexe 1'.$C$1392];2;0)" office:value-type="string" office:string-value="Boulevard Magenta, boulevard de Strasbourg" calcext:value-type="string">
            <text:p>Boulevard Magenta, boulevard de Strasbourg</text:p>
          </table:table-cell>
          <table:table-cell office:value-type="string" calcext:value-type="string">
            <text:p>Boulevard Magenta</text:p>
          </table:table-cell>
          <table:table-cell office:value-type="string" calcext:value-type="string">
            <text:p><text:s/>boulevard de Strasbou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4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98051" calcext:value-type="float">
            <text:p>98051</text:p>
          </table:table-cell>
          <table:table-cell table:formula="of:=VLOOKUP([.$B335];[$'Annexe 1'.$B$2:$'Annexe 1'.$C$1392];2;0)" office:value-type="string" office:string-value="Place de la République, rue du Faubourg du Temple" calcext:value-type="string">
            <text:p>Place de la République, rue du Faubourg du Temple</text:p>
          </table:table-cell>
          <table:table-cell office:value-type="string" calcext:value-type="string">
            <text:p>Place de la République</text:p>
          </table:table-cell>
          <table:table-cell office:value-type="string" calcext:value-type="string">
            <text:p><text:s/>rue du Faubourg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5];[$DonneesPrefPolice.$A$1:$DonneesPrefPolice.$C$1334];3;0)" office:value-type="date" office:date-value="2012-10-26" calcext:value-type="date">
            <text:p>26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2626" calcext:value-type="float">
            <text:p>32626</text:p>
          </table:table-cell>
          <table:table-cell table:formula="of:=VLOOKUP([.$B336];[$'Annexe 1'.$B$2:$'Annexe 1'.$C$1392];2;0)" office:value-type="string" office:string-value="Place de Roubaix, boulevard de Magenta, rue de Dunkerque" calcext:value-type="string">
            <text:p>Place de Roubaix, boulevard de Magenta, rue de Dunkerque</text:p>
          </table:table-cell>
          <table:table-cell office:value-type="string" calcext:value-type="string">
            <text:p>Place de Roubaix</text:p>
          </table:table-cell>
          <table:table-cell office:value-type="string" calcext:value-type="string">
            <text:p><text:s/>boulevard de Magenta</text:p>
          </table:table-cell>
          <table:table-cell office:value-type="string" calcext:value-type="string">
            <text:p><text:s/>rue de Dunkerque</text:p>
          </table:table-cell>
          <table:table-cell office:value-type="string" calcext:value-type="string">
            <text:p>croisement</text:p>
          </table:table-cell>
          <table:table-cell table:style-name="ce4" table:formula="of:=VLOOKUP([.B336];[$DonneesPrefPolice.$A$1:$DonneesPrefPolice.$C$1334];3;0)" office:value-type="date" office:date-value="2012-04-06" calcext:value-type="date">
            <text:p>06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6043" calcext:value-type="float">
            <text:p>86043</text:p>
          </table:table-cell>
          <table:table-cell table:formula="of:=VLOOKUP([.$B337];[$'Annexe 1'.$B$2:$'Annexe 1'.$C$1392];2;0)" office:value-type="string" office:string-value="Place du Colonel Fabien, rue de la Grange aux Belles" calcext:value-type="string">
            <text:p>Place du Colonel Fabien, rue de la Grange aux Belles</text:p>
          </table:table-cell>
          <table:table-cell office:value-type="string" calcext:value-type="string">
            <text:p>Place du Colonel Fabien</text:p>
          </table:table-cell>
          <table:table-cell office:value-type="string" calcext:value-type="string">
            <text:p><text:s/>rue de la Grange aux Bell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7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7526" calcext:value-type="float">
            <text:p>87526</text:p>
          </table:table-cell>
          <table:table-cell table:formula="of:=VLOOKUP([.$B338];[$'Annexe 1'.$B$2:$'Annexe 1'.$C$1392];2;0)" office:value-type="string" office:string-value="Place Franz Liszt, rue La Fayette" calcext:value-type="string">
            <text:p>Place Franz Liszt, rue La Fayette</text:p>
          </table:table-cell>
          <table:table-cell office:value-type="string" calcext:value-type="string">
            <text:p>Place Franz Liszt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8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5943" calcext:value-type="float">
            <text:p>25943</text:p>
          </table:table-cell>
          <table:table-cell table:formula="of:=VLOOKUP([.$B339];[$'Annexe 1'.$B$2:$'Annexe 1'.$C$1392];2;0)" office:value-type="string" office:string-value="Place Johann Strauss, face à la rue deLancry" calcext:value-type="string">
            <text:p>Place Johann Strauss, face à la rue deLancry</text:p>
          </table:table-cell>
          <table:table-cell office:value-type="string" calcext:value-type="string">
            <text:p>Place Johann Strauss</text:p>
          </table:table-cell>
          <table:table-cell office:value-type="string" calcext:value-type="string">
            <text:p><text:s/>face à la rue deLanc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39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2884" calcext:value-type="float">
            <text:p>12884</text:p>
          </table:table-cell>
          <table:table-cell table:formula="of:=VLOOKUP([.$B340];[$'Annexe 1'.$B$2:$'Annexe 1'.$C$1392];2;0)" office:value-type="string" office:string-value="Place Napoléon III" calcext:value-type="string">
            <text:p>Place Napoléon III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40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2791" calcext:value-type="float">
            <text:p>72791</text:p>
          </table:table-cell>
          <table:table-cell table:formula="of:=VLOOKUP([.$B341];[$'Annexe 1'.$B$2:$'Annexe 1'.$C$1392];2;0)" office:value-type="string" office:string-value="Place Robert Desnos" calcext:value-type="string">
            <text:p>Place Robert Desno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41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6168" calcext:value-type="float">
            <text:p>66168</text:p>
          </table:table-cell>
          <table:table-cell table:formula="of:=VLOOKUP([.$B342];[$'Annexe 1'.$B$2:$'Annexe 1'.$C$1392];2;0)" office:value-type="string" office:string-value="Place Sainte-Marthe" calcext:value-type="string">
            <text:p>Place Sainte-Marth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4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3253" calcext:value-type="float">
            <text:p>33253</text:p>
          </table:table-cell>
          <table:table-cell table:formula="of:=VLOOKUP([.$B343];[$'Annexe 1'.$B$2:$'Annexe 1'.$C$1392];2;0)" office:value-type="string" office:string-value="Porte Saint-Martin" calcext:value-type="string">
            <text:p>Porte Saint-Marti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43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5626" calcext:value-type="float">
            <text:p>25626</text:p>
          </table:table-cell>
          <table:table-cell table:formula="of:=VLOOKUP([.$B344];[$'Annexe 1'.$B$2:$'Annexe 1'.$C$1392];2;0)" office:value-type="string" office:string-value="Quai de Jemmapes, rue Alibert" calcext:value-type="string">
            <text:p>Quai de Jemmapes, rue Alibert</text:p>
          </table:table-cell>
          <table:table-cell office:value-type="string" calcext:value-type="string">
            <text:p>Quai de Jemmapes</text:p>
          </table:table-cell>
          <table:table-cell office:value-type="string" calcext:value-type="string">
            <text:p><text:s/>rue Alibe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4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0523" calcext:value-type="float">
            <text:p>50523</text:p>
          </table:table-cell>
          <table:table-cell table:formula="of:=VLOOKUP([.$B345];[$'Annexe 1'.$B$2:$'Annexe 1'.$C$1392];2;0)" office:value-type="string" office:string-value="Quai de Jemmapes, rue des Ecluses Saint-Martin" calcext:value-type="string">
            <text:p>Quai de Jemmapes, rue des Ecluses Saint-Martin</text:p>
          </table:table-cell>
          <table:table-cell office:value-type="string" calcext:value-type="string">
            <text:p>Quai de Jemmapes</text:p>
          </table:table-cell>
          <table:table-cell office:value-type="string" calcext:value-type="string">
            <text:p><text:s/>rue des Ecluses Saint-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45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1230" calcext:value-type="float">
            <text:p>51230</text:p>
          </table:table-cell>
          <table:table-cell table:formula="of:=VLOOKUP([.$B346];[$'Annexe 1'.$B$2:$'Annexe 1'.$C$1392];2;0)" office:value-type="string" office:string-value="Quai de Valmy, rue Lucien Sampaix, rue Recollet" calcext:value-type="string">
            <text:p>Quai de Valmy, rue Lucien Sampaix, rue Recollet</text:p>
          </table:table-cell>
          <table:table-cell office:value-type="string" calcext:value-type="string">
            <text:p>Quai de Valmy</text:p>
          </table:table-cell>
          <table:table-cell office:value-type="string" calcext:value-type="string">
            <text:p><text:s/>rue Lucien Sampaix</text:p>
          </table:table-cell>
          <table:table-cell office:value-type="string" calcext:value-type="string">
            <text:p><text:s/>rue Recollet</text:p>
          </table:table-cell>
          <table:table-cell office:value-type="string" calcext:value-type="string">
            <text:p>croisement</text:p>
          </table:table-cell>
          <table:table-cell table:style-name="ce4" table:formula="of:=VLOOKUP([.B346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3562" calcext:value-type="float">
            <text:p>73562</text:p>
          </table:table-cell>
          <table:table-cell table:formula="of:=VLOOKUP([.$B347];[$'Annexe 1'.$B$2:$'Annexe 1'.$C$1392];2;0)" office:value-type="string" office:string-value="Quai de Valmy, rue de Lancry" calcext:value-type="string">
            <text:p>Quai de Valmy, rue de Lancry</text:p>
          </table:table-cell>
          <table:table-cell office:value-type="string" calcext:value-type="string">
            <text:p>Quai de Valmy</text:p>
          </table:table-cell>
          <table:table-cell office:value-type="string" calcext:value-type="string">
            <text:p><text:s/>rue de Lanc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47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0934" calcext:value-type="float">
            <text:p>30934</text:p>
          </table:table-cell>
          <table:table-cell table:formula="of:=VLOOKUP([.$B348];[$'Annexe 1'.$B$2:$'Annexe 1'.$C$1392];2;0)" office:value-type="string" office:string-value="Quai Valmy, rue Beaurepaire, rue Marseille" calcext:value-type="string">
            <text:p>Quai Valmy, rue Beaurepaire, rue Marseille</text:p>
          </table:table-cell>
          <table:table-cell office:value-type="string" calcext:value-type="string">
            <text:p>Quai Valmy</text:p>
          </table:table-cell>
          <table:table-cell office:value-type="string" calcext:value-type="string">
            <text:p><text:s/>rue Beaurepaire</text:p>
          </table:table-cell>
          <table:table-cell office:value-type="string" calcext:value-type="string">
            <text:p><text:s/>rue Marseille</text:p>
          </table:table-cell>
          <table:table-cell office:value-type="string" calcext:value-type="string">
            <text:p>croisement</text:p>
          </table:table-cell>
          <table:table-cell table:style-name="ce4" table:formula="of:=VLOOKUP([.B348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2859" calcext:value-type="float">
            <text:p>22859</text:p>
          </table:table-cell>
          <table:table-cell table:formula="of:=VLOOKUP([.$B349];[$'Annexe 1'.$B$2:$'Annexe 1'.$C$1392];2;0)" office:value-type="string" office:string-value="Rue de Chabrol" calcext:value-type="string">
            <text:p>Rue de Chabrol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49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8368" calcext:value-type="float">
            <text:p>78368</text:p>
          </table:table-cell>
          <table:table-cell table:formula="of:=VLOOKUP([.$B350];[$'Annexe 1'.$B$2:$'Annexe 1'.$C$1392];2;0)" office:value-type="string" office:string-value="Rue de Dunkerque, rue La Fayette" calcext:value-type="string">
            <text:p>Rue de Dunkerque, rue La Fayette</text:p>
          </table:table-cell>
          <table:table-cell office:value-type="string" calcext:value-type="string">
            <text:p>Rue de Dunkerque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0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9" calcext:value-type="float">
            <text:p>10079</text:p>
          </table:table-cell>
          <table:table-cell table:formula="of:=VLOOKUP([.$B351];[$'Annexe 1'.$B$2:$'Annexe 1'.$C$1392];2;0)" office:value-type="string" office:string-value="Rue de l'Aqueduc, rue du Chaudron" calcext:value-type="string">
            <text:p>Rue de l'Aqueduc, rue du Chaudron</text:p>
          </table:table-cell>
          <table:table-cell office:value-type="string" calcext:value-type="string">
            <text:p>Rue de l'Aqueduc</text:p>
          </table:table-cell>
          <table:table-cell office:value-type="string" calcext:value-type="string">
            <text:p><text:s/>rue du Chaudr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1];[$DonneesPrefPolice.$A$1:$DonneesPrefPolice.$C$1334];3;0)" office:value-type="date" office:date-value="2017-04-07" calcext:value-type="date">
            <text:p>07/04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2163" calcext:value-type="float">
            <text:p>62163</text:p>
          </table:table-cell>
          <table:table-cell table:formula="of:=VLOOKUP([.$B352];[$'Annexe 1'.$B$2:$'Annexe 1'.$C$1392];2;0)" office:value-type="string" office:string-value="Rue de la Grange aux Belles, rue des Ecluses Saint-Martin" calcext:value-type="string">
            <text:p>Rue de la Grange aux Belles, rue des Ecluses Saint-Martin</text:p>
          </table:table-cell>
          <table:table-cell office:value-type="string" calcext:value-type="string">
            <text:p>Rue de la Grange aux Belles</text:p>
          </table:table-cell>
          <table:table-cell office:value-type="string" calcext:value-type="string">
            <text:p><text:s/>rue des Ecluses Saint-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2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7472" calcext:value-type="float">
            <text:p>37472</text:p>
          </table:table-cell>
          <table:table-cell table:formula="of:=VLOOKUP([.$B353];[$'Annexe 1'.$B$2:$'Annexe 1'.$C$1392];2;0)" office:value-type="string" office:string-value="Rue de Paradis, rue du Faubourg Poissonnière" calcext:value-type="string">
            <text:p>Rue de Paradis, rue du Faubourg Poissonnière</text:p>
          </table:table-cell>
          <table:table-cell office:value-type="string" calcext:value-type="string">
            <text:p>Rue de Paradis</text:p>
          </table:table-cell>
          <table:table-cell office:value-type="string" calcext:value-type="string">
            <text:p><text:s/>rue du Faubourg Poissonn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3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7" calcext:value-type="float">
            <text:p>10067</text:p>
          </table:table-cell>
          <table:table-cell table:formula="of:=VLOOKUP([.$B354];[$'Annexe 1'.$B$2:$'Annexe 1'.$C$1392];2;0)" office:value-type="string" office:string-value="Rue de Paradis, rue Martel" calcext:value-type="string">
            <text:p>Rue de Paradis, rue Martel</text:p>
          </table:table-cell>
          <table:table-cell office:value-type="string" calcext:value-type="string">
            <text:p>Rue de Paradis</text:p>
          </table:table-cell>
          <table:table-cell office:value-type="string" calcext:value-type="string">
            <text:p><text:s/>rue Mart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4];[$DonneesPrefPolice.$A$1:$DonneesPrefPolice.$C$1334];3;0)" office:value-type="date" office:date-value="2017-06-14" calcext:value-type="date">
            <text:p>14/06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7532" calcext:value-type="float">
            <text:p>37532</text:p>
          </table:table-cell>
          <table:table-cell table:formula="of:=VLOOKUP([.$B355];[$'Annexe 1'.$B$2:$'Annexe 1'.$C$1392];2;0)" office:value-type="string" office:string-value="Rue de Sambre et Meuse, rue Sainte-Marthe" calcext:value-type="string">
            <text:p>Rue de Sambre et Meuse, rue Sainte-Marthe</text:p>
          </table:table-cell>
          <table:table-cell office:value-type="string" calcext:value-type="string">
            <text:p>Rue de Sambre et Meuse</text:p>
          </table:table-cell>
          <table:table-cell office:value-type="string" calcext:value-type="string">
            <text:p><text:s/>rue Sainte-Marth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5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80" calcext:value-type="float">
            <text:p>10080</text:p>
          </table:table-cell>
          <table:table-cell table:formula="of:=VLOOKUP([.$B356];[$'Annexe 1'.$B$2:$'Annexe 1'.$C$1392];2;0)" office:value-type="string" office:string-value="Rue du Buisson-Saint-Louis, rue du Chalet" calcext:value-type="string">
            <text:p>Rue du Buisson-Saint-Louis, rue du Chalet</text:p>
          </table:table-cell>
          <table:table-cell office:value-type="string" calcext:value-type="string">
            <text:p>Rue du Buisson-Saint-Louis</text:p>
          </table:table-cell>
          <table:table-cell office:value-type="string" calcext:value-type="string">
            <text:p><text:s/>rue du Chal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6];[$DonneesPrefPolice.$A$1:$DonneesPrefPolice.$C$1334];3;0)" office:value-type="date" office:date-value="2017-02-28" calcext:value-type="date">
            <text:p>28/02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1137" calcext:value-type="float">
            <text:p>61137</text:p>
          </table:table-cell>
          <table:table-cell table:formula="of:=VLOOKUP([.$B357];[$'Annexe 1'.$B$2:$'Annexe 1'.$C$1392];2;0)" office:value-type="string" office:string-value="Rue du Château d'Eau, boulevard de Magenta" calcext:value-type="string">
            <text:p>Rue du Château d'Eau, boulevard de Magenta</text:p>
          </table:table-cell>
          <table:table-cell office:value-type="string" calcext:value-type="string">
            <text:p>Rue du Château d'Eau</text:p>
          </table:table-cell>
          <table:table-cell office:value-type="string" calcext:value-type="string">
            <text:p><text:s/>boulevard de Magent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7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48813" calcext:value-type="float">
            <text:p>48813</text:p>
          </table:table-cell>
          <table:table-cell table:formula="of:=VLOOKUP([.$B358];[$'Annexe 1'.$B$2:$'Annexe 1'.$C$1392];2;0)" office:value-type="string" office:string-value="Rue du Château Landon, rue Louis Blanc" calcext:value-type="string">
            <text:p>Rue du Château Landon, rue Louis Blanc</text:p>
          </table:table-cell>
          <table:table-cell office:value-type="string" calcext:value-type="string">
            <text:p>Rue du Château Landon</text:p>
          </table:table-cell>
          <table:table-cell office:value-type="string" calcext:value-type="string">
            <text:p><text:s/>rue Louis Blan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8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7797" calcext:value-type="float">
            <text:p>27797</text:p>
          </table:table-cell>
          <table:table-cell table:formula="of:=VLOOKUP([.$B359];[$'Annexe 1'.$B$2:$'Annexe 1'.$C$1392];2;0)" office:value-type="string" office:string-value="Rue du Faubourg du Temple, avenue Parmentier" calcext:value-type="string">
            <text:p>Rue du Faubourg du Temple, avenue Parmentier</text:p>
          </table:table-cell>
          <table:table-cell office:value-type="string" calcext:value-type="string">
            <text:p>Rue du Faubourg du Temple</text:p>
          </table:table-cell>
          <table:table-cell office:value-type="string" calcext:value-type="string">
            <text:p><text:s/>avenue Parment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59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92421" calcext:value-type="float">
            <text:p>92421</text:p>
          </table:table-cell>
          <table:table-cell table:formula="of:=VLOOKUP([.$B360];[$'Annexe 1'.$B$2:$'Annexe 1'.$C$1392];2;0)" office:value-type="string" office:string-value="Rue du Faubourg du Temple, boulevard de la Villette" calcext:value-type="string">
            <text:p>Rue du Faubourg du Temple, boulevard de la Villette</text:p>
          </table:table-cell>
          <table:table-cell office:value-type="string" calcext:value-type="string">
            <text:p>Rue du Faubourg du Temple</text:p>
          </table:table-cell>
          <table:table-cell office:value-type="string" calcext:value-type="string">
            <text:p><text:s/>boulevard de la Vill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0];[$DonneesPrefPolice.$A$1:$DonneesPrefPolice.$C$1334];3;0)" office:value-type="date" office:date-value="2013-05-31" calcext:value-type="date">
            <text:p>31/05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5399" calcext:value-type="float">
            <text:p>75399</text:p>
          </table:table-cell>
          <table:table-cell table:formula="of:=VLOOKUP([.$B361];[$'Annexe 1'.$B$2:$'Annexe 1'.$C$1392];2;0)" office:value-type="string" office:string-value="Rue du Faubourg Saint-Denis, rue Cail" calcext:value-type="string">
            <text:p>Rue du Faubourg Saint-Denis, rue Cail</text:p>
          </table:table-cell>
          <table:table-cell office:value-type="string" calcext:value-type="string">
            <text:p>Rue du Faubourg Saint-Denis</text:p>
          </table:table-cell>
          <table:table-cell office:value-type="string" calcext:value-type="string">
            <text:p><text:s/>rue Ca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1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6066" calcext:value-type="float">
            <text:p>86066</text:p>
          </table:table-cell>
          <table:table-cell table:formula="of:=VLOOKUP([.$B362];[$'Annexe 1'.$B$2:$'Annexe 1'.$C$1392];2;0)" office:value-type="string" office:string-value="Rue du Faubourg Saint-Denis, rue Demarquay" calcext:value-type="string">
            <text:p>Rue du Faubourg Saint-Denis, rue Demarquay</text:p>
          </table:table-cell>
          <table:table-cell office:value-type="string" calcext:value-type="string">
            <text:p>Rue du Faubourg Saint-Denis</text:p>
          </table:table-cell>
          <table:table-cell office:value-type="string" calcext:value-type="string">
            <text:p><text:s/>rue Demarqua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2];[$DonneesPrefPolice.$A$1:$DonneesPrefPolice.$C$1334];3;0)" office:value-type="date" office:date-value="2013-02-22" calcext:value-type="date">
            <text:p>22/0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4" calcext:value-type="float">
            <text:p>10064</text:p>
          </table:table-cell>
          <table:table-cell table:formula="of:=VLOOKUP([.$B363];[$'Annexe 1'.$B$2:$'Annexe 1'.$C$1392];2;0)" office:value-type="string" office:string-value="Rue du Faubourg Saint-Denis, rue de Metz" calcext:value-type="string">
            <text:p>Rue du Faubourg Saint-Denis, rue de Metz</text:p>
          </table:table-cell>
          <table:table-cell office:value-type="string" calcext:value-type="string">
            <text:p>Rue du Faubourg Saint-Denis</text:p>
          </table:table-cell>
          <table:table-cell office:value-type="string" calcext:value-type="string">
            <text:p><text:s/>rue de Metz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3];[$DonneesPrefPolice.$A$1:$DonneesPrefPolice.$C$1334];3;0)" office:value-type="date" office:date-value="2016-10-14" calcext:value-type="date">
            <text:p>14/10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8" calcext:value-type="float">
            <text:p>10068</text:p>
          </table:table-cell>
          <table:table-cell table:formula="of:=VLOOKUP([.$B364];[$'Annexe 1'.$B$2:$'Annexe 1'.$C$1392];2;0)" office:value-type="string" office:string-value="Rue du Faubourg Saint-Denis, boulevard Magenta — square A Satragne" calcext:value-type="string">
            <text:p>Rue du Faubourg Saint-Denis, boulevard Magenta — square A Satragne</text:p>
          </table:table-cell>
          <table:table-cell office:value-type="string" calcext:value-type="string">
            <text:p>Rue du Faubourg Saint-Denis</text:p>
          </table:table-cell>
          <table:table-cell office:value-type="string" calcext:value-type="string">
            <text:p><text:s/>boulevard Magenta — square A Satrag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4];[$DonneesPrefPolice.$A$1:$DonneesPrefPolice.$C$1334];3;0)" office:value-type="date" office:date-value="2017-01-04" calcext:value-type="date">
            <text:p>04/01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966" calcext:value-type="float">
            <text:p>10966</text:p>
          </table:table-cell>
          <table:table-cell table:formula="of:=VLOOKUP([.$B365];[$'Annexe 1'.$B$2:$'Annexe 1'.$C$1392];2;0)" office:value-type="string" office:string-value="Rue du Faubourg Saint-Martin, rue La Fayette" calcext:value-type="string">
            <text:p>Rue du Faubourg Saint-Martin, rue La Fayette</text:p>
          </table:table-cell>
          <table:table-cell office:value-type="string" calcext:value-type="string">
            <text:p>Rue du Faubourg Saint-Martin</text:p>
          </table:table-cell>
          <table:table-cell office:value-type="string" calcext:value-type="string">
            <text:p><text:s/>rue La Fay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5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8438" calcext:value-type="float">
            <text:p>38438</text:p>
          </table:table-cell>
          <table:table-cell table:formula="of:=VLOOKUP([.$B366];[$'Annexe 1'.$B$2:$'Annexe 1'.$C$1392];2;0)" office:value-type="string" office:string-value="Rue du Faubourg Saint-Martin, rue du Château d'Eau" calcext:value-type="string">
            <text:p>Rue du Faubourg Saint-Martin, rue du Château d'Eau</text:p>
          </table:table-cell>
          <table:table-cell office:value-type="string" calcext:value-type="string">
            <text:p>Rue du Faubourg Saint-Martin</text:p>
          </table:table-cell>
          <table:table-cell office:value-type="string" calcext:value-type="string">
            <text:p><text:s/>rue du Château d'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6];[$DonneesPrefPolice.$A$1:$DonneesPrefPolice.$C$1334];3;0)" office:value-type="date" office:date-value="2012-10-05" calcext:value-type="date">
            <text:p>05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45724" calcext:value-type="float">
            <text:p>45724</text:p>
          </table:table-cell>
          <table:table-cell table:formula="of:=VLOOKUP([.$B367];[$'Annexe 1'.$B$2:$'Annexe 1'.$C$1392];2;0)" office:value-type="string" office:string-value="Rue du Faubourg Saint-Martin, rue du 8 mai 1945" calcext:value-type="string">
            <text:p>Rue du Faubourg Saint-Martin, rue du 8 mai 1945</text:p>
          </table:table-cell>
          <table:table-cell office:value-type="string" calcext:value-type="string">
            <text:p>Rue du Faubourg Saint-Martin</text:p>
          </table:table-cell>
          <table:table-cell office:value-type="string" calcext:value-type="string">
            <text:p><text:s/>rue du 8 mai 1945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7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6959" calcext:value-type="float">
            <text:p>56959</text:p>
          </table:table-cell>
          <table:table-cell table:formula="of:=VLOOKUP([.$B368];[$'Annexe 1'.$B$2:$'Annexe 1'.$C$1392];2;0)" office:value-type="string" office:string-value="Rue du Faubourg Saint-Martin, boulevard de Magenta" calcext:value-type="string">
            <text:p>Rue du Faubourg Saint-Martin, boulevard de Magenta</text:p>
          </table:table-cell>
          <table:table-cell office:value-type="string" calcext:value-type="string">
            <text:p>Rue du Faubourg Saint-Martin</text:p>
          </table:table-cell>
          <table:table-cell office:value-type="string" calcext:value-type="string">
            <text:p><text:s/>boulevard de Magent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68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9" calcext:value-type="float">
            <text:p>10069</text:p>
          </table:table-cell>
          <table:table-cell table:formula="of:=VLOOKUP([.$B369];[$'Annexe 1'.$B$2:$'Annexe 1'.$C$1392];2;0)" office:value-type="string" office:string-value="Rue Georg Friedrich Haendel" calcext:value-type="string">
            <text:p>Rue Georg Friedrich Haendel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369];[$DonneesPrefPolice.$A$1:$DonneesPrefPolice.$C$1334];3;0)" office:value-type="date" office:date-value="2017-03-03" calcext:value-type="date">
            <text:p>03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5" calcext:value-type="float">
            <text:p>10075</text:p>
          </table:table-cell>
          <table:table-cell table:formula="of:=VLOOKUP([.$B370];[$'Annexe 1'.$B$2:$'Annexe 1'.$C$1392];2;0)" office:value-type="string" office:string-value="Rue Léon Schwartzenberg (Médiathèque)" calcext:value-type="string">
            <text:p>Rue Léon Schwartzenberg (Médiathèque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2" calcext:value-type="float">
            <text:p>10072</text:p>
          </table:table-cell>
          <table:table-cell table:formula="of:=VLOOKUP([.$B371];[$'Annexe 1'.$B$2:$'Annexe 1'.$C$1392];2;0)" office:value-type="string" office:string-value="Rue Saint-Maur, rue du Buisson Saint-Louis" calcext:value-type="string">
            <text:p>Rue Saint-Maur, rue du Buisson Saint-Louis</text:p>
          </table:table-cell>
          <table:table-cell office:value-type="string" calcext:value-type="string">
            <text:p>Rue Saint-Maur</text:p>
          </table:table-cell>
          <table:table-cell office:value-type="string" calcext:value-type="string">
            <text:p><text:s/>rue du Buisson Saint-Lou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1];[$DonneesPrefPolice.$A$1:$DonneesPrefPolice.$C$1334];3;0)" office:value-type="date" office:date-value="2016-08-04" calcext:value-type="date">
            <text:p>04/08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4425" calcext:value-type="float">
            <text:p>44425</text:p>
          </table:table-cell>
          <table:table-cell table:formula="of:=VLOOKUP([.$B372];[$'Annexe 1'.$B$2:$'Annexe 1'.$C$1392];2;0)" office:value-type="string" office:string-value="Avenue de la République, rue Saint-Maur" calcext:value-type="string">
            <text:p>Avenue de la République, rue Saint-Maur</text:p>
          </table:table-cell>
          <table:table-cell office:value-type="string" calcext:value-type="string">
            <text:p>Avenue de la République</text:p>
          </table:table-cell>
          <table:table-cell office:value-type="string" calcext:value-type="string">
            <text:p><text:s/>rue Saint-Ma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2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567" calcext:value-type="float">
            <text:p>30567</text:p>
          </table:table-cell>
          <table:table-cell table:formula="of:=VLOOKUP([.$B373];[$'Annexe 1'.$B$2:$'Annexe 1'.$C$1392];2;0)" office:value-type="string" office:string-value="Avenue Parmentier, rue Oberkampf" calcext:value-type="string">
            <text:p>Avenue Parmentier, rue Oberkampf</text:p>
          </table:table-cell>
          <table:table-cell office:value-type="string" calcext:value-type="string">
            <text:p>Avenue Parmentier</text:p>
          </table:table-cell>
          <table:table-cell office:value-type="string" calcext:value-type="string">
            <text:p><text:s/>rue Oberkampf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3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3278" calcext:value-type="float">
            <text:p>33278</text:p>
          </table:table-cell>
          <table:table-cell table:formula="of:=VLOOKUP([.$B374];[$'Annexe 1'.$B$2:$'Annexe 1'.$C$1392];2;0)" office:value-type="string" office:string-value="Avenue Philippe Auguste, boulevard de Charonne" calcext:value-type="string">
            <text:p>Avenue Philippe Auguste, boulevard de Charonne</text:p>
          </table:table-cell>
          <table:table-cell office:value-type="string" calcext:value-type="string">
            <text:p>Avenue Philippe Auguste</text:p>
          </table:table-cell>
          <table:table-cell office:value-type="string" calcext:value-type="string">
            <text:p><text:s/>boulevard de Charo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4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3843" calcext:value-type="float">
            <text:p>53843</text:p>
          </table:table-cell>
          <table:table-cell table:formula="of:=VLOOKUP([.$B375];[$'Annexe 1'.$B$2:$'Annexe 1'.$C$1392];2;0)" office:value-type="string" office:string-value="Boulevard Richard Lenoir, rue Saint-Sabin" calcext:value-type="string">
            <text:p>Boulevard Richard Lenoir, rue Saint-Sabin</text:p>
          </table:table-cell>
          <table:table-cell office:value-type="string" calcext:value-type="string">
            <text:p>Boulevard Richard Lenoir</text:p>
          </table:table-cell>
          <table:table-cell office:value-type="string" calcext:value-type="string">
            <text:p><text:s/>rue Saint-Sab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5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3871" calcext:value-type="float">
            <text:p>13871</text:p>
          </table:table-cell>
          <table:table-cell table:formula="of:=VLOOKUP([.$B376];[$'Annexe 1'.$B$2:$'Annexe 1'.$C$1392];2;0)" office:value-type="string" office:string-value="Boulevard Voltaire, rue Jean-Pierre Timbaud" calcext:value-type="string">
            <text:p>Boulevard Voltaire, rue Jean-Pierre Timbaud</text:p>
          </table:table-cell>
          <table:table-cell office:value-type="string" calcext:value-type="string">
            <text:p>Boulevard Voltaire</text:p>
          </table:table-cell>
          <table:table-cell office:value-type="string" calcext:value-type="string">
            <text:p><text:s/>rue Jean-Pierre Timbau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6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3592" calcext:value-type="float">
            <text:p>43592</text:p>
          </table:table-cell>
          <table:table-cell table:formula="of:=VLOOKUP([.$B377];[$'Annexe 1'.$B$2:$'Annexe 1'.$C$1392];2;0)" office:value-type="string" office:string-value="Boulevard Voltaire, rue du Chemin Vert" calcext:value-type="string">
            <text:p>Boulevard Voltaire, rue du Chemin Vert</text:p>
          </table:table-cell>
          <table:table-cell office:value-type="string" calcext:value-type="string">
            <text:p>Boulevard Voltaire</text:p>
          </table:table-cell>
          <table:table-cell office:value-type="string" calcext:value-type="string">
            <text:p><text:s/>rue du Chemin Ve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7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2920" calcext:value-type="float">
            <text:p>52920</text:p>
          </table:table-cell>
          <table:table-cell table:formula="of:=VLOOKUP([.$B378];[$'Annexe 1'.$B$2:$'Annexe 1'.$C$1392];2;0)" office:value-type="string" office:string-value="Boulevard Voltaire, rue de Montreuil" calcext:value-type="string">
            <text:p>Boulevard Voltaire, rue de Montreuil</text:p>
          </table:table-cell>
          <table:table-cell office:value-type="string" calcext:value-type="string">
            <text:p>Boulevard Voltaire</text:p>
          </table:table-cell>
          <table:table-cell office:value-type="string" calcext:value-type="string">
            <text:p><text:s/>rue de Montreu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8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8231" calcext:value-type="float">
            <text:p>68231</text:p>
          </table:table-cell>
          <table:table-cell table:formula="of:=VLOOKUP([.$B379];[$'Annexe 1'.$B$2:$'Annexe 1'.$C$1392];2;0)" office:value-type="string" office:string-value="Boulevard Voltaire, rue Saint-Ambroise" calcext:value-type="string">
            <text:p>Boulevard Voltaire, rue Saint-Ambroise</text:p>
          </table:table-cell>
          <table:table-cell office:value-type="string" calcext:value-type="string">
            <text:p>Boulevard Voltaire</text:p>
          </table:table-cell>
          <table:table-cell office:value-type="string" calcext:value-type="string">
            <text:p><text:s/>rue Saint-Ambroi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79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79048" calcext:value-type="float">
            <text:p>79048</text:p>
          </table:table-cell>
          <table:table-cell table:formula="of:=VLOOKUP([.$B380];[$'Annexe 1'.$B$2:$'Annexe 1'.$C$1392];2;0)" office:value-type="string" office:string-value="Boulevard Voltaire, rue Léon Frot" calcext:value-type="string">
            <text:p>Boulevard Voltaire, rue Léon Frot</text:p>
          </table:table-cell>
          <table:table-cell office:value-type="string" calcext:value-type="string">
            <text:p>Boulevard Voltaire</text:p>
          </table:table-cell>
          <table:table-cell office:value-type="string" calcext:value-type="string">
            <text:p><text:s/>rue Léon Fr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0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7" calcext:value-type="float">
            <text:p>11057</text:p>
          </table:table-cell>
          <table:table-cell table:formula="of:=VLOOKUP([.$B381];[$'Annexe 1'.$B$2:$'Annexe 1'.$C$1392];2;0)" office:value-type="string" office:string-value="Bréguet Chemin Vert — Villa Marcès — gymnase" calcext:value-type="string">
            <text:p>Bréguet Chemin Vert — Villa Marcès — gymnas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471" calcext:value-type="float">
            <text:p>30471</text:p>
          </table:table-cell>
          <table:table-cell table:formula="of:=VLOOKUP([.$B382];[$'Annexe 1'.$B$2:$'Annexe 1'.$C$1392];2;0)" office:value-type="string" office:string-value="Colonne Bastille Nord" calcext:value-type="string">
            <text:p>Colonne Bastille Nor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382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8" calcext:value-type="float">
            <text:p>11058</text:p>
          </table:table-cell>
          <table:table-cell table:formula="of:=VLOOKUP([.$B383];[$'Annexe 1'.$B$2:$'Annexe 1'.$C$1392];2;0)" office:value-type="string" office:string-value="Jardin Truillot — entrée jardin côté boulevard Richard Lenoir" calcext:value-type="string">
            <text:p>Jardin Truillot — entrée jardin côté boulevard Richard Lenoir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8838" calcext:value-type="float">
            <text:p>88838</text:p>
          </table:table-cell>
          <table:table-cell table:formula="of:=VLOOKUP([.$B384];[$'Annexe 1'.$B$2:$'Annexe 1'.$C$1392];2;0)" office:value-type="string" office:string-value="Place de la Bastille, rue de la Roquette" calcext:value-type="string">
            <text:p>Place de la Bastille, rue de la Roquette</text:p>
          </table:table-cell>
          <table:table-cell office:value-type="string" calcext:value-type="string">
            <text:p>Place de la Bastille</text:p>
          </table:table-cell>
          <table:table-cell office:value-type="string" calcext:value-type="string">
            <text:p><text:s/>rue de la Roqu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4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28421" calcext:value-type="float">
            <text:p>28421</text:p>
          </table:table-cell>
          <table:table-cell table:formula="of:=VLOOKUP([.$B385];[$'Annexe 1'.$B$2:$'Annexe 1'.$C$1392];2;0)" office:value-type="string" office:string-value="Place de la Nation, Cours de Vincennes" calcext:value-type="string">
            <text:p>Place de la Nation, Cours de Vincennes</text:p>
          </table:table-cell>
          <table:table-cell office:value-type="string" calcext:value-type="string">
            <text:p>Place de la Nation</text:p>
          </table:table-cell>
          <table:table-cell office:value-type="string" calcext:value-type="string">
            <text:p><text:s/>Cours de Vincen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5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4906" calcext:value-type="float">
            <text:p>64906</text:p>
          </table:table-cell>
          <table:table-cell table:formula="of:=VLOOKUP([.$B386];[$'Annexe 1'.$B$2:$'Annexe 1'.$C$1392];2;0)" office:value-type="string" office:string-value="Place de la Nation, boulevard Diderot" calcext:value-type="string">
            <text:p>Place de la Nation, boulevard Diderot</text:p>
          </table:table-cell>
          <table:table-cell office:value-type="string" calcext:value-type="string">
            <text:p>Place de la Nation</text:p>
          </table:table-cell>
          <table:table-cell office:value-type="string" calcext:value-type="string">
            <text:p><text:s/>boulevard Dider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6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9661" calcext:value-type="float">
            <text:p>69661</text:p>
          </table:table-cell>
          <table:table-cell table:formula="of:=VLOOKUP([.$B387];[$'Annexe 1'.$B$2:$'Annexe 1'.$C$1392];2;0)" office:value-type="string" office:string-value="Place de la Nation, rue de Taillebourg" calcext:value-type="string">
            <text:p>Place de la Nation, rue de Taillebourg</text:p>
          </table:table-cell>
          <table:table-cell office:value-type="string" calcext:value-type="string">
            <text:p>Place de la Nation</text:p>
          </table:table-cell>
          <table:table-cell office:value-type="string" calcext:value-type="string">
            <text:p><text:s/>rue de Taillebou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7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7044" calcext:value-type="float">
            <text:p>87044</text:p>
          </table:table-cell>
          <table:table-cell table:formula="of:=VLOOKUP([.$B388];[$'Annexe 1'.$B$2:$'Annexe 1'.$C$1392];2;0)" office:value-type="string" office:string-value="Place de la Nation, rue du Faubourg Saint-Antoine" calcext:value-type="string">
            <text:p>Place de la Nation, rue du Faubourg Saint-Antoine</text:p>
          </table:table-cell>
          <table:table-cell office:value-type="string" calcext:value-type="string">
            <text:p>Place de la Nation</text:p>
          </table:table-cell>
          <table:table-cell office:value-type="string" calcext:value-type="string">
            <text:p><text:s/>rue du Faubourg Saint-Anto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8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6133" calcext:value-type="float">
            <text:p>86133</text:p>
          </table:table-cell>
          <table:table-cell table:formula="of:=VLOOKUP([.$B389];[$'Annexe 1'.$B$2:$'Annexe 1'.$C$1392];2;0)" office:value-type="string" office:string-value="Place de la République, avenue de laRépublique" calcext:value-type="string">
            <text:p>Place de la République, avenue de laRépublique</text:p>
          </table:table-cell>
          <table:table-cell office:value-type="string" calcext:value-type="string">
            <text:p>Place de la République</text:p>
          </table:table-cell>
          <table:table-cell office:value-type="string" calcext:value-type="string">
            <text:p><text:s/>avenue de laRépubliqu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89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96081" calcext:value-type="float">
            <text:p>96081</text:p>
          </table:table-cell>
          <table:table-cell table:formula="of:=VLOOKUP([.$B390];[$'Annexe 1'.$B$2:$'Annexe 1'.$C$1392];2;0)" office:value-type="string" office:string-value="Place de la République, boulevard Voltaire" calcext:value-type="string">
            <text:p>Place de la République, boulevard Voltaire</text:p>
          </table:table-cell>
          <table:table-cell office:value-type="string" calcext:value-type="string">
            <text:p>Place de la République</text:p>
          </table:table-cell>
          <table:table-cell office:value-type="string" calcext:value-type="string">
            <text:p><text:s/>boulevard Volt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0];[$DonneesPrefPolice.$A$1:$DonneesPrefPolice.$C$1334];3;0)" office:value-type="date" office:date-value="2013-03-01" calcext:value-type="date">
            <text:p>01/03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6326" calcext:value-type="float">
            <text:p>46326</text:p>
          </table:table-cell>
          <table:table-cell table:formula="of:=VLOOKUP([.$B391];[$'Annexe 1'.$B$2:$'Annexe 1'.$C$1392];2;0)" office:value-type="string" office:string-value="Place Léon Blum (Sud), boulevard Voltaire" calcext:value-type="string">
            <text:p>Place Léon Blum (Sud), boulevard Voltaire</text:p>
          </table:table-cell>
          <table:table-cell office:value-type="string" calcext:value-type="string">
            <text:p>Place Léon Blum (Sud)</text:p>
          </table:table-cell>
          <table:table-cell office:value-type="string" calcext:value-type="string">
            <text:p><text:s/>boulevard Volt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1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6" calcext:value-type="float">
            <text:p>11056</text:p>
          </table:table-cell>
          <table:table-cell table:formula="of:=VLOOKUP([.$B392];[$'Annexe 1'.$B$2:$'Annexe 1'.$C$1392];2;0)" office:value-type="string" office:string-value="Rue de Charonne, rue de Lappe" calcext:value-type="string">
            <text:p>Rue de Charonne, rue de Lappe</text:p>
          </table:table-cell>
          <table:table-cell office:value-type="string" calcext:value-type="string">
            <text:p>Rue de Charonne</text:p>
          </table:table-cell>
          <table:table-cell office:value-type="string" calcext:value-type="string">
            <text:p><text:s/>rue de Lapp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2];[$DonneesPrefPolice.$A$1:$DonneesPrefPolice.$C$1334];3;0)" office:value-type="date" office:date-value="2017-04-07" calcext:value-type="date">
            <text:p>07/04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637" calcext:value-type="float">
            <text:p>30637</text:p>
          </table:table-cell>
          <table:table-cell table:formula="of:=VLOOKUP([.$B393];[$'Annexe 1'.$B$2:$'Annexe 1'.$C$1392];2;0)" office:value-type="string" office:string-value="Rue de Charonne, avenue Ledru-Rollin" calcext:value-type="string">
            <text:p>Rue de Charonne, avenue Ledru-Rollin</text:p>
          </table:table-cell>
          <table:table-cell office:value-type="string" calcext:value-type="string">
            <text:p>Rue de Charonne</text:p>
          </table:table-cell>
          <table:table-cell office:value-type="string" calcext:value-type="string">
            <text:p><text:s/>avenue Ledru-Roll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3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94639" calcext:value-type="float">
            <text:p>94639</text:p>
          </table:table-cell>
          <table:table-cell table:formula="of:=VLOOKUP([.$B394];[$'Annexe 1'.$B$2:$'Annexe 1'.$C$1392];2;0)" office:value-type="string" office:string-value="Rue de l'Orillon, boulevard de Belleville" calcext:value-type="string">
            <text:p>Rue de l'Orillon, boulevard de Belleville</text:p>
          </table:table-cell>
          <table:table-cell office:value-type="string" calcext:value-type="string">
            <text:p>Rue de l'Orillon</text:p>
          </table:table-cell>
          <table:table-cell office:value-type="string" calcext:value-type="string">
            <text:p><text:s/>boulevard de Belle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4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4362" calcext:value-type="float">
            <text:p>84362</text:p>
          </table:table-cell>
          <table:table-cell table:formula="of:=VLOOKUP([.$B395];[$'Annexe 1'.$B$2:$'Annexe 1'.$C$1392];2;0)" office:value-type="string" office:string-value="Rue Faidherbe, rue du Faubourg Saint-Antoine" calcext:value-type="string">
            <text:p>Rue Faidherbe, rue du Faubourg Saint-Antoine</text:p>
          </table:table-cell>
          <table:table-cell office:value-type="string" calcext:value-type="string">
            <text:p>Rue Faidherbe</text:p>
          </table:table-cell>
          <table:table-cell office:value-type="string" calcext:value-type="string">
            <text:p><text:s/>rue du Faubourg Saint-Anto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5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5426" calcext:value-type="float">
            <text:p>85426</text:p>
          </table:table-cell>
          <table:table-cell table:formula="of:=VLOOKUP([.$B396];[$'Annexe 1'.$B$2:$'Annexe 1'.$C$1392];2;0)" office:value-type="string" office:string-value="Rue Jean-Pierre Timbaud, rue Moret, rue de Vaucouleurs" calcext:value-type="string">
            <text:p>Rue Jean-Pierre Timbaud, rue Moret, rue de Vaucouleurs</text:p>
          </table:table-cell>
          <table:table-cell office:value-type="string" calcext:value-type="string">
            <text:p>Rue Jean-Pierre Timbaud</text:p>
          </table:table-cell>
          <table:table-cell office:value-type="string" calcext:value-type="string">
            <text:p><text:s/>rue Moret</text:p>
          </table:table-cell>
          <table:table-cell office:value-type="string" calcext:value-type="string">
            <text:p><text:s/>rue de Vaucouleurs</text:p>
          </table:table-cell>
          <table:table-cell office:value-type="string" calcext:value-type="string">
            <text:p>croisement</text:p>
          </table:table-cell>
          <table:table-cell table:style-name="ce4" table:formula="of:=VLOOKUP([.B396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7820" calcext:value-type="float">
            <text:p>37820</text:p>
          </table:table-cell>
          <table:table-cell table:formula="of:=VLOOKUP([.$B397];[$'Annexe 1'.$B$2:$'Annexe 1'.$C$1392];2;0)" office:value-type="string" office:string-value="Rue Léon Frot, rue Mercœur" calcext:value-type="string">
            <text:p>Rue Léon Frot, rue Mercœur</text:p>
          </table:table-cell>
          <table:table-cell office:value-type="string" calcext:value-type="string">
            <text:p>Rue Léon Frot</text:p>
          </table:table-cell>
          <table:table-cell office:value-type="string" calcext:value-type="string">
            <text:p><text:s/>rue Mercœ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7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5843" calcext:value-type="float">
            <text:p>55843</text:p>
          </table:table-cell>
          <table:table-cell table:formula="of:=VLOOKUP([.$B398];[$'Annexe 1'.$B$2:$'Annexe 1'.$C$1392];2;0)" office:value-type="string" office:string-value="Rue Mercœur, rue Auguste Laurent" calcext:value-type="string">
            <text:p>Rue Mercœur, rue Auguste Laurent</text:p>
          </table:table-cell>
          <table:table-cell office:value-type="string" calcext:value-type="string">
            <text:p>Rue Mercœur</text:p>
          </table:table-cell>
          <table:table-cell office:value-type="string" calcext:value-type="string">
            <text:p><text:s/>rue Auguste Laure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8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5301" calcext:value-type="float">
            <text:p>15301</text:p>
          </table:table-cell>
          <table:table-cell table:formula="of:=VLOOKUP([.$B399];[$'Annexe 1'.$B$2:$'Annexe 1'.$C$1392];2;0)" office:value-type="string" office:string-value="Rue Merlin, rue Duranti" calcext:value-type="string">
            <text:p>Rue Merlin, rue Duranti</text:p>
          </table:table-cell>
          <table:table-cell office:value-type="string" calcext:value-type="string">
            <text:p>Rue Merlin</text:p>
          </table:table-cell>
          <table:table-cell office:value-type="string" calcext:value-type="string">
            <text:p><text:s/>rue Durant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399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6178" calcext:value-type="float">
            <text:p>16178</text:p>
          </table:table-cell>
          <table:table-cell table:formula="of:=VLOOKUP([.$B400];[$'Annexe 1'.$B$2:$'Annexe 1'.$C$1392];2;0)" office:value-type="string" office:string-value="Rue Oberkampf, boulevard Voltaire" calcext:value-type="string">
            <text:p>Rue Oberkampf, boulevard Voltaire</text:p>
          </table:table-cell>
          <table:table-cell office:value-type="string" calcext:value-type="string">
            <text:p>Rue Oberkampf</text:p>
          </table:table-cell>
          <table:table-cell office:value-type="string" calcext:value-type="string">
            <text:p><text:s/>boulevard Volt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0];[$DonneesPrefPolice.$A$1:$DonneesPrefPolice.$C$1334];3;0)" office:value-type="date" office:date-value="2013-07-05" calcext:value-type="date">
            <text:p>05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0866" calcext:value-type="float">
            <text:p>60866</text:p>
          </table:table-cell>
          <table:table-cell table:formula="of:=VLOOKUP([.$B401];[$'Annexe 1'.$B$2:$'Annexe 1'.$C$1392];2;0)" office:value-type="string" office:string-value="Rue Robert Houdin, rue du Faubourg du Temple" calcext:value-type="string">
            <text:p>Rue Robert Houdin, rue du Faubourg du Temple</text:p>
          </table:table-cell>
          <table:table-cell office:value-type="string" calcext:value-type="string">
            <text:p>Rue Robert Houdin</text:p>
          </table:table-cell>
          <table:table-cell office:value-type="string" calcext:value-type="string">
            <text:p><text:s/>rue du Faubourg du Temp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1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1850" calcext:value-type="float">
            <text:p>81850</text:p>
          </table:table-cell>
          <table:table-cell table:formula="of:=VLOOKUP([.$B402];[$'Annexe 1'.$B$2:$'Annexe 1'.$C$1392];2;0)" office:value-type="string" office:string-value="Rue Saint-Maur, avenue de la République" calcext:value-type="string">
            <text:p>Rue Saint-Maur, avenue de la République</text:p>
          </table:table-cell>
          <table:table-cell office:value-type="string" calcext:value-type="string">
            <text:p>Rue Saint-Maur</text:p>
          </table:table-cell>
          <table:table-cell office:value-type="string" calcext:value-type="string">
            <text:p><text:s/>avenue de la Républiqu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2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432" calcext:value-type="float">
            <text:p>12432</text:p>
          </table:table-cell>
          <table:table-cell table:formula="of:=VLOOKUP([.$B403];[$'Annexe 1'.$B$2:$'Annexe 1'.$C$1392];2;0)" office:value-type="string" office:string-value="12-14, cité Moynet" calcext:value-type="string">
            <text:p>12-14, cité Moyne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03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6271" calcext:value-type="float">
            <text:p>16271</text:p>
          </table:table-cell>
          <table:table-cell table:formula="of:=VLOOKUP([.$B404];[$'Annexe 1'.$B$2:$'Annexe 1'.$C$1392];2;0)" office:value-type="string" office:string-value="177, rue de Bercy" calcext:value-type="string">
            <text:p>177, rue de Bercy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04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7643" calcext:value-type="float">
            <text:p>87643</text:p>
          </table:table-cell>
          <table:table-cell table:formula="of:=VLOOKUP([.$B405];[$'Annexe 1'.$B$2:$'Annexe 1'.$C$1392];2;0)" office:value-type="string" office:string-value="19, rue du Colonel Rozanoff" calcext:value-type="string">
            <text:p>19, rue du Colonel Rozanoff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05];[$DonneesPrefPolice.$A$1:$DonneesPrefPolice.$C$1334];3;0)" office:value-type="date" office:date-value="2014-11-28" calcext:value-type="date">
            <text:p>28/11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4001" calcext:value-type="float">
            <text:p>64001</text:p>
          </table:table-cell>
          <table:table-cell table:formula="of:=VLOOKUP([.$B406];[$'Annexe 1'.$B$2:$'Annexe 1'.$C$1392];2;0)" office:value-type="string" office:string-value="59, boulevard Soult" calcext:value-type="string">
            <text:p>59, boulevard Soult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06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8606" calcext:value-type="float">
            <text:p>68606</text:p>
          </table:table-cell>
          <table:table-cell table:formula="of:=VLOOKUP([.$B407];[$'Annexe 1'.$B$2:$'Annexe 1'.$C$1392];2;0)" office:value-type="string" office:string-value="63, rue de Picpus" calcext:value-type="string">
            <text:p>63, rue de Picpus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07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7644" calcext:value-type="float">
            <text:p>37644</text:p>
          </table:table-cell>
          <table:table-cell table:formula="of:=VLOOKUP([.$B408];[$'Annexe 1'.$B$2:$'Annexe 1'.$C$1392];2;0)" office:value-type="string" office:string-value="Avenue Courteline, boulevard périphérique intérieur" calcext:value-type="string">
            <text:p>Avenue Courteline, boulevard périphérique intérieur</text:p>
          </table:table-cell>
          <table:table-cell office:value-type="string" calcext:value-type="string">
            <text:p>Avenue Courteline</text:p>
          </table:table-cell>
          <table:table-cell office:value-type="string" calcext:value-type="string">
            <text:p><text:s/>boulevard périphérique intérie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8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58302" calcext:value-type="float">
            <text:p>58302</text:p>
          </table:table-cell>
          <table:table-cell table:formula="of:=VLOOKUP([.$B409];[$'Annexe 1'.$B$2:$'Annexe 1'.$C$1392];2;0)" office:value-type="string" office:string-value="Avenue Daumesnil, boulevard Diderot" calcext:value-type="string">
            <text:p>Avenue Daumesnil, boulevard Diderot</text:p>
          </table:table-cell>
          <table:table-cell office:value-type="string" calcext:value-type="string">
            <text:p>Avenue Daumesnil</text:p>
          </table:table-cell>
          <table:table-cell office:value-type="string" calcext:value-type="string">
            <text:p><text:s/>boulevard Dider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09];[$DonneesPrefPolice.$A$1:$DonneesPrefPolice.$C$1334];3;0)" office:value-type="date" office:date-value="2012-10-05" calcext:value-type="date">
            <text:p>05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9" calcext:value-type="float">
            <text:p>12089</text:p>
          </table:table-cell>
          <table:table-cell table:formula="of:=VLOOKUP([.$B410];[$'Annexe 1'.$B$2:$'Annexe 1'.$C$1392];2;0)" office:value-type="string" office:string-value="Avenue du Général Bizot, rue du Sahel" calcext:value-type="string">
            <text:p>Avenue du Général Bizot, rue du Sahel</text:p>
          </table:table-cell>
          <table:table-cell office:value-type="string" calcext:value-type="string">
            <text:p>Avenue du Général Bizot</text:p>
          </table:table-cell>
          <table:table-cell office:value-type="string" calcext:value-type="string">
            <text:p><text:s/>rue du Sah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0];[$DonneesPrefPolice.$A$1:$DonneesPrefPolice.$C$1334];3;0)" office:value-type="date" office:date-value="2016-11-29" calcext:value-type="date">
            <text:p>29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4387" calcext:value-type="float">
            <text:p>94387</text:p>
          </table:table-cell>
          <table:table-cell table:formula="of:=VLOOKUP([.$B411];[$'Annexe 1'.$B$2:$'Annexe 1'.$C$1392];2;0)" office:value-type="string" office:string-value="Avenue Ledru Rollin, rue du Faubourg Saint-Antoine" calcext:value-type="string">
            <text:p>Avenue Ledru Rollin, rue du Faubourg Saint-Antoine</text:p>
          </table:table-cell>
          <table:table-cell office:value-type="string" calcext:value-type="string">
            <text:p>Avenue Ledru Rollin</text:p>
          </table:table-cell>
          <table:table-cell office:value-type="string" calcext:value-type="string">
            <text:p><text:s/>rue du Faubourg Saint-Anto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1];[$DonneesPrefPolice.$A$1:$DonneesPrefPolice.$C$1334];3;0)" office:value-type="date" office:date-value="2012-03-16" calcext:value-type="date">
            <text:p>16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0257" calcext:value-type="float">
            <text:p>80257</text:p>
          </table:table-cell>
          <table:table-cell table:formula="of:=VLOOKUP([.$B412];[$'Annexe 1'.$B$2:$'Annexe 1'.$C$1392];2;0)" office:value-type="string" office:string-value="Avenue Saint-Mandé, rue de Picpus" calcext:value-type="string">
            <text:p>Avenue Saint-Mandé, rue de Picpus</text:p>
          </table:table-cell>
          <table:table-cell office:value-type="string" calcext:value-type="string">
            <text:p>Avenue Saint-Mandé</text:p>
          </table:table-cell>
          <table:table-cell office:value-type="string" calcext:value-type="string">
            <text:p><text:s/>rue de Picpu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2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7" calcext:value-type="float">
            <text:p>12087</text:p>
          </table:table-cell>
          <table:table-cell table:formula="of:=VLOOKUP([.$B413];[$'Annexe 1'.$B$2:$'Annexe 1'.$C$1392];2;0)" office:value-type="string" office:string-value="Bercy Charenton — prolongement rue Baron Le Roy" calcext:value-type="string">
            <text:p>Bercy Charenton — prolongement rue Baron Le Roy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4447" calcext:value-type="float">
            <text:p>94447</text:p>
          </table:table-cell>
          <table:table-cell table:formula="of:=VLOOKUP([.$B414];[$'Annexe 1'.$B$2:$'Annexe 1'.$C$1392];2;0)" office:value-type="string" office:string-value="Boulevard de Reuilly, rue Taine" calcext:value-type="string">
            <text:p>Boulevard de Reuilly, rue Taine</text:p>
          </table:table-cell>
          <table:table-cell office:value-type="string" calcext:value-type="string">
            <text:p>Boulevard de Reuilly</text:p>
          </table:table-cell>
          <table:table-cell office:value-type="string" calcext:value-type="string">
            <text:p><text:s/>rue Ta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4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1905" calcext:value-type="float">
            <text:p>61905</text:p>
          </table:table-cell>
          <table:table-cell table:formula="of:=VLOOKUP([.$B415];[$'Annexe 1'.$B$2:$'Annexe 1'.$C$1392];2;0)" office:value-type="string" office:string-value="Boulevard Diderot, rue de Picpus" calcext:value-type="string">
            <text:p>Boulevard Diderot, rue de Picpus</text:p>
          </table:table-cell>
          <table:table-cell office:value-type="string" calcext:value-type="string">
            <text:p>Boulevard Diderot</text:p>
          </table:table-cell>
          <table:table-cell office:value-type="string" calcext:value-type="string">
            <text:p><text:s/>rue de Picpu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3321" calcext:value-type="float">
            <text:p>73321</text:p>
          </table:table-cell>
          <table:table-cell table:formula="of:=VLOOKUP([.$B416];[$'Annexe 1'.$B$2:$'Annexe 1'.$C$1392];2;0)" office:value-type="string" office:string-value="Boulevard Diderot, rue de Bercy" calcext:value-type="string">
            <text:p>Boulevard Diderot, rue de Bercy</text:p>
          </table:table-cell>
          <table:table-cell office:value-type="string" calcext:value-type="string">
            <text:p>Boulevard Diderot</text:p>
          </table:table-cell>
          <table:table-cell office:value-type="string" calcext:value-type="string">
            <text:p><text:s/>rue de Berc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6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4293" calcext:value-type="float">
            <text:p>14293</text:p>
          </table:table-cell>
          <table:table-cell table:formula="of:=VLOOKUP([.$B417];[$'Annexe 1'.$B$2:$'Annexe 1'.$C$1392];2;0)" office:value-type="string" office:string-value="Boulevard Diderot, rue Michel Chasles" calcext:value-type="string">
            <text:p>Boulevard Diderot, rue Michel Chasles</text:p>
          </table:table-cell>
          <table:table-cell office:value-type="string" calcext:value-type="string">
            <text:p>Boulevard Diderot</text:p>
          </table:table-cell>
          <table:table-cell office:value-type="string" calcext:value-type="string">
            <text:p><text:s/>rue Michel Chasl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7];[$DonneesPrefPolice.$A$1:$DonneesPrefPolice.$C$1334];3;0)" office:value-type="date" office:date-value="2012-04-06" calcext:value-type="date">
            <text:p>06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3044" calcext:value-type="float">
            <text:p>93044</text:p>
          </table:table-cell>
          <table:table-cell table:formula="of:=VLOOKUP([.$B418];[$'Annexe 1'.$B$2:$'Annexe 1'.$C$1392];2;0)" office:value-type="string" office:string-value="Boulevard Soult, avenue de la Porte de Vincennes" calcext:value-type="string">
            <text:p>Boulevard Soult, avenue de la Porte de Vincennes</text:p>
          </table:table-cell>
          <table:table-cell office:value-type="string" calcext:value-type="string">
            <text:p>Boulevard Soult</text:p>
          </table:table-cell>
          <table:table-cell office:value-type="string" calcext:value-type="string">
            <text:p><text:s/>avenue de la Porte de Vincenn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8];[$DonneesPrefPolice.$A$1:$DonneesPrefPolice.$C$1334];3;0)" office:value-type="date" office:date-value="2012-11-23" calcext:value-type="date">
            <text:p>23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7975" calcext:value-type="float">
            <text:p>97975</text:p>
          </table:table-cell>
          <table:table-cell table:formula="of:=VLOOKUP([.$B419];[$'Annexe 1'.$B$2:$'Annexe 1'.$C$1392];2;0)" office:value-type="string" office:string-value="Boulevard Soult, avenue de Saint-Mandé" calcext:value-type="string">
            <text:p>Boulevard Soult, avenue de Saint-Mandé</text:p>
          </table:table-cell>
          <table:table-cell office:value-type="string" calcext:value-type="string">
            <text:p>Boulevard Soult</text:p>
          </table:table-cell>
          <table:table-cell office:value-type="string" calcext:value-type="string">
            <text:p><text:s/>avenue de Saint-Mand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19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1" office:value-type="string" calcext:value-type="string">
            <text:p>97975A</text:p>
          </table:table-cell>
          <table:table-cell table:formula="of:=VLOOKUP([.$B420];[$'Annexe 1'.$B$2:$'Annexe 1'.$C$1392];2;0)" office:value-type="string" office:string-value="Boulevard Soult, avenue Courteline" calcext:value-type="string">
            <text:p>Boulevard Soult, avenue Courteline</text:p>
          </table:table-cell>
          <table:table-cell office:value-type="string" calcext:value-type="string">
            <text:p>Boulevard Soult</text:p>
          </table:table-cell>
          <table:table-cell office:value-type="string" calcext:value-type="string">
            <text:p><text:s/>avenue Courtel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20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7130" calcext:value-type="float">
            <text:p>47130</text:p>
          </table:table-cell>
          <table:table-cell table:formula="of:=VLOOKUP([.$B421];[$'Annexe 1'.$B$2:$'Annexe 1'.$C$1392];2;0)" office:value-type="string" office:string-value="Colonne Bastille Sud" calcext:value-type="string">
            <text:p>Colonne Bastille Su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21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2411" calcext:value-type="float">
            <text:p>42411</text:p>
          </table:table-cell>
          <table:table-cell table:formula="of:=VLOOKUP([.$B422];[$'Annexe 1'.$B$2:$'Annexe 1'.$C$1392];2;0)" office:value-type="string" office:string-value="Cours de Vincennes, avenue du Docteur Arnold Netter" calcext:value-type="string">
            <text:p>Cours de Vincennes, avenue du Docteur Arnold Netter</text:p>
          </table:table-cell>
          <table:table-cell office:value-type="string" calcext:value-type="string">
            <text:p>Cours de Vincennes</text:p>
          </table:table-cell>
          <table:table-cell office:value-type="string" calcext:value-type="string">
            <text:p><text:s/>avenue du Docteur Arnold Nett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22];[$DonneesPrefPolice.$A$1:$DonneesPrefPolice.$C$1334];3;0)" office:value-type="date" office:date-value="2013-12-20" calcext:value-type="date">
            <text:p>20/12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0100" calcext:value-type="float">
            <text:p>10100</text:p>
          </table:table-cell>
          <table:table-cell table:formula="of:=VLOOKUP([.$B423];[$'Annexe 1'.$B$2:$'Annexe 1'.$C$1392];2;0)" office:value-type="string" office:string-value="Cours de Vincennes, avenue du Trône" calcext:value-type="string">
            <text:p>Cours de Vincennes, avenue du Trône</text:p>
          </table:table-cell>
          <table:table-cell office:value-type="string" calcext:value-type="string">
            <text:p>Cours de Vincennes</text:p>
          </table:table-cell>
          <table:table-cell office:value-type="string" calcext:value-type="string">
            <text:p><text:s/>avenue du Trô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23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1445" calcext:value-type="float">
            <text:p>91445</text:p>
          </table:table-cell>
          <table:table-cell table:formula="of:=VLOOKUP([.$B424];[$'Annexe 1'.$B$2:$'Annexe 1'.$C$1392];2;0)" office:value-type="string" office:string-value="Esplanade Saint-Louis" calcext:value-type="string">
            <text:p>Esplanade Saint-Loui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24];[$DonneesPrefPolice.$A$1:$DonneesPrefPolice.$C$1334];3;0)" office:value-type="date" office:date-value="2015-05-15" calcext:value-type="date">
            <text:p>15/05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3469" calcext:value-type="float">
            <text:p>13469</text:p>
          </table:table-cell>
          <table:table-cell table:formula="of:=VLOOKUP([.$B425];[$'Annexe 1'.$B$2:$'Annexe 1'.$C$1392];2;0)" office:value-type="string" office:string-value="Face au 30, boulevard Carnot" calcext:value-type="string">
            <text:p>Face au 30, boulevard Carno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25];[$DonneesPrefPolice.$A$1:$DonneesPrefPolice.$C$1334];3;0)" office:value-type="date" office:date-value="2012-11-02" calcext:value-type="date">
            <text:p>02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8" calcext:value-type="float">
            <text:p>12088</text:p>
          </table:table-cell>
          <table:table-cell table:formula="of:=VLOOKUP([.$B426];[$'Annexe 1'.$B$2:$'Annexe 1'.$C$1392];2;0)" office:value-type="string" office:string-value="Léo Lagrange" calcext:value-type="string">
            <text:p>Léo Lagrang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2" calcext:value-type="float">
            <text:p>12082</text:p>
          </table:table-cell>
          <table:table-cell table:formula="of:=VLOOKUP([.$B427];[$'Annexe 1'.$B$2:$'Annexe 1'.$C$1392];2;0)" office:value-type="string" office:string-value="Parc de Bercy, skate Parc" calcext:value-type="string">
            <text:p>Parc de Bercy, skate Parc</text:p>
          </table:table-cell>
          <table:table-cell office:value-type="string" calcext:value-type="string">
            <text:p>Parc de Bercy</text:p>
          </table:table-cell>
          <table:table-cell office:value-type="string" calcext:value-type="string">
            <text:p><text:s/>skate Par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27];[$DonneesPrefPolice.$A$1:$DonneesPrefPolice.$C$1334];3;0)" office:value-type="date" office:date-value="2017-01-09" calcext:value-type="date">
            <text:p>09/01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0427" calcext:value-type="float">
            <text:p>30427</text:p>
          </table:table-cell>
          <table:table-cell table:formula="of:=VLOOKUP([.$B428];[$'Annexe 1'.$B$2:$'Annexe 1'.$C$1392];2;0)" office:value-type="string" office:string-value="Place Colonel Bourgouin — rue Erard, rue de Charenton" calcext:value-type="string">
            <text:p>Place Colonel Bourgouin — rue Erard, rue de Charenton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28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3553" calcext:value-type="float">
            <text:p>33553</text:p>
          </table:table-cell>
          <table:table-cell table:formula="of:=VLOOKUP([.$B429];[$'Annexe 1'.$B$2:$'Annexe 1'.$C$1392];2;0)" office:value-type="string" office:string-value="Place d'Aligre" calcext:value-type="string">
            <text:p>Place d'Aligr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29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8147" calcext:value-type="float">
            <text:p>48147</text:p>
          </table:table-cell>
          <table:table-cell table:formula="of:=VLOOKUP([.$B430];[$'Annexe 1'.$B$2:$'Annexe 1'.$C$1392];2;0)" office:value-type="string" office:string-value="Place des Combattants en Afrique du Nord" calcext:value-type="string">
            <text:p>Place des Combattants en Afrique du Nord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30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2724" calcext:value-type="float">
            <text:p>42724</text:p>
          </table:table-cell>
          <table:table-cell table:formula="of:=VLOOKUP([.$B431];[$'Annexe 1'.$B$2:$'Annexe 1'.$C$1392];2;0)" office:value-type="string" office:string-value="Place du Bataillon du Pacifique" calcext:value-type="string">
            <text:p>Place du Bataillon du Pacifiqu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31];[$DonneesPrefPolice.$A$1:$DonneesPrefPolice.$C$1334];3;0)" office:value-type="date" office:date-value="2014-03-18" calcext:value-type="date">
            <text:p>18/03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8396" calcext:value-type="float">
            <text:p>38396</text:p>
          </table:table-cell>
          <table:table-cell table:formula="of:=VLOOKUP([.$B432];[$'Annexe 1'.$B$2:$'Annexe 1'.$C$1392];2;0)" office:value-type="string" office:string-value="Place Félix Eboué" calcext:value-type="string">
            <text:p>Place Félix Eboué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32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0101" calcext:value-type="float">
            <text:p>90101</text:p>
          </table:table-cell>
          <table:table-cell table:formula="of:=VLOOKUP([.$B433];[$'Annexe 1'.$B$2:$'Annexe 1'.$C$1392];2;0)" office:value-type="string" office:string-value="Place Félix Eboué angle avenue Daumesnil, boulevard de Reuilly" calcext:value-type="string">
            <text:p>Place Félix Eboué angle avenue Daumesnil, boulevard de Reuilly</text:p>
          </table:table-cell>
          <table:table-cell office:value-type="string" calcext:value-type="string">
            <text:p>Place Félix Eboué angle avenue Daumesnil</text:p>
          </table:table-cell>
          <table:table-cell office:value-type="string" calcext:value-type="string">
            <text:p><text:s/>boulevard de Reui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33];[$DonneesPrefPolice.$A$1:$DonneesPrefPolice.$C$1334];3;0)" office:value-type="date" office:date-value="2012-08-03" calcext:value-type="date">
            <text:p>03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7071" calcext:value-type="float">
            <text:p>77071</text:p>
          </table:table-cell>
          <table:table-cell table:formula="of:=VLOOKUP([.$B434];[$'Annexe 1'.$B$2:$'Annexe 1'.$C$1392];2;0)" office:value-type="string" office:string-value="Place Henri Frenay" calcext:value-type="string">
            <text:p>Place Henri Frenay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34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0906" calcext:value-type="float">
            <text:p>30906</text:p>
          </table:table-cell>
          <table:table-cell table:formula="of:=VLOOKUP([.$B435];[$'Annexe 1'.$B$2:$'Annexe 1'.$C$1392];2;0)" office:value-type="string" office:string-value="Place Henri Frenay, rue Roland Barthes" calcext:value-type="string">
            <text:p>Place Henri Frenay, rue Roland Barthes</text:p>
          </table:table-cell>
          <table:table-cell office:value-type="string" calcext:value-type="string">
            <text:p>Place Henri Frenay</text:p>
          </table:table-cell>
          <table:table-cell office:value-type="string" calcext:value-type="string">
            <text:p><text:s/>rue Roland Barth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35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67" calcext:value-type="float">
            <text:p>12067</text:p>
          </table:table-cell>
          <table:table-cell table:formula="of:=VLOOKUP([.$B436];[$'Annexe 1'.$B$2:$'Annexe 1'.$C$1392];2;0)" office:value-type="string" office:string-value="Place Léonard Bernstein, entrée Parc de Bercy" calcext:value-type="string">
            <text:p>Place Léonard Bernstein, entrée Parc de Bercy</text:p>
          </table:table-cell>
          <table:table-cell office:value-type="string" calcext:value-type="string">
            <text:p>Place Léonard Bernstein</text:p>
          </table:table-cell>
          <table:table-cell office:value-type="string" calcext:value-type="string">
            <text:p><text:s/>entrée Parc de Berc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36];[$DonneesPrefPolice.$A$1:$DonneesPrefPolice.$C$1334];3;0)" office:value-type="date" office:date-value="2017-03-29" calcext:value-type="date">
            <text:p>29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6094" calcext:value-type="float">
            <text:p>66094</text:p>
          </table:table-cell>
          <table:table-cell table:formula="of:=VLOOKUP([.$B437];[$'Annexe 1'.$B$2:$'Annexe 1'.$C$1392];2;0)" office:value-type="string" office:string-value="Pont de Bercy Rive droite" calcext:value-type="string">
            <text:p>Pont de Bercy Rive droit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37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1873" calcext:value-type="float">
            <text:p>91873</text:p>
          </table:table-cell>
          <table:table-cell table:formula="of:=VLOOKUP([.$B438];[$'Annexe 1'.$B$2:$'Annexe 1'.$C$1392];2;0)" office:value-type="string" office:string-value="Pont de Tolbiac (aval) — Seine" calcext:value-type="string">
            <text:p>Pont de Tolbiac (aval)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38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5346" calcext:value-type="float">
            <text:p>65346</text:p>
          </table:table-cell>
          <table:table-cell table:formula="of:=VLOOKUP([.$B439];[$'Annexe 1'.$B$2:$'Annexe 1'.$C$1392];2;0)" office:value-type="string" office:string-value="Quai de Bercy, pont de Tolbiac" calcext:value-type="string">
            <text:p>Quai de Bercy, pont de Tolbiac</text:p>
          </table:table-cell>
          <table:table-cell office:value-type="string" calcext:value-type="string">
            <text:p>Quai de Bercy</text:p>
          </table:table-cell>
          <table:table-cell office:value-type="string" calcext:value-type="string">
            <text:p><text:s/>pont de Tolbi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39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6378" calcext:value-type="float">
            <text:p>46378</text:p>
          </table:table-cell>
          <table:table-cell table:formula="of:=VLOOKUP([.$B440];[$'Annexe 1'.$B$2:$'Annexe 1'.$C$1392];2;0)" office:value-type="string" office:string-value="Quai de la Râpée, avenue Ledru Rollin" calcext:value-type="string">
            <text:p>Quai de la Râpée, avenue Ledru Rollin</text:p>
          </table:table-cell>
          <table:table-cell office:value-type="string" calcext:value-type="string">
            <text:p>Quai de la Râpée</text:p>
          </table:table-cell>
          <table:table-cell office:value-type="string" calcext:value-type="string">
            <text:p><text:s/>avenue Ledru Roll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0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2637" calcext:value-type="float">
            <text:p>72637</text:p>
          </table:table-cell>
          <table:table-cell table:formula="of:=VLOOKUP([.$B441];[$'Annexe 1'.$B$2:$'Annexe 1'.$C$1392];2;0)" office:value-type="string" office:string-value="Route de la Pyramide" calcext:value-type="string">
            <text:p>Route de la Pyramid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41];[$DonneesPrefPolice.$A$1:$DonneesPrefPolice.$C$1334];3;0)" office:value-type="date" office:date-value="2015-05-15" calcext:value-type="date">
            <text:p>15/05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6726" calcext:value-type="float">
            <text:p>36726</text:p>
          </table:table-cell>
          <table:table-cell table:formula="of:=VLOOKUP([.$B442];[$'Annexe 1'.$B$2:$'Annexe 1'.$C$1392];2;0)" office:value-type="string" office:string-value="Rue de Charenton, avenue Ledru Rollin" calcext:value-type="string">
            <text:p>Rue de Charenton, avenue Ledru Rollin</text:p>
          </table:table-cell>
          <table:table-cell office:value-type="string" calcext:value-type="string">
            <text:p>Rue de Charenton</text:p>
          </table:table-cell>
          <table:table-cell office:value-type="string" calcext:value-type="string">
            <text:p><text:s/>avenue Ledru Roll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2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69" calcext:value-type="float">
            <text:p>12069</text:p>
          </table:table-cell>
          <table:table-cell table:formula="of:=VLOOKUP([.$B443];[$'Annexe 1'.$B$2:$'Annexe 1'.$C$1392];2;0)" office:value-type="string" office:string-value="Rue de Charenton, boulevard de Reuilly" calcext:value-type="string">
            <text:p>Rue de Charenton, boulevard de Reuilly</text:p>
          </table:table-cell>
          <table:table-cell office:value-type="string" calcext:value-type="string">
            <text:p>Rue de Charenton</text:p>
          </table:table-cell>
          <table:table-cell office:value-type="string" calcext:value-type="string">
            <text:p><text:s/>boulevard de Reui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3];[$DonneesPrefPolice.$A$1:$DonneesPrefPolice.$C$1334];3;0)" office:value-type="date" office:date-value="2016-11-30" calcext:value-type="date">
            <text:p>30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53155" calcext:value-type="float">
            <text:p>53155</text:p>
          </table:table-cell>
          <table:table-cell table:formula="of:=VLOOKUP([.$B444];[$'Annexe 1'.$B$2:$'Annexe 1'.$C$1392];2;0)" office:value-type="string" office:string-value="Rue de la Brèche aux Loups, rue de la Durance" calcext:value-type="string">
            <text:p>Rue de la Brèche aux Loups, rue de la Durance</text:p>
          </table:table-cell>
          <table:table-cell office:value-type="string" calcext:value-type="string">
            <text:p>Rue de la Brèche aux Loups</text:p>
          </table:table-cell>
          <table:table-cell office:value-type="string" calcext:value-type="string">
            <text:p><text:s/>rue de la Duranc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4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7662" calcext:value-type="float">
            <text:p>17662</text:p>
          </table:table-cell>
          <table:table-cell table:formula="of:=VLOOKUP([.$B445];[$'Annexe 1'.$B$2:$'Annexe 1'.$C$1392];2;0)" office:value-type="string" office:string-value="Rue de Tourneux, rue Edouard Robert" calcext:value-type="string">
            <text:p>Rue de Tourneux, rue Edouard Robert</text:p>
          </table:table-cell>
          <table:table-cell office:value-type="string" calcext:value-type="string">
            <text:p>Rue de Tourneux</text:p>
          </table:table-cell>
          <table:table-cell office:value-type="string" calcext:value-type="string">
            <text:p><text:s/>rue Edouard Robe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5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9963" calcext:value-type="float">
            <text:p>19963</text:p>
          </table:table-cell>
          <table:table-cell table:formula="of:=VLOOKUP([.$B446];[$'Annexe 1'.$B$2:$'Annexe 1'.$C$1392];2;0)" office:value-type="string" office:string-value="Rue de Wattignies, rue de Fécamp" calcext:value-type="string">
            <text:p>Rue de Wattignies, rue de Fécamp</text:p>
          </table:table-cell>
          <table:table-cell office:value-type="string" calcext:value-type="string">
            <text:p>Rue de Wattignies</text:p>
          </table:table-cell>
          <table:table-cell office:value-type="string" calcext:value-type="string">
            <text:p><text:s/>rue de Fécamp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6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4570" calcext:value-type="float">
            <text:p>84570</text:p>
          </table:table-cell>
          <table:table-cell table:formula="of:=VLOOKUP([.$B447];[$'Annexe 1'.$B$2:$'Annexe 1'.$C$1392];2;0)" office:value-type="string" office:string-value="Rue Erard, rue de Reuilly" calcext:value-type="string">
            <text:p>Rue Erard, rue de Reuilly</text:p>
          </table:table-cell>
          <table:table-cell office:value-type="string" calcext:value-type="string">
            <text:p>Rue Erard</text:p>
          </table:table-cell>
          <table:table-cell office:value-type="string" calcext:value-type="string">
            <text:p><text:s/>rue de Reui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7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91" calcext:value-type="float">
            <text:p>12091</text:p>
          </table:table-cell>
          <table:table-cell table:formula="of:=VLOOKUP([.$B448];[$'Annexe 1'.$B$2:$'Annexe 1'.$C$1392];2;0)" office:value-type="string" office:string-value="Rue Fécamp, avenue Daumesnil" calcext:value-type="string">
            <text:p>Rue Fécamp, avenue Daumesnil</text:p>
          </table:table-cell>
          <table:table-cell office:value-type="string" calcext:value-type="string">
            <text:p>Rue Fécamp</text:p>
          </table:table-cell>
          <table:table-cell office:value-type="string" calcext:value-type="string">
            <text:p><text:s/>avenue Daumesn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8];[$DonneesPrefPolice.$A$1:$DonneesPrefPolice.$C$1334];3;0)" office:value-type="date" office:date-value="2016-09-01" calcext:value-type="date">
            <text:p>01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0061" calcext:value-type="float">
            <text:p>60061</text:p>
          </table:table-cell>
          <table:table-cell table:formula="of:=VLOOKUP([.$B449];[$'Annexe 1'.$B$2:$'Annexe 1'.$C$1392];2;0)" office:value-type="string" office:string-value="Rue François Truffaut, rue de l'Ambroisie" calcext:value-type="string">
            <text:p>Rue François Truffaut, rue de l'Ambroisie</text:p>
          </table:table-cell>
          <table:table-cell office:value-type="string" calcext:value-type="string">
            <text:p>Rue François Truffaut</text:p>
          </table:table-cell>
          <table:table-cell office:value-type="string" calcext:value-type="string">
            <text:p><text:s/>rue de l'Ambrois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49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3" calcext:value-type="float">
            <text:p>12083</text:p>
          </table:table-cell>
          <table:table-cell table:formula="of:=VLOOKUP([.$B450];[$'Annexe 1'.$B$2:$'Annexe 1'.$C$1392];2;0)" office:value-type="string" office:string-value="Rue Hénard, allée Vivaldi" calcext:value-type="string">
            <text:p>Rue Hénard, allée Vivaldi</text:p>
          </table:table-cell>
          <table:table-cell office:value-type="string" calcext:value-type="string">
            <text:p>Rue Hénard</text:p>
          </table:table-cell>
          <table:table-cell office:value-type="string" calcext:value-type="string">
            <text:p><text:s/>allée Vivald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0];[$DonneesPrefPolice.$A$1:$DonneesPrefPolice.$C$1334];3;0)" office:value-type="date" office:date-value="2016-09-27" calcext:value-type="date">
            <text:p>27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90" calcext:value-type="float">
            <text:p>12090</text:p>
          </table:table-cell>
          <table:table-cell table:formula="of:=VLOOKUP([.$B451];[$'Annexe 1'.$B$2:$'Annexe 1'.$C$1392];2;0)" office:value-type="string" office:string-value="Rue Jacques Hillairet, rue Albinoni" calcext:value-type="string">
            <text:p>Rue Jacques Hillairet, rue Albinoni</text:p>
          </table:table-cell>
          <table:table-cell office:value-type="string" calcext:value-type="string">
            <text:p>Rue Jacques Hillairet</text:p>
          </table:table-cell>
          <table:table-cell office:value-type="string" calcext:value-type="string">
            <text:p><text:s/>rue Albinon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1];[$DonneesPrefPolice.$A$1:$DonneesPrefPolice.$C$1334];3;0)" office:value-type="date" office:date-value="2016-10-20" calcext:value-type="date">
            <text:p>20/10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5510" calcext:value-type="float">
            <text:p>75510</text:p>
          </table:table-cell>
          <table:table-cell table:formula="of:=VLOOKUP([.$B452];[$'Annexe 1'.$B$2:$'Annexe 1'.$C$1392];2;0)" office:value-type="string" office:string-value="Rue Montgallet, rue de Reuilly" calcext:value-type="string">
            <text:p>Rue Montgallet, rue de Reuilly</text:p>
          </table:table-cell>
          <table:table-cell office:value-type="string" calcext:value-type="string">
            <text:p>Rue Montgallet</text:p>
          </table:table-cell>
          <table:table-cell office:value-type="string" calcext:value-type="string">
            <text:p><text:s/>rue de Reuill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2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1676" calcext:value-type="float">
            <text:p>41676</text:p>
          </table:table-cell>
          <table:table-cell table:formula="of:=VLOOKUP([.$B453];[$'Annexe 1'.$B$2:$'Annexe 1'.$C$1392];2;0)" office:value-type="string" office:string-value="Rue Reuilly, boulevard Diderot" calcext:value-type="string">
            <text:p>Rue Reuilly, boulevard Diderot</text:p>
          </table:table-cell>
          <table:table-cell office:value-type="string" calcext:value-type="string">
            <text:p>Rue Reuilly</text:p>
          </table:table-cell>
          <table:table-cell office:value-type="string" calcext:value-type="string">
            <text:p><text:s/>boulevard Dider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3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2164" calcext:value-type="float">
            <text:p>62164</text:p>
          </table:table-cell>
          <table:table-cell table:formula="of:=VLOOKUP([.$B454];[$'Annexe 1'.$B$2:$'Annexe 1'.$C$1392];2;0)" office:value-type="string" office:string-value="Rue Roland Barthes, rue Chrétien deTroyes" calcext:value-type="string">
            <text:p>Rue Roland Barthes, rue Chrétien deTroyes</text:p>
          </table:table-cell>
          <table:table-cell office:value-type="string" calcext:value-type="string">
            <text:p>Rue Roland Barthes</text:p>
          </table:table-cell>
          <table:table-cell office:value-type="string" calcext:value-type="string">
            <text:p><text:s/>rue Chrétien deTroy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4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0118" calcext:value-type="float">
            <text:p>30118</text:p>
          </table:table-cell>
          <table:table-cell table:formula="of:=VLOOKUP([.$B455];[$'Annexe 1'.$B$2:$'Annexe 1'.$C$1392];2;0)" office:value-type="string" office:string-value="15 bis, rue de Tolbiac" calcext:value-type="string">
            <text:p>15 bis, rue de Tolbiac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5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4" calcext:value-type="float">
            <text:p>13074</text:p>
          </table:table-cell>
          <table:table-cell table:formula="of:=VLOOKUP([.$B456];[$'Annexe 1'.$B$2:$'Annexe 1'.$C$1392];2;0)" office:value-type="string" office:string-value="55, boulevard Vincent Auriol" calcext:value-type="string">
            <text:p>55, boulevard Vincent Auriol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56];[$DonneesPrefPolice.$A$1:$DonneesPrefPolice.$C$1334];3;0)" office:value-type="date" office:date-value="2017-03-06" calcext:value-type="date">
            <text:p>06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0105" calcext:value-type="float">
            <text:p>10105</text:p>
          </table:table-cell>
          <table:table-cell table:formula="of:=VLOOKUP([.$B457];[$'Annexe 1'.$B$2:$'Annexe 1'.$C$1392];2;0)" office:value-type="string" office:string-value="8, boulevard de l'Hôpital" calcext:value-type="string">
            <text:p>8, boulevard de l'Hôpital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57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7040" calcext:value-type="float">
            <text:p>87040</text:p>
          </table:table-cell>
          <table:table-cell table:formula="of:=VLOOKUP([.$B458];[$'Annexe 1'.$B$2:$'Annexe 1'.$C$1392];2;0)" office:value-type="string" office:string-value="91, boulevard Masséna" calcext:value-type="string">
            <text:p>91, boulevard Masséna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458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1144" calcext:value-type="float">
            <text:p>11144</text:p>
          </table:table-cell>
          <table:table-cell table:formula="of:=VLOOKUP([.$B459];[$'Annexe 1'.$B$2:$'Annexe 1'.$C$1392];2;0)" office:value-type="string" office:string-value="Avenue d'Italie, rue du Tage" calcext:value-type="string">
            <text:p>Avenue d'Italie, rue du Tage</text:p>
          </table:table-cell>
          <table:table-cell office:value-type="string" calcext:value-type="string">
            <text:p>Avenue d'Italie</text:p>
          </table:table-cell>
          <table:table-cell office:value-type="string" calcext:value-type="string">
            <text:p><text:s/>rue du Tag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59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6986" calcext:value-type="float">
            <text:p>16986</text:p>
          </table:table-cell>
          <table:table-cell table:formula="of:=VLOOKUP([.$B460];[$'Annexe 1'.$B$2:$'Annexe 1'.$C$1392];2;0)" office:value-type="string" office:string-value="Avenue d'Italie, rue de Tolbiac" calcext:value-type="string">
            <text:p>Avenue d'Italie, rue de Tolbiac</text:p>
          </table:table-cell>
          <table:table-cell office:value-type="string" calcext:value-type="string">
            <text:p>Avenue d'Italie</text:p>
          </table:table-cell>
          <table:table-cell office:value-type="string" calcext:value-type="string">
            <text:p><text:s/>rue de Tolbi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0];[$DonneesPrefPolice.$A$1:$DonneesPrefPolice.$C$1334];3;0)" office:value-type="date" office:date-value="2012-08-10" calcext:value-type="date">
            <text:p>10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3065" calcext:value-type="float">
            <text:p>23065</text:p>
          </table:table-cell>
          <table:table-cell table:formula="of:=VLOOKUP([.$B461];[$'Annexe 1'.$B$2:$'Annexe 1'.$C$1392];2;0)" office:value-type="string" office:string-value="Avenue d'Italie, rue Vandrezanne" calcext:value-type="string">
            <text:p>Avenue d'Italie, rue Vandrezanne</text:p>
          </table:table-cell>
          <table:table-cell office:value-type="string" calcext:value-type="string">
            <text:p>Avenue d'Italie</text:p>
          </table:table-cell>
          <table:table-cell office:value-type="string" calcext:value-type="string">
            <text:p><text:s/>rue Vandreza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1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9566" calcext:value-type="float">
            <text:p>19566</text:p>
          </table:table-cell>
          <table:table-cell table:formula="of:=VLOOKUP([.$B462];[$'Annexe 1'.$B$2:$'Annexe 1'.$C$1392];2;0)" office:value-type="string" office:string-value="Avenue d'Ivry (côté impair) au niveau de la rue Regnault" calcext:value-type="string">
            <text:p>Avenue d'Ivry (côté impair) au niveau de la rue Regnaul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62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4594" calcext:value-type="float">
            <text:p>64594</text:p>
          </table:table-cell>
          <table:table-cell table:formula="of:=VLOOKUP([.$B463];[$'Annexe 1'.$B$2:$'Annexe 1'.$C$1392];2;0)" office:value-type="string" office:string-value="Avenue de Choisy, rue Baudricourt" calcext:value-type="string">
            <text:p>Avenue de Choisy, rue Baudricourt</text:p>
          </table:table-cell>
          <table:table-cell office:value-type="string" calcext:value-type="string">
            <text:p>Avenue de Choisy</text:p>
          </table:table-cell>
          <table:table-cell office:value-type="string" calcext:value-type="string">
            <text:p><text:s/>rue Baudricourt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463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6244" calcext:value-type="float">
            <text:p>16244</text:p>
          </table:table-cell>
          <table:table-cell table:formula="of:=VLOOKUP([.$B464];[$'Annexe 1'.$B$2:$'Annexe 1'.$C$1392];2;0)" office:value-type="string" office:string-value="Avenue de la Porte d'Ivry, avenue Claude Régaud" calcext:value-type="string">
            <text:p>Avenue de la Porte d'Ivry, avenue Claude Régaud</text:p>
          </table:table-cell>
          <table:table-cell office:value-type="string" calcext:value-type="string">
            <text:p>Avenue de la Porte d'Ivry</text:p>
          </table:table-cell>
          <table:table-cell office:value-type="string" calcext:value-type="string">
            <text:p><text:s/>avenue Claude Régau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4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8567" calcext:value-type="float">
            <text:p>48567</text:p>
          </table:table-cell>
          <table:table-cell table:formula="of:=VLOOKUP([.$B465];[$'Annexe 1'.$B$2:$'Annexe 1'.$C$1392];2;0)" office:value-type="string" office:string-value="Avenue des Gobelins, boulevard Saint-Marcel" calcext:value-type="string">
            <text:p>Avenue des Gobelins, boulevard Saint-Marcel</text:p>
          </table:table-cell>
          <table:table-cell office:value-type="string" calcext:value-type="string">
            <text:p>Avenue des Gobelins</text:p>
          </table:table-cell>
          <table:table-cell office:value-type="string" calcext:value-type="string">
            <text:p><text:s/>boulevard Saint-Marc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5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53448" calcext:value-type="float">
            <text:p>53448</text:p>
          </table:table-cell>
          <table:table-cell table:formula="of:=VLOOKUP([.$B466];[$'Annexe 1'.$B$2:$'Annexe 1'.$C$1392];2;0)" office:value-type="string" office:string-value="Avenue des Gobelins, boulevard Saint- Marcel" calcext:value-type="string">
            <text:p>Avenue des Gobelins, boulevard Saint- Marcel</text:p>
          </table:table-cell>
          <table:table-cell office:value-type="string" calcext:value-type="string">
            <text:p>Avenue des Gobelins</text:p>
          </table:table-cell>
          <table:table-cell office:value-type="string" calcext:value-type="string">
            <text:p><text:s/>boulevard Saint-Marc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6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935" calcext:value-type="float">
            <text:p>67935</text:p>
          </table:table-cell>
          <table:table-cell table:formula="of:=VLOOKUP([.$B467];[$'Annexe 1'.$B$2:$'Annexe 1'.$C$1392];2;0)" office:value-type="string" office:string-value="Avenue Joseph Bédier, rue Maryse Bastié" calcext:value-type="string">
            <text:p>Avenue Joseph Bédier, rue Maryse Bastié</text:p>
          </table:table-cell>
          <table:table-cell office:value-type="string" calcext:value-type="string">
            <text:p>Avenue Joseph Bédier</text:p>
          </table:table-cell>
          <table:table-cell office:value-type="string" calcext:value-type="string">
            <text:p><text:s/>rue Maryse Basti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7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91336" calcext:value-type="float">
            <text:p>91336</text:p>
          </table:table-cell>
          <table:table-cell table:formula="of:=VLOOKUP([.$B468];[$'Annexe 1'.$B$2:$'Annexe 1'.$C$1392];2;0)" office:value-type="string" office:string-value="Avenue Pierre de Coubertin, boulevard Kellermann" calcext:value-type="string">
            <text:p>Avenue Pierre de Coubertin, boulevard Kellermann</text:p>
          </table:table-cell>
          <table:table-cell office:value-type="string" calcext:value-type="string">
            <text:p>Avenue Pierre de Coubertin</text:p>
          </table:table-cell>
          <table:table-cell office:value-type="string" calcext:value-type="string">
            <text:p><text:s/>boulevard Kellerman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68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9" calcext:value-type="float">
            <text:p>13109</text:p>
          </table:table-cell>
          <table:table-cell table:formula="of:=VLOOKUP([.$B469];[$'Annexe 1'.$B$2:$'Annexe 1'.$C$1392];2;0)" office:value-type="string" office:string-value="Avenue Pierre Mendès France, rue Paul Klee" calcext:value-type="string">
            <text:p>Avenue Pierre Mendès France, rue Paul Klee</text:p>
          </table:table-cell>
          <table:table-cell office:value-type="string" calcext:value-type="string">
            <text:p>Avenue Pierre Mendès France</text:p>
          </table:table-cell>
          <table:table-cell office:value-type="string" calcext:value-type="string">
            <text:p><text:s/>rue Paul Klee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8021" calcext:value-type="float">
            <text:p>68021</text:p>
          </table:table-cell>
          <table:table-cell table:formula="of:=VLOOKUP([.$B470];[$'Annexe 1'.$B$2:$'Annexe 1'.$C$1392];2;0)" office:value-type="string" office:string-value="Boulevard Auguste Blanqui, rue Corvisart" calcext:value-type="string">
            <text:p>Boulevard Auguste Blanqui, rue Corvisart</text:p>
          </table:table-cell>
          <table:table-cell office:value-type="string" calcext:value-type="string">
            <text:p>Boulevard Auguste Blanqui</text:p>
          </table:table-cell>
          <table:table-cell office:value-type="string" calcext:value-type="string">
            <text:p><text:s/>rue Corvis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0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8334" calcext:value-type="float">
            <text:p>68334</text:p>
          </table:table-cell>
          <table:table-cell table:formula="of:=VLOOKUP([.$B471];[$'Annexe 1'.$B$2:$'Annexe 1'.$C$1392];2;0)" office:value-type="string" office:string-value="Boulevard Auguste Blanqui, rue de la Glacière" calcext:value-type="string">
            <text:p>Boulevard Auguste Blanqui, rue de la Glacière</text:p>
          </table:table-cell>
          <table:table-cell office:value-type="string" calcext:value-type="string">
            <text:p>Boulevard Auguste Blanqui</text:p>
          </table:table-cell>
          <table:table-cell office:value-type="string" calcext:value-type="string">
            <text:p><text:s/>rue de la Glac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1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8185" calcext:value-type="float">
            <text:p>78185</text:p>
          </table:table-cell>
          <table:table-cell table:formula="of:=VLOOKUP([.$B472];[$'Annexe 1'.$B$2:$'Annexe 1'.$C$1392];2;0)" office:value-type="string" office:string-value="Boulevard de l'Hôpital, rue Jeanne d'Arc" calcext:value-type="string">
            <text:p>Boulevard de l'Hôpital, rue Jeanne d'Arc</text:p>
          </table:table-cell>
          <table:table-cell office:value-type="string" calcext:value-type="string">
            <text:p>Boulevard de l'Hôpital</text:p>
          </table:table-cell>
          <table:table-cell office:value-type="string" calcext:value-type="string">
            <text:p><text:s/>rue Jeanne d'Ar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2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732" calcext:value-type="float">
            <text:p>62732</text:p>
          </table:table-cell>
          <table:table-cell table:formula="of:=VLOOKUP([.$B473];[$'Annexe 1'.$B$2:$'Annexe 1'.$C$1392];2;0)" office:value-type="string" office:string-value="Boulevard de l'Hôpital, rue Pinel" calcext:value-type="string">
            <text:p>Boulevard de l'Hôpital, rue Pinel</text:p>
          </table:table-cell>
          <table:table-cell office:value-type="string" calcext:value-type="string">
            <text:p>Boulevard de l'Hôpital</text:p>
          </table:table-cell>
          <table:table-cell office:value-type="string" calcext:value-type="string">
            <text:p><text:s/>rue Pinel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473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4071" calcext:value-type="float">
            <text:p>64071</text:p>
          </table:table-cell>
          <table:table-cell table:formula="of:=VLOOKUP([.$B474];[$'Annexe 1'.$B$2:$'Annexe 1'.$C$1392];2;0)" office:value-type="string" office:string-value="Boulevard de l'Hôpital, quai d'Austerlitz, gare d'Austerlitz" calcext:value-type="string">
            <text:p>Boulevard de l'Hôpital, quai d'Austerlitz, gare d'Austerlitz</text:p>
          </table:table-cell>
          <table:table-cell office:value-type="string" calcext:value-type="string">
            <text:p>Boulevard de l'Hôpital</text:p>
          </table:table-cell>
          <table:table-cell office:value-type="string" calcext:value-type="string">
            <text:p><text:s/>quai d'Austerlitz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474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3183" calcext:value-type="float">
            <text:p>33183</text:p>
          </table:table-cell>
          <table:table-cell table:formula="of:=VLOOKUP([.$B475];[$'Annexe 1'.$B$2:$'Annexe 1'.$C$1392];2;0)" office:value-type="string" office:string-value="Boulevard Général Jean Simon, Pont National" calcext:value-type="string">
            <text:p>Boulevard Général Jean Simon, Pont National</text:p>
          </table:table-cell>
          <table:table-cell office:value-type="string" calcext:value-type="string">
            <text:p>Boulevard Général Jean Simon</text:p>
          </table:table-cell>
          <table:table-cell office:value-type="string" calcext:value-type="string">
            <text:p><text:s/>Pont Nationa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5];[$DonneesPrefPolice.$A$1:$DonneesPrefPolice.$C$1334];3;0)" office:value-type="date" office:date-value="2012-12-28" calcext:value-type="date">
            <text:p>28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7" calcext:value-type="float">
            <text:p>13077</text:p>
          </table:table-cell>
          <table:table-cell table:formula="of:=VLOOKUP([.$B476];[$'Annexe 1'.$B$2:$'Annexe 1'.$C$1392];2;0)" office:value-type="string" office:string-value="Boulevard Masséna, avenue de la Porte de Vitry" calcext:value-type="string">
            <text:p>Boulevard Masséna, avenue de la Porte de Vitry</text:p>
          </table:table-cell>
          <table:table-cell office:value-type="string" calcext:value-type="string">
            <text:p>Boulevard Masséna</text:p>
          </table:table-cell>
          <table:table-cell office:value-type="string" calcext:value-type="string">
            <text:p><text:s/>avenue de la Porte de Vit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6];[$DonneesPrefPolice.$A$1:$DonneesPrefPolice.$C$1334];3;0)" office:value-type="date" office:date-value="2016-11-14" calcext:value-type="date">
            <text:p>14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9232" calcext:value-type="float">
            <text:p>79232</text:p>
          </table:table-cell>
          <table:table-cell table:formula="of:=VLOOKUP([.$B477];[$'Annexe 1'.$B$2:$'Annexe 1'.$C$1392];2;0)" office:value-type="string" office:string-value="Boulevard Masséna, rue Jean-Baptiste Berlier" calcext:value-type="string">
            <text:p>Boulevard Masséna, rue Jean-Baptiste Berlier</text:p>
          </table:table-cell>
          <table:table-cell office:value-type="string" calcext:value-type="string">
            <text:p>Boulevard Masséna</text:p>
          </table:table-cell>
          <table:table-cell office:value-type="string" calcext:value-type="string">
            <text:p><text:s/>rue Jean-Baptiste Berl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7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3591" calcext:value-type="float">
            <text:p>63591</text:p>
          </table:table-cell>
          <table:table-cell table:formula="of:=VLOOKUP([.$B478];[$'Annexe 1'.$B$2:$'Annexe 1'.$C$1392];2;0)" office:value-type="string" office:string-value="Boulevard Masséna, avenue de la Porte d'Ivry" calcext:value-type="string">
            <text:p>Boulevard Masséna, avenue de la Porte d'Ivry</text:p>
          </table:table-cell>
          <table:table-cell office:value-type="string" calcext:value-type="string">
            <text:p>Boulevard Masséna</text:p>
          </table:table-cell>
          <table:table-cell office:value-type="string" calcext:value-type="string">
            <text:p><text:s/>avenue de la Porte d'Ivry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478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58557" calcext:value-type="float">
            <text:p>58557</text:p>
          </table:table-cell>
          <table:table-cell table:formula="of:=VLOOKUP([.$B479];[$'Annexe 1'.$B$2:$'Annexe 1'.$C$1392];2;0)" office:value-type="string" office:string-value="Boulevard Saint-Marcel, boulevard de l'Hôpital" calcext:value-type="string">
            <text:p>Boulevard Saint-Marcel, boulevard de l'Hôpital</text:p>
          </table:table-cell>
          <table:table-cell office:value-type="string" calcext:value-type="string">
            <text:p>Boulevard Saint-Marcel</text:p>
          </table:table-cell>
          <table:table-cell office:value-type="string" calcext:value-type="string">
            <text:p><text:s/>boulevard de l'Hôpita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79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5329" calcext:value-type="float">
            <text:p>75329</text:p>
          </table:table-cell>
          <table:table-cell table:formula="of:=VLOOKUP([.$B480];[$'Annexe 1'.$B$2:$'Annexe 1'.$C$1392];2;0)" office:value-type="string" office:string-value="Boulevard Vincent Auriol, quai d'Austerlitz" calcext:value-type="string">
            <text:p>Boulevard Vincent Auriol, quai d'Austerlitz</text:p>
          </table:table-cell>
          <table:table-cell office:value-type="string" calcext:value-type="string">
            <text:p>Boulevard Vincent Auriol</text:p>
          </table:table-cell>
          <table:table-cell office:value-type="string" calcext:value-type="string">
            <text:p><text:s/>quai d'Austerlitz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80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4568" calcext:value-type="float">
            <text:p>84568</text:p>
          </table:table-cell>
          <table:table-cell table:formula="of:=VLOOKUP([.$B481];[$'Annexe 1'.$B$2:$'Annexe 1'.$C$1392];2;0)" office:value-type="string" office:string-value="Boulevard Vincent Auriol, rue Nationale" calcext:value-type="string">
            <text:p>Boulevard Vincent Auriol, rue Nationale</text:p>
          </table:table-cell>
          <table:table-cell office:value-type="string" calcext:value-type="string">
            <text:p>Boulevard Vincent Auriol</text:p>
          </table:table-cell>
          <table:table-cell office:value-type="string" calcext:value-type="string">
            <text:p><text:s/>rue Nationa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81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5705" calcext:value-type="float">
            <text:p>45705</text:p>
          </table:table-cell>
          <table:table-cell table:formula="of:=VLOOKUP([.$B482];[$'Annexe 1'.$B$2:$'Annexe 1'.$C$1392];2;0)" office:value-type="string" office:string-value="Carrefour des Gobelins" calcext:value-type="string">
            <text:p>Carrefour des Gobelin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82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0" calcext:value-type="float">
            <text:p>13080</text:p>
          </table:table-cell>
          <table:table-cell table:formula="of:=VLOOKUP([.$B483];[$'Annexe 1'.$B$2:$'Annexe 1'.$C$1392];2;0)" office:value-type="string" office:string-value="Dalle Olympiades — Cour de Rome, Galerie Stadium" calcext:value-type="string">
            <text:p>Dalle Olympiades — Cour de Rome, Galerie Stadium</text:p>
          </table:table-cell>
          <table:table-cell office:value-type="string" calcext:value-type="string">
            <text:p>Dalle Olympiades — Cour de Rome</text:p>
          </table:table-cell>
          <table:table-cell office:value-type="string" calcext:value-type="string">
            <text:p><text:s/>Galerie Stadiu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83];[$DonneesPrefPolice.$A$1:$DonneesPrefPolice.$C$1334];3;0)" office:value-type="date" office:date-value="2016-09-01" calcext:value-type="date">
            <text:p>01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0972" calcext:value-type="float">
            <text:p>60972</text:p>
          </table:table-cell>
          <table:table-cell table:formula="of:=VLOOKUP([.$B484];[$'Annexe 1'.$B$2:$'Annexe 1'.$C$1392];2;0)" office:value-type="string" office:string-value="Face au 122, rue du Château des Rentiers" calcext:value-type="string">
            <text:p>Face au 122, rue du Château des Rentiers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484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231" calcext:value-type="float">
            <text:p>13231</text:p>
          </table:table-cell>
          <table:table-cell table:formula="of:=VLOOKUP([.$B485];[$'Annexe 1'.$B$2:$'Annexe 1'.$C$1392];2;0)" office:value-type="string" office:string-value="Olympiades — Londres, Anvers" calcext:value-type="string">
            <text:p>Olympiades — Londres, Anver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85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532" calcext:value-type="float">
            <text:p>13532</text:p>
          </table:table-cell>
          <table:table-cell table:formula="of:=VLOOKUP([.$B486];[$'Annexe 1'.$B$2:$'Annexe 1'.$C$1392];2;0)" office:value-type="string" office:string-value="Olympiades — Mexico" calcext:value-type="string">
            <text:p>Olympiades — Mexico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86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9286" calcext:value-type="float">
            <text:p>19286</text:p>
          </table:table-cell>
          <table:table-cell table:formula="of:=VLOOKUP([.$B487];[$'Annexe 1'.$B$2:$'Annexe 1'.$C$1392];2;0)" office:value-type="string" office:string-value="Olympiades — Rome (accueil)" calcext:value-type="string">
            <text:p>Olympiades — Rome (accueil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87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700" calcext:value-type="float">
            <text:p>13700</text:p>
          </table:table-cell>
          <table:table-cell table:formula="of:=VLOOKUP([.$B488];[$'Annexe 1'.$B$2:$'Annexe 1'.$C$1392];2;0)" office:value-type="string" office:string-value="Olympiades — Squaw Valley" calcext:value-type="string">
            <text:p>Olympiades — Squaw Valley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88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5" calcext:value-type="float">
            <text:p>13105</text:p>
          </table:table-cell>
          <table:table-cell table:formula="of:=VLOOKUP([.$B489];[$'Annexe 1'.$B$2:$'Annexe 1'.$C$1392];2;0)" office:value-type="string" office:string-value="Place Aurélie Nemours" calcext:value-type="string">
            <text:p>Place Aurélie Nemour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5012" calcext:value-type="float">
            <text:p>35012</text:p>
          </table:table-cell>
          <table:table-cell table:formula="of:=VLOOKUP([.$B490];[$'Annexe 1'.$B$2:$'Annexe 1'.$C$1392];2;0)" office:value-type="string" office:string-value="Place Claude Bourdet, rue des Cordelières, rue Corvisart" calcext:value-type="string">
            <text:p>Place Claude Bourdet, rue des Cordelières, rue Corvisart</text:p>
          </table:table-cell>
          <table:table-cell office:value-type="string" calcext:value-type="string">
            <text:p>Place Claude Bourdet</text:p>
          </table:table-cell>
          <table:table-cell office:value-type="string" calcext:value-type="string">
            <text:p><text:s/>rue des Cordelières</text:p>
          </table:table-cell>
          <table:table-cell office:value-type="string" calcext:value-type="string">
            <text:p><text:s/>rue Corvisart</text:p>
          </table:table-cell>
          <table:table-cell office:value-type="string" calcext:value-type="string">
            <text:p>croisement</text:p>
          </table:table-cell>
          <table:table-cell table:style-name="ce4" table:formula="of:=VLOOKUP([.B490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1371" calcext:value-type="float">
            <text:p>61371</text:p>
          </table:table-cell>
          <table:table-cell table:formula="of:=VLOOKUP([.$B491];[$'Annexe 1'.$B$2:$'Annexe 1'.$C$1392];2;0)" office:value-type="string" office:string-value="Place d'Italie, côté avenue des Gobelins" calcext:value-type="string">
            <text:p>Place d'Italie, côté avenue des Gobelins</text:p>
          </table:table-cell>
          <table:table-cell office:value-type="string" calcext:value-type="string">
            <text:p>Place d'Italie</text:p>
          </table:table-cell>
          <table:table-cell office:value-type="string" calcext:value-type="string">
            <text:p><text:s/>côté avenue des Gobelins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491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6003" calcext:value-type="float">
            <text:p>66003</text:p>
          </table:table-cell>
          <table:table-cell table:formula="of:=VLOOKUP([.$B492];[$'Annexe 1'.$B$2:$'Annexe 1'.$C$1392];2;0)" office:value-type="string" office:string-value="Place d'Italie, rue Bobillot, boulevard Auguste Blanqui" calcext:value-type="string">
            <text:p>Place d'Italie, rue Bobillot, boulevard Auguste Blanqui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492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1328" calcext:value-type="float">
            <text:p>81328</text:p>
          </table:table-cell>
          <table:table-cell table:formula="of:=VLOOKUP([.$B493];[$'Annexe 1'.$B$2:$'Annexe 1'.$C$1392];2;0)" office:value-type="string" office:string-value="Place de Rungis — rue Barrault, rue Boussingault" calcext:value-type="string">
            <text:p>Place de Rungis — rue Barrault, rue Boussingault</text:p>
          </table:table-cell>
          <table:table-cell office:value-type="string" calcext:value-type="string">
            <text:p>Place de Rungis — rue Barrault</text:p>
          </table:table-cell>
          <table:table-cell office:value-type="string" calcext:value-type="string">
            <text:p><text:s/>rue Boussingaul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93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4765" calcext:value-type="float">
            <text:p>14765</text:p>
          </table:table-cell>
          <table:table-cell table:formula="of:=VLOOKUP([.$B494];[$'Annexe 1'.$B$2:$'Annexe 1'.$C$1392];2;0)" office:value-type="string" office:string-value="Place de Vénétie" calcext:value-type="string">
            <text:p>Place de Vénéti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494];[$DonneesPrefPolice.$A$1:$DonneesPrefPolice.$C$1334];3;0)" office:value-type="date" office:date-value="2013-01-25" calcext:value-type="date">
            <text:p>25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6" calcext:value-type="float">
            <text:p>13106</text:p>
          </table:table-cell>
          <table:table-cell table:formula="of:=VLOOKUP([.$B495];[$'Annexe 1'.$B$2:$'Annexe 1'.$C$1392];2;0)" office:value-type="string" office:string-value="Place Jean-Michel Basquiat — Avenue de France, rue Emile Durkheim" calcext:value-type="string">
            <text:p>Place Jean-Michel Basquiat — Avenue de France, rue Emile Durkheim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7" calcext:value-type="float">
            <text:p>13107</text:p>
          </table:table-cell>
          <table:table-cell table:formula="of:=VLOOKUP([.$B496];[$'Annexe 1'.$B$2:$'Annexe 1'.$C$1392];2;0)" office:value-type="string" office:string-value="Place Jean-Michel Basquiat — Promenade plantée" calcext:value-type="string">
            <text:p>Place Jean-Michel Basquiat — Promenade planté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412" calcext:value-type="float">
            <text:p>13412</text:p>
          </table:table-cell>
          <table:table-cell table:formula="of:=VLOOKUP([.$B497];[$'Annexe 1'.$B$2:$'Annexe 1'.$C$1392];2;0)" office:value-type="string" office:string-value="Pont Charles de Gaulle, quai d'Austerlitz" calcext:value-type="string">
            <text:p>Pont Charles de Gaulle, quai d'Austerlitz</text:p>
          </table:table-cell>
          <table:table-cell office:value-type="string" calcext:value-type="string">
            <text:p>Pont Charles de Gaulle</text:p>
          </table:table-cell>
          <table:table-cell office:value-type="string" calcext:value-type="string">
            <text:p><text:s/>quai d'Austerlitz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497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9596" calcext:value-type="float">
            <text:p>79596</text:p>
          </table:table-cell>
          <table:table-cell table:formula="of:=VLOOKUP([.$B498];[$'Annexe 1'.$B$2:$'Annexe 1'.$C$1392];2;0)" office:value-type="string" office:string-value="Pont d'Austerlitz amont — Seine" calcext:value-type="string">
            <text:p>Pont d'Austerlitz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98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3087" calcext:value-type="float">
            <text:p>73087</text:p>
          </table:table-cell>
          <table:table-cell table:formula="of:=VLOOKUP([.$B499];[$'Annexe 1'.$B$2:$'Annexe 1'.$C$1392];2;0)" office:value-type="string" office:string-value="Pont d'Austerlitz aval — Seine" calcext:value-type="string">
            <text:p>Pont d'Austerlitz aval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499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4574" calcext:value-type="float">
            <text:p>84574</text:p>
          </table:table-cell>
          <table:table-cell table:formula="of:=VLOOKUP([.$B500];[$'Annexe 1'.$B$2:$'Annexe 1'.$C$1392];2;0)" office:value-type="string" office:string-value="Pont de Bercy (amont) — Seine" calcext:value-type="string">
            <text:p>Pont de Bercy (amont)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00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347" calcext:value-type="float">
            <text:p>62347</text:p>
          </table:table-cell>
          <table:table-cell table:formula="of:=VLOOKUP([.$B501];[$'Annexe 1'.$B$2:$'Annexe 1'.$C$1392];2;0)" office:value-type="string" office:string-value="Pont de Tolbiac, quai François Mauriac" calcext:value-type="string">
            <text:p>Pont de Tolbiac, quai François Mauriac</text:p>
          </table:table-cell>
          <table:table-cell office:value-type="string" calcext:value-type="string">
            <text:p>Pont de Tolbiac</text:p>
          </table:table-cell>
          <table:table-cell office:value-type="string" calcext:value-type="string">
            <text:p><text:s/>quai François Mauriac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501];[$DonneesPrefPolice.$A$1:$DonneesPrefPolice.$C$1334];3;0)" office:value-type="date" office:date-value="2013-07-30" calcext:value-type="date">
            <text:p>30/07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0071" calcext:value-type="float">
            <text:p>70071</text:p>
          </table:table-cell>
          <table:table-cell table:formula="of:=VLOOKUP([.$B502];[$'Annexe 1'.$B$2:$'Annexe 1'.$C$1392];2;0)" office:value-type="string" office:string-value="Pont National amont — Seine" calcext:value-type="string">
            <text:p>Pont National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02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0562" calcext:value-type="float">
            <text:p>80562</text:p>
          </table:table-cell>
          <table:table-cell table:formula="of:=VLOOKUP([.$B503];[$'Annexe 1'.$B$2:$'Annexe 1'.$C$1392];2;0)" office:value-type="string" office:string-value="Pont National aval — Seine" calcext:value-type="string">
            <text:p>Pont National aval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03];[$DonneesPrefPolice.$A$1:$DonneesPrefPolice.$C$1334];3;0)" office:value-type="date" office:date-value="2012-12-28" calcext:value-type="date">
            <text:p>28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734" calcext:value-type="float">
            <text:p>62734</text:p>
          </table:table-cell>
          <table:table-cell table:formula="of:=VLOOKUP([.$B504];[$'Annexe 1'.$B$2:$'Annexe 1'.$C$1392];2;0)" office:value-type="string" office:string-value="Porte d'Italie/périphérique" calcext:value-type="string">
            <text:p>Porte d'Italie/périphérique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504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9" calcext:value-type="float">
            <text:p>13089</text:p>
          </table:table-cell>
          <table:table-cell table:formula="of:=VLOOKUP([.$B505];[$'Annexe 1'.$B$2:$'Annexe 1'.$C$1392];2;0)" office:value-type="string" office:string-value="RG — Bédier Ilot Franc-Nohain" calcext:value-type="string">
            <text:p>RG — Bédier Ilot Franc-Nohain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10" calcext:value-type="float">
            <text:p>13110</text:p>
          </table:table-cell>
          <table:table-cell table:formula="of:=VLOOKUP([.$B506];[$'Annexe 1'.$B$2:$'Annexe 1'.$C$1392];2;0)" office:value-type="string" office:string-value="Rue Ada Lovelace" calcext:value-type="string">
            <text:p>Rue Ada Lovelac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9435" calcext:value-type="float">
            <text:p>29435</text:p>
          </table:table-cell>
          <table:table-cell table:formula="of:=VLOOKUP([.$B507];[$'Annexe 1'.$B$2:$'Annexe 1'.$C$1392];2;0)" office:value-type="string" office:string-value="Rue Albert, rue Jean Fautrier" calcext:value-type="string">
            <text:p>Rue Albert, rue Jean Fautrier</text:p>
          </table:table-cell>
          <table:table-cell office:value-type="string" calcext:value-type="string">
            <text:p>Rue Albert</text:p>
          </table:table-cell>
          <table:table-cell office:value-type="string" calcext:value-type="string">
            <text:p><text:s/>rue Jean Fautr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07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5" calcext:value-type="float">
            <text:p>13085</text:p>
          </table:table-cell>
          <table:table-cell table:formula="of:=VLOOKUP([.$B508];[$'Annexe 1'.$B$2:$'Annexe 1'.$C$1392];2;0)" office:value-type="string" office:string-value="Rue Bobillot, place Paul Verlaine, rue Vandrezanne" calcext:value-type="string">
            <text:p>Rue Bobillot, place Paul Verlaine, rue Vandrezanne</text:p>
          </table:table-cell>
          <table:table-cell office:value-type="string" calcext:value-type="string">
            <text:p>Rue Bobillot</text:p>
          </table:table-cell>
          <table:table-cell office:value-type="string" calcext:value-type="string">
            <text:p><text:s/>place Paul Verlaine</text:p>
          </table:table-cell>
          <table:table-cell office:value-type="string" calcext:value-type="string">
            <text:p><text:s/>rue Vandrezanne</text:p>
          </table:table-cell>
          <table:table-cell office:value-type="string" calcext:value-type="string">
            <text:p>croisement</text:p>
          </table:table-cell>
          <table:table-cell table:style-name="ce4" table:formula="of:=VLOOKUP([.B508];[$DonneesPrefPolice.$A$1:$DonneesPrefPolice.$C$1334];3;0)" office:value-type="date" office:date-value="2017-03-13" calcext:value-type="date">
            <text:p>13/03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1" calcext:value-type="float">
            <text:p>13081</text:p>
          </table:table-cell>
          <table:table-cell table:formula="of:=VLOOKUP([.$B509];[$'Annexe 1'.$B$2:$'Annexe 1'.$C$1392];2;0)" office:value-type="string" office:string-value="Rue Bourgon, rue du Moulin de la Pointe" calcext:value-type="string">
            <text:p>Rue Bourgon, rue du Moulin de la Pointe</text:p>
          </table:table-cell>
          <table:table-cell office:value-type="string" calcext:value-type="string">
            <text:p>Rue Bourgon</text:p>
          </table:table-cell>
          <table:table-cell office:value-type="string" calcext:value-type="string">
            <text:p><text:s/>rue du Moulin de la Poin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09];[$DonneesPrefPolice.$A$1:$DonneesPrefPolice.$C$1334];3;0)" office:value-type="date" office:date-value="2016-11-30" calcext:value-type="date">
            <text:p>30/11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5765" calcext:value-type="float">
            <text:p>25765</text:p>
          </table:table-cell>
          <table:table-cell table:formula="of:=VLOOKUP([.$B510];[$'Annexe 1'.$B$2:$'Annexe 1'.$C$1392];2;0)" office:value-type="string" office:string-value="Rue Cantagrel, rue Eugène Oudiné" calcext:value-type="string">
            <text:p>Rue Cantagrel, rue Eugène Oudiné</text:p>
          </table:table-cell>
          <table:table-cell office:value-type="string" calcext:value-type="string">
            <text:p>Rue Cantagrel</text:p>
          </table:table-cell>
          <table:table-cell office:value-type="string" calcext:value-type="string">
            <text:p><text:s/>rue Eugène Oudin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0];[$DonneesPrefPolice.$A$1:$DonneesPrefPolice.$C$1334];3;0)" office:value-type="date" office:date-value="2013-06-07" calcext:value-type="date">
            <text:p>07/06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8" calcext:value-type="float">
            <text:p>13108</text:p>
          </table:table-cell>
          <table:table-cell table:formula="of:=VLOOKUP([.$B511];[$'Annexe 1'.$B$2:$'Annexe 1'.$C$1392];2;0)" office:value-type="string" office:string-value="Rue Chevaleret, rue Alphonse Boudard, rue Charcot" calcext:value-type="string">
            <text:p>Rue Chevaleret, rue Alphonse Boudard, rue Charcot</text:p>
          </table:table-cell>
          <table:table-cell office:value-type="string" calcext:value-type="string">
            <text:p>Rue Chevaleret</text:p>
          </table:table-cell>
          <table:table-cell office:value-type="string" calcext:value-type="string">
            <text:p><text:s/>rue Alphonse Boudard</text:p>
          </table:table-cell>
          <table:table-cell office:value-type="string" calcext:value-type="string">
            <text:p><text:s/>rue Charcot</text:p>
          </table:table-cell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2224" calcext:value-type="float">
            <text:p>82224</text:p>
          </table:table-cell>
          <table:table-cell table:formula="of:=VLOOKUP([.$B512];[$'Annexe 1'.$B$2:$'Annexe 1'.$C$1392];2;0)" office:value-type="string" office:string-value="Rue de la Colonie, rue de la Fontaine à Mulard" calcext:value-type="string">
            <text:p>Rue de la Colonie, rue de la Fontaine à Mulard</text:p>
          </table:table-cell>
          <table:table-cell office:value-type="string" calcext:value-type="string">
            <text:p>Rue de la Colonie</text:p>
          </table:table-cell>
          <table:table-cell office:value-type="string" calcext:value-type="string">
            <text:p><text:s/>rue de la Fontaine à Mul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2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97058" calcext:value-type="float">
            <text:p>97058</text:p>
          </table:table-cell>
          <table:table-cell table:formula="of:=VLOOKUP([.$B513];[$'Annexe 1'.$B$2:$'Annexe 1'.$C$1392];2;0)" office:value-type="string" office:string-value="Rue de Tolbiac, rue Nationale" calcext:value-type="string">
            <text:p>Rue de Tolbiac, rue Nationale</text:p>
          </table:table-cell>
          <table:table-cell office:value-type="string" calcext:value-type="string">
            <text:p>Rue de Tolbiac</text:p>
          </table:table-cell>
          <table:table-cell office:value-type="string" calcext:value-type="string">
            <text:p><text:s/>rue Nationa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3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5476" calcext:value-type="float">
            <text:p>15476</text:p>
          </table:table-cell>
          <table:table-cell table:formula="of:=VLOOKUP([.$B514];[$'Annexe 1'.$B$2:$'Annexe 1'.$C$1392];2;0)" office:value-type="string" office:string-value="Rue de Tolbiac, rue du Chevaleret" calcext:value-type="string">
            <text:p>Rue de Tolbiac, rue du Chevaleret</text:p>
          </table:table-cell>
          <table:table-cell office:value-type="string" calcext:value-type="string">
            <text:p>Rue de Tolbiac</text:p>
          </table:table-cell>
          <table:table-cell office:value-type="string" calcext:value-type="string">
            <text:p><text:s/>rue du Chevaler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4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2569" calcext:value-type="float">
            <text:p>12569</text:p>
          </table:table-cell>
          <table:table-cell table:formula="of:=VLOOKUP([.$B515];[$'Annexe 1'.$B$2:$'Annexe 1'.$C$1392];2;0)" office:value-type="string" office:string-value="Rue des Frères d'Astier de la Vigerie, rue Simone Weil" calcext:value-type="string">
            <text:p>Rue des Frères d'Astier de la Vigerie, rue Simone Weil</text:p>
          </table:table-cell>
          <table:table-cell office:value-type="string" calcext:value-type="string">
            <text:p>Rue des Frères d'Astier de la Vigerie</text:p>
          </table:table-cell>
          <table:table-cell office:value-type="string" calcext:value-type="string">
            <text:p><text:s/>rue Simone We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5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3092" calcext:value-type="float">
            <text:p>83092</text:p>
          </table:table-cell>
          <table:table-cell table:formula="of:=VLOOKUP([.$B516];[$'Annexe 1'.$B$2:$'Annexe 1'.$C$1392];2;0)" office:value-type="string" office:string-value="Rue des Grands Moulins, rue Marie Andrée Lagroua Weil Hallé" calcext:value-type="string">
            <text:p>Rue des Grands Moulins, rue Marie Andrée Lagroua Weil Hallé</text:p>
          </table:table-cell>
          <table:table-cell office:value-type="string" calcext:value-type="string">
            <text:p>Rue des Grands Moulins</text:p>
          </table:table-cell>
          <table:table-cell office:value-type="string" calcext:value-type="string">
            <text:p><text:s/>rue Marie Andrée Lagroua Weil Hall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6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5868" calcext:value-type="float">
            <text:p>15868</text:p>
          </table:table-cell>
          <table:table-cell table:formula="of:=VLOOKUP([.$B517];[$'Annexe 1'.$B$2:$'Annexe 1'.$C$1392];2;0)" office:value-type="string" office:string-value="Rue des Peupliers, rue du docteur Tuffier" calcext:value-type="string">
            <text:p>Rue des Peupliers, rue du docteur Tuffier</text:p>
          </table:table-cell>
          <table:table-cell office:value-type="string" calcext:value-type="string">
            <text:p>Rue des Peupliers</text:p>
          </table:table-cell>
          <table:table-cell office:value-type="string" calcext:value-type="string">
            <text:p><text:s/>rue du docteur Tuff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7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7197" calcext:value-type="float">
            <text:p>17197</text:p>
          </table:table-cell>
          <table:table-cell table:formula="of:=VLOOKUP([.$B518];[$'Annexe 1'.$B$2:$'Annexe 1'.$C$1392];2;0)" office:value-type="string" office:string-value="Rue Docteur Magnan, rue Charles Moureu" calcext:value-type="string">
            <text:p>Rue Docteur Magnan, rue Charles Moureu</text:p>
          </table:table-cell>
          <table:table-cell office:value-type="string" calcext:value-type="string">
            <text:p>Rue Docteur Magnan</text:p>
          </table:table-cell>
          <table:table-cell office:value-type="string" calcext:value-type="string">
            <text:p><text:s/>rue Charles Moure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8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5" calcext:value-type="float">
            <text:p>13075</text:p>
          </table:table-cell>
          <table:table-cell table:formula="of:=VLOOKUP([.$B519];[$'Annexe 1'.$B$2:$'Annexe 1'.$C$1392];2;0)" office:value-type="string" office:string-value="Rue du Château des Rentiers, rue Ricaut" calcext:value-type="string">
            <text:p>Rue du Château des Rentiers, rue Ricaut</text:p>
          </table:table-cell>
          <table:table-cell office:value-type="string" calcext:value-type="string">
            <text:p>Rue du Château des Rentiers</text:p>
          </table:table-cell>
          <table:table-cell office:value-type="string" calcext:value-type="string">
            <text:p><text:s/>rue Ricau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19];[$DonneesPrefPolice.$A$1:$DonneesPrefPolice.$C$1334];3;0)" office:value-type="date" office:date-value="2016-08-01" calcext:value-type="date">
            <text:p>01/08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8332" calcext:value-type="float">
            <text:p>18332</text:p>
          </table:table-cell>
          <table:table-cell table:formula="of:=VLOOKUP([.$B520];[$'Annexe 1'.$B$2:$'Annexe 1'.$C$1392];2;0)" office:value-type="string" office:string-value="Rue du Chevaleret, rue Clisson" calcext:value-type="string">
            <text:p>Rue du Chevaleret, rue Clisson</text:p>
          </table:table-cell>
          <table:table-cell office:value-type="string" calcext:value-type="string">
            <text:p>Rue du Chevaleret</text:p>
          </table:table-cell>
          <table:table-cell office:value-type="string" calcext:value-type="string">
            <text:p><text:s/>rue Cliss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20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967" calcext:value-type="float">
            <text:p>13967</text:p>
          </table:table-cell>
          <table:table-cell table:formula="of:=VLOOKUP([.$B521];[$'Annexe 1'.$B$2:$'Annexe 1'.$C$1392];2;0)" office:value-type="string" office:string-value="Rue du Colonel Dominé (Côté porte d'Italie)" calcext:value-type="string">
            <text:p>Rue du Colonel Dominé (Côté porte d'Italie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21];[$DonneesPrefPolice.$A$1:$DonneesPrefPolice.$C$1334];3;0)" office:value-type="date" office:date-value="2013-01-11" calcext:value-type="date">
            <text:p>11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7653" calcext:value-type="float">
            <text:p>47653</text:p>
          </table:table-cell>
          <table:table-cell table:formula="of:=VLOOKUP([.$B522];[$'Annexe 1'.$B$2:$'Annexe 1'.$C$1392];2;0)" office:value-type="string" office:string-value="Rue du Dessous des Berges, rue Eugène Oudiné, rue de Patay" calcext:value-type="string">
            <text:p>Rue du Dessous des Berges, rue Eugène Oudiné, rue de Patay</text:p>
          </table:table-cell>
          <table:table-cell office:value-type="string" calcext:value-type="string">
            <text:p>Rue du Dessous des Berges</text:p>
          </table:table-cell>
          <table:table-cell office:value-type="string" calcext:value-type="string">
            <text:p><text:s/>rue Eugène Oudiné</text:p>
          </table:table-cell>
          <table:table-cell office:value-type="string" calcext:value-type="string">
            <text:p><text:s/>rue de Patay</text:p>
          </table:table-cell>
          <table:table-cell office:value-type="string" calcext:value-type="string">
            <text:p>croisement</text:p>
          </table:table-cell>
          <table:table-cell table:style-name="ce4" table:formula="of:=VLOOKUP([.B522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7" calcext:value-type="float">
            <text:p>13087</text:p>
          </table:table-cell>
          <table:table-cell table:formula="of:=VLOOKUP([.$B523];[$'Annexe 1'.$B$2:$'Annexe 1'.$C$1392];2;0)" office:value-type="string" office:string-value="Rue Jean-Baptiste Berlier, allée Paris-Ivry" calcext:value-type="string">
            <text:p>Rue Jean-Baptiste Berlier, allée Paris-Ivry</text:p>
          </table:table-cell>
          <table:table-cell office:value-type="string" calcext:value-type="string">
            <text:p>Rue Jean-Baptiste Berlier</text:p>
          </table:table-cell>
          <table:table-cell office:value-type="string" calcext:value-type="string">
            <text:p><text:s/>allée Paris-Ivry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7824" calcext:value-type="float">
            <text:p>47824</text:p>
          </table:table-cell>
          <table:table-cell table:formula="of:=VLOOKUP([.$B524];[$'Annexe 1'.$B$2:$'Annexe 1'.$C$1392];2;0)" office:value-type="string" office:string-value="Rue Jeanne d'Arc, rue de Domrémy, rue de Patay" calcext:value-type="string">
            <text:p>Rue Jeanne d'Arc, rue de Domrémy, rue de Patay</text:p>
          </table:table-cell>
          <table:table-cell office:value-type="string" calcext:value-type="string">
            <text:p>Rue Jeanne d'Arc</text:p>
          </table:table-cell>
          <table:table-cell office:value-type="string" calcext:value-type="string">
            <text:p><text:s/>rue de Domrémy</text:p>
          </table:table-cell>
          <table:table-cell office:value-type="string" calcext:value-type="string">
            <text:p><text:s/>rue de Patay</text:p>
          </table:table-cell>
          <table:table-cell office:value-type="string" calcext:value-type="string">
            <text:p>croisement</text:p>
          </table:table-cell>
          <table:table-cell table:style-name="ce4" table:formula="of:=VLOOKUP([.B524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014" calcext:value-type="float">
            <text:p>67014</text:p>
          </table:table-cell>
          <table:table-cell table:formula="of:=VLOOKUP([.$B525];[$'Annexe 1'.$B$2:$'Annexe 1'.$C$1392];2;0)" office:value-type="string" office:string-value="Rue Jeanne d'Arc, boulevard Saint-Marcel" calcext:value-type="string">
            <text:p>Rue Jeanne d'Arc, boulevard Saint-Marcel</text:p>
          </table:table-cell>
          <table:table-cell office:value-type="string" calcext:value-type="string">
            <text:p>Rue Jeanne d'Arc</text:p>
          </table:table-cell>
          <table:table-cell office:value-type="string" calcext:value-type="string">
            <text:p><text:s/>boulevard Saint-Marcel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525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3" calcext:value-type="float">
            <text:p>13103</text:p>
          </table:table-cell>
          <table:table-cell table:formula="of:=VLOOKUP([.$B526];[$'Annexe 1'.$B$2:$'Annexe 1'.$C$1392];2;0)" office:value-type="string" office:string-value="Rue Louise Bourgeois, rue Julie Daubie" calcext:value-type="string">
            <text:p>Rue Louise Bourgeois, rue Julie Daubie</text:p>
          </table:table-cell>
          <table:table-cell office:value-type="string" calcext:value-type="string">
            <text:p>Rue Louise Bourgeois</text:p>
          </table:table-cell>
          <table:table-cell office:value-type="string" calcext:value-type="string">
            <text:p><text:s/>rue Julie Daubie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6" calcext:value-type="float">
            <text:p>13076</text:p>
          </table:table-cell>
          <table:table-cell table:formula="of:=VLOOKUP([.$B527];[$'Annexe 1'.$B$2:$'Annexe 1'.$C$1392];2;0)" office:value-type="string" office:string-value="Rue Patay, rue de Tolbiac" calcext:value-type="string">
            <text:p>Rue Patay, rue de Tolbiac</text:p>
          </table:table-cell>
          <table:table-cell office:value-type="string" calcext:value-type="string">
            <text:p>Rue Patay</text:p>
          </table:table-cell>
          <table:table-cell office:value-type="string" calcext:value-type="string">
            <text:p><text:s/>rue de Tolbia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27];[$DonneesPrefPolice.$A$1:$DonneesPrefPolice.$C$1334];3;0)" office:value-type="date" office:date-value="2016-09-22" calcext:value-type="date">
            <text:p>22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8637" calcext:value-type="float">
            <text:p>28637</text:p>
          </table:table-cell>
          <table:table-cell table:formula="of:=VLOOKUP([.$B528];[$'Annexe 1'.$B$2:$'Annexe 1'.$C$1392];2;0)" office:value-type="string" office:string-value="Rue Péan, boulevard Masséna" calcext:value-type="string">
            <text:p>Rue Péan, boulevard Masséna</text:p>
          </table:table-cell>
          <table:table-cell office:value-type="string" calcext:value-type="string">
            <text:p>Rue Péan</text:p>
          </table:table-cell>
          <table:table-cell office:value-type="string" calcext:value-type="string">
            <text:p><text:s/>boulevard Massén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28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1821" calcext:value-type="float">
            <text:p>71821</text:p>
          </table:table-cell>
          <table:table-cell table:formula="of:=VLOOKUP([.$B529];[$'Annexe 1'.$B$2:$'Annexe 1'.$C$1392];2;0)" office:value-type="string" office:string-value="Rue Regnault, rue du Château des Rentiers" calcext:value-type="string">
            <text:p>Rue Regnault, rue du Château des Rentiers</text:p>
          </table:table-cell>
          <table:table-cell office:value-type="string" calcext:value-type="string">
            <text:p>Rue Regnault</text:p>
          </table:table-cell>
          <table:table-cell office:value-type="string" calcext:value-type="string">
            <text:p><text:s/>rue du Château des Rent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29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6911" calcext:value-type="float">
            <text:p>46911</text:p>
          </table:table-cell>
          <table:table-cell table:formula="of:=VLOOKUP([.$B530];[$'Annexe 1'.$B$2:$'Annexe 1'.$C$1392];2;0)" office:value-type="string" office:string-value="Rue Sainte-Hélène, rue de la poterne des Peupliers" calcext:value-type="string">
            <text:p>Rue Sainte-Hélène, rue de la poterne des Peupliers</text:p>
          </table:table-cell>
          <table:table-cell office:value-type="string" calcext:value-type="string">
            <text:p>Rue Sainte-Hélène</text:p>
          </table:table-cell>
          <table:table-cell office:value-type="string" calcext:value-type="string">
            <text:p><text:s/>rue de la poterne des Peup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0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390" calcext:value-type="float">
            <text:p>67390</text:p>
          </table:table-cell>
          <table:table-cell table:formula="of:=VLOOKUP([.$B531];[$'Annexe 1'.$B$2:$'Annexe 1'.$C$1392];2;0)" office:value-type="string" office:string-value="Vis-à-vis du 90, rue de Tolbiac" calcext:value-type="string">
            <text:p>Vis-à-vis du 90, rue de Tolbiac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531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91" calcext:value-type="float">
            <text:p>13091</text:p>
          </table:table-cell>
          <table:table-cell table:formula="of:=VLOOKUP([.$B532];[$'Annexe 1'.$B$2:$'Annexe 1'.$C$1392];2;0)" office:value-type="string" office:string-value="ZAC Paul Bourget — arrière de la rue Bourget" calcext:value-type="string">
            <text:p>ZAC Paul Bourget — arrière de la rue Bourge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8" calcext:value-type="float">
            <text:p>13088</text:p>
          </table:table-cell>
          <table:table-cell table:formula="of:=VLOOKUP([.$B533];[$'Annexe 1'.$B$2:$'Annexe 1'.$C$1392];2;0)" office:value-type="string" office:string-value="ZAC RG — Halle Freyssinet « douve » arrière créée" calcext:value-type="string">
            <text:p>ZAC RG — Halle Freyssinet « douve » arrière créé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33];[$DonneesPrefPolice.$A$1:$DonneesPrefPolice.$C$1334];3;0)" office:value-type="date" office:date-value="2017-05-23" calcext:value-type="date">
            <text:p>23/05/17</text:p>
          </table:table-cell>
          <table:table-cell table:number-columns-repeated="1015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90" calcext:value-type="float">
            <text:p>13090</text:p>
          </table:table-cell>
          <table:table-cell table:formula="of:=VLOOKUP([.$B534];[$'Annexe 1'.$B$2:$'Annexe 1'.$C$1392];2;0)" office:value-type="string" office:string-value="ZAC RG — Oudiné-Chevaleret" calcext:value-type="string">
            <text:p>ZAC RG — Oudiné-Chevalere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5264" calcext:value-type="float">
            <text:p>75264</text:p>
          </table:table-cell>
          <table:table-cell table:formula="of:=VLOOKUP([.$B535];[$'Annexe 1'.$B$2:$'Annexe 1'.$C$1392];2;0)" office:value-type="string" office:string-value="10, boulevard Brune" calcext:value-type="string">
            <text:p>10, boulevard Brun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535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61992" calcext:value-type="float">
            <text:p>61992</text:p>
          </table:table-cell>
          <table:table-cell table:formula="of:=VLOOKUP([.$B536];[$'Annexe 1'.$B$2:$'Annexe 1'.$C$1392];2;0)" office:value-type="string" office:string-value="Avenue Adolphe Pinard, avenue de la Porte de Châtillon" calcext:value-type="string">
            <text:p>Avenue Adolphe Pinard, avenue de la Porte de Châtillon</text:p>
          </table:table-cell>
          <table:table-cell office:value-type="string" calcext:value-type="string">
            <text:p>Avenue Adolphe Pinard</text:p>
          </table:table-cell>
          <table:table-cell office:value-type="string" calcext:value-type="string">
            <text:p><text:s/>avenue de la Porte de Châtill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6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1203" calcext:value-type="float">
            <text:p>41203</text:p>
          </table:table-cell>
          <table:table-cell table:formula="of:=VLOOKUP([.$B537];[$'Annexe 1'.$B$2:$'Annexe 1'.$C$1392];2;0)" office:value-type="string" office:string-value="Avenue de la Porte d'Orléans, boulevard Romain Rolland" calcext:value-type="string">
            <text:p>Avenue de la Porte d'Orléans, boulevard Romain Rolland</text:p>
          </table:table-cell>
          <table:table-cell office:value-type="string" calcext:value-type="string">
            <text:p>Avenue de la Porte d'Orléans</text:p>
          </table:table-cell>
          <table:table-cell office:value-type="string" calcext:value-type="string">
            <text:p><text:s/>boulevard Romain Rollan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7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1743" calcext:value-type="float">
            <text:p>51743</text:p>
          </table:table-cell>
          <table:table-cell table:formula="of:=VLOOKUP([.$B538];[$'Annexe 1'.$B$2:$'Annexe 1'.$C$1392];2;0)" office:value-type="string" office:string-value="Avenue de la Porte d'Orléans, place du 25 août 1944" calcext:value-type="string">
            <text:p>Avenue de la Porte d'Orléans, place du 25 août 1944</text:p>
          </table:table-cell>
          <table:table-cell office:value-type="string" calcext:value-type="string">
            <text:p>Avenue de la Porte d'Orléans</text:p>
          </table:table-cell>
          <table:table-cell office:value-type="string" calcext:value-type="string">
            <text:p><text:s/>place du 25 août 1944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8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0155" calcext:value-type="float">
            <text:p>10155</text:p>
          </table:table-cell>
          <table:table-cell table:formula="of:=VLOOKUP([.$B539];[$'Annexe 1'.$B$2:$'Annexe 1'.$C$1392];2;0)" office:value-type="string" office:string-value="Avenue Ernest Reyer, rue Edmond Rousse" calcext:value-type="string">
            <text:p>Avenue Ernest Reyer, rue Edmond Rousse</text:p>
          </table:table-cell>
          <table:table-cell office:value-type="string" calcext:value-type="string">
            <text:p>Avenue Ernest Reyer</text:p>
          </table:table-cell>
          <table:table-cell office:value-type="string" calcext:value-type="string">
            <text:p><text:s/>rue Edmond Rous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39];[$DonneesPrefPolice.$A$1:$DonneesPrefPolice.$C$1334];3;0)" office:value-type="date" office:date-value="2012-12-28" calcext:value-type="date">
            <text:p>28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3654" calcext:value-type="float">
            <text:p>13654</text:p>
          </table:table-cell>
          <table:table-cell table:formula="of:=VLOOKUP([.$B540];[$'Annexe 1'.$B$2:$'Annexe 1'.$C$1392];2;0)" office:value-type="string" office:string-value="Avenue Jean Moulin, rue Auguste Cain" calcext:value-type="string">
            <text:p>Avenue Jean Moulin, rue Auguste Cain</text:p>
          </table:table-cell>
          <table:table-cell office:value-type="string" calcext:value-type="string">
            <text:p>Avenue Jean Moulin</text:p>
          </table:table-cell>
          <table:table-cell office:value-type="string" calcext:value-type="string">
            <text:p><text:s/>rue Auguste Ca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0];[$DonneesPrefPolice.$A$1:$DonneesPrefPolice.$C$1334];3;0)" office:value-type="date" office:date-value="2012-10-05" calcext:value-type="date">
            <text:p>05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3923" calcext:value-type="float">
            <text:p>73923</text:p>
          </table:table-cell>
          <table:table-cell table:formula="of:=VLOOKUP([.$B541];[$'Annexe 1'.$B$2:$'Annexe 1'.$C$1392];2;0)" office:value-type="string" office:string-value="Avenue Jean Moulin, boulevard Brune" calcext:value-type="string">
            <text:p>Avenue Jean Moulin, boulevard Brune</text:p>
          </table:table-cell>
          <table:table-cell office:value-type="string" calcext:value-type="string">
            <text:p>Avenue Jean Moulin</text:p>
          </table:table-cell>
          <table:table-cell office:value-type="string" calcext:value-type="string">
            <text:p><text:s/>boulevard Bru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1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7797" calcext:value-type="float">
            <text:p>77797</text:p>
          </table:table-cell>
          <table:table-cell table:formula="of:=VLOOKUP([.$B542];[$'Annexe 1'.$B$2:$'Annexe 1'.$C$1392];2;0)" office:value-type="string" office:string-value="Avenue Marc Sangnier, rue Wilfrid Laurier" calcext:value-type="string">
            <text:p>Avenue Marc Sangnier, rue Wilfrid Laurier</text:p>
          </table:table-cell>
          <table:table-cell office:value-type="string" calcext:value-type="string">
            <text:p>Avenue Marc Sangnier</text:p>
          </table:table-cell>
          <table:table-cell office:value-type="string" calcext:value-type="string">
            <text:p><text:s/>rue Wilfrid Laur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2];[$DonneesPrefPolice.$A$1:$DonneesPrefPolice.$C$1334];3;0)" office:value-type="date" office:date-value="2012-10-26" calcext:value-type="date">
            <text:p>26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6510" calcext:value-type="float">
            <text:p>56510</text:p>
          </table:table-cell>
          <table:table-cell table:formula="of:=VLOOKUP([.$B543];[$'Annexe 1'.$B$2:$'Annexe 1'.$C$1392];2;0)" office:value-type="string" office:string-value="Avenue Maurice d'Ocagne, avenue Georges Lafenestre" calcext:value-type="string">
            <text:p>Avenue Maurice d'Ocagne, avenue Georges Lafenestre</text:p>
          </table:table-cell>
          <table:table-cell office:value-type="string" calcext:value-type="string">
            <text:p>Avenue Maurice d'Ocagne</text:p>
          </table:table-cell>
          <table:table-cell office:value-type="string" calcext:value-type="string">
            <text:p><text:s/>avenue Georges Lafenes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3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7" calcext:value-type="float">
            <text:p>14067</text:p>
          </table:table-cell>
          <table:table-cell table:formula="of:=VLOOKUP([.$B544];[$'Annexe 1'.$B$2:$'Annexe 1'.$C$1392];2;0)" office:value-type="string" office:string-value="Avenue Reille, rue René Coty" calcext:value-type="string">
            <text:p>Avenue Reille, rue René Coty</text:p>
          </table:table-cell>
          <table:table-cell office:value-type="string" calcext:value-type="string">
            <text:p>Avenue Reille</text:p>
          </table:table-cell>
          <table:table-cell office:value-type="string" calcext:value-type="string">
            <text:p><text:s/>rue René Cot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4];[$DonneesPrefPolice.$A$1:$DonneesPrefPolice.$C$1334];3;0)" office:value-type="date" office:date-value="2016-12-01" calcext:value-type="date">
            <text:p>01/12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8" calcext:value-type="float">
            <text:p>14068</text:p>
          </table:table-cell>
          <table:table-cell table:formula="of:=VLOOKUP([.$B545];[$'Annexe 1'.$B$2:$'Annexe 1'.$C$1392];2;0)" office:value-type="string" office:string-value="Avenue Reille, rue Gazan et rue Lemaignan" calcext:value-type="string">
            <text:p>Avenue Reille, rue Gazan et rue Lemaignan</text:p>
          </table:table-cell>
          <table:table-cell office:value-type="string" calcext:value-type="string">
            <text:p>Avenue Reille</text:p>
          </table:table-cell>
          <table:table-cell office:value-type="string" calcext:value-type="string">
            <text:p><text:s/>rue Gazan et rue Lemaigna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5];[$DonneesPrefPolice.$A$1:$DonneesPrefPolice.$C$1334];3;0)" office:value-type="date" office:date-value="2016-09-08" calcext:value-type="date">
            <text:p>08/09/16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3339" calcext:value-type="float">
            <text:p>43339</text:p>
          </table:table-cell>
          <table:table-cell table:formula="of:=VLOOKUP([.$B546];[$'Annexe 1'.$B$2:$'Annexe 1'.$C$1392];2;0)" office:value-type="string" office:string-value="Boulevard Arago, rue du Faubourg Saint-Jacques" calcext:value-type="string">
            <text:p>Boulevard Arago, rue du Faubourg Saint-Jacques</text:p>
          </table:table-cell>
          <table:table-cell office:value-type="string" calcext:value-type="string">
            <text:p>Boulevard Arago</text:p>
          </table:table-cell>
          <table:table-cell office:value-type="string" calcext:value-type="string">
            <text:p><text:s/>rue du Faubourg Saint-Jacqu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6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9250" calcext:value-type="float">
            <text:p>39250</text:p>
          </table:table-cell>
          <table:table-cell table:formula="of:=VLOOKUP([.$B547];[$'Annexe 1'.$B$2:$'Annexe 1'.$C$1392];2;0)" office:value-type="string" office:string-value="Boulevard Auguste Blanqui, rue de la Santé" calcext:value-type="string">
            <text:p>Boulevard Auguste Blanqui, rue de la Santé</text:p>
          </table:table-cell>
          <table:table-cell office:value-type="string" calcext:value-type="string">
            <text:p>Boulevard Auguste Blanqui</text:p>
          </table:table-cell>
          <table:table-cell office:value-type="string" calcext:value-type="string">
            <text:p><text:s/>rue de la Sant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7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104" calcext:value-type="float">
            <text:p>81104</text:p>
          </table:table-cell>
          <table:table-cell table:formula="of:=VLOOKUP([.$B548];[$'Annexe 1'.$B$2:$'Annexe 1'.$C$1392];2;0)" office:value-type="string" office:string-value="Boulevard Brune, avenue de la Porte de Vanves" calcext:value-type="string">
            <text:p>Boulevard Brune, avenue de la Porte de Vanves</text:p>
          </table:table-cell>
          <table:table-cell office:value-type="string" calcext:value-type="string">
            <text:p>Boulevard Brune</text:p>
          </table:table-cell>
          <table:table-cell office:value-type="string" calcext:value-type="string">
            <text:p><text:s/>avenue de la Porte de Vanv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8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1184" calcext:value-type="float">
            <text:p>71184</text:p>
          </table:table-cell>
          <table:table-cell table:formula="of:=VLOOKUP([.$B549];[$'Annexe 1'.$B$2:$'Annexe 1'.$C$1392];2;0)" office:value-type="string" office:string-value="Boulevard de Port Royal, avenue de l'Observatoire" calcext:value-type="string">
            <text:p>Boulevard de Port Royal, avenue de l'Observatoire</text:p>
          </table:table-cell>
          <table:table-cell office:value-type="string" calcext:value-type="string">
            <text:p>Boulevard de Port Royal</text:p>
          </table:table-cell>
          <table:table-cell office:value-type="string" calcext:value-type="string">
            <text:p><text:s/>avenue de l'Observato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49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6283" calcext:value-type="float">
            <text:p>86283</text:p>
          </table:table-cell>
          <table:table-cell table:formula="of:=VLOOKUP([.$B550];[$'Annexe 1'.$B$2:$'Annexe 1'.$C$1392];2;0)" office:value-type="string" office:string-value="Boulevard Edgard Quinet, boulevard Raspail" calcext:value-type="string">
            <text:p>Boulevard Edgard Quinet, boulevard Raspail</text:p>
          </table:table-cell>
          <table:table-cell office:value-type="string" calcext:value-type="string">
            <text:p>Boulevard Edgard Quinet</text:p>
          </table:table-cell>
          <table:table-cell office:value-type="string" calcext:value-type="string">
            <text:p><text:s/>boulevard Raspa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0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7328" calcext:value-type="float">
            <text:p>97328</text:p>
          </table:table-cell>
          <table:table-cell table:formula="of:=VLOOKUP([.$B551];[$'Annexe 1'.$B$2:$'Annexe 1'.$C$1392];2;0)" office:value-type="string" office:string-value="Boulevard Jourdan, rue Emile Deutsch de la Meurthe" calcext:value-type="string">
            <text:p>Boulevard Jourdan, rue Emile Deutsch de la Meurthe</text:p>
          </table:table-cell>
          <table:table-cell office:value-type="string" calcext:value-type="string">
            <text:p>Boulevard Jourdan</text:p>
          </table:table-cell>
          <table:table-cell office:value-type="string" calcext:value-type="string">
            <text:p><text:s/>rue Emile Deutsch de la Meurth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1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4351" calcext:value-type="float">
            <text:p>44351</text:p>
          </table:table-cell>
          <table:table-cell table:formula="of:=VLOOKUP([.$B552];[$'Annexe 1'.$B$2:$'Annexe 1'.$C$1392];2;0)" office:value-type="string" office:string-value="Boulevard Jourdan — RER" calcext:value-type="string">
            <text:p>Boulevard Jourdan — RER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552];[$DonneesPrefPolice.$A$1:$DonneesPrefPolice.$C$1334];3;0)" office:value-type="date" office:date-value="2013-05-17" calcext:value-type="date">
            <text:p>17/05/13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3583" calcext:value-type="float">
            <text:p>13583</text:p>
          </table:table-cell>
          <table:table-cell table:formula="of:=VLOOKUP([.$B553];[$'Annexe 1'.$B$2:$'Annexe 1'.$C$1392];2;0)" office:value-type="string" office:string-value="Boulevard Raspail, rue Huyghens" calcext:value-type="string">
            <text:p>Boulevard Raspail, rue Huyghens</text:p>
          </table:table-cell>
          <table:table-cell office:value-type="string" calcext:value-type="string">
            <text:p>Boulevard Raspail</text:p>
          </table:table-cell>
          <table:table-cell office:value-type="string" calcext:value-type="string">
            <text:p><text:s/>rue Huyghe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3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962" calcext:value-type="float">
            <text:p>81962</text:p>
          </table:table-cell>
          <table:table-cell table:formula="of:=VLOOKUP([.$B554];[$'Annexe 1'.$B$2:$'Annexe 1'.$C$1392];2;0)" office:value-type="string" office:string-value="Jonction boulevard Brune, boulevard Jourdan" calcext:value-type="string">
            <text:p>Jonction boulevard Brune, boulevard Jourdan</text:p>
          </table:table-cell>
          <table:table-cell office:value-type="string" calcext:value-type="string">
            <text:p>Jonction boulevard Brune</text:p>
          </table:table-cell>
          <table:table-cell office:value-type="string" calcext:value-type="string">
            <text:p><text:s/>boulevard Jourda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4];[$DonneesPrefPolice.$A$1:$DonneesPrefPolice.$C$1334];3;0)" office:value-type="date" office:date-value="2014-12-19" calcext:value-type="date">
            <text:p>19/12/14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5349" calcext:value-type="float">
            <text:p>15349</text:p>
          </table:table-cell>
          <table:table-cell table:formula="of:=VLOOKUP([.$B555];[$'Annexe 1'.$B$2:$'Annexe 1'.$C$1392];2;0)" office:value-type="string" office:string-value="Place de la Porte de Vanves" calcext:value-type="string">
            <text:p>Place de la Porte de Vanve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555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9474" calcext:value-type="float">
            <text:p>79474</text:p>
          </table:table-cell>
          <table:table-cell table:formula="of:=VLOOKUP([.$B556];[$'Annexe 1'.$B$2:$'Annexe 1'.$C$1392];2;0)" office:value-type="string" office:string-value="Place de Moro Giafféri" calcext:value-type="string">
            <text:p>Place de Moro Giafféri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556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20037" calcext:value-type="float">
            <text:p>20037</text:p>
          </table:table-cell>
          <table:table-cell table:formula="of:=VLOOKUP([.$B557];[$'Annexe 1'.$B$2:$'Annexe 1'.$C$1392];2;0)" office:value-type="string" office:string-value="Place Denfert Rochereau, avenue du Général Leclerc" calcext:value-type="string">
            <text:p>Place Denfert Rochereau, avenue du Général Leclerc</text:p>
          </table:table-cell>
          <table:table-cell office:value-type="string" calcext:value-type="string">
            <text:p>Place Denfert Rochereau</text:p>
          </table:table-cell>
          <table:table-cell office:value-type="string" calcext:value-type="string">
            <text:p><text:s/>avenue du Général Lecler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7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6056" calcext:value-type="float">
            <text:p>16056</text:p>
          </table:table-cell>
          <table:table-cell table:formula="of:=VLOOKUP([.$B558];[$'Annexe 1'.$B$2:$'Annexe 1'.$C$1392];2;0)" office:value-type="string" office:string-value="Place Denfert-Rochereau, rue de Grancey" calcext:value-type="string">
            <text:p>Place Denfert-Rochereau, rue de Grancey</text:p>
          </table:table-cell>
          <table:table-cell office:value-type="string" calcext:value-type="string">
            <text:p>Place Denfert-Rochereau</text:p>
          </table:table-cell>
          <table:table-cell office:value-type="string" calcext:value-type="string">
            <text:p><text:s/>rue de Grance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8838" calcext:value-type="float">
            <text:p>18838</text:p>
          </table:table-cell>
          <table:table-cell table:formula="of:=VLOOKUP([.$B559];[$'Annexe 1'.$B$2:$'Annexe 1'.$C$1392];2;0)" office:value-type="string" office:string-value="Place Denfert-Rochereau, boulevard Saint-Jacques" calcext:value-type="string">
            <text:p>Place Denfert-Rochereau, boulevard Saint-Jacques</text:p>
          </table:table-cell>
          <table:table-cell office:value-type="string" calcext:value-type="string">
            <text:p>Place Denfert-Rochereau</text:p>
          </table:table-cell>
          <table:table-cell office:value-type="string" calcext:value-type="string">
            <text:p><text:s/>boulevard Saint-Jacqu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59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8506" calcext:value-type="float">
            <text:p>48506</text:p>
          </table:table-cell>
          <table:table-cell table:formula="of:=VLOOKUP([.$B560];[$'Annexe 1'.$B$2:$'Annexe 1'.$C$1392];2;0)" office:value-type="string" office:string-value="Place Fernand Mourlot — rue de la Gaîté, boulevard Edgard Quinet" calcext:value-type="string">
            <text:p>Place Fernand Mourlot — rue de la Gaîté, boulevard Edgard Quinet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560];[$DonneesPrefPolice.$A$1:$DonneesPrefPolice.$C$1334];3;0)" office:value-type="date" office:date-value="2015-06-19" calcext:value-type="date">
            <text:p>19/06/15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4322" calcext:value-type="float">
            <text:p>54322</text:p>
          </table:table-cell>
          <table:table-cell table:formula="of:=VLOOKUP([.$B561];[$'Annexe 1'.$B$2:$'Annexe 1'.$C$1392];2;0)" office:value-type="string" office:string-value="Place Perroy, avenue du Maine" calcext:value-type="string">
            <text:p>Place Perroy, avenue du Maine</text:p>
          </table:table-cell>
          <table:table-cell office:value-type="string" calcext:value-type="string">
            <text:p>Place Perroy</text:p>
          </table:table-cell>
          <table:table-cell office:value-type="string" calcext:value-type="string">
            <text:p><text:s/>avenue du Ma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1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762" calcext:value-type="float">
            <text:p>32762</text:p>
          </table:table-cell>
          <table:table-cell table:formula="of:=VLOOKUP([.$B562];[$'Annexe 1'.$B$2:$'Annexe 1'.$C$1392];2;0)" office:value-type="string" office:string-value="Place Victor et Hélène Basch" calcext:value-type="string">
            <text:p>Place Victor et Hélène Basch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562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0" calcext:value-type="float">
            <text:p>14070</text:p>
          </table:table-cell>
          <table:table-cell table:formula="of:=VLOOKUP([.$B563];[$'Annexe 1'.$B$2:$'Annexe 1'.$C$1392];2;0)" office:value-type="string" office:string-value="Promenade plantée Broussais — le long de la promenade" calcext:value-type="string">
            <text:p>Promenade plantée Broussais — le long de la promenad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1" calcext:value-type="float">
            <text:p>14071</text:p>
          </table:table-cell>
          <table:table-cell table:formula="of:=VLOOKUP([.$B564];[$'Annexe 1'.$B$2:$'Annexe 1'.$C$1392];2;0)" office:value-type="string" office:string-value="Promenade plantée Broussais — zone bâtiment E.H.P.A.D." calcext:value-type="string">
            <text:p>Promenade plantée Broussais — zone bâtiment E.H.P.A.D.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60857" calcext:value-type="float">
            <text:p>60857</text:p>
          </table:table-cell>
          <table:table-cell table:formula="of:=VLOOKUP([.$B565];[$'Annexe 1'.$B$2:$'Annexe 1'.$C$1392];2;0)" office:value-type="string" office:string-value="Rue Boulard, rue Daguerre" calcext:value-type="string">
            <text:p>Rue Boulard, rue Daguerre</text:p>
          </table:table-cell>
          <table:table-cell office:value-type="string" calcext:value-type="string">
            <text:p>Rue Boulard</text:p>
          </table:table-cell>
          <table:table-cell office:value-type="string" calcext:value-type="string">
            <text:p><text:s/>rue Daguer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3506" calcext:value-type="float">
            <text:p>33506</text:p>
          </table:table-cell>
          <table:table-cell table:formula="of:=VLOOKUP([.$B566];[$'Annexe 1'.$B$2:$'Annexe 1'.$C$1392];2;0)" office:value-type="string" office:string-value="Rue d'Alésia, rue de la Tombe Issoire" calcext:value-type="string">
            <text:p>Rue d'Alésia, rue de la Tombe Issoire</text:p>
          </table:table-cell>
          <table:table-cell office:value-type="string" calcext:value-type="string">
            <text:p>Rue d'Alésia</text:p>
          </table:table-cell>
          <table:table-cell office:value-type="string" calcext:value-type="string">
            <text:p><text:s/>rue de la Tombe Isso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6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0540" calcext:value-type="float">
            <text:p>70540</text:p>
          </table:table-cell>
          <table:table-cell table:formula="of:=VLOOKUP([.$B567];[$'Annexe 1'.$B$2:$'Annexe 1'.$C$1392];2;0)" office:value-type="string" office:string-value="Rue d'Alésia, villa d'Alésia" calcext:value-type="string">
            <text:p>Rue d'Alésia, villa d'Alésia</text:p>
          </table:table-cell>
          <table:table-cell office:value-type="string" calcext:value-type="string">
            <text:p>Rue d'Alésia</text:p>
          </table:table-cell>
          <table:table-cell office:value-type="string" calcext:value-type="string">
            <text:p><text:s/>villa d'Alési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7];[$DonneesPrefPolice.$A$1:$DonneesPrefPolice.$C$1334];3;0)" office:value-type="date" office:date-value="2012-11-02" calcext:value-type="date">
            <text:p>02/11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3358" calcext:value-type="float">
            <text:p>83358</text:p>
          </table:table-cell>
          <table:table-cell table:formula="of:=VLOOKUP([.$B568];[$'Annexe 1'.$B$2:$'Annexe 1'.$C$1392];2;0)" office:value-type="string" office:string-value="Rue d'Alésia, rue Didot" calcext:value-type="string">
            <text:p>Rue d'Alésia, rue Didot</text:p>
          </table:table-cell>
          <table:table-cell office:value-type="string" calcext:value-type="string">
            <text:p>Rue d'Alésia</text:p>
          </table:table-cell>
          <table:table-cell office:value-type="string" calcext:value-type="string">
            <text:p><text:s/>rue Did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8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8452" calcext:value-type="float">
            <text:p>18452</text:p>
          </table:table-cell>
          <table:table-cell table:formula="of:=VLOOKUP([.$B569];[$'Annexe 1'.$B$2:$'Annexe 1'.$C$1392];2;0)" office:value-type="string" office:string-value="Rue de l'Eure, rue Didot" calcext:value-type="string">
            <text:p>Rue de l'Eure, rue Didot</text:p>
          </table:table-cell>
          <table:table-cell office:value-type="string" calcext:value-type="string">
            <text:p>Rue de l'Eure</text:p>
          </table:table-cell>
          <table:table-cell office:value-type="string" calcext:value-type="string">
            <text:p><text:s/>rue Did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69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695" calcext:value-type="float">
            <text:p>32695</text:p>
          </table:table-cell>
          <table:table-cell table:formula="of:=VLOOKUP([.$B570];[$'Annexe 1'.$B$2:$'Annexe 1'.$C$1392];2;0)" office:value-type="string" office:string-value="Rue de la Légion Etrangère, boulevard Romain Rolland" calcext:value-type="string">
            <text:p>Rue de la Légion Etrangère, boulevard Romain Rolland</text:p>
          </table:table-cell>
          <table:table-cell office:value-type="string" calcext:value-type="string">
            <text:p>Rue de la Légion Etrangère</text:p>
          </table:table-cell>
          <table:table-cell office:value-type="string" calcext:value-type="string">
            <text:p><text:s/>boulevard Romain Rollan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0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3" calcext:value-type="float">
            <text:p>14063</text:p>
          </table:table-cell>
          <table:table-cell table:formula="of:=VLOOKUP([.$B571];[$'Annexe 1'.$B$2:$'Annexe 1'.$C$1392];2;0)" office:value-type="string" office:string-value="Rue de la Sablière, rue Hippolyte Maindron" calcext:value-type="string">
            <text:p>Rue de la Sablière, rue Hippolyte Maindron</text:p>
          </table:table-cell>
          <table:table-cell office:value-type="string" calcext:value-type="string">
            <text:p>Rue de la Sablière</text:p>
          </table:table-cell>
          <table:table-cell office:value-type="string" calcext:value-type="string">
            <text:p><text:s/>rue Hippolyte Maindr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1];[$DonneesPrefPolice.$A$1:$DonneesPrefPolice.$C$1334];3;0)" office:value-type="date" office:date-value="2017-04-07" calcext:value-type="date">
            <text:p>07/04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1453" calcext:value-type="float">
            <text:p>11453</text:p>
          </table:table-cell>
          <table:table-cell table:formula="of:=VLOOKUP([.$B572];[$'Annexe 1'.$B$2:$'Annexe 1'.$C$1392];2;0)" office:value-type="string" office:string-value="Rue des Plantes, rue Antoine Chantin" calcext:value-type="string">
            <text:p>Rue des Plantes, rue Antoine Chantin</text:p>
          </table:table-cell>
          <table:table-cell office:value-type="string" calcext:value-type="string">
            <text:p>Rue des Plantes</text:p>
          </table:table-cell>
          <table:table-cell office:value-type="string" calcext:value-type="string">
            <text:p><text:s/>rue Antoine Chan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2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251" calcext:value-type="float">
            <text:p>14251</text:p>
          </table:table-cell>
          <table:table-cell table:formula="of:=VLOOKUP([.$B573];[$'Annexe 1'.$B$2:$'Annexe 1'.$C$1392];2;0)" office:value-type="string" office:string-value="Rue du Cange, rue de Gergovie" calcext:value-type="string">
            <text:p>Rue du Cange, rue de Gergovie</text:p>
          </table:table-cell>
          <table:table-cell office:value-type="string" calcext:value-type="string">
            <text:p>Rue du Cange</text:p>
          </table:table-cell>
          <table:table-cell office:value-type="string" calcext:value-type="string">
            <text:p><text:s/>rue de Gergov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3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5950" calcext:value-type="float">
            <text:p>15950</text:p>
          </table:table-cell>
          <table:table-cell table:formula="of:=VLOOKUP([.$B574];[$'Annexe 1'.$B$2:$'Annexe 1'.$C$1392];2;0)" office:value-type="string" office:string-value="Rue du Moulin de la Vierge, rue Decrès" calcext:value-type="string">
            <text:p>Rue du Moulin de la Vierge, rue Decrès</text:p>
          </table:table-cell>
          <table:table-cell office:value-type="string" calcext:value-type="string">
            <text:p>Rue du Moulin de la Vierge</text:p>
          </table:table-cell>
          <table:table-cell office:value-type="string" calcext:value-type="string">
            <text:p><text:s/>rue Decrè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48" calcext:value-type="float">
            <text:p>14048</text:p>
          </table:table-cell>
          <table:table-cell table:formula="of:=VLOOKUP([.$B575];[$'Annexe 1'.$B$2:$'Annexe 1'.$C$1392];2;0)" office:value-type="string" office:string-value="Rue Guilleminot, rue Crocé Spinelli" calcext:value-type="string">
            <text:p>Rue Guilleminot, rue Crocé Spinelli</text:p>
          </table:table-cell>
          <table:table-cell office:value-type="string" calcext:value-type="string">
            <text:p>Rue Guilleminot</text:p>
          </table:table-cell>
          <table:table-cell office:value-type="string" calcext:value-type="string">
            <text:p><text:s/>rue Crocé Spinell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5];[$DonneesPrefPolice.$A$1:$DonneesPrefPolice.$C$1334];3;0)" office:value-type="date" office:date-value="2017-11-03" calcext:value-type="date">
            <text:p>03/11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2789" calcext:value-type="float">
            <text:p>42789</text:p>
          </table:table-cell>
          <table:table-cell table:formula="of:=VLOOKUP([.$B576];[$'Annexe 1'.$B$2:$'Annexe 1'.$C$1392];2;0)" office:value-type="string" office:string-value="Rue Jean Dolent, rue Messier" calcext:value-type="string">
            <text:p>Rue Jean Dolent, rue Messier</text:p>
          </table:table-cell>
          <table:table-cell office:value-type="string" calcext:value-type="string">
            <text:p>Rue Jean Dolent</text:p>
          </table:table-cell>
          <table:table-cell office:value-type="string" calcext:value-type="string">
            <text:p><text:s/>rue Mess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6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787" calcext:value-type="float">
            <text:p>81787</text:p>
          </table:table-cell>
          <table:table-cell table:formula="of:=VLOOKUP([.$B577];[$'Annexe 1'.$B$2:$'Annexe 1'.$C$1392];2;0)" office:value-type="string" office:string-value="Rue Messier, boulevard Arago" calcext:value-type="string">
            <text:p>Rue Messier, boulevard Arago</text:p>
          </table:table-cell>
          <table:table-cell office:value-type="string" calcext:value-type="string">
            <text:p>Rue Messier</text:p>
          </table:table-cell>
          <table:table-cell office:value-type="string" calcext:value-type="string">
            <text:p><text:s/>boulevard Arag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7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4" calcext:value-type="float">
            <text:p>14074</text:p>
          </table:table-cell>
          <table:table-cell table:formula="of:=VLOOKUP([.$B578];[$'Annexe 1'.$B$2:$'Annexe 1'.$C$1392];2;0)" office:value-type="string" office:string-value="Rue Pernety, rue de l'Ouest" calcext:value-type="string">
            <text:p>Rue Pernety, rue de l'Ouest</text:p>
          </table:table-cell>
          <table:table-cell office:value-type="string" calcext:value-type="string">
            <text:p>Rue Pernety</text:p>
          </table:table-cell>
          <table:table-cell office:value-type="string" calcext:value-type="string">
            <text:p><text:s/>rue de l'Oues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8];[$DonneesPrefPolice.$A$1:$DonneesPrefPolice.$C$1334];3;0)" office:value-type="date" office:date-value="2016-09-09" calcext:value-type="date">
            <text:p>09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602" calcext:value-type="float">
            <text:p>14602</text:p>
          </table:table-cell>
          <table:table-cell table:formula="of:=VLOOKUP([.$B579];[$'Annexe 1'.$B$2:$'Annexe 1'.$C$1392];2;0)" office:value-type="string" office:string-value="Rue Raymond Losserand, rue Pierre Larousse" calcext:value-type="string">
            <text:p>Rue Raymond Losserand, rue Pierre Larousse</text:p>
          </table:table-cell>
          <table:table-cell office:value-type="string" calcext:value-type="string">
            <text:p>Rue Raymond Losserand</text:p>
          </table:table-cell>
          <table:table-cell office:value-type="string" calcext:value-type="string">
            <text:p><text:s/>rue Pierre Larous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79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9511" calcext:value-type="float">
            <text:p>89511</text:p>
          </table:table-cell>
          <table:table-cell table:formula="of:=VLOOKUP([.$B580];[$'Annexe 1'.$B$2:$'Annexe 1'.$C$1392];2;0)" office:value-type="string" office:string-value="Rue Raymond Losserand, rue d'Alésia" calcext:value-type="string">
            <text:p>Rue Raymond Losserand, rue d'Alésia</text:p>
          </table:table-cell>
          <table:table-cell office:value-type="string" calcext:value-type="string">
            <text:p>Rue Raymond Losserand</text:p>
          </table:table-cell>
          <table:table-cell office:value-type="string" calcext:value-type="string">
            <text:p><text:s/>rue d'Alési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0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4232" calcext:value-type="float">
            <text:p>94232</text:p>
          </table:table-cell>
          <table:table-cell table:formula="of:=VLOOKUP([.$B581];[$'Annexe 1'.$B$2:$'Annexe 1'.$C$1392];2;0)" office:value-type="string" office:string-value="Rue Raymond Losserand, rue Pernety" calcext:value-type="string">
            <text:p>Rue Raymond Losserand, rue Pernety</text:p>
          </table:table-cell>
          <table:table-cell office:value-type="string" calcext:value-type="string">
            <text:p>Rue Raymond Losserand</text:p>
          </table:table-cell>
          <table:table-cell office:value-type="string" calcext:value-type="string">
            <text:p><text:s/>rue Pernet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1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303" calcext:value-type="float">
            <text:p>32303</text:p>
          </table:table-cell>
          <table:table-cell table:formula="of:=VLOOKUP([.$B582];[$'Annexe 1'.$B$2:$'Annexe 1'.$C$1392];2;0)" office:value-type="string" office:string-value="Rue Saillard, place Ferdinand Brunot" calcext:value-type="string">
            <text:p>Rue Saillard, place Ferdinand Brunot</text:p>
          </table:table-cell>
          <table:table-cell office:value-type="string" calcext:value-type="string">
            <text:p>Rue Saillard</text:p>
          </table:table-cell>
          <table:table-cell office:value-type="string" calcext:value-type="string">
            <text:p><text:s/>place Ferdinand Brun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2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4552" calcext:value-type="float">
            <text:p>54552</text:p>
          </table:table-cell>
          <table:table-cell table:formula="of:=VLOOKUP([.$B583];[$'Annexe 1'.$B$2:$'Annexe 1'.$C$1392];2;0)" office:value-type="string" office:string-value="Rue Vercingétorix, rue d'Alésia" calcext:value-type="string">
            <text:p>Rue Vercingétorix, rue d'Alésia</text:p>
          </table:table-cell>
          <table:table-cell office:value-type="string" calcext:value-type="string">
            <text:p>Rue Vercingétorix</text:p>
          </table:table-cell>
          <table:table-cell office:value-type="string" calcext:value-type="string">
            <text:p><text:s/>rue d'Alési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3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2903" calcext:value-type="float">
            <text:p>92903</text:p>
          </table:table-cell>
          <table:table-cell table:formula="of:=VLOOKUP([.$B584];[$'Annexe 1'.$B$2:$'Annexe 1'.$C$1392];2;0)" office:value-type="string" office:string-value="Rue Vercingétorix, rue Pernety" calcext:value-type="string">
            <text:p>Rue Vercingétorix, rue Pernety</text:p>
          </table:table-cell>
          <table:table-cell office:value-type="string" calcext:value-type="string">
            <text:p>Rue Vercingétorix</text:p>
          </table:table-cell>
          <table:table-cell office:value-type="string" calcext:value-type="string">
            <text:p><text:s/>rue Pernet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50863" calcext:value-type="float">
            <text:p>50863</text:p>
          </table:table-cell>
          <table:table-cell table:formula="of:=VLOOKUP([.$B585];[$'Annexe 1'.$B$2:$'Annexe 1'.$C$1392];2;0)" office:value-type="string" office:string-value="21, boulevard de Vaugirard" calcext:value-type="string">
            <text:p>21, boulevard de Vaugirard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585];[$DonneesPrefPolice.$A$1:$DonneesPrefPolice.$C$1334];3;0)" office:value-type="date" office:date-value="2013-06-28" calcext:value-type="date">
            <text:p>28/06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2079" calcext:value-type="float">
            <text:p>12079</text:p>
          </table:table-cell>
          <table:table-cell table:formula="of:=VLOOKUP([.$B586];[$'Annexe 1'.$B$2:$'Annexe 1'.$C$1392];2;0)" office:value-type="string" office:string-value="Avenue Albert Bartholomé, rue André Theuriet" calcext:value-type="string">
            <text:p>Avenue Albert Bartholomé, rue André Theuriet</text:p>
          </table:table-cell>
          <table:table-cell office:value-type="string" calcext:value-type="string">
            <text:p>Avenue Albert Bartholomé</text:p>
          </table:table-cell>
          <table:table-cell office:value-type="string" calcext:value-type="string">
            <text:p><text:s/>rue André Theuri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6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9051" calcext:value-type="float">
            <text:p>89051</text:p>
          </table:table-cell>
          <table:table-cell table:formula="of:=VLOOKUP([.$B587];[$'Annexe 1'.$B$2:$'Annexe 1'.$C$1392];2;0)" office:value-type="string" office:string-value="Avenue de la Porte de Brançion, boulevard Lefebvre" calcext:value-type="string">
            <text:p>Avenue de la Porte de Brançion, boulevard Lefebvre</text:p>
          </table:table-cell>
          <table:table-cell office:value-type="string" calcext:value-type="string">
            <text:p>Avenue de la Porte de Brançion</text:p>
          </table:table-cell>
          <table:table-cell office:value-type="string" calcext:value-type="string">
            <text:p><text:s/>boulevard Lefebv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7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8651" calcext:value-type="float">
            <text:p>68651</text:p>
          </table:table-cell>
          <table:table-cell table:formula="of:=VLOOKUP([.$B588];[$'Annexe 1'.$B$2:$'Annexe 1'.$C$1392];2;0)" office:value-type="string" office:string-value="Avenue de Suffren, avenue de la Motte-Piquet" calcext:value-type="string">
            <text:p>Avenue de Suffren, avenue de la Motte-Piquet</text:p>
          </table:table-cell>
          <table:table-cell office:value-type="string" calcext:value-type="string">
            <text:p>Avenue de Suffren</text:p>
          </table:table-cell>
          <table:table-cell office:value-type="string" calcext:value-type="string">
            <text:p><text:s/>avenue de la Motte-Piqu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8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9453" calcext:value-type="float">
            <text:p>49453</text:p>
          </table:table-cell>
          <table:table-cell table:formula="of:=VLOOKUP([.$B589];[$'Annexe 1'.$B$2:$'Annexe 1'.$C$1392];2;0)" office:value-type="string" office:string-value="Avenue du Maine, rue du Départ" calcext:value-type="string">
            <text:p>Avenue du Maine, rue du Départ</text:p>
          </table:table-cell>
          <table:table-cell office:value-type="string" calcext:value-type="string">
            <text:p>Avenue du Maine</text:p>
          </table:table-cell>
          <table:table-cell office:value-type="string" calcext:value-type="string">
            <text:p><text:s/>rue du Dép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89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0461" calcext:value-type="float">
            <text:p>90461</text:p>
          </table:table-cell>
          <table:table-cell table:formula="of:=VLOOKUP([.$B590];[$'Annexe 1'.$B$2:$'Annexe 1'.$C$1392];2;0)" office:value-type="string" office:string-value="Avenue Emile Zola, rue des Entrepreneurs" calcext:value-type="string">
            <text:p>Avenue Emile Zola, rue des Entrepreneurs</text:p>
          </table:table-cell>
          <table:table-cell office:value-type="string" calcext:value-type="string">
            <text:p>Avenue Emile Zola</text:p>
          </table:table-cell>
          <table:table-cell office:value-type="string" calcext:value-type="string">
            <text:p><text:s/>rue des Entrepreneu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90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89" calcext:value-type="float">
            <text:p>15089</text:p>
          </table:table-cell>
          <table:table-cell table:formula="of:=VLOOKUP([.$B591];[$'Annexe 1'.$B$2:$'Annexe 1'.$C$1392];2;0)" office:value-type="string" office:string-value="Beaugrenelle/Passerelle Est, colonne CPCU" calcext:value-type="string">
            <text:p>Beaugrenelle/Passerelle Est, colonne CPCU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1];[$DonneesPrefPolice.$A$1:$DonneesPrefPolice.$C$1334];3;0)" office:value-type="date" office:date-value="2017-06-29" calcext:value-type="date">
            <text:p>29/06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0" calcext:value-type="float">
            <text:p>15090</text:p>
          </table:table-cell>
          <table:table-cell table:formula="of:=VLOOKUP([.$B592];[$'Annexe 1'.$B$2:$'Annexe 1'.$C$1392];2;0)" office:value-type="string" office:string-value="Beaugrenelle/Passerelle Ouest, Mercure II" calcext:value-type="string">
            <text:p>Beaugrenelle/Passerelle Ouest, Mercure II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2];[$DonneesPrefPolice.$A$1:$DonneesPrefPolice.$C$1334];3;0)" office:value-type="date" office:date-value="2016-12-07" calcext:value-type="date">
            <text:p>07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6" calcext:value-type="float">
            <text:p>15096</text:p>
          </table:table-cell>
          <table:table-cell table:formula="of:=VLOOKUP([.$B593];[$'Annexe 1'.$B$2:$'Annexe 1'.$C$1392];2;0)" office:value-type="string" office:string-value="Beaugrenelle/Passerelle Robert Keller" calcext:value-type="string">
            <text:p>Beaugrenelle/Passerelle Robert Keller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3];[$DonneesPrefPolice.$A$1:$DonneesPrefPolice.$C$1334];3;0)" office:value-type="date" office:date-value="2018-02-22" calcext:value-type="date">
            <text:p>22/02/18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85" calcext:value-type="float">
            <text:p>15085</text:p>
          </table:table-cell>
          <table:table-cell table:formula="of:=VLOOKUP([.$B594];[$'Annexe 1'.$B$2:$'Annexe 1'.$C$1392];2;0)" office:value-type="string" office:string-value="Beaugrenelle/Rampe d'accès rue Docteur Finlay" calcext:value-type="string">
            <text:p>Beaugrenelle/Rampe d'accès rue Docteur Finlay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4];[$DonneesPrefPolice.$A$1:$DonneesPrefPolice.$C$1334];3;0)" office:value-type="date" office:date-value="2016-10-03" calcext:value-type="date">
            <text:p>03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2" calcext:value-type="float">
            <text:p>15092</text:p>
          </table:table-cell>
          <table:table-cell table:formula="of:=VLOOKUP([.$B595];[$'Annexe 1'.$B$2:$'Annexe 1'.$C$1392];2;0)" office:value-type="string" office:string-value="Beaugrenelle/Reflets" calcext:value-type="string">
            <text:p>Beaugrenelle/Reflet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5];[$DonneesPrefPolice.$A$1:$DonneesPrefPolice.$C$1334];3;0)" office:value-type="date" office:date-value="2016-11-30" calcext:value-type="date">
            <text:p>30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3" calcext:value-type="float">
            <text:p>15093</text:p>
          </table:table-cell>
          <table:table-cell table:formula="of:=VLOOKUP([.$B596];[$'Annexe 1'.$B$2:$'Annexe 1'.$C$1392];2;0)" office:value-type="string" office:string-value="Beaugrenelle/Synagogue, Rive Gauche" calcext:value-type="string">
            <text:p>Beaugrenelle/Synagogue, Rive Gauch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6];[$DonneesPrefPolice.$A$1:$DonneesPrefPolice.$C$1334];3;0)" office:value-type="date" office:date-value="2016-11-30" calcext:value-type="date">
            <text:p>30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4" calcext:value-type="float">
            <text:p>15094</text:p>
          </table:table-cell>
          <table:table-cell table:formula="of:=VLOOKUP([.$B597];[$'Annexe 1'.$B$2:$'Annexe 1'.$C$1392];2;0)" office:value-type="string" office:string-value="Beaugrenelle/Verseau, Perspective 1" calcext:value-type="string">
            <text:p>Beaugrenelle/Verseau, Perspective 1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597];[$DonneesPrefPolice.$A$1:$DonneesPrefPolice.$C$1334];3;0)" office:value-type="date" office:date-value="2016-12-02" calcext:value-type="date">
            <text:p>02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0476" calcext:value-type="float">
            <text:p>10476</text:p>
          </table:table-cell>
          <table:table-cell table:formula="of:=VLOOKUP([.$B598];[$'Annexe 1'.$B$2:$'Annexe 1'.$C$1392];2;0)" office:value-type="string" office:string-value="Boulevard de Grenelle, rue du Commerce" calcext:value-type="string">
            <text:p>Boulevard de Grenelle, rue du Commerce</text:p>
          </table:table-cell>
          <table:table-cell office:value-type="string" calcext:value-type="string">
            <text:p>Boulevard de Grenelle</text:p>
          </table:table-cell>
          <table:table-cell office:value-type="string" calcext:value-type="string">
            <text:p><text:s/>rue du Commerc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9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1677" calcext:value-type="float">
            <text:p>41677</text:p>
          </table:table-cell>
          <table:table-cell table:formula="of:=VLOOKUP([.$B599];[$'Annexe 1'.$B$2:$'Annexe 1'.$C$1392];2;0)" office:value-type="string" office:string-value="Boulevard du Montparnasse, rue de l'Arrivée" calcext:value-type="string">
            <text:p>Boulevard du Montparnasse, rue de l'Arrivée</text:p>
          </table:table-cell>
          <table:table-cell office:value-type="string" calcext:value-type="string">
            <text:p>Boulevard du Montparnasse</text:p>
          </table:table-cell>
          <table:table-cell office:value-type="string" calcext:value-type="string">
            <text:p><text:s/>rue de l'Arrivé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599];[$DonneesPrefPolice.$A$1:$DonneesPrefPolice.$C$1334];3;0)" office:value-type="date" office:date-value="2013-09-06" calcext:value-type="date">
            <text:p>06/09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9029" calcext:value-type="float">
            <text:p>39029</text:p>
          </table:table-cell>
          <table:table-cell table:formula="of:=VLOOKUP([.$B600];[$'Annexe 1'.$B$2:$'Annexe 1'.$C$1392];2;0)" office:value-type="string" office:string-value="Boulevard Lefebvre, rue Jean Sicard" calcext:value-type="string">
            <text:p>Boulevard Lefebvre, rue Jean Sicard</text:p>
          </table:table-cell>
          <table:table-cell office:value-type="string" calcext:value-type="string">
            <text:p>Boulevard Lefebvre</text:p>
          </table:table-cell>
          <table:table-cell office:value-type="string" calcext:value-type="string">
            <text:p><text:s/>rue Jean Sic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00];[$DonneesPrefPolice.$A$1:$DonneesPrefPolice.$C$1334];3;0)" office:value-type="date" office:date-value="2012-03-02" calcext:value-type="date">
            <text:p>02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5742" calcext:value-type="float">
            <text:p>95742</text:p>
          </table:table-cell>
          <table:table-cell table:formula="of:=VLOOKUP([.$B601];[$'Annexe 1'.$B$2:$'Annexe 1'.$C$1392];2;0)" office:value-type="string" office:string-value="Boulevard Pasteur, passage Alexandre" calcext:value-type="string">
            <text:p>Boulevard Pasteur, passage Alexandre</text:p>
          </table:table-cell>
          <table:table-cell office:value-type="string" calcext:value-type="string">
            <text:p>Boulevard Pasteur</text:p>
          </table:table-cell>
          <table:table-cell office:value-type="string" calcext:value-type="string">
            <text:p><text:s/>passage Alexand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01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1877" calcext:value-type="float">
            <text:p>11877</text:p>
          </table:table-cell>
          <table:table-cell table:formula="of:=VLOOKUP([.$B602];[$'Annexe 1'.$B$2:$'Annexe 1'.$C$1392];2;0)" office:value-type="string" office:string-value="Esplanade de la Mairie" calcext:value-type="string">
            <text:p>Esplanade de la Mairi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02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0737" calcext:value-type="float">
            <text:p>70737</text:p>
          </table:table-cell>
          <table:table-cell table:formula="of:=VLOOKUP([.$B603];[$'Annexe 1'.$B$2:$'Annexe 1'.$C$1392];2;0)" office:value-type="string" office:string-value="Place Charles Michels" calcext:value-type="string">
            <text:p>Place Charles Michel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03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9625" calcext:value-type="float">
            <text:p>69625</text:p>
          </table:table-cell>
          <table:table-cell table:formula="of:=VLOOKUP([.$B604];[$'Annexe 1'.$B$2:$'Annexe 1'.$C$1392];2;0)" office:value-type="string" office:string-value="Place des Martyrs Juifs du Vélodrome d'Hiver" calcext:value-type="string">
            <text:p>Place des Martyrs Juifs du Vélodrome d'Hiver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04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0499" calcext:value-type="float">
            <text:p>60499</text:p>
          </table:table-cell>
          <table:table-cell table:formula="of:=VLOOKUP([.$B605];[$'Annexe 1'.$B$2:$'Annexe 1'.$C$1392];2;0)" office:value-type="string" office:string-value="Place Henri Queille, boulevard Garibaldi, avenue de Breteuil" calcext:value-type="string">
            <text:p>Place Henri Queille, boulevard Garibaldi, avenue de Breteuil</text:p>
          </table:table-cell>
          <table:table-cell office:value-type="string" calcext:value-type="string">
            <text:p>Place Henri Queille</text:p>
          </table:table-cell>
          <table:table-cell office:value-type="string" calcext:value-type="string">
            <text:p><text:s/>boulevard Garibaldi</text:p>
          </table:table-cell>
          <table:table-cell office:value-type="string" calcext:value-type="string">
            <text:p><text:s/>avenue de Breteuil</text:p>
          </table:table-cell>
          <table:table-cell office:value-type="string" calcext:value-type="string">
            <text:p>croisement</text:p>
          </table:table-cell>
          <table:table-cell table:style-name="ce4" table:formula="of:=VLOOKUP([.B605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3956" calcext:value-type="float">
            <text:p>43956</text:p>
          </table:table-cell>
          <table:table-cell table:formula="of:=VLOOKUP([.$B606];[$'Annexe 1'.$B$2:$'Annexe 1'.$C$1392];2;0)" office:value-type="string" office:string-value="Place Marcel Cerdan, boulevard de Grenelle, rue Humblot" calcext:value-type="string">
            <text:p>Place Marcel Cerdan, boulevard de Grenelle, rue Humblot</text:p>
          </table:table-cell>
          <table:table-cell office:value-type="string" calcext:value-type="string">
            <text:p>Place Marcel Cerdan</text:p>
          </table:table-cell>
          <table:table-cell office:value-type="string" calcext:value-type="string">
            <text:p><text:s/>boulevard de Grenelle</text:p>
          </table:table-cell>
          <table:table-cell office:value-type="string" calcext:value-type="string">
            <text:p><text:s/>rue Humblot</text:p>
          </table:table-cell>
          <table:table-cell office:value-type="string" calcext:value-type="string">
            <text:p>croisement</text:p>
          </table:table-cell>
          <table:table-cell table:style-name="ce4" table:formula="of:=VLOOKUP([.B606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3285" calcext:value-type="float">
            <text:p>43285</text:p>
          </table:table-cell>
          <table:table-cell table:formula="of:=VLOOKUP([.$B607];[$'Annexe 1'.$B$2:$'Annexe 1'.$C$1392];2;0)" office:value-type="string" office:string-value="Place Raoul Dautry" calcext:value-type="string">
            <text:p>Place Raoul Dautry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07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5963" calcext:value-type="float">
            <text:p>45963</text:p>
          </table:table-cell>
          <table:table-cell table:formula="of:=VLOOKUP([.$B608];[$'Annexe 1'.$B$2:$'Annexe 1'.$C$1392];2;0)" office:value-type="string" office:string-value="Place Raoul Dautry, boulevard de Vaugirard, rue de l'Arrivée" calcext:value-type="string">
            <text:p>Place Raoul Dautry, boulevard de Vaugirard, rue de l'Arrivée</text:p>
          </table:table-cell>
          <table:table-cell office:value-type="string" calcext:value-type="string">
            <text:p>Place Raoul Dautry</text:p>
          </table:table-cell>
          <table:table-cell office:value-type="string" calcext:value-type="string">
            <text:p><text:s/>boulevard de Vaugirard</text:p>
          </table:table-cell>
          <table:table-cell office:value-type="string" calcext:value-type="string">
            <text:p><text:s/>rue de l'Arrivée</text:p>
          </table:table-cell>
          <table:table-cell office:value-type="string" calcext:value-type="string">
            <text:p>croisement</text:p>
          </table:table-cell>
          <table:table-cell table:style-name="ce4" table:formula="of:=VLOOKUP([.B608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1964" calcext:value-type="float">
            <text:p>71964</text:p>
          </table:table-cell>
          <table:table-cell table:formula="of:=VLOOKUP([.$B609];[$'Annexe 1'.$B$2:$'Annexe 1'.$C$1392];2;0)" office:value-type="string" office:string-value="Pont de Grenelle côté rive gauche Amont — Seine" calcext:value-type="string">
            <text:p>Pont de Grenelle côté rive gauche Amont — Sein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09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7600" calcext:value-type="float">
            <text:p>77600</text:p>
          </table:table-cell>
          <table:table-cell table:formula="of:=VLOOKUP([.$B610];[$'Annexe 1'.$B$2:$'Annexe 1'.$C$1392];2;0)" office:value-type="string" office:string-value="Porte de Versailles, esplanade du 9 novembre 1989, avenue E. Renan" calcext:value-type="string">
            <text:p>Porte de Versailles, esplanade du 9 novembre 1989, avenue E. Renan</text:p>
          </table:table-cell>
          <table:table-cell office:value-type="string" calcext:value-type="string">
            <text:p>Porte de Versailles</text:p>
          </table:table-cell>
          <table:table-cell office:value-type="string" calcext:value-type="string">
            <text:p><text:s/>esplanade du 9 novembre 1989</text:p>
          </table:table-cell>
          <table:table-cell office:value-type="string" calcext:value-type="string">
            <text:p><text:s/>avenue E. Renan</text:p>
          </table:table-cell>
          <table:table-cell office:value-type="string" calcext:value-type="string">
            <text:p>croisement</text:p>
          </table:table-cell>
          <table:table-cell table:style-name="ce4" table:formula="of:=VLOOKUP([.B610];[$DonneesPrefPolice.$A$1:$DonneesPrefPolice.$C$1334];3;0)" office:value-type="date" office:date-value="2012-03-16" calcext:value-type="date">
            <text:p>16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6540" calcext:value-type="float">
            <text:p>96540</text:p>
          </table:table-cell>
          <table:table-cell table:formula="of:=VLOOKUP([.$B611];[$'Annexe 1'.$B$2:$'Annexe 1'.$C$1392];2;0)" office:value-type="string" office:string-value="Porte de Versailles Nord" calcext:value-type="string">
            <text:p>Porte de Versailles Nor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11];[$DonneesPrefPolice.$A$1:$DonneesPrefPolice.$C$1334];3;0)" office:value-type="date" office:date-value="2012-03-16" calcext:value-type="date">
            <text:p>16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1629" calcext:value-type="float">
            <text:p>31629</text:p>
          </table:table-cell>
          <table:table-cell table:formula="of:=VLOOKUP([.$B612];[$'Annexe 1'.$B$2:$'Annexe 1'.$C$1392];2;0)" office:value-type="string" office:string-value="Quai de Grenelle, pont de Grenelle" calcext:value-type="string">
            <text:p>Quai de Grenelle, pont de Grenelle</text:p>
          </table:table-cell>
          <table:table-cell office:value-type="string" calcext:value-type="string">
            <text:p>Quai de Grenelle</text:p>
          </table:table-cell>
          <table:table-cell office:value-type="string" calcext:value-type="string">
            <text:p><text:s/>pont de Grene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2];[$DonneesPrefPolice.$A$1:$DonneesPrefPolice.$C$1334];3;0)" office:value-type="date" office:date-value="2012-10-19" calcext:value-type="date">
            <text:p>19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7524" calcext:value-type="float">
            <text:p>37524</text:p>
          </table:table-cell>
          <table:table-cell table:formula="of:=VLOOKUP([.$B613];[$'Annexe 1'.$B$2:$'Annexe 1'.$C$1392];2;0)" office:value-type="string" office:string-value="Quai de Grenelle, pont de Bir Hakeim" calcext:value-type="string">
            <text:p>Quai de Grenelle, pont de Bir Hakeim</text:p>
          </table:table-cell>
          <table:table-cell office:value-type="string" calcext:value-type="string">
            <text:p>Quai de Grenelle</text:p>
          </table:table-cell>
          <table:table-cell office:value-type="string" calcext:value-type="string">
            <text:p><text:s/>pont de Bir Hakei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3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1637" calcext:value-type="float">
            <text:p>71637</text:p>
          </table:table-cell>
          <table:table-cell table:formula="of:=VLOOKUP([.$B614];[$'Annexe 1'.$B$2:$'Annexe 1'.$C$1392];2;0)" office:value-type="string" office:string-value="Rond-point du pont Mirabeau, quai André Citroën" calcext:value-type="string">
            <text:p>Rond-point du pont Mirabeau, quai André Citroën</text:p>
          </table:table-cell>
          <table:table-cell office:value-type="string" calcext:value-type="string">
            <text:p>Rond-point du pont Mirabeau</text:p>
          </table:table-cell>
          <table:table-cell office:value-type="string" calcext:value-type="string">
            <text:p><text:s/>quai André Citroë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4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3273" calcext:value-type="float">
            <text:p>13273</text:p>
          </table:table-cell>
          <table:table-cell table:formula="of:=VLOOKUP([.$B615];[$'Annexe 1'.$B$2:$'Annexe 1'.$C$1392];2;0)" office:value-type="string" office:string-value="Rue Bargue, rue Platon" calcext:value-type="string">
            <text:p>Rue Bargue, rue Platon</text:p>
          </table:table-cell>
          <table:table-cell office:value-type="string" calcext:value-type="string">
            <text:p>Rue Bargue</text:p>
          </table:table-cell>
          <table:table-cell office:value-type="string" calcext:value-type="string">
            <text:p><text:s/>rue Plat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5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3" calcext:value-type="float">
            <text:p>15113</text:p>
          </table:table-cell>
          <table:table-cell table:formula="of:=VLOOKUP([.$B616];[$'Annexe 1'.$B$2:$'Annexe 1'.$C$1392];2;0)" office:value-type="string" office:string-value="Rue Brancion, rue de Vouillé" calcext:value-type="string">
            <text:p>Rue Brancion, rue de Vouillé</text:p>
          </table:table-cell>
          <table:table-cell office:value-type="string" calcext:value-type="string">
            <text:p>Rue Brancion</text:p>
          </table:table-cell>
          <table:table-cell office:value-type="string" calcext:value-type="string">
            <text:p><text:s/>rue de Vouill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6];[$DonneesPrefPolice.$A$1:$DonneesPrefPolice.$C$1334];3;0)" office:value-type="date" office:date-value="2016-11-07" calcext:value-type="date">
            <text:p>07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9759" calcext:value-type="float">
            <text:p>79759</text:p>
          </table:table-cell>
          <table:table-cell table:formula="of:=VLOOKUP([.$B617];[$'Annexe 1'.$B$2:$'Annexe 1'.$C$1392];2;0)" office:value-type="string" office:string-value="Rue d'Alleray, rue de la Procession" calcext:value-type="string">
            <text:p>Rue d'Alleray, rue de la Procession</text:p>
          </table:table-cell>
          <table:table-cell office:value-type="string" calcext:value-type="string">
            <text:p>Rue d'Alleray</text:p>
          </table:table-cell>
          <table:table-cell office:value-type="string" calcext:value-type="string">
            <text:p><text:s/>rue de la Processi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7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1474" calcext:value-type="float">
            <text:p>31474</text:p>
          </table:table-cell>
          <table:table-cell table:formula="of:=VLOOKUP([.$B618];[$'Annexe 1'.$B$2:$'Annexe 1'.$C$1392];2;0)" office:value-type="string" office:string-value="Rue de Dantzig, rue Périchaux" calcext:value-type="string">
            <text:p>Rue de Dantzig, rue Périchaux</text:p>
          </table:table-cell>
          <table:table-cell office:value-type="string" calcext:value-type="string">
            <text:p>Rue de Dantzig</text:p>
          </table:table-cell>
          <table:table-cell office:value-type="string" calcext:value-type="string">
            <text:p><text:s/>rue Périchau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8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0771" calcext:value-type="float">
            <text:p>10771</text:p>
          </table:table-cell>
          <table:table-cell table:formula="of:=VLOOKUP([.$B619];[$'Annexe 1'.$B$2:$'Annexe 1'.$C$1392];2;0)" office:value-type="string" office:string-value="Rue de Javel, rue Gutemberg" calcext:value-type="string">
            <text:p>Rue de Javel, rue Gutemberg</text:p>
          </table:table-cell>
          <table:table-cell office:value-type="string" calcext:value-type="string">
            <text:p>Rue de Javel</text:p>
          </table:table-cell>
          <table:table-cell office:value-type="string" calcext:value-type="string">
            <text:p><text:s/>rue Gutemberg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19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0153" calcext:value-type="float">
            <text:p>80153</text:p>
          </table:table-cell>
          <table:table-cell table:formula="of:=VLOOKUP([.$B620];[$'Annexe 1'.$B$2:$'Annexe 1'.$C$1392];2;0)" office:value-type="string" office:string-value="Rue de la Convention, rue de Vaugirard" calcext:value-type="string">
            <text:p>Rue de la Convention, rue de Vaugirard</text:p>
          </table:table-cell>
          <table:table-cell office:value-type="string" calcext:value-type="string">
            <text:p>Rue de la Convention</text:p>
          </table:table-cell>
          <table:table-cell office:value-type="string" calcext:value-type="string">
            <text:p><text:s/>rue de Vaugirar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0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7231" calcext:value-type="float">
            <text:p>87231</text:p>
          </table:table-cell>
          <table:table-cell table:formula="of:=VLOOKUP([.$B621];[$'Annexe 1'.$B$2:$'Annexe 1'.$C$1392];2;0)" office:value-type="string" office:string-value="Rue de la Convention, rue de la Croix Nivert" calcext:value-type="string">
            <text:p>Rue de la Convention, rue de la Croix Nivert</text:p>
          </table:table-cell>
          <table:table-cell office:value-type="string" calcext:value-type="string">
            <text:p>Rue de la Convention</text:p>
          </table:table-cell>
          <table:table-cell office:value-type="string" calcext:value-type="string">
            <text:p><text:s/>rue de la Croix Nive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1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53526" calcext:value-type="float">
            <text:p>53526</text:p>
          </table:table-cell>
          <table:table-cell table:formula="of:=VLOOKUP([.$B622];[$'Annexe 1'.$B$2:$'Annexe 1'.$C$1392];2;0)" office:value-type="string" office:string-value="Rue de la Croix Nivert, rue Desnouettes" calcext:value-type="string">
            <text:p>Rue de la Croix Nivert, rue Desnouettes</text:p>
          </table:table-cell>
          <table:table-cell office:value-type="string" calcext:value-type="string">
            <text:p>Rue de la Croix Nivert</text:p>
          </table:table-cell>
          <table:table-cell office:value-type="string" calcext:value-type="string">
            <text:p><text:s/>rue Desnouett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2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6" calcext:value-type="float">
            <text:p>15116</text:p>
          </table:table-cell>
          <table:table-cell table:formula="of:=VLOOKUP([.$B623];[$'Annexe 1'.$B$2:$'Annexe 1'.$C$1392];2;0)" office:value-type="string" office:string-value="Rue de Vaugirard, place Adolphe Chérioux" calcext:value-type="string">
            <text:p>Rue de Vaugirard, place Adolphe Chérioux</text:p>
          </table:table-cell>
          <table:table-cell office:value-type="string" calcext:value-type="string">
            <text:p>Rue de Vaugirard</text:p>
          </table:table-cell>
          <table:table-cell office:value-type="string" calcext:value-type="string">
            <text:p><text:s/>place Adolphe Chériou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3];[$DonneesPrefPolice.$A$1:$DonneesPrefPolice.$C$1334];3;0)" office:value-type="date" office:date-value="2017-03-22" calcext:value-type="date">
            <text:p>22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4" calcext:value-type="float">
            <text:p>15114</text:p>
          </table:table-cell>
          <table:table-cell table:formula="of:=VLOOKUP([.$B624];[$'Annexe 1'.$B$2:$'Annexe 1'.$C$1392];2;0)" office:value-type="string" office:string-value="Rue de Vouillé, rue de Castagnary" calcext:value-type="string">
            <text:p>Rue de Vouillé, rue de Castagnary</text:p>
          </table:table-cell>
          <table:table-cell office:value-type="string" calcext:value-type="string">
            <text:p>Rue de Vouillé</text:p>
          </table:table-cell>
          <table:table-cell office:value-type="string" calcext:value-type="string">
            <text:p><text:s/>rue de Castagna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4];[$DonneesPrefPolice.$A$1:$DonneesPrefPolice.$C$1334];3;0)" office:value-type="date" office:date-value="2016-09-30" calcext:value-type="date">
            <text:p>30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7112" calcext:value-type="float">
            <text:p>17112</text:p>
          </table:table-cell>
          <table:table-cell table:formula="of:=VLOOKUP([.$B625];[$'Annexe 1'.$B$2:$'Annexe 1'.$C$1392];2;0)" office:value-type="string" office:string-value="Rue des Quatre frères Peignot, avenue Emile Zola" calcext:value-type="string">
            <text:p>Rue des Quatre frères Peignot, avenue Emile Zola</text:p>
          </table:table-cell>
          <table:table-cell office:value-type="string" calcext:value-type="string">
            <text:p>Rue des Quatre frères Peignot</text:p>
          </table:table-cell>
          <table:table-cell office:value-type="string" calcext:value-type="string">
            <text:p><text:s/>avenue Emile Zol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5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1675" calcext:value-type="float">
            <text:p>11675</text:p>
          </table:table-cell>
          <table:table-cell table:formula="of:=VLOOKUP([.$B626];[$'Annexe 1'.$B$2:$'Annexe 1'.$C$1392];2;0)" office:value-type="string" office:string-value="Rue Desaix, place Alfred Sauvy" calcext:value-type="string">
            <text:p>Rue Desaix, place Alfred Sauvy</text:p>
          </table:table-cell>
          <table:table-cell office:value-type="string" calcext:value-type="string">
            <text:p>Rue Desaix</text:p>
          </table:table-cell>
          <table:table-cell office:value-type="string" calcext:value-type="string">
            <text:p><text:s/>place Alfred Sauv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6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67" calcext:value-type="float">
            <text:p>15067</text:p>
          </table:table-cell>
          <table:table-cell table:formula="of:=VLOOKUP([.$B627];[$'Annexe 1'.$B$2:$'Annexe 1'.$C$1392];2;0)" office:value-type="string" office:string-value="Rue du Colonel Pierre Avia, contre-allée des Frères Voisin" calcext:value-type="string">
            <text:p>Rue du Colonel Pierre Avia, contre-allée des Frères Voisin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27];[$DonneesPrefPolice.$A$1:$DonneesPrefPolice.$C$1334];3;0)" office:value-type="date" office:date-value="2018-02-08" calcext:value-type="date">
            <text:p>08/02/18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9315" calcext:value-type="float">
            <text:p>99315</text:p>
          </table:table-cell>
          <table:table-cell table:formula="of:=VLOOKUP([.$B628];[$'Annexe 1'.$B$2:$'Annexe 1'.$C$1392];2;0)" office:value-type="string" office:string-value="Rue du Commerce, avenue Emile Zola, Frémicourt" calcext:value-type="string">
            <text:p>Rue du Commerce, avenue Emile Zola, Frémicourt</text:p>
          </table:table-cell>
          <table:table-cell office:value-type="string" calcext:value-type="string">
            <text:p>Rue du Commerce</text:p>
          </table:table-cell>
          <table:table-cell office:value-type="string" calcext:value-type="string">
            <text:p><text:s/>avenue Emile Zola</text:p>
          </table:table-cell>
          <table:table-cell office:value-type="string" calcext:value-type="string">
            <text:p><text:s/>Frémicourt</text:p>
          </table:table-cell>
          <table:table-cell office:value-type="string" calcext:value-type="string">
            <text:p>croisement</text:p>
          </table:table-cell>
          <table:table-cell table:style-name="ce4" table:formula="of:=VLOOKUP([.B628];[$DonneesPrefPolice.$A$1:$DonneesPrefPolice.$C$1334];3;0)" office:value-type="date" office:date-value="2014-07-18" calcext:value-type="date">
            <text:p>18/07/14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20" calcext:value-type="float">
            <text:p>15120</text:p>
          </table:table-cell>
          <table:table-cell table:formula="of:=VLOOKUP([.$B629];[$'Annexe 1'.$B$2:$'Annexe 1'.$C$1392];2;0)" office:value-type="string" office:string-value="Rue Emeriau, rue du Théatre" calcext:value-type="string">
            <text:p>Rue Emeriau, rue du Théatre</text:p>
          </table:table-cell>
          <table:table-cell office:value-type="string" calcext:value-type="string">
            <text:p>Rue Emeriau</text:p>
          </table:table-cell>
          <table:table-cell office:value-type="string" calcext:value-type="string">
            <text:p><text:s/>rue du Théa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29];[$DonneesPrefPolice.$A$1:$DonneesPrefPolice.$C$1334];3;0)" office:value-type="date" office:date-value="2017-06-29" calcext:value-type="date">
            <text:p>29/06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5530" calcext:value-type="float">
            <text:p>65530</text:p>
          </table:table-cell>
          <table:table-cell table:formula="of:=VLOOKUP([.$B630];[$'Annexe 1'.$B$2:$'Annexe 1'.$C$1392];2;0)" office:value-type="string" office:string-value="Rue Falguière, rue Bargue" calcext:value-type="string">
            <text:p>Rue Falguière, rue Bargue</text:p>
          </table:table-cell>
          <table:table-cell office:value-type="string" calcext:value-type="string">
            <text:p>Rue Falguière</text:p>
          </table:table-cell>
          <table:table-cell office:value-type="string" calcext:value-type="string">
            <text:p><text:s/>rue Bargu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0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8877" calcext:value-type="float">
            <text:p>48877</text:p>
          </table:table-cell>
          <table:table-cell table:formula="of:=VLOOKUP([.$B631];[$'Annexe 1'.$B$2:$'Annexe 1'.$C$1392];2;0)" office:value-type="string" office:string-value="Rue George Bernard Shaw, rue Leroi Gourhan" calcext:value-type="string">
            <text:p>Rue George Bernard Shaw, rue Leroi Gourhan</text:p>
          </table:table-cell>
          <table:table-cell office:value-type="string" calcext:value-type="string">
            <text:p>Rue George Bernard Shaw</text:p>
          </table:table-cell>
          <table:table-cell office:value-type="string" calcext:value-type="string">
            <text:p><text:s/>rue Leroi Gourha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1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2972" calcext:value-type="float">
            <text:p>12972</text:p>
          </table:table-cell>
          <table:table-cell table:formula="of:=VLOOKUP([.$B632];[$'Annexe 1'.$B$2:$'Annexe 1'.$C$1392];2;0)" office:value-type="string" office:string-value="Rue Jean Fourastie (face DOJO)" calcext:value-type="string">
            <text:p>Rue Jean Fourastie (face DOJO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32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2190" calcext:value-type="float">
            <text:p>72190</text:p>
          </table:table-cell>
          <table:table-cell table:formula="of:=VLOOKUP([.$B633];[$'Annexe 1'.$B$2:$'Annexe 1'.$C$1392];2;0)" office:value-type="string" office:string-value="Rue Léon Lhermitte, rue Gustave Larroumet" calcext:value-type="string">
            <text:p>Rue Léon Lhermitte, rue Gustave Larroumet</text:p>
          </table:table-cell>
          <table:table-cell office:value-type="string" calcext:value-type="string">
            <text:p>Rue Léon Lhermitte</text:p>
          </table:table-cell>
          <table:table-cell office:value-type="string" calcext:value-type="string">
            <text:p><text:s/>rue Gustave Larroum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3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25702" calcext:value-type="float">
            <text:p>25702</text:p>
          </table:table-cell>
          <table:table-cell table:formula="of:=VLOOKUP([.$B634];[$'Annexe 1'.$B$2:$'Annexe 1'.$C$1392];2;0)" office:value-type="string" office:string-value="Rue Léon Lhermitte, rue du docteur Jacquemaire Clémenceau" calcext:value-type="string">
            <text:p>Rue Léon Lhermitte, rue du docteur Jacquemaire Clémenceau</text:p>
          </table:table-cell>
          <table:table-cell office:value-type="string" calcext:value-type="string">
            <text:p>Rue Léon Lhermitte</text:p>
          </table:table-cell>
          <table:table-cell office:value-type="string" calcext:value-type="string">
            <text:p><text:s/>rue du docteur Jacquemaire Clémenc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4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5" calcext:value-type="float">
            <text:p>15095</text:p>
          </table:table-cell>
          <table:table-cell table:formula="of:=VLOOKUP([.$B635];[$'Annexe 1'.$B$2:$'Annexe 1'.$C$1392];2;0)" office:value-type="string" office:string-value="Rue Linois, rue Emeriau" calcext:value-type="string">
            <text:p>Rue Linois, rue Emeriau</text:p>
          </table:table-cell>
          <table:table-cell office:value-type="string" calcext:value-type="string">
            <text:p>Rue Linois</text:p>
          </table:table-cell>
          <table:table-cell office:value-type="string" calcext:value-type="string">
            <text:p><text:s/>rue Emeri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5];[$DonneesPrefPolice.$A$1:$DonneesPrefPolice.$C$1334];3;0)" office:value-type="date" office:date-value="2017-03-02" calcext:value-type="date">
            <text:p>02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26831" calcext:value-type="float">
            <text:p>26831</text:p>
          </table:table-cell>
          <table:table-cell table:formula="of:=VLOOKUP([.$B636];[$'Annexe 1'.$B$2:$'Annexe 1'.$C$1392];2;0)" office:value-type="string" office:string-value="Rue Nélaton" calcext:value-type="string">
            <text:p>Rue Nélato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36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0417" calcext:value-type="float">
            <text:p>70417</text:p>
          </table:table-cell>
          <table:table-cell table:formula="of:=VLOOKUP([.$B637];[$'Annexe 1'.$B$2:$'Annexe 1'.$C$1392];2;0)" office:value-type="string" office:string-value="Rue Platon, rue Falguière" calcext:value-type="string">
            <text:p>Rue Platon, rue Falguière</text:p>
          </table:table-cell>
          <table:table-cell office:value-type="string" calcext:value-type="string">
            <text:p>Rue Platon</text:p>
          </table:table-cell>
          <table:table-cell office:value-type="string" calcext:value-type="string">
            <text:p><text:s/>rue Falgu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7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7168" calcext:value-type="float">
            <text:p>17168</text:p>
          </table:table-cell>
          <table:table-cell table:formula="of:=VLOOKUP([.$B638];[$'Annexe 1'.$B$2:$'Annexe 1'.$C$1392];2;0)" office:value-type="string" office:string-value="Rue Saint-Charles, rue Varet" calcext:value-type="string">
            <text:p>Rue Saint-Charles, rue Varet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<text:s/>rue Var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38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9" calcext:value-type="float">
            <text:p>15119</text:p>
          </table:table-cell>
          <table:table-cell table:formula="of:=VLOOKUP([.$B639];[$'Annexe 1'.$B$2:$'Annexe 1'.$C$1392];2;0)" office:value-type="string" office:string-value="ZAC Boucicaut — allée Irène Némirovsky" calcext:value-type="string">
            <text:p>ZAC Boucicaut — allée Irène Némirovsky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39];[$DonneesPrefPolice.$A$1:$DonneesPrefPolice.$C$1334];3;0)" office:value-type="date" office:date-value="2016-07-08" calcext:value-type="date">
            <text:p>08/07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44621" calcext:value-type="float">
            <text:p>44621</text:p>
          </table:table-cell>
          <table:table-cell table:formula="of:=VLOOKUP([.$B640];[$'Annexe 1'.$B$2:$'Annexe 1'.$C$1392];2;0)" office:value-type="string" office:string-value="Allée de Longchamp, allée de la Reine Marguerite" calcext:value-type="string">
            <text:p>Allée de Longchamp, allée de la Reine Marguerite</text:p>
          </table:table-cell>
          <table:table-cell office:value-type="string" calcext:value-type="string">
            <text:p>Allée de Longchamp</text:p>
          </table:table-cell>
          <table:table-cell office:value-type="string" calcext:value-type="string">
            <text:p><text:s/>allée de la Reine Margueri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0];[$DonneesPrefPolice.$A$1:$DonneesPrefPolice.$C$1334];3;0)" office:value-type="date" office:date-value="2013-08-02" calcext:value-type="date">
            <text:p>02/08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4766" calcext:value-type="float">
            <text:p>84766</text:p>
          </table:table-cell>
          <table:table-cell table:formula="of:=VLOOKUP([.$B641];[$'Annexe 1'.$B$2:$'Annexe 1'.$C$1392];2;0)" office:value-type="string" office:string-value="Allée de Longchamp, route des Moulins" calcext:value-type="string">
            <text:p>Allée de Longchamp, route des Moulins</text:p>
          </table:table-cell>
          <table:table-cell office:value-type="string" calcext:value-type="string">
            <text:p>Allée de Longchamp</text:p>
          </table:table-cell>
          <table:table-cell office:value-type="string" calcext:value-type="string">
            <text:p><text:s/>route des Moulins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641];[$DonneesPrefPolice.$A$1:$DonneesPrefPolice.$C$1334];3;0)" office:value-type="date" office:date-value="2013-08-02" calcext:value-type="date">
            <text:p>02/08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071" calcext:value-type="float">
            <text:p>16071</text:p>
          </table:table-cell>
          <table:table-cell table:formula="of:=VLOOKUP([.$B642];[$'Annexe 1'.$B$2:$'Annexe 1'.$C$1392];2;0)" office:value-type="string" office:string-value="Avenue Chantemesse, avenue du Maréchal Fayolle" calcext:value-type="string">
            <text:p>Avenue Chantemesse, avenue du Maréchal Fayolle</text:p>
          </table:table-cell>
          <table:table-cell office:value-type="string" calcext:value-type="string">
            <text:p>Avenue Chantemesse</text:p>
          </table:table-cell>
          <table:table-cell office:value-type="string" calcext:value-type="string">
            <text:p><text:s/>avenue du Maréchal Fayo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2];[$DonneesPrefPolice.$A$1:$DonneesPrefPolice.$C$1334];3;0)" office:value-type="date" office:date-value="2016-08-10" calcext:value-type="date">
            <text:p>10/08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5575" calcext:value-type="float">
            <text:p>35575</text:p>
          </table:table-cell>
          <table:table-cell table:formula="of:=VLOOKUP([.$B643];[$'Annexe 1'.$B$2:$'Annexe 1'.$C$1392];2;0)" office:value-type="string" office:string-value="Avenue de la Grande Armée, rue de Tilsitt" calcext:value-type="string">
            <text:p>Avenue de la Grande Armée, rue de Tilsitt</text:p>
          </table:table-cell>
          <table:table-cell office:value-type="string" calcext:value-type="string">
            <text:p>Avenue de la Grande Armée</text:p>
          </table:table-cell>
          <table:table-cell office:value-type="string" calcext:value-type="string">
            <text:p><text:s/>rue de Tilsit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3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24" calcext:value-type="float">
            <text:p>16124</text:p>
          </table:table-cell>
          <table:table-cell table:formula="of:=VLOOKUP([.$B644];[$'Annexe 1'.$B$2:$'Annexe 1'.$C$1392];2;0)" office:value-type="string" office:string-value="Avenue de la Muette, avenue Ingres, avenue Prudhon" calcext:value-type="string">
            <text:p>Avenue de la Muette, avenue Ingres, avenue Prudhon</text:p>
          </table:table-cell>
          <table:table-cell office:value-type="string" calcext:value-type="string">
            <text:p>Avenue de la Muette</text:p>
          </table:table-cell>
          <table:table-cell office:value-type="string" calcext:value-type="string">
            <text:p><text:s/>avenue Ingres</text:p>
          </table:table-cell>
          <table:table-cell office:value-type="string" calcext:value-type="string">
            <text:p><text:s/>avenue Prudhon</text:p>
          </table:table-cell>
          <table:table-cell office:value-type="string" calcext:value-type="string">
            <text:p>croisement</text:p>
          </table:table-cell>
          <table:table-cell table:style-name="ce4" table:formula="of:=VLOOKUP([.B644];[$DonneesPrefPolice.$A$1:$DonneesPrefPolice.$C$1334];3;0)" office:value-type="date" office:date-value="2016-10-06" calcext:value-type="date">
            <text:p>06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296" calcext:value-type="float">
            <text:p>27296</text:p>
          </table:table-cell>
          <table:table-cell table:formula="of:=VLOOKUP([.$B645];[$'Annexe 1'.$B$2:$'Annexe 1'.$C$1392];2;0)" office:value-type="string" office:string-value="Avenue de Versailles, boulevard Exelmans" calcext:value-type="string">
            <text:p>Avenue de Versailles, boulevard Exelmans</text:p>
          </table:table-cell>
          <table:table-cell office:value-type="string" calcext:value-type="string">
            <text:p>Avenue de Versailles</text:p>
          </table:table-cell>
          <table:table-cell office:value-type="string" calcext:value-type="string">
            <text:p><text:s/>boulevard Exelma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5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43643" calcext:value-type="float">
            <text:p>43643</text:p>
          </table:table-cell>
          <table:table-cell table:formula="of:=VLOOKUP([.$B646];[$'Annexe 1'.$B$2:$'Annexe 1'.$C$1392];2;0)" office:value-type="string" office:string-value="Avenue de Versailles, rue Wilhem" calcext:value-type="string">
            <text:p>Avenue de Versailles, rue Wilhem</text:p>
          </table:table-cell>
          <table:table-cell office:value-type="string" calcext:value-type="string">
            <text:p>Avenue de Versailles</text:p>
          </table:table-cell>
          <table:table-cell office:value-type="string" calcext:value-type="string">
            <text:p><text:s/>rue Wilhe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6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7703" calcext:value-type="float">
            <text:p>97703</text:p>
          </table:table-cell>
          <table:table-cell table:formula="of:=VLOOKUP([.$B647];[$'Annexe 1'.$B$2:$'Annexe 1'.$C$1392];2;0)" office:value-type="string" office:string-value="Avenue des Nations Unies, rue Le Nôtre" calcext:value-type="string">
            <text:p>Avenue des Nations Unies, rue Le Nôtre</text:p>
          </table:table-cell>
          <table:table-cell office:value-type="string" calcext:value-type="string">
            <text:p>Avenue des Nations Unies</text:p>
          </table:table-cell>
          <table:table-cell office:value-type="string" calcext:value-type="string">
            <text:p><text:s/>rue Le Nô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7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65961" calcext:value-type="float">
            <text:p>65961</text:p>
          </table:table-cell>
          <table:table-cell table:formula="of:=VLOOKUP([.$B648];[$'Annexe 1'.$B$2:$'Annexe 1'.$C$1392];2;0)" office:value-type="string" office:string-value="Avenue du Parc des Princes, rue Claude Farrère" calcext:value-type="string">
            <text:p>Avenue du Parc des Princes, rue Claude Farrère</text:p>
          </table:table-cell>
          <table:table-cell office:value-type="string" calcext:value-type="string">
            <text:p>Avenue du Parc des Princes</text:p>
          </table:table-cell>
          <table:table-cell office:value-type="string" calcext:value-type="string">
            <text:p><text:s/>rue Claude Farr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8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5" calcext:value-type="float">
            <text:p>16135</text:p>
          </table:table-cell>
          <table:table-cell table:formula="of:=VLOOKUP([.$B649];[$'Annexe 1'.$B$2:$'Annexe 1'.$C$1392];2;0)" office:value-type="string" office:string-value="Avenue Edouard Vaillant, avenue Ferdinand Buisson" calcext:value-type="string">
            <text:p>Avenue Edouard Vaillant, avenue Ferdinand Buisson</text:p>
          </table:table-cell>
          <table:table-cell office:value-type="string" calcext:value-type="string">
            <text:p>Avenue Edouard Vaillant</text:p>
          </table:table-cell>
          <table:table-cell office:value-type="string" calcext:value-type="string">
            <text:p><text:s/>avenue Ferdinand Buiss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49];[$DonneesPrefPolice.$A$1:$DonneesPrefPolice.$C$1334];3;0)" office:value-type="date" office:date-value="2016-09-16" calcext:value-type="date">
            <text:p>16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4" calcext:value-type="float">
            <text:p>16134</text:p>
          </table:table-cell>
          <table:table-cell table:formula="of:=VLOOKUP([.$B650];[$'Annexe 1'.$B$2:$'Annexe 1'.$C$1392];2;0)" office:value-type="string" office:string-value="Avenue Ferdinand Buisson, avenue Georges Lafont, avenue Félix d'Herelle" calcext:value-type="string">
            <text:p>Avenue Ferdinand Buisson, avenue Georges Lafont, avenue Félix d'Herelle</text:p>
          </table:table-cell>
          <table:table-cell office:value-type="string" calcext:value-type="string">
            <text:p>Avenue Ferdinand Buisson</text:p>
          </table:table-cell>
          <table:table-cell office:value-type="string" calcext:value-type="string">
            <text:p><text:s/>avenue Georges Lafont</text:p>
          </table:table-cell>
          <table:table-cell office:value-type="string" calcext:value-type="string">
            <text:p><text:s/>avenue Félix d'Herelle</text:p>
          </table:table-cell>
          <table:table-cell office:value-type="string" calcext:value-type="string">
            <text:p>croisement</text:p>
          </table:table-cell>
          <table:table-cell table:style-name="ce4" table:formula="of:=VLOOKUP([.B650];[$DonneesPrefPolice.$A$1:$DonneesPrefPolice.$C$1334];3;0)" office:value-type="date" office:date-value="2017-03-17" calcext:value-type="date">
            <text:p>17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64215" calcext:value-type="float">
            <text:p>64215</text:p>
          </table:table-cell>
          <table:table-cell table:formula="of:=VLOOKUP([.$B651];[$'Annexe 1'.$B$2:$'Annexe 1'.$C$1392];2;0)" office:value-type="string" office:string-value="Avenue Foch, avenue de Malakoff" calcext:value-type="string">
            <text:p>Avenue Foch, avenue de Malakoff</text:p>
          </table:table-cell>
          <table:table-cell office:value-type="string" calcext:value-type="string">
            <text:p>Avenue Foch</text:p>
          </table:table-cell>
          <table:table-cell office:value-type="string" calcext:value-type="string">
            <text:p><text:s/>avenue de Malakoff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1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2540" calcext:value-type="float">
            <text:p>82540</text:p>
          </table:table-cell>
          <table:table-cell table:formula="of:=VLOOKUP([.$B652];[$'Annexe 1'.$B$2:$'Annexe 1'.$C$1392];2;0)" office:value-type="string" office:string-value="Avenue Georges Lafont, rue Edouard Vaillant" calcext:value-type="string">
            <text:p>Avenue Georges Lafont, rue Edouard Vaillant</text:p>
          </table:table-cell>
          <table:table-cell office:value-type="string" calcext:value-type="string">
            <text:p>Avenue Georges Lafont</text:p>
          </table:table-cell>
          <table:table-cell office:value-type="string" calcext:value-type="string">
            <text:p><text:s/>rue Edouard Vaillant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652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1930" calcext:value-type="float">
            <text:p>51930</text:p>
          </table:table-cell>
          <table:table-cell table:formula="of:=VLOOKUP([.$B653];[$'Annexe 1'.$B$2:$'Annexe 1'.$C$1392];2;0)" office:value-type="string" office:string-value="Avenue Georges Mandel, rue Decamps" calcext:value-type="string">
            <text:p>Avenue Georges Mandel, rue Decamps</text:p>
          </table:table-cell>
          <table:table-cell office:value-type="string" calcext:value-type="string">
            <text:p>Avenue Georges Mandel</text:p>
          </table:table-cell>
          <table:table-cell office:value-type="string" calcext:value-type="string">
            <text:p><text:s/>rue Decamp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3];[$DonneesPrefPolice.$A$1:$DonneesPrefPolice.$C$1334];3;0)" office:value-type="date" office:date-value="2012-08-10" calcext:value-type="date">
            <text:p>10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3418" calcext:value-type="float">
            <text:p>13418</text:p>
          </table:table-cell>
          <table:table-cell table:formula="of:=VLOOKUP([.$B654];[$'Annexe 1'.$B$2:$'Annexe 1'.$C$1392];2;0)" office:value-type="string" office:string-value="Avenue Kléber, avenue des Portugais" calcext:value-type="string">
            <text:p>Avenue Kléber, avenue des Portugais</text:p>
          </table:table-cell>
          <table:table-cell office:value-type="string" calcext:value-type="string">
            <text:p>Avenue Kléber</text:p>
          </table:table-cell>
          <table:table-cell office:value-type="string" calcext:value-type="string">
            <text:p><text:s/>avenue des Portuga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4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3829" calcext:value-type="float">
            <text:p>93829</text:p>
          </table:table-cell>
          <table:table-cell table:formula="of:=VLOOKUP([.$B655];[$'Annexe 1'.$B$2:$'Annexe 1'.$C$1392];2;0)" office:value-type="string" office:string-value="Avenue Raphaël, boulevard Suchet" calcext:value-type="string">
            <text:p>Avenue Raphaël, boulevard Suchet</text:p>
          </table:table-cell>
          <table:table-cell office:value-type="string" calcext:value-type="string">
            <text:p>Avenue Raphaël</text:p>
          </table:table-cell>
          <table:table-cell office:value-type="string" calcext:value-type="string">
            <text:p><text:s/>boulevard Such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5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5181" calcext:value-type="float">
            <text:p>15181</text:p>
          </table:table-cell>
          <table:table-cell table:formula="of:=VLOOKUP([.$B656];[$'Annexe 1'.$B$2:$'Annexe 1'.$C$1392];2;0)" office:value-type="string" office:string-value="Boulevard Murat, rue Lecomte du Nouy, rue de Varize" calcext:value-type="string">
            <text:p>Boulevard Murat, rue Lecomte du Nouy, rue de Varize</text:p>
          </table:table-cell>
          <table:table-cell office:value-type="string" calcext:value-type="string">
            <text:p>Boulevard Murat</text:p>
          </table:table-cell>
          <table:table-cell office:value-type="string" calcext:value-type="string">
            <text:p><text:s/>rue Lecomte du Nouy</text:p>
          </table:table-cell>
          <table:table-cell office:value-type="string" calcext:value-type="string">
            <text:p><text:s/>rue de Varize</text:p>
          </table:table-cell>
          <table:table-cell office:value-type="string" calcext:value-type="string">
            <text:p>croisement</text:p>
          </table:table-cell>
          <table:table-cell table:style-name="ce4" table:formula="of:=VLOOKUP([.B656];[$DonneesPrefPolice.$A$1:$DonneesPrefPolice.$C$1334];3;0)" office:value-type="date" office:date-value="2012-02-10" calcext:value-type="date">
            <text:p>10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5" calcext:value-type="float">
            <text:p>16145</text:p>
          </table:table-cell>
          <table:table-cell table:formula="of:=VLOOKUP([.$B657];[$'Annexe 1'.$B$2:$'Annexe 1'.$C$1392];2;0)" office:value-type="string" office:string-value="Boulevard Murat, rue Daumier" calcext:value-type="string">
            <text:p>Boulevard Murat, rue Daumier</text:p>
          </table:table-cell>
          <table:table-cell office:value-type="string" calcext:value-type="string">
            <text:p>Boulevard Murat</text:p>
          </table:table-cell>
          <table:table-cell office:value-type="string" calcext:value-type="string">
            <text:p><text:s/>rue Daum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7];[$DonneesPrefPolice.$A$1:$DonneesPrefPolice.$C$1334];3;0)" office:value-type="date" office:date-value="2016-09-23" calcext:value-type="date">
            <text:p>23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6" calcext:value-type="float">
            <text:p>16146</text:p>
          </table:table-cell>
          <table:table-cell table:formula="of:=VLOOKUP([.$B658];[$'Annexe 1'.$B$2:$'Annexe 1'.$C$1392];2;0)" office:value-type="string" office:string-value="Boulevard Murat, quai Saint-Exupéry" calcext:value-type="string">
            <text:p>Boulevard Murat, quai Saint-Exupéry</text:p>
          </table:table-cell>
          <table:table-cell office:value-type="string" calcext:value-type="string">
            <text:p>Boulevard Murat</text:p>
          </table:table-cell>
          <table:table-cell office:value-type="string" calcext:value-type="string">
            <text:p><text:s/>quai Saint-Exupér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8];[$DonneesPrefPolice.$A$1:$DonneesPrefPolice.$C$1334];3;0)" office:value-type="date" office:date-value="2016-11-04" calcext:value-type="date">
            <text:p>04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9196" calcext:value-type="float">
            <text:p>19196</text:p>
          </table:table-cell>
          <table:table-cell table:formula="of:=VLOOKUP([.$B659];[$'Annexe 1'.$B$2:$'Annexe 1'.$C$1392];2;0)" office:value-type="string" office:string-value="Boulevard Murat, place de la Porte Molitor" calcext:value-type="string">
            <text:p>Boulevard Murat, place de la Porte Molitor</text:p>
          </table:table-cell>
          <table:table-cell office:value-type="string" calcext:value-type="string">
            <text:p>Boulevard Murat</text:p>
          </table:table-cell>
          <table:table-cell office:value-type="string" calcext:value-type="string">
            <text:p><text:s/>place de la Porte Molito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59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7849" calcext:value-type="float">
            <text:p>17849</text:p>
          </table:table-cell>
          <table:table-cell table:formula="of:=VLOOKUP([.$B660];[$'Annexe 1'.$B$2:$'Annexe 1'.$C$1392];2;0)" office:value-type="string" office:string-value="Boulevard Suchet, rue Raffet, square TolstoÏ" calcext:value-type="string">
            <text:p>Boulevard Suchet, rue Raffet, square TolstoÏ</text:p>
          </table:table-cell>
          <table:table-cell office:value-type="string" calcext:value-type="string">
            <text:p>Boulevard Suchet</text:p>
          </table:table-cell>
          <table:table-cell office:value-type="string" calcext:value-type="string">
            <text:p><text:s/>rue Raffet</text:p>
          </table:table-cell>
          <table:table-cell office:value-type="string" calcext:value-type="string">
            <text:p><text:s/>square TolstoÏ</text:p>
          </table:table-cell>
          <table:table-cell office:value-type="string" calcext:value-type="string">
            <text:p>croisement</text:p>
          </table:table-cell>
          <table:table-cell table:style-name="ce4" table:formula="of:=VLOOKUP([.B660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1992" calcext:value-type="float">
            <text:p>51992</text:p>
          </table:table-cell>
          <table:table-cell table:formula="of:=VLOOKUP([.$B661];[$'Annexe 1'.$B$2:$'Annexe 1'.$C$1392];2;0)" office:value-type="string" office:string-value="Centre Géo André" calcext:value-type="string">
            <text:p>Centre Géo André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1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8777" calcext:value-type="float">
            <text:p>98777</text:p>
          </table:table-cell>
          <table:table-cell table:formula="of:=VLOOKUP([.$B662];[$'Annexe 1'.$B$2:$'Annexe 1'.$C$1392];2;0)" office:value-type="string" office:string-value="Jardins du Trocadéro" calcext:value-type="string">
            <text:p>Jardins du Trocadéro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2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2329" calcext:value-type="float">
            <text:p>32329</text:p>
          </table:table-cell>
          <table:table-cell table:formula="of:=VLOOKUP([.$B663];[$'Annexe 1'.$B$2:$'Annexe 1'.$C$1392];2;0)" office:value-type="string" office:string-value="Place Clément Ader" calcext:value-type="string">
            <text:p>Place Clément Ader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3];[$DonneesPrefPolice.$A$1:$DonneesPrefPolice.$C$1334];3;0)" office:value-type="date" office:date-value="2013-02-08" calcext:value-type="date">
            <text:p>08/02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756" calcext:value-type="float">
            <text:p>27756</text:p>
          </table:table-cell>
          <table:table-cell table:formula="of:=VLOOKUP([.$B664];[$'Annexe 1'.$B$2:$'Annexe 1'.$C$1392];2;0)" office:value-type="string" office:string-value="Place de la Porte de Saint-Cloud, avenue Georges Lafont" calcext:value-type="string">
            <text:p>Place de la Porte de Saint-Cloud, avenue Georges Lafont</text:p>
          </table:table-cell>
          <table:table-cell office:value-type="string" calcext:value-type="string">
            <text:p>Place de la Porte de Saint-Cloud</text:p>
          </table:table-cell>
          <table:table-cell office:value-type="string" calcext:value-type="string">
            <text:p><text:s/>avenue Georges Lafo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64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1353" calcext:value-type="float">
            <text:p>91353</text:p>
          </table:table-cell>
          <table:table-cell table:formula="of:=VLOOKUP([.$B665];[$'Annexe 1'.$B$2:$'Annexe 1'.$C$1392];2;0)" office:value-type="string" office:string-value="Place de Varsovie" calcext:value-type="string">
            <text:p>Place de Varsovi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5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7" calcext:value-type="float">
            <text:p>16147</text:p>
          </table:table-cell>
          <table:table-cell table:formula="of:=VLOOKUP([.$B666];[$'Annexe 1'.$B$2:$'Annexe 1'.$C$1392];2;0)" office:value-type="string" office:string-value="Place Dr Hayem (Boulainvilliers/La Fontaine)" calcext:value-type="string">
            <text:p>Place Dr Hayem (Boulainvilliers/La Fontaine)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66];[$DonneesPrefPolice.$A$1:$DonneesPrefPolice.$C$1334];3;0)" office:value-type="date" office:date-value="2016-10-05" calcext:value-type="date">
            <text:p>05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4140" calcext:value-type="float">
            <text:p>14140</text:p>
          </table:table-cell>
          <table:table-cell table:formula="of:=VLOOKUP([.$B667];[$'Annexe 1'.$B$2:$'Annexe 1'.$C$1392];2;0)" office:value-type="string" office:string-value="Place du Maréchal de Lattre de Tassigny" calcext:value-type="string">
            <text:p>Place du Maréchal de Lattre de Tassigny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7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6088" calcext:value-type="float">
            <text:p>26088</text:p>
          </table:table-cell>
          <table:table-cell table:formula="of:=VLOOKUP([.$B668];[$'Annexe 1'.$B$2:$'Annexe 1'.$C$1392];2;0)" office:value-type="string" office:string-value="Place du Maréchal de Lattre de Tassigny" calcext:value-type="string">
            <text:p>Place du Maréchal de Lattre de Tassigny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68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2468" calcext:value-type="float">
            <text:p>32468</text:p>
          </table:table-cell>
          <table:table-cell table:formula="of:=VLOOKUP([.$B669];[$'Annexe 1'.$B$2:$'Annexe 1'.$C$1392];2;0)" office:value-type="string" office:string-value="Place du Trocadéro, côté esplanade" calcext:value-type="string">
            <text:p>Place du Trocadéro, côté esplanade</text:p>
          </table:table-cell>
          <table:table-cell office:value-type="string" calcext:value-type="string">
            <text:p>Place du Trocadéro</text:p>
          </table:table-cell>
          <table:table-cell office:value-type="string" calcext:value-type="string">
            <text:p><text:s/>côté esplana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69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5620" calcext:value-type="float">
            <text:p>35620</text:p>
          </table:table-cell>
          <table:table-cell table:formula="of:=VLOOKUP([.$B670];[$'Annexe 1'.$B$2:$'Annexe 1'.$C$1392];2;0)" office:value-type="string" office:string-value="Place du Trocadéro, avenue du Président Wilson" calcext:value-type="string">
            <text:p>Place du Trocadéro, avenue du Président Wilson</text:p>
          </table:table-cell>
          <table:table-cell office:value-type="string" calcext:value-type="string">
            <text:p>Place du Trocadéro</text:p>
          </table:table-cell>
          <table:table-cell office:value-type="string" calcext:value-type="string">
            <text:p><text:s/>avenue du Président Wils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0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4069" calcext:value-type="float">
            <text:p>54069</text:p>
          </table:table-cell>
          <table:table-cell table:formula="of:=VLOOKUP([.$B671];[$'Annexe 1'.$B$2:$'Annexe 1'.$C$1392];2;0)" office:value-type="string" office:string-value="Place Jean Monnet — rue des Belles Feuilles, rue de la Pompe" calcext:value-type="string">
            <text:p>Place Jean Monnet — rue des Belles Feuilles, rue de la Pompe</text:p>
          </table:table-cell>
          <table:table-cell office:value-type="string" calcext:value-type="string">
            <text:p>Place Jean Monnet — rue des Belles Feuilles</text:p>
          </table:table-cell>
          <table:table-cell office:value-type="string" calcext:value-type="string">
            <text:p><text:s/>rue de la Pomp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1];[$DonneesPrefPolice.$A$1:$DonneesPrefPolice.$C$1334];3;0)" office:value-type="date" office:date-value="2012-01-09" calcext:value-type="date">
            <text:p>09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7596" calcext:value-type="float">
            <text:p>17596</text:p>
          </table:table-cell>
          <table:table-cell table:formula="of:=VLOOKUP([.$B672];[$'Annexe 1'.$B$2:$'Annexe 1'.$C$1392];2;0)" office:value-type="string" office:string-value="Pont Bir Hakeim, avenue du Président Kennedy" calcext:value-type="string">
            <text:p>Pont Bir Hakeim, avenue du Président Kennedy</text:p>
          </table:table-cell>
          <table:table-cell office:value-type="string" calcext:value-type="string">
            <text:p>Pont Bir Hakeim</text:p>
          </table:table-cell>
          <table:table-cell office:value-type="string" calcext:value-type="string">
            <text:p><text:s/>avenue du Président Kenned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2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72093" calcext:value-type="float">
            <text:p>72093</text:p>
          </table:table-cell>
          <table:table-cell table:formula="of:=VLOOKUP([.$B673];[$'Annexe 1'.$B$2:$'Annexe 1'.$C$1392];2;0)" office:value-type="string" office:string-value="Pont Bir Hakeim côté rive droite aval — Seine" calcext:value-type="string">
            <text:p>Pont Bir Hakeim côté rive droite aval — Seine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673];[$DonneesPrefPolice.$A$1:$DonneesPrefPolice.$C$1334];3;0)" office:value-type="date" office:date-value="2012-11-30" calcext:value-type="date">
            <text:p>30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5982" calcext:value-type="float">
            <text:p>85982</text:p>
          </table:table-cell>
          <table:table-cell table:formula="of:=VLOOKUP([.$B674];[$'Annexe 1'.$B$2:$'Annexe 1'.$C$1392];2;0)" office:value-type="string" office:string-value="Pont d'Iéna amont — Seine" calcext:value-type="string">
            <text:p>Pont d'Iéna amont — Seine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674];[$DonneesPrefPolice.$A$1:$DonneesPrefPolice.$C$1334];3;0)" office:value-type="date" office:date-value="2014-04-11" calcext:value-type="date">
            <text:p>11/04/14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5275" calcext:value-type="float">
            <text:p>85275</text:p>
          </table:table-cell>
          <table:table-cell table:formula="of:=VLOOKUP([.$B675];[$'Annexe 1'.$B$2:$'Annexe 1'.$C$1392];2;0)" office:value-type="string" office:string-value="Pont Mirabeau aval — Seine" calcext:value-type="string">
            <text:p>Pont Mirabeau aval — Seine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675];[$DonneesPrefPolice.$A$1:$DonneesPrefPolice.$C$1334];3;0)" office:value-type="date" office:date-value="2014-03-10" calcext:value-type="date">
            <text:p>10/03/14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9" calcext:value-type="float">
            <text:p>16139</text:p>
          </table:table-cell>
          <table:table-cell table:formula="of:=VLOOKUP([.$B676];[$'Annexe 1'.$B$2:$'Annexe 1'.$C$1392];2;0)" office:value-type="string" office:string-value="Porte de Boulogne, boulevard d'Auteuil (Bois de Boulogne)" calcext:value-type="string">
            <text:p>Porte de Boulogne, boulevard d'Auteuil (Bois de Boulogne)</text:p>
          </table:table-cell>
          <table:table-cell office:value-type="string" calcext:value-type="string">
            <text:p>Porte de Boulogne</text:p>
          </table:table-cell>
          <table:table-cell office:value-type="string" calcext:value-type="string">
            <text:p><text:s/>boulevard d'Auteuil (Bois de Boulogne)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6];[$DonneesPrefPolice.$A$1:$DonneesPrefPolice.$C$1334];3;0)" office:value-type="date" office:date-value="2017-12-26" calcext:value-type="date">
            <text:p>26/12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0320" calcext:value-type="float">
            <text:p>50320</text:p>
          </table:table-cell>
          <table:table-cell table:formula="of:=VLOOKUP([.$B677];[$'Annexe 1'.$B$2:$'Annexe 1'.$C$1392];2;0)" office:value-type="string" office:string-value="Porte de d'Auteuil, sortie Périph Est" calcext:value-type="string">
            <text:p>Porte de d'Auteuil, sortie Périph Est</text:p>
          </table:table-cell>
          <table:table-cell office:value-type="string" calcext:value-type="string">
            <text:p>Porte de d'Auteuil</text:p>
          </table:table-cell>
          <table:table-cell office:value-type="string" calcext:value-type="string">
            <text:p><text:s/>sortie Périph Es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77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960" calcext:value-type="float">
            <text:p>27960</text:p>
          </table:table-cell>
          <table:table-cell table:formula="of:=VLOOKUP([.$B678];[$'Annexe 1'.$B$2:$'Annexe 1'.$C$1392];2;0)" office:value-type="string" office:string-value="Porte de Saint-Cloud" calcext:value-type="string">
            <text:p>Porte de Saint-Cloud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678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0194" calcext:value-type="float">
            <text:p>10194</text:p>
          </table:table-cell>
          <table:table-cell table:formula="of:=VLOOKUP([.$B679];[$'Annexe 1'.$B$2:$'Annexe 1'.$C$1392];2;0)" office:value-type="string" office:string-value="Quai de New-York, devant le Palais de Tokyo" calcext:value-type="string">
            <text:p>Quai de New-York, devant le Palais de Tokyo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79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7335" calcext:value-type="float">
            <text:p>87335</text:p>
          </table:table-cell>
          <table:table-cell table:formula="of:=VLOOKUP([.$B680];[$'Annexe 1'.$B$2:$'Annexe 1'.$C$1392];2;0)" office:value-type="string" office:string-value="Route de l'hippodrome Carrefour des Cascades" calcext:value-type="string">
            <text:p>Route de l'hippodrome Carrefour des Cascade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680];[$DonneesPrefPolice.$A$1:$DonneesPrefPolice.$C$1334];3;0)" office:value-type="date" office:date-value="2013-10-01" calcext:value-type="date">
            <text:p>01/10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2670" calcext:value-type="float">
            <text:p>52670</text:p>
          </table:table-cell>
          <table:table-cell table:formula="of:=VLOOKUP([.$B681];[$'Annexe 1'.$B$2:$'Annexe 1'.$C$1392];2;0)" office:value-type="string" office:string-value="Rue d'Auteuil, rue Michel-Ange" calcext:value-type="string">
            <text:p>Rue d'Auteuil, rue Michel-Ange</text:p>
          </table:table-cell>
          <table:table-cell office:value-type="string" calcext:value-type="string">
            <text:p>Rue d'Auteuil</text:p>
          </table:table-cell>
          <table:table-cell office:value-type="string" calcext:value-type="string">
            <text:p><text:s/>rue Michel-Ang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1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4347" calcext:value-type="float">
            <text:p>34347</text:p>
          </table:table-cell>
          <table:table-cell table:formula="of:=VLOOKUP([.$B682];[$'Annexe 1'.$B$2:$'Annexe 1'.$C$1392];2;0)" office:value-type="string" office:string-value="Rue de La Fontaine, rue Guérin" calcext:value-type="string">
            <text:p>Rue de La Fontaine, rue Guérin</text:p>
          </table:table-cell>
          <table:table-cell office:value-type="string" calcext:value-type="string">
            <text:p>Rue de La Fontaine</text:p>
          </table:table-cell>
          <table:table-cell office:value-type="string" calcext:value-type="string">
            <text:p><text:s/>rue Guér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2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2575" calcext:value-type="float">
            <text:p>22575</text:p>
          </table:table-cell>
          <table:table-cell table:formula="of:=VLOOKUP([.$B683];[$'Annexe 1'.$B$2:$'Annexe 1'.$C$1392];2;0)" office:value-type="string" office:string-value="Rue de la Pompe, avenue Henri Martin" calcext:value-type="string">
            <text:p>Rue de la Pompe, avenue Henri Martin</text:p>
          </table:table-cell>
          <table:table-cell office:value-type="string" calcext:value-type="string">
            <text:p>Rue de la Pompe</text:p>
          </table:table-cell>
          <table:table-cell office:value-type="string" calcext:value-type="string">
            <text:p><text:s/>avenue Henri Mart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3];[$DonneesPrefPolice.$A$1:$DonneesPrefPolice.$C$1334];3;0)" office:value-type="date" office:date-value="2012-08-24" calcext:value-type="date">
            <text:p>24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74609" calcext:value-type="float">
            <text:p>74609</text:p>
          </table:table-cell>
          <table:table-cell table:formula="of:=VLOOKUP([.$B684];[$'Annexe 1'.$B$2:$'Annexe 1'.$C$1392];2;0)" office:value-type="string" office:string-value="Rue de Passy, Chaussée de la Muette" calcext:value-type="string">
            <text:p>Rue de Passy, Chaussée de la Muette</text:p>
          </table:table-cell>
          <table:table-cell office:value-type="string" calcext:value-type="string">
            <text:p>Rue de Passy</text:p>
          </table:table-cell>
          <table:table-cell office:value-type="string" calcext:value-type="string">
            <text:p><text:s/>Chaussée de la Muette</text:p>
          </table:table-cell>
          <table:table-cell table:style-name="Default"/>
          <table:table-cell office:value-type="string" calcext:value-type="string">
            <text:p>croisement</text:p>
          </table:table-cell>
          <table:table-cell table:style-name="ce4" table:formula="of:=VLOOKUP([.B684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5054" calcext:value-type="float">
            <text:p>55054</text:p>
          </table:table-cell>
          <table:table-cell table:formula="of:=VLOOKUP([.$B685];[$'Annexe 1'.$B$2:$'Annexe 1'.$C$1392];2;0)" office:value-type="string" office:string-value="Rue du Ranelagh, avenue du Président Kennedy" calcext:value-type="string">
            <text:p>Rue du Ranelagh, avenue du Président Kennedy</text:p>
          </table:table-cell>
          <table:table-cell office:value-type="string" calcext:value-type="string">
            <text:p>Rue du Ranelagh</text:p>
          </table:table-cell>
          <table:table-cell office:value-type="string" calcext:value-type="string">
            <text:p><text:s/>avenue du Président Kenned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5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7" calcext:value-type="float">
            <text:p>16137</text:p>
          </table:table-cell>
          <table:table-cell table:formula="of:=VLOOKUP([.$B686];[$'Annexe 1'.$B$2:$'Annexe 1'.$C$1392];2;0)" office:value-type="string" office:string-value="Rue du Sergent Maginot, rue de l'Arioste" calcext:value-type="string">
            <text:p>Rue du Sergent Maginot, rue de l'Arioste</text:p>
          </table:table-cell>
          <table:table-cell office:value-type="string" calcext:value-type="string">
            <text:p>Rue du Sergent Maginot</text:p>
          </table:table-cell>
          <table:table-cell office:value-type="string" calcext:value-type="string">
            <text:p><text:s/>rue de l'Arios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6];[$DonneesPrefPolice.$A$1:$DonneesPrefPolice.$C$1334];3;0)" office:value-type="date" office:date-value="2016-09-02" calcext:value-type="date">
            <text:p>02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8695" calcext:value-type="float">
            <text:p>18695</text:p>
          </table:table-cell>
          <table:table-cell table:formula="of:=VLOOKUP([.$B687];[$'Annexe 1'.$B$2:$'Annexe 1'.$C$1392];2;0)" office:value-type="string" office:string-value="Rue Saint-Didier, rue Mesnil" calcext:value-type="string">
            <text:p>Rue Saint-Didier, rue Mesnil</text:p>
          </table:table-cell>
          <table:table-cell office:value-type="string" calcext:value-type="string">
            <text:p>Rue Saint-Didier</text:p>
          </table:table-cell>
          <table:table-cell office:value-type="string" calcext:value-type="string">
            <text:p><text:s/>rue Mesn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87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5315" calcext:value-type="float">
            <text:p>65315</text:p>
          </table:table-cell>
          <table:table-cell table:formula="of:=VLOOKUP([.$B688];[$'Annexe 1'.$B$2:$'Annexe 1'.$C$1392];2;0)" office:value-type="string" office:string-value="155, rue de Saussure" calcext:value-type="string">
            <text:p>155, rue de Saussur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688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085" calcext:value-type="float">
            <text:p>18085</text:p>
          </table:table-cell>
          <table:table-cell table:formula="of:=VLOOKUP([.$B689];[$'Annexe 1'.$B$2:$'Annexe 1'.$C$1392];2;0)" office:value-type="string" office:string-value="21 bis, rue Jean Leclaire" calcext:value-type="string">
            <text:p>21 bis, rue Jean Leclair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689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34901" calcext:value-type="float">
            <text:p>34901</text:p>
          </table:table-cell>
          <table:table-cell table:formula="of:=VLOOKUP([.$B690];[$'Annexe 1'.$B$2:$'Annexe 1'.$C$1392];2;0)" office:value-type="string" office:string-value="80, boulevard Bessières" calcext:value-type="string">
            <text:p>80, boulevard Bessières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690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5563" calcext:value-type="float">
            <text:p>55563</text:p>
          </table:table-cell>
          <table:table-cell table:formula="of:=VLOOKUP([.$B691];[$'Annexe 1'.$B$2:$'Annexe 1'.$C$1392];2;0)" office:value-type="string" office:string-value="Avenue de Clichy, passage Petit Cerf" calcext:value-type="string">
            <text:p>Avenue de Clichy, passage Petit Cerf</text:p>
          </table:table-cell>
          <table:table-cell office:value-type="string" calcext:value-type="string">
            <text:p>Avenue de Clichy</text:p>
          </table:table-cell>
          <table:table-cell office:value-type="string" calcext:value-type="string">
            <text:p><text:s/>passage Petit Cerf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1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0446" calcext:value-type="float">
            <text:p>70446</text:p>
          </table:table-cell>
          <table:table-cell table:formula="of:=VLOOKUP([.$B692];[$'Annexe 1'.$B$2:$'Annexe 1'.$C$1392];2;0)" office:value-type="string" office:string-value="Avenue de Clichy, rue Brochant" calcext:value-type="string">
            <text:p>Avenue de Clichy, rue Brochant</text:p>
          </table:table-cell>
          <table:table-cell office:value-type="string" calcext:value-type="string">
            <text:p>Avenue de Clichy</text:p>
          </table:table-cell>
          <table:table-cell office:value-type="string" calcext:value-type="string">
            <text:p><text:s/>rue Brocha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2852" calcext:value-type="float">
            <text:p>12852</text:p>
          </table:table-cell>
          <table:table-cell table:formula="of:=VLOOKUP([.$B693];[$'Annexe 1'.$B$2:$'Annexe 1'.$C$1392];2;0)" office:value-type="string" office:string-value="Avenue de Clichy, rue Guy Moquet" calcext:value-type="string">
            <text:p>Avenue de Clichy, rue Guy Moquet</text:p>
          </table:table-cell>
          <table:table-cell office:value-type="string" calcext:value-type="string">
            <text:p>Avenue de Clichy</text:p>
          </table:table-cell>
          <table:table-cell office:value-type="string" calcext:value-type="string">
            <text:p><text:s/>rue Guy Moqu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3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1182" calcext:value-type="float">
            <text:p>91182</text:p>
          </table:table-cell>
          <table:table-cell table:formula="of:=VLOOKUP([.$B694];[$'Annexe 1'.$B$2:$'Annexe 1'.$C$1392];2;0)" office:value-type="string" office:string-value="Avenue de la Grande Armée, rue d'Argentine" calcext:value-type="string">
            <text:p>Avenue de la Grande Armée, rue d'Argentine</text:p>
          </table:table-cell>
          <table:table-cell office:value-type="string" calcext:value-type="string">
            <text:p>Avenue de la Grande Armée</text:p>
          </table:table-cell>
          <table:table-cell office:value-type="string" calcext:value-type="string">
            <text:p><text:s/>rue d'Argenti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4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536" calcext:value-type="float">
            <text:p>18536</text:p>
          </table:table-cell>
          <table:table-cell table:formula="of:=VLOOKUP([.$B695];[$'Annexe 1'.$B$2:$'Annexe 1'.$C$1392];2;0)" office:value-type="string" office:string-value="Avenue de la Porte d'Asnières, boulevard de Reims" calcext:value-type="string">
            <text:p>Avenue de la Porte d'Asnières, boulevard de Reims</text:p>
          </table:table-cell>
          <table:table-cell office:value-type="string" calcext:value-type="string">
            <text:p>Avenue de la Porte d'Asnières</text:p>
          </table:table-cell>
          <table:table-cell office:value-type="string" calcext:value-type="string">
            <text:p><text:s/>boulevard de Reim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5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6458" calcext:value-type="float">
            <text:p>16458</text:p>
          </table:table-cell>
          <table:table-cell table:formula="of:=VLOOKUP([.$B696];[$'Annexe 1'.$B$2:$'Annexe 1'.$C$1392];2;0)" office:value-type="string" office:string-value="Avenue de la Porte d'Asnières, boulevard Berthier" calcext:value-type="string">
            <text:p>Avenue de la Porte d'Asnières, boulevard Berthier</text:p>
          </table:table-cell>
          <table:table-cell office:value-type="string" calcext:value-type="string">
            <text:p>Avenue de la Porte d'Asnières</text:p>
          </table:table-cell>
          <table:table-cell office:value-type="string" calcext:value-type="string">
            <text:p><text:s/>boulevard Berth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6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4425" calcext:value-type="float">
            <text:p>84425</text:p>
          </table:table-cell>
          <table:table-cell table:formula="of:=VLOOKUP([.$B697];[$'Annexe 1'.$B$2:$'Annexe 1'.$C$1392];2;0)" office:value-type="string" office:string-value="Avenue de la Porte de Clichy, boulevard Bessières" calcext:value-type="string">
            <text:p>Avenue de la Porte de Clichy, boulevard Bessières</text:p>
          </table:table-cell>
          <table:table-cell office:value-type="string" calcext:value-type="string">
            <text:p>Avenue de la Porte de Clichy</text:p>
          </table:table-cell>
          <table:table-cell office:value-type="string" calcext:value-type="string">
            <text:p><text:s/>boulevard Bessièr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7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2088" calcext:value-type="float">
            <text:p>92088</text:p>
          </table:table-cell>
          <table:table-cell table:formula="of:=VLOOKUP([.$B698];[$'Annexe 1'.$B$2:$'Annexe 1'.$C$1392];2;0)" office:value-type="string" office:string-value="Avenue de la Porte de Saint-Ouen, boulevard Ney" calcext:value-type="string">
            <text:p>Avenue de la Porte de Saint-Ouen, boulevard Ney</text:p>
          </table:table-cell>
          <table:table-cell office:value-type="string" calcext:value-type="string">
            <text:p>Avenue de la Porte de Saint-Ouen</text:p>
          </table:table-cell>
          <table:table-cell office:value-type="string" calcext:value-type="string">
            <text:p><text:s/>boulevard Ne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8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7973" calcext:value-type="float">
            <text:p>47973</text:p>
          </table:table-cell>
          <table:table-cell table:formula="of:=VLOOKUP([.$B699];[$'Annexe 1'.$B$2:$'Annexe 1'.$C$1392];2;0)" office:value-type="string" office:string-value="Avenue de la Porte des Ternes, rue Gustave Charpentier" calcext:value-type="string">
            <text:p>Avenue de la Porte des Ternes, rue Gustave Charpentier</text:p>
          </table:table-cell>
          <table:table-cell office:value-type="string" calcext:value-type="string">
            <text:p>Avenue de la Porte des Ternes</text:p>
          </table:table-cell>
          <table:table-cell office:value-type="string" calcext:value-type="string">
            <text:p><text:s/>rue Gustave Charpent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699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9182" calcext:value-type="float">
            <text:p>19182</text:p>
          </table:table-cell>
          <table:table-cell table:formula="of:=VLOOKUP([.$B700];[$'Annexe 1'.$B$2:$'Annexe 1'.$C$1392];2;0)" office:value-type="string" office:string-value="Avenue de Saint-Ouen, avenue de Clichy" calcext:value-type="string">
            <text:p>Avenue de Saint-Ouen, avenue de Clichy</text:p>
          </table:table-cell>
          <table:table-cell office:value-type="string" calcext:value-type="string">
            <text:p>Avenue de Saint-Ouen</text:p>
          </table:table-cell>
          <table:table-cell office:value-type="string" calcext:value-type="string">
            <text:p><text:s/>avenue de Clich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0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64" calcext:value-type="float">
            <text:p>17064</text:p>
          </table:table-cell>
          <table:table-cell table:formula="of:=VLOOKUP([.$B701];[$'Annexe 1'.$B$2:$'Annexe 1'.$C$1392];2;0)" office:value-type="string" office:string-value="Avenue de Saint-Ouen, rue Navier" calcext:value-type="string">
            <text:p>Avenue de Saint-Ouen, rue Navier</text:p>
          </table:table-cell>
          <table:table-cell office:value-type="string" calcext:value-type="string">
            <text:p>Avenue de Saint-Ouen</text:p>
          </table:table-cell>
          <table:table-cell office:value-type="string" calcext:value-type="string">
            <text:p><text:s/>rue Nav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1];[$DonneesPrefPolice.$A$1:$DonneesPrefPolice.$C$1334];3;0)" office:value-type="date" office:date-value="2018-11-09" calcext:value-type="date">
            <text:p>09/11/18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6498" calcext:value-type="float">
            <text:p>66498</text:p>
          </table:table-cell>
          <table:table-cell table:formula="of:=VLOOKUP([.$B702];[$'Annexe 1'.$B$2:$'Annexe 1'.$C$1392];2;0)" office:value-type="string" office:string-value="Avenue de Villiers, rue Legendre" calcext:value-type="string">
            <text:p>Avenue de Villiers, rue Legendre</text:p>
          </table:table-cell>
          <table:table-cell office:value-type="string" calcext:value-type="string">
            <text:p>Avenue de Villiers</text:p>
          </table:table-cell>
          <table:table-cell office:value-type="string" calcext:value-type="string">
            <text:p><text:s/>rue Legend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2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7" calcext:value-type="float">
            <text:p>17097</text:p>
          </table:table-cell>
          <table:table-cell table:formula="of:=VLOOKUP([.$B703];[$'Annexe 1'.$B$2:$'Annexe 1'.$C$1392];2;0)" office:value-type="string" office:string-value="Avenue de Wagram, rue Rennequin" calcext:value-type="string">
            <text:p>Avenue de Wagram, rue Rennequin</text:p>
          </table:table-cell>
          <table:table-cell office:value-type="string" calcext:value-type="string">
            <text:p>Avenue de Wagram</text:p>
          </table:table-cell>
          <table:table-cell office:value-type="string" calcext:value-type="string">
            <text:p><text:s/>rue Rennequ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3];[$DonneesPrefPolice.$A$1:$DonneesPrefPolice.$C$1334];3;0)" office:value-type="date" office:date-value="2016-12-01" calcext:value-type="date">
            <text:p>01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1943" calcext:value-type="float">
            <text:p>11943</text:p>
          </table:table-cell>
          <table:table-cell table:formula="of:=VLOOKUP([.$B704];[$'Annexe 1'.$B$2:$'Annexe 1'.$C$1392];2;0)" office:value-type="string" office:string-value="Avenue des Ternes, avenue Niel" calcext:value-type="string">
            <text:p>Avenue des Ternes, avenue Niel</text:p>
          </table:table-cell>
          <table:table-cell office:value-type="string" calcext:value-type="string">
            <text:p>Avenue des Ternes</text:p>
          </table:table-cell>
          <table:table-cell office:value-type="string" calcext:value-type="string">
            <text:p><text:s/>avenue Ni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4];[$DonneesPrefPolice.$A$1:$DonneesPrefPolice.$C$1334];3;0)" office:value-type="date" office:date-value="2013-06-21" calcext:value-type="date">
            <text:p>21/06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4" calcext:value-type="float">
            <text:p>17084</text:p>
          </table:table-cell>
          <table:table-cell table:formula="of:=VLOOKUP([.$B705];[$'Annexe 1'.$B$2:$'Annexe 1'.$C$1392];2;0)" office:value-type="string" office:string-value="Batignolles — boulevard Berthier, rue Mstislav Rostropovitch" calcext:value-type="string">
            <text:p>Batignolles — boulevard Berthier, rue Mstislav Rostropovitch</text:p>
          </table:table-cell>
          <table:table-cell office:value-type="string" calcext:value-type="string">
            <text:p>Batignolles — boulevard Berthier</text:p>
          </table:table-cell>
          <table:table-cell office:value-type="string" calcext:value-type="string">
            <text:p><text:s/>rue Mstislav Rostropovitch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1" calcext:value-type="float">
            <text:p>17081</text:p>
          </table:table-cell>
          <table:table-cell table:formula="of:=VLOOKUP([.$B706];[$'Annexe 1'.$B$2:$'Annexe 1'.$C$1392];2;0)" office:value-type="string" office:string-value="Batignolles — rue André Suarez, rue du Bastion" calcext:value-type="string">
            <text:p>Batignolles — rue André Suarez, rue du Bastion</text:p>
          </table:table-cell>
          <table:table-cell office:value-type="string" calcext:value-type="string">
            <text:p>Batignolles — rue André Suarez</text:p>
          </table:table-cell>
          <table:table-cell office:value-type="string" calcext:value-type="string">
            <text:p><text:s/>rue du Basti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06];[$DonneesPrefPolice.$A$1:$DonneesPrefPolice.$C$1334];3;0)" office:value-type="string" office:string-value="Début 2019" calcext:value-type="string">
            <text:p>Début 2019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9" calcext:value-type="float">
            <text:p>17089</text:p>
          </table:table-cell>
          <table:table-cell table:formula="of:=VLOOKUP([.$B707];[$'Annexe 1'.$B$2:$'Annexe 1'.$C$1392];2;0)" office:value-type="string" office:string-value="Batignolles — rue Bernard Buffet, rue René Blum" calcext:value-type="string">
            <text:p>Batignolles — rue Bernard Buffet, rue René Blum</text:p>
          </table:table-cell>
          <table:table-cell office:value-type="string" calcext:value-type="string">
            <text:p>Batignolles — rue Bernard Buffet</text:p>
          </table:table-cell>
          <table:table-cell office:value-type="string" calcext:value-type="string">
            <text:p><text:s/>rue René Blum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7" calcext:value-type="float">
            <text:p>17087</text:p>
          </table:table-cell>
          <table:table-cell table:formula="of:=VLOOKUP([.$B708];[$'Annexe 1'.$B$2:$'Annexe 1'.$C$1392];2;0)" office:value-type="string" office:string-value="Batignolles — rue Gilbert Cesbron Nord" calcext:value-type="string">
            <text:p>Batignolles — rue Gilbert Cesbron Nor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08];[$DonneesPrefPolice.$A$1:$DonneesPrefPolice.$C$1334];3;0)" office:value-type="date" office:date-value="2017-07-04" calcext:value-type="date">
            <text:p>04/07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8" calcext:value-type="float">
            <text:p>17088</text:p>
          </table:table-cell>
          <table:table-cell table:formula="of:=VLOOKUP([.$B709];[$'Annexe 1'.$B$2:$'Annexe 1'.$C$1392];2;0)" office:value-type="string" office:string-value="Batignolles — rue Gilbert Cesbron Sud" calcext:value-type="string">
            <text:p>Batignolles — rue Gilbert Cesbron Su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09];[$DonneesPrefPolice.$A$1:$DonneesPrefPolice.$C$1334];3;0)" office:value-type="date" office:date-value="2017-06-26" calcext:value-type="date">
            <text:p>26/06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6" calcext:value-type="float">
            <text:p>17086</text:p>
          </table:table-cell>
          <table:table-cell table:formula="of:=VLOOKUP([.$B710];[$'Annexe 1'.$B$2:$'Annexe 1'.$C$1392];2;0)" office:value-type="string" office:string-value="Batignolles — rue Mstislav Rostropovitch Sud" calcext:value-type="string">
            <text:p>Batignolles — rue Mstislav Rostropovitch Su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6817" calcext:value-type="float">
            <text:p>66817</text:p>
          </table:table-cell>
          <table:table-cell table:formula="of:=VLOOKUP([.$B711];[$'Annexe 1'.$B$2:$'Annexe 1'.$C$1392];2;0)" office:value-type="string" office:string-value="Boulevard Berthier, rue Albert Roussel" calcext:value-type="string">
            <text:p>Boulevard Berthier, rue Albert Roussel</text:p>
          </table:table-cell>
          <table:table-cell office:value-type="string" calcext:value-type="string">
            <text:p>Boulevard Berthier</text:p>
          </table:table-cell>
          <table:table-cell office:value-type="string" calcext:value-type="string">
            <text:p><text:s/>rue Albert Rouss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11];[$DonneesPrefPolice.$A$1:$DonneesPrefPolice.$C$1334];3;0)" office:value-type="date" office:date-value="2014-03-28" calcext:value-type="date">
            <text:p>28/03/14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26158" calcext:value-type="float">
            <text:p>26158</text:p>
          </table:table-cell>
          <table:table-cell table:formula="of:=VLOOKUP([.$B712];[$'Annexe 1'.$B$2:$'Annexe 1'.$C$1392];2;0)" office:value-type="string" office:string-value="Boulevard de Courcelles, boulevard Malesherbes" calcext:value-type="string">
            <text:p>Boulevard de Courcelles, boulevard Malesherbes</text:p>
          </table:table-cell>
          <table:table-cell office:value-type="string" calcext:value-type="string">
            <text:p>Boulevard de Courcelles</text:p>
          </table:table-cell>
          <table:table-cell office:value-type="string" calcext:value-type="string">
            <text:p><text:s/>boulevard Malesherb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12];[$DonneesPrefPolice.$A$1:$DonneesPrefPolice.$C$1334];3;0)" office:value-type="date" office:date-value="2013-06-28" calcext:value-type="date">
            <text:p>28/06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0605" calcext:value-type="float">
            <text:p>70605</text:p>
          </table:table-cell>
          <table:table-cell table:formula="of:=VLOOKUP([.$B713];[$'Annexe 1'.$B$2:$'Annexe 1'.$C$1392];2;0)" office:value-type="string" office:string-value="Passage Saint-Ange, rue Jean Leclaire" calcext:value-type="string">
            <text:p>Passage Saint-Ange, rue Jean Leclaire</text:p>
          </table:table-cell>
          <table:table-cell office:value-type="string" calcext:value-type="string">
            <text:p>Passage Saint-Ange</text:p>
          </table:table-cell>
          <table:table-cell office:value-type="string" calcext:value-type="string">
            <text:p><text:s/>rue Jean Lecla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13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6501" calcext:value-type="float">
            <text:p>76501</text:p>
          </table:table-cell>
          <table:table-cell table:formula="of:=VLOOKUP([.$B714];[$'Annexe 1'.$B$2:$'Annexe 1'.$C$1392];2;0)" office:value-type="string" office:string-value="Place de Clichy" calcext:value-type="string">
            <text:p>Place de Clichy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14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8088" calcext:value-type="float">
            <text:p>48088</text:p>
          </table:table-cell>
          <table:table-cell table:formula="of:=VLOOKUP([.$B715];[$'Annexe 1'.$B$2:$'Annexe 1'.$C$1392];2;0)" office:value-type="string" office:string-value="Place du Général Catroux" calcext:value-type="string">
            <text:p>Place du Général Catroux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15];[$DonneesPrefPolice.$A$1:$DonneesPrefPolice.$C$1334];3;0)" office:value-type="date" office:date-value="2012-04-13" calcext:value-type="date">
            <text:p>13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9639" calcext:value-type="float">
            <text:p>99639</text:p>
          </table:table-cell>
          <table:table-cell table:formula="of:=VLOOKUP([.$B716];[$'Annexe 1'.$B$2:$'Annexe 1'.$C$1392];2;0)" office:value-type="string" office:string-value="Place du Général Koenig" calcext:value-type="string">
            <text:p>Place du Général Koenig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16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28293" calcext:value-type="float">
            <text:p>28293</text:p>
          </table:table-cell>
          <table:table-cell table:formula="of:=VLOOKUP([.$B717];[$'Annexe 1'.$B$2:$'Annexe 1'.$C$1392];2;0)" office:value-type="string" office:string-value="Place du Maréchal Juin" calcext:value-type="string">
            <text:p>Place du Maréchal Juin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17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656" calcext:value-type="float">
            <text:p>18656</text:p>
          </table:table-cell>
          <table:table-cell table:formula="of:=VLOOKUP([.$B718];[$'Annexe 1'.$B$2:$'Annexe 1'.$C$1392];2;0)" office:value-type="string" office:string-value="Place Paul Tortelier, rue Marguerite Long, rue Stéphane Grappelli" calcext:value-type="string">
            <text:p>Place Paul Tortelier, rue Marguerite Long, rue Stéphane Grappelli</text:p>
          </table:table-cell>
          <table:table-cell office:value-type="string" calcext:value-type="string">
            <text:p>Place Paul Tortelier</text:p>
          </table:table-cell>
          <table:table-cell office:value-type="string" calcext:value-type="string">
            <text:p><text:s/>rue Marguerite Long</text:p>
          </table:table-cell>
          <table:table-cell office:value-type="string" calcext:value-type="string">
            <text:p><text:s/>rue Stéphane Grappelli</text:p>
          </table:table-cell>
          <table:table-cell office:value-type="string" calcext:value-type="string">
            <text:p>croisement</text:p>
          </table:table-cell>
          <table:table-cell table:style-name="ce4" table:formula="of:=VLOOKUP([.B718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0383" calcext:value-type="float">
            <text:p>80383</text:p>
          </table:table-cell>
          <table:table-cell table:formula="of:=VLOOKUP([.$B719];[$'Annexe 1'.$B$2:$'Annexe 1'.$C$1392];2;0)" office:value-type="string" office:string-value="Place Saint-Ferdinand, rue Brunel" calcext:value-type="string">
            <text:p>Place Saint-Ferdinand, rue Brunel</text:p>
          </table:table-cell>
          <table:table-cell office:value-type="string" calcext:value-type="string">
            <text:p>Place Saint-Ferdinand</text:p>
          </table:table-cell>
          <table:table-cell office:value-type="string" calcext:value-type="string">
            <text:p><text:s/>rue Brun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19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9795" calcext:value-type="float">
            <text:p>49795</text:p>
          </table:table-cell>
          <table:table-cell table:formula="of:=VLOOKUP([.$B720];[$'Annexe 1'.$B$2:$'Annexe 1'.$C$1392];2;0)" office:value-type="string" office:string-value="Porte Maillot" calcext:value-type="string">
            <text:p>Porte Maillo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20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3554" calcext:value-type="float">
            <text:p>73554</text:p>
          </table:table-cell>
          <table:table-cell table:formula="of:=VLOOKUP([.$B721];[$'Annexe 1'.$B$2:$'Annexe 1'.$C$1392];2;0)" office:value-type="string" office:string-value="Porte Maillot, avenue de la Grande Armée" calcext:value-type="string">
            <text:p>Porte Maillot, avenue de la Grande Armée</text:p>
          </table:table-cell>
          <table:table-cell office:value-type="string" calcext:value-type="string">
            <text:p>Porte Maillot</text:p>
          </table:table-cell>
          <table:table-cell office:value-type="string" calcext:value-type="string">
            <text:p><text:s/>avenue de la Grande Armé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1];[$DonneesPrefPolice.$A$1:$DonneesPrefPolice.$C$1334];3;0)" office:value-type="date" office:date-value="2012-04-20" calcext:value-type="date">
            <text:p>20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5732" calcext:value-type="float">
            <text:p>75732</text:p>
          </table:table-cell>
          <table:table-cell table:formula="of:=VLOOKUP([.$B722];[$'Annexe 1'.$B$2:$'Annexe 1'.$C$1392];2;0)" office:value-type="string" office:string-value="Rue André Brechet, rue Louis Loucheur" calcext:value-type="string">
            <text:p>Rue André Brechet, rue Louis Loucheur</text:p>
          </table:table-cell>
          <table:table-cell office:value-type="string" calcext:value-type="string">
            <text:p>Rue André Brechet</text:p>
          </table:table-cell>
          <table:table-cell office:value-type="string" calcext:value-type="string">
            <text:p><text:s/>rue Louis Loucheu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2];[$DonneesPrefPolice.$A$1:$DonneesPrefPolice.$C$1334];3;0)" office:value-type="date" office:date-value="2012-08-17" calcext:value-type="date">
            <text:p>17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9632" calcext:value-type="float">
            <text:p>89632</text:p>
          </table:table-cell>
          <table:table-cell table:formula="of:=VLOOKUP([.$B723];[$'Annexe 1'.$B$2:$'Annexe 1'.$C$1392];2;0)" office:value-type="string" office:string-value="Rue Biot, place Clichy" calcext:value-type="string">
            <text:p>Rue Biot, place Clichy</text:p>
          </table:table-cell>
          <table:table-cell office:value-type="string" calcext:value-type="string">
            <text:p>Rue Biot</text:p>
          </table:table-cell>
          <table:table-cell office:value-type="string" calcext:value-type="string">
            <text:p><text:s/>place Clich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3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32355" calcext:value-type="float">
            <text:p>32355</text:p>
          </table:table-cell>
          <table:table-cell table:formula="of:=VLOOKUP([.$B724];[$'Annexe 1'.$B$2:$'Annexe 1'.$C$1392];2;0)" office:value-type="string" office:string-value="Rue Boulay, rue de la Jonquière" calcext:value-type="string">
            <text:p>Rue Boulay, rue de la Jonquière</text:p>
          </table:table-cell>
          <table:table-cell office:value-type="string" calcext:value-type="string">
            <text:p>Rue Boulay</text:p>
          </table:table-cell>
          <table:table-cell office:value-type="string" calcext:value-type="string">
            <text:p><text:s/>rue de la Jonqu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4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73" calcext:value-type="float">
            <text:p>17073</text:p>
          </table:table-cell>
          <table:table-cell table:formula="of:=VLOOKUP([.$B725];[$'Annexe 1'.$B$2:$'Annexe 1'.$C$1392];2;0)" office:value-type="string" office:string-value="Rue Brunetière, rue de l'Abbé Rousselot" calcext:value-type="string">
            <text:p>Rue Brunetière, rue de l'Abbé Rousselot</text:p>
          </table:table-cell>
          <table:table-cell office:value-type="string" calcext:value-type="string">
            <text:p>Rue Brunetière</text:p>
          </table:table-cell>
          <table:table-cell office:value-type="string" calcext:value-type="string">
            <text:p><text:s/>rue de l'Abbé Roussel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5];[$DonneesPrefPolice.$A$1:$DonneesPrefPolice.$C$1334];3;0)" office:value-type="date" office:date-value="2016-11-18" calcext:value-type="date">
            <text:p>18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0510" calcext:value-type="float">
            <text:p>10510</text:p>
          </table:table-cell>
          <table:table-cell table:formula="of:=VLOOKUP([.$B726];[$'Annexe 1'.$B$2:$'Annexe 1'.$C$1392];2;0)" office:value-type="string" office:string-value="Rue Cardinet, rue Lemercier" calcext:value-type="string">
            <text:p>Rue Cardinet, rue Lemercier</text:p>
          </table:table-cell>
          <table:table-cell office:value-type="string" calcext:value-type="string">
            <text:p>Rue Cardinet</text:p>
          </table:table-cell>
          <table:table-cell office:value-type="string" calcext:value-type="string">
            <text:p><text:s/>rue Lemerc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6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308" calcext:value-type="float">
            <text:p>18308</text:p>
          </table:table-cell>
          <table:table-cell table:formula="of:=VLOOKUP([.$B727];[$'Annexe 1'.$B$2:$'Annexe 1'.$C$1392];2;0)" office:value-type="string" office:string-value="Rue Curnonsky, rue Raymond Pitet" calcext:value-type="string">
            <text:p>Rue Curnonsky, rue Raymond Pitet</text:p>
          </table:table-cell>
          <table:table-cell office:value-type="string" calcext:value-type="string">
            <text:p>Rue Curnonsky</text:p>
          </table:table-cell>
          <table:table-cell office:value-type="string" calcext:value-type="string">
            <text:p><text:s/>rue Raymond Pit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7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3139" calcext:value-type="float">
            <text:p>43139</text:p>
          </table:table-cell>
          <table:table-cell table:formula="of:=VLOOKUP([.$B728];[$'Annexe 1'.$B$2:$'Annexe 1'.$C$1392];2;0)" office:value-type="string" office:string-value="Rue Davy, rue Legendre" calcext:value-type="string">
            <text:p>Rue Davy, rue Legendre</text:p>
          </table:table-cell>
          <table:table-cell office:value-type="string" calcext:value-type="string">
            <text:p>Rue Davy</text:p>
          </table:table-cell>
          <table:table-cell office:value-type="string" calcext:value-type="string">
            <text:p><text:s/>rue Legend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8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1692" calcext:value-type="float">
            <text:p>41692</text:p>
          </table:table-cell>
          <table:table-cell table:formula="of:=VLOOKUP([.$B729];[$'Annexe 1'.$B$2:$'Annexe 1'.$C$1392];2;0)" office:value-type="string" office:string-value="Rue de Courcelles, avenue Stéphane Mallarmé" calcext:value-type="string">
            <text:p>Rue de Courcelles, avenue Stéphane Mallarmé</text:p>
          </table:table-cell>
          <table:table-cell office:value-type="string" calcext:value-type="string">
            <text:p>Rue de Courcelles</text:p>
          </table:table-cell>
          <table:table-cell office:value-type="string" calcext:value-type="string">
            <text:p><text:s/>avenue Stéphane Mallarm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29];[$DonneesPrefPolice.$A$1:$DonneesPrefPolice.$C$1334];3;0)" office:value-type="date" office:date-value="2013-06-07" calcext:value-type="date">
            <text:p>07/06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9662" calcext:value-type="float">
            <text:p>69662</text:p>
          </table:table-cell>
          <table:table-cell table:formula="of:=VLOOKUP([.$B730];[$'Annexe 1'.$B$2:$'Annexe 1'.$C$1392];2;0)" office:value-type="string" office:string-value="Rue de la Jonquière, Villa Sainte-Croix" calcext:value-type="string">
            <text:p>Rue de la Jonquière, Villa Sainte-Croix</text:p>
          </table:table-cell>
          <table:table-cell office:value-type="string" calcext:value-type="string">
            <text:p>Rue de la Jonquière</text:p>
          </table:table-cell>
          <table:table-cell office:value-type="string" calcext:value-type="string">
            <text:p><text:s/>Villa Sainte-Croi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0];[$DonneesPrefPolice.$A$1:$DonneesPrefPolice.$C$1334];3;0)" office:value-type="date" office:date-value="2012-01-27" calcext:value-type="date">
            <text:p>27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5" calcext:value-type="float">
            <text:p>17095</text:p>
          </table:table-cell>
          <table:table-cell table:formula="of:=VLOOKUP([.$B731];[$'Annexe 1'.$B$2:$'Annexe 1'.$C$1392];2;0)" office:value-type="string" office:string-value="Rue de Prony, avenue de Wagram" calcext:value-type="string">
            <text:p>Rue de Prony, avenue de Wagram</text:p>
          </table:table-cell>
          <table:table-cell office:value-type="string" calcext:value-type="string">
            <text:p>Rue de Prony</text:p>
          </table:table-cell>
          <table:table-cell office:value-type="string" calcext:value-type="string">
            <text:p><text:s/>avenue de Wagram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1];[$DonneesPrefPolice.$A$1:$DonneesPrefPolice.$C$1334];3;0)" office:value-type="date" office:date-value="2016-11-18" calcext:value-type="date">
            <text:p>18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7704" calcext:value-type="float">
            <text:p>87704</text:p>
          </table:table-cell>
          <table:table-cell table:formula="of:=VLOOKUP([.$B732];[$'Annexe 1'.$B$2:$'Annexe 1'.$C$1392];2;0)" office:value-type="string" office:string-value="Rue de Rome, rue Cardinet" calcext:value-type="string">
            <text:p>Rue de Rome, rue Cardinet</text:p>
          </table:table-cell>
          <table:table-cell office:value-type="string" calcext:value-type="string">
            <text:p>Rue de Rome</text:p>
          </table:table-cell>
          <table:table-cell office:value-type="string" calcext:value-type="string">
            <text:p><text:s/>rue Cardin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2];[$DonneesPrefPolice.$A$1:$DonneesPrefPolice.$C$1334];3;0)" office:value-type="date" office:date-value="2013-09-06" calcext:value-type="date">
            <text:p>06/09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8709" calcext:value-type="float">
            <text:p>58709</text:p>
          </table:table-cell>
          <table:table-cell table:formula="of:=VLOOKUP([.$B733];[$'Annexe 1'.$B$2:$'Annexe 1'.$C$1392];2;0)" office:value-type="string" office:string-value="Rue de Saussure, boulevard Pereire" calcext:value-type="string">
            <text:p>Rue de Saussure, boulevard Pereire</text:p>
          </table:table-cell>
          <table:table-cell office:value-type="string" calcext:value-type="string">
            <text:p>Rue de Saussure</text:p>
          </table:table-cell>
          <table:table-cell office:value-type="string" calcext:value-type="string">
            <text:p><text:s/>boulevard Perei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3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4" calcext:value-type="float">
            <text:p>17094</text:p>
          </table:table-cell>
          <table:table-cell table:formula="of:=VLOOKUP([.$B734];[$'Annexe 1'.$B$2:$'Annexe 1'.$C$1392];2;0)" office:value-type="string" office:string-value="Rue des Batignolles, rue des Dames" calcext:value-type="string">
            <text:p>Rue des Batignolles, rue des Dames</text:p>
          </table:table-cell>
          <table:table-cell office:value-type="string" calcext:value-type="string">
            <text:p>Rue des Batignolles</text:p>
          </table:table-cell>
          <table:table-cell office:value-type="string" calcext:value-type="string">
            <text:p><text:s/>rue des Dam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4];[$DonneesPrefPolice.$A$1:$DonneesPrefPolice.$C$1334];3;0)" office:value-type="date" office:date-value="2016-12-08" calcext:value-type="date">
            <text:p>08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4258" calcext:value-type="float">
            <text:p>44258</text:p>
          </table:table-cell>
          <table:table-cell table:formula="of:=VLOOKUP([.$B735];[$'Annexe 1'.$B$2:$'Annexe 1'.$C$1392];2;0)" office:value-type="string" office:string-value="Rue Descombes, boulevard Gouvion Saint-Cyr" calcext:value-type="string">
            <text:p>Rue Descombes, boulevard Gouvion Saint-Cyr</text:p>
          </table:table-cell>
          <table:table-cell office:value-type="string" calcext:value-type="string">
            <text:p>Rue Descombes</text:p>
          </table:table-cell>
          <table:table-cell office:value-type="string" calcext:value-type="string">
            <text:p><text:s/>boulevard Gouvion Saint-Cy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5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7387" calcext:value-type="float">
            <text:p>87387</text:p>
          </table:table-cell>
          <table:table-cell table:formula="of:=VLOOKUP([.$B736];[$'Annexe 1'.$B$2:$'Annexe 1'.$C$1392];2;0)" office:value-type="string" office:string-value="Rue Emile Borel, place Arnault Tzanck" calcext:value-type="string">
            <text:p>Rue Emile Borel, place Arnault Tzanck</text:p>
          </table:table-cell>
          <table:table-cell office:value-type="string" calcext:value-type="string">
            <text:p>Rue Emile Borel</text:p>
          </table:table-cell>
          <table:table-cell office:value-type="string" calcext:value-type="string">
            <text:p><text:s/>place Arnault Tzanck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6];[$DonneesPrefPolice.$A$1:$DonneesPrefPolice.$C$1334];3;0)" office:value-type="date" office:date-value="2012-06-01" calcext:value-type="date">
            <text:p>01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6" calcext:value-type="float">
            <text:p>17096</text:p>
          </table:table-cell>
          <table:table-cell table:formula="of:=VLOOKUP([.$B737];[$'Annexe 1'.$B$2:$'Annexe 1'.$C$1392];2;0)" office:value-type="string" office:string-value="Rue Galvani, rue Laugier" calcext:value-type="string">
            <text:p>Rue Galvani, rue Laugier</text:p>
          </table:table-cell>
          <table:table-cell office:value-type="string" calcext:value-type="string">
            <text:p>Rue Galvani</text:p>
          </table:table-cell>
          <table:table-cell office:value-type="string" calcext:value-type="string">
            <text:p><text:s/>rue Laug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7];[$DonneesPrefPolice.$A$1:$DonneesPrefPolice.$C$1334];3;0)" office:value-type="date" office:date-value="2016-12-07" calcext:value-type="date">
            <text:p>07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7632" calcext:value-type="float">
            <text:p>57632</text:p>
          </table:table-cell>
          <table:table-cell table:formula="of:=VLOOKUP([.$B738];[$'Annexe 1'.$B$2:$'Annexe 1'.$C$1392];2;0)" office:value-type="string" office:string-value="Rue Maria Deraismes, rue Félix Pecaut" calcext:value-type="string">
            <text:p>Rue Maria Deraismes, rue Félix Pecaut</text:p>
          </table:table-cell>
          <table:table-cell office:value-type="string" calcext:value-type="string">
            <text:p>Rue Maria Deraismes</text:p>
          </table:table-cell>
          <table:table-cell office:value-type="string" calcext:value-type="string">
            <text:p><text:s/>rue Félix Pecau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38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77" calcext:value-type="float">
            <text:p>17077</text:p>
          </table:table-cell>
          <table:table-cell table:formula="of:=VLOOKUP([.$B739];[$'Annexe 1'.$B$2:$'Annexe 1'.$C$1392];2;0)" office:value-type="string" office:string-value="Rue Marie-Georges Picquart — Coté collège et crèche" calcext:value-type="string">
            <text:p>Rue Marie-Georges Picquart — Coté collège et crèch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39];[$DonneesPrefPolice.$A$1:$DonneesPrefPolice.$C$1334];3;0)" office:value-type="date" office:date-value="2017-02-24" calcext:value-type="date">
            <text:p>24/02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65" calcext:value-type="float">
            <text:p>17065</text:p>
          </table:table-cell>
          <table:table-cell table:formula="of:=VLOOKUP([.$B740];[$'Annexe 1'.$B$2:$'Annexe 1'.$C$1392];2;0)" office:value-type="string" office:string-value="Rue Pierre Rebière, voie accès boulevard Bessières" calcext:value-type="string">
            <text:p>Rue Pierre Rebière, voie accès boulevard Bessière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40];[$DonneesPrefPolice.$A$1:$DonneesPrefPolice.$C$1334];3;0)" office:value-type="date" office:date-value="2016-11-18" calcext:value-type="date">
            <text:p>18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2" calcext:value-type="float">
            <text:p>17092</text:p>
          </table:table-cell>
          <table:table-cell table:formula="of:=VLOOKUP([.$B741];[$'Annexe 1'.$B$2:$'Annexe 1'.$C$1392];2;0)" office:value-type="string" office:string-value="ZAC Pouchet — allée des Cerisiers" calcext:value-type="string">
            <text:p>ZAC Pouchet — allée des Cerisier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3" calcext:value-type="float">
            <text:p>17093</text:p>
          </table:table-cell>
          <table:table-cell table:formula="of:=VLOOKUP([.$B742];[$'Annexe 1'.$B$2:$'Annexe 1'.$C$1392];2;0)" office:value-type="string" office:string-value="ZAC Pouchet — place Pouchet" calcext:value-type="string">
            <text:p>ZAC Pouchet — place Pouchet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2" calcext:value-type="float">
            <text:p>18112</text:p>
          </table:table-cell>
          <table:table-cell table:formula="of:=VLOOKUP([.$B743];[$'Annexe 1'.$B$2:$'Annexe 1'.$C$1392];2;0)" office:value-type="string" office:string-value="110-122, rue des Poissonniers — prolongement voie vers rue Ordener" calcext:value-type="string">
            <text:p>110-122, rue des Poissonniers — prolongement voie vers rue Ordener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8369" calcext:value-type="float">
            <text:p>28369</text:p>
          </table:table-cell>
          <table:table-cell table:formula="of:=VLOOKUP([.$B744];[$'Annexe 1'.$B$2:$'Annexe 1'.$C$1392];2;0)" office:value-type="string" office:string-value="19, rue des Abbesses" calcext:value-type="string">
            <text:p>19, rue des Abbesses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744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626" calcext:value-type="float">
            <text:p>15626</text:p>
          </table:table-cell>
          <table:table-cell table:formula="of:=VLOOKUP([.$B745];[$'Annexe 1'.$B$2:$'Annexe 1'.$C$1392];2;0)" office:value-type="string" office:string-value="Av. de la Porte de Saint-Ouen, rue Louis Pasteur Vallery-Radot" calcext:value-type="string">
            <text:p>Av. de la Porte de Saint-Ouen, rue Louis Pasteur Vallery-Radot</text:p>
          </table:table-cell>
          <table:table-cell office:value-type="string" calcext:value-type="string">
            <text:p>Av. de la Porte de Saint-Ouen</text:p>
          </table:table-cell>
          <table:table-cell office:value-type="string" calcext:value-type="string">
            <text:p><text:s/>rue Louis Pasteur Vallery-Rad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5];[$DonneesPrefPolice.$A$1:$DonneesPrefPolice.$C$1334];3;0)" office:value-type="date" office:date-value="2012-08-17" calcext:value-type="date">
            <text:p>17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8456" calcext:value-type="float">
            <text:p>98456</text:p>
          </table:table-cell>
          <table:table-cell table:formula="of:=VLOOKUP([.$B746];[$'Annexe 1'.$B$2:$'Annexe 1'.$C$1392];2;0)" office:value-type="string" office:string-value="Avenue de la Porte de Clignancourt, rue Francis de Croisset" calcext:value-type="string">
            <text:p>Avenue de la Porte de Clignancourt, rue Francis de Croisset</text:p>
          </table:table-cell>
          <table:table-cell office:value-type="string" calcext:value-type="string">
            <text:p>Avenue de la Porte de Clignancourt</text:p>
          </table:table-cell>
          <table:table-cell office:value-type="string" calcext:value-type="string">
            <text:p><text:s/>rue Francis de Croiss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6];[$DonneesPrefPolice.$A$1:$DonneesPrefPolice.$C$1334];3;0)" office:value-type="date" office:date-value="2012-10-12" calcext:value-type="date">
            <text:p>12/10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6356" calcext:value-type="float">
            <text:p>76356</text:p>
          </table:table-cell>
          <table:table-cell table:formula="of:=VLOOKUP([.$B747];[$'Annexe 1'.$B$2:$'Annexe 1'.$C$1392];2;0)" office:value-type="string" office:string-value="Avenue de la Porte des Poissonniers, rue du Professeur Gosset" calcext:value-type="string">
            <text:p>Avenue de la Porte des Poissonniers, rue du Professeur Gosset</text:p>
          </table:table-cell>
          <table:table-cell office:value-type="string" calcext:value-type="string">
            <text:p>Avenue de la Porte des Poissonniers</text:p>
          </table:table-cell>
          <table:table-cell office:value-type="string" calcext:value-type="string">
            <text:p><text:s/>rue du Professeur Goss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7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0904" calcext:value-type="float">
            <text:p>60904</text:p>
          </table:table-cell>
          <table:table-cell table:formula="of:=VLOOKUP([.$B748];[$'Annexe 1'.$B$2:$'Annexe 1'.$C$1392];2;0)" office:value-type="string" office:string-value="Avenue de la Porte Montmartre, rue Gérard de Nerval" calcext:value-type="string">
            <text:p>Avenue de la Porte Montmartre, rue Gérard de Nerval</text:p>
          </table:table-cell>
          <table:table-cell office:value-type="string" calcext:value-type="string">
            <text:p>Avenue de la Porte Montmartre</text:p>
          </table:table-cell>
          <table:table-cell office:value-type="string" calcext:value-type="string">
            <text:p><text:s/>rue Gérard de Nerva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8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4506" calcext:value-type="float">
            <text:p>54506</text:p>
          </table:table-cell>
          <table:table-cell table:formula="of:=VLOOKUP([.$B749];[$'Annexe 1'.$B$2:$'Annexe 1'.$C$1392];2;0)" office:value-type="string" office:string-value="Avenue de Saint-Ouen, rue de la Jonquière" calcext:value-type="string">
            <text:p>Avenue de Saint-Ouen, rue de la Jonquière</text:p>
          </table:table-cell>
          <table:table-cell office:value-type="string" calcext:value-type="string">
            <text:p>Avenue de Saint-Ouen</text:p>
          </table:table-cell>
          <table:table-cell office:value-type="string" calcext:value-type="string">
            <text:p><text:s/>rue de la Jonqu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49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8108" calcext:value-type="float">
            <text:p>58108</text:p>
          </table:table-cell>
          <table:table-cell table:formula="of:=VLOOKUP([.$B750];[$'Annexe 1'.$B$2:$'Annexe 1'.$C$1392];2;0)" office:value-type="string" office:string-value="Avenue Saint-Ouen, rue Lamark, rue Etex" calcext:value-type="string">
            <text:p>Avenue Saint-Ouen, rue Lamark, rue Etex</text:p>
          </table:table-cell>
          <table:table-cell office:value-type="string" calcext:value-type="string">
            <text:p>Avenue Saint-Ouen</text:p>
          </table:table-cell>
          <table:table-cell office:value-type="string" calcext:value-type="string">
            <text:p><text:s/>rue Lamark</text:p>
          </table:table-cell>
          <table:table-cell office:value-type="string" calcext:value-type="string">
            <text:p><text:s/>rue Etex</text:p>
          </table:table-cell>
          <table:table-cell office:value-type="string" calcext:value-type="string">
            <text:p>croisement</text:p>
          </table:table-cell>
          <table:table-cell table:style-name="ce4" table:formula="of:=VLOOKUP([.B750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0" calcext:value-type="float">
            <text:p>18110</text:p>
          </table:table-cell>
          <table:table-cell table:formula="of:=VLOOKUP([.$B751];[$'Annexe 1'.$B$2:$'Annexe 1'.$C$1392];2;0)" office:value-type="string" office:string-value="Binet — nouvelle voie Maurice Grimaud" calcext:value-type="string">
            <text:p>Binet — nouvelle voie Maurice Grimau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51];[$DonneesPrefPolice.$A$1:$DonneesPrefPolice.$C$1334];3;0)" office:value-type="date" office:date-value="2018-04-23" calcext:value-type="date">
            <text:p>23/04/18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9071" calcext:value-type="float">
            <text:p>19071</text:p>
          </table:table-cell>
          <table:table-cell table:formula="of:=VLOOKUP([.$B752];[$'Annexe 1'.$B$2:$'Annexe 1'.$C$1392];2;0)" office:value-type="string" office:string-value="Boulevard Barbès, boulevard de Rochechouart" calcext:value-type="string">
            <text:p>Boulevard Barbès, boulevard de Rochechouart</text:p>
          </table:table-cell>
          <table:table-cell office:value-type="string" calcext:value-type="string">
            <text:p>Boulevard Barbès</text:p>
          </table:table-cell>
          <table:table-cell office:value-type="string" calcext:value-type="string">
            <text:p><text:s/>boulevard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2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2378" calcext:value-type="float">
            <text:p>22378</text:p>
          </table:table-cell>
          <table:table-cell table:formula="of:=VLOOKUP([.$B753];[$'Annexe 1'.$B$2:$'Annexe 1'.$C$1392];2;0)" office:value-type="string" office:string-value="Boulevard Barbès, boulevard Rochechouart" calcext:value-type="string">
            <text:p>Boulevard Barbès, boulevard Rochechouart</text:p>
          </table:table-cell>
          <table:table-cell office:value-type="string" calcext:value-type="string">
            <text:p>Boulevard Barbès</text:p>
          </table:table-cell>
          <table:table-cell office:value-type="string" calcext:value-type="string">
            <text:p><text:s/>boulevard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3];[$DonneesPrefPolice.$A$1:$DonneesPrefPolice.$C$1334];3;0)" office:value-type="date" office:date-value="2012-08-10" calcext:value-type="date">
            <text:p>10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1595" calcext:value-type="float">
            <text:p>51595</text:p>
          </table:table-cell>
          <table:table-cell table:formula="of:=VLOOKUP([.$B754];[$'Annexe 1'.$B$2:$'Annexe 1'.$C$1392];2;0)" office:value-type="string" office:string-value="Boulevard de Clichy, rue Caulaincourt" calcext:value-type="string">
            <text:p>Boulevard de Clichy, rue Caulaincourt</text:p>
          </table:table-cell>
          <table:table-cell office:value-type="string" calcext:value-type="string">
            <text:p>Boulevard de Clichy</text:p>
          </table:table-cell>
          <table:table-cell office:value-type="string" calcext:value-type="string">
            <text:p><text:s/>rue Caulaincou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4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8121" calcext:value-type="float">
            <text:p>78121</text:p>
          </table:table-cell>
          <table:table-cell table:formula="of:=VLOOKUP([.$B755];[$'Annexe 1'.$B$2:$'Annexe 1'.$C$1392];2;0)" office:value-type="string" office:string-value="Boulevard de la Chapelle, rue d'Aubervilliers" calcext:value-type="string">
            <text:p>Boulevard de la Chapelle, rue d'Aubervilliers</text:p>
          </table:table-cell>
          <table:table-cell office:value-type="string" calcext:value-type="string">
            <text:p>Boulevard de la Chapelle</text:p>
          </table:table-cell>
          <table:table-cell office:value-type="string" calcext:value-type="string">
            <text:p><text:s/>rue d'Aubervil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5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127" calcext:value-type="float">
            <text:p>82127</text:p>
          </table:table-cell>
          <table:table-cell table:formula="of:=VLOOKUP([.$B756];[$'Annexe 1'.$B$2:$'Annexe 1'.$C$1392];2;0)" office:value-type="string" office:string-value="Boulevard de la Chapelle, rue Marx Dormoy" calcext:value-type="string">
            <text:p>Boulevard de la Chapelle, rue Marx Dormoy</text:p>
          </table:table-cell>
          <table:table-cell office:value-type="string" calcext:value-type="string">
            <text:p>Boulevard de la Chapelle</text:p>
          </table:table-cell>
          <table:table-cell office:value-type="string" calcext:value-type="string">
            <text:p><text:s/>rue Marx Dormo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6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6561" calcext:value-type="float">
            <text:p>16561</text:p>
          </table:table-cell>
          <table:table-cell table:formula="of:=VLOOKUP([.$B757];[$'Annexe 1'.$B$2:$'Annexe 1'.$C$1392];2;0)" office:value-type="string" office:string-value="Boulevard de la Chapelle, rue Caplat" calcext:value-type="string">
            <text:p>Boulevard de la Chapelle, rue Caplat</text:p>
          </table:table-cell>
          <table:table-cell office:value-type="string" calcext:value-type="string">
            <text:p>Boulevard de la Chapelle</text:p>
          </table:table-cell>
          <table:table-cell office:value-type="string" calcext:value-type="string">
            <text:p><text:s/>rue Capla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7];[$DonneesPrefPolice.$A$1:$DonneesPrefPolice.$C$1334];3;0)" office:value-type="date" office:date-value="2015-02-23" calcext:value-type="date">
            <text:p>23/02/15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3270" calcext:value-type="float">
            <text:p>73270</text:p>
          </table:table-cell>
          <table:table-cell table:formula="of:=VLOOKUP([.$B758];[$'Annexe 1'.$B$2:$'Annexe 1'.$C$1392];2;0)" office:value-type="string" office:string-value="Boulevard de Rochechouart, rue de Clignancourt" calcext:value-type="string">
            <text:p>Boulevard de Rochechouart, rue de Clignancourt</text:p>
          </table:table-cell>
          <table:table-cell office:value-type="string" calcext:value-type="string">
            <text:p>Boulevard de Rochechouart</text:p>
          </table:table-cell>
          <table:table-cell office:value-type="string" calcext:value-type="string">
            <text:p><text:s/>rue de Clignancou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8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2366" calcext:value-type="float">
            <text:p>62366</text:p>
          </table:table-cell>
          <table:table-cell table:formula="of:=VLOOKUP([.$B759];[$'Annexe 1'.$B$2:$'Annexe 1'.$C$1392];2;0)" office:value-type="string" office:string-value="Boulevard Ney, place de la Porte de Clignancourt" calcext:value-type="string">
            <text:p>Boulevard Ney, place de la Porte de Clignancourt</text:p>
          </table:table-cell>
          <table:table-cell office:value-type="string" calcext:value-type="string">
            <text:p>Boulevard Ney</text:p>
          </table:table-cell>
          <table:table-cell office:value-type="string" calcext:value-type="string">
            <text:p><text:s/>place de la Porte de Clignancou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59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0870" calcext:value-type="float">
            <text:p>80870</text:p>
          </table:table-cell>
          <table:table-cell table:formula="of:=VLOOKUP([.$B760];[$'Annexe 1'.$B$2:$'Annexe 1'.$C$1392];2;0)" office:value-type="string" office:string-value="Boulevard Ney, rue d'Aubervilliers" calcext:value-type="string">
            <text:p>Boulevard Ney, rue d'Aubervilliers</text:p>
          </table:table-cell>
          <table:table-cell office:value-type="string" calcext:value-type="string">
            <text:p>Boulevard Ney</text:p>
          </table:table-cell>
          <table:table-cell office:value-type="string" calcext:value-type="string">
            <text:p><text:s/>rue d'Aubervil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0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3698" calcext:value-type="float">
            <text:p>93698</text:p>
          </table:table-cell>
          <table:table-cell table:formula="of:=VLOOKUP([.$B761];[$'Annexe 1'.$B$2:$'Annexe 1'.$C$1392];2;0)" office:value-type="string" office:string-value="Boulevard Ney, rue des Poissonniers" calcext:value-type="string">
            <text:p>Boulevard Ney, rue des Poissonniers</text:p>
          </table:table-cell>
          <table:table-cell office:value-type="string" calcext:value-type="string">
            <text:p>Boulevard Ney</text:p>
          </table:table-cell>
          <table:table-cell office:value-type="string" calcext:value-type="string">
            <text:p><text:s/>rue des Poissonn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1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7167" calcext:value-type="float">
            <text:p>47167</text:p>
          </table:table-cell>
          <table:table-cell table:formula="of:=VLOOKUP([.$B762];[$'Annexe 1'.$B$2:$'Annexe 1'.$C$1392];2;0)" office:value-type="string" office:string-value="Boulevard Ney, rue Charles Hermite" calcext:value-type="string">
            <text:p>Boulevard Ney, rue Charles Hermite</text:p>
          </table:table-cell>
          <table:table-cell office:value-type="string" calcext:value-type="string">
            <text:p>Boulevard Ney</text:p>
          </table:table-cell>
          <table:table-cell office:value-type="string" calcext:value-type="string">
            <text:p><text:s/>rue Charles Hermi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2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1735" calcext:value-type="float">
            <text:p>91735</text:p>
          </table:table-cell>
          <table:table-cell table:formula="of:=VLOOKUP([.$B763];[$'Annexe 1'.$B$2:$'Annexe 1'.$C$1392];2;0)" office:value-type="string" office:string-value="Boulevard Ornano, rue Ordener" calcext:value-type="string">
            <text:p>Boulevard Ornano, rue Ordener</text:p>
          </table:table-cell>
          <table:table-cell office:value-type="string" calcext:value-type="string">
            <text:p>Boulevard Ornano</text:p>
          </table:table-cell>
          <table:table-cell office:value-type="string" calcext:value-type="string">
            <text:p><text:s/>rue Orden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3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3" calcext:value-type="float">
            <text:p>18113</text:p>
          </table:table-cell>
          <table:table-cell table:formula="of:=VLOOKUP([.$B764];[$'Annexe 1'.$B$2:$'Annexe 1'.$C$1392];2;0)" office:value-type="string" office:string-value="Chapelle International — nouvelle voie créée" calcext:value-type="string">
            <text:p>Chapelle International — nouvelle voie créé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4" calcext:value-type="float">
            <text:p>18114</text:p>
          </table:table-cell>
          <table:table-cell table:formula="of:=VLOOKUP([.$B765];[$'Annexe 1'.$B$2:$'Annexe 1'.$C$1392];2;0)" office:value-type="string" office:string-value="Chapelle International — nouvelle voie créée parallèle" calcext:value-type="string">
            <text:p>Chapelle International — nouvelle voie créée parallèl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446" calcext:value-type="float">
            <text:p>15446</text:p>
          </table:table-cell>
          <table:table-cell table:formula="of:=VLOOKUP([.$B766];[$'Annexe 1'.$B$2:$'Annexe 1'.$C$1392];2;0)" office:value-type="string" office:string-value="Face au 86-88, boulevard Ney" calcext:value-type="string">
            <text:p>Face au 86-88, boulevard Ney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66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9070" calcext:value-type="float">
            <text:p>49070</text:p>
          </table:table-cell>
          <table:table-cell table:formula="of:=VLOOKUP([.$B767];[$'Annexe 1'.$B$2:$'Annexe 1'.$C$1392];2;0)" office:value-type="string" office:string-value="impasse des Fillettes, rue Charles Hermite, rue Emile Bertin" calcext:value-type="string">
            <text:p>impasse des Fillettes, rue Charles Hermite, rue Emile Bertin</text:p>
          </table:table-cell>
          <table:table-cell office:value-type="string" calcext:value-type="string">
            <text:p>impasse des Fillettes</text:p>
          </table:table-cell>
          <table:table-cell office:value-type="string" calcext:value-type="string">
            <text:p><text:s/>rue Charles Hermite</text:p>
          </table:table-cell>
          <table:table-cell office:value-type="string" calcext:value-type="string">
            <text:p><text:s/>rue Emile Bertin</text:p>
          </table:table-cell>
          <table:table-cell office:value-type="string" calcext:value-type="string">
            <text:p>croisement</text:p>
          </table:table-cell>
          <table:table-cell table:style-name="ce4" table:formula="of:=VLOOKUP([.B767];[$DonneesPrefPolice.$A$1:$DonneesPrefPolice.$C$1334];3;0)" office:value-type="date" office:date-value="2012-12-14" calcext:value-type="date">
            <text:p>14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9420" calcext:value-type="float">
            <text:p>29420</text:p>
          </table:table-cell>
          <table:table-cell table:formula="of:=VLOOKUP([.$B768];[$'Annexe 1'.$B$2:$'Annexe 1'.$C$1392];2;0)" office:value-type="string" office:string-value="Jardin René Binet, rue Frédéric Schneider" calcext:value-type="string">
            <text:p>Jardin René Binet, rue Frédéric Schneider</text:p>
          </table:table-cell>
          <table:table-cell office:value-type="string" calcext:value-type="string">
            <text:p>Jardin René Binet</text:p>
          </table:table-cell>
          <table:table-cell office:value-type="string" calcext:value-type="string">
            <text:p><text:s/>rue Frédéric Schneid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8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4022" calcext:value-type="float">
            <text:p>24022</text:p>
          </table:table-cell>
          <table:table-cell table:formula="of:=VLOOKUP([.$B769];[$'Annexe 1'.$B$2:$'Annexe 1'.$C$1392];2;0)" office:value-type="string" office:string-value="Place Blanche, rue Blanche" calcext:value-type="string">
            <text:p>Place Blanche, rue Blanche</text:p>
          </table:table-cell>
          <table:table-cell office:value-type="string" calcext:value-type="string">
            <text:p>Place Blanche</text:p>
          </table:table-cell>
          <table:table-cell office:value-type="string" calcext:value-type="string">
            <text:p><text:s/>rue Blanch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69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23" calcext:value-type="float">
            <text:p>18023</text:p>
          </table:table-cell>
          <table:table-cell table:formula="of:=VLOOKUP([.$B770];[$'Annexe 1'.$B$2:$'Annexe 1'.$C$1392];2;0)" office:value-type="string" office:string-value="Place du Château Rouge, rue Poulet, boulevard Barbès" calcext:value-type="string">
            <text:p>Place du Château Rouge, rue Poulet, boulevard Barbès</text:p>
          </table:table-cell>
          <table:table-cell office:value-type="string" calcext:value-type="string">
            <text:p>Place du Château Rouge</text:p>
          </table:table-cell>
          <table:table-cell office:value-type="string" calcext:value-type="string">
            <text:p><text:s/>rue Poulet</text:p>
          </table:table-cell>
          <table:table-cell office:value-type="string" calcext:value-type="string">
            <text:p><text:s/>boulevard Barbès</text:p>
          </table:table-cell>
          <table:table-cell office:value-type="string" calcext:value-type="string">
            <text:p>croisement</text:p>
          </table:table-cell>
          <table:table-cell table:style-name="ce4" table:formula="of:=VLOOKUP([.B770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2384" calcext:value-type="float">
            <text:p>62384</text:p>
          </table:table-cell>
          <table:table-cell table:formula="of:=VLOOKUP([.$B771];[$'Annexe 1'.$B$2:$'Annexe 1'.$C$1392];2;0)" office:value-type="string" office:string-value="Place du Tertre, place Jean Marais" calcext:value-type="string">
            <text:p>Place du Tertre, place Jean Marais</text:p>
          </table:table-cell>
          <table:table-cell office:value-type="string" calcext:value-type="string">
            <text:p>Place du Tertre</text:p>
          </table:table-cell>
          <table:table-cell office:value-type="string" calcext:value-type="string">
            <text:p><text:s/>place Jean Mara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71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4810" calcext:value-type="float">
            <text:p>34810</text:p>
          </table:table-cell>
          <table:table-cell table:formula="of:=VLOOKUP([.$B772];[$'Annexe 1'.$B$2:$'Annexe 1'.$C$1392];2;0)" office:value-type="string" office:string-value="Place du Tertre" calcext:value-type="string">
            <text:p>Place du Tertre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72];[$DonneesPrefPolice.$A$1:$DonneesPrefPolice.$C$1334];3;0)" office:value-type="date" office:date-value="2012-11-16" calcext:value-type="date">
            <text:p>16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1314" calcext:value-type="float">
            <text:p>91314</text:p>
          </table:table-cell>
          <table:table-cell table:formula="of:=VLOOKUP([.$B773];[$'Annexe 1'.$B$2:$'Annexe 1'.$C$1392];2;0)" office:value-type="string" office:string-value="Place Hébert" calcext:value-type="string">
            <text:p>Place Héber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73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0630" calcext:value-type="float">
            <text:p>10630</text:p>
          </table:table-cell>
          <table:table-cell table:formula="of:=VLOOKUP([.$B774];[$'Annexe 1'.$B$2:$'Annexe 1'.$C$1392];2;0)" office:value-type="string" office:string-value="Place Jules Joffrin, rue Hermel" calcext:value-type="string">
            <text:p>Place Jules Joffrin, rue Hermel</text:p>
          </table:table-cell>
          <table:table-cell office:value-type="string" calcext:value-type="string">
            <text:p>Place Jules Joffrin</text:p>
          </table:table-cell>
          <table:table-cell office:value-type="string" calcext:value-type="string">
            <text:p><text:s/>rue Herm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74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2278" calcext:value-type="float">
            <text:p>12278</text:p>
          </table:table-cell>
          <table:table-cell table:formula="of:=VLOOKUP([.$B775];[$'Annexe 1'.$B$2:$'Annexe 1'.$C$1392];2;0)" office:value-type="string" office:string-value="Place Paul Eluard" calcext:value-type="string">
            <text:p>Place Paul Eluard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775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0631" calcext:value-type="float">
            <text:p>10631</text:p>
          </table:table-cell>
          <table:table-cell table:formula="of:=VLOOKUP([.$B776];[$'Annexe 1'.$B$2:$'Annexe 1'.$C$1392];2;0)" office:value-type="string" office:string-value="Porte de la Chapelle, boulevard Ney, avenue de la Porte de la Chapelle" calcext:value-type="string">
            <text:p>Porte de la Chapelle, boulevard Ney, avenue de la Porte de la Chapelle</text:p>
          </table:table-cell>
          <table:table-cell office:value-type="string" calcext:value-type="string">
            <text:p>Porte de la Chapelle</text:p>
          </table:table-cell>
          <table:table-cell office:value-type="string" calcext:value-type="string">
            <text:p><text:s/>boulevard Ney</text:p>
          </table:table-cell>
          <table:table-cell office:value-type="string" calcext:value-type="string">
            <text:p><text:s/>avenue de la Porte de la Chapelle</text:p>
          </table:table-cell>
          <table:table-cell office:value-type="string" calcext:value-type="string">
            <text:p>croisement</text:p>
          </table:table-cell>
          <table:table-cell table:style-name="ce4" table:formula="of:=VLOOKUP([.B776];[$DonneesPrefPolice.$A$1:$DonneesPrefPolice.$C$1334];3;0)" office:value-type="date" office:date-value="2012-12-21" calcext:value-type="date">
            <text:p>21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201" calcext:value-type="float">
            <text:p>18201</text:p>
          </table:table-cell>
          <table:table-cell table:formula="of:=VLOOKUP([.$B777];[$'Annexe 1'.$B$2:$'Annexe 1'.$C$1392];2;0)" office:value-type="string" office:string-value="Porte de la Chapelle — boulevard Ney, avenue Porte de la Chapelle — Centre migrants" calcext:value-type="string">
            <text:p>Porte de la Chapelle — boulevard Ney, avenue Porte de la Chapelle — Centre migrant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77];[$DonneesPrefPolice.$A$1:$DonneesPrefPolice.$C$1334];3;0)" office:value-type="date" office:date-value="2017-02-14" calcext:value-type="date">
            <text:p>14/02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202" calcext:value-type="float">
            <text:p>18202</text:p>
          </table:table-cell>
          <table:table-cell table:formula="of:=VLOOKUP([.$B778];[$'Annexe 1'.$B$2:$'Annexe 1'.$C$1392];2;0)" office:value-type="string" office:string-value="Porte de la Chapelle — boulevard Ney, avenue Porte de la Chapelle — Centre migrants" calcext:value-type="string">
            <text:p>Porte de la Chapelle — boulevard Ney, avenue Porte de la Chapelle — Centre migrant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778];[$DonneesPrefPolice.$A$1:$DonneesPrefPolice.$C$1334];3;0)" office:value-type="date" office:date-value="2017-02-14" calcext:value-type="date">
            <text:p>14/02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8886" calcext:value-type="float">
            <text:p>88886</text:p>
          </table:table-cell>
          <table:table-cell table:formula="of:=VLOOKUP([.$B779];[$'Annexe 1'.$B$2:$'Annexe 1'.$C$1392];2;0)" office:value-type="string" office:string-value="Rond-point de la Chapelle, rue Raymond Queneau" calcext:value-type="string">
            <text:p>Rond-point de la Chapelle, rue Raymond Queneau</text:p>
          </table:table-cell>
          <table:table-cell office:value-type="string" calcext:value-type="string">
            <text:p>Rond-point de la Chapelle</text:p>
          </table:table-cell>
          <table:table-cell office:value-type="string" calcext:value-type="string">
            <text:p><text:s/>rue Raymond Quen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79];[$DonneesPrefPolice.$A$1:$DonneesPrefPolice.$C$1334];3;0)" office:value-type="date" office:date-value="2012-07-13" calcext:value-type="date">
            <text:p>13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5960" calcext:value-type="float">
            <text:p>95960</text:p>
          </table:table-cell>
          <table:table-cell table:formula="of:=VLOOKUP([.$B780];[$'Annexe 1'.$B$2:$'Annexe 1'.$C$1392];2;0)" office:value-type="string" office:string-value="Rue Boinod, rue du Simplon" calcext:value-type="string">
            <text:p>Rue Boinod, rue du Simplon</text:p>
          </table:table-cell>
          <table:table-cell office:value-type="string" calcext:value-type="string">
            <text:p>Rue Boinod</text:p>
          </table:table-cell>
          <table:table-cell office:value-type="string" calcext:value-type="string">
            <text:p><text:s/>rue du Simpl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0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1112" calcext:value-type="float">
            <text:p>81112</text:p>
          </table:table-cell>
          <table:table-cell table:formula="of:=VLOOKUP([.$B781];[$'Annexe 1'.$B$2:$'Annexe 1'.$C$1392];2;0)" office:value-type="string" office:string-value="Rue Caulaincourt, rue du Mont Cenis" calcext:value-type="string">
            <text:p>Rue Caulaincourt, rue du Mont Cenis</text:p>
          </table:table-cell>
          <table:table-cell office:value-type="string" calcext:value-type="string">
            <text:p>Rue Caulaincourt</text:p>
          </table:table-cell>
          <table:table-cell office:value-type="string" calcext:value-type="string">
            <text:p><text:s/>rue du Mont Cen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1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3793" calcext:value-type="float">
            <text:p>43793</text:p>
          </table:table-cell>
          <table:table-cell table:formula="of:=VLOOKUP([.$B782];[$'Annexe 1'.$B$2:$'Annexe 1'.$C$1392];2;0)" office:value-type="string" office:string-value="Rue Caulaincourt, rue Joseph de Maistre" calcext:value-type="string">
            <text:p>Rue Caulaincourt, rue Joseph de Maistre</text:p>
          </table:table-cell>
          <table:table-cell office:value-type="string" calcext:value-type="string">
            <text:p>Rue Caulaincourt</text:p>
          </table:table-cell>
          <table:table-cell office:value-type="string" calcext:value-type="string">
            <text:p><text:s/>rue Joseph de Maist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2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8320" calcext:value-type="float">
            <text:p>98320</text:p>
          </table:table-cell>
          <table:table-cell table:formula="of:=VLOOKUP([.$B783];[$'Annexe 1'.$B$2:$'Annexe 1'.$C$1392];2;0)" office:value-type="string" office:string-value="Rue Championnet, boulevard Ornano" calcext:value-type="string">
            <text:p>Rue Championnet, boulevard Ornano</text:p>
          </table:table-cell>
          <table:table-cell office:value-type="string" calcext:value-type="string">
            <text:p>Rue Championnet</text:p>
          </table:table-cell>
          <table:table-cell office:value-type="string" calcext:value-type="string">
            <text:p><text:s/>boulevard Ornano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3];[$DonneesPrefPolice.$A$1:$DonneesPrefPolice.$C$1334];3;0)" office:value-type="date" office:date-value="2012-09-28" calcext:value-type="date">
            <text:p>28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0209" calcext:value-type="float">
            <text:p>70209</text:p>
          </table:table-cell>
          <table:table-cell table:formula="of:=VLOOKUP([.$B784];[$'Annexe 1'.$B$2:$'Annexe 1'.$C$1392];2;0)" office:value-type="string" office:string-value="Rue Chapelle, impasse du Curé" calcext:value-type="string">
            <text:p>Rue Chapelle, impasse du Curé</text:p>
          </table:table-cell>
          <table:table-cell office:value-type="string" calcext:value-type="string">
            <text:p>Rue Chapelle</text:p>
          </table:table-cell>
          <table:table-cell office:value-type="string" calcext:value-type="string">
            <text:p><text:s/>impasse du Cur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4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9210" calcext:value-type="float">
            <text:p>69210</text:p>
          </table:table-cell>
          <table:table-cell table:formula="of:=VLOOKUP([.$B785];[$'Annexe 1'.$B$2:$'Annexe 1'.$C$1392];2;0)" office:value-type="string" office:string-value="Rue de Clignancourt, rue Christiani" calcext:value-type="string">
            <text:p>Rue de Clignancourt, rue Christiani</text:p>
          </table:table-cell>
          <table:table-cell office:value-type="string" calcext:value-type="string">
            <text:p>Rue de Clignancourt</text:p>
          </table:table-cell>
          <table:table-cell office:value-type="string" calcext:value-type="string">
            <text:p><text:s/>rue Christian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5];[$DonneesPrefPolice.$A$1:$DonneesPrefPolice.$C$1334];3;0)" office:value-type="date" office:date-value="2012-12-07" calcext:value-type="date">
            <text:p>07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1580" calcext:value-type="float">
            <text:p>81580</text:p>
          </table:table-cell>
          <table:table-cell table:formula="of:=VLOOKUP([.$B786];[$'Annexe 1'.$B$2:$'Annexe 1'.$C$1392];2;0)" office:value-type="string" office:string-value="Rue de Clignancourt, rue Marcadet" calcext:value-type="string">
            <text:p>Rue de Clignancourt, rue Marcadet</text:p>
          </table:table-cell>
          <table:table-cell office:value-type="string" calcext:value-type="string">
            <text:p>Rue de Clignancourt</text:p>
          </table:table-cell>
          <table:table-cell office:value-type="string" calcext:value-type="string">
            <text:p><text:s/>rue Marcad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6];[$DonneesPrefPolice.$A$1:$DonneesPrefPolice.$C$1334];3;0)" office:value-type="date" office:date-value="2012-03-09" calcext:value-type="date">
            <text:p>09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7289" calcext:value-type="float">
            <text:p>97289</text:p>
          </table:table-cell>
          <table:table-cell table:formula="of:=VLOOKUP([.$B787];[$'Annexe 1'.$B$2:$'Annexe 1'.$C$1392];2;0)" office:value-type="string" office:string-value="Rue de Clignancourt, rue Doudeauville" calcext:value-type="string">
            <text:p>Rue de Clignancourt, rue Doudeauville</text:p>
          </table:table-cell>
          <table:table-cell office:value-type="string" calcext:value-type="string">
            <text:p>Rue de Clignancourt</text:p>
          </table:table-cell>
          <table:table-cell office:value-type="string" calcext:value-type="string">
            <text:p><text:s/>rue Doudeau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7];[$DonneesPrefPolice.$A$1:$DonneesPrefPolice.$C$1334];3;0)" office:value-type="date" office:date-value="2012-12-07" calcext:value-type="date">
            <text:p>07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9891" calcext:value-type="float">
            <text:p>79891</text:p>
          </table:table-cell>
          <table:table-cell table:formula="of:=VLOOKUP([.$B788];[$'Annexe 1'.$B$2:$'Annexe 1'.$C$1392];2;0)" office:value-type="string" office:string-value="Rue de l'Evangile, rue d'Aubervilliers" calcext:value-type="string">
            <text:p>Rue de l'Evangile, rue d'Aubervilliers</text:p>
          </table:table-cell>
          <table:table-cell office:value-type="string" calcext:value-type="string">
            <text:p>Rue de l'Evangile</text:p>
          </table:table-cell>
          <table:table-cell office:value-type="string" calcext:value-type="string">
            <text:p><text:s/>rue d'Aubervil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8];[$DonneesPrefPolice.$A$1:$DonneesPrefPolice.$C$1334];3;0)" office:value-type="date" office:date-value="2013-01-11" calcext:value-type="date">
            <text:p>11/01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6006" calcext:value-type="float">
            <text:p>76006</text:p>
          </table:table-cell>
          <table:table-cell table:formula="of:=VLOOKUP([.$B789];[$'Annexe 1'.$B$2:$'Annexe 1'.$C$1392];2;0)" office:value-type="string" office:string-value="Rue de la Chapelle, rue du Pré" calcext:value-type="string">
            <text:p>Rue de la Chapelle, rue du Pré</text:p>
          </table:table-cell>
          <table:table-cell office:value-type="string" calcext:value-type="string">
            <text:p>Rue de la Chapelle</text:p>
          </table:table-cell>
          <table:table-cell office:value-type="string" calcext:value-type="string">
            <text:p><text:s/>rue du Pr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89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7" calcext:value-type="float">
            <text:p>18087</text:p>
          </table:table-cell>
          <table:table-cell table:formula="of:=VLOOKUP([.$B790];[$'Annexe 1'.$B$2:$'Annexe 1'.$C$1392];2;0)" office:value-type="string" office:string-value="Rue de la Goutte d'Or, rue des Islettes" calcext:value-type="string">
            <text:p>Rue de la Goutte d'Or, rue des Islettes</text:p>
          </table:table-cell>
          <table:table-cell office:value-type="string" calcext:value-type="string">
            <text:p>Rue de la Goutte d'Or</text:p>
          </table:table-cell>
          <table:table-cell office:value-type="string" calcext:value-type="string">
            <text:p><text:s/>rue des Islett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0];[$DonneesPrefPolice.$A$1:$DonneesPrefPolice.$C$1334];3;0)" office:value-type="date" office:date-value="2016-11-14" calcext:value-type="date">
            <text:p>14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8" calcext:value-type="float">
            <text:p>18098</text:p>
          </table:table-cell>
          <table:table-cell table:formula="of:=VLOOKUP([.$B791];[$'Annexe 1'.$B$2:$'Annexe 1'.$C$1392];2;0)" office:value-type="string" office:string-value="Rue de la Porte des Poissonniers, rue Jean Cocteau" calcext:value-type="string">
            <text:p>Rue de la Porte des Poissonniers, rue Jean Cocteau</text:p>
          </table:table-cell>
          <table:table-cell office:value-type="string" calcext:value-type="string">
            <text:p>Rue de la Porte des Poissonniers</text:p>
          </table:table-cell>
          <table:table-cell office:value-type="string" calcext:value-type="string">
            <text:p><text:s/>rue Jean Cocteau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8" calcext:value-type="float">
            <text:p>18088</text:p>
          </table:table-cell>
          <table:table-cell table:formula="of:=VLOOKUP([.$B792];[$'Annexe 1'.$B$2:$'Annexe 1'.$C$1392];2;0)" office:value-type="string" office:string-value="Rue de Panama, rue Léon" calcext:value-type="string">
            <text:p>Rue de Panama, rue Léon</text:p>
          </table:table-cell>
          <table:table-cell office:value-type="string" calcext:value-type="string">
            <text:p>Rue de Panama</text:p>
          </table:table-cell>
          <table:table-cell office:value-type="string" calcext:value-type="string">
            <text:p><text:s/>rue Lé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2];[$DonneesPrefPolice.$A$1:$DonneesPrefPolice.$C$1334];3;0)" office:value-type="date" office:date-value="2016-10-13" calcext:value-type="date">
            <text:p>13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2595" calcext:value-type="float">
            <text:p>42595</text:p>
          </table:table-cell>
          <table:table-cell table:formula="of:=VLOOKUP([.$B793];[$'Annexe 1'.$B$2:$'Annexe 1'.$C$1392];2;0)" office:value-type="string" office:string-value="Rue de Steinkerque, boulevard de Rochechouart" calcext:value-type="string">
            <text:p>Rue de Steinkerque, boulevard de Rochechouart</text:p>
          </table:table-cell>
          <table:table-cell office:value-type="string" calcext:value-type="string">
            <text:p>Rue de Steinkerque</text:p>
          </table:table-cell>
          <table:table-cell office:value-type="string" calcext:value-type="string">
            <text:p><text:s/>boulevard de Rochechou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3];[$DonneesPrefPolice.$A$1:$DonneesPrefPolice.$C$1334];3;0)" office:value-type="date" office:date-value="2012-01-13" calcext:value-type="date">
            <text:p>13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6334" calcext:value-type="float">
            <text:p>16334</text:p>
          </table:table-cell>
          <table:table-cell table:formula="of:=VLOOKUP([.$B794];[$'Annexe 1'.$B$2:$'Annexe 1'.$C$1392];2;0)" office:value-type="string" office:string-value="Rue des Poissonniers, rue Myrha" calcext:value-type="string">
            <text:p>Rue des Poissonniers, rue Myrha</text:p>
          </table:table-cell>
          <table:table-cell office:value-type="string" calcext:value-type="string">
            <text:p>Rue des Poissonniers</text:p>
          </table:table-cell>
          <table:table-cell office:value-type="string" calcext:value-type="string">
            <text:p><text:s/>rue Myrh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4];[$DonneesPrefPolice.$A$1:$DonneesPrefPolice.$C$1334];3;0)" office:value-type="date" office:date-value="2012-12-07" calcext:value-type="date">
            <text:p>07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1" calcext:value-type="float">
            <text:p>18111</text:p>
          </table:table-cell>
          <table:table-cell table:formula="of:=VLOOKUP([.$B795];[$'Annexe 1'.$B$2:$'Annexe 1'.$C$1392];2;0)" office:value-type="string" office:string-value="Rue des Poissonniers, rue Championnet" calcext:value-type="string">
            <text:p>Rue des Poissonniers, rue Championnet</text:p>
          </table:table-cell>
          <table:table-cell office:value-type="string" calcext:value-type="string">
            <text:p>Rue des Poissonniers</text:p>
          </table:table-cell>
          <table:table-cell office:value-type="string" calcext:value-type="string">
            <text:p><text:s/>rue Championn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5];[$DonneesPrefPolice.$A$1:$DonneesPrefPolice.$C$1334];3;0)" office:value-type="date" office:date-value="2017-08-08" calcext:value-type="date">
            <text:p>08/08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6817" calcext:value-type="float">
            <text:p>46817</text:p>
          </table:table-cell>
          <table:table-cell table:formula="of:=VLOOKUP([.$B796];[$'Annexe 1'.$B$2:$'Annexe 1'.$C$1392];2;0)" office:value-type="string" office:string-value="Rue des Poissonniers, rue Marcadet" calcext:value-type="string">
            <text:p>Rue des Poissonniers, rue Marcadet</text:p>
          </table:table-cell>
          <table:table-cell office:value-type="string" calcext:value-type="string">
            <text:p>Rue des Poissonniers</text:p>
          </table:table-cell>
          <table:table-cell office:value-type="string" calcext:value-type="string">
            <text:p><text:s/>rue Marcad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6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8934" calcext:value-type="float">
            <text:p>48934</text:p>
          </table:table-cell>
          <table:table-cell table:formula="of:=VLOOKUP([.$B797];[$'Annexe 1'.$B$2:$'Annexe 1'.$C$1392];2;0)" office:value-type="string" office:string-value="Rue des Poissonniers, rue Doudeauville" calcext:value-type="string">
            <text:p>Rue des Poissonniers, rue Doudeauville</text:p>
          </table:table-cell>
          <table:table-cell office:value-type="string" calcext:value-type="string">
            <text:p>Rue des Poissonniers</text:p>
          </table:table-cell>
          <table:table-cell office:value-type="string" calcext:value-type="string">
            <text:p><text:s/>rue Doudeau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7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6" calcext:value-type="float">
            <text:p>18086</text:p>
          </table:table-cell>
          <table:table-cell table:formula="of:=VLOOKUP([.$B798];[$'Annexe 1'.$B$2:$'Annexe 1'.$C$1392];2;0)" office:value-type="string" office:string-value="Rue Doudeauville, boulevard Barbès" calcext:value-type="string">
            <text:p>Rue Doudeauville, boulevard Barbès</text:p>
          </table:table-cell>
          <table:table-cell office:value-type="string" calcext:value-type="string">
            <text:p>Rue Doudeauville</text:p>
          </table:table-cell>
          <table:table-cell office:value-type="string" calcext:value-type="string">
            <text:p><text:s/>boulevard Barbè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8];[$DonneesPrefPolice.$A$1:$DonneesPrefPolice.$C$1334];3;0)" office:value-type="date" office:date-value="2016-11-14" calcext:value-type="date">
            <text:p>14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1624" calcext:value-type="float">
            <text:p>41624</text:p>
          </table:table-cell>
          <table:table-cell table:formula="of:=VLOOKUP([.$B799];[$'Annexe 1'.$B$2:$'Annexe 1'.$C$1392];2;0)" office:value-type="string" office:string-value="Rue du Département, rue Caillie" calcext:value-type="string">
            <text:p>Rue du Département, rue Caillie</text:p>
          </table:table-cell>
          <table:table-cell office:value-type="string" calcext:value-type="string">
            <text:p>Rue du Département</text:p>
          </table:table-cell>
          <table:table-cell office:value-type="string" calcext:value-type="string">
            <text:p><text:s/>rue Caill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799];[$DonneesPrefPolice.$A$1:$DonneesPrefPolice.$C$1334];3;0)" office:value-type="date" office:date-value="2013-03-29" calcext:value-type="date">
            <text:p>29/03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4494" calcext:value-type="float">
            <text:p>64494</text:p>
          </table:table-cell>
          <table:table-cell table:formula="of:=VLOOKUP([.$B800];[$'Annexe 1'.$B$2:$'Annexe 1'.$C$1392];2;0)" office:value-type="string" office:string-value="Rue du Poteau, boulevard Ney" calcext:value-type="string">
            <text:p>Rue du Poteau, boulevard Ney</text:p>
          </table:table-cell>
          <table:table-cell office:value-type="string" calcext:value-type="string">
            <text:p>Rue du Poteau</text:p>
          </table:table-cell>
          <table:table-cell office:value-type="string" calcext:value-type="string">
            <text:p><text:s/>boulevard Ney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0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3922" calcext:value-type="float">
            <text:p>83922</text:p>
          </table:table-cell>
          <table:table-cell table:formula="of:=VLOOKUP([.$B801];[$'Annexe 1'.$B$2:$'Annexe 1'.$C$1392];2;0)" office:value-type="string" office:string-value="Rue du Ruisseau, rue du Poteau" calcext:value-type="string">
            <text:p>Rue du Ruisseau, rue du Poteau</text:p>
          </table:table-cell>
          <table:table-cell office:value-type="string" calcext:value-type="string">
            <text:p>Rue du Ruisseau</text:p>
          </table:table-cell>
          <table:table-cell office:value-type="string" calcext:value-type="string">
            <text:p><text:s/>rue du Pot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1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048" calcext:value-type="float">
            <text:p>15048</text:p>
          </table:table-cell>
          <table:table-cell table:formula="of:=VLOOKUP([.$B802];[$'Annexe 1'.$B$2:$'Annexe 1'.$C$1392];2;0)" office:value-type="string" office:string-value="Rue Jean Henri Fabre, rue du Colonel Dax" calcext:value-type="string">
            <text:p>Rue Jean Henri Fabre, rue du Colonel Dax</text:p>
          </table:table-cell>
          <table:table-cell office:value-type="string" calcext:value-type="string">
            <text:p>Rue Jean Henri Fabre</text:p>
          </table:table-cell>
          <table:table-cell office:value-type="string" calcext:value-type="string">
            <text:p><text:s/>rue du Colonel Da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2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5" calcext:value-type="float">
            <text:p>18115</text:p>
          </table:table-cell>
          <table:table-cell table:formula="of:=VLOOKUP([.$B803];[$'Annexe 1'.$B$2:$'Annexe 1'.$C$1392];2;0)" office:value-type="string" office:string-value="Rue Labat, boulevard Barbès" calcext:value-type="string">
            <text:p>Rue Labat, boulevard Barbès</text:p>
          </table:table-cell>
          <table:table-cell office:value-type="string" calcext:value-type="string">
            <text:p>Rue Labat</text:p>
          </table:table-cell>
          <table:table-cell office:value-type="string" calcext:value-type="string">
            <text:p><text:s/>boulevard Barbè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3];[$DonneesPrefPolice.$A$1:$DonneesPrefPolice.$C$1334];3;0)" office:value-type="date" office:date-value="2016-11-14" calcext:value-type="date">
            <text:p>14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0936" calcext:value-type="float">
            <text:p>40936</text:p>
          </table:table-cell>
          <table:table-cell table:formula="of:=VLOOKUP([.$B804];[$'Annexe 1'.$B$2:$'Annexe 1'.$C$1392];2;0)" office:value-type="string" office:string-value="Rue Léon, rue Cavé" calcext:value-type="string">
            <text:p>Rue Léon, rue Cavé</text:p>
          </table:table-cell>
          <table:table-cell office:value-type="string" calcext:value-type="string">
            <text:p>Rue Léon</text:p>
          </table:table-cell>
          <table:table-cell office:value-type="string" calcext:value-type="string">
            <text:p><text:s/>rue Cavé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4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8778" calcext:value-type="float">
            <text:p>48778</text:p>
          </table:table-cell>
          <table:table-cell table:formula="of:=VLOOKUP([.$B805];[$'Annexe 1'.$B$2:$'Annexe 1'.$C$1392];2;0)" office:value-type="string" office:string-value="Rue Léon, rue Doudeauville" calcext:value-type="string">
            <text:p>Rue Léon, rue Doudeauville</text:p>
          </table:table-cell>
          <table:table-cell office:value-type="string" calcext:value-type="string">
            <text:p>Rue Léon</text:p>
          </table:table-cell>
          <table:table-cell office:value-type="string" calcext:value-type="string">
            <text:p><text:s/>rue Doudeau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5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9804" calcext:value-type="float">
            <text:p>49804</text:p>
          </table:table-cell>
          <table:table-cell table:formula="of:=VLOOKUP([.$B806];[$'Annexe 1'.$B$2:$'Annexe 1'.$C$1392];2;0)" office:value-type="string" office:string-value="Rue Marcadet, rue Damrémont" calcext:value-type="string">
            <text:p>Rue Marcadet, rue Damrémont</text:p>
          </table:table-cell>
          <table:table-cell office:value-type="string" calcext:value-type="string">
            <text:p>Rue Marcadet</text:p>
          </table:table-cell>
          <table:table-cell office:value-type="string" calcext:value-type="string">
            <text:p><text:s/>rue Damrémo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6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04" calcext:value-type="float">
            <text:p>18104</text:p>
          </table:table-cell>
          <table:table-cell table:formula="of:=VLOOKUP([.$B807];[$'Annexe 1'.$B$2:$'Annexe 1'.$C$1392];2;0)" office:value-type="string" office:string-value="Rue Marcadet, rue du Ruisseau" calcext:value-type="string">
            <text:p>Rue Marcadet, rue du Ruisseau</text:p>
          </table:table-cell>
          <table:table-cell office:value-type="string" calcext:value-type="string">
            <text:p>Rue Marcadet</text:p>
          </table:table-cell>
          <table:table-cell office:value-type="string" calcext:value-type="string">
            <text:p><text:s/>rue du Ruiss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7];[$DonneesPrefPolice.$A$1:$DonneesPrefPolice.$C$1334];3;0)" office:value-type="date" office:date-value="2017-05-02" calcext:value-type="date">
            <text:p>02/05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6275" calcext:value-type="float">
            <text:p>46275</text:p>
          </table:table-cell>
          <table:table-cell table:formula="of:=VLOOKUP([.$B808];[$'Annexe 1'.$B$2:$'Annexe 1'.$C$1392];2;0)" office:value-type="string" office:string-value="Rue Marx Dormoy, rue du Département" calcext:value-type="string">
            <text:p>Rue Marx Dormoy, rue du Département</text:p>
          </table:table-cell>
          <table:table-cell office:value-type="string" calcext:value-type="string">
            <text:p>Rue Marx Dormoy</text:p>
          </table:table-cell>
          <table:table-cell office:value-type="string" calcext:value-type="string">
            <text:p><text:s/>rue du Départeme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8];[$DonneesPrefPolice.$A$1:$DonneesPrefPolice.$C$1334];3;0)" office:value-type="date" office:date-value="2012-07-20" calcext:value-type="date">
            <text:p>20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7972" calcext:value-type="float">
            <text:p>67972</text:p>
          </table:table-cell>
          <table:table-cell table:formula="of:=VLOOKUP([.$B809];[$'Annexe 1'.$B$2:$'Annexe 1'.$C$1392];2;0)" office:value-type="string" office:string-value="Rue Myrha, rue Affre" calcext:value-type="string">
            <text:p>Rue Myrha, rue Affre</text:p>
          </table:table-cell>
          <table:table-cell office:value-type="string" calcext:value-type="string">
            <text:p>Rue Myrha</text:p>
          </table:table-cell>
          <table:table-cell office:value-type="string" calcext:value-type="string">
            <text:p><text:s/>rue Aff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09];[$DonneesPrefPolice.$A$1:$DonneesPrefPolice.$C$1334];3;0)" office:value-type="date" office:date-value="2013-01-18" calcext:value-type="date">
            <text:p>18/01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315" calcext:value-type="float">
            <text:p>82315</text:p>
          </table:table-cell>
          <table:table-cell table:formula="of:=VLOOKUP([.$B810];[$'Annexe 1'.$B$2:$'Annexe 1'.$C$1392];2;0)" office:value-type="string" office:string-value="Rue Ordener, rue Championnet, rue Vauvenargues" calcext:value-type="string">
            <text:p>Rue Ordener, rue Championnet, rue Vauvenargues</text:p>
          </table:table-cell>
          <table:table-cell office:value-type="string" calcext:value-type="string">
            <text:p>Rue Ordener</text:p>
          </table:table-cell>
          <table:table-cell office:value-type="string" calcext:value-type="string">
            <text:p><text:s/>rue Championnet</text:p>
          </table:table-cell>
          <table:table-cell office:value-type="string" calcext:value-type="string">
            <text:p><text:s/>rue Vauvenargues</text:p>
          </table:table-cell>
          <table:table-cell office:value-type="string" calcext:value-type="string">
            <text:p>croisement</text:p>
          </table:table-cell>
          <table:table-cell table:style-name="ce4" table:formula="of:=VLOOKUP([.B810];[$DonneesPrefPolice.$A$1:$DonneesPrefPolice.$C$1334];3;0)" office:value-type="date" office:date-value="2012-06-22" calcext:value-type="date">
            <text:p>22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473" calcext:value-type="float">
            <text:p>82473</text:p>
          </table:table-cell>
          <table:table-cell table:formula="of:=VLOOKUP([.$B811];[$'Annexe 1'.$B$2:$'Annexe 1'.$C$1392];2;0)" office:value-type="string" office:string-value="Rue Ordener, rue Damrémont" calcext:value-type="string">
            <text:p>Rue Ordener, rue Damrémont</text:p>
          </table:table-cell>
          <table:table-cell office:value-type="string" calcext:value-type="string">
            <text:p>Rue Ordener</text:p>
          </table:table-cell>
          <table:table-cell office:value-type="string" calcext:value-type="string">
            <text:p><text:s/>rue Damrémo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1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5021" calcext:value-type="float">
            <text:p>35021</text:p>
          </table:table-cell>
          <table:table-cell table:formula="of:=VLOOKUP([.$B812];[$'Annexe 1'.$B$2:$'Annexe 1'.$C$1392];2;0)" office:value-type="string" office:string-value="Rue Ordener, rue des Poissonniers" calcext:value-type="string">
            <text:p>Rue Ordener, rue des Poissonniers</text:p>
          </table:table-cell>
          <table:table-cell office:value-type="string" calcext:value-type="string">
            <text:p>Rue Ordener</text:p>
          </table:table-cell>
          <table:table-cell office:value-type="string" calcext:value-type="string">
            <text:p><text:s/>rue des Poissonn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2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1" calcext:value-type="float">
            <text:p>18091</text:p>
          </table:table-cell>
          <table:table-cell table:formula="of:=VLOOKUP([.$B813];[$'Annexe 1'.$B$2:$'Annexe 1'.$C$1392];2;0)" office:value-type="string" office:string-value="Rue Pajol, rue du Département, rue Philippe de Girard" calcext:value-type="string">
            <text:p>Rue Pajol, rue du Département, rue Philippe de Girard</text:p>
          </table:table-cell>
          <table:table-cell office:value-type="string" calcext:value-type="string">
            <text:p>Rue Pajol</text:p>
          </table:table-cell>
          <table:table-cell office:value-type="string" calcext:value-type="string">
            <text:p><text:s/>rue du Département</text:p>
          </table:table-cell>
          <table:table-cell office:value-type="string" calcext:value-type="string">
            <text:p><text:s/>rue Philippe de Girard</text:p>
          </table:table-cell>
          <table:table-cell office:value-type="string" calcext:value-type="string">
            <text:p>croisement</text:p>
          </table:table-cell>
          <table:table-cell table:style-name="ce4" table:formula="of:=VLOOKUP([.B813];[$DonneesPrefPolice.$A$1:$DonneesPrefPolice.$C$1334];3;0)" office:value-type="date" office:date-value="2017-01-31" calcext:value-type="date">
            <text:p>31/01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3" calcext:value-type="float">
            <text:p>18093</text:p>
          </table:table-cell>
          <table:table-cell table:formula="of:=VLOOKUP([.$B814];[$'Annexe 1'.$B$2:$'Annexe 1'.$C$1392];2;0)" office:value-type="string" office:string-value="Rue Pajol, rue Romy Schneider" calcext:value-type="string">
            <text:p>Rue Pajol, rue Romy Schneider</text:p>
          </table:table-cell>
          <table:table-cell office:value-type="string" calcext:value-type="string">
            <text:p>Rue Pajol</text:p>
          </table:table-cell>
          <table:table-cell office:value-type="string" calcext:value-type="string">
            <text:p><text:s/>rue Romy Schneider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2675" calcext:value-type="float">
            <text:p>52675</text:p>
          </table:table-cell>
          <table:table-cell table:formula="of:=VLOOKUP([.$B815];[$'Annexe 1'.$B$2:$'Annexe 1'.$C$1392];2;0)" office:value-type="string" office:string-value="Rue Polonceau, rue des Gardes" calcext:value-type="string">
            <text:p>Rue Polonceau, rue des Gardes</text:p>
          </table:table-cell>
          <table:table-cell office:value-type="string" calcext:value-type="string">
            <text:p>Rue Polonceau</text:p>
          </table:table-cell>
          <table:table-cell office:value-type="string" calcext:value-type="string">
            <text:p><text:s/>rue des Gard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5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2236" calcext:value-type="float">
            <text:p>52236</text:p>
          </table:table-cell>
          <table:table-cell table:formula="of:=VLOOKUP([.$B816];[$'Annexe 1'.$B$2:$'Annexe 1'.$C$1392];2;0)" office:value-type="string" office:string-value="Rue Poulet, rue Dejean" calcext:value-type="string">
            <text:p>Rue Poulet, rue Dejean</text:p>
          </table:table-cell>
          <table:table-cell office:value-type="string" calcext:value-type="string">
            <text:p>Rue Poulet</text:p>
          </table:table-cell>
          <table:table-cell office:value-type="string" calcext:value-type="string">
            <text:p><text:s/>rue Dejean</text:p>
          </table:table-cell>
          <table:table-cell/>
          <table:table-cell office:value-type="string" calcext:value-type="string">
            <text:p>croisemen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5902" calcext:value-type="float">
            <text:p>25902</text:p>
          </table:table-cell>
          <table:table-cell table:formula="of:=VLOOKUP([.$B817];[$'Annexe 1'.$B$2:$'Annexe 1'.$C$1392];2;0)" office:value-type="string" office:string-value="Rue René Binet, rue Fernand Labori" calcext:value-type="string">
            <text:p>Rue René Binet, rue Fernand Labori</text:p>
          </table:table-cell>
          <table:table-cell office:value-type="string" calcext:value-type="string">
            <text:p>Rue René Binet</text:p>
          </table:table-cell>
          <table:table-cell office:value-type="string" calcext:value-type="string">
            <text:p><text:s/>rue Fernand Labori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7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9855" calcext:value-type="float">
            <text:p>79855</text:p>
          </table:table-cell>
          <table:table-cell table:formula="of:=VLOOKUP([.$B818];[$'Annexe 1'.$B$2:$'Annexe 1'.$C$1392];2;0)" office:value-type="string" office:string-value="Rue Riquet, rue d'Aubervilliers" calcext:value-type="string">
            <text:p>Rue Riquet, rue d'Aubervilliers</text:p>
          </table:table-cell>
          <table:table-cell office:value-type="string" calcext:value-type="string">
            <text:p>Rue Riquet</text:p>
          </table:table-cell>
          <table:table-cell office:value-type="string" calcext:value-type="string">
            <text:p><text:s/>rue d'Aubervil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8];[$DonneesPrefPolice.$A$1:$DonneesPrefPolice.$C$1334];3;0)" office:value-type="date" office:date-value="2012-06-29" calcext:value-type="date">
            <text:p>29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4" calcext:value-type="float">
            <text:p>18094</text:p>
          </table:table-cell>
          <table:table-cell table:formula="of:=VLOOKUP([.$B819];[$'Annexe 1'.$B$2:$'Annexe 1'.$C$1392];2;0)" office:value-type="string" office:string-value="Rue Riquet, rue Pajol" calcext:value-type="string">
            <text:p>Rue Riquet, rue Pajol</text:p>
          </table:table-cell>
          <table:table-cell office:value-type="string" calcext:value-type="string">
            <text:p>Rue Riquet</text:p>
          </table:table-cell>
          <table:table-cell office:value-type="string" calcext:value-type="string">
            <text:p><text:s/>rue Pajo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19];[$DonneesPrefPolice.$A$1:$DonneesPrefPolice.$C$1334];3;0)" office:value-type="date" office:date-value="2017-03-10" calcext:value-type="date">
            <text:p>10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8849" calcext:value-type="float">
            <text:p>28849</text:p>
          </table:table-cell>
          <table:table-cell table:formula="of:=VLOOKUP([.$B820];[$'Annexe 1'.$B$2:$'Annexe 1'.$C$1392];2;0)" office:value-type="string" office:string-value="Rue Stephenson, rue de Laghouat" calcext:value-type="string">
            <text:p>Rue Stephenson, rue de Laghouat</text:p>
          </table:table-cell>
          <table:table-cell office:value-type="string" calcext:value-type="string">
            <text:p>Rue Stephenson</text:p>
          </table:table-cell>
          <table:table-cell office:value-type="string" calcext:value-type="string">
            <text:p><text:s/>rue de Laghoua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20];[$DonneesPrefPolice.$A$1:$DonneesPrefPolice.$C$1334];3;0)" office:value-type="date" office:date-value="2013-01-25" calcext:value-type="date">
            <text:p>25/01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5296" calcext:value-type="float">
            <text:p>35296</text:p>
          </table:table-cell>
          <table:table-cell table:formula="of:=VLOOKUP([.$B821];[$'Annexe 1'.$B$2:$'Annexe 1'.$C$1392];2;0)" office:value-type="string" office:string-value="Rue Stéphenson, rue Doudeauville" calcext:value-type="string">
            <text:p>Rue Stéphenson, rue Doudeauville</text:p>
          </table:table-cell>
          <table:table-cell office:value-type="string" calcext:value-type="string">
            <text:p>Rue Stéphenson</text:p>
          </table:table-cell>
          <table:table-cell office:value-type="string" calcext:value-type="string">
            <text:p><text:s/>rue Doudeauvill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21];[$DonneesPrefPolice.$A$1:$DonneesPrefPolice.$C$1334];3;0)" office:value-type="date" office:date-value="2012-11-23" calcext:value-type="date">
            <text:p>23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4255" calcext:value-type="float">
            <text:p>44255</text:p>
          </table:table-cell>
          <table:table-cell table:formula="of:=VLOOKUP([.$B822];[$'Annexe 1'.$B$2:$'Annexe 1'.$C$1392];2;0)" office:value-type="string" office:string-value="Rue Yvonne le Tac, rue Chappe, rue Tardieu" calcext:value-type="string">
            <text:p>Rue Yvonne le Tac, rue Chappe, rue Tardieu</text:p>
          </table:table-cell>
          <table:table-cell office:value-type="string" calcext:value-type="string">
            <text:p>Rue Yvonne le Tac</text:p>
          </table:table-cell>
          <table:table-cell office:value-type="string" calcext:value-type="string">
            <text:p><text:s/>rue Chappe</text:p>
          </table:table-cell>
          <table:table-cell office:value-type="string" calcext:value-type="string">
            <text:p><text:s/>rue Tardieu</text:p>
          </table:table-cell>
          <table:table-cell office:value-type="string" calcext:value-type="string">
            <text:p>croisement</text:p>
          </table:table-cell>
          <table:table-cell table:style-name="ce4" table:formula="of:=VLOOKUP([.B822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0785" calcext:value-type="float">
            <text:p>20785</text:p>
          </table:table-cell>
          <table:table-cell table:formula="of:=VLOOKUP([.$B823];[$'Annexe 1'.$B$2:$'Annexe 1'.$C$1392];2;0)" office:value-type="string" office:string-value="Square Louise Michel" calcext:value-type="string">
            <text:p>Square Louise Michel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823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2264" calcext:value-type="float">
            <text:p>42264</text:p>
          </table:table-cell>
          <table:table-cell table:formula="of:=VLOOKUP([.$B824];[$'Annexe 1'.$B$2:$'Annexe 1'.$C$1392];2;0)" office:value-type="string" office:string-value="15-17, avenue Simon Bolivar" calcext:value-type="string">
            <text:p>15-17, avenue Simon Bolivar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24];[$DonneesPrefPolice.$A$1:$DonneesPrefPolice.$C$1334];3;0)" office:value-type="date" office:date-value="2012-05-25" calcext:value-type="date">
            <text:p>25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9" calcext:value-type="float">
            <text:p>19079</text:p>
          </table:table-cell>
          <table:table-cell table:formula="of:=VLOOKUP([.$B825];[$'Annexe 1'.$B$2:$'Annexe 1'.$C$1392];2;0)" office:value-type="string" office:string-value="150, boulevard de la Villette" calcext:value-type="string">
            <text:p>150, boulevard de la Villett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25];[$DonneesPrefPolice.$A$1:$DonneesPrefPolice.$C$1334];3;0)" office:value-type="date" office:date-value="2017-03-06" calcext:value-type="date">
            <text:p>06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7454" calcext:value-type="float">
            <text:p>27454</text:p>
          </table:table-cell>
          <table:table-cell table:formula="of:=VLOOKUP([.$B826];[$'Annexe 1'.$B$2:$'Annexe 1'.$C$1392];2;0)" office:value-type="string" office:string-value="19, avenue de Flandre" calcext:value-type="string">
            <text:p>19, avenue de Flandr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26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2897" calcext:value-type="float">
            <text:p>32897</text:p>
          </table:table-cell>
          <table:table-cell table:formula="of:=VLOOKUP([.$B827];[$'Annexe 1'.$B$2:$'Annexe 1'.$C$1392];2;0)" office:value-type="string" office:string-value="195, avenue Jean Jaurès" calcext:value-type="string">
            <text:p>195, avenue Jean Jaurès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27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6787" calcext:value-type="float">
            <text:p>36787</text:p>
          </table:table-cell>
          <table:table-cell table:formula="of:=VLOOKUP([.$B828];[$'Annexe 1'.$B$2:$'Annexe 1'.$C$1392];2;0)" office:value-type="string" office:string-value="6, quai de Seine, côté bassin de la Villette" calcext:value-type="string">
            <text:p>6, quai de Seine, côté bassin de la Villett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28];[$DonneesPrefPolice.$A$1:$DonneesPrefPolice.$C$1334];3;0)" office:value-type="date" office:date-value="2013-02-01" calcext:value-type="date">
            <text:p>01/02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1812" calcext:value-type="float">
            <text:p>11812</text:p>
          </table:table-cell>
          <table:table-cell table:formula="of:=VLOOKUP([.$B829];[$'Annexe 1'.$B$2:$'Annexe 1'.$C$1392];2;0)" office:value-type="string" office:string-value="70, rue de la Villette, face au cours du 7ième art" calcext:value-type="string">
            <text:p>70, rue de la Villette, face au cours du 7ième art</text:p>
          </table:table-cell>
          <table:table-cell table:number-columns-repeated="2"/>
          <table:table-cell table:style-name="Default"/>
          <table:table-cell office:value-type="string" calcext:value-type="string">
            <text:p>point décrit</text:p>
          </table:table-cell>
          <table:table-cell table:style-name="ce4" table:formula="of:=VLOOKUP([.B829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897" calcext:value-type="float">
            <text:p>18897</text:p>
          </table:table-cell>
          <table:table-cell table:formula="of:=VLOOKUP([.$B830];[$'Annexe 1'.$B$2:$'Annexe 1'.$C$1392];2;0)" office:value-type="string" office:string-value="85, avenue de Flandre" calcext:value-type="string">
            <text:p>85, avenue de Flandre</text:p>
          </table:table-cell>
          <table:table-cell table:number-columns-repeated="3"/>
          <table:table-cell office:value-type="string" calcext:value-type="string">
            <text:p>adresse précise</text:p>
          </table:table-cell>
          <table:table-cell table:style-name="ce4" table:formula="of:=VLOOKUP([.B830];[$DonneesPrefPolice.$A$1:$DonneesPrefPolice.$C$1334];3;0)" office:value-type="date" office:date-value="2012-03-02" calcext:value-type="date">
            <text:p>02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837" calcext:value-type="float">
            <text:p>18837</text:p>
          </table:table-cell>
          <table:table-cell table:formula="of:=VLOOKUP([.$B831];[$'Annexe 1'.$B$2:$'Annexe 1'.$C$1392];2;0)" office:value-type="string" office:string-value="Avenue Corentin Cariou, quai de la Gironde" calcext:value-type="string">
            <text:p>Avenue Corentin Cariou, quai de la Gironde</text:p>
          </table:table-cell>
          <table:table-cell office:value-type="string" calcext:value-type="string">
            <text:p>Avenue Corentin Cariou</text:p>
          </table:table-cell>
          <table:table-cell office:value-type="string" calcext:value-type="string">
            <text:p><text:s/>quai de la Giron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1];[$DonneesPrefPolice.$A$1:$DonneesPrefPolice.$C$1334];3;0)" office:value-type="date" office:date-value="2013-02-22" calcext:value-type="date">
            <text:p>22/02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140" calcext:value-type="float">
            <text:p>34140</text:p>
          </table:table-cell>
          <table:table-cell table:formula="of:=VLOOKUP([.$B832];[$'Annexe 1'.$B$2:$'Annexe 1'.$C$1392];2;0)" office:value-type="string" office:string-value="Avenue de Flandre, rue de l'Argonne" calcext:value-type="string">
            <text:p>Avenue de Flandre, rue de l'Argonne</text:p>
          </table:table-cell>
          <table:table-cell office:value-type="string" calcext:value-type="string">
            <text:p>Avenue de Flandre</text:p>
          </table:table-cell>
          <table:table-cell office:value-type="string" calcext:value-type="string">
            <text:p><text:s/>rue de l'Argonn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2];[$DonneesPrefPolice.$A$1:$DonneesPrefPolice.$C$1334];3;0)" office:value-type="date" office:date-value="2012-09-14" calcext:value-type="date">
            <text:p>14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6891" calcext:value-type="float">
            <text:p>56891</text:p>
          </table:table-cell>
          <table:table-cell table:formula="of:=VLOOKUP([.$B833];[$'Annexe 1'.$B$2:$'Annexe 1'.$C$1392];2;0)" office:value-type="string" office:string-value="Avenue Jean Jaurès, sente des Dorées" calcext:value-type="string">
            <text:p>Avenue Jean Jaurès, sente des Dorées</text:p>
          </table:table-cell>
          <table:table-cell office:value-type="string" calcext:value-type="string">
            <text:p>Avenue Jean Jaurès</text:p>
          </table:table-cell>
          <table:table-cell office:value-type="string" calcext:value-type="string">
            <text:p><text:s/>sente des Doré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3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4319" calcext:value-type="float">
            <text:p>64319</text:p>
          </table:table-cell>
          <table:table-cell table:formula="of:=VLOOKUP([.$B834];[$'Annexe 1'.$B$2:$'Annexe 1'.$C$1392];2;0)" office:value-type="string" office:string-value="Avenue Jean Jaurès, avenue de Laumière" calcext:value-type="string">
            <text:p>Avenue Jean Jaurès, avenue de Laumière</text:p>
          </table:table-cell>
          <table:table-cell office:value-type="string" calcext:value-type="string">
            <text:p>Avenue Jean Jaurès</text:p>
          </table:table-cell>
          <table:table-cell office:value-type="string" calcext:value-type="string">
            <text:p><text:s/>avenue de Laumiè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4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7376" calcext:value-type="float">
            <text:p>67376</text:p>
          </table:table-cell>
          <table:table-cell table:formula="of:=VLOOKUP([.$B835];[$'Annexe 1'.$B$2:$'Annexe 1'.$C$1392];2;0)" office:value-type="string" office:string-value="Avenue Jean Jaurès, rue Armand Carrel" calcext:value-type="string">
            <text:p>Avenue Jean Jaurès, rue Armand Carrel</text:p>
          </table:table-cell>
          <table:table-cell office:value-type="string" calcext:value-type="string">
            <text:p>Avenue Jean Jaurès</text:p>
          </table:table-cell>
          <table:table-cell office:value-type="string" calcext:value-type="string">
            <text:p><text:s/>rue Armand Carre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5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8495" calcext:value-type="float">
            <text:p>68495</text:p>
          </table:table-cell>
          <table:table-cell table:formula="of:=VLOOKUP([.$B836];[$'Annexe 1'.$B$2:$'Annexe 1'.$C$1392];2;0)" office:value-type="string" office:string-value="Avenue Mathurin Moreau, avenue Simon Bolivar" calcext:value-type="string">
            <text:p>Avenue Mathurin Moreau, avenue Simon Bolivar</text:p>
          </table:table-cell>
          <table:table-cell office:value-type="string" calcext:value-type="string">
            <text:p>Avenue Mathurin Moreau</text:p>
          </table:table-cell>
          <table:table-cell office:value-type="string" calcext:value-type="string">
            <text:p><text:s/>avenue Simon Boliva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6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960" calcext:value-type="float">
            <text:p>18960</text:p>
          </table:table-cell>
          <table:table-cell table:formula="of:=VLOOKUP([.$B837];[$'Annexe 1'.$B$2:$'Annexe 1'.$C$1392];2;0)" office:value-type="string" office:string-value="Avenue Secrétan, rue Edouard Pailleron" calcext:value-type="string">
            <text:p>Avenue Secrétan, rue Edouard Pailleron</text:p>
          </table:table-cell>
          <table:table-cell office:value-type="string" calcext:value-type="string">
            <text:p>Avenue Secrétan</text:p>
          </table:table-cell>
          <table:table-cell office:value-type="string" calcext:value-type="string">
            <text:p><text:s/>rue Edouard Paillero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7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3367" calcext:value-type="float">
            <text:p>33367</text:p>
          </table:table-cell>
          <table:table-cell table:formula="of:=VLOOKUP([.$B838];[$'Annexe 1'.$B$2:$'Annexe 1'.$C$1392];2;0)" office:value-type="string" office:string-value="Avenue Secrétan, boulevard de la Villette" calcext:value-type="string">
            <text:p>Avenue Secrétan, boulevard de la Villette</text:p>
          </table:table-cell>
          <table:table-cell office:value-type="string" calcext:value-type="string">
            <text:p>Avenue Secrétan</text:p>
          </table:table-cell>
          <table:table-cell office:value-type="string" calcext:value-type="string">
            <text:p><text:s/>boulevard de la Villett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8];[$DonneesPrefPolice.$A$1:$DonneesPrefPolice.$C$1334];3;0)" office:value-type="date" office:date-value="2012-09-07" calcext:value-type="date">
            <text:p>07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0743" calcext:value-type="float">
            <text:p>40743</text:p>
          </table:table-cell>
          <table:table-cell table:formula="of:=VLOOKUP([.$B839];[$'Annexe 1'.$B$2:$'Annexe 1'.$C$1392];2;0)" office:value-type="string" office:string-value="Avenue Simon Bolivar, rue de l'Atlas" calcext:value-type="string">
            <text:p>Avenue Simon Bolivar, rue de l'Atlas</text:p>
          </table:table-cell>
          <table:table-cell office:value-type="string" calcext:value-type="string">
            <text:p>Avenue Simon Bolivar</text:p>
          </table:table-cell>
          <table:table-cell office:value-type="string" calcext:value-type="string">
            <text:p><text:s/>rue de l'Atla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39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8" calcext:value-type="float">
            <text:p>19078</text:p>
          </table:table-cell>
          <table:table-cell table:formula="of:=VLOOKUP([.$B840];[$'Annexe 1'.$B$2:$'Annexe 1'.$C$1392];2;0)" office:value-type="string" office:string-value="Boulevard de la Villette, rue de Sambre et Meuse" calcext:value-type="string">
            <text:p>Boulevard de la Villette, rue de Sambre et Meuse</text:p>
          </table:table-cell>
          <table:table-cell office:value-type="string" calcext:value-type="string">
            <text:p>Boulevard de la Villette</text:p>
          </table:table-cell>
          <table:table-cell office:value-type="string" calcext:value-type="string">
            <text:p><text:s/>rue de Sambre et Meus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0];[$DonneesPrefPolice.$A$1:$DonneesPrefPolice.$C$1334];3;0)" office:value-type="date" office:date-value="2017-07-13" calcext:value-type="date">
            <text:p>13/07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8" calcext:value-type="float">
            <text:p>19098</text:p>
          </table:table-cell>
          <table:table-cell table:formula="of:=VLOOKUP([.$B841];[$'Annexe 1'.$B$2:$'Annexe 1'.$C$1392];2;0)" office:value-type="string" office:string-value="Boulevard Macdonald, rue Lounes Matoub" calcext:value-type="string">
            <text:p>Boulevard Macdonald, rue Lounes Matoub</text:p>
          </table:table-cell>
          <table:table-cell office:value-type="string" calcext:value-type="string">
            <text:p>Boulevard Macdonald</text:p>
          </table:table-cell>
          <table:table-cell office:value-type="string" calcext:value-type="string">
            <text:p><text:s/>rue Lounes Matoub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1];[$DonneesPrefPolice.$A$1:$DonneesPrefPolice.$C$1334];3;0)" office:value-type="date" office:date-value="2017-07-03" calcext:value-type="date">
            <text:p>03/07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9" calcext:value-type="float">
            <text:p>19099</text:p>
          </table:table-cell>
          <table:table-cell table:formula="of:=VLOOKUP([.$B842];[$'Annexe 1'.$B$2:$'Annexe 1'.$C$1392];2;0)" office:value-type="string" office:string-value="Boulevard Macdonald, esplanade Nord gare Rosa Parks" calcext:value-type="string">
            <text:p>Boulevard Macdonald, esplanade Nord gare Rosa Park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842];[$DonneesPrefPolice.$A$1:$DonneesPrefPolice.$C$1334];3;0)" office:value-type="date" office:date-value="2017-05-30" calcext:value-type="date">
            <text:p>30/05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3" calcext:value-type="float">
            <text:p>19103</text:p>
          </table:table-cell>
          <table:table-cell table:formula="of:=VLOOKUP([.$B843];[$'Annexe 1'.$B$2:$'Annexe 1'.$C$1392];2;0)" office:value-type="string" office:string-value="Boulevard Macdonald, quai de la Gironde" calcext:value-type="string">
            <text:p>Boulevard Macdonald, quai de la Gironde</text:p>
          </table:table-cell>
          <table:table-cell office:value-type="string" calcext:value-type="string">
            <text:p>Boulevard Macdonald</text:p>
          </table:table-cell>
          <table:table-cell office:value-type="string" calcext:value-type="string">
            <text:p><text:s/>quai de la Giron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3];[$DonneesPrefPolice.$A$1:$DonneesPrefPolice.$C$1334];3;0)" office:value-type="date" office:date-value="2016-08-17" calcext:value-type="date">
            <text:p>17/08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2881" calcext:value-type="float">
            <text:p>22881</text:p>
          </table:table-cell>
          <table:table-cell table:formula="of:=VLOOKUP([.$B844];[$'Annexe 1'.$B$2:$'Annexe 1'.$C$1392];2;0)" office:value-type="string" office:string-value="Boulevard Macdonald, quai de la Gironde" calcext:value-type="string">
            <text:p>Boulevard Macdonald, quai de la Gironde</text:p>
          </table:table-cell>
          <table:table-cell office:value-type="string" calcext:value-type="string">
            <text:p>Boulevard Macdonald</text:p>
          </table:table-cell>
          <table:table-cell office:value-type="string" calcext:value-type="string">
            <text:p><text:s/>quai de la Girond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4];[$DonneesPrefPolice.$A$1:$DonneesPrefPolice.$C$1334];3;0)" office:value-type="date" office:date-value="2013-02-22" calcext:value-type="date">
            <text:p>22/02/13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412" calcext:value-type="float">
            <text:p>12412</text:p>
          </table:table-cell>
          <table:table-cell table:formula="of:=VLOOKUP([.$B845];[$'Annexe 1'.$B$2:$'Annexe 1'.$C$1392];2;0)" office:value-type="string" office:string-value="Boulevard Sérurier, rue de Léman" calcext:value-type="string">
            <text:p>Boulevard Sérurier, rue de Léman</text:p>
          </table:table-cell>
          <table:table-cell office:value-type="string" calcext:value-type="string">
            <text:p>Boulevard Sérurier</text:p>
          </table:table-cell>
          <table:table-cell office:value-type="string" calcext:value-type="string">
            <text:p><text:s/>rue de Léma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5];[$DonneesPrefPolice.$A$1:$DonneesPrefPolice.$C$1334];3;0)" office:value-type="date" office:date-value="2012-11-09" calcext:value-type="date">
            <text:p>09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611" calcext:value-type="float">
            <text:p>34611</text:p>
          </table:table-cell>
          <table:table-cell table:formula="of:=VLOOKUP([.$B846];[$'Annexe 1'.$B$2:$'Annexe 1'.$C$1392];2;0)" office:value-type="string" office:string-value="Boulevard Sérurier, rue de Périgueux" calcext:value-type="string">
            <text:p>Boulevard Sérurier, rue de Périgueux</text:p>
          </table:table-cell>
          <table:table-cell office:value-type="string" calcext:value-type="string">
            <text:p>Boulevard Sérurier</text:p>
          </table:table-cell>
          <table:table-cell office:value-type="string" calcext:value-type="string">
            <text:p><text:s/>rue de Périgueux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6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1650" calcext:value-type="float">
            <text:p>51650</text:p>
          </table:table-cell>
          <table:table-cell table:formula="of:=VLOOKUP([.$B847];[$'Annexe 1'.$B$2:$'Annexe 1'.$C$1392];2;0)" office:value-type="string" office:string-value="Boulevard Sérurier, rue David d'Angers" calcext:value-type="string">
            <text:p>Boulevard Sérurier, rue David d'Angers</text:p>
          </table:table-cell>
          <table:table-cell office:value-type="string" calcext:value-type="string">
            <text:p>Boulevard Sérurier</text:p>
          </table:table-cell>
          <table:table-cell office:value-type="string" calcext:value-type="string">
            <text:p><text:s/>rue David d'Ang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47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7" calcext:value-type="float">
            <text:p>19087</text:p>
          </table:table-cell>
          <table:table-cell table:formula="of:=VLOOKUP([.$B848];[$'Annexe 1'.$B$2:$'Annexe 1'.$C$1392];2;0)" office:value-type="string" office:string-value="Cité des Orgues de Flandre, Porte des Flamands" calcext:value-type="string">
            <text:p>Cité des Orgues de Flandre, Porte des Flamands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848];[$DonneesPrefPolice.$A$1:$DonneesPrefPolice.$C$1334];3;0)" office:value-type="date" office:date-value="2018-04-23" calcext:value-type="date">
            <text:p>23/04/18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8" calcext:value-type="float">
            <text:p>19088</text:p>
          </table:table-cell>
          <table:table-cell table:formula="of:=VLOOKUP([.$B849];[$'Annexe 1'.$B$2:$'Annexe 1'.$C$1392];2;0)" office:value-type="string" office:string-value="Cité des Orgues de Flandre — Sud" calcext:value-type="string">
            <text:p>Cité des Orgues de Flandre — Sud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849];[$DonneesPrefPolice.$A$1:$DonneesPrefPolice.$C$1334];3;0)" office:value-type="date" office:date-value="2017-12-26" calcext:value-type="date">
            <text:p>26/12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6" calcext:value-type="float">
            <text:p>19086</text:p>
          </table:table-cell>
          <table:table-cell table:formula="of:=VLOOKUP([.$B850];[$'Annexe 1'.$B$2:$'Annexe 1'.$C$1392];2;0)" office:value-type="string" office:string-value="Cité des Orgues de Frandre — rue du Docteur Lamaze" calcext:value-type="string">
            <text:p>Cité des Orgues de Frandre — rue du Docteur Lamaz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table:formula="of:=VLOOKUP([.B850];[$DonneesPrefPolice.$A$1:$DonneesPrefPolice.$C$1334];3;0)" office:value-type="date" office:date-value="2016-12-19" calcext:value-type="date">
            <text:p>19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0" calcext:value-type="float">
            <text:p>19100</text:p>
          </table:table-cell>
          <table:table-cell table:formula="of:=VLOOKUP([.$B851];[$'Annexe 1'.$B$2:$'Annexe 1'.$C$1392];2;0)" office:value-type="string" office:string-value="Gare Rosa Parks — rue Gaston Tessier, rue Henri Verneuil" calcext:value-type="string">
            <text:p>Gare Rosa Parks — rue Gaston Tessier, rue Henri Verneuil</text:p>
          </table:table-cell>
          <table:table-cell office:value-type="string" calcext:value-type="string">
            <text:p>Gare Rosa Parks — rue Gaston Tessier</text:p>
          </table:table-cell>
          <table:table-cell office:value-type="string" calcext:value-type="string">
            <text:p><text:s/>rue Henri Verneui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1];[$DonneesPrefPolice.$A$1:$DonneesPrefPolice.$C$1334];3;0)" office:value-type="date" office:date-value="2016-09-06" calcext:value-type="date">
            <text:p>06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3350" calcext:value-type="float">
            <text:p>43350</text:p>
          </table:table-cell>
          <table:table-cell table:formula="of:=VLOOKUP([.$B852];[$'Annexe 1'.$B$2:$'Annexe 1'.$C$1392];2;0)" office:value-type="string" office:string-value="Place Armand Carrel, rue Manin" calcext:value-type="string">
            <text:p>Place Armand Carrel, rue Manin</text:p>
          </table:table-cell>
          <table:table-cell office:value-type="string" calcext:value-type="string">
            <text:p>Place Armand Carrel</text:p>
          </table:table-cell>
          <table:table-cell office:value-type="string" calcext:value-type="string">
            <text:p><text:s/>rue Man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2];[$DonneesPrefPolice.$A$1:$DonneesPrefPolice.$C$1334];3;0)" office:value-type="date" office:date-value="2012-06-08" calcext:value-type="date">
            <text:p>08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2383" calcext:value-type="float">
            <text:p>52383</text:p>
          </table:table-cell>
          <table:table-cell table:formula="of:=VLOOKUP([.$B853];[$'Annexe 1'.$B$2:$'Annexe 1'.$C$1392];2;0)" office:value-type="string" office:string-value="Place des Fêtes" calcext:value-type="string">
            <text:p>Place des Fêtes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853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892" calcext:value-type="float">
            <text:p>34892</text:p>
          </table:table-cell>
          <table:table-cell table:formula="of:=VLOOKUP([.$B854];[$'Annexe 1'.$B$2:$'Annexe 1'.$C$1392];2;0)" office:value-type="string" office:string-value="Place du Général Cochet, boulevard Sérurier" calcext:value-type="string">
            <text:p>Place du Général Cochet, boulevard Sérurier</text:p>
          </table:table-cell>
          <table:table-cell office:value-type="string" calcext:value-type="string">
            <text:p>Place du Général Cochet</text:p>
          </table:table-cell>
          <table:table-cell office:value-type="string" calcext:value-type="string">
            <text:p><text:s/>boulevard Séruri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4];[$DonneesPrefPolice.$A$1:$DonneesPrefPolice.$C$1334];3;0)" office:value-type="date" office:date-value="2012-07-27" calcext:value-type="date">
            <text:p>27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4117" calcext:value-type="float">
            <text:p>54117</text:p>
          </table:table-cell>
          <table:table-cell table:formula="of:=VLOOKUP([.$B855];[$'Annexe 1'.$B$2:$'Annexe 1'.$C$1392];2;0)" office:value-type="string" office:string-value="Place Rhin et Danube, rue David d'Angers, rue Miguel Hidalgo" calcext:value-type="string">
            <text:p>Place Rhin et Danube, rue David d'Angers, rue Miguel Hidalgo</text:p>
          </table:table-cell>
          <table:table-cell office:value-type="string" calcext:value-type="string">
            <text:p>Place Rhin et Danube</text:p>
          </table:table-cell>
          <table:table-cell office:value-type="string" calcext:value-type="string">
            <text:p><text:s/>rue David d'Angers</text:p>
          </table:table-cell>
          <table:table-cell office:value-type="string" calcext:value-type="string">
            <text:p><text:s/>rue Miguel Hidalgo</text:p>
          </table:table-cell>
          <table:table-cell office:value-type="string" calcext:value-type="string">
            <text:p>croisement</text:p>
          </table:table-cell>
          <table:table-cell table:style-name="ce4" table:formula="of:=VLOOKUP([.B855];[$DonneesPrefPolice.$A$1:$DonneesPrefPolice.$C$1334];3;0)" office:value-type="date" office:date-value="2012-02-24" calcext:value-type="date">
            <text:p>24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1" calcext:value-type="float">
            <text:p>19101</text:p>
          </table:table-cell>
          <table:table-cell table:formula="of:=VLOOKUP([.$B856];[$'Annexe 1'.$B$2:$'Annexe 1'.$C$1392];2;0)" office:value-type="string" office:string-value="Rampe Ouest vers boulevard Macdonald, rue Cesaria Evora" calcext:value-type="string">
            <text:p>Rampe Ouest vers boulevard Macdonald, rue Cesaria Evora</text:p>
          </table:table-cell>
          <table:table-cell office:value-type="string" calcext:value-type="string">
            <text:p>Rampe Ouest vers boulevard Macdonald</text:p>
          </table:table-cell>
          <table:table-cell office:value-type="string" calcext:value-type="string">
            <text:p><text:s/>rue Cesaria Evora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6];[$DonneesPrefPolice.$A$1:$DonneesPrefPolice.$C$1334];3;0)" office:value-type="date" office:date-value="2017-05-30" calcext:value-type="date">
            <text:p>30/05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75203" calcext:value-type="float">
            <text:p>75203</text:p>
          </table:table-cell>
          <table:table-cell table:formula="of:=VLOOKUP([.$B857];[$'Annexe 1'.$B$2:$'Annexe 1'.$C$1392];2;0)" office:value-type="string" office:string-value="Rue Adolphe Mille, avenue Jean Jaurès" calcext:value-type="string">
            <text:p>Rue Adolphe Mille, avenue Jean Jaurès</text:p>
          </table:table-cell>
          <table:table-cell office:value-type="string" calcext:value-type="string">
            <text:p>Rue Adolphe Mille</text:p>
          </table:table-cell>
          <table:table-cell office:value-type="string" calcext:value-type="string">
            <text:p><text:s/>avenue Jean Jaurè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7];[$DonneesPrefPolice.$A$1:$DonneesPrefPolice.$C$1334];3;0)" office:value-type="date" office:date-value="2012-05-11" calcext:value-type="date">
            <text:p>11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969" calcext:value-type="float">
            <text:p>12969</text:p>
          </table:table-cell>
          <table:table-cell table:formula="of:=VLOOKUP([.$B858];[$'Annexe 1'.$B$2:$'Annexe 1'.$C$1392];2;0)" office:value-type="string" office:string-value="Rue Archereau, rue de Crimée" calcext:value-type="string">
            <text:p>Rue Archereau, rue de Crimée</text:p>
          </table:table-cell>
          <table:table-cell office:value-type="string" calcext:value-type="string">
            <text:p>Rue Archereau</text:p>
          </table:table-cell>
          <table:table-cell office:value-type="string" calcext:value-type="string">
            <text:p><text:s/>rue de Crimé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8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4" calcext:value-type="float">
            <text:p>19084</text:p>
          </table:table-cell>
          <table:table-cell table:formula="of:=VLOOKUP([.$B859];[$'Annexe 1'.$B$2:$'Annexe 1'.$C$1392];2;0)" office:value-type="string" office:string-value="Rue Bellot, rue d'Aubervilliers" calcext:value-type="string">
            <text:p>Rue Bellot, rue d'Aubervilliers</text:p>
          </table:table-cell>
          <table:table-cell office:value-type="string" calcext:value-type="string">
            <text:p>Rue Bellot</text:p>
          </table:table-cell>
          <table:table-cell office:value-type="string" calcext:value-type="string">
            <text:p><text:s/>rue d'Aubervillier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59];[$DonneesPrefPolice.$A$1:$DonneesPrefPolice.$C$1334];3;0)" office:value-type="date" office:date-value="2016-12-16" calcext:value-type="date">
            <text:p>16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67" calcext:value-type="float">
            <text:p>19067</text:p>
          </table:table-cell>
          <table:table-cell table:formula="of:=VLOOKUP([.$B860];[$'Annexe 1'.$B$2:$'Annexe 1'.$C$1392];2;0)" office:value-type="string" office:string-value="Rue Botzaris, rue Fessart" calcext:value-type="string">
            <text:p>Rue Botzaris, rue Fessart</text:p>
          </table:table-cell>
          <table:table-cell office:value-type="string" calcext:value-type="string">
            <text:p>Rue Botzaris</text:p>
          </table:table-cell>
          <table:table-cell office:value-type="string" calcext:value-type="string">
            <text:p><text:s/>rue Fessar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0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9339" calcext:value-type="float">
            <text:p>49339</text:p>
          </table:table-cell>
          <table:table-cell table:formula="of:=VLOOKUP([.$B861];[$'Annexe 1'.$B$2:$'Annexe 1'.$C$1392];2;0)" office:value-type="string" office:string-value="Rue Botzaris, avenue Simon Bolivar" calcext:value-type="string">
            <text:p>Rue Botzaris, avenue Simon Bolivar</text:p>
          </table:table-cell>
          <table:table-cell office:value-type="string" calcext:value-type="string">
            <text:p>Rue Botzaris</text:p>
          </table:table-cell>
          <table:table-cell office:value-type="string" calcext:value-type="string">
            <text:p><text:s/>avenue Simon Boliva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1];[$DonneesPrefPolice.$A$1:$DonneesPrefPolice.$C$1334];3;0)" office:value-type="date" office:date-value="2012-07-06" calcext:value-type="date">
            <text:p>06/07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7" calcext:value-type="float">
            <text:p>19097</text:p>
          </table:table-cell>
          <table:table-cell table:formula="of:=VLOOKUP([.$B862];[$'Annexe 1'.$B$2:$'Annexe 1'.$C$1392];2;0)" office:value-type="string" office:string-value="Rue Césaria Evora, voie de la Blanchisserie" calcext:value-type="string">
            <text:p>Rue Césaria Evora, voie de la Blanchisserie</text:p>
          </table:table-cell>
          <table:table-cell office:value-type="string" calcext:value-type="string">
            <text:p>Rue Césaria Evora</text:p>
          </table:table-cell>
          <table:table-cell office:value-type="string" calcext:value-type="string">
            <text:p><text:s/>voie de la Blanchisser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2];[$DonneesPrefPolice.$A$1:$DonneesPrefPolice.$C$1334];3;0)" office:value-type="string" office:string-value="Début 2019" calcext:value-type="string">
            <text:p>Début 2019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3" calcext:value-type="float">
            <text:p>19093</text:p>
          </table:table-cell>
          <table:table-cell table:formula="of:=VLOOKUP([.$B863];[$'Annexe 1'.$B$2:$'Annexe 1'.$C$1392];2;0)" office:value-type="string" office:string-value="Rue Colette Magny, rue Bernard Têtu" calcext:value-type="string">
            <text:p>Rue Colette Magny, rue Bernard Têtu</text:p>
          </table:table-cell>
          <table:table-cell office:value-type="string" calcext:value-type="string">
            <text:p>Rue Colette Magny</text:p>
          </table:table-cell>
          <table:table-cell office:value-type="string" calcext:value-type="string">
            <text:p><text:s/>rue Bernard Têt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3];[$DonneesPrefPolice.$A$1:$DonneesPrefPolice.$C$1334];3;0)" office:value-type="date" office:date-value="2016-10-20" calcext:value-type="date">
            <text:p>20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5240" calcext:value-type="float">
            <text:p>25240</text:p>
          </table:table-cell>
          <table:table-cell table:formula="of:=VLOOKUP([.$B864];[$'Annexe 1'.$B$2:$'Annexe 1'.$C$1392];2;0)" office:value-type="string" office:string-value="Rue Compans, place des Fêtes" calcext:value-type="string">
            <text:p>Rue Compans, place des Fêtes</text:p>
          </table:table-cell>
          <table:table-cell office:value-type="string" calcext:value-type="string">
            <text:p>Rue Compans</text:p>
          </table:table-cell>
          <table:table-cell office:value-type="string" calcext:value-type="string">
            <text:p><text:s/>place des Fêt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4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0" calcext:value-type="float">
            <text:p>19090</text:p>
          </table:table-cell>
          <table:table-cell table:formula="of:=VLOOKUP([.$B865];[$'Annexe 1'.$B$2:$'Annexe 1'.$C$1392];2;0)" office:value-type="string" office:string-value="Rue Curial, rue Mathis" calcext:value-type="string">
            <text:p>Rue Curial, rue Mathis</text:p>
          </table:table-cell>
          <table:table-cell office:value-type="string" calcext:value-type="string">
            <text:p>Rue Curial</text:p>
          </table:table-cell>
          <table:table-cell office:value-type="string" calcext:value-type="string">
            <text:p><text:s/>rue Math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5];[$DonneesPrefPolice.$A$1:$DonneesPrefPolice.$C$1334];3;0)" office:value-type="date" office:date-value="2017-04-07" calcext:value-type="date">
            <text:p>07/04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6293" calcext:value-type="float">
            <text:p>26293</text:p>
          </table:table-cell>
          <table:table-cell table:formula="of:=VLOOKUP([.$B866];[$'Annexe 1'.$B$2:$'Annexe 1'.$C$1392];2;0)" office:value-type="string" office:string-value="Rue d'Alsace-Lorraine, rue Gaston Pinot" calcext:value-type="string">
            <text:p>Rue d'Alsace-Lorraine, rue Gaston Pinot</text:p>
          </table:table-cell>
          <table:table-cell office:value-type="string" calcext:value-type="string">
            <text:p>Rue d'Alsace-Lorraine</text:p>
          </table:table-cell>
          <table:table-cell office:value-type="string" calcext:value-type="string">
            <text:p><text:s/>rue Gaston Pino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6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7" calcext:value-type="float">
            <text:p>19077</text:p>
          </table:table-cell>
          <table:table-cell table:formula="of:=VLOOKUP([.$B867];[$'Annexe 1'.$B$2:$'Annexe 1'.$C$1392];2;0)" office:value-type="string" office:string-value="Rue de Belleville, rue Jules Romains" calcext:value-type="string">
            <text:p>Rue de Belleville, rue Jules Romains</text:p>
          </table:table-cell>
          <table:table-cell office:value-type="string" calcext:value-type="string">
            <text:p>Rue de Belleville</text:p>
          </table:table-cell>
          <table:table-cell office:value-type="string" calcext:value-type="string">
            <text:p><text:s/>rue Jules Romai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7];[$DonneesPrefPolice.$A$1:$DonneesPrefPolice.$C$1334];3;0)" office:value-type="date" office:date-value="2017-03-23" calcext:value-type="date">
            <text:p>23/03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7387" calcext:value-type="float">
            <text:p>67387</text:p>
          </table:table-cell>
          <table:table-cell table:formula="of:=VLOOKUP([.$B868];[$'Annexe 1'.$B$2:$'Annexe 1'.$C$1392];2;0)" office:value-type="string" office:string-value="Rue de Belleville, avenue Simon Bolivar" calcext:value-type="string">
            <text:p>Rue de Belleville, avenue Simon Bolivar</text:p>
          </table:table-cell>
          <table:table-cell office:value-type="string" calcext:value-type="string">
            <text:p>Rue de Belleville</text:p>
          </table:table-cell>
          <table:table-cell office:value-type="string" calcext:value-type="string">
            <text:p><text:s/>avenue Simon Boliva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8];[$DonneesPrefPolice.$A$1:$DonneesPrefPolice.$C$1334];3;0)" office:value-type="date" office:date-value="2012-05-18" calcext:value-type="date">
            <text:p>18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4" calcext:value-type="float">
            <text:p>19094</text:p>
          </table:table-cell>
          <table:table-cell table:formula="of:=VLOOKUP([.$B869];[$'Annexe 1'.$B$2:$'Annexe 1'.$C$1392];2;0)" office:value-type="string" office:string-value="Rue de Cambrai, rue Alphonse Karr" calcext:value-type="string">
            <text:p>Rue de Cambrai, rue Alphonse Karr</text:p>
          </table:table-cell>
          <table:table-cell office:value-type="string" calcext:value-type="string">
            <text:p>Rue de Cambrai</text:p>
          </table:table-cell>
          <table:table-cell office:value-type="string" calcext:value-type="string">
            <text:p><text:s/>rue Alphonse Kar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69];[$DonneesPrefPolice.$A$1:$DonneesPrefPolice.$C$1334];3;0)" office:value-type="date" office:date-value="2017-09-22" calcext:value-type="date">
            <text:p>22/09/17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4802" calcext:value-type="float">
            <text:p>44802</text:p>
          </table:table-cell>
          <table:table-cell table:formula="of:=VLOOKUP([.$B870];[$'Annexe 1'.$B$2:$'Annexe 1'.$C$1392];2;0)" office:value-type="string" office:string-value="Rue de Cambrai, rue Benjamin Constant" calcext:value-type="string">
            <text:p>Rue de Cambrai, rue Benjamin Constant</text:p>
          </table:table-cell>
          <table:table-cell office:value-type="string" calcext:value-type="string">
            <text:p>Rue de Cambrai</text:p>
          </table:table-cell>
          <table:table-cell office:value-type="string" calcext:value-type="string">
            <text:p><text:s/>rue Benjamin Constan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0];[$DonneesPrefPolice.$A$1:$DonneesPrefPolice.$C$1334];3;0)" office:value-type="date" office:date-value="2012-08-31" calcext:value-type="date">
            <text:p>31/08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0568" calcext:value-type="float">
            <text:p>10568</text:p>
          </table:table-cell>
          <table:table-cell table:formula="of:=VLOOKUP([.$B871];[$'Annexe 1'.$B$2:$'Annexe 1'.$C$1392];2;0)" office:value-type="string" office:string-value="Rue de Crimée, rue Botzaris" calcext:value-type="string">
            <text:p>Rue de Crimée, rue Botzaris</text:p>
          </table:table-cell>
          <table:table-cell office:value-type="string" calcext:value-type="string">
            <text:p>Rue de Crimée</text:p>
          </table:table-cell>
          <table:table-cell office:value-type="string" calcext:value-type="string">
            <text:p><text:s/>rue Botzari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1];[$DonneesPrefPolice.$A$1:$DonneesPrefPolice.$C$1334];3;0)" office:value-type="date" office:date-value="2012-02-03" calcext:value-type="date">
            <text:p>03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7435" calcext:value-type="float">
            <text:p>17435</text:p>
          </table:table-cell>
          <table:table-cell table:formula="of:=VLOOKUP([.$B872];[$'Annexe 1'.$B$2:$'Annexe 1'.$C$1392];2;0)" office:value-type="string" office:string-value="Rue de Crimée, rue Manin" calcext:value-type="string">
            <text:p>Rue de Crimée, rue Manin</text:p>
          </table:table-cell>
          <table:table-cell office:value-type="string" calcext:value-type="string">
            <text:p>Rue de Crimée</text:p>
          </table:table-cell>
          <table:table-cell office:value-type="string" calcext:value-type="string">
            <text:p><text:s/>rue Mani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2];[$DonneesPrefPolice.$A$1:$DonneesPrefPolice.$C$1334];3;0)" office:value-type="date" office:date-value="2012-04-27" calcext:value-type="date">
            <text:p>27/04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5856" calcext:value-type="float">
            <text:p>25856</text:p>
          </table:table-cell>
          <table:table-cell table:formula="of:=VLOOKUP([.$B873];[$'Annexe 1'.$B$2:$'Annexe 1'.$C$1392];2;0)" office:value-type="string" office:string-value="Rue de Crimée, avenue de Flandre" calcext:value-type="string">
            <text:p>Rue de Crimée, avenue de Flandre</text:p>
          </table:table-cell>
          <table:table-cell office:value-type="string" calcext:value-type="string">
            <text:p>Rue de Crimée</text:p>
          </table:table-cell>
          <table:table-cell office:value-type="string" calcext:value-type="string">
            <text:p><text:s/>avenue de Flandr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3];[$DonneesPrefPolice.$A$1:$DonneesPrefPolice.$C$1334];3;0)" office:value-type="date" office:date-value="2012-09-21" calcext:value-type="date">
            <text:p>21/09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770" calcext:value-type="float">
            <text:p>12770</text:p>
          </table:table-cell>
          <table:table-cell table:formula="of:=VLOOKUP([.$B874];[$'Annexe 1'.$B$2:$'Annexe 1'.$C$1392];2;0)" office:value-type="string" office:string-value="Rue de l'Ourcq, rue Léon Giraud" calcext:value-type="string">
            <text:p>Rue de l'Ourcq, rue Léon Giraud</text:p>
          </table:table-cell>
          <table:table-cell office:value-type="string" calcext:value-type="string">
            <text:p>Rue de l'Ourcq</text:p>
          </table:table-cell>
          <table:table-cell office:value-type="string" calcext:value-type="string">
            <text:p><text:s/>rue Léon Girau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4];[$DonneesPrefPolice.$A$1:$DonneesPrefPolice.$C$1334];3;0)" office:value-type="date" office:date-value="2012-12-28" calcext:value-type="date">
            <text:p>28/1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3449" calcext:value-type="float">
            <text:p>63449</text:p>
          </table:table-cell>
          <table:table-cell table:formula="of:=VLOOKUP([.$B875];[$'Annexe 1'.$B$2:$'Annexe 1'.$C$1392];2;0)" office:value-type="string" office:string-value="Rue de l'Ourcq, rue Curial" calcext:value-type="string">
            <text:p>Rue de l'Ourcq, rue Curial</text:p>
          </table:table-cell>
          <table:table-cell office:value-type="string" calcext:value-type="string">
            <text:p>Rue de l'Ourcq</text:p>
          </table:table-cell>
          <table:table-cell office:value-type="string" calcext:value-type="string">
            <text:p><text:s/>rue Curial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5];[$DonneesPrefPolice.$A$1:$DonneesPrefPolice.$C$1334];3;0)" office:value-type="date" office:date-value="2012-11-02" calcext:value-type="date">
            <text:p>02/1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5" calcext:value-type="float">
            <text:p>19095</text:p>
          </table:table-cell>
          <table:table-cell table:formula="of:=VLOOKUP([.$B876];[$'Annexe 1'.$B$2:$'Annexe 1'.$C$1392];2;0)" office:value-type="string" office:string-value="Rue de la Gare, Passerelle périphérique" calcext:value-type="string">
            <text:p>Rue de la Gare, Passerelle périphérique</text:p>
          </table:table-cell>
          <table:table-cell table:number-columns-repeated="3"/>
          <table:table-cell office:value-type="string" calcext:value-type="string">
            <text:p>point décrit</text:p>
          </table:table-cell>
          <table:table-cell table:style-name="ce4" office:value-type="string" calcext:value-type="string">
            <text:p>inconnue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4554" calcext:value-type="float">
            <text:p>64554</text:p>
          </table:table-cell>
          <table:table-cell table:formula="of:=VLOOKUP([.$B877];[$'Annexe 1'.$B$2:$'Annexe 1'.$C$1392];2;0)" office:value-type="string" office:string-value="Rue de Meaux, avenue Secretan" calcext:value-type="string">
            <text:p>Rue de Meaux, avenue Secretan</text:p>
          </table:table-cell>
          <table:table-cell office:value-type="string" calcext:value-type="string">
            <text:p>Rue de Meaux</text:p>
          </table:table-cell>
          <table:table-cell office:value-type="string" calcext:value-type="string">
            <text:p><text:s/>avenue Secretan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7];[$DonneesPrefPolice.$A$1:$DonneesPrefPolice.$C$1334];3;0)" office:value-type="date" office:date-value="2012-03-23" calcext:value-type="date">
            <text:p>23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6661" calcext:value-type="float">
            <text:p>16661</text:p>
          </table:table-cell>
          <table:table-cell table:formula="of:=VLOOKUP([.$B878];[$'Annexe 1'.$B$2:$'Annexe 1'.$C$1392];2;0)" office:value-type="string" office:string-value="Rue de Tanger, rue Riquet" calcext:value-type="string">
            <text:p>Rue de Tanger, rue Riquet</text:p>
          </table:table-cell>
          <table:table-cell office:value-type="string" calcext:value-type="string">
            <text:p>Rue de Tanger</text:p>
          </table:table-cell>
          <table:table-cell office:value-type="string" calcext:value-type="string">
            <text:p><text:s/>rue Riquet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8];[$DonneesPrefPolice.$A$1:$DonneesPrefPolice.$C$1334];3;0)" office:value-type="date" office:date-value="2015-01-09" calcext:value-type="date">
            <text:p>09/01/15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4" calcext:value-type="float">
            <text:p>19074</text:p>
          </table:table-cell>
          <table:table-cell table:formula="of:=VLOOKUP([.$B879];[$'Annexe 1'.$B$2:$'Annexe 1'.$C$1392];2;0)" office:value-type="string" office:string-value="Rue de Toulouse, rue Ambroise Rendu" calcext:value-type="string">
            <text:p>Rue de Toulouse, rue Ambroise Rendu</text:p>
          </table:table-cell>
          <table:table-cell office:value-type="string" calcext:value-type="string">
            <text:p>Rue de Toulouse</text:p>
          </table:table-cell>
          <table:table-cell office:value-type="string" calcext:value-type="string">
            <text:p><text:s/>rue Ambroise Rend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79];[$DonneesPrefPolice.$A$1:$DonneesPrefPolice.$C$1334];3;0)" office:value-type="date" office:date-value="2016-08-18" calcext:value-type="date">
            <text:p>18/08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0640" calcext:value-type="float">
            <text:p>50640</text:p>
          </table:table-cell>
          <table:table-cell table:formula="of:=VLOOKUP([.$B880];[$'Annexe 1'.$B$2:$'Annexe 1'.$C$1392];2;0)" office:value-type="string" office:string-value="Rue des Bois, rue des Lilas" calcext:value-type="string">
            <text:p>Rue des Bois, rue des Lilas</text:p>
          </table:table-cell>
          <table:table-cell office:value-type="string" calcext:value-type="string">
            <text:p>Rue des Bois</text:p>
          </table:table-cell>
          <table:table-cell office:value-type="string" calcext:value-type="string">
            <text:p><text:s/>rue des Lila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0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4821" calcext:value-type="float">
            <text:p>14821</text:p>
          </table:table-cell>
          <table:table-cell table:formula="of:=VLOOKUP([.$B881];[$'Annexe 1'.$B$2:$'Annexe 1'.$C$1392];2;0)" office:value-type="string" office:string-value="Rue du Département, rue de Tanger" calcext:value-type="string">
            <text:p>Rue du Département, rue de Tanger</text:p>
          </table:table-cell>
          <table:table-cell office:value-type="string" calcext:value-type="string">
            <text:p>Rue du Département</text:p>
          </table:table-cell>
          <table:table-cell office:value-type="string" calcext:value-type="string">
            <text:p><text:s/>rue de Tanger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1];[$DonneesPrefPolice.$A$1:$DonneesPrefPolice.$C$1334];3;0)" office:value-type="date" office:date-value="2012-05-04" calcext:value-type="date">
            <text:p>04/05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0" calcext:value-type="float">
            <text:p>19080</text:p>
          </table:table-cell>
          <table:table-cell table:formula="of:=VLOOKUP([.$B882];[$'Annexe 1'.$B$2:$'Annexe 1'.$C$1392];2;0)" office:value-type="string" office:string-value="Rue Edouard Pailleron, rue Jean Menans" calcext:value-type="string">
            <text:p>Rue Edouard Pailleron, rue Jean Menans</text:p>
          </table:table-cell>
          <table:table-cell office:value-type="string" calcext:value-type="string">
            <text:p>Rue Edouard Pailleron</text:p>
          </table:table-cell>
          <table:table-cell office:value-type="string" calcext:value-type="string">
            <text:p><text:s/>rue Jean Mena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2];[$DonneesPrefPolice.$A$1:$DonneesPrefPolice.$C$1334];3;0)" office:value-type="date" office:date-value="2016-11-18" calcext:value-type="date">
            <text:p>18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1" calcext:value-type="float">
            <text:p>19081</text:p>
          </table:table-cell>
          <table:table-cell table:formula="of:=VLOOKUP([.$B883];[$'Annexe 1'.$B$2:$'Annexe 1'.$C$1392];2;0)" office:value-type="string" office:string-value="Rue Euryale Dehaynin, rue Tandou" calcext:value-type="string">
            <text:p>Rue Euryale Dehaynin, rue Tandou</text:p>
          </table:table-cell>
          <table:table-cell office:value-type="string" calcext:value-type="string">
            <text:p>Rue Euryale Dehaynin</text:p>
          </table:table-cell>
          <table:table-cell office:value-type="string" calcext:value-type="string">
            <text:p><text:s/>rue Tando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3];[$DonneesPrefPolice.$A$1:$DonneesPrefPolice.$C$1334];3;0)" office:value-type="date" office:date-value="2016-11-30" calcext:value-type="date">
            <text:p>30/11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2" calcext:value-type="float">
            <text:p>19082</text:p>
          </table:table-cell>
          <table:table-cell table:formula="of:=VLOOKUP([.$B884];[$'Annexe 1'.$B$2:$'Annexe 1'.$C$1392];2;0)" office:value-type="string" office:string-value="Rue Gaston Rebuffat, rue de Kabylie" calcext:value-type="string">
            <text:p>Rue Gaston Rebuffat, rue de Kabylie</text:p>
          </table:table-cell>
          <table:table-cell office:value-type="string" calcext:value-type="string">
            <text:p>Rue Gaston Rebuffat</text:p>
          </table:table-cell>
          <table:table-cell office:value-type="string" calcext:value-type="string">
            <text:p><text:s/>rue de Kabylie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4];[$DonneesPrefPolice.$A$1:$DonneesPrefPolice.$C$1334];3;0)" office:value-type="date" office:date-value="2016-09-16" calcext:value-type="date">
            <text:p>16/09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9" calcext:value-type="float">
            <text:p>19089</text:p>
          </table:table-cell>
          <table:table-cell table:formula="of:=VLOOKUP([.$B885];[$'Annexe 1'.$B$2:$'Annexe 1'.$C$1392];2;0)" office:value-type="string" office:string-value="Rue Mathis, rue Archereau" calcext:value-type="string">
            <text:p>Rue Mathis, rue Archereau</text:p>
          </table:table-cell>
          <table:table-cell office:value-type="string" calcext:value-type="string">
            <text:p>Rue Mathis</text:p>
          </table:table-cell>
          <table:table-cell office:value-type="string" calcext:value-type="string">
            <text:p><text:s/>rue Archereau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5];[$DonneesPrefPolice.$A$1:$DonneesPrefPolice.$C$1334];3;0)" office:value-type="date" office:date-value="2016-10-06" calcext:value-type="date">
            <text:p>06/10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3" calcext:value-type="float">
            <text:p>19083</text:p>
          </table:table-cell>
          <table:table-cell table:formula="of:=VLOOKUP([.$B886];[$'Annexe 1'.$B$2:$'Annexe 1'.$C$1392];2;0)" office:value-type="string" office:string-value="Rue Paul Laurent" calcext:value-type="string">
            <text:p>Rue Paul Laurent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886];[$DonneesPrefPolice.$A$1:$DonneesPrefPolice.$C$1334];3;0)" office:value-type="date" office:date-value="2016-12-08" calcext:value-type="date">
            <text:p>08/12/16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6303" calcext:value-type="float">
            <text:p>36303</text:p>
          </table:table-cell>
          <table:table-cell table:formula="of:=VLOOKUP([.$B887];[$'Annexe 1'.$B$2:$'Annexe 1'.$C$1392];2;0)" office:value-type="string" office:string-value="Rue Petit, passage du Sud" calcext:value-type="string">
            <text:p>Rue Petit, passage du Sud</text:p>
          </table:table-cell>
          <table:table-cell office:value-type="string" calcext:value-type="string">
            <text:p>Rue Petit</text:p>
          </table:table-cell>
          <table:table-cell office:value-type="string" calcext:value-type="string">
            <text:p><text:s/>passage du Sud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7];[$DonneesPrefPolice.$A$1:$DonneesPrefPolice.$C$1334];3;0)" office:value-type="date" office:date-value="2011-12-21" calcext:value-type="date">
            <text:p>21/12/11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2302" calcext:value-type="float">
            <text:p>62302</text:p>
          </table:table-cell>
          <table:table-cell table:formula="of:=VLOOKUP([.$B888];[$'Annexe 1'.$B$2:$'Annexe 1'.$C$1392];2;0)" office:value-type="string" office:string-value="Rue Petit, rue Georges Auric" calcext:value-type="string">
            <text:p>Rue Petit, rue Georges Auric</text:p>
          </table:table-cell>
          <table:table-cell office:value-type="string" calcext:value-type="string">
            <text:p>Rue Petit</text:p>
          </table:table-cell>
          <table:table-cell office:value-type="string" calcext:value-type="string">
            <text:p><text:s/>rue Georges Auric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8];[$DonneesPrefPolice.$A$1:$DonneesPrefPolice.$C$1334];3;0)" office:value-type="date" office:date-value="2012-01-20" calcext:value-type="date">
            <text:p>20/01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4531" calcext:value-type="float">
            <text:p>14531</text:p>
          </table:table-cell>
          <table:table-cell table:formula="of:=VLOOKUP([.$B889];[$'Annexe 1'.$B$2:$'Annexe 1'.$C$1392];2;0)" office:value-type="string" office:string-value="Rue Petitot, rue des Fêtes" calcext:value-type="string">
            <text:p>Rue Petitot, rue des Fêtes</text:p>
          </table:table-cell>
          <table:table-cell office:value-type="string" calcext:value-type="string">
            <text:p>Rue Petitot</text:p>
          </table:table-cell>
          <table:table-cell office:value-type="string" calcext:value-type="string">
            <text:p><text:s/>rue des Fête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89];[$DonneesPrefPolice.$A$1:$DonneesPrefPolice.$C$1334];3;0)" office:value-type="date" office:date-value="2012-03-30" calcext:value-type="date">
            <text:p>30/03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9248" calcext:value-type="float">
            <text:p>59248</text:p>
          </table:table-cell>
          <table:table-cell table:formula="of:=VLOOKUP([.$B890];[$'Annexe 1'.$B$2:$'Annexe 1'.$C$1392];2;0)" office:value-type="string" office:string-value="Rue Pierre Reverdy devant le parc coté pair" calcext:value-type="string">
            <text:p>Rue Pierre Reverdy devant le parc coté pair</text:p>
          </table:table-cell>
          <table:table-cell table:number-columns-repeated="3"/>
          <table:table-cell office:value-type="string" calcext:value-type="string">
            <text:p>adresse imprécise</text:p>
          </table:table-cell>
          <table:table-cell table:style-name="ce4" table:formula="of:=VLOOKUP([.B890];[$DonneesPrefPolice.$A$1:$DonneesPrefPolice.$C$1334];3;0)" office:value-type="date" office:date-value="2012-06-15" calcext:value-type="date">
            <text:p>15/06/12</text:p>
          </table:table-cell>
          <table:table-cell table:number-columns-repeated="1015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2246" calcext:value-type="float">
            <text:p>52246</text:p>
          </table:table-cell>
          <table:table-cell table:formula="of:=VLOOKUP([.$B891];[$'Annexe 1'.$B$2:$'Annexe 1'.$C$1392];2;0)" office:value-type="string" office:string-value="Rue Rebeval, rue Jules Romains" calcext:value-type="string">
            <text:p>Rue Rebeval, rue Jules Romains</text:p>
          </table:table-cell>
          <table:table-cell office:value-type="string" calcext:value-type="string">
            <text:p>Rue Rebeval</text:p>
          </table:table-cell>
          <table:table-cell office:value-type="string" calcext:value-type="string">
            <text:p><text:s/>rue Jules Romains</text:p>
          </table:table-cell>
          <table:table-cell/>
          <table:table-cell office:value-type="string" calcext:value-type="string">
            <text:p>croisement</text:p>
          </table:table-cell>
          <table:table-cell table:style-name="ce4" table:formula="of:=VLOOKUP([.B891];[$DonneesPrefPolice.$A$1:$DonneesPrefPolice.$C$1334];3;0)" office:value-type="date" office:date-value="2012-02-17" calcext:value-type="date">
            <text:p>17/02/12</text:p>
          </table:table-cell>
          <table:table-cell table:number-columns-repeated="1015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 table:number-rows-repeated="3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9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3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9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6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5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3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 table:number-rows-repeated="6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 table:number-rows-repeated="2">
          <table:table-cell table:style-name="ce1" table:number-columns-repeated="2"/>
          <table:table-cell table:number-columns-repeated="1021"/>
        </table:table-row>
        <table:table-row table:style-name="ro4" table:number-rows-repeated="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11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3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3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 table:number-rows-repeated="2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11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15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10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3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7"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style-name="ce3" table:number-columns-repeated="2"/>
          <table:table-cell table:number-columns-repeated="1021"/>
        </table:table-row>
        <table:table-row table:style-name="ro6" table:number-rows-repeated="104746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DonneesPrefPolice" table:style-name="ta3"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21" table:default-cell-style-name="ce2"/>
        <table:table-row table:style-name="ro6">
          <table:table-cell table:style-name="ce7"/>
          <table:table-cell table:style-name="ce8"/>
          <table:table-cell table:style-name="ce9" office:value-type="string" calcext:value-type="string">
            <text:p>Mise en service</text:p>
          </table:table-cell>
          <table:table-cell table:number-columns-repeated="1021"/>
        </table:table-row>
        <table:table-row table:style-name="ro6">
          <table:table-cell table:style-name="ce7" office:value-type="float" office:value="1011" calcext:value-type="float">
            <text:p>01011</text:p>
          </table:table-cell>
          <table:table-cell table:style-name="ce8" office:value-type="string" calcext:value-type="string">
            <text:p>Rambuteau / Jour</text:p>
          </table:table-cell>
          <table:table-cell table:style-name="ce9" office:value-type="date" office:date-value="2013-10-11" calcext:value-type="date">
            <text:p>11/10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41" calcext:value-type="float">
            <text:p>01041</text:p>
          </table:table-cell>
          <table:table-cell table:style-name="ce8" office:value-type="string" calcext:value-type="string">
            <text:p>Quai Orfèvres / Harley</text:p>
          </table:table-cell>
          <table:table-cell table:style-name="ce9" office:value-type="date" office:date-value="2017-12-15" calcext:value-type="date">
            <text:p>15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49" calcext:value-type="float">
            <text:p>01049</text:p>
          </table:table-cell>
          <table:table-cell table:style-name="ce8" office:value-type="string" calcext:value-type="string">
            <text:p>Halles / Ferronnerie</text:p>
          </table:table-cell>
          <table:table-cell table:style-name="ce9" office:value-type="date" office:date-value="2018-11-08" calcext:value-type="date">
            <text:p>08/11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51" calcext:value-type="float">
            <text:p>01051</text:p>
          </table:table-cell>
          <table:table-cell table:style-name="ce8" office:value-type="string" calcext:value-type="string">
            <text:p>St Denis / Rivoli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53" calcext:value-type="float">
            <text:p>01053</text:p>
          </table:table-cell>
          <table:table-cell table:style-name="ce8" office:value-type="string" calcext:value-type="string">
            <text:p>Joachim du Bellay / Toiture Citadines</text:p>
          </table:table-cell>
          <table:table-cell table:style-name="ce9" office:value-type="date" office:date-value="2016-10-19" calcext:value-type="date">
            <text:p>19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55" calcext:value-type="float">
            <text:p>01055</text:p>
          </table:table-cell>
          <table:table-cell table:style-name="ce8" office:value-type="string" calcext:value-type="string">
            <text:p>Rambuteau / Montmartre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56" calcext:value-type="float">
            <text:p>01056</text:p>
          </table:table-cell>
          <table:table-cell table:style-name="ce8" office:value-type="string" calcext:value-type="string">
            <text:p>Montorgueil / Turbigo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57" calcext:value-type="float">
            <text:p>01057</text:p>
          </table:table-cell>
          <table:table-cell table:style-name="ce8" office:value-type="string" calcext:value-type="string">
            <text:p>Quai F. Mitterrand / Amiral Coligny</text:p>
          </table:table-cell>
          <table:table-cell table:style-name="ce9" office:value-type="date" office:date-value="2018-06-08" calcext:value-type="date">
            <text:p>08/06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065" calcext:value-type="float">
            <text:p>01065</text:p>
          </table:table-cell>
          <table:table-cell table:style-name="ce8" office:value-type="string" calcext:value-type="string">
            <text:p>Jardins / Canopée nord-ouest / 132 Rambuteau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66" calcext:value-type="float">
            <text:p>01066</text:p>
          </table:table-cell>
          <table:table-cell table:style-name="ce8" office:value-type="string" calcext:value-type="string">
            <text:p>Jardins / Allée nord / St Eustache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67" calcext:value-type="float">
            <text:p>01067</text:p>
          </table:table-cell>
          <table:table-cell table:style-name="ce8" office:value-type="string" calcext:value-type="string">
            <text:p>Jardins / Prairie ouest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69" calcext:value-type="float">
            <text:p>01069</text:p>
          </table:table-cell>
          <table:table-cell table:style-name="ce8" office:value-type="string" calcext:value-type="string">
            <text:p>Jardins / Allée nord-ouest / Rambuteau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71" calcext:value-type="float">
            <text:p>01071</text:p>
          </table:table-cell>
          <table:table-cell table:style-name="ce8" office:value-type="string" calcext:value-type="string">
            <text:p>Canopée sud-ouest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439" calcext:value-type="float">
            <text:p>10439</text:p>
          </table:table-cell>
          <table:table-cell table:style-name="ce8" office:value-type="string" calcext:value-type="string">
            <text:p>Pierre Lescot / Berge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42" calcext:value-type="float">
            <text:p>10642</text:p>
          </table:table-cell>
          <table:table-cell table:style-name="ce8" office:value-type="string" calcext:value-type="string">
            <text:p>Rivoli / Bourdonnai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11" calcext:value-type="float">
            <text:p>11011</text:p>
          </table:table-cell>
          <table:table-cell table:style-name="ce8" office:value-type="string" calcext:value-type="string">
            <text:p>Porte Berger</text:p>
          </table:table-cell>
          <table:table-cell table:style-name="ce9" office:value-type="date" office:date-value="2013-01-21" calcext:value-type="date">
            <text:p>2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1498" calcext:value-type="float">
            <text:p>11498</text:p>
          </table:table-cell>
          <table:table-cell table:style-name="ce8" office:value-type="string" calcext:value-type="string">
            <text:p>Bd Sébastopol / Rambuteau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522" calcext:value-type="float">
            <text:p>11522</text:p>
          </table:table-cell>
          <table:table-cell table:style-name="ce8" office:value-type="string" calcext:value-type="string">
            <text:p>Quai des Tuileries - Pont Solférino</text:p>
          </table:table-cell>
          <table:table-cell table:style-name="ce9" office:value-type="date" office:date-value="2014-10-10" calcext:value-type="date">
            <text:p>10/10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739" calcext:value-type="float">
            <text:p>16739</text:p>
          </table:table-cell>
          <table:table-cell table:style-name="ce8" office:value-type="string" calcext:value-type="string">
            <text:p>Place Vendôme Nord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819" calcext:value-type="float">
            <text:p>16819</text:p>
          </table:table-cell>
          <table:table-cell table:style-name="ce8" office:value-type="string" calcext:value-type="string">
            <text:p>Opéra / Pyramides / Thérèse / Ventadour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887" calcext:value-type="float">
            <text:p>16887</text:p>
          </table:table-cell>
          <table:table-cell table:style-name="ce8" office:value-type="string" calcext:value-type="string">
            <text:p>Pont Neuf / Mégisseri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1868" calcext:value-type="float">
            <text:p>21868</text:p>
          </table:table-cell>
          <table:table-cell table:style-name="ce8" office:value-type="string" calcext:value-type="string">
            <text:p>Palais Royal / Rivoli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3987" calcext:value-type="float">
            <text:p>23987</text:p>
          </table:table-cell>
          <table:table-cell table:style-name="ce8" office:value-type="string" calcext:value-type="string">
            <text:p>Rue de la Paix / Danielle Casanova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222" calcext:value-type="float">
            <text:p>29222</text:p>
          </table:table-cell>
          <table:table-cell table:style-name="ce8" office:value-type="string" calcext:value-type="string">
            <text:p>Place Joachim du Bellay / Saint Denis / Innocent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50" calcext:value-type="float">
            <text:p>30950</text:p>
          </table:table-cell>
          <table:table-cell table:style-name="ce8" office:value-type="string" calcext:value-type="string">
            <text:p>Place du Chatelet / Pont au Change / Quai de la Mégisseri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698" calcext:value-type="float">
            <text:p>34698</text:p>
          </table:table-cell>
          <table:table-cell table:style-name="ce8" office:value-type="string" calcext:value-type="string">
            <text:p>Turbigo / Etienne Marce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346" calcext:value-type="float">
            <text:p>35346</text:p>
          </table:table-cell>
          <table:table-cell table:style-name="ce8" office:value-type="string" calcext:value-type="string">
            <text:p>Valois / Colonel Dria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388" calcext:value-type="float">
            <text:p>35388</text:p>
          </table:table-cell>
          <table:table-cell table:style-name="ce8" office:value-type="string" calcext:value-type="string">
            <text:p>Place André Malraux / Avenue de l'Opéra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234" calcext:value-type="float">
            <text:p>42234</text:p>
          </table:table-cell>
          <table:table-cell table:style-name="ce8" office:value-type="string" calcext:value-type="string">
            <text:p>Place Joachim du Bellay / Pierre Lescot / Berger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53" calcext:value-type="float">
            <text:p>43353</text:p>
          </table:table-cell>
          <table:table-cell table:style-name="ce8" office:value-type="string" calcext:value-type="string">
            <text:p>Palais Royal / Saint Honoré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373" calcext:value-type="float">
            <text:p>44373</text:p>
          </table:table-cell>
          <table:table-cell table:style-name="ce8" office:value-type="string" calcext:value-type="string">
            <text:p>Rivoli / Echell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05" calcext:value-type="float">
            <text:p>44805</text:p>
          </table:table-cell>
          <table:table-cell table:style-name="ce8" office:value-type="string" calcext:value-type="string">
            <text:p>Rivoli / 29 juille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685" calcext:value-type="float">
            <text:p>46685</text:p>
          </table:table-cell>
          <table:table-cell table:style-name="ce8" office:value-type="string" calcext:value-type="string">
            <text:p>Lemonnier / Rivoli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256" calcext:value-type="float">
            <text:p>50256</text:p>
          </table:table-cell>
          <table:table-cell table:style-name="ce8" office:value-type="string" calcext:value-type="string">
            <text:p>Viarmes / Adolphe Jullie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1066" calcext:value-type="float">
            <text:p>51066</text:p>
          </table:table-cell>
          <table:table-cell table:style-name="ce8" office:value-type="string" calcext:value-type="string">
            <text:p>Concorde / Rivoli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7222" calcext:value-type="float">
            <text:p>57222</text:p>
          </table:table-cell>
          <table:table-cell table:style-name="ce8" office:value-type="string" calcext:value-type="string">
            <text:p>Castiglione / Saint Honoré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791" calcext:value-type="float">
            <text:p>58791</text:p>
          </table:table-cell>
          <table:table-cell table:style-name="ce8" office:value-type="string" calcext:value-type="string">
            <text:p>Place Joachim du Bellay / Innoccent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777" calcext:value-type="float">
            <text:p>60777</text:p>
          </table:table-cell>
          <table:table-cell table:style-name="ce8" office:value-type="string" calcext:value-type="string">
            <text:p>Place Maurice Barrès / Saint Honoré / Cambon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140" calcext:value-type="float">
            <text:p>67140</text:p>
          </table:table-cell>
          <table:table-cell table:style-name="ce8" office:value-type="string" calcext:value-type="string">
            <text:p>Rivoli / Marengo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865" calcext:value-type="float">
            <text:p>67865</text:p>
          </table:table-cell>
          <table:table-cell table:style-name="ce8" office:value-type="string" calcext:value-type="string">
            <text:p>Louvre / Coquill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744" calcext:value-type="float">
            <text:p>70744</text:p>
          </table:table-cell>
          <table:table-cell table:style-name="ce8" office:value-type="string" calcext:value-type="string">
            <text:p>Place Maurice Quentin / Rue du Pont Neuf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254" calcext:value-type="float">
            <text:p>74254</text:p>
          </table:table-cell>
          <table:table-cell table:style-name="ce8" office:value-type="string" calcext:value-type="string">
            <text:p>Saint Denis / Cyg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747" calcext:value-type="float">
            <text:p>77747</text:p>
          </table:table-cell>
          <table:table-cell table:style-name="ce8" office:value-type="string" calcext:value-type="string">
            <text:p>Place Joachim du Bellay / Berger / Saint Deni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69" calcext:value-type="float">
            <text:p>79769</text:p>
          </table:table-cell>
          <table:table-cell table:style-name="ce8" office:value-type="string" calcext:value-type="string">
            <text:p>Croix des Petits Champs / La Vrill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77" calcext:value-type="float">
            <text:p>79777</text:p>
          </table:table-cell>
          <table:table-cell table:style-name="ce8" office:value-type="string" calcext:value-type="string">
            <text:p>Place du Carrousel / Pyramide du Louvr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79901" calcext:value-type="float">
            <text:p>79901</text:p>
          </table:table-cell>
          <table:table-cell table:style-name="ce8" office:value-type="string" calcext:value-type="string">
            <text:p>Rivoli / Castiglion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411" calcext:value-type="float">
            <text:p>81411</text:p>
          </table:table-cell>
          <table:table-cell table:style-name="ce8" office:value-type="string" calcext:value-type="string">
            <text:p>Place du Chatelet / Avenue Victoria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2064" calcext:value-type="float">
            <text:p>82064</text:p>
          </table:table-cell>
          <table:table-cell table:style-name="ce8" office:value-type="string" calcext:value-type="string">
            <text:p>Bd Sébastopol / Reyni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655" calcext:value-type="float">
            <text:p>82655</text:p>
          </table:table-cell>
          <table:table-cell table:style-name="ce8" office:value-type="string" calcext:value-type="string">
            <text:p>Pierre Lescot / Cossonneri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364" calcext:value-type="float">
            <text:p>88364</text:p>
          </table:table-cell>
          <table:table-cell table:style-name="ce8" office:value-type="string" calcext:value-type="string">
            <text:p>Pont Neuf - Amont</text:p>
          </table:table-cell>
          <table:table-cell table:style-name="ce9" office:value-type="date" office:date-value="2015-05-22" calcext:value-type="date">
            <text:p>22/05/2015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978" calcext:value-type="float">
            <text:p>89978</text:p>
          </table:table-cell>
          <table:table-cell table:style-name="ce8" office:value-type="string" calcext:value-type="string">
            <text:p>Pont de la Concorde - Amont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2689" calcext:value-type="float">
            <text:p>92689</text:p>
          </table:table-cell>
          <table:table-cell table:style-name="ce8" office:value-type="string" calcext:value-type="string">
            <text:p>Pont de la Concorde - Aval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9000" calcext:value-type="float">
            <text:p>99000</text:p>
          </table:table-cell>
          <table:table-cell table:style-name="ce8" office:value-type="string" calcext:value-type="string">
            <text:p>Quai François Mitterrand / Pont du Carrousel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9375" calcext:value-type="float">
            <text:p>99375</text:p>
          </table:table-cell>
          <table:table-cell table:style-name="ce8" office:value-type="string" calcext:value-type="string">
            <text:p>Pont Neuf - Aval</text:p>
          </table:table-cell>
          <table:table-cell table:style-name="ce9" office:value-type="date" office:date-value="2015-05-22" calcext:value-type="date">
            <text:p>22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2006" calcext:value-type="float">
            <text:p>02006</text:p>
          </table:table-cell>
          <table:table-cell table:style-name="ce8" office:value-type="string" calcext:value-type="string">
            <text:p>Bd Capucines / Scrib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2033" calcext:value-type="float">
            <text:p>02033</text:p>
          </table:table-cell>
          <table:table-cell table:style-name="ce8" office:value-type="string" calcext:value-type="string">
            <text:p>Lune / Notre-Dame Bonne Nouvelle</text:p>
          </table:table-cell>
          <table:table-cell table:style-name="ce9" office:value-type="date" office:date-value="2016-11-25" calcext:value-type="date">
            <text:p>25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927" calcext:value-type="float">
            <text:p>12927</text:p>
          </table:table-cell>
          <table:table-cell table:style-name="ce8" office:value-type="string" calcext:value-type="string">
            <text:p>Saint Denis / Greneta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93" calcext:value-type="float">
            <text:p>15493</text:p>
          </table:table-cell>
          <table:table-cell table:style-name="ce8" office:value-type="string" calcext:value-type="string">
            <text:p>Bd Capucines / Caumar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991" calcext:value-type="float">
            <text:p>15991</text:p>
          </table:table-cell>
          <table:table-cell table:style-name="ce8" office:value-type="string" calcext:value-type="string">
            <text:p>Rue Saint Denis / Rue Sainte Apollin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326" calcext:value-type="float">
            <text:p>17326</text:p>
          </table:table-cell>
          <table:table-cell table:style-name="ce8" office:value-type="string" calcext:value-type="string">
            <text:p>Opéra / d'Antin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70" calcext:value-type="float">
            <text:p>18870</text:p>
          </table:table-cell>
          <table:table-cell table:style-name="ce8" office:value-type="string" calcext:value-type="string">
            <text:p>Réaumur / Saint Deni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941" calcext:value-type="float">
            <text:p>20941</text:p>
          </table:table-cell>
          <table:table-cell table:style-name="ce8" office:value-type="string" calcext:value-type="string">
            <text:p>Place de la Bource / Vivienne / Feydau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579" calcext:value-type="float">
            <text:p>22579</text:p>
          </table:table-cell>
          <table:table-cell table:style-name="ce8" office:value-type="string" calcext:value-type="string">
            <text:p>Bd Sébastopol / Réaumur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076" calcext:value-type="float">
            <text:p>23076</text:p>
          </table:table-cell>
          <table:table-cell table:style-name="ce8" office:value-type="string" calcext:value-type="string">
            <text:p>Place de la Bourse / Réaumur / Notre-Dame des Victoires</text:p>
          </table:table-cell>
          <table:table-cell table:style-name="ce9" office:value-type="date" office:date-value="2014-08-01" calcext:value-type="date">
            <text:p>01/08/2014</text:p>
          </table:table-cell>
          <table:table-cell table:number-columns-repeated="1021"/>
        </table:table-row>
        <table:table-row table:style-name="ro6">
          <table:table-cell table:style-name="ce7" office:value-type="float" office:value="26709" calcext:value-type="float">
            <text:p>26709</text:p>
          </table:table-cell>
          <table:table-cell table:style-name="ce8" office:value-type="string" calcext:value-type="string">
            <text:p>Bd Italiens / Gramo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697" calcext:value-type="float">
            <text:p>29697</text:p>
          </table:table-cell>
          <table:table-cell table:style-name="ce8" office:value-type="string" calcext:value-type="string">
            <text:p>Bd Haussmann / Drouot / Richelieu / Bd Montmartr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706" calcext:value-type="float">
            <text:p>31706</text:p>
          </table:table-cell>
          <table:table-cell table:style-name="ce8" office:value-type="string" calcext:value-type="string">
            <text:p>Place de la Bourse / 4 septembre / Vivie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0753" calcext:value-type="float">
            <text:p>40753</text:p>
          </table:table-cell>
          <table:table-cell table:style-name="ce8" office:value-type="string" calcext:value-type="string">
            <text:p>Paix / Daunou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793" calcext:value-type="float">
            <text:p>62793</text:p>
          </table:table-cell>
          <table:table-cell table:style-name="ce8" office:value-type="string" calcext:value-type="string">
            <text:p>Quatre septembre / Monsigny / Choiseu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171" calcext:value-type="float">
            <text:p>67171</text:p>
          </table:table-cell>
          <table:table-cell table:style-name="ce8" office:value-type="string" calcext:value-type="string">
            <text:p>19, Bd Poissonn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766" calcext:value-type="float">
            <text:p>70766</text:p>
          </table:table-cell>
          <table:table-cell table:style-name="ce8" office:value-type="string" calcext:value-type="string">
            <text:p>Bd Italiens / Michodièr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618" calcext:value-type="float">
            <text:p>72618</text:p>
          </table:table-cell>
          <table:table-cell table:style-name="ce8" office:value-type="string" calcext:value-type="string">
            <text:p>Bd Poissonnière / Rue Poissonnière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82" calcext:value-type="float">
            <text:p>72782</text:p>
          </table:table-cell>
          <table:table-cell table:style-name="ce8" office:value-type="string" calcext:value-type="string">
            <text:p>Sainte Anne / Petits Champs</text:p>
          </table:table-cell>
          <table:table-cell table:style-name="ce9" office:value-type="date" office:date-value="2014-06-02" calcext:value-type="date">
            <text:p>02/06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2870" calcext:value-type="float">
            <text:p>72870</text:p>
          </table:table-cell>
          <table:table-cell table:style-name="ce8" office:value-type="string" calcext:value-type="string">
            <text:p>Petits Champs / Radziwill / La Vrilliè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022" calcext:value-type="float">
            <text:p>78022</text:p>
          </table:table-cell>
          <table:table-cell table:style-name="ce8" office:value-type="string" calcext:value-type="string">
            <text:p>Réaumur / Petits Carreaux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8097" calcext:value-type="float">
            <text:p>88097</text:p>
          </table:table-cell>
          <table:table-cell table:style-name="ce8" office:value-type="string" calcext:value-type="string">
            <text:p>Bd Montmartre / Rue Montmart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465" calcext:value-type="float">
            <text:p>89465</text:p>
          </table:table-cell>
          <table:table-cell table:style-name="ce8" office:value-type="string" calcext:value-type="string">
            <text:p>Opéra / Danielle Casanova / Petits Champs / Saint Roch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516" calcext:value-type="float">
            <text:p>89516</text:p>
          </table:table-cell>
          <table:table-cell table:style-name="ce8" office:value-type="string" calcext:value-type="string">
            <text:p>Bd Italiens / Le Peletier / Favart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229" calcext:value-type="float">
            <text:p>91229</text:p>
          </table:table-cell>
          <table:table-cell table:style-name="ce8" office:value-type="string" calcext:value-type="string">
            <text:p>Bd Sébastopol / Bd Saint Den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299" calcext:value-type="float">
            <text:p>93299</text:p>
          </table:table-cell>
          <table:table-cell table:style-name="ce8" office:value-type="string" calcext:value-type="string">
            <text:p>Louvre / Montmartre / Mail / Cléry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475" calcext:value-type="float">
            <text:p>96475</text:p>
          </table:table-cell>
          <table:table-cell table:style-name="ce8" office:value-type="string" calcext:value-type="string">
            <text:p>Bd Montmartre / Vivien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3" calcext:value-type="float">
            <text:p>03033</text:p>
          </table:table-cell>
          <table:table-cell table:style-name="ce8" office:value-type="string" calcext:value-type="string">
            <text:p>Montgolfier / Borda</text:p>
          </table:table-cell>
          <table:table-cell table:style-name="ce9" office:value-type="date" office:date-value="2016-07-28" calcext:value-type="date">
            <text:p>28/07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36" calcext:value-type="float">
            <text:p>03036</text:p>
          </table:table-cell>
          <table:table-cell table:style-name="ce8" office:value-type="string" calcext:value-type="string">
            <text:p>Temple / Michel le Comte</text:p>
          </table:table-cell>
          <table:table-cell table:style-name="ce9" office:value-type="date" office:date-value="2016-07-29" calcext:value-type="date">
            <text:p>29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3040" calcext:value-type="float">
            <text:p>03040</text:p>
          </table:table-cell>
          <table:table-cell table:style-name="ce8" office:value-type="string" calcext:value-type="string">
            <text:p>Vieille du Temple / Perle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591" calcext:value-type="float">
            <text:p>14591</text:p>
          </table:table-cell>
          <table:table-cell table:style-name="ce8" office:value-type="string" calcext:value-type="string">
            <text:p>Saint Martin / Papin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247" calcext:value-type="float">
            <text:p>18247</text:p>
          </table:table-cell>
          <table:table-cell table:style-name="ce8" office:value-type="string" calcext:value-type="string">
            <text:p>Francs Bourgeois / Turenn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3535" calcext:value-type="float">
            <text:p>23535</text:p>
          </table:table-cell>
          <table:table-cell table:style-name="ce8" office:value-type="string" calcext:value-type="string">
            <text:p>Rambuteau / Templ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377" calcext:value-type="float">
            <text:p>27377</text:p>
          </table:table-cell>
          <table:table-cell table:style-name="ce8" office:value-type="string" calcext:value-type="string">
            <text:p>Turbigo / Fontaines du Temple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643" calcext:value-type="float">
            <text:p>27643</text:p>
          </table:table-cell>
          <table:table-cell table:style-name="ce8" office:value-type="string" calcext:value-type="string">
            <text:p>Place de la République / Bd Templ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963" calcext:value-type="float">
            <text:p>29963</text:p>
          </table:table-cell>
          <table:table-cell table:style-name="ce8" office:value-type="string" calcext:value-type="string">
            <text:p>Beaumarchais / Saint Sébastien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697" calcext:value-type="float">
            <text:p>36697</text:p>
          </table:table-cell>
          <table:table-cell table:style-name="ce8" office:value-type="string" calcext:value-type="string">
            <text:p>Réaumur / Turbigo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244" calcext:value-type="float">
            <text:p>40244</text:p>
          </table:table-cell>
          <table:table-cell table:style-name="ce8" office:value-type="string" calcext:value-type="string">
            <text:p>Bd Sébastopol / Turbigo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5415" calcext:value-type="float">
            <text:p>45415</text:p>
          </table:table-cell>
          <table:table-cell table:style-name="ce8" office:value-type="string" calcext:value-type="string">
            <text:p>Place Pasdeloup / Bd Filles du Calvaire / Rue des Filles du Calvaire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4318" calcext:value-type="float">
            <text:p>54318</text:p>
          </table:table-cell>
          <table:table-cell table:style-name="ce8" office:value-type="string" calcext:value-type="string">
            <text:p>Eugène Spuller / Perré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744" calcext:value-type="float">
            <text:p>55744</text:p>
          </table:table-cell>
          <table:table-cell table:style-name="ce8" office:value-type="string" calcext:value-type="string">
            <text:p>9, place de la République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119" calcext:value-type="float">
            <text:p>56119</text:p>
          </table:table-cell>
          <table:table-cell table:style-name="ce8" office:value-type="string" calcext:value-type="string">
            <text:p>Franche Comté / Picard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7802" calcext:value-type="float">
            <text:p>57802</text:p>
          </table:table-cell>
          <table:table-cell table:style-name="ce8" office:value-type="string" calcext:value-type="string">
            <text:p>20, rue Notre-Dame de Nazareth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258" calcext:value-type="float">
            <text:p>64258</text:p>
          </table:table-cell>
          <table:table-cell table:style-name="ce8" office:value-type="string" calcext:value-type="string">
            <text:p>Vaucanson / Vertboi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1418" calcext:value-type="float">
            <text:p>71418</text:p>
          </table:table-cell>
          <table:table-cell table:style-name="ce8" office:value-type="string" calcext:value-type="string">
            <text:p>Réaumur / Saint Mart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979" calcext:value-type="float">
            <text:p>74979</text:p>
          </table:table-cell>
          <table:table-cell table:style-name="ce8" office:value-type="string" calcext:value-type="string">
            <text:p>Bd Sébastopol / Bd Saint Martin / Bd Saint Deni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984" calcext:value-type="float">
            <text:p>76984</text:p>
          </table:table-cell>
          <table:table-cell table:style-name="ce8" office:value-type="string" calcext:value-type="string">
            <text:p>Réaumur / Temple / Bretagn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904" calcext:value-type="float">
            <text:p>77904</text:p>
          </table:table-cell>
          <table:table-cell table:style-name="ce8" office:value-type="string" calcext:value-type="string">
            <text:p>Bretagne / Turenne / Vieille du Temple / Froissart</text:p>
          </table:table-cell>
          <table:table-cell table:style-name="ce9" office:value-type="date" office:date-value="2015-05-08" calcext:value-type="date">
            <text:p>08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79973" calcext:value-type="float">
            <text:p>79973</text:p>
          </table:table-cell>
          <table:table-cell table:style-name="ce8" office:value-type="string" calcext:value-type="string">
            <text:p>Bd Beaumarchais / Pas-de-la-Mul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50" calcext:value-type="float">
            <text:p>84550</text:p>
          </table:table-cell>
          <table:table-cell table:style-name="ce8" office:value-type="string" calcext:value-type="string">
            <text:p>Place de la République / Rue du Templ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809" calcext:value-type="float">
            <text:p>84809</text:p>
          </table:table-cell>
          <table:table-cell table:style-name="ce8" office:value-type="string" calcext:value-type="string">
            <text:p>Archives / Rambuteau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854" calcext:value-type="float">
            <text:p>84854</text:p>
          </table:table-cell>
          <table:table-cell table:style-name="ce8" office:value-type="string" calcext:value-type="string">
            <text:p>Turbigo / Templ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717" calcext:value-type="float">
            <text:p>86717</text:p>
          </table:table-cell>
          <table:table-cell table:style-name="ce8" office:value-type="string" calcext:value-type="string">
            <text:p>Bd Beaumarchais / Arquebusiers / Saint Sabi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2031" calcext:value-type="float">
            <text:p>92031</text:p>
          </table:table-cell>
          <table:table-cell table:style-name="ce8" office:value-type="string" calcext:value-type="string">
            <text:p>Turbigo / Vertboi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003" calcext:value-type="float">
            <text:p>04003</text:p>
          </table:table-cell>
          <table:table-cell table:style-name="ce8" office:value-type="string" calcext:value-type="string">
            <text:p>Cité / Parvis Notre-Dam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4051" calcext:value-type="float">
            <text:p>04051</text:p>
          </table:table-cell>
          <table:table-cell table:style-name="ce8" office:value-type="string" calcext:value-type="string">
            <text:p>Francs Bourgeois / Vieille du Temple</text:p>
          </table:table-cell>
          <table:table-cell table:style-name="ce9" office:value-type="date" office:date-value="2016-11-24" calcext:value-type="date">
            <text:p>2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4058" calcext:value-type="float">
            <text:p>04058</text:p>
          </table:table-cell>
          <table:table-cell table:style-name="ce8" office:value-type="string" calcext:value-type="string">
            <text:p>Sully / Henri IV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4059" calcext:value-type="float">
            <text:p>04059</text:p>
          </table:table-cell>
          <table:table-cell table:style-name="ce8" office:value-type="string" calcext:value-type="string">
            <text:p>Bd Bourdon / Bassompierre</text:p>
          </table:table-cell>
          <table:table-cell table:style-name="ce9" office:value-type="date" office:date-value="2017-05-11" calcext:value-type="date">
            <text:p>11/05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1218" calcext:value-type="float">
            <text:p>11218</text:p>
          </table:table-cell>
          <table:table-cell table:style-name="ce8" office:value-type="string" calcext:value-type="string">
            <text:p>Beaubourg / Rambute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4314" calcext:value-type="float">
            <text:p>14314</text:p>
          </table:table-cell>
          <table:table-cell table:style-name="ce8" office:value-type="string" calcext:value-type="string">
            <text:p>Port Hotel de Ville</text:p>
          </table:table-cell>
          <table:table-cell table:style-name="ce9" office:value-type="date" office:date-value="2014-10-24" calcext:value-type="date">
            <text:p>24/10/2014</text:p>
          </table:table-cell>
          <table:table-cell table:number-columns-repeated="1021"/>
        </table:table-row>
        <table:table-row table:style-name="ro6">
          <table:table-cell table:style-name="ce7" office:value-type="float" office:value="14914" calcext:value-type="float">
            <text:p>14914</text:p>
          </table:table-cell>
          <table:table-cell table:style-name="ce8" office:value-type="string" calcext:value-type="string">
            <text:p>Port des Célestins</text:p>
          </table:table-cell>
          <table:table-cell table:style-name="ce9" office:value-type="date" office:date-value="2014-09-19" calcext:value-type="date">
            <text:p>19/09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518" calcext:value-type="float">
            <text:p>15518</text:p>
          </table:table-cell>
          <table:table-cell table:style-name="ce8" office:value-type="string" calcext:value-type="string">
            <text:p>Rivoli / Saint Mart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5674" calcext:value-type="float">
            <text:p>15674</text:p>
          </table:table-cell>
          <table:table-cell table:style-name="ce8" office:value-type="string" calcext:value-type="string">
            <text:p>Place du parvis de Notre-Dame / Pont au Doubl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774" calcext:value-type="float">
            <text:p>17774</text:p>
          </table:table-cell>
          <table:table-cell table:style-name="ce8" office:value-type="string" calcext:value-type="string">
            <text:p>Brisemiche / Cloître Saint Merri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726" calcext:value-type="float">
            <text:p>19726</text:p>
          </table:table-cell>
          <table:table-cell table:style-name="ce8" office:value-type="string" calcext:value-type="string">
            <text:p>Saint Antoine / Sévigné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684" calcext:value-type="float">
            <text:p>24684</text:p>
          </table:table-cell>
          <table:table-cell table:style-name="ce8" office:value-type="string" calcext:value-type="string">
            <text:p>Place Baudoyer / François Miro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230" calcext:value-type="float">
            <text:p>25230</text:p>
          </table:table-cell>
          <table:table-cell table:style-name="ce8" office:value-type="string" calcext:value-type="string">
            <text:p>Quai Henri IV / Pont de Sully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7843" calcext:value-type="float">
            <text:p>27843</text:p>
          </table:table-cell>
          <table:table-cell table:style-name="ce8" office:value-type="string" calcext:value-type="string">
            <text:p>Pont Saint Louis / Jean du Bellay / Saint Louis en l'Il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297" calcext:value-type="float">
            <text:p>29297</text:p>
          </table:table-cell>
          <table:table-cell table:style-name="ce8" office:value-type="string" calcext:value-type="string">
            <text:p>Place Hôtel de Ville / Victoria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770" calcext:value-type="float">
            <text:p>29770</text:p>
          </table:table-cell>
          <table:table-cell table:style-name="ce8" office:value-type="string" calcext:value-type="string">
            <text:p>Quai de Gesvres / Saint Martin / Pont Notre Dam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1606" calcext:value-type="float">
            <text:p>31606</text:p>
          </table:table-cell>
          <table:table-cell table:style-name="ce8" office:value-type="string" calcext:value-type="string">
            <text:p>Victoria / Coutelleri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5777" calcext:value-type="float">
            <text:p>35777</text:p>
          </table:table-cell>
          <table:table-cell table:style-name="ce8" office:value-type="string" calcext:value-type="string">
            <text:p>Rivoli / rue du Pont Louis Philippe / Vieille du Templ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825" calcext:value-type="float">
            <text:p>37825</text:p>
          </table:table-cell>
          <table:table-cell table:style-name="ce8" office:value-type="string" calcext:value-type="string">
            <text:p>Place Georges Pompidou / 141, rue Saint Martin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824" calcext:value-type="float">
            <text:p>38824</text:p>
          </table:table-cell>
          <table:table-cell table:style-name="ce8" office:value-type="string" calcext:value-type="string">
            <text:p>Quai Archevéché / Pont Saint Loui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504" calcext:value-type="float">
            <text:p>39504</text:p>
          </table:table-cell>
          <table:table-cell table:style-name="ce8" office:value-type="string" calcext:value-type="string">
            <text:p>Bd Henri IV / Castex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301" calcext:value-type="float">
            <text:p>42301</text:p>
          </table:table-cell>
          <table:table-cell table:style-name="ce8" office:value-type="string" calcext:value-type="string">
            <text:p>Charlemagne / Jardins Saint Paul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910" calcext:value-type="float">
            <text:p>42910</text:p>
          </table:table-cell>
          <table:table-cell table:style-name="ce8" office:value-type="string" calcext:value-type="string">
            <text:p>Quai Hôtel de Ville / Pont Louis Philippe / rue du pont Louis Philipp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699" calcext:value-type="float">
            <text:p>43699</text:p>
          </table:table-cell>
          <table:table-cell table:style-name="ce8" office:value-type="string" calcext:value-type="string">
            <text:p>Place du marché Sainte Catherin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070" calcext:value-type="float">
            <text:p>45070</text:p>
          </table:table-cell>
          <table:table-cell table:style-name="ce8" office:value-type="string" calcext:value-type="string">
            <text:p>Place Saint Gervais / 17, rue Lobau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437" calcext:value-type="float">
            <text:p>47437</text:p>
          </table:table-cell>
          <table:table-cell table:style-name="ce8" office:value-type="string" calcext:value-type="string">
            <text:p>Renard / Verreri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38" calcext:value-type="float">
            <text:p>48238</text:p>
          </table:table-cell>
          <table:table-cell table:style-name="ce8" office:value-type="string" calcext:value-type="string">
            <text:p>Quai de l'Archevêché / Pont de l'Archevêché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128" calcext:value-type="float">
            <text:p>51128</text:p>
          </table:table-cell>
          <table:table-cell table:style-name="ce8" office:value-type="string" calcext:value-type="string">
            <text:p>Rosiers / Ferdinand Duval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827" calcext:value-type="float">
            <text:p>51827</text:p>
          </table:table-cell>
          <table:table-cell table:style-name="ce8" office:value-type="string" calcext:value-type="string">
            <text:p>Rue de la Cité / Quai de Marché Neuf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633" calcext:value-type="float">
            <text:p>56633</text:p>
          </table:table-cell>
          <table:table-cell table:style-name="ce8" office:value-type="string" calcext:value-type="string">
            <text:p>Pavée / Roi de Sicil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088" calcext:value-type="float">
            <text:p>57088</text:p>
          </table:table-cell>
          <table:table-cell table:style-name="ce8" office:value-type="string" calcext:value-type="string">
            <text:p>Ile Saint Louis - Pointe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63" calcext:value-type="float">
            <text:p>59063</text:p>
          </table:table-cell>
          <table:table-cell table:style-name="ce8" office:value-type="string" calcext:value-type="string">
            <text:p>Quai Hôtel de Ville / Pont d'Arcol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044" calcext:value-type="float">
            <text:p>60044</text:p>
          </table:table-cell>
          <table:table-cell table:style-name="ce8" office:value-type="string" calcext:value-type="string">
            <text:p>Charlemagne / Nonnains d'Hyères / Jouy / Fourcy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260" calcext:value-type="float">
            <text:p>65260</text:p>
          </table:table-cell>
          <table:table-cell table:style-name="ce8" office:value-type="string" calcext:value-type="string">
            <text:p>Place de la Bastille / Bd Beaumarchai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370" calcext:value-type="float">
            <text:p>65370</text:p>
          </table:table-cell>
          <table:table-cell table:style-name="ce8" office:value-type="string" calcext:value-type="string">
            <text:p>Hôtel de Vill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378" calcext:value-type="float">
            <text:p>66378</text:p>
          </table:table-cell>
          <table:table-cell table:style-name="ce8" office:value-type="string" calcext:value-type="string">
            <text:p>Rosiers / Vieille du Templ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461" calcext:value-type="float">
            <text:p>66461</text:p>
          </table:table-cell>
          <table:table-cell table:style-name="ce8" office:value-type="string" calcext:value-type="string">
            <text:p>Quai des Célestins / Pont Marie / Nonnains d'Hyères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079" calcext:value-type="float">
            <text:p>67079</text:p>
          </table:table-cell>
          <table:table-cell table:style-name="ce8" office:value-type="string" calcext:value-type="string">
            <text:p>Rivoli / Bd Sébastopo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266" calcext:value-type="float">
            <text:p>67266</text:p>
          </table:table-cell>
          <table:table-cell table:style-name="ce8" office:value-type="string" calcext:value-type="string">
            <text:p>Place du Parvis de Notre Dame / rue d'Arcol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710" calcext:value-type="float">
            <text:p>68710</text:p>
          </table:table-cell>
          <table:table-cell table:style-name="ce8" office:value-type="string" calcext:value-type="string">
            <text:p>Bd du Palais / Quai des Orfèvres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98" calcext:value-type="float">
            <text:p>71698</text:p>
          </table:table-cell>
          <table:table-cell table:style-name="ce8" office:value-type="string" calcext:value-type="string">
            <text:p>Place Georges Pompidou / Saint Martin / Aubry le Bouch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952" calcext:value-type="float">
            <text:p>74952</text:p>
          </table:table-cell>
          <table:table-cell table:style-name="ce8" office:value-type="string" calcext:value-type="string">
            <text:p>14, place des Vosge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965" calcext:value-type="float">
            <text:p>79965</text:p>
          </table:table-cell>
          <table:table-cell table:style-name="ce8" office:value-type="string" calcext:value-type="string">
            <text:p>Bd Bourdon / Bd Morland</text:p>
          </table:table-cell>
          <table:table-cell table:style-name="ce9" office:value-type="date" office:date-value="2012-01-09" calcext:value-type="date">
            <text:p>09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723" calcext:value-type="float">
            <text:p>82723</text:p>
          </table:table-cell>
          <table:table-cell table:style-name="ce8" office:value-type="string" calcext:value-type="string">
            <text:p>Place Louis Lépine / Abords Cité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818" calcext:value-type="float">
            <text:p>83818</text:p>
          </table:table-cell>
          <table:table-cell table:style-name="ce8" office:value-type="string" calcext:value-type="string">
            <text:p>18, Bd Morland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4795" calcext:value-type="float">
            <text:p>84795</text:p>
          </table:table-cell>
          <table:table-cell table:style-name="ce8" office:value-type="string" calcext:value-type="string">
            <text:p>Rivoli / Lobau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333" calcext:value-type="float">
            <text:p>85333</text:p>
          </table:table-cell>
          <table:table-cell table:style-name="ce8" office:value-type="string" calcext:value-type="string">
            <text:p>Geoffroy l'Asnier / Justes de Franc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031" calcext:value-type="float">
            <text:p>93031</text:p>
          </table:table-cell>
          <table:table-cell table:style-name="ce8" office:value-type="string" calcext:value-type="string">
            <text:p>Quai de la Corse / Pont Notre Dam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871" calcext:value-type="float">
            <text:p>94871</text:p>
          </table:table-cell>
          <table:table-cell table:style-name="ce8" office:value-type="string" calcext:value-type="string">
            <text:p>Pont Saint Louis - Aval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558" calcext:value-type="float">
            <text:p>95558</text:p>
          </table:table-cell>
          <table:table-cell table:style-name="ce8" office:value-type="string" calcext:value-type="string">
            <text:p>Pas-de-la-Mule / Tournell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36" calcext:value-type="float">
            <text:p>96036</text:p>
          </table:table-cell>
          <table:table-cell table:style-name="ce8" office:value-type="string" calcext:value-type="string">
            <text:p>Saint Antoine / Petit Mus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6299" calcext:value-type="float">
            <text:p>96299</text:p>
          </table:table-cell>
          <table:table-cell table:style-name="ce8" office:value-type="string" calcext:value-type="string">
            <text:p>Pont Marie -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572" calcext:value-type="float">
            <text:p>97572</text:p>
          </table:table-cell>
          <table:table-cell table:style-name="ce8" office:value-type="string" calcext:value-type="string">
            <text:p>Rosiers / Ecouff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492" calcext:value-type="float">
            <text:p>99492</text:p>
          </table:table-cell>
          <table:table-cell table:style-name="ce8" office:value-type="string" calcext:value-type="string">
            <text:p>Pont d'Arcole - Amont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29297B</text:p>
          </table:table-cell>
          <table:table-cell table:style-name="ce8" office:value-type="string" calcext:value-type="string">
            <text:p>Place Hôtel de Ville / Victoria (Bis)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67266B</text:p>
          </table:table-cell>
          <table:table-cell table:style-name="ce8" office:value-type="string" calcext:value-type="string">
            <text:p>Place du Parvis de Notre Dame / rue d'Arcole (Bis)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13" calcext:value-type="float">
            <text:p>05013</text:p>
          </table:table-cell>
          <table:table-cell table:style-name="ce8" office:value-type="string" calcext:value-type="string">
            <text:p>Place Alphonse Laveran / Rue Saint-Jacques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22" calcext:value-type="float">
            <text:p>05022</text:p>
          </table:table-cell>
          <table:table-cell table:style-name="ce8" office:value-type="string" calcext:value-type="string">
            <text:p>Port de la Tournell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5051" calcext:value-type="float">
            <text:p>05051</text:p>
          </table:table-cell>
          <table:table-cell table:style-name="ce8" office:value-type="string" calcext:value-type="string">
            <text:p>Lagrange / Fouarre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2" calcext:value-type="float">
            <text:p>05052</text:p>
          </table:table-cell>
          <table:table-cell table:style-name="ce8" office:value-type="string" calcext:value-type="string">
            <text:p>Montagne Ste Genneviève / Descartes</text:p>
          </table:table-cell>
          <table:table-cell table:style-name="ce9" office:value-type="date" office:date-value="2018-07-10" calcext:value-type="date">
            <text:p>10/07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3" calcext:value-type="float">
            <text:p>05053</text:p>
          </table:table-cell>
          <table:table-cell table:style-name="ce8" office:value-type="string" calcext:value-type="string">
            <text:p>St Jacques / Soufflot</text:p>
          </table:table-cell>
          <table:table-cell table:style-name="ce9" office:value-type="date" office:date-value="2018-05-16" calcext:value-type="date">
            <text:p>16/05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4" calcext:value-type="float">
            <text:p>05054</text:p>
          </table:table-cell>
          <table:table-cell table:style-name="ce8" office:value-type="string" calcext:value-type="string">
            <text:p>Poliveau / Geoffroy St Hilaire</text:p>
          </table:table-cell>
          <table:table-cell table:style-name="ce9" office:value-type="date" office:date-value="2016-07-22" calcext:value-type="date">
            <text:p>22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55" calcext:value-type="float">
            <text:p>05055</text:p>
          </table:table-cell>
          <table:table-cell table:style-name="ce8" office:value-type="string" calcext:value-type="string">
            <text:p>Claude Bernard / Valence</text:p>
          </table:table-cell>
          <table:table-cell table:style-name="ce9" office:value-type="date" office:date-value="2017-12-18" calcext:value-type="date">
            <text:p>18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5056" calcext:value-type="float">
            <text:p>05056</text:p>
          </table:table-cell>
          <table:table-cell table:style-name="ce8" office:value-type="string" calcext:value-type="string">
            <text:p>Claude Bernard / Bazeilles</text:p>
          </table:table-cell>
          <table:table-cell table:style-name="ce9" office:value-type="date" office:date-value="2018-06-28" calcext:value-type="date">
            <text:p>28/06/2018</text:p>
          </table:table-cell>
          <table:table-cell table:number-columns-repeated="1021"/>
        </table:table-row>
        <table:table-row table:style-name="ro6">
          <table:table-cell table:style-name="ce7" office:value-type="float" office:value="5057" calcext:value-type="float">
            <text:p>05057</text:p>
          </table:table-cell>
          <table:table-cell table:style-name="ce8" office:value-type="string" calcext:value-type="string">
            <text:p>Claude Bernard / Vauquelin</text:p>
          </table:table-cell>
          <table:table-cell table:style-name="ce9" office:value-type="date" office:date-value="2016-09-21" calcext:value-type="date">
            <text:p>2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58" calcext:value-type="float">
            <text:p>05058</text:p>
          </table:table-cell>
          <table:table-cell table:style-name="ce8" office:value-type="string" calcext:value-type="string">
            <text:p>Pierre Nicole / Val de Grâce</text:p>
          </table:table-cell>
          <table:table-cell table:style-name="ce9" office:value-type="date" office:date-value="2016-09-30" calcext:value-type="date">
            <text:p>30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60" calcext:value-type="float">
            <text:p>05060</text:p>
          </table:table-cell>
          <table:table-cell table:style-name="ce8" office:value-type="string" calcext:value-type="string">
            <text:p>Port St Bernard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2312" calcext:value-type="float">
            <text:p>12312</text:p>
          </table:table-cell>
          <table:table-cell table:style-name="ce8" office:value-type="string" calcext:value-type="string">
            <text:p>Place de la Contrescarpe / Mouffetard / Blainvil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146" calcext:value-type="float">
            <text:p>13146</text:p>
          </table:table-cell>
          <table:table-cell table:style-name="ce8" office:value-type="string" calcext:value-type="string">
            <text:p>Jussieu / Fossés Saint Bernard</text:p>
          </table:table-cell>
          <table:table-cell table:style-name="ce9" office:value-type="date" office:date-value="2013-03-08" calcext:value-type="date">
            <text:p>08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242" calcext:value-type="float">
            <text:p>15242</text:p>
          </table:table-cell>
          <table:table-cell table:style-name="ce8" office:value-type="string" calcext:value-type="string">
            <text:p>Place Maubert / Bd Saint Germai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669" calcext:value-type="float">
            <text:p>20669</text:p>
          </table:table-cell>
          <table:table-cell table:style-name="ce8" office:value-type="string" calcext:value-type="string">
            <text:p>Bd Saint Germain / Quai Tournell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250" calcext:value-type="float">
            <text:p>23250</text:p>
          </table:table-cell>
          <table:table-cell table:style-name="ce8" office:value-type="string" calcext:value-type="string">
            <text:p>Ulm / Erasm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00" calcext:value-type="float">
            <text:p>26800</text:p>
          </table:table-cell>
          <table:table-cell table:style-name="ce8" office:value-type="string" calcext:value-type="string">
            <text:p>Monge / Bernardin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3168" calcext:value-type="float">
            <text:p>33168</text:p>
          </table:table-cell>
          <table:table-cell table:style-name="ce8" office:value-type="string" calcext:value-type="string">
            <text:p>Monge / Cardinal Lemoi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5784" calcext:value-type="float">
            <text:p>35784</text:p>
          </table:table-cell>
          <table:table-cell table:style-name="ce8" office:value-type="string" calcext:value-type="string">
            <text:p>Monge / Ecole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623" calcext:value-type="float">
            <text:p>38623</text:p>
          </table:table-cell>
          <table:table-cell table:style-name="ce8" office:value-type="string" calcext:value-type="string">
            <text:p>Place de la Sorbonne / Bd Saint Michel / Vaugirard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271" calcext:value-type="float">
            <text:p>39271</text:p>
          </table:table-cell>
          <table:table-cell table:style-name="ce8" office:value-type="string" calcext:value-type="string">
            <text:p>Place Edmond Rostand / Bd Saint Michel / Soufflot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043" calcext:value-type="float">
            <text:p>43043</text:p>
          </table:table-cell>
          <table:table-cell table:style-name="ce8" office:value-type="string" calcext:value-type="string">
            <text:p>Huchette / Harp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5866" calcext:value-type="float">
            <text:p>45866</text:p>
          </table:table-cell>
          <table:table-cell table:style-name="ce8" office:value-type="string" calcext:value-type="string">
            <text:p>Place Saint Médard / Mouffetard / Censier / Bazeille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902" calcext:value-type="float">
            <text:p>48902</text:p>
          </table:table-cell>
          <table:table-cell table:style-name="ce8" office:value-type="string" calcext:value-type="string">
            <text:p>Square Tino Rossi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0044" calcext:value-type="float">
            <text:p>50044</text:p>
          </table:table-cell>
          <table:table-cell table:style-name="ce8" office:value-type="string" calcext:value-type="string">
            <text:p>Mouffetard / Epée de Boi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81" calcext:value-type="float">
            <text:p>50581</text:p>
          </table:table-cell>
          <table:table-cell table:style-name="ce8" office:value-type="string" calcext:value-type="string">
            <text:p>Linné / Boulanger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850" calcext:value-type="float">
            <text:p>50850</text:p>
          </table:table-cell>
          <table:table-cell table:style-name="ce8" office:value-type="string" calcext:value-type="string">
            <text:p>Saint Jacques / Eco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1005" calcext:value-type="float">
            <text:p>51005</text:p>
          </table:table-cell>
          <table:table-cell table:style-name="ce8" office:value-type="string" calcext:value-type="string">
            <text:p>Quai Saint Bernard / Cuvier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3322" calcext:value-type="float">
            <text:p>53322</text:p>
          </table:table-cell>
          <table:table-cell table:style-name="ce8" office:value-type="string" calcext:value-type="string">
            <text:p>Bd Saint Germain / Saint Jacques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494" calcext:value-type="float">
            <text:p>53494</text:p>
          </table:table-cell>
          <table:table-cell table:style-name="ce8" office:value-type="string" calcext:value-type="string">
            <text:p>Descartes / Clovi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679" calcext:value-type="float">
            <text:p>53679</text:p>
          </table:table-cell>
          <table:table-cell table:style-name="ce8" office:value-type="string" calcext:value-type="string">
            <text:p>Place Louis Marin / Bd Saint Michel / Auguste Comte / Abbé de l'Epée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982" calcext:value-type="float">
            <text:p>53982</text:p>
          </table:table-cell>
          <table:table-cell table:style-name="ce8" office:value-type="string" calcext:value-type="string">
            <text:p>Cardinal Lemoine / Ecoles</text:p>
          </table:table-cell>
          <table:table-cell table:style-name="ce9" office:value-type="date" office:date-value="2013-03-08" calcext:value-type="date">
            <text:p>08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4992" calcext:value-type="float">
            <text:p>54992</text:p>
          </table:table-cell>
          <table:table-cell table:style-name="ce8" office:value-type="string" calcext:value-type="string">
            <text:p>Quai de la Tournelle / Pont de Sull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021" calcext:value-type="float">
            <text:p>58021</text:p>
          </table:table-cell>
          <table:table-cell table:style-name="ce8" office:value-type="string" calcext:value-type="string">
            <text:p>Quai Saint Bernard / Square Tino Rossi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91" calcext:value-type="float">
            <text:p>61991</text:p>
          </table:table-cell>
          <table:table-cell table:style-name="ce8" office:value-type="string" calcext:value-type="string">
            <text:p>Bd Saint Michel / Bd Saint Germa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2140" calcext:value-type="float">
            <text:p>62140</text:p>
          </table:table-cell>
          <table:table-cell table:style-name="ce8" office:value-type="string" calcext:value-type="string">
            <text:p>Fossés Saint Bernard / Chantier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2185" calcext:value-type="float">
            <text:p>62185</text:p>
          </table:table-cell>
          <table:table-cell table:style-name="ce8" office:value-type="string" calcext:value-type="string">
            <text:p>Rue Saint Jacques / Gay Luss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3441" calcext:value-type="float">
            <text:p>63441</text:p>
          </table:table-cell>
          <table:table-cell table:style-name="ce8" office:value-type="string" calcext:value-type="string">
            <text:p>81, Bd de Port-Royal / Val de Grâc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348" calcext:value-type="float">
            <text:p>65348</text:p>
          </table:table-cell>
          <table:table-cell table:style-name="ce8" office:value-type="string" calcext:value-type="string">
            <text:p>Quai Montebello / Petit Pont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680" calcext:value-type="float">
            <text:p>65680</text:p>
          </table:table-cell>
          <table:table-cell table:style-name="ce8" office:value-type="string" calcext:value-type="string">
            <text:p>Place du Panthéon/ Clota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7726" calcext:value-type="float">
            <text:p>67726</text:p>
          </table:table-cell>
          <table:table-cell table:style-name="ce8" office:value-type="string" calcext:value-type="string">
            <text:p>Place du Puits de l'Ermite / Quatrefag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9567" calcext:value-type="float">
            <text:p>69567</text:p>
          </table:table-cell>
          <table:table-cell table:style-name="ce8" office:value-type="string" calcext:value-type="string">
            <text:p>Pont Saint Michel / Quai des Grands Augustins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3849" calcext:value-type="float">
            <text:p>73849</text:p>
          </table:table-cell>
          <table:table-cell table:style-name="ce8" office:value-type="string" calcext:value-type="string">
            <text:p>Galande / Saint Julien le Pauv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722" calcext:value-type="float">
            <text:p>76722</text:p>
          </table:table-cell>
          <table:table-cell table:style-name="ce8" office:value-type="string" calcext:value-type="string">
            <text:p>Monge / Larrey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605" calcext:value-type="float">
            <text:p>78605</text:p>
          </table:table-cell>
          <table:table-cell table:style-name="ce8" office:value-type="string" calcext:value-type="string">
            <text:p>Jussieu / Cuv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9793" calcext:value-type="float">
            <text:p>79793</text:p>
          </table:table-cell>
          <table:table-cell table:style-name="ce8" office:value-type="string" calcext:value-type="string">
            <text:p>Saint Victor / Pontois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0737" calcext:value-type="float">
            <text:p>80737</text:p>
          </table:table-cell>
          <table:table-cell table:style-name="ce8" office:value-type="string" calcext:value-type="string">
            <text:p>Place du Panthéon / Place Sainte Genneviève / Clotilde / Clovi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724" calcext:value-type="float">
            <text:p>85724</text:p>
          </table:table-cell>
          <table:table-cell table:style-name="ce8" office:value-type="string" calcext:value-type="string">
            <text:p>Square Paul Painlevé / Ecoles / Sorb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9248" calcext:value-type="float">
            <text:p>89248</text:p>
          </table:table-cell>
          <table:table-cell table:style-name="ce8" office:value-type="string" calcext:value-type="string">
            <text:p>Cujas / Victor Cous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2343" calcext:value-type="float">
            <text:p>92343</text:p>
          </table:table-cell>
          <table:table-cell table:style-name="ce8" office:value-type="string" calcext:value-type="string">
            <text:p>Quai de laTournelle / Bernardin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3342" calcext:value-type="float">
            <text:p>93342</text:p>
          </table:table-cell>
          <table:table-cell table:style-name="ce8" office:value-type="string" calcext:value-type="string">
            <text:p>8, rue de Santeuil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5510" calcext:value-type="float">
            <text:p>95510</text:p>
          </table:table-cell>
          <table:table-cell table:style-name="ce8" office:value-type="string" calcext:value-type="string">
            <text:p>Pont de l'Archevêché - Amont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233" calcext:value-type="float">
            <text:p>96233</text:p>
          </table:table-cell>
          <table:table-cell table:style-name="ce8" office:value-type="string" calcext:value-type="string">
            <text:p>Pont Saint Michel - Aval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6546" calcext:value-type="float">
            <text:p>96546</text:p>
          </table:table-cell>
          <table:table-cell table:style-name="ce8" office:value-type="string" calcext:value-type="string">
            <text:p>Monge / Censier / Candolle / Saint Médard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521" calcext:value-type="float">
            <text:p>98521</text:p>
          </table:table-cell>
          <table:table-cell table:style-name="ce8" office:value-type="string" calcext:value-type="string">
            <text:p>Geoffroy Saint Hilaire / Dauben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9977" calcext:value-type="float">
            <text:p>99977</text:p>
          </table:table-cell>
          <table:table-cell table:style-name="ce8" office:value-type="string" calcext:value-type="string">
            <text:p>Saint Jacques / Cuja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62140B</text:p>
          </table:table-cell>
          <table:table-cell table:style-name="ce8" office:value-type="string" calcext:value-type="string">
            <text:p>Fossés Saint Bernard / Chantier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string" calcext:value-type="string">
            <text:p>67726B</text:p>
          </table:table-cell>
          <table:table-cell table:style-name="ce8" office:value-type="string" calcext:value-type="string">
            <text:p>Place du Puits de l'Ermite / Quatrefag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034" calcext:value-type="float">
            <text:p>06034</text:p>
          </table:table-cell>
          <table:table-cell table:style-name="ce8" office:value-type="string" calcext:value-type="string">
            <text:p>Auguste Comte / Observatoire</text:p>
          </table:table-cell>
          <table:table-cell table:style-name="ce9" office:value-type="date" office:date-value="2016-09-09" calcext:value-type="date">
            <text:p>09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6036" calcext:value-type="float">
            <text:p>06036</text:p>
          </table:table-cell>
          <table:table-cell table:style-name="ce8" office:value-type="string" calcext:value-type="string">
            <text:p>Danton / Eperon</text:p>
          </table:table-cell>
          <table:table-cell table:style-name="ce9" office:value-type="date" office:date-value="2018-10-05" calcext:value-type="date">
            <text:p>05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6037" calcext:value-type="float">
            <text:p>06037</text:p>
          </table:table-cell>
          <table:table-cell table:style-name="ce8" office:value-type="string" calcext:value-type="string">
            <text:p>Buci / Ancienne Comédie</text:p>
          </table:table-cell>
          <table:table-cell table:style-name="ce9" office:value-type="date" office:date-value="2018-09-20" calcext:value-type="date">
            <text:p>20/09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0124" calcext:value-type="float">
            <text:p>10124</text:p>
          </table:table-cell>
          <table:table-cell table:style-name="ce8" office:value-type="string" calcext:value-type="string">
            <text:p>Rennes / Vaugirard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93" calcext:value-type="float">
            <text:p>11093</text:p>
          </table:table-cell>
          <table:table-cell table:style-name="ce8" office:value-type="string" calcext:value-type="string">
            <text:p>Place Jean-Paul Sartre - Simone de Beauvoir / Place du Québec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106" calcext:value-type="float">
            <text:p>11106</text:p>
          </table:table-cell>
          <table:table-cell table:style-name="ce8" office:value-type="string" calcext:value-type="string">
            <text:p>Bd Saint Michel / Serpent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67" calcext:value-type="float">
            <text:p>13067</text:p>
          </table:table-cell>
          <table:table-cell table:style-name="ce8" office:value-type="string" calcext:value-type="string">
            <text:p>Bd Raspail / Renn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43" calcext:value-type="float">
            <text:p>16543</text:p>
          </table:table-cell>
          <table:table-cell table:style-name="ce8" office:value-type="string" calcext:value-type="string">
            <text:p>Paul Claudel / Rotrou</text:p>
          </table:table-cell>
          <table:table-cell table:style-name="ce9" office:value-type="date" office:date-value="2015-05-08" calcext:value-type="date">
            <text:p>08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23489" calcext:value-type="float">
            <text:p>23489</text:p>
          </table:table-cell>
          <table:table-cell table:style-name="ce8" office:value-type="string" calcext:value-type="string">
            <text:p>Bd Saint Germain / Ecole de Médecin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6704" calcext:value-type="float">
            <text:p>26704</text:p>
          </table:table-cell>
          <table:table-cell table:style-name="ce8" office:value-type="string" calcext:value-type="string">
            <text:p>Rennes / Assas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67" calcext:value-type="float">
            <text:p>27767</text:p>
          </table:table-cell>
          <table:table-cell table:style-name="ce8" office:value-type="string" calcext:value-type="string">
            <text:p>Quai Conti <text:s/>/ Dauphin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7809" calcext:value-type="float">
            <text:p>27809</text:p>
          </table:table-cell>
          <table:table-cell table:style-name="ce8" office:value-type="string" calcext:value-type="string">
            <text:p>Place d'Acadie / Bd Saint Germain / Buci / Fou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482" calcext:value-type="float">
            <text:p>29482</text:p>
          </table:table-cell>
          <table:table-cell table:style-name="ce8" office:value-type="string" calcext:value-type="string">
            <text:p>Assas / Auguste Comt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86" calcext:value-type="float">
            <text:p>30386</text:p>
          </table:table-cell>
          <table:table-cell table:style-name="ce8" office:value-type="string" calcext:value-type="string">
            <text:p>Vaugirard / Bonapar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579" calcext:value-type="float">
            <text:p>30579</text:p>
          </table:table-cell>
          <table:table-cell table:style-name="ce8" office:value-type="string" calcext:value-type="string">
            <text:p>Place Michel Debré / Dragon / Fou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195" calcext:value-type="float">
            <text:p>31195</text:p>
          </table:table-cell>
          <table:table-cell table:style-name="ce8" office:value-type="string" calcext:value-type="string">
            <text:p>Quai Conti / Pont Neuf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348" calcext:value-type="float">
            <text:p>35348</text:p>
          </table:table-cell>
          <table:table-cell table:style-name="ce8" office:value-type="string" calcext:value-type="string">
            <text:p>Bd Saint Michel / Racine / Ecol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562" calcext:value-type="float">
            <text:p>41562</text:p>
          </table:table-cell>
          <table:table-cell table:style-name="ce8" office:value-type="string" calcext:value-type="string">
            <text:p>Bd Montparnasse / Bd Raspai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190" calcext:value-type="float">
            <text:p>43190</text:p>
          </table:table-cell>
          <table:table-cell table:style-name="ce8" office:value-type="string" calcext:value-type="string">
            <text:p>Bd Raspail / Sèvres / Babylon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920" calcext:value-type="float">
            <text:p>43920</text:p>
          </table:table-cell>
          <table:table-cell table:style-name="ce8" office:value-type="string" calcext:value-type="string">
            <text:p>Saint Sulpice / Garancièr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7429" calcext:value-type="float">
            <text:p>57429</text:p>
          </table:table-cell>
          <table:table-cell table:style-name="ce8" office:value-type="string" calcext:value-type="string">
            <text:p>Place Henri Mondor / Bd Saint Germain / Odé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344" calcext:value-type="float">
            <text:p>61344</text:p>
          </table:table-cell>
          <table:table-cell table:style-name="ce8" office:value-type="string" calcext:value-type="string">
            <text:p>Place de l'Institut / Quai Malaquai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619" calcext:value-type="float">
            <text:p>62619</text:p>
          </table:table-cell>
          <table:table-cell table:style-name="ce8" office:value-type="string" calcext:value-type="string">
            <text:p>Place du Québec / Bd Saint Germain / Renn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215" calcext:value-type="float">
            <text:p>63215</text:p>
          </table:table-cell>
          <table:table-cell table:style-name="ce8" office:value-type="string" calcext:value-type="string">
            <text:p>Place Saint Michel / Saint André des Arts / Dan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4061" calcext:value-type="float">
            <text:p>64061</text:p>
          </table:table-cell>
          <table:table-cell table:style-name="ce8" office:value-type="string" calcext:value-type="string">
            <text:p>Bd Raspail / Vaugirard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4111" calcext:value-type="float">
            <text:p>64111</text:p>
          </table:table-cell>
          <table:table-cell table:style-name="ce8" office:value-type="string" calcext:value-type="string">
            <text:p>Monsieur le Prince / Raci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03" calcext:value-type="float">
            <text:p>69103</text:p>
          </table:table-cell>
          <table:table-cell table:style-name="ce8" office:value-type="string" calcext:value-type="string">
            <text:p>Place du 18 juin 1940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824" calcext:value-type="float">
            <text:p>74824</text:p>
          </table:table-cell>
          <table:table-cell table:style-name="ce8" office:value-type="string" calcext:value-type="string">
            <text:p>Saint Pères / Perronet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910" calcext:value-type="float">
            <text:p>77910</text:p>
          </table:table-cell>
          <table:table-cell table:style-name="ce8" office:value-type="string" calcext:value-type="string">
            <text:p>Saint Sulpice / Tourno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624" calcext:value-type="float">
            <text:p>82624</text:p>
          </table:table-cell>
          <table:table-cell table:style-name="ce8" office:value-type="string" calcext:value-type="string">
            <text:p>Bd Saint Germain / Bd Saint Michel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313" calcext:value-type="float">
            <text:p>86313</text:p>
          </table:table-cell>
          <table:table-cell table:style-name="ce8" office:value-type="string" calcext:value-type="string">
            <text:p>Quai Malaquais / Bonapar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6611" calcext:value-type="float">
            <text:p>86611</text:p>
          </table:table-cell>
          <table:table-cell table:style-name="ce8" office:value-type="string" calcext:value-type="string">
            <text:p>Vaugirard / Assa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297" calcext:value-type="float">
            <text:p>91297</text:p>
          </table:table-cell>
          <table:table-cell table:style-name="ce8" office:value-type="string" calcext:value-type="string">
            <text:p>Place Michel Debré / Vieux Colombier / Cherche Midi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838" calcext:value-type="float">
            <text:p>93838</text:p>
          </table:table-cell>
          <table:table-cell table:style-name="ce8" office:value-type="string" calcext:value-type="string">
            <text:p>Rennes / Four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309" calcext:value-type="float">
            <text:p>94309</text:p>
          </table:table-cell>
          <table:table-cell table:style-name="ce8" office:value-type="string" calcext:value-type="string">
            <text:p>61, rue Assa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356" calcext:value-type="float">
            <text:p>96356</text:p>
          </table:table-cell>
          <table:table-cell table:style-name="ce8" office:value-type="string" calcext:value-type="string">
            <text:p>Pont des Arts - Amon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526" calcext:value-type="float">
            <text:p>98526</text:p>
          </table:table-cell>
          <table:table-cell table:style-name="ce8" office:value-type="string" calcext:value-type="string">
            <text:p>Place Saint Sulpice / Bonaparte / Vieux Colomb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01" calcext:value-type="float">
            <text:p>07001</text:p>
          </table:table-cell>
          <table:table-cell table:style-name="ce8" office:value-type="string" calcext:value-type="string">
            <text:p>Place Fontenoy / Ecole Militair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7002" calcext:value-type="float">
            <text:p>07002</text:p>
          </table:table-cell>
          <table:table-cell table:style-name="ce8" office:value-type="string" calcext:value-type="string">
            <text:p>Place Fontenoy / d'Estrée</text:p>
          </table:table-cell>
          <table:table-cell table:style-name="ce9" office:value-type="date" office:date-value="2017-01-03" calcext:value-type="date">
            <text:p>03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16" calcext:value-type="float">
            <text:p>07016</text:p>
          </table:table-cell>
          <table:table-cell table:style-name="ce8" office:value-type="string" calcext:value-type="string">
            <text:p>Varenne / Vaneau</text:p>
          </table:table-cell>
          <table:table-cell table:style-name="ce9" office:value-type="date" office:date-value="2017-03-14" calcext:value-type="date">
            <text:p>14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75" calcext:value-type="float">
            <text:p>07075</text:p>
          </table:table-cell>
          <table:table-cell table:style-name="ce8" office:value-type="string" calcext:value-type="string">
            <text:p>Sèvres / Récamier</text:p>
          </table:table-cell>
          <table:table-cell table:style-name="ce9" office:value-type="date" office:date-value="2018-03-15" calcext:value-type="date">
            <text:p>15/03/2018</text:p>
          </table:table-cell>
          <table:table-cell table:number-columns-repeated="1021"/>
        </table:table-row>
        <table:table-row table:style-name="ro6">
          <table:table-cell table:style-name="ce7" office:value-type="float" office:value="7080" calcext:value-type="float">
            <text:p>07080</text:p>
          </table:table-cell>
          <table:table-cell table:style-name="ce8" office:value-type="string" calcext:value-type="string">
            <text:p>Orsay / Robert Esnault Pelterie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82" calcext:value-type="float">
            <text:p>07082</text:p>
          </table:table-cell>
          <table:table-cell table:style-name="ce8" office:value-type="string" calcext:value-type="string">
            <text:p>Quai Branly / Bourdonnais</text:p>
          </table:table-cell>
          <table:table-cell table:style-name="ce9" office:value-type="date" office:date-value="2017-10-02" calcext:value-type="date">
            <text:p>02/10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3" calcext:value-type="float">
            <text:p>07083</text:p>
          </table:table-cell>
          <table:table-cell table:style-name="ce8" office:value-type="string" calcext:value-type="string">
            <text:p>Champ de Mars / Ecole militaire</text:p>
          </table:table-cell>
          <table:table-cell table:style-name="ce9" office:value-type="date" office:date-value="2018-08-23" calcext:value-type="date">
            <text:p>23/08/2018</text:p>
          </table:table-cell>
          <table:table-cell table:number-columns-repeated="1021"/>
        </table:table-row>
        <table:table-row table:style-name="ro6">
          <table:table-cell table:style-name="ce7" office:value-type="float" office:value="7084" calcext:value-type="float">
            <text:p>07084</text:p>
          </table:table-cell>
          <table:table-cell table:style-name="ce8" office:value-type="string" calcext:value-type="string">
            <text:p>Université / Franco-Russe</text:p>
          </table:table-cell>
          <table:table-cell table:style-name="ce9" office:value-type="date" office:date-value="2017-09-11" calcext:value-type="date">
            <text:p>11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7" calcext:value-type="float">
            <text:p>07087</text:p>
          </table:table-cell>
          <table:table-cell table:style-name="ce8" office:value-type="string" calcext:value-type="string">
            <text:p>Grenelle / Square La Tour-Maubourg</text:p>
          </table:table-cell>
          <table:table-cell table:style-name="ce9" office:value-type="date" office:date-value="2017-09-07" calcext:value-type="date">
            <text:p>07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9" calcext:value-type="float">
            <text:p>07089</text:p>
          </table:table-cell>
          <table:table-cell table:style-name="ce8" office:value-type="string" calcext:value-type="string">
            <text:p>Charles Risler / Pierre Loti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90" calcext:value-type="float">
            <text:p>07090</text:p>
          </table:table-cell>
          <table:table-cell table:style-name="ce8" office:value-type="string" calcext:value-type="string">
            <text:p>Dr Brouardel / Thomy Thierry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91" calcext:value-type="float">
            <text:p>07091</text:p>
          </table:table-cell>
          <table:table-cell table:style-name="ce8" office:value-type="string" calcext:value-type="string">
            <text:p>Champfleury / Charles Floquet</text:p>
          </table:table-cell>
          <table:table-cell table:style-name="ce9" office:value-type="date" office:date-value="2017-11-06" calcext:value-type="date">
            <text:p>06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92" calcext:value-type="float">
            <text:p>07092</text:p>
          </table:table-cell>
          <table:table-cell table:style-name="ce8" office:value-type="string" calcext:value-type="string">
            <text:p>Grenelle / Sts Pères</text:p>
          </table:table-cell>
          <table:table-cell table:style-name="ce9" office:value-type="date" office:date-value="2018-09-19" calcext:value-type="date">
            <text:p>19/09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583" calcext:value-type="float">
            <text:p>10583</text:p>
          </table:table-cell>
          <table:table-cell table:style-name="ce8" office:value-type="string" calcext:value-type="string">
            <text:p>Tour Eiffel - Pilier Es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264" calcext:value-type="float">
            <text:p>11264</text:p>
          </table:table-cell>
          <table:table-cell table:style-name="ce8" office:value-type="string" calcext:value-type="string">
            <text:p>Ségur / Suffren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361" calcext:value-type="float">
            <text:p>11361</text:p>
          </table:table-cell>
          <table:table-cell table:style-name="ce8" office:value-type="string" calcext:value-type="string">
            <text:p>Place Saint Thomas d'Aquin / rue Saint Thomas d'Aquin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509" calcext:value-type="float">
            <text:p>12509</text:p>
          </table:table-cell>
          <table:table-cell table:style-name="ce8" office:value-type="string" calcext:value-type="string">
            <text:p>Place René Char / Bd Saint Germain / Bd Raspail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55" calcext:value-type="float">
            <text:p>13455</text:p>
          </table:table-cell>
          <table:table-cell table:style-name="ce8" office:value-type="string" calcext:value-type="string">
            <text:p>Place Joffre / Ecole Militaire / Champs de Mars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157" calcext:value-type="float">
            <text:p>14157</text:p>
          </table:table-cell>
          <table:table-cell table:style-name="ce8" office:value-type="string" calcext:value-type="string">
            <text:p>Saint Dominique / Cler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03" calcext:value-type="float">
            <text:p>17103</text:p>
          </table:table-cell>
          <table:table-cell table:style-name="ce8" office:value-type="string" calcext:value-type="string">
            <text:p>Quai Branly / Suffre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567" calcext:value-type="float">
            <text:p>17567</text:p>
          </table:table-cell>
          <table:table-cell table:style-name="ce8" office:value-type="string" calcext:value-type="string">
            <text:p>Saxe / Breteuil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769" calcext:value-type="float">
            <text:p>18769</text:p>
          </table:table-cell>
          <table:table-cell table:style-name="ce8" office:value-type="string" calcext:value-type="string">
            <text:p>Place André Tardieu / Bd Invalides / Villar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9" calcext:value-type="float">
            <text:p>19899</text:p>
          </table:table-cell>
          <table:table-cell table:style-name="ce8" office:value-type="string" calcext:value-type="string">
            <text:p>Tour Eiffel - Pilier Oues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276" calcext:value-type="float">
            <text:p>20276</text:p>
          </table:table-cell>
          <table:table-cell table:style-name="ce8" office:value-type="string" calcext:value-type="string">
            <text:p>Bd Invalides / Duroc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909" calcext:value-type="float">
            <text:p>21909</text:p>
          </table:table-cell>
          <table:table-cell table:style-name="ce8" office:value-type="string" calcext:value-type="string">
            <text:p>Bd La Tour-Maubourg / Université</text:p>
          </table:table-cell>
          <table:table-cell table:style-name="ce9" office:value-type="date" office:date-value="2013-06-14" calcext:value-type="date">
            <text:p>14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2580" calcext:value-type="float">
            <text:p>22580</text:p>
          </table:table-cell>
          <table:table-cell table:style-name="ce8" office:value-type="string" calcext:value-type="string">
            <text:p>Babylone - Barbet de Jouy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371" calcext:value-type="float">
            <text:p>23371</text:p>
          </table:table-cell>
          <table:table-cell table:style-name="ce8" office:value-type="string" calcext:value-type="string">
            <text:p>Port Solférino, niveau Musée Légion d'Honneur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8398" calcext:value-type="float">
            <text:p>28398</text:p>
          </table:table-cell>
          <table:table-cell table:style-name="ce8" office:value-type="string" calcext:value-type="string">
            <text:p>Bd La Tour-Maubourg / Tourvill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075" calcext:value-type="float">
            <text:p>29075</text:p>
          </table:table-cell>
          <table:table-cell table:style-name="ce8" office:value-type="string" calcext:value-type="string">
            <text:p>Port Invalides, aval pont Alexandre III</text:p>
          </table:table-cell>
          <table:table-cell table:style-name="ce9" office:value-type="date" office:date-value="2013-12-13" calcext:value-type="date">
            <text:p>13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504" calcext:value-type="float">
            <text:p>29504</text:p>
          </table:table-cell>
          <table:table-cell table:style-name="ce8" office:value-type="string" calcext:value-type="string">
            <text:p>Bd Saint Germain / Bellechass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736" calcext:value-type="float">
            <text:p>30736</text:p>
          </table:table-cell>
          <table:table-cell table:style-name="ce8" office:value-type="string" calcext:value-type="string">
            <text:p>Bac / Sèvres / Saint Placid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779" calcext:value-type="float">
            <text:p>31779</text:p>
          </table:table-cell>
          <table:table-cell table:style-name="ce8" office:value-type="string" calcext:value-type="string">
            <text:p>Grenelle / Bellechass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167" calcext:value-type="float">
            <text:p>33167</text:p>
          </table:table-cell>
          <table:table-cell table:style-name="ce8" office:value-type="string" calcext:value-type="string">
            <text:p>Saints Pères / Lill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282" calcext:value-type="float">
            <text:p>33282</text:p>
          </table:table-cell>
          <table:table-cell table:style-name="ce8" office:value-type="string" calcext:value-type="string">
            <text:p>Maréchal Galliéni / Université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479" calcext:value-type="float">
            <text:p>34479</text:p>
          </table:table-cell>
          <table:table-cell table:style-name="ce8" office:value-type="string" calcext:value-type="string">
            <text:p>Charles Floquet / Général Détrié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804" calcext:value-type="float">
            <text:p>36804</text:p>
          </table:table-cell>
          <table:table-cell table:style-name="ce8" office:value-type="string" calcext:value-type="string">
            <text:p>Place Jacques Rueff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705" calcext:value-type="float">
            <text:p>37705</text:p>
          </table:table-cell>
          <table:table-cell table:style-name="ce8" office:value-type="string" calcext:value-type="string">
            <text:p>23, rue de Babylon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775" calcext:value-type="float">
            <text:p>38775</text:p>
          </table:table-cell>
          <table:table-cell table:style-name="ce8" office:value-type="string" calcext:value-type="string">
            <text:p>Place de la Résistance / Pont Alma / Quai Branly / Quai d'Orsa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933" calcext:value-type="float">
            <text:p>38933</text:p>
          </table:table-cell>
          <table:table-cell table:style-name="ce8" office:value-type="string" calcext:value-type="string">
            <text:p>Lille / Bellechass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480" calcext:value-type="float">
            <text:p>39480</text:p>
          </table:table-cell>
          <table:table-cell table:style-name="ce8" office:value-type="string" calcext:value-type="string">
            <text:p>Bd Raspail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9764" calcext:value-type="float">
            <text:p>39764</text:p>
          </table:table-cell>
          <table:table-cell table:style-name="ce8" office:value-type="string" calcext:value-type="string">
            <text:p>Bd La Tour-Maubourg / Motte Pique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930" calcext:value-type="float">
            <text:p>39930</text:p>
          </table:table-cell>
          <table:table-cell table:style-name="ce8" office:value-type="string" calcext:value-type="string">
            <text:p>Saints Pères / Jacob / Université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992" calcext:value-type="float">
            <text:p>39992</text:p>
          </table:table-cell>
          <table:table-cell table:style-name="ce8" office:value-type="string" calcext:value-type="string">
            <text:p>Quai Branly / Pont d'Iéna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990" calcext:value-type="float">
            <text:p>46990</text:p>
          </table:table-cell>
          <table:table-cell table:style-name="ce8" office:value-type="string" calcext:value-type="string">
            <text:p>Quai d'Orsay / Pont Alexandre III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9553" calcext:value-type="float">
            <text:p>49553</text:p>
          </table:table-cell>
          <table:table-cell table:style-name="ce8" office:value-type="string" calcext:value-type="string">
            <text:p>Tour Eiffel - Pilier No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1211" calcext:value-type="float">
            <text:p>51211</text:p>
          </table:table-cell>
          <table:table-cell table:style-name="ce8" office:value-type="string" calcext:value-type="string">
            <text:p>Bd Raspail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217" calcext:value-type="float">
            <text:p>52217</text:p>
          </table:table-cell>
          <table:table-cell table:style-name="ce8" office:value-type="string" calcext:value-type="string">
            <text:p>Suffren / Joseph Bouvard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2733" calcext:value-type="float">
            <text:p>52733</text:p>
          </table:table-cell>
          <table:table-cell table:style-name="ce8" office:value-type="string" calcext:value-type="string">
            <text:p>Assemblée Nationale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718" calcext:value-type="float">
            <text:p>53718</text:p>
          </table:table-cell>
          <table:table-cell table:style-name="ce8" office:value-type="string" calcext:value-type="string">
            <text:p>Place général Gouraud / Bourdonnais / Rapp / Saint Dominiqu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776" calcext:value-type="float">
            <text:p>54776</text:p>
          </table:table-cell>
          <table:table-cell table:style-name="ce8" office:value-type="string" calcext:value-type="string">
            <text:p>Port Gros Caillou, aval pont Invalides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5428" calcext:value-type="float">
            <text:p>55428</text:p>
          </table:table-cell>
          <table:table-cell table:style-name="ce8" office:value-type="string" calcext:value-type="string">
            <text:p>Place Vauban / Ségur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440" calcext:value-type="float">
            <text:p>55440</text:p>
          </table:table-cell>
          <table:table-cell table:style-name="ce8" office:value-type="string" calcext:value-type="string">
            <text:p>Las Case / Casimir Perrie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074" calcext:value-type="float">
            <text:p>56074</text:p>
          </table:table-cell>
          <table:table-cell table:style-name="ce8" office:value-type="string" calcext:value-type="string">
            <text:p>Place Jacques Rueff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154" calcext:value-type="float">
            <text:p>56154</text:p>
          </table:table-cell>
          <table:table-cell table:style-name="ce8" office:value-type="string" calcext:value-type="string">
            <text:p>Place Vauban / Villar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38" calcext:value-type="float">
            <text:p>56538</text:p>
          </table:table-cell>
          <table:table-cell table:style-name="ce8" office:value-type="string" calcext:value-type="string">
            <text:p>Grenelle / Comè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623" calcext:value-type="float">
            <text:p>56623</text:p>
          </table:table-cell>
          <table:table-cell table:style-name="ce8" office:value-type="string" calcext:value-type="string">
            <text:p>Bd Invalides / Grenelle / Talleyran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390" calcext:value-type="float">
            <text:p>58390</text:p>
          </table:table-cell>
          <table:table-cell table:style-name="ce8" office:value-type="string" calcext:value-type="string">
            <text:p>Motte Picquet / Cler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617" calcext:value-type="float">
            <text:p>58617</text:p>
          </table:table-cell>
          <table:table-cell table:style-name="ce8" office:value-type="string" calcext:value-type="string">
            <text:p>Bd Invalides / Grenelle / Talleyrand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27" calcext:value-type="float">
            <text:p>59027</text:p>
          </table:table-cell>
          <table:table-cell table:style-name="ce8" office:value-type="string" calcext:value-type="string">
            <text:p>Bosquet / Champ de Mar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293" calcext:value-type="float">
            <text:p>59293</text:p>
          </table:table-cell>
          <table:table-cell table:style-name="ce8" office:value-type="string" calcext:value-type="string">
            <text:p>Emile Deschanel / Belgrad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729" calcext:value-type="float">
            <text:p>59729</text:p>
          </table:table-cell>
          <table:table-cell table:style-name="ce8" office:value-type="string" calcext:value-type="string">
            <text:p>Bac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073" calcext:value-type="float">
            <text:p>60073</text:p>
          </table:table-cell>
          <table:table-cell table:style-name="ce8" office:value-type="string" calcext:value-type="string">
            <text:p>Port Invalides, aval Concorde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0800" calcext:value-type="float">
            <text:p>60800</text:p>
          </table:table-cell>
          <table:table-cell table:style-name="ce8" office:value-type="string" calcext:value-type="string">
            <text:p>Bd Invalides / Varenn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705" calcext:value-type="float">
            <text:p>61705</text:p>
          </table:table-cell>
          <table:table-cell table:style-name="ce8" office:value-type="string" calcext:value-type="string">
            <text:p>Place de l'Ecole Militaire / Motte Piquet / Duquesn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3877" calcext:value-type="float">
            <text:p>63877</text:p>
          </table:table-cell>
          <table:table-cell table:style-name="ce8" office:value-type="string" calcext:value-type="string">
            <text:p>Port Bourdonnais, aval pont Alma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5614" calcext:value-type="float">
            <text:p>65614</text:p>
          </table:table-cell>
          <table:table-cell table:style-name="ce8" office:value-type="string" calcext:value-type="string">
            <text:p>Duquesne / Eblé / Masseran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857" calcext:value-type="float">
            <text:p>65857</text:p>
          </table:table-cell>
          <table:table-cell table:style-name="ce8" office:value-type="string" calcext:value-type="string">
            <text:p>Bosquet / Grenell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70" calcext:value-type="float">
            <text:p>66070</text:p>
          </table:table-cell>
          <table:table-cell table:style-name="ce8" office:value-type="string" calcext:value-type="string">
            <text:p>Port Solférino, niveau Musée d'Orsay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9064" calcext:value-type="float">
            <text:p>69064</text:p>
          </table:table-cell>
          <table:table-cell table:style-name="ce8" office:value-type="string" calcext:value-type="string">
            <text:p>Bd Invalides / Tourville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16" calcext:value-type="float">
            <text:p>69116</text:p>
          </table:table-cell>
          <table:table-cell table:style-name="ce8" office:value-type="string" calcext:value-type="string">
            <text:p>Place René Char / Bd Saint Germain / Bd Raspail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21" calcext:value-type="float">
            <text:p>69121</text:p>
          </table:table-cell>
          <table:table-cell table:style-name="ce8" office:value-type="string" calcext:value-type="string">
            <text:p>Université / Constantine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73" calcext:value-type="float">
            <text:p>69173</text:p>
          </table:table-cell>
          <table:table-cell table:style-name="ce8" office:value-type="string" calcext:value-type="string">
            <text:p>Place Pierre Laroque / Duquesne / Ségur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064" calcext:value-type="float">
            <text:p>71064</text:p>
          </table:table-cell>
          <table:table-cell table:style-name="ce8" office:value-type="string" calcext:value-type="string">
            <text:p>Quai Anatole France / Pont Royal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58" calcext:value-type="float">
            <text:p>71658</text:p>
          </table:table-cell>
          <table:table-cell table:style-name="ce8" office:value-type="string" calcext:value-type="string">
            <text:p>Place Joffre / Champ de Mar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958" calcext:value-type="float">
            <text:p>72958</text:p>
          </table:table-cell>
          <table:table-cell table:style-name="ce8" office:value-type="string" calcext:value-type="string">
            <text:p>Quai Anatole France / Pont de la Concord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099" calcext:value-type="float">
            <text:p>75099</text:p>
          </table:table-cell>
          <table:table-cell table:style-name="ce8" office:value-type="string" calcext:value-type="string">
            <text:p>Saxe / Breteu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10" calcext:value-type="float">
            <text:p>75710</text:p>
          </table:table-cell>
          <table:table-cell table:style-name="ce8" office:value-type="string" calcext:value-type="string">
            <text:p>Bd Saint Germain / Solférino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6202" calcext:value-type="float">
            <text:p>76202</text:p>
          </table:table-cell>
          <table:table-cell table:style-name="ce8" office:value-type="string" calcext:value-type="string">
            <text:p>Quai Branly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82" calcext:value-type="float">
            <text:p>77782</text:p>
          </table:table-cell>
          <table:table-cell table:style-name="ce8" office:value-type="string" calcext:value-type="string">
            <text:p>Quai Branly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263" calcext:value-type="float">
            <text:p>78263</text:p>
          </table:table-cell>
          <table:table-cell table:style-name="ce8" office:value-type="string" calcext:value-type="string">
            <text:p>Quai Anatole France / Légion d'Honneur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472" calcext:value-type="float">
            <text:p>78472</text:p>
          </table:table-cell>
          <table:table-cell table:style-name="ce8" office:value-type="string" calcext:value-type="string">
            <text:p>Port Solférino, niveau 23 quai Anatole France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78678" calcext:value-type="float">
            <text:p>78678</text:p>
          </table:table-cell>
          <table:table-cell table:style-name="ce8" office:value-type="string" calcext:value-type="string">
            <text:p>Octave Gréard / Refuzniks / Gustave Eiffel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336" calcext:value-type="float">
            <text:p>79336</text:p>
          </table:table-cell>
          <table:table-cell table:style-name="ce8" office:value-type="string" calcext:value-type="string">
            <text:p>Bd Saint Germain / Université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3731" calcext:value-type="float">
            <text:p>83731</text:p>
          </table:table-cell>
          <table:table-cell table:style-name="ce8" office:value-type="string" calcext:value-type="string">
            <text:p>Place du Palais Bourb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784" calcext:value-type="float">
            <text:p>83784</text:p>
          </table:table-cell>
          <table:table-cell table:style-name="ce8" office:value-type="string" calcext:value-type="string">
            <text:p>Quai Branly / Passerelle Débilly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190" calcext:value-type="float">
            <text:p>84190</text:p>
          </table:table-cell>
          <table:table-cell table:style-name="ce8" office:value-type="string" calcext:value-type="string">
            <text:p>Sèvres / Vanneau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482" calcext:value-type="float">
            <text:p>85482</text:p>
          </table:table-cell>
          <table:table-cell table:style-name="ce8" office:value-type="string" calcext:value-type="string">
            <text:p>Ségur / Suffren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83" calcext:value-type="float">
            <text:p>86183</text:p>
          </table:table-cell>
          <table:table-cell table:style-name="ce8" office:value-type="string" calcext:value-type="string">
            <text:p>Saint Dominique / Améli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298" calcext:value-type="float">
            <text:p>86298</text:p>
          </table:table-cell>
          <table:table-cell table:style-name="ce8" office:value-type="string" calcext:value-type="string">
            <text:p>Tour Eiffel - Pilier Sud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874" calcext:value-type="float">
            <text:p>86874</text:p>
          </table:table-cell>
          <table:table-cell table:style-name="ce8" office:value-type="string" calcext:value-type="string">
            <text:p>Port Invalides, amont pont Alexandre III</text:p>
          </table:table-cell>
          <table:table-cell table:style-name="ce9" office:value-type="date" office:date-value="2013-12-13" calcext:value-type="date">
            <text:p>13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406" calcext:value-type="float">
            <text:p>87406</text:p>
          </table:table-cell>
          <table:table-cell table:style-name="ce8" office:value-type="string" calcext:value-type="string">
            <text:p>Quai Voltaire / Pont du Carrouse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776" calcext:value-type="float">
            <text:p>89776</text:p>
          </table:table-cell>
          <table:table-cell table:style-name="ce8" office:value-type="string" calcext:value-type="string">
            <text:p>Port du Gros Caillou / Voie expresse sortie Alma</text:p>
          </table:table-cell>
          <table:table-cell table:style-name="ce9" office:value-type="date" office:date-value="2013-03-22" calcext:value-type="date">
            <text:p>22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0890" calcext:value-type="float">
            <text:p>90890</text:p>
          </table:table-cell>
          <table:table-cell table:style-name="ce8" office:value-type="string" calcext:value-type="string">
            <text:p>Pont des Invalides - Amont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957" calcext:value-type="float">
            <text:p>93957</text:p>
          </table:table-cell>
          <table:table-cell table:style-name="ce8" office:value-type="string" calcext:value-type="string">
            <text:p>Place Vauban / Breteui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815" calcext:value-type="float">
            <text:p>96815</text:p>
          </table:table-cell>
          <table:table-cell table:style-name="ce8" office:value-type="string" calcext:value-type="string">
            <text:p>Place Pierre Laroque / Duquesne / Ségur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187" calcext:value-type="float">
            <text:p>97187</text:p>
          </table:table-cell>
          <table:table-cell table:style-name="ce8" office:value-type="string" calcext:value-type="string">
            <text:p>Pont Royal - Amont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83731B</text:p>
          </table:table-cell>
          <table:table-cell table:style-name="ce8" office:value-type="string" calcext:value-type="string">
            <text:p>Place du Palais Bourbon / Université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86298B</text:p>
          </table:table-cell>
          <table:table-cell table:style-name="ce8" office:value-type="string" calcext:value-type="string">
            <text:p>Tour Eiffel - Pilier Sud - PJ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002" calcext:value-type="float">
            <text:p>08002</text:p>
          </table:table-cell>
          <table:table-cell table:style-name="ce8" office:value-type="string" calcext:value-type="string">
            <text:p>Montaigne contre-allée sud</text:p>
          </table:table-cell>
          <table:table-cell table:style-name="ce9" office:value-type="date" office:date-value="2017-11-22" calcext:value-type="date">
            <text:p>22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03" calcext:value-type="float">
            <text:p>08003</text:p>
          </table:table-cell>
          <table:table-cell table:style-name="ce8" office:value-type="string" calcext:value-type="string">
            <text:p>Montaigne contre-allée nord</text:p>
          </table:table-cell>
          <table:table-cell table:style-name="ce9" office:value-type="date" office:date-value="2018-01-18" calcext:value-type="date">
            <text:p>18/0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007" calcext:value-type="float">
            <text:p>08007</text:p>
          </table:table-cell>
          <table:table-cell table:style-name="ce8" office:value-type="string" calcext:value-type="string">
            <text:p>29, Faubourg Saint Honoré</text:p>
          </table:table-cell>
          <table:table-cell table:style-name="ce9" office:value-type="date" office:date-value="2017-04-21" calcext:value-type="date">
            <text:p>21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09" calcext:value-type="float">
            <text:p>08009</text:p>
          </table:table-cell>
          <table:table-cell table:style-name="ce8" office:value-type="string" calcext:value-type="string">
            <text:p>Champs-Elysées / Marigny</text:p>
          </table:table-cell>
          <table:table-cell table:style-name="ce9" office:value-type="date" office:date-value="2018-10-31" calcext:value-type="date">
            <text:p>31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021" calcext:value-type="float">
            <text:p>08021</text:p>
          </table:table-cell>
          <table:table-cell table:style-name="ce8" office:value-type="string" calcext:value-type="string">
            <text:p>George V / La Tremoill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28" calcext:value-type="float">
            <text:p>08028</text:p>
          </table:table-cell>
          <table:table-cell table:style-name="ce8" office:value-type="string" calcext:value-type="string">
            <text:p>Place Rio de Janeiro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71" calcext:value-type="float">
            <text:p>08071</text:p>
          </table:table-cell>
          <table:table-cell table:style-name="ce8" office:value-type="string" calcext:value-type="string">
            <text:p>Gabriel / Matignon / Ponthieu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96" calcext:value-type="float">
            <text:p>08096</text:p>
          </table:table-cell>
          <table:table-cell table:style-name="ce8" office:value-type="string" calcext:value-type="string">
            <text:p>Concorde / Gabriel - PJ</text:p>
          </table:table-cell>
          <table:table-cell table:style-name="ce9" office:value-type="date" office:date-value="2018-07-13" calcext:value-type="date">
            <text:p>13/07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2" calcext:value-type="float">
            <text:p>08102</text:p>
          </table:table-cell>
          <table:table-cell table:style-name="ce8" office:value-type="string" calcext:value-type="string">
            <text:p>Rocher / Laborde / Joseph Sansboeuf</text:p>
          </table:table-cell>
          <table:table-cell table:style-name="ce9" office:value-type="date" office:date-value="2018-09-06" calcext:value-type="date">
            <text:p>06/09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5" calcext:value-type="float">
            <text:p>08105</text:p>
          </table:table-cell>
          <table:table-cell table:style-name="ce8" office:value-type="string" calcext:value-type="string">
            <text:p>Miromesnil / Boëtie</text:p>
          </table:table-cell>
          <table:table-cell table:style-name="ce9" office:value-type="date" office:date-value="2017-03-03" calcext:value-type="date">
            <text:p>0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06" calcext:value-type="float">
            <text:p>08106</text:p>
          </table:table-cell>
          <table:table-cell table:style-name="ce8" office:value-type="string" calcext:value-type="string">
            <text:p>Fbg St Honoré / Colisée / Mermoz</text:p>
          </table:table-cell>
          <table:table-cell table:style-name="ce9" office:value-type="date" office:date-value="2018-02-21" calcext:value-type="date">
            <text:p>21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7" calcext:value-type="float">
            <text:p>08107</text:p>
          </table:table-cell>
          <table:table-cell table:style-name="ce8" office:value-type="string" calcext:value-type="string">
            <text:p>Matignon / Fbg St Honoré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14" calcext:value-type="float">
            <text:p>08114</text:p>
          </table:table-cell>
          <table:table-cell table:style-name="ce8" office:value-type="string" calcext:value-type="string">
            <text:p>George V / François 1er</text:p>
          </table:table-cell>
          <table:table-cell table:style-name="ce9" office:value-type="date" office:date-value="2017-11-09" calcext:value-type="date">
            <text:p>09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15" calcext:value-type="float">
            <text:p>08115</text:p>
          </table:table-cell>
          <table:table-cell table:style-name="ce8" office:value-type="string" calcext:value-type="string">
            <text:p>George V / Pierre 1er de Serbie</text:p>
          </table:table-cell>
          <table:table-cell table:style-name="ce9" office:value-type="date" office:date-value="2017-01-20" calcext:value-type="date">
            <text:p>20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18" calcext:value-type="float">
            <text:p>08118</text:p>
          </table:table-cell>
          <table:table-cell table:style-name="ce8" office:value-type="string" calcext:value-type="string">
            <text:p>Marbeuf / George V</text:p>
          </table:table-cell>
          <table:table-cell table:style-name="ce9" office:value-type="date" office:date-value="2016-10-07" calcext:value-type="date">
            <text:p>07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8119" calcext:value-type="float">
            <text:p>08119</text:p>
          </table:table-cell>
          <table:table-cell table:style-name="ce8" office:value-type="string" calcext:value-type="string">
            <text:p>François 1er / Marbeuf</text:p>
          </table:table-cell>
          <table:table-cell table:style-name="ce9" office:value-type="date" office:date-value="2018-11-13" calcext:value-type="date">
            <text:p>13/11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22" calcext:value-type="float">
            <text:p>08122</text:p>
          </table:table-cell>
          <table:table-cell table:style-name="ce8" office:value-type="string" calcext:value-type="string">
            <text:p>Montaigne / Boccador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3" calcext:value-type="float">
            <text:p>08123</text:p>
          </table:table-cell>
          <table:table-cell table:style-name="ce8" office:value-type="string" calcext:value-type="string">
            <text:p>François 1er / Jean Goujon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7" calcext:value-type="float">
            <text:p>08127</text:p>
          </table:table-cell>
          <table:table-cell table:style-name="ce8" office:value-type="string" calcext:value-type="string">
            <text:p>ZAC Beaujon – Fbg St Honoré / Laure Diebold</text:p>
          </table:table-cell>
          <table:table-cell table:style-name="ce9" office:value-type="date" office:date-value="2017-12-19" calcext:value-type="date">
            <text:p>19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8" calcext:value-type="float">
            <text:p>08128</text:p>
          </table:table-cell>
          <table:table-cell table:style-name="ce8" office:value-type="string" calcext:value-type="string">
            <text:p>Rocher / Monceau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8129" calcext:value-type="float">
            <text:p>08129</text:p>
          </table:table-cell>
          <table:table-cell table:style-name="ce8" office:value-type="string" calcext:value-type="string">
            <text:p>Montaigne / François 1er nord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0" calcext:value-type="float">
            <text:p>08130</text:p>
          </table:table-cell>
          <table:table-cell table:style-name="ce8" office:value-type="string" calcext:value-type="string">
            <text:p>Montaigne / François 1er sud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1" calcext:value-type="float">
            <text:p>08131</text:p>
          </table:table-cell>
          <table:table-cell table:style-name="ce8" office:value-type="string" calcext:value-type="string">
            <text:p>49 Av Montaign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8133" calcext:value-type="float">
            <text:p>08133</text:p>
          </table:table-cell>
          <table:table-cell table:style-name="ce8" office:value-type="string" calcext:value-type="string">
            <text:p>Montaigne / Bayard</text:p>
          </table:table-cell>
          <table:table-cell table:style-name="ce9" office:value-type="date" office:date-value="2018-10-01" calcext:value-type="date">
            <text:p>01/10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34" calcext:value-type="float">
            <text:p>08134</text:p>
          </table:table-cell>
          <table:table-cell table:style-name="ce8" office:value-type="string" calcext:value-type="string">
            <text:p>Montaigne / Clément Marot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5" calcext:value-type="float">
            <text:p>08135</text:p>
          </table:table-cell>
          <table:table-cell table:style-name="ce8" office:value-type="string" calcext:value-type="string">
            <text:p>22 Av Montaigne</text:p>
          </table:table-cell>
          <table:table-cell table:style-name="ce9" office:value-type="date" office:date-value="2017-12-06" calcext:value-type="date">
            <text:p>0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7" calcext:value-type="float">
            <text:p>08137</text:p>
          </table:table-cell>
          <table:table-cell table:style-name="ce8" office:value-type="string" calcext:value-type="string">
            <text:p>5 Av Montaign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8" calcext:value-type="float">
            <text:p>08138</text:p>
          </table:table-cell>
          <table:table-cell table:style-name="ce8" office:value-type="string" calcext:value-type="string">
            <text:p>Montaigne / Reine Astrid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75" calcext:value-type="float">
            <text:p>14075</text:p>
          </table:table-cell>
          <table:table-cell table:style-name="ce8" office:value-type="string" calcext:value-type="string">
            <text:p>35, avenue de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362" calcext:value-type="float">
            <text:p>14362</text:p>
          </table:table-cell>
          <table:table-cell table:style-name="ce8" office:value-type="string" calcext:value-type="string">
            <text:p>Place de la Concorde / Obélisqu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374" calcext:value-type="float">
            <text:p>14374</text:p>
          </table:table-cell>
          <table:table-cell table:style-name="ce8" office:value-type="string" calcext:value-type="string">
            <text:p>Cours la Reine / Winston Churchill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26" calcext:value-type="float">
            <text:p>16526</text:p>
          </table:table-cell>
          <table:table-cell table:style-name="ce8" office:value-type="string" calcext:value-type="string">
            <text:p>Cours de la Reine / Franklin Roosevel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514" calcext:value-type="float">
            <text:p>18514</text:p>
          </table:table-cell>
          <table:table-cell table:style-name="ce8" office:value-type="string" calcext:value-type="string">
            <text:p>Bd Batignolles / Rom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8" calcext:value-type="float">
            <text:p>19898</text:p>
          </table:table-cell>
          <table:table-cell table:style-name="ce8" office:value-type="string" calcext:value-type="string">
            <text:p>Place de Dublin / Saint Pétersbourg / Mosco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103" calcext:value-type="float">
            <text:p>20103</text:p>
          </table:table-cell>
          <table:table-cell table:style-name="ce8" office:value-type="string" calcext:value-type="string">
            <text:p>Place des Ternes /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308" calcext:value-type="float">
            <text:p>20308</text:p>
          </table:table-cell>
          <table:table-cell table:style-name="ce8" office:value-type="string" calcext:value-type="string">
            <text:p>Berri / Ponthieu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956" calcext:value-type="float">
            <text:p>20956</text:p>
          </table:table-cell>
          <table:table-cell table:style-name="ce8" office:value-type="string" calcext:value-type="string">
            <text:p>Bd Haussmann / Messine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1989" calcext:value-type="float">
            <text:p>21989</text:p>
          </table:table-cell>
          <table:table-cell table:style-name="ce8" office:value-type="string" calcext:value-type="string">
            <text:p>Général Foy / Nap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2916" calcext:value-type="float">
            <text:p>22916</text:p>
          </table:table-cell>
          <table:table-cell table:style-name="ce8" office:value-type="string" calcext:value-type="string">
            <text:p>5, rue Van Dyck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21" calcext:value-type="float">
            <text:p>26821</text:p>
          </table:table-cell>
          <table:table-cell table:style-name="ce8" office:value-type="string" calcext:value-type="string">
            <text:p>Arc de Triomphe / Friedland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113" calcext:value-type="float">
            <text:p>27113</text:p>
          </table:table-cell>
          <table:table-cell table:style-name="ce8" office:value-type="string" calcext:value-type="string">
            <text:p>Friedland / Balzac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281" calcext:value-type="float">
            <text:p>31281</text:p>
          </table:table-cell>
          <table:table-cell table:style-name="ce8" office:value-type="string" calcext:value-type="string">
            <text:p>Rond-point des Champs-Elysées / Matigno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1609" calcext:value-type="float">
            <text:p>31609</text:p>
          </table:table-cell>
          <table:table-cell table:style-name="ce8" office:value-type="string" calcext:value-type="string">
            <text:p>Bd Malesherbes / Miromesni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3371" calcext:value-type="float">
            <text:p>33371</text:p>
          </table:table-cell>
          <table:table-cell table:style-name="ce8" office:value-type="string" calcext:value-type="string">
            <text:p>Place de l'Alma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613" calcext:value-type="float">
            <text:p>33613</text:p>
          </table:table-cell>
          <table:table-cell table:style-name="ce8" office:value-type="string" calcext:value-type="string">
            <text:p>Champs-Elysées / Galilé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958" calcext:value-type="float">
            <text:p>37958</text:p>
          </table:table-cell>
          <table:table-cell table:style-name="ce8" office:value-type="string" calcext:value-type="string">
            <text:p>Royale / Saint Honoré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142" calcext:value-type="float">
            <text:p>38142</text:p>
          </table:table-cell>
          <table:table-cell table:style-name="ce8" office:value-type="string" calcext:value-type="string">
            <text:p>Arc de Triomphe / Champs Elysée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03" calcext:value-type="float">
            <text:p>39003</text:p>
          </table:table-cell>
          <table:table-cell table:style-name="ce8" office:value-type="string" calcext:value-type="string">
            <text:p>Ponthieu / Paul Baudry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0093" calcext:value-type="float">
            <text:p>40093</text:p>
          </table:table-cell>
          <table:table-cell table:style-name="ce8" office:value-type="string" calcext:value-type="string">
            <text:p>Général Foy / Nap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1361" calcext:value-type="float">
            <text:p>41361</text:p>
          </table:table-cell>
          <table:table-cell table:style-name="ce8" office:value-type="string" calcext:value-type="string">
            <text:p>Place de Clichy</text:p>
          </table:table-cell>
          <table:table-cell table:style-name="ce9" office:value-type="date" office:date-value="2013-10-25" calcext:value-type="date">
            <text:p>25/10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4259" calcext:value-type="float">
            <text:p>44259</text:p>
          </table:table-cell>
          <table:table-cell table:style-name="ce8" office:value-type="string" calcext:value-type="string">
            <text:p>Place Gabriel Péri / Pépinière / Rom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343" calcext:value-type="float">
            <text:p>45343</text:p>
          </table:table-cell>
          <table:table-cell table:style-name="ce8" office:value-type="string" calcext:value-type="string">
            <text:p>Place des Ternes / Bd de Courcelles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380" calcext:value-type="float">
            <text:p>47380</text:p>
          </table:table-cell>
          <table:table-cell table:style-name="ce8" office:value-type="string" calcext:value-type="string">
            <text:p>Place Clémenceau / Champs Elysées / Marigny / Winston Churchil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713" calcext:value-type="float">
            <text:p>48713</text:p>
          </table:table-cell>
          <table:table-cell table:style-name="ce8" office:value-type="string" calcext:value-type="string">
            <text:p>Place de la Madeleine / Bd Malesherb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225" calcext:value-type="float">
            <text:p>49225</text:p>
          </table:table-cell>
          <table:table-cell table:style-name="ce8" office:value-type="string" calcext:value-type="string">
            <text:p>Franklin D. Roosevelt / La Boét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454" calcext:value-type="float">
            <text:p>49454</text:p>
          </table:table-cell>
          <table:table-cell table:style-name="ce8" office:value-type="string" calcext:value-type="string">
            <text:p>Champs-Elysées / Lincol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9576" calcext:value-type="float">
            <text:p>49576</text:p>
          </table:table-cell>
          <table:table-cell table:style-name="ce8" office:value-type="string" calcext:value-type="string">
            <text:p>Place de la Concorde / Cours de la Rei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601" calcext:value-type="float">
            <text:p>50601</text:p>
          </table:table-cell>
          <table:table-cell table:style-name="ce8" office:value-type="string" calcext:value-type="string">
            <text:p>Rome / Stockolm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968" calcext:value-type="float">
            <text:p>50968</text:p>
          </table:table-cell>
          <table:table-cell table:style-name="ce8" office:value-type="string" calcext:value-type="string">
            <text:p>Place Prosper Goubaux / Constantinople / Rocher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904" calcext:value-type="float">
            <text:p>52904</text:p>
          </table:table-cell>
          <table:table-cell table:style-name="ce8" office:value-type="string" calcext:value-type="string">
            <text:p>Champs-Elysée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647" calcext:value-type="float">
            <text:p>55647</text:p>
          </table:table-cell>
          <table:table-cell table:style-name="ce8" office:value-type="string" calcext:value-type="string">
            <text:p>Place Charles de Gaulle /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22" calcext:value-type="float">
            <text:p>56522</text:p>
          </table:table-cell>
          <table:table-cell table:style-name="ce8" office:value-type="string" calcext:value-type="string">
            <text:p>Place Prosper Goubaux / Bd Batignolles / Villier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883" calcext:value-type="float">
            <text:p>56883</text:p>
          </table:table-cell>
          <table:table-cell table:style-name="ce8" office:value-type="string" calcext:value-type="string">
            <text:p>Champs-Elysées / Marbeuf</text:p>
          </table:table-cell>
          <table:table-cell table:style-name="ce9" office:value-type="date" office:date-value="2012-01-11" calcext:value-type="date">
            <text:p>11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233" calcext:value-type="float">
            <text:p>57233</text:p>
          </table:table-cell>
          <table:table-cell table:style-name="ce8" office:value-type="string" calcext:value-type="string">
            <text:p>Place de l'Alma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978" calcext:value-type="float">
            <text:p>58978</text:p>
          </table:table-cell>
          <table:table-cell table:style-name="ce8" office:value-type="string" calcext:value-type="string">
            <text:p>La Boétie / d'Artois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93" calcext:value-type="float">
            <text:p>59093</text:p>
          </table:table-cell>
          <table:table-cell table:style-name="ce8" office:value-type="string" calcext:value-type="string">
            <text:p>Champs-Elysées / Montaign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079" calcext:value-type="float">
            <text:p>61079</text:p>
          </table:table-cell>
          <table:table-cell table:style-name="ce8" office:value-type="string" calcext:value-type="string">
            <text:p>Saint Lazare / Amsterdam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734" calcext:value-type="float">
            <text:p>61734</text:p>
          </table:table-cell>
          <table:table-cell table:style-name="ce8" office:value-type="string" calcext:value-type="string">
            <text:p>Rome / Cour de Rom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880" calcext:value-type="float">
            <text:p>61880</text:p>
          </table:table-cell>
          <table:table-cell table:style-name="ce8" office:value-type="string" calcext:value-type="string">
            <text:p>Champs-Elysées / Colisé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600" calcext:value-type="float">
            <text:p>62600</text:p>
          </table:table-cell>
          <table:table-cell table:style-name="ce8" office:value-type="string" calcext:value-type="string">
            <text:p>Place de l'Europe / Madrid / Londres / Liège / Vienne / Saint Petersbourg / Constantinopl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118" calcext:value-type="float">
            <text:p>63118</text:p>
          </table:table-cell>
          <table:table-cell table:style-name="ce8" office:value-type="string" calcext:value-type="string">
            <text:p>Amsterdam / Moscou / Lièg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3259" calcext:value-type="float">
            <text:p>63259</text:p>
          </table:table-cell>
          <table:table-cell table:style-name="ce8" office:value-type="string" calcext:value-type="string">
            <text:p>Champs-Elysées / Balz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4332" calcext:value-type="float">
            <text:p>64332</text:p>
          </table:table-cell>
          <table:table-cell table:style-name="ce8" office:value-type="string" calcext:value-type="string">
            <text:p>Saint Lazare / Havr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811" calcext:value-type="float">
            <text:p>64811</text:p>
          </table:table-cell>
          <table:table-cell table:style-name="ce8" office:value-type="string" calcext:value-type="string">
            <text:p>Champs-Elysées / Pierre Charro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828" calcext:value-type="float">
            <text:p>68828</text:p>
          </table:table-cell>
          <table:table-cell table:style-name="ce8" office:value-type="string" calcext:value-type="string">
            <text:p>Friedland / Bd Haussmann / Faubourg Saint Honoré / Washington / Monceau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340" calcext:value-type="float">
            <text:p>69340</text:p>
          </table:table-cell>
          <table:table-cell table:style-name="ce8" office:value-type="string" calcext:value-type="string">
            <text:p>Place de la République Dominicaine / Bd de Courcelles / Prony / Phalsbourg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25" calcext:value-type="float">
            <text:p>71625</text:p>
          </table:table-cell>
          <table:table-cell table:style-name="ce8" office:value-type="string" calcext:value-type="string">
            <text:p>Place Saint Augustin / Bd Malesherbes / Bd Haussmann / Pépinièr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520" calcext:value-type="float">
            <text:p>72520</text:p>
          </table:table-cell>
          <table:table-cell table:style-name="ce8" office:value-type="string" calcext:value-type="string">
            <text:p>Amsterdam / Londres / Athène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824" calcext:value-type="float">
            <text:p>72824</text:p>
          </table:table-cell>
          <table:table-cell table:style-name="ce8" office:value-type="string" calcext:value-type="string">
            <text:p>Place de la Concorde / Champs-Elysée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32" calcext:value-type="float">
            <text:p>73532</text:p>
          </table:table-cell>
          <table:table-cell table:style-name="ce8" office:value-type="string" calcext:value-type="string">
            <text:p>Champs-Elysées / Georges V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964" calcext:value-type="float">
            <text:p>76964</text:p>
          </table:table-cell>
          <table:table-cell table:style-name="ce8" office:value-type="string" calcext:value-type="string">
            <text:p>Concorde / Royal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583" calcext:value-type="float">
            <text:p>77583</text:p>
          </table:table-cell>
          <table:table-cell table:style-name="ce8" office:value-type="string" calcext:value-type="string">
            <text:p>Madeleine / Royal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02" calcext:value-type="float">
            <text:p>77702</text:p>
          </table:table-cell>
          <table:table-cell table:style-name="ce8" office:value-type="string" calcext:value-type="string">
            <text:p>Bd de Courcelles / rue de Courcelles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928" calcext:value-type="float">
            <text:p>78928</text:p>
          </table:table-cell>
          <table:table-cell table:style-name="ce8" office:value-type="string" calcext:value-type="string">
            <text:p>Hoche / Faubourg Saint Honoré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152" calcext:value-type="float">
            <text:p>79152</text:p>
          </table:table-cell>
          <table:table-cell table:style-name="ce8" office:value-type="string" calcext:value-type="string">
            <text:p>Place Charles de Gaulle / Champs-Elysée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921" calcext:value-type="float">
            <text:p>79921</text:p>
          </table:table-cell>
          <table:table-cell table:style-name="ce8" office:value-type="string" calcext:value-type="string">
            <text:p>Arc de Triomphe / Wagram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843" calcext:value-type="float">
            <text:p>83843</text:p>
          </table:table-cell>
          <table:table-cell table:style-name="ce8" office:value-type="string" calcext:value-type="string">
            <text:p>Marceau / Pierre 1er de Serbi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742" calcext:value-type="float">
            <text:p>85742</text:p>
          </table:table-cell>
          <table:table-cell table:style-name="ce8" office:value-type="string" calcext:value-type="string">
            <text:p>Place de la Madeleine / Bd Madele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86" calcext:value-type="float">
            <text:p>86086</text:p>
          </table:table-cell>
          <table:table-cell table:style-name="ce8" office:value-type="string" calcext:value-type="string">
            <text:p>Bd Malesherbes / Lisbonn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273" calcext:value-type="float">
            <text:p>87273</text:p>
          </table:table-cell>
          <table:table-cell table:style-name="ce8" office:value-type="string" calcext:value-type="string">
            <text:p>Bd Haussmann / Courcelle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055" calcext:value-type="float">
            <text:p>89055</text:p>
          </table:table-cell>
          <table:table-cell table:style-name="ce8" office:value-type="string" calcext:value-type="string">
            <text:p>Rond-point des Champs-Elysées / Montaign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317" calcext:value-type="float">
            <text:p>90317</text:p>
          </table:table-cell>
          <table:table-cell table:style-name="ce8" office:value-type="string" calcext:value-type="string">
            <text:p>Franklin D. Roosevelt / Ponthieu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357" calcext:value-type="float">
            <text:p>91357</text:p>
          </table:table-cell>
          <table:table-cell table:style-name="ce8" office:value-type="string" calcext:value-type="string">
            <text:p>Place de la Madeleine / Tronchet / Sèz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149" calcext:value-type="float">
            <text:p>94149</text:p>
          </table:table-cell>
          <table:table-cell table:style-name="ce8" office:value-type="string" calcext:value-type="string">
            <text:p>Place de la Concorde / Gabriel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44" calcext:value-type="float">
            <text:p>96044</text:p>
          </table:table-cell>
          <table:table-cell table:style-name="ce8" office:value-type="string" calcext:value-type="string">
            <text:p>Champs-Elysées / Balz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909" calcext:value-type="float">
            <text:p>96909</text:p>
          </table:table-cell>
          <table:table-cell table:style-name="ce8" office:value-type="string" calcext:value-type="string">
            <text:p>Champs-Elysées / Tilsitt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325" calcext:value-type="float">
            <text:p>97325</text:p>
          </table:table-cell>
          <table:table-cell table:style-name="ce8" office:value-type="string" calcext:value-type="string">
            <text:p>Place Charles de Gaulle / Publicis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400" calcext:value-type="float">
            <text:p>97400</text:p>
          </table:table-cell>
          <table:table-cell table:style-name="ce8" office:value-type="string" calcext:value-type="string">
            <text:p>Wagram / Tilsit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502" calcext:value-type="float">
            <text:p>97502</text:p>
          </table:table-cell>
          <table:table-cell table:style-name="ce8" office:value-type="string" calcext:value-type="string">
            <text:p>Souterrain Cours la Rein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602" calcext:value-type="float">
            <text:p>97602</text:p>
          </table:table-cell>
          <table:table-cell table:style-name="ce8" office:value-type="string" calcext:value-type="string">
            <text:p>Obélisqu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8601" calcext:value-type="float">
            <text:p>98601</text:p>
          </table:table-cell>
          <table:table-cell table:style-name="ce8" office:value-type="string" calcext:value-type="string">
            <text:p>Bd Haussmann / Hav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944" calcext:value-type="float">
            <text:p>99944</text:p>
          </table:table-cell>
          <table:table-cell table:style-name="ce8" office:value-type="string" calcext:value-type="string">
            <text:p>Faubourg Saint Honoré / La Boét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27" calcext:value-type="float">
            <text:p>09027</text:p>
          </table:table-cell>
          <table:table-cell table:style-name="ce8" office:value-type="string" calcext:value-type="string">
            <text:p>Rochechouard / Condorcet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9059" calcext:value-type="float">
            <text:p>09059</text:p>
          </table:table-cell>
          <table:table-cell table:style-name="ce8" office:value-type="string" calcext:value-type="string">
            <text:p>Blanche / JB Pigalle</text:p>
          </table:table-cell>
          <table:table-cell table:style-name="ce9" office:value-type="date" office:date-value="2016-08-25" calcext:value-type="date">
            <text:p>25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9060" calcext:value-type="float">
            <text:p>09060</text:p>
          </table:table-cell>
          <table:table-cell table:style-name="ce8" office:value-type="string" calcext:value-type="string">
            <text:p>La Rochefoucauld / Aumale</text:p>
          </table:table-cell>
          <table:table-cell table:style-name="ce9" office:value-type="date" office:date-value="2017-10-09" calcext:value-type="date">
            <text:p>09/10/2017</text:p>
          </table:table-cell>
          <table:table-cell table:number-columns-repeated="1021"/>
        </table:table-row>
        <table:table-row table:style-name="ro6">
          <table:table-cell table:style-name="ce7" office:value-type="float" office:value="9062" calcext:value-type="float">
            <text:p>09062</text:p>
          </table:table-cell>
          <table:table-cell table:style-name="ce8" office:value-type="string" calcext:value-type="string">
            <text:p>La Bruyère / Notre-Dame de Lorette</text:p>
          </table:table-cell>
          <table:table-cell table:style-name="ce9" office:value-type="date" office:date-value="2016-11-25" calcext:value-type="date">
            <text:p>25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372" calcext:value-type="float">
            <text:p>10372</text:p>
          </table:table-cell>
          <table:table-cell table:style-name="ce8" office:value-type="string" calcext:value-type="string">
            <text:p>La Tour d'Auvergne / Milt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756" calcext:value-type="float">
            <text:p>10756</text:p>
          </table:table-cell>
          <table:table-cell table:style-name="ce8" office:value-type="string" calcext:value-type="string">
            <text:p>Pierre Fontaine / Jean-Baptiste Pigalle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257" calcext:value-type="float">
            <text:p>13257</text:p>
          </table:table-cell>
          <table:table-cell table:style-name="ce8" office:value-type="string" calcext:value-type="string">
            <text:p>Mayran / Rochembeau</text:p>
          </table:table-cell>
          <table:table-cell table:style-name="ce9" office:value-type="date" office:date-value="2012-01-11" calcext:value-type="date">
            <text:p>11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819" calcext:value-type="float">
            <text:p>15819</text:p>
          </table:table-cell>
          <table:table-cell table:style-name="ce8" office:value-type="string" calcext:value-type="string">
            <text:p>Bd de la Chapelle / Bd Magenta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498" calcext:value-type="float">
            <text:p>17498</text:p>
          </table:table-cell>
          <table:table-cell table:style-name="ce8" office:value-type="string" calcext:value-type="string">
            <text:p>La Fayette / Pierre Semard</text:p>
          </table:table-cell>
          <table:table-cell table:style-name="ce9" office:value-type="date" office:date-value="2014-05-09" calcext:value-type="date">
            <text:p>09/05/2014</text:p>
          </table:table-cell>
          <table:table-cell table:number-columns-repeated="1021"/>
        </table:table-row>
        <table:table-row table:style-name="ro6">
          <table:table-cell table:style-name="ce7" office:value-type="float" office:value="20076" calcext:value-type="float">
            <text:p>20076</text:p>
          </table:table-cell>
          <table:table-cell table:style-name="ce8" office:value-type="string" calcext:value-type="string">
            <text:p>Place d'Anvers / Trudaine / Turgo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129" calcext:value-type="float">
            <text:p>21129</text:p>
          </table:table-cell>
          <table:table-cell table:style-name="ce8" office:value-type="string" calcext:value-type="string">
            <text:p>Place d'Estienne d'Orves / Saint Laza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230" calcext:value-type="float">
            <text:p>21230</text:p>
          </table:table-cell>
          <table:table-cell table:style-name="ce8" office:value-type="string" calcext:value-type="string">
            <text:p>Victoire / Saint Georg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487" calcext:value-type="float">
            <text:p>21487</text:p>
          </table:table-cell>
          <table:table-cell table:style-name="ce8" office:value-type="string" calcext:value-type="string">
            <text:p>Chateaudun / Saint Georges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3596" calcext:value-type="float">
            <text:p>23596</text:p>
          </table:table-cell>
          <table:table-cell table:style-name="ce8" office:value-type="string" calcext:value-type="string">
            <text:p>Place de l'Opéra / Paix / 4 septembr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047" calcext:value-type="float">
            <text:p>24047</text:p>
          </table:table-cell>
          <table:table-cell table:style-name="ce8" office:value-type="string" calcext:value-type="string">
            <text:p>Place de la Bourse / Notre-Dame des Victoires / Brongniart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5108" calcext:value-type="float">
            <text:p>25108</text:p>
          </table:table-cell>
          <table:table-cell table:style-name="ce8" office:value-type="string" calcext:value-type="string">
            <text:p>La Fayette / Drouot / Faubourg Montmart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540" calcext:value-type="float">
            <text:p>25540</text:p>
          </table:table-cell>
          <table:table-cell table:style-name="ce8" office:value-type="string" calcext:value-type="string">
            <text:p>Bd Capucines / Place de l'Opéra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982" calcext:value-type="float">
            <text:p>27982</text:p>
          </table:table-cell>
          <table:table-cell table:style-name="ce8" office:value-type="string" calcext:value-type="string">
            <text:p>Faubourg Poissonnière / Delta</text:p>
          </table:table-cell>
          <table:table-cell table:style-name="ce9" office:value-type="date" office:date-value="2015-06-19" calcext:value-type="date">
            <text:p>19/06/2015</text:p>
          </table:table-cell>
          <table:table-cell table:number-columns-repeated="1021"/>
        </table:table-row>
        <table:table-row table:style-name="ro6">
          <table:table-cell table:style-name="ce7" office:value-type="float" office:value="32213" calcext:value-type="float">
            <text:p>32213</text:p>
          </table:table-cell>
          <table:table-cell table:style-name="ce8" office:value-type="string" calcext:value-type="string">
            <text:p>Place d'Anvers / Bd Rochechouard / Dunkerqu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643" calcext:value-type="float">
            <text:p>33643</text:p>
          </table:table-cell>
          <table:table-cell table:style-name="ce8" office:value-type="string" calcext:value-type="string">
            <text:p>Sainte Cécile / Trévis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4724" calcext:value-type="float">
            <text:p>34724</text:p>
          </table:table-cell>
          <table:table-cell table:style-name="ce8" office:value-type="string" calcext:value-type="string">
            <text:p>Chauchat / Rossini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099" calcext:value-type="float">
            <text:p>35099</text:p>
          </table:table-cell>
          <table:table-cell table:style-name="ce8" office:value-type="string" calcext:value-type="string">
            <text:p>Place Blanche / Bd de Clichy / Bruxelle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329" calcext:value-type="float">
            <text:p>46329</text:p>
          </table:table-cell>
          <table:table-cell table:style-name="ce8" office:value-type="string" calcext:value-type="string">
            <text:p>Place Charles Garnie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83" calcext:value-type="float">
            <text:p>47183</text:p>
          </table:table-cell>
          <table:table-cell table:style-name="ce8" office:value-type="string" calcext:value-type="string">
            <text:p>Place Adolphe Max / Douai / Bruxelle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781" calcext:value-type="float">
            <text:p>48781</text:p>
          </table:table-cell>
          <table:table-cell table:style-name="ce8" office:value-type="string" calcext:value-type="string">
            <text:p>Place Pigalle / Rue Jean-Baptiste Pigall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535" calcext:value-type="float">
            <text:p>49535</text:p>
          </table:table-cell>
          <table:table-cell table:style-name="ce8" office:value-type="string" calcext:value-type="string">
            <text:p>Bd Clichy / Place Pigalle Oues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431" calcext:value-type="float">
            <text:p>55431</text:p>
          </table:table-cell>
          <table:table-cell table:style-name="ce8" office:value-type="string" calcext:value-type="string">
            <text:p>Drouot / Rossini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584" calcext:value-type="float">
            <text:p>57584</text:p>
          </table:table-cell>
          <table:table-cell table:style-name="ce8" office:value-type="string" calcext:value-type="string">
            <text:p>La Fayette / Chateaudu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520" calcext:value-type="float">
            <text:p>58520</text:p>
          </table:table-cell>
          <table:table-cell table:style-name="ce8" office:value-type="string" calcext:value-type="string">
            <text:p>Martyrs / La Tour d'Auverg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521" calcext:value-type="float">
            <text:p>59521</text:p>
          </table:table-cell>
          <table:table-cell table:style-name="ce8" office:value-type="string" calcext:value-type="string">
            <text:p>Bd Haussmann / Chaussée d'Anti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124" calcext:value-type="float">
            <text:p>61124</text:p>
          </table:table-cell>
          <table:table-cell table:style-name="ce8" office:value-type="string" calcext:value-type="string">
            <text:p>Rochechouard / Trudaine / Dunkerqu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143" calcext:value-type="float">
            <text:p>64143</text:p>
          </table:table-cell>
          <table:table-cell table:style-name="ce8" office:value-type="string" calcext:value-type="string">
            <text:p>Caumartin / Provenc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951" calcext:value-type="float">
            <text:p>64951</text:p>
          </table:table-cell>
          <table:table-cell table:style-name="ce8" office:value-type="string" calcext:value-type="string">
            <text:p>Bd Haussmann / Caumar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899" calcext:value-type="float">
            <text:p>65899</text:p>
          </table:table-cell>
          <table:table-cell table:style-name="ce8" office:value-type="string" calcext:value-type="string">
            <text:p>Bd Haussmann / Halévy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329" calcext:value-type="float">
            <text:p>72329</text:p>
          </table:table-cell>
          <table:table-cell table:style-name="ce8" office:value-type="string" calcext:value-type="string">
            <text:p>Maubeuge / Rochechouard / Bellefond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367" calcext:value-type="float">
            <text:p>72367</text:p>
          </table:table-cell>
          <table:table-cell table:style-name="ce8" office:value-type="string" calcext:value-type="string">
            <text:p>13, rue Saint Laza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548" calcext:value-type="float">
            <text:p>74548</text:p>
          </table:table-cell>
          <table:table-cell table:style-name="ce8" office:value-type="string" calcext:value-type="string">
            <text:p>Bd Clichy / Bd Rochechouard / Martyr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499" calcext:value-type="float">
            <text:p>75499</text:p>
          </table:table-cell>
          <table:table-cell table:style-name="ce8" office:value-type="string" calcext:value-type="string">
            <text:p>Place Jacob Kaplan / La Fayette / Provence / Laffitt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444" calcext:value-type="float">
            <text:p>79444</text:p>
          </table:table-cell>
          <table:table-cell table:style-name="ce8" office:value-type="string" calcext:value-type="string">
            <text:p>Saint Lazare / Caumartin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823" calcext:value-type="float">
            <text:p>79823</text:p>
          </table:table-cell>
          <table:table-cell table:style-name="ce8" office:value-type="string" calcext:value-type="string">
            <text:p>11bis, rue Scrib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014" calcext:value-type="float">
            <text:p>81014</text:p>
          </table:table-cell>
          <table:table-cell table:style-name="ce8" office:value-type="string" calcext:value-type="string">
            <text:p>Place Diaghilev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58" calcext:value-type="float">
            <text:p>81258</text:p>
          </table:table-cell>
          <table:table-cell table:style-name="ce8" office:value-type="string" calcext:value-type="string">
            <text:p>Chateaudun / Taitbout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1422" calcext:value-type="float">
            <text:p>81422</text:p>
          </table:table-cell>
          <table:table-cell table:style-name="ce8" office:value-type="string" calcext:value-type="string">
            <text:p>Place Kossuth / Chateaudun / Maubeug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03" calcext:value-type="float">
            <text:p>84503</text:p>
          </table:table-cell>
          <table:table-cell table:style-name="ce8" office:value-type="string" calcext:value-type="string">
            <text:p>Faubourg Montmartre / Montyo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55" calcext:value-type="float">
            <text:p>84555</text:p>
          </table:table-cell>
          <table:table-cell table:style-name="ce8" office:value-type="string" calcext:value-type="string">
            <text:p>Douai / Mansart / Pierre Fontain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772" calcext:value-type="float">
            <text:p>84772</text:p>
          </table:table-cell>
          <table:table-cell table:style-name="ce8" office:value-type="string" calcext:value-type="string">
            <text:p>Faubourg Poissonnière / Richer / Petites Ecurie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208" calcext:value-type="float">
            <text:p>87208</text:p>
          </table:table-cell>
          <table:table-cell table:style-name="ce8" office:value-type="string" calcext:value-type="string">
            <text:p>Bd Clichy / Bd Rochechouard / Martyr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305" calcext:value-type="float">
            <text:p>87305</text:p>
          </table:table-cell>
          <table:table-cell table:style-name="ce8" office:value-type="string" calcext:value-type="string">
            <text:p>Buffault / Chateaudu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8620" calcext:value-type="float">
            <text:p>88620</text:p>
          </table:table-cell>
          <table:table-cell table:style-name="ce8" office:value-type="string" calcext:value-type="string">
            <text:p>Place Pigalle / Bd de Clichy / Houdon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791" calcext:value-type="float">
            <text:p>89791</text:p>
          </table:table-cell>
          <table:table-cell table:style-name="ce8" office:value-type="string" calcext:value-type="string">
            <text:p>Clichy / Moncey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714" calcext:value-type="float">
            <text:p>90714</text:p>
          </table:table-cell>
          <table:table-cell table:style-name="ce8" office:value-type="string" calcext:value-type="string">
            <text:p>Place de l'Opéra / Aube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563" calcext:value-type="float">
            <text:p>92563</text:p>
          </table:table-cell>
          <table:table-cell table:style-name="ce8" office:value-type="string" calcext:value-type="string">
            <text:p>Bd Poissonnière / Sent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4663" calcext:value-type="float">
            <text:p>94663</text:p>
          </table:table-cell>
          <table:table-cell table:style-name="ce8" office:value-type="string" calcext:value-type="string">
            <text:p>Lamartine / Rochechouard / Montholon / Cade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588" calcext:value-type="float">
            <text:p>95588</text:p>
          </table:table-cell>
          <table:table-cell table:style-name="ce8" office:value-type="string" calcext:value-type="string">
            <text:p>Bd Poissonnière / Faubourg Montmart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710" calcext:value-type="float">
            <text:p>95710</text:p>
          </table:table-cell>
          <table:table-cell table:style-name="ce8" office:value-type="string" calcext:value-type="string">
            <text:p>Bd Haussmann / Le Peletie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013" calcext:value-type="float">
            <text:p>10013</text:p>
          </table:table-cell>
          <table:table-cell table:style-name="ce8" office:value-type="string" calcext:value-type="string">
            <text:p>Ambroise Paré / St Vincent-de-Paul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0036" calcext:value-type="float">
            <text:p>10036</text:p>
          </table:table-cell>
          <table:table-cell table:style-name="ce8" office:value-type="string" calcext:value-type="string">
            <text:p>Bd Chapelle / Guy Patin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0064" calcext:value-type="float">
            <text:p>10064</text:p>
          </table:table-cell>
          <table:table-cell table:style-name="ce8" office:value-type="string" calcext:value-type="string">
            <text:p>Fbg St Denis / Metz</text:p>
          </table:table-cell>
          <table:table-cell table:style-name="ce9" office:value-type="date" office:date-value="2016-10-14" calcext:value-type="date">
            <text:p>14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067" calcext:value-type="float">
            <text:p>10067</text:p>
          </table:table-cell>
          <table:table-cell table:style-name="ce8" office:value-type="string" calcext:value-type="string">
            <text:p>Paradis / Martel</text:p>
          </table:table-cell>
          <table:table-cell table:style-name="ce9" office:value-type="date" office:date-value="2017-06-14" calcext:value-type="date">
            <text:p>14/06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068" calcext:value-type="float">
            <text:p>10068</text:p>
          </table:table-cell>
          <table:table-cell table:style-name="ce8" office:value-type="string" calcext:value-type="string">
            <text:p>Fbg St Denis / Magenta / Square A. Satragne</text:p>
          </table:table-cell>
          <table:table-cell table:style-name="ce9" office:value-type="date" office:date-value="2017-01-04" calcext:value-type="date">
            <text:p>04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69" calcext:value-type="float">
            <text:p>10069</text:p>
          </table:table-cell>
          <table:table-cell table:style-name="ce8" office:value-type="string" calcext:value-type="string">
            <text:p>Georg Friedrich Haendel</text:p>
          </table:table-cell>
          <table:table-cell table:style-name="ce9" office:value-type="date" office:date-value="2017-03-03" calcext:value-type="date">
            <text:p>0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70" calcext:value-type="float">
            <text:p>10070</text:p>
          </table:table-cell>
          <table:table-cell table:style-name="ce8" office:value-type="string" calcext:value-type="string">
            <text:p>5 Albert Camus</text:p>
          </table:table-cell>
          <table:table-cell table:style-name="ce9" office:value-type="date" office:date-value="2016-12-20" calcext:value-type="date">
            <text:p>20/12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072" calcext:value-type="float">
            <text:p>10072</text:p>
          </table:table-cell>
          <table:table-cell table:style-name="ce8" office:value-type="string" calcext:value-type="string">
            <text:p>St Maur / Buisson St Louis</text:p>
          </table:table-cell>
          <table:table-cell table:style-name="ce9" office:value-type="date" office:date-value="2016-08-04" calcext:value-type="date">
            <text:p>04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079" calcext:value-type="float">
            <text:p>10079</text:p>
          </table:table-cell>
          <table:table-cell table:style-name="ce8" office:value-type="string" calcext:value-type="string">
            <text:p>Aqueduc / Chaudron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80" calcext:value-type="float">
            <text:p>10080</text:p>
          </table:table-cell>
          <table:table-cell table:style-name="ce8" office:value-type="string" calcext:value-type="string">
            <text:p>Buisson St Louis / Chalet</text:p>
          </table:table-cell>
          <table:table-cell table:style-name="ce9" office:value-type="date" office:date-value="2017-02-28" calcext:value-type="date">
            <text:p>28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966" calcext:value-type="float">
            <text:p>10966</text:p>
          </table:table-cell>
          <table:table-cell table:style-name="ce8" office:value-type="string" calcext:value-type="string">
            <text:p>La Fayette / Faubourg Saint Martin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116" calcext:value-type="float">
            <text:p>12116</text:p>
          </table:table-cell>
          <table:table-cell table:style-name="ce8" office:value-type="string" calcext:value-type="string">
            <text:p>Bd Strasbourg / Saint Lauren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42" calcext:value-type="float">
            <text:p>12742</text:p>
          </table:table-cell>
          <table:table-cell table:style-name="ce8" office:value-type="string" calcext:value-type="string">
            <text:p>Place de la Bataille de Stalingrad / Faubourg Saint Martin</text:p>
          </table:table-cell>
          <table:table-cell table:style-name="ce9" office:value-type="date" office:date-value="2014-05-16" calcext:value-type="date">
            <text:p>16/05/2014</text:p>
          </table:table-cell>
          <table:table-cell table:number-columns-repeated="1021"/>
        </table:table-row>
        <table:table-row table:style-name="ro6">
          <table:table-cell table:style-name="ce7" office:value-type="float" office:value="12884" calcext:value-type="float">
            <text:p>12884</text:p>
          </table:table-cell>
          <table:table-cell table:style-name="ce8" office:value-type="string" calcext:value-type="string">
            <text:p>Place Napoléon III / Gare du Nord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560" calcext:value-type="float">
            <text:p>15560</text:p>
          </table:table-cell>
          <table:table-cell table:style-name="ce8" office:value-type="string" calcext:value-type="string">
            <text:p>Place de la République / Faubourg du Temple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930" calcext:value-type="float">
            <text:p>18930</text:p>
          </table:table-cell>
          <table:table-cell table:style-name="ce8" office:value-type="string" calcext:value-type="string">
            <text:p>Dunkerque / Saint Quen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2859" calcext:value-type="float">
            <text:p>22859</text:p>
          </table:table-cell>
          <table:table-cell table:style-name="ce8" office:value-type="string" calcext:value-type="string">
            <text:p>22, rue Chabrol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626" calcext:value-type="float">
            <text:p>25626</text:p>
          </table:table-cell>
          <table:table-cell table:style-name="ce8" office:value-type="string" calcext:value-type="string">
            <text:p>Quai de Jemmapes / Dieu / Aliber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943" calcext:value-type="float">
            <text:p>25943</text:p>
          </table:table-cell>
          <table:table-cell table:style-name="ce8" office:value-type="string" calcext:value-type="string">
            <text:p>Place Johann Strauss / 23, Bd Saint Mart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718" calcext:value-type="float">
            <text:p>26718</text:p>
          </table:table-cell>
          <table:table-cell table:style-name="ce8" office:value-type="string" calcext:value-type="string">
            <text:p>Claude Vellefaux / Juliette Dodu / Saint Maur / Jean Moinon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787" calcext:value-type="float">
            <text:p>26787</text:p>
          </table:table-cell>
          <table:table-cell table:style-name="ce8" office:value-type="string" calcext:value-type="string">
            <text:p>Dunkerque / Compiègn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97" calcext:value-type="float">
            <text:p>27797</text:p>
          </table:table-cell>
          <table:table-cell table:style-name="ce8" office:value-type="string" calcext:value-type="string">
            <text:p>Faubourg du Temple / Parmenti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234" calcext:value-type="float">
            <text:p>28234</text:p>
          </table:table-cell>
          <table:table-cell table:style-name="ce8" office:value-type="string" calcext:value-type="string">
            <text:p>Bd Magenta / La Fayette</text:p>
          </table:table-cell>
          <table:table-cell table:style-name="ce9" office:value-type="date" office:date-value="2013-11-08" calcext:value-type="date">
            <text:p>08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730" calcext:value-type="float">
            <text:p>29730</text:p>
          </table:table-cell>
          <table:table-cell table:style-name="ce8" office:value-type="string" calcext:value-type="string">
            <text:p>Alsace / 8 mai 1945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34" calcext:value-type="float">
            <text:p>30934</text:p>
          </table:table-cell>
          <table:table-cell table:style-name="ce8" office:value-type="string" calcext:value-type="string">
            <text:p>Quai de Valmy / Beaurepaire / Marseille / Poulmarch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626" calcext:value-type="float">
            <text:p>32626</text:p>
          </table:table-cell>
          <table:table-cell table:style-name="ce8" office:value-type="string" calcext:value-type="string">
            <text:p>Place de Roubaix / Bd Magenta / Maubeuge / Dunkerque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795" calcext:value-type="float">
            <text:p>32795</text:p>
          </table:table-cell>
          <table:table-cell table:style-name="ce8" office:value-type="string" calcext:value-type="string">
            <text:p>La Fayette / Chabrol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>
          <table:table-cell table:style-name="ce7" office:value-type="float" office:value="33253" calcext:value-type="float">
            <text:p>33253</text:p>
          </table:table-cell>
          <table:table-cell table:style-name="ce8" office:value-type="string" calcext:value-type="string">
            <text:p>Porte Saint Martin / Bd Saint Martin / rue Saint Mart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472" calcext:value-type="float">
            <text:p>37472</text:p>
          </table:table-cell>
          <table:table-cell table:style-name="ce8" office:value-type="string" calcext:value-type="string">
            <text:p>Faubourg Poissonnière / Paradis / Bleue / Papillo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532" calcext:value-type="float">
            <text:p>37532</text:p>
          </table:table-cell>
          <table:table-cell table:style-name="ce8" office:value-type="string" calcext:value-type="string">
            <text:p>Sambre et Meuse / Sainte Marth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438" calcext:value-type="float">
            <text:p>38438</text:p>
          </table:table-cell>
          <table:table-cell table:style-name="ce8" office:value-type="string" calcext:value-type="string">
            <text:p>Faubourg Saint Martin / Château d'Eau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055" calcext:value-type="float">
            <text:p>42055</text:p>
          </table:table-cell>
          <table:table-cell table:style-name="ce8" office:value-type="string" calcext:value-type="string">
            <text:p>Bd de la Chapelle / Faubourg Saint Denis / Louis Blanc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214" calcext:value-type="float">
            <text:p>43214</text:p>
          </table:table-cell>
          <table:table-cell table:style-name="ce8" office:value-type="string" calcext:value-type="string">
            <text:p>Place Jacques Bonsergent / Bd Magenta / Lancry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724" calcext:value-type="float">
            <text:p>45724</text:p>
          </table:table-cell>
          <table:table-cell table:style-name="ce8" office:value-type="string" calcext:value-type="string">
            <text:p>Faubourg Saint Martin / 8 mai 1945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873" calcext:value-type="float">
            <text:p>45873</text:p>
          </table:table-cell>
          <table:table-cell table:style-name="ce8" office:value-type="string" calcext:value-type="string">
            <text:p>Quai de Jemmapes / Faubourg du Temple / Bd Jules Ferry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09" calcext:value-type="float">
            <text:p>48209</text:p>
          </table:table-cell>
          <table:table-cell table:style-name="ce8" office:value-type="string" calcext:value-type="string">
            <text:p>Quai de Valmy / Louis Blanc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813" calcext:value-type="float">
            <text:p>48813</text:p>
          </table:table-cell>
          <table:table-cell table:style-name="ce8" office:value-type="string" calcext:value-type="string">
            <text:p>Château Langon / Louis Blanc / Aqueduc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523" calcext:value-type="float">
            <text:p>50523</text:p>
          </table:table-cell>
          <table:table-cell table:style-name="ce8" office:value-type="string" calcext:value-type="string">
            <text:p>Quai de Jemmapes / Ecluses Saint Martin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230" calcext:value-type="float">
            <text:p>51230</text:p>
          </table:table-cell>
          <table:table-cell table:style-name="ce8" office:value-type="string" calcext:value-type="string">
            <text:p>Quai de Valmy / Lucien Sampaix / Recollet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825" calcext:value-type="float">
            <text:p>55825</text:p>
          </table:table-cell>
          <table:table-cell table:style-name="ce8" office:value-type="string" calcext:value-type="string">
            <text:p>Bd Strasbourg / Château d'Eau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959" calcext:value-type="float">
            <text:p>56959</text:p>
          </table:table-cell>
          <table:table-cell table:style-name="ce8" office:value-type="string" calcext:value-type="string">
            <text:p>Bd Magenta / Faubourg Saint Marti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687" calcext:value-type="float">
            <text:p>59687</text:p>
          </table:table-cell>
          <table:table-cell table:style-name="ce8" office:value-type="string" calcext:value-type="string">
            <text:p>Maubeuge / Ambroise Paré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135" calcext:value-type="float">
            <text:p>61135</text:p>
          </table:table-cell>
          <table:table-cell table:style-name="ce8" office:value-type="string" calcext:value-type="string">
            <text:p>Bd Magenta / Ambroise Paré / Guy Patin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137" calcext:value-type="float">
            <text:p>61137</text:p>
          </table:table-cell>
          <table:table-cell table:style-name="ce8" office:value-type="string" calcext:value-type="string">
            <text:p>Bd Magenta / Château d'Eau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163" calcext:value-type="float">
            <text:p>62163</text:p>
          </table:table-cell>
          <table:table-cell table:style-name="ce8" office:value-type="string" calcext:value-type="string">
            <text:p>Ecluses Saint Martin / Grange aux Belles / Vicq d'Azir / Juliette Dodu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760" calcext:value-type="float">
            <text:p>65760</text:p>
          </table:table-cell>
          <table:table-cell table:style-name="ce8" office:value-type="string" calcext:value-type="string">
            <text:p>Bd Magenta / Bd Strasbourg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168" calcext:value-type="float">
            <text:p>66168</text:p>
          </table:table-cell>
          <table:table-cell table:style-name="ce8" office:value-type="string" calcext:value-type="string">
            <text:p>Place Sainte Marthe / Face au 27, rue Sainte Marth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42" calcext:value-type="float">
            <text:p>70442</text:p>
          </table:table-cell>
          <table:table-cell table:style-name="ce8" office:value-type="string" calcext:value-type="string">
            <text:p>162, Faubourg Saint Marti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91" calcext:value-type="float">
            <text:p>72791</text:p>
          </table:table-cell>
          <table:table-cell table:style-name="ce8" office:value-type="string" calcext:value-type="string">
            <text:p>Place Robert Desno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971" calcext:value-type="float">
            <text:p>72971</text:p>
          </table:table-cell>
          <table:table-cell table:style-name="ce8" office:value-type="string" calcext:value-type="string">
            <text:p>Bd Magenta / Nancy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62" calcext:value-type="float">
            <text:p>73562</text:p>
          </table:table-cell>
          <table:table-cell table:style-name="ce8" office:value-type="string" calcext:value-type="string">
            <text:p>Quai de Valmy / Lancry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111" calcext:value-type="float">
            <text:p>75111</text:p>
          </table:table-cell>
          <table:table-cell table:style-name="ce8" office:value-type="string" calcext:value-type="string">
            <text:p>Quai Valmy / Bd Villette // Rue La Fayett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99" calcext:value-type="float">
            <text:p>75399</text:p>
          </table:table-cell>
          <table:table-cell table:style-name="ce8" office:value-type="string" calcext:value-type="string">
            <text:p>Faubourg Saint Denis / Cai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166" calcext:value-type="float">
            <text:p>76166</text:p>
          </table:table-cell>
          <table:table-cell table:style-name="ce8" office:value-type="string" calcext:value-type="string">
            <text:p>11, Bd Bonne Nouvell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7612" calcext:value-type="float">
            <text:p>77612</text:p>
          </table:table-cell>
          <table:table-cell table:style-name="ce8" office:value-type="string" calcext:value-type="string">
            <text:p>Bd Chapelle / Maubeug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368" calcext:value-type="float">
            <text:p>78368</text:p>
          </table:table-cell>
          <table:table-cell table:style-name="ce8" office:value-type="string" calcext:value-type="string">
            <text:p>La Fayette / Dunkerque / Faubourg Saint Deni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289" calcext:value-type="float">
            <text:p>79289</text:p>
          </table:table-cell>
          <table:table-cell table:style-name="ce8" office:value-type="string" calcext:value-type="string">
            <text:p>Alsace / Deux Gar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333" calcext:value-type="float">
            <text:p>80333</text:p>
          </table:table-cell>
          <table:table-cell table:style-name="ce8" office:value-type="string" calcext:value-type="string">
            <text:p>Faubourg Saint Martin / Château Langon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43" calcext:value-type="float">
            <text:p>86043</text:p>
          </table:table-cell>
          <table:table-cell table:style-name="ce8" office:value-type="string" calcext:value-type="string">
            <text:p>Place du Colonel Fabien / Grange aux Bell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66" calcext:value-type="float">
            <text:p>86066</text:p>
          </table:table-cell>
          <table:table-cell table:style-name="ce8" office:value-type="string" calcext:value-type="string">
            <text:p>Faubourg Saint Denis / Demarquay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526" calcext:value-type="float">
            <text:p>87526</text:p>
          </table:table-cell>
          <table:table-cell table:style-name="ce8" office:value-type="string" calcext:value-type="string">
            <text:p>Place Franz Liszt / La Fayette / Abbevill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421" calcext:value-type="float">
            <text:p>92421</text:p>
          </table:table-cell>
          <table:table-cell table:style-name="ce8" office:value-type="string" calcext:value-type="string">
            <text:p>Bd Villette / Faubourg du Temple / Bd Belleville / Rue Belleville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8051" calcext:value-type="float">
            <text:p>98051</text:p>
          </table:table-cell>
          <table:table-cell table:style-name="ce8" office:value-type="string" calcext:value-type="string">
            <text:p>Place de la République / Caserne Verines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56" calcext:value-type="float">
            <text:p>11056</text:p>
          </table:table-cell>
          <table:table-cell table:style-name="ce8" office:value-type="string" calcext:value-type="string">
            <text:p>Charonne / Lappe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2357" calcext:value-type="float">
            <text:p>12357</text:p>
          </table:table-cell>
          <table:table-cell table:style-name="ce8" office:value-type="string" calcext:value-type="string">
            <text:p>Faubourg Saint Antoine / Forge Royal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871" calcext:value-type="float">
            <text:p>13871</text:p>
          </table:table-cell>
          <table:table-cell table:style-name="ce8" office:value-type="string" calcext:value-type="string">
            <text:p>Bd Voltaire / Jean-Pierre Timbaud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301" calcext:value-type="float">
            <text:p>15301</text:p>
          </table:table-cell>
          <table:table-cell table:style-name="ce8" office:value-type="string" calcext:value-type="string">
            <text:p>Merlin / Duranti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178" calcext:value-type="float">
            <text:p>16178</text:p>
          </table:table-cell>
          <table:table-cell table:style-name="ce8" office:value-type="string" calcext:value-type="string">
            <text:p>Bd Voltaire / Oberkampf</text:p>
          </table:table-cell>
          <table:table-cell table:style-name="ce9" office:value-type="date" office:date-value="2013-07-05" calcext:value-type="date">
            <text:p>05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0997" calcext:value-type="float">
            <text:p>20997</text:p>
          </table:table-cell>
          <table:table-cell table:style-name="ce8" office:value-type="string" calcext:value-type="string">
            <text:p>Place Auguste Métivier / République / Bd Ménilmontant / Gambetta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067" calcext:value-type="float">
            <text:p>21067</text:p>
          </table:table-cell>
          <table:table-cell table:style-name="ce8" office:value-type="string" calcext:value-type="string">
            <text:p>Bd Belleville / Bd Ménilmontant / Oberkampf / rue de Ménilmonta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421" calcext:value-type="float">
            <text:p>28421</text:p>
          </table:table-cell>
          <table:table-cell table:style-name="ce8" office:value-type="string" calcext:value-type="string">
            <text:p>Nation / Avenue du Trôn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998" calcext:value-type="float">
            <text:p>28998</text:p>
          </table:table-cell>
          <table:table-cell table:style-name="ce8" office:value-type="string" calcext:value-type="string">
            <text:p>Bd Ménilmontant / Bd Charonne / Philippe Auguste / Pierre Bayl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510" calcext:value-type="float">
            <text:p>29510</text:p>
          </table:table-cell>
          <table:table-cell table:style-name="ce8" office:value-type="string" calcext:value-type="string">
            <text:p>Roquette / Léon Fro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22" calcext:value-type="float">
            <text:p>30322</text:p>
          </table:table-cell>
          <table:table-cell table:style-name="ce8" office:value-type="string" calcext:value-type="string">
            <text:p>Roquette / Lappe / Daval / Saint Sabin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471" calcext:value-type="float">
            <text:p>30471</text:p>
          </table:table-cell>
          <table:table-cell table:style-name="ce8" office:value-type="string" calcext:value-type="string">
            <text:p>Place de la Bastille / Col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567" calcext:value-type="float">
            <text:p>30567</text:p>
          </table:table-cell>
          <table:table-cell table:style-name="ce8" office:value-type="string" calcext:value-type="string">
            <text:p>République / Parmentier / Oberkampf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637" calcext:value-type="float">
            <text:p>30637</text:p>
          </table:table-cell>
          <table:table-cell table:style-name="ce8" office:value-type="string" calcext:value-type="string">
            <text:p>Ledru Rollin / Charonn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278" calcext:value-type="float">
            <text:p>33278</text:p>
          </table:table-cell>
          <table:table-cell table:style-name="ce8" office:value-type="string" calcext:value-type="string">
            <text:p>Philippe Auguste / Charon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385" calcext:value-type="float">
            <text:p>35385</text:p>
          </table:table-cell>
          <table:table-cell table:style-name="ce8" office:value-type="string" calcext:value-type="string">
            <text:p>Bd Richard Lenoir / Sedaine / Dava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820" calcext:value-type="float">
            <text:p>37820</text:p>
          </table:table-cell>
          <table:table-cell table:style-name="ce8" office:value-type="string" calcext:value-type="string">
            <text:p>Léon Frot / Mercoeu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592" calcext:value-type="float">
            <text:p>43592</text:p>
          </table:table-cell>
          <table:table-cell table:style-name="ce8" office:value-type="string" calcext:value-type="string">
            <text:p>Bd Voltaire / Chemin Ver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425" calcext:value-type="float">
            <text:p>44425</text:p>
          </table:table-cell>
          <table:table-cell table:style-name="ce8" office:value-type="string" calcext:value-type="string">
            <text:p>République / Saint Mau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326" calcext:value-type="float">
            <text:p>46326</text:p>
          </table:table-cell>
          <table:table-cell table:style-name="ce8" office:value-type="string" calcext:value-type="string">
            <text:p>Place Léon Blum / Bd Voltaire / Roquett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009" calcext:value-type="float">
            <text:p>48009</text:p>
          </table:table-cell>
          <table:table-cell table:style-name="ce8" office:value-type="string" calcext:value-type="string">
            <text:p>Bd Voltaire / Char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2920" calcext:value-type="float">
            <text:p>52920</text:p>
          </table:table-cell>
          <table:table-cell table:style-name="ce8" office:value-type="string" calcext:value-type="string">
            <text:p>Bd Voltaire / Montreuil / Immeubles industriel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843" calcext:value-type="float">
            <text:p>53843</text:p>
          </table:table-cell>
          <table:table-cell table:style-name="ce8" office:value-type="string" calcext:value-type="string">
            <text:p>Bd Richard Lenoir / Saint Sab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843" calcext:value-type="float">
            <text:p>55843</text:p>
          </table:table-cell>
          <table:table-cell table:style-name="ce8" office:value-type="string" calcext:value-type="string">
            <text:p>Mercoeur / Auguste Laure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760" calcext:value-type="float">
            <text:p>56760</text:p>
          </table:table-cell>
          <table:table-cell table:style-name="ce8" office:value-type="string" calcext:value-type="string">
            <text:p>Bd Belleville / Jean-Pierre Timbaud / Couronnes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464" calcext:value-type="float">
            <text:p>59464</text:p>
          </table:table-cell>
          <table:table-cell table:style-name="ce8" office:value-type="string" calcext:value-type="string">
            <text:p>Bd Voltaire / Bd Richard Lenoir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0866" calcext:value-type="float">
            <text:p>60866</text:p>
          </table:table-cell>
          <table:table-cell table:style-name="ce8" office:value-type="string" calcext:value-type="string">
            <text:p>Arcade rue Robert Houdi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906" calcext:value-type="float">
            <text:p>64906</text:p>
          </table:table-cell>
          <table:table-cell table:style-name="ce8" office:value-type="string" calcext:value-type="string">
            <text:p>Place de la Nation / Bd Didero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231" calcext:value-type="float">
            <text:p>68231</text:p>
          </table:table-cell>
          <table:table-cell table:style-name="ce8" office:value-type="string" calcext:value-type="string">
            <text:p>Bd Voltaire / Saint Ambrois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375" calcext:value-type="float">
            <text:p>68375</text:p>
          </table:table-cell>
          <table:table-cell table:style-name="ce8" office:value-type="string" calcext:value-type="string">
            <text:p>Bd Charonne / Alexandre Duma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9661" calcext:value-type="float">
            <text:p>69661</text:p>
          </table:table-cell>
          <table:table-cell table:style-name="ce8" office:value-type="string" calcext:value-type="string">
            <text:p>Place de la Nation / Taillebourg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048" calcext:value-type="float">
            <text:p>79048</text:p>
          </table:table-cell>
          <table:table-cell table:style-name="ce8" office:value-type="string" calcext:value-type="string">
            <text:p>Bd Voltaire / Léon Frot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850" calcext:value-type="float">
            <text:p>81850</text:p>
          </table:table-cell>
          <table:table-cell table:style-name="ce8" office:value-type="string" calcext:value-type="string">
            <text:p>République / Saint Mau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274" calcext:value-type="float">
            <text:p>84274</text:p>
          </table:table-cell>
          <table:table-cell table:style-name="ce8" office:value-type="string" calcext:value-type="string">
            <text:p>Roquette / Popincourt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362" calcext:value-type="float">
            <text:p>84362</text:p>
          </table:table-cell>
          <table:table-cell table:style-name="ce8" office:value-type="string" calcext:value-type="string">
            <text:p>Place Mireille Havet / Faubourg Saint Antoine / Faidherbe / Chaligny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426" calcext:value-type="float">
            <text:p>85426</text:p>
          </table:table-cell>
          <table:table-cell table:style-name="ce8" office:value-type="string" calcext:value-type="string">
            <text:p>Jean-Pierre Timbaud / Moret / Vaucouleur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33" calcext:value-type="float">
            <text:p>86133</text:p>
          </table:table-cell>
          <table:table-cell table:style-name="ce8" office:value-type="string" calcext:value-type="string">
            <text:p>Place de la République / avenue de la République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044" calcext:value-type="float">
            <text:p>87044</text:p>
          </table:table-cell>
          <table:table-cell table:style-name="ce8" office:value-type="string" calcext:value-type="string">
            <text:p>Place de la Nation / Bd Voltaire / Faubourg Saint Antoin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238" calcext:value-type="float">
            <text:p>88238</text:p>
          </table:table-cell>
          <table:table-cell table:style-name="ce8" office:value-type="string" calcext:value-type="string">
            <text:p>Parmentier / Saint Ambroise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8838" calcext:value-type="float">
            <text:p>88838</text:p>
          </table:table-cell>
          <table:table-cell table:style-name="ce8" office:value-type="string" calcext:value-type="string">
            <text:p>Place de la Bastille / Rue de la Roquett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486" calcext:value-type="float">
            <text:p>90486</text:p>
          </table:table-cell>
          <table:table-cell table:style-name="ce8" office:value-type="string" calcext:value-type="string">
            <text:p>Faubourg du Temple / Malt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261" calcext:value-type="float">
            <text:p>94261</text:p>
          </table:table-cell>
          <table:table-cell table:style-name="ce8" office:value-type="string" calcext:value-type="string">
            <text:p>Bd Charonne / rue de Charonn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639" calcext:value-type="float">
            <text:p>94639</text:p>
          </table:table-cell>
          <table:table-cell table:style-name="ce8" office:value-type="string" calcext:value-type="string">
            <text:p>Bd Belleville / Orillon / Ramponeau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81" calcext:value-type="float">
            <text:p>96081</text:p>
          </table:table-cell>
          <table:table-cell table:style-name="ce8" office:value-type="string" calcext:value-type="string">
            <text:p>Place de la République / Bd Voltaire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100" calcext:value-type="float">
            <text:p>10100</text:p>
          </table:table-cell>
          <table:table-cell table:style-name="ce8" office:value-type="string" calcext:value-type="string">
            <text:p>Trône / Bd Picpus / Cours de Vincenn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57" calcext:value-type="float">
            <text:p>10557</text:p>
          </table:table-cell>
          <table:table-cell table:style-name="ce8" office:value-type="string" calcext:value-type="string">
            <text:p>Bd Bastille / Jules César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003" calcext:value-type="float">
            <text:p>12003</text:p>
          </table:table-cell>
          <table:table-cell table:style-name="ce8" office:value-type="string" calcext:value-type="string">
            <text:p>Bercy / Villiot</text:p>
          </table:table-cell>
          <table:table-cell table:style-name="ce9" office:value-type="date" office:date-value="2018-05-31" calcext:value-type="date">
            <text:p>31/05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2029" calcext:value-type="float">
            <text:p>12029</text:p>
          </table:table-cell>
          <table:table-cell table:style-name="ce8" office:value-type="string" calcext:value-type="string">
            <text:p>Place Maurice de Fontenay</text:p>
          </table:table-cell>
          <table:table-cell table:style-name="ce9" office:value-type="date" office:date-value="2018-08-31" calcext:value-type="date">
            <text:p>31/08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2067" calcext:value-type="float">
            <text:p>12067</text:p>
          </table:table-cell>
          <table:table-cell table:style-name="ce8" office:value-type="string" calcext:value-type="string">
            <text:p>Léonard Bernstein / Parc de Bercy</text:p>
          </table:table-cell>
          <table:table-cell table:style-name="ce9" office:value-type="date" office:date-value="2017-03-29" calcext:value-type="date">
            <text:p>29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2069" calcext:value-type="float">
            <text:p>12069</text:p>
          </table:table-cell>
          <table:table-cell table:style-name="ce8" office:value-type="string" calcext:value-type="string">
            <text:p>Charenton / Bd Reuilly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82" calcext:value-type="float">
            <text:p>12082</text:p>
          </table:table-cell>
          <table:table-cell table:style-name="ce8" office:value-type="string" calcext:value-type="string">
            <text:p>Skatepark Bercy</text:p>
          </table:table-cell>
          <table:table-cell table:style-name="ce9" office:value-type="date" office:date-value="2017-01-09" calcext:value-type="date">
            <text:p>09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2083" calcext:value-type="float">
            <text:p>12083</text:p>
          </table:table-cell>
          <table:table-cell table:style-name="ce8" office:value-type="string" calcext:value-type="string">
            <text:p>Hénard / Vivaldi</text:p>
          </table:table-cell>
          <table:table-cell table:style-name="ce9" office:value-type="date" office:date-value="2016-09-27" calcext:value-type="date">
            <text:p>27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89" calcext:value-type="float">
            <text:p>12089</text:p>
          </table:table-cell>
          <table:table-cell table:style-name="ce8" office:value-type="string" calcext:value-type="string">
            <text:p>Bizot / Sahel</text:p>
          </table:table-cell>
          <table:table-cell table:style-name="ce9" office:value-type="date" office:date-value="2016-11-29" calcext:value-type="date">
            <text:p>29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90" calcext:value-type="float">
            <text:p>12090</text:p>
          </table:table-cell>
          <table:table-cell table:style-name="ce8" office:value-type="string" calcext:value-type="string">
            <text:p>Jacques Hillairet / Albinoni</text:p>
          </table:table-cell>
          <table:table-cell table:style-name="ce9" office:value-type="date" office:date-value="2016-10-20" calcext:value-type="date">
            <text:p>20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91" calcext:value-type="float">
            <text:p>12091</text:p>
          </table:table-cell>
          <table:table-cell table:style-name="ce8" office:value-type="string" calcext:value-type="string">
            <text:p>Daumesnil / Fécamp</text:p>
          </table:table-cell>
          <table:table-cell table:style-name="ce9" office:value-type="date" office:date-value="2016-09-01" calcext:value-type="date">
            <text:p>0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432" calcext:value-type="float">
            <text:p>12432</text:p>
          </table:table-cell>
          <table:table-cell table:style-name="ce8" office:value-type="string" calcext:value-type="string">
            <text:p>12-14, cité Moyne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69" calcext:value-type="float">
            <text:p>13469</text:p>
          </table:table-cell>
          <table:table-cell table:style-name="ce8" office:value-type="string" calcext:value-type="string">
            <text:p>30, Bd Carnot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293" calcext:value-type="float">
            <text:p>14293</text:p>
          </table:table-cell>
          <table:table-cell table:style-name="ce8" office:value-type="string" calcext:value-type="string">
            <text:p>Bd Diderot / Abel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271" calcext:value-type="float">
            <text:p>16271</text:p>
          </table:table-cell>
          <table:table-cell table:style-name="ce8" office:value-type="string" calcext:value-type="string">
            <text:p>177, rue de Bercy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993" calcext:value-type="float">
            <text:p>16993</text:p>
          </table:table-cell>
          <table:table-cell table:style-name="ce8" office:value-type="string" calcext:value-type="string">
            <text:p>Daumesnil / Ceinture du Lac Daumesnil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7662" calcext:value-type="float">
            <text:p>17662</text:p>
          </table:table-cell>
          <table:table-cell table:style-name="ce8" office:value-type="string" calcext:value-type="string">
            <text:p>Tourneux / Edouard Rober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733" calcext:value-type="float">
            <text:p>17733</text:p>
          </table:table-cell>
          <table:table-cell table:style-name="ce8" office:value-type="string" calcext:value-type="string">
            <text:p>Place de la Bastille / Port de l'Arsena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779" calcext:value-type="float">
            <text:p>19779</text:p>
          </table:table-cell>
          <table:table-cell table:style-name="ce8" office:value-type="string" calcext:value-type="string">
            <text:p>Bd Poniatowski / Claude Decaen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963" calcext:value-type="float">
            <text:p>19963</text:p>
          </table:table-cell>
          <table:table-cell table:style-name="ce8" office:value-type="string" calcext:value-type="string">
            <text:p>Fécamp / Wattignie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458" calcext:value-type="float">
            <text:p>22458</text:p>
          </table:table-cell>
          <table:table-cell table:style-name="ce8" office:value-type="string" calcext:value-type="string">
            <text:p>Place Edouard Renard / Bd Soult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517" calcext:value-type="float">
            <text:p>25517</text:p>
          </table:table-cell>
          <table:table-cell table:style-name="ce8" office:value-type="string" calcext:value-type="string">
            <text:p>Daumesnil / Ledru Rollin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427" calcext:value-type="float">
            <text:p>30427</text:p>
          </table:table-cell>
          <table:table-cell table:style-name="ce8" office:value-type="string" calcext:value-type="string">
            <text:p>Place colonel Bourgoin / Chaligny / Charento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738" calcext:value-type="float">
            <text:p>30738</text:p>
          </table:table-cell>
          <table:table-cell table:style-name="ce8" office:value-type="string" calcext:value-type="string">
            <text:p>Quai de Bercy / Sortie POPB Sud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06" calcext:value-type="float">
            <text:p>30906</text:p>
          </table:table-cell>
          <table:table-cell table:style-name="ce8" office:value-type="string" calcext:value-type="string">
            <text:p>Place Henri Frenay / Roland Barthes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959" calcext:value-type="float">
            <text:p>32959</text:p>
          </table:table-cell>
          <table:table-cell table:style-name="ce8" office:value-type="string" calcext:value-type="string">
            <text:p>195, rue de Bercy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039" calcext:value-type="float">
            <text:p>33039</text:p>
          </table:table-cell>
          <table:table-cell table:style-name="ce8" office:value-type="string" calcext:value-type="string">
            <text:p>Place de la Bastille / Bd Bastille / Ly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53" calcext:value-type="float">
            <text:p>33553</text:p>
          </table:table-cell>
          <table:table-cell table:style-name="ce8" office:value-type="string" calcext:value-type="string">
            <text:p>Place d'Aligre / 18, rue d'Alig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99" calcext:value-type="float">
            <text:p>33599</text:p>
          </table:table-cell>
          <table:table-cell table:style-name="ce8" office:value-type="string" calcext:value-type="string">
            <text:p>Quai de la Rapée / Pont Charles de Gaulle (Est)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702" calcext:value-type="float">
            <text:p>35702</text:p>
          </table:table-cell>
          <table:table-cell table:style-name="ce8" office:value-type="string" calcext:value-type="string">
            <text:p>Quai de la Râpée / Bd Didero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726" calcext:value-type="float">
            <text:p>36726</text:p>
          </table:table-cell>
          <table:table-cell table:style-name="ce8" office:value-type="string" calcext:value-type="string">
            <text:p>Ledru Rollin / Charenton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644" calcext:value-type="float">
            <text:p>37644</text:p>
          </table:table-cell>
          <table:table-cell table:style-name="ce8" office:value-type="string" calcext:value-type="string">
            <text:p>Courteline / Entrée BPI / Bd Carnot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396" calcext:value-type="float">
            <text:p>38396</text:p>
          </table:table-cell>
          <table:table-cell table:style-name="ce8" office:value-type="string" calcext:value-type="string">
            <text:p>Place Félix Eboué / Daumesnil / Bd de Reuilly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76" calcext:value-type="float">
            <text:p>41676</text:p>
          </table:table-cell>
          <table:table-cell table:style-name="ce8" office:value-type="string" calcext:value-type="string">
            <text:p>Bd Diderot / Reuilly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411" calcext:value-type="float">
            <text:p>42411</text:p>
          </table:table-cell>
          <table:table-cell table:style-name="ce8" office:value-type="string" calcext:value-type="string">
            <text:p>Cours de Vincennes / Docteur Arnold Netter</text:p>
          </table:table-cell>
          <table:table-cell table:style-name="ce9" office:value-type="date" office:date-value="2013-12-20" calcext:value-type="date">
            <text:p>20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724" calcext:value-type="float">
            <text:p>42724</text:p>
          </table:table-cell>
          <table:table-cell table:style-name="ce8" office:value-type="string" calcext:value-type="string">
            <text:p>Place du Bataillon du Pacifique / Bd de Bercy / Rue de Bercy</text:p>
          </table:table-cell>
          <table:table-cell table:style-name="ce9" office:value-type="date" office:date-value="2014-03-18" calcext:value-type="date">
            <text:p>18/03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6378" calcext:value-type="float">
            <text:p>46378</text:p>
          </table:table-cell>
          <table:table-cell table:style-name="ce8" office:value-type="string" calcext:value-type="string">
            <text:p>Quai de la Râpée / Ledru Rolli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30" calcext:value-type="float">
            <text:p>47130</text:p>
          </table:table-cell>
          <table:table-cell table:style-name="ce8" office:value-type="string" calcext:value-type="string">
            <text:p>Place de la Bastille / Col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573" calcext:value-type="float">
            <text:p>47573</text:p>
          </table:table-cell>
          <table:table-cell table:style-name="ce8" office:value-type="string" calcext:value-type="string">
            <text:p>Daumesnil / Rambouille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147" calcext:value-type="float">
            <text:p>48147</text:p>
          </table:table-cell>
          <table:table-cell table:style-name="ce8" office:value-type="string" calcext:value-type="string">
            <text:p>Place des Combattants en Afrique du Nord / Bd Diderot / Lyo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229" calcext:value-type="float">
            <text:p>50229</text:p>
          </table:table-cell>
          <table:table-cell table:style-name="ce8" office:value-type="string" calcext:value-type="string">
            <text:p>Place Edouard Renard / Bd Poniatowski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155" calcext:value-type="float">
            <text:p>53155</text:p>
          </table:table-cell>
          <table:table-cell table:style-name="ce8" office:value-type="string" calcext:value-type="string">
            <text:p>Brèche aux Loups / Duranc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5469" calcext:value-type="float">
            <text:p>55469</text:p>
          </table:table-cell>
          <table:table-cell table:style-name="ce8" office:value-type="string" calcext:value-type="string">
            <text:p>Bd Diderot / Chalign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8302" calcext:value-type="float">
            <text:p>58302</text:p>
          </table:table-cell>
          <table:table-cell table:style-name="ce8" office:value-type="string" calcext:value-type="string">
            <text:p>Daumesnil / Bd Diderot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061" calcext:value-type="float">
            <text:p>60061</text:p>
          </table:table-cell>
          <table:table-cell table:style-name="ce8" office:value-type="string" calcext:value-type="string">
            <text:p>François Truffaut / Passage Saint Emili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905" calcext:value-type="float">
            <text:p>61905</text:p>
          </table:table-cell>
          <table:table-cell table:style-name="ce8" office:value-type="string" calcext:value-type="string">
            <text:p>Bd Diderot / Picpu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2164" calcext:value-type="float">
            <text:p>62164</text:p>
          </table:table-cell>
          <table:table-cell table:style-name="ce8" office:value-type="string" calcext:value-type="string">
            <text:p>Chrétien de Troyes / Roland Barth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001" calcext:value-type="float">
            <text:p>64001</text:p>
          </table:table-cell>
          <table:table-cell table:style-name="ce8" office:value-type="string" calcext:value-type="string">
            <text:p>59, boulevard Soul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346" calcext:value-type="float">
            <text:p>65346</text:p>
          </table:table-cell>
          <table:table-cell table:style-name="ce8" office:value-type="string" calcext:value-type="string">
            <text:p>Quai de Bercy / Joseph Kessel / Pont de Tolbiac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94" calcext:value-type="float">
            <text:p>66094</text:p>
          </table:table-cell>
          <table:table-cell table:style-name="ce8" office:value-type="string" calcext:value-type="string">
            <text:p>Quai de Bercy / Pont de Bercy / Bd de Berc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606" calcext:value-type="float">
            <text:p>68606</text:p>
          </table:table-cell>
          <table:table-cell table:style-name="ce8" office:value-type="string" calcext:value-type="string">
            <text:p>63, rue de Picpus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637" calcext:value-type="float">
            <text:p>72637</text:p>
          </table:table-cell>
          <table:table-cell table:style-name="ce8" office:value-type="string" calcext:value-type="string">
            <text:p>Route de la Pyramide</text:p>
          </table:table-cell>
          <table:table-cell table:style-name="ce9" office:value-type="date" office:date-value="2015-05-15" calcext:value-type="date">
            <text:p>15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73321" calcext:value-type="float">
            <text:p>73321</text:p>
          </table:table-cell>
          <table:table-cell table:style-name="ce8" office:value-type="string" calcext:value-type="string">
            <text:p>Bd Diderot / Bercy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510" calcext:value-type="float">
            <text:p>75510</text:p>
          </table:table-cell>
          <table:table-cell table:style-name="ce8" office:value-type="string" calcext:value-type="string">
            <text:p>Reuilly / Montgallet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071" calcext:value-type="float">
            <text:p>77071</text:p>
          </table:table-cell>
          <table:table-cell table:style-name="ce8" office:value-type="string" calcext:value-type="string">
            <text:p>Place Henri Frenay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257" calcext:value-type="float">
            <text:p>80257</text:p>
          </table:table-cell>
          <table:table-cell table:style-name="ce8" office:value-type="string" calcext:value-type="string">
            <text:p>Picpus / Saint Mandé / Fabre d'Eglant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04" calcext:value-type="float">
            <text:p>81204</text:p>
          </table:table-cell>
          <table:table-cell table:style-name="ce8" office:value-type="string" calcext:value-type="string">
            <text:p>Avenue de la porte de Vincennes (sur Bd périphérique)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3531" calcext:value-type="float">
            <text:p>83531</text:p>
          </table:table-cell>
          <table:table-cell table:style-name="ce8" office:value-type="string" calcext:value-type="string">
            <text:p>Bd Poniatowski / Charenton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480" calcext:value-type="float">
            <text:p>84480</text:p>
          </table:table-cell>
          <table:table-cell table:style-name="ce8" office:value-type="string" calcext:value-type="string">
            <text:p>156, Bd Didero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4570" calcext:value-type="float">
            <text:p>84570</text:p>
          </table:table-cell>
          <table:table-cell table:style-name="ce8" office:value-type="string" calcext:value-type="string">
            <text:p>Reuilly / Era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7643" calcext:value-type="float">
            <text:p>87643</text:p>
          </table:table-cell>
          <table:table-cell table:style-name="ce8" office:value-type="string" calcext:value-type="string">
            <text:p>19, rue du colonel Rozanoff</text:p>
          </table:table-cell>
          <table:table-cell table:style-name="ce9" office:value-type="date" office:date-value="2014-11-28" calcext:value-type="date">
            <text:p>28/11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0101" calcext:value-type="float">
            <text:p>90101</text:p>
          </table:table-cell>
          <table:table-cell table:style-name="ce8" office:value-type="string" calcext:value-type="string">
            <text:p>Place Félix Eboué / Daumesnil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513" calcext:value-type="float">
            <text:p>90513</text:p>
          </table:table-cell>
          <table:table-cell table:style-name="ce8" office:value-type="string" calcext:value-type="string">
            <text:p>Rambouillet / Châlo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445" calcext:value-type="float">
            <text:p>91445</text:p>
          </table:table-cell>
          <table:table-cell table:style-name="ce8" office:value-type="string" calcext:value-type="string">
            <text:p>Esplanade Saint Louis</text:p>
          </table:table-cell>
          <table:table-cell table:style-name="ce9" office:value-type="date" office:date-value="2015-05-15" calcext:value-type="date">
            <text:p>15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91873" calcext:value-type="float">
            <text:p>91873</text:p>
          </table:table-cell>
          <table:table-cell table:style-name="ce8" office:value-type="string" calcext:value-type="string">
            <text:p>Pont de Tolbiac - Aval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044" calcext:value-type="float">
            <text:p>93044</text:p>
          </table:table-cell>
          <table:table-cell table:style-name="ce8" office:value-type="string" calcext:value-type="string">
            <text:p>Bd Soult / Cours de Vincennes / Avenue de la porte de Vincennes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387" calcext:value-type="float">
            <text:p>94387</text:p>
          </table:table-cell>
          <table:table-cell table:style-name="ce8" office:value-type="string" calcext:value-type="string">
            <text:p>Faubourg Saint Antoine / Ledru Rollin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447" calcext:value-type="float">
            <text:p>94447</text:p>
          </table:table-cell>
          <table:table-cell table:style-name="ce8" office:value-type="string" calcext:value-type="string">
            <text:p>Bd Reuilly / Tain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975" calcext:value-type="float">
            <text:p>97975</text:p>
          </table:table-cell>
          <table:table-cell table:style-name="ce8" office:value-type="string" calcext:value-type="string">
            <text:p>Bd Soult / Saint Mandé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97975A</text:p>
          </table:table-cell>
          <table:table-cell table:style-name="ce8" office:value-type="string" calcext:value-type="string">
            <text:p>Bd Soult / Courteli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05" calcext:value-type="float">
            <text:p>10105</text:p>
          </table:table-cell>
          <table:table-cell table:style-name="ce8" office:value-type="string" calcext:value-type="string">
            <text:p>8, Bd Hôpita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1144" calcext:value-type="float">
            <text:p>11144</text:p>
          </table:table-cell>
          <table:table-cell table:style-name="ce8" office:value-type="string" calcext:value-type="string">
            <text:p>Italie / Tag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569" calcext:value-type="float">
            <text:p>12569</text:p>
          </table:table-cell>
          <table:table-cell table:style-name="ce8" office:value-type="string" calcext:value-type="string">
            <text:p>Simone Weil / Frères d'Astier de la Vigeri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54" calcext:value-type="float">
            <text:p>13054</text:p>
          </table:table-cell>
          <table:table-cell table:style-name="ce8" office:value-type="string" calcext:value-type="string">
            <text:p>Massena / Darmesteter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74" calcext:value-type="float">
            <text:p>13074</text:p>
          </table:table-cell>
          <table:table-cell table:style-name="ce8" office:value-type="string" calcext:value-type="string">
            <text:p>55 Vincent Auriol</text:p>
          </table:table-cell>
          <table:table-cell table:style-name="ce9" office:value-type="date" office:date-value="2017-03-06" calcext:value-type="date">
            <text:p>06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75" calcext:value-type="float">
            <text:p>13075</text:p>
          </table:table-cell>
          <table:table-cell table:style-name="ce8" office:value-type="string" calcext:value-type="string">
            <text:p>Chateau des Rentiers / Ricaut</text:p>
          </table:table-cell>
          <table:table-cell table:style-name="ce9" office:value-type="date" office:date-value="2016-08-01" calcext:value-type="date">
            <text:p>01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76" calcext:value-type="float">
            <text:p>13076</text:p>
          </table:table-cell>
          <table:table-cell table:style-name="ce8" office:value-type="string" calcext:value-type="string">
            <text:p>Patay / Tolbiac</text:p>
          </table:table-cell>
          <table:table-cell table:style-name="ce9" office:value-type="date" office:date-value="2016-09-22" calcext:value-type="date">
            <text:p>2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77" calcext:value-type="float">
            <text:p>13077</text:p>
          </table:table-cell>
          <table:table-cell table:style-name="ce8" office:value-type="string" calcext:value-type="string">
            <text:p>Massena / Vitry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80" calcext:value-type="float">
            <text:p>13080</text:p>
          </table:table-cell>
          <table:table-cell table:style-name="ce8" office:value-type="string" calcext:value-type="string">
            <text:p>Olympiades / Rome / Stadium</text:p>
          </table:table-cell>
          <table:table-cell table:style-name="ce9" office:value-type="date" office:date-value="2016-09-01" calcext:value-type="date">
            <text:p>0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81" calcext:value-type="float">
            <text:p>13081</text:p>
          </table:table-cell>
          <table:table-cell table:style-name="ce8" office:value-type="string" calcext:value-type="string">
            <text:p>Bourgon / Moulin de la Pointe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3084" calcext:value-type="float">
            <text:p>13084</text:p>
          </table:table-cell>
          <table:table-cell table:style-name="ce8" office:value-type="string" calcext:value-type="string">
            <text:p>Tolbiac / Bobillot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5" calcext:value-type="float">
            <text:p>13085</text:p>
          </table:table-cell>
          <table:table-cell table:style-name="ce8" office:value-type="string" calcext:value-type="string">
            <text:p>Bobillot / Vandrezanne</text:p>
          </table:table-cell>
          <table:table-cell table:style-name="ce9" office:value-type="date" office:date-value="2017-03-13" calcext:value-type="date">
            <text:p>1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6" calcext:value-type="float">
            <text:p>13086</text:p>
          </table:table-cell>
          <table:table-cell table:style-name="ce8" office:value-type="string" calcext:value-type="string">
            <text:p>Bd Arago / Glacière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8" calcext:value-type="float">
            <text:p>13088</text:p>
          </table:table-cell>
          <table:table-cell table:style-name="ce8" office:value-type="string" calcext:value-type="string">
            <text:p>Halle Freyssinet / Douve arrière</text:p>
          </table:table-cell>
          <table:table-cell table:style-name="ce9" office:value-type="date" office:date-value="2017-05-23" calcext:value-type="date">
            <text:p>23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231" calcext:value-type="float">
            <text:p>13231</text:p>
          </table:table-cell>
          <table:table-cell table:style-name="ce8" office:value-type="string" calcext:value-type="string">
            <text:p>Olympiades / Londres / Anver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412" calcext:value-type="float">
            <text:p>13412</text:p>
          </table:table-cell>
          <table:table-cell table:style-name="ce8" office:value-type="string" calcext:value-type="string">
            <text:p>Pont Charles de Gaulle / Quai d'Austerlitz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532" calcext:value-type="float">
            <text:p>13532</text:p>
          </table:table-cell>
          <table:table-cell table:style-name="ce8" office:value-type="string" calcext:value-type="string">
            <text:p>Olympiades / Mexico - Franprix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3700" calcext:value-type="float">
            <text:p>13700</text:p>
          </table:table-cell>
          <table:table-cell table:style-name="ce8" office:value-type="string" calcext:value-type="string">
            <text:p>Olympiades / Squaw Valley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772" calcext:value-type="float">
            <text:p>13772</text:p>
          </table:table-cell>
          <table:table-cell table:style-name="ce8" office:value-type="string" calcext:value-type="string">
            <text:p>Place Jeanne d'Arc / Place Souham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967" calcext:value-type="float">
            <text:p>13967</text:p>
          </table:table-cell>
          <table:table-cell table:style-name="ce8" office:value-type="string" calcext:value-type="string">
            <text:p>Colonel Dominé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707" calcext:value-type="float">
            <text:p>14707</text:p>
          </table:table-cell>
          <table:table-cell table:style-name="ce8" office:value-type="string" calcext:value-type="string">
            <text:p>Porte d'Italie / Bd extérieur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765" calcext:value-type="float">
            <text:p>14765</text:p>
          </table:table-cell>
          <table:table-cell table:style-name="ce8" office:value-type="string" calcext:value-type="string">
            <text:p>Place Vénétie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476" calcext:value-type="float">
            <text:p>15476</text:p>
          </table:table-cell>
          <table:table-cell table:style-name="ce8" office:value-type="string" calcext:value-type="string">
            <text:p>Rue Chevaleret / Métro Chevaleret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868" calcext:value-type="float">
            <text:p>15868</text:p>
          </table:table-cell>
          <table:table-cell table:style-name="ce8" office:value-type="string" calcext:value-type="string">
            <text:p>Docteur Tuffier / Peuplier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244" calcext:value-type="float">
            <text:p>16244</text:p>
          </table:table-cell>
          <table:table-cell table:style-name="ce8" office:value-type="string" calcext:value-type="string">
            <text:p>Place docteur Yersin / Joseph Bédi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986" calcext:value-type="float">
            <text:p>16986</text:p>
          </table:table-cell>
          <table:table-cell table:style-name="ce8" office:value-type="string" calcext:value-type="string">
            <text:p>Italie / Tolbiac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97" calcext:value-type="float">
            <text:p>17197</text:p>
          </table:table-cell>
          <table:table-cell table:style-name="ce8" office:value-type="string" calcext:value-type="string">
            <text:p>Docteur Magnan / Charles Moureu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32" calcext:value-type="float">
            <text:p>18332</text:p>
          </table:table-cell>
          <table:table-cell table:style-name="ce8" office:value-type="string" calcext:value-type="string">
            <text:p>Chevaleret / Clisson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286" calcext:value-type="float">
            <text:p>19286</text:p>
          </table:table-cell>
          <table:table-cell table:style-name="ce8" office:value-type="string" calcext:value-type="string">
            <text:p>Olympiades / Accueil Rom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9566" calcext:value-type="float">
            <text:p>19566</text:p>
          </table:table-cell>
          <table:table-cell table:style-name="ce8" office:value-type="string" calcext:value-type="string">
            <text:p>Ivry / Regnaul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1" calcext:value-type="float">
            <text:p>19891</text:p>
          </table:table-cell>
          <table:table-cell table:style-name="ce8" office:value-type="string" calcext:value-type="string">
            <text:p>Place Italie / Bd Vincent Auriol / Chois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3065" calcext:value-type="float">
            <text:p>23065</text:p>
          </table:table-cell>
          <table:table-cell table:style-name="ce8" office:value-type="string" calcext:value-type="string">
            <text:p>Italie / Vandrezann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765" calcext:value-type="float">
            <text:p>25765</text:p>
          </table:table-cell>
          <table:table-cell table:style-name="ce8" office:value-type="string" calcext:value-type="string">
            <text:p>Chevaleret / Cantagrel / Eugène Oudiné / Watt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8637" calcext:value-type="float">
            <text:p>28637</text:p>
          </table:table-cell>
          <table:table-cell table:style-name="ce8" office:value-type="string" calcext:value-type="string">
            <text:p>Bd Masséna / Péan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435" calcext:value-type="float">
            <text:p>29435</text:p>
          </table:table-cell>
          <table:table-cell table:style-name="ce8" office:value-type="string" calcext:value-type="string">
            <text:p>Albert / Jean Fautrier / Trolley de Prévaux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712" calcext:value-type="float">
            <text:p>29712</text:p>
          </table:table-cell>
          <table:table-cell table:style-name="ce8" office:value-type="string" calcext:value-type="string">
            <text:p>Avenue de France / Raymond Aron / Promenade Jules Isaac</text:p>
          </table:table-cell>
          <table:table-cell table:style-name="ce9" office:value-type="date" office:date-value="2013-11-01" calcext:value-type="date">
            <text:p>01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0118" calcext:value-type="float">
            <text:p>30118</text:p>
          </table:table-cell>
          <table:table-cell table:style-name="ce8" office:value-type="string" calcext:value-type="string">
            <text:p>15bis, rue de Tolbi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0922" calcext:value-type="float">
            <text:p>30922</text:p>
          </table:table-cell>
          <table:table-cell table:style-name="ce8" office:value-type="string" calcext:value-type="string">
            <text:p>Quai François Mauriac / Passerelle Simone de Beauvoir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183" calcext:value-type="float">
            <text:p>33183</text:p>
          </table:table-cell>
          <table:table-cell table:style-name="ce8" office:value-type="string" calcext:value-type="string">
            <text:p>Bd Général Jean Simon / Pont National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36" calcext:value-type="float">
            <text:p>34836</text:p>
          </table:table-cell>
          <table:table-cell table:style-name="ce8" office:value-type="string" calcext:value-type="string">
            <text:p>Bd Masséna / Choisy</text:p>
          </table:table-cell>
          <table:table-cell table:style-name="ce9" office:value-type="date" office:date-value="2013-05-17" calcext:value-type="date">
            <text:p>17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5012" calcext:value-type="float">
            <text:p>35012</text:p>
          </table:table-cell>
          <table:table-cell table:style-name="ce8" office:value-type="string" calcext:value-type="string">
            <text:p>Place Claude Bourdet / Corvisart / Cordelièr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5705" calcext:value-type="float">
            <text:p>45705</text:p>
          </table:table-cell>
          <table:table-cell table:style-name="ce8" office:value-type="string" calcext:value-type="string">
            <text:p>Gobelins / Bd Arago / Bd Port Royal / Bd Saint Marcel (Ouest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911" calcext:value-type="float">
            <text:p>46911</text:p>
          </table:table-cell>
          <table:table-cell table:style-name="ce8" office:value-type="string" calcext:value-type="string">
            <text:p>Poterne des Peupliers / Sainte Hélèn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653" calcext:value-type="float">
            <text:p>47653</text:p>
          </table:table-cell>
          <table:table-cell table:style-name="ce8" office:value-type="string" calcext:value-type="string">
            <text:p>Dessous des Berges / Patay / Eugène Oudin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7824" calcext:value-type="float">
            <text:p>47824</text:p>
          </table:table-cell>
          <table:table-cell table:style-name="ce8" office:value-type="string" calcext:value-type="string">
            <text:p>Jeanne d'Arc / Domrémy / Patay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567" calcext:value-type="float">
            <text:p>48567</text:p>
          </table:table-cell>
          <table:table-cell table:style-name="ce8" office:value-type="string" calcext:value-type="string">
            <text:p>Gobelins / Bd Arago / Bd Port Royal / Bd Saint Marcel (Nord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3448" calcext:value-type="float">
            <text:p>53448</text:p>
          </table:table-cell>
          <table:table-cell table:style-name="ce8" office:value-type="string" calcext:value-type="string">
            <text:p>Gobelins / Bd Arago / Bd Port Royal / Bd Saint Marcel (Sud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448" calcext:value-type="float">
            <text:p>58448</text:p>
          </table:table-cell>
          <table:table-cell table:style-name="ce8" office:value-type="string" calcext:value-type="string">
            <text:p>Bd Vincent Auriol / Avenue de Franc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557" calcext:value-type="float">
            <text:p>58557</text:p>
          </table:table-cell>
          <table:table-cell table:style-name="ce8" office:value-type="string" calcext:value-type="string">
            <text:p>Bd Hôpital / Bd Saint Marce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136" calcext:value-type="float">
            <text:p>59136</text:p>
          </table:table-cell>
          <table:table-cell table:style-name="ce8" office:value-type="string" calcext:value-type="string">
            <text:p>Tolbiac / Choisy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972" calcext:value-type="float">
            <text:p>60972</text:p>
          </table:table-cell>
          <table:table-cell table:style-name="ce8" office:value-type="string" calcext:value-type="string">
            <text:p>122, rue du Château des Rentiers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371" calcext:value-type="float">
            <text:p>61371</text:p>
          </table:table-cell>
          <table:table-cell table:style-name="ce8" office:value-type="string" calcext:value-type="string">
            <text:p>Place d'Italie / Gobelin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47" calcext:value-type="float">
            <text:p>62347</text:p>
          </table:table-cell>
          <table:table-cell table:style-name="ce8" office:value-type="string" calcext:value-type="string">
            <text:p>Quai François Mauriac / Pont de Tolbiac</text:p>
          </table:table-cell>
          <table:table-cell table:style-name="ce9" office:value-type="date" office:date-value="2013-07-30" calcext:value-type="date">
            <text:p>30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2732" calcext:value-type="float">
            <text:p>62732</text:p>
          </table:table-cell>
          <table:table-cell table:style-name="ce8" office:value-type="string" calcext:value-type="string">
            <text:p>Bd Hôpital / Pinel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734" calcext:value-type="float">
            <text:p>62734</text:p>
          </table:table-cell>
          <table:table-cell table:style-name="ce8" office:value-type="string" calcext:value-type="string">
            <text:p>Porte d'Italie (Sur Bd périphérique)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074" calcext:value-type="float">
            <text:p>63074</text:p>
          </table:table-cell>
          <table:table-cell table:style-name="ce8" office:value-type="string" calcext:value-type="string">
            <text:p>Bd Kellermann / Longues Rai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591" calcext:value-type="float">
            <text:p>63591</text:p>
          </table:table-cell>
          <table:table-cell table:style-name="ce8" office:value-type="string" calcext:value-type="string">
            <text:p>Bd Masséna / Avenue de la porte d'Ivry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071" calcext:value-type="float">
            <text:p>64071</text:p>
          </table:table-cell>
          <table:table-cell table:style-name="ce8" office:value-type="string" calcext:value-type="string">
            <text:p>Place Valhuber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594" calcext:value-type="float">
            <text:p>64594</text:p>
          </table:table-cell>
          <table:table-cell table:style-name="ce8" office:value-type="string" calcext:value-type="string">
            <text:p>Choisy / Baudricourt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03" calcext:value-type="float">
            <text:p>66003</text:p>
          </table:table-cell>
          <table:table-cell table:style-name="ce8" office:value-type="string" calcext:value-type="string">
            <text:p>Place Italie / Bd Auguste Blanqui / Bobillo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6701" calcext:value-type="float">
            <text:p>66701</text:p>
          </table:table-cell>
          <table:table-cell table:style-name="ce8" office:value-type="string" calcext:value-type="string">
            <text:p>Hélicoptère Sécurité Civil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014" calcext:value-type="float">
            <text:p>67014</text:p>
          </table:table-cell>
          <table:table-cell table:style-name="ce8" office:value-type="string" calcext:value-type="string">
            <text:p>Bd Saint Marcel / Jeanne d'Arc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390" calcext:value-type="float">
            <text:p>67390</text:p>
          </table:table-cell>
          <table:table-cell table:style-name="ce8" office:value-type="string" calcext:value-type="string">
            <text:p>103, rue de Tolbiac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7935" calcext:value-type="float">
            <text:p>67935</text:p>
          </table:table-cell>
          <table:table-cell table:style-name="ce8" office:value-type="string" calcext:value-type="string">
            <text:p>Joseph Bédier / Maryse Bastié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021" calcext:value-type="float">
            <text:p>68021</text:p>
          </table:table-cell>
          <table:table-cell table:style-name="ce8" office:value-type="string" calcext:value-type="string">
            <text:p>Bd Auguste Blanqui / Corvisar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334" calcext:value-type="float">
            <text:p>68334</text:p>
          </table:table-cell>
          <table:table-cell table:style-name="ce8" office:value-type="string" calcext:value-type="string">
            <text:p>Bd Auguste Blanqui / Glaciè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0071" calcext:value-type="float">
            <text:p>70071</text:p>
          </table:table-cell>
          <table:table-cell table:style-name="ce8" office:value-type="string" calcext:value-type="string">
            <text:p>Pont National - Amon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1821" calcext:value-type="float">
            <text:p>71821</text:p>
          </table:table-cell>
          <table:table-cell table:style-name="ce8" office:value-type="string" calcext:value-type="string">
            <text:p>Château des Rentiers / Regnault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087" calcext:value-type="float">
            <text:p>73087</text:p>
          </table:table-cell>
          <table:table-cell table:style-name="ce8" office:value-type="string" calcext:value-type="string">
            <text:p>Pont d'Austerlitz - Aval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29" calcext:value-type="float">
            <text:p>75329</text:p>
          </table:table-cell>
          <table:table-cell table:style-name="ce8" office:value-type="string" calcext:value-type="string">
            <text:p>Bd Vincent Auriol / Quai d'Austerlitz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78" calcext:value-type="float">
            <text:p>75778</text:p>
          </table:table-cell>
          <table:table-cell table:style-name="ce8" office:value-type="string" calcext:value-type="string">
            <text:p>Place Italie / Bd Hôpita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8185" calcext:value-type="float">
            <text:p>78185</text:p>
          </table:table-cell>
          <table:table-cell table:style-name="ce8" office:value-type="string" calcext:value-type="string">
            <text:p>Bd Hôpital / Jeanne d'Arc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193" calcext:value-type="float">
            <text:p>78193</text:p>
          </table:table-cell>
          <table:table-cell table:style-name="ce8" office:value-type="string" calcext:value-type="string">
            <text:p>Place de Port au Prince / Avenue de la porte de Choisy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232" calcext:value-type="float">
            <text:p>79232</text:p>
          </table:table-cell>
          <table:table-cell table:style-name="ce8" office:value-type="string" calcext:value-type="string">
            <text:p>Bd Masséna / Bd Berlier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596" calcext:value-type="float">
            <text:p>79596</text:p>
          </table:table-cell>
          <table:table-cell table:style-name="ce8" office:value-type="string" calcext:value-type="string">
            <text:p>Pont d'Austerlitz -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0562" calcext:value-type="float">
            <text:p>80562</text:p>
          </table:table-cell>
          <table:table-cell table:style-name="ce8" office:value-type="string" calcext:value-type="string">
            <text:p>Pont National - Aval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328" calcext:value-type="float">
            <text:p>81328</text:p>
          </table:table-cell>
          <table:table-cell table:style-name="ce8" office:value-type="string" calcext:value-type="string">
            <text:p>Place de Rungi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14" calcext:value-type="float">
            <text:p>82014</text:p>
          </table:table-cell>
          <table:table-cell table:style-name="ce8" office:value-type="string" calcext:value-type="string">
            <text:p>Bd Port Royal / Glaciè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224" calcext:value-type="float">
            <text:p>82224</text:p>
          </table:table-cell>
          <table:table-cell table:style-name="ce8" office:value-type="string" calcext:value-type="string">
            <text:p>Colonie / Fontaine à Mula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3092" calcext:value-type="float">
            <text:p>83092</text:p>
          </table:table-cell>
          <table:table-cell table:style-name="ce8" office:value-type="string" calcext:value-type="string">
            <text:p>Grands Moulins / Marie Andrée Lagroua Weill Hallé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68" calcext:value-type="float">
            <text:p>84568</text:p>
          </table:table-cell>
          <table:table-cell table:style-name="ce8" office:value-type="string" calcext:value-type="string">
            <text:p>Bd Vincent Auriol / Nationa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74" calcext:value-type="float">
            <text:p>84574</text:p>
          </table:table-cell>
          <table:table-cell table:style-name="ce8" office:value-type="string" calcext:value-type="string">
            <text:p>Pont de Bercy - Amont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095" calcext:value-type="float">
            <text:p>85095</text:p>
          </table:table-cell>
          <table:table-cell table:style-name="ce8" office:value-type="string" calcext:value-type="string">
            <text:p>Pont de Bercy - Ava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040" calcext:value-type="float">
            <text:p>87040</text:p>
          </table:table-cell>
          <table:table-cell table:style-name="ce8" office:value-type="string" calcext:value-type="string">
            <text:p>Bd Masséna / Halle Carpentier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076" calcext:value-type="float">
            <text:p>89076</text:p>
          </table:table-cell>
          <table:table-cell table:style-name="ce8" office:value-type="string" calcext:value-type="string">
            <text:p>Rue de Tolbiac / Avenue de France</text:p>
          </table:table-cell>
          <table:table-cell table:style-name="ce9" office:value-type="date" office:date-value="2013-12-20" calcext:value-type="date">
            <text:p>20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1336" calcext:value-type="float">
            <text:p>91336</text:p>
          </table:table-cell>
          <table:table-cell table:style-name="ce8" office:value-type="string" calcext:value-type="string">
            <text:p>Bd Kellermann / Pierre de Coubertin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058" calcext:value-type="float">
            <text:p>97058</text:p>
          </table:table-cell>
          <table:table-cell table:style-name="ce8" office:value-type="string" calcext:value-type="string">
            <text:p>Tolbiac / Nationa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55" calcext:value-type="float">
            <text:p>10155</text:p>
          </table:table-cell>
          <table:table-cell table:style-name="ce8" office:value-type="string" calcext:value-type="string">
            <text:p>Ernest Reyer / Edmond Rousse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453" calcext:value-type="float">
            <text:p>11453</text:p>
          </table:table-cell>
          <table:table-cell table:style-name="ce8" office:value-type="string" calcext:value-type="string">
            <text:p>Plantes / Antoine Chantin / Abbé Carton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99" calcext:value-type="float">
            <text:p>13099</text:p>
          </table:table-cell>
          <table:table-cell table:style-name="ce8" office:value-type="string" calcext:value-type="string">
            <text:p>236 Tolbiac</text:p>
          </table:table-cell>
          <table:table-cell table:style-name="ce9" office:value-type="date" office:date-value="2015-12-29" calcext:value-type="date">
            <text:p>29/12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3312" calcext:value-type="float">
            <text:p>13312</text:p>
          </table:table-cell>
          <table:table-cell table:style-name="ce8" office:value-type="string" calcext:value-type="string">
            <text:p>Bd Saint Jacques / Ferrus / Sant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3583" calcext:value-type="float">
            <text:p>13583</text:p>
          </table:table-cell>
          <table:table-cell table:style-name="ce8" office:value-type="string" calcext:value-type="string">
            <text:p>Bd Raspail / Huyghen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654" calcext:value-type="float">
            <text:p>13654</text:p>
          </table:table-cell>
          <table:table-cell table:style-name="ce8" office:value-type="string" calcext:value-type="string">
            <text:p>Jean Moulin / Auguste Cain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048" calcext:value-type="float">
            <text:p>14048</text:p>
          </table:table-cell>
          <table:table-cell table:style-name="ce8" office:value-type="string" calcext:value-type="string">
            <text:p>Guilleminot / Crocé-Spinelli</text:p>
          </table:table-cell>
          <table:table-cell table:style-name="ce9" office:value-type="date" office:date-value="2017-11-03" calcext:value-type="date">
            <text:p>03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63" calcext:value-type="float">
            <text:p>14063</text:p>
          </table:table-cell>
          <table:table-cell table:style-name="ce8" office:value-type="string" calcext:value-type="string">
            <text:p>Sablière / Hippolyte Maindron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64" calcext:value-type="float">
            <text:p>14064</text:p>
          </table:table-cell>
          <table:table-cell table:style-name="ce8" office:value-type="string" calcext:value-type="string">
            <text:p>Général Leclerc / Mouton Duvernet</text:p>
          </table:table-cell>
          <table:table-cell table:style-name="ce9" office:value-type="date" office:date-value="2018-07-03" calcext:value-type="date">
            <text:p>03/07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4066" calcext:value-type="float">
            <text:p>14066</text:p>
          </table:table-cell>
          <table:table-cell table:style-name="ce8" office:value-type="string" calcext:value-type="string">
            <text:p>Alésia / René Coty</text:p>
          </table:table-cell>
          <table:table-cell table:style-name="ce9" office:value-type="date" office:date-value="2018-11-09" calcext:value-type="date">
            <text:p>09/1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4067" calcext:value-type="float">
            <text:p>14067</text:p>
          </table:table-cell>
          <table:table-cell table:style-name="ce8" office:value-type="string" calcext:value-type="string">
            <text:p>Reille / René Coty</text:p>
          </table:table-cell>
          <table:table-cell table:style-name="ce9" office:value-type="date" office:date-value="2016-12-01" calcext:value-type="date">
            <text:p>0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068" calcext:value-type="float">
            <text:p>14068</text:p>
          </table:table-cell>
          <table:table-cell table:style-name="ce8" office:value-type="string" calcext:value-type="string">
            <text:p>Reille / Gazan / Lemaignan</text:p>
          </table:table-cell>
          <table:table-cell table:style-name="ce9" office:value-type="date" office:date-value="2016-09-08" calcext:value-type="date">
            <text:p>08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074" calcext:value-type="float">
            <text:p>14074</text:p>
          </table:table-cell>
          <table:table-cell table:style-name="ce8" office:value-type="string" calcext:value-type="string">
            <text:p>Pernety / Ouest</text:p>
          </table:table-cell>
          <table:table-cell table:style-name="ce9" office:value-type="date" office:date-value="2016-09-09" calcext:value-type="date">
            <text:p>09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251" calcext:value-type="float">
            <text:p>14251</text:p>
          </table:table-cell>
          <table:table-cell table:style-name="ce8" office:value-type="string" calcext:value-type="string">
            <text:p>Gergovie / Cang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602" calcext:value-type="float">
            <text:p>14602</text:p>
          </table:table-cell>
          <table:table-cell table:style-name="ce8" office:value-type="string" calcext:value-type="string">
            <text:p>Raymond Losserand / Pierre Larouss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349" calcext:value-type="float">
            <text:p>15349</text:p>
          </table:table-cell>
          <table:table-cell table:style-name="ce8" office:value-type="string" calcext:value-type="string">
            <text:p>Place de la porte de Vanves / Avenue de la porte de Vanves / Marc Sangnier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950" calcext:value-type="float">
            <text:p>15950</text:p>
          </table:table-cell>
          <table:table-cell table:style-name="ce8" office:value-type="string" calcext:value-type="string">
            <text:p>Decrès / Moulin de la Vierg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56" calcext:value-type="float">
            <text:p>16056</text:p>
          </table:table-cell>
          <table:table-cell table:style-name="ce8" office:value-type="string" calcext:value-type="string">
            <text:p>Place Denfert-Rochereau / Rue de Grance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143" calcext:value-type="float">
            <text:p>17143</text:p>
          </table:table-cell>
          <table:table-cell table:style-name="ce8" office:value-type="string" calcext:value-type="string">
            <text:p>16, rue du Faubourg Saint Jacqu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452" calcext:value-type="float">
            <text:p>18452</text:p>
          </table:table-cell>
          <table:table-cell table:style-name="ce8" office:value-type="string" calcext:value-type="string">
            <text:p>Didot / Eur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38" calcext:value-type="float">
            <text:p>18838</text:p>
          </table:table-cell>
          <table:table-cell table:style-name="ce8" office:value-type="string" calcext:value-type="string">
            <text:p>Place Denfert-Rochereau / Bd Saint Jacque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37" calcext:value-type="float">
            <text:p>20037</text:p>
          </table:table-cell>
          <table:table-cell table:style-name="ce8" office:value-type="string" calcext:value-type="string">
            <text:p>Place Denfert-Rochereau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303" calcext:value-type="float">
            <text:p>32303</text:p>
          </table:table-cell>
          <table:table-cell table:style-name="ce8" office:value-type="string" calcext:value-type="string">
            <text:p>Place Ferdinand Brunot / Rue Saillar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695" calcext:value-type="float">
            <text:p>32695</text:p>
          </table:table-cell>
          <table:table-cell table:style-name="ce8" office:value-type="string" calcext:value-type="string">
            <text:p>Bd Romain Rolland / Légion Etrangè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762" calcext:value-type="float">
            <text:p>32762</text:p>
          </table:table-cell>
          <table:table-cell table:style-name="ce8" office:value-type="string" calcext:value-type="string">
            <text:p>Place Victor et Hélène Basch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06" calcext:value-type="float">
            <text:p>33506</text:p>
          </table:table-cell>
          <table:table-cell table:style-name="ce8" office:value-type="string" calcext:value-type="string">
            <text:p>Alésia / Tombe Issoire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956" calcext:value-type="float">
            <text:p>34956</text:p>
          </table:table-cell>
          <table:table-cell table:style-name="ce8" office:value-type="string" calcext:value-type="string">
            <text:p>Bd Montparnasse / Rue du Dépar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666" calcext:value-type="float">
            <text:p>35666</text:p>
          </table:table-cell>
          <table:table-cell table:style-name="ce8" office:value-type="string" calcext:value-type="string">
            <text:p>Place de Catalogne Nord-Oues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285" calcext:value-type="float">
            <text:p>38285</text:p>
          </table:table-cell>
          <table:table-cell table:style-name="ce8" office:value-type="string" calcext:value-type="string">
            <text:p>Bd Adolphe Pinard / Avenue de la porte de Vanves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250" calcext:value-type="float">
            <text:p>39250</text:p>
          </table:table-cell>
          <table:table-cell table:style-name="ce8" office:value-type="string" calcext:value-type="string">
            <text:p>Bd Auguste Blanqui / Santé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203" calcext:value-type="float">
            <text:p>41203</text:p>
          </table:table-cell>
          <table:table-cell table:style-name="ce8" office:value-type="string" calcext:value-type="string">
            <text:p>Bd Romain Rolland / Avenue de la porte d'Orléan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1472" calcext:value-type="float">
            <text:p>41472</text:p>
          </table:table-cell>
          <table:table-cell table:style-name="ce8" office:value-type="string" calcext:value-type="string">
            <text:p>Avenue Pierre de Coubertin / Avenue Paul Vaillant-Couturier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789" calcext:value-type="float">
            <text:p>42789</text:p>
          </table:table-cell>
          <table:table-cell table:style-name="ce8" office:value-type="string" calcext:value-type="string">
            <text:p>Dolent / Messier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39" calcext:value-type="float">
            <text:p>43339</text:p>
          </table:table-cell>
          <table:table-cell table:style-name="ce8" office:value-type="string" calcext:value-type="string">
            <text:p>Bd Arago / Faubourg Saint Jacque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4351" calcext:value-type="float">
            <text:p>44351</text:p>
          </table:table-cell>
          <table:table-cell table:style-name="ce8" office:value-type="string" calcext:value-type="string">
            <text:p>Bd Jourdan / RER</text:p>
          </table:table-cell>
          <table:table-cell table:style-name="ce9" office:value-type="date" office:date-value="2013-05-17" calcext:value-type="date">
            <text:p>17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8506" calcext:value-type="float">
            <text:p>48506</text:p>
          </table:table-cell>
          <table:table-cell table:style-name="ce8" office:value-type="string" calcext:value-type="string">
            <text:p>Place Fernand Mourlot / Bd Edgar Quinet / Gaité</text:p>
          </table:table-cell>
          <table:table-cell table:style-name="ce9" office:value-type="date" office:date-value="2015-06-19" calcext:value-type="date">
            <text:p>19/06/2015</text:p>
          </table:table-cell>
          <table:table-cell table:number-columns-repeated="1021"/>
        </table:table-row>
        <table:table-row table:style-name="ro6">
          <table:table-cell table:style-name="ce7" office:value-type="float" office:value="51743" calcext:value-type="float">
            <text:p>51743</text:p>
          </table:table-cell>
          <table:table-cell table:style-name="ce8" office:value-type="string" calcext:value-type="string">
            <text:p>Place 25 août 1944 / Porte d'Orléan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404" calcext:value-type="float">
            <text:p>52404</text:p>
          </table:table-cell>
          <table:table-cell table:style-name="ce8" office:value-type="string" calcext:value-type="string">
            <text:p>Maine / Commandant René Mouchott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322" calcext:value-type="float">
            <text:p>54322</text:p>
          </table:table-cell>
          <table:table-cell table:style-name="ce8" office:value-type="string" calcext:value-type="string">
            <text:p>Place Gilbert Perroy / Maine / Gassendi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552" calcext:value-type="float">
            <text:p>54552</text:p>
          </table:table-cell>
          <table:table-cell table:style-name="ce8" office:value-type="string" calcext:value-type="string">
            <text:p>Alésia / Vercingétorix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10" calcext:value-type="float">
            <text:p>56510</text:p>
          </table:table-cell>
          <table:table-cell table:style-name="ce8" office:value-type="string" calcext:value-type="string">
            <text:p>Georges Lafenestre / Maurice d'Ocag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857" calcext:value-type="float">
            <text:p>60857</text:p>
          </table:table-cell>
          <table:table-cell table:style-name="ce8" office:value-type="string" calcext:value-type="string">
            <text:p>Boulard / Daguer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1992" calcext:value-type="float">
            <text:p>61992</text:p>
          </table:table-cell>
          <table:table-cell table:style-name="ce8" office:value-type="string" calcext:value-type="string">
            <text:p>Bd Adolphe Pinard / Avenue de la porte de Châtillon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585" calcext:value-type="float">
            <text:p>69585</text:p>
          </table:table-cell>
          <table:table-cell table:style-name="ce8" office:value-type="string" calcext:value-type="string">
            <text:p>72, avenue Denfert-Rochere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0540" calcext:value-type="float">
            <text:p>70540</text:p>
          </table:table-cell>
          <table:table-cell table:style-name="ce8" office:value-type="string" calcext:value-type="string">
            <text:p>Alésia / Villa d'Alésia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611" calcext:value-type="float">
            <text:p>70611</text:p>
          </table:table-cell>
          <table:table-cell table:style-name="ce8" office:value-type="string" calcext:value-type="string">
            <text:p>Place Jacques Demy / Mouton Duvernet / Saillar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84" calcext:value-type="float">
            <text:p>71184</text:p>
          </table:table-cell>
          <table:table-cell table:style-name="ce8" office:value-type="string" calcext:value-type="string">
            <text:p>Bd Port Royal / Avenue de l'Observato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3025" calcext:value-type="float">
            <text:p>73025</text:p>
          </table:table-cell>
          <table:table-cell table:style-name="ce8" office:value-type="string" calcext:value-type="string">
            <text:p>Place Coluche / Alésia / Santé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923" calcext:value-type="float">
            <text:p>73923</text:p>
          </table:table-cell>
          <table:table-cell table:style-name="ce8" office:value-type="string" calcext:value-type="string">
            <text:p>Bd Brune / Jean Mouli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264" calcext:value-type="float">
            <text:p>75264</text:p>
          </table:table-cell>
          <table:table-cell table:style-name="ce8" office:value-type="string" calcext:value-type="string">
            <text:p>10, Bd Bru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97" calcext:value-type="float">
            <text:p>77797</text:p>
          </table:table-cell>
          <table:table-cell table:style-name="ce8" office:value-type="string" calcext:value-type="string">
            <text:p>Marc Sangnier / Wilfried Laurier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867" calcext:value-type="float">
            <text:p>77867</text:p>
          </table:table-cell>
          <table:table-cell table:style-name="ce8" office:value-type="string" calcext:value-type="string">
            <text:p>Bd Montparnasse / Avenue de l'Observato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474" calcext:value-type="float">
            <text:p>79474</text:p>
          </table:table-cell>
          <table:table-cell table:style-name="ce8" office:value-type="string" calcext:value-type="string">
            <text:p>Place Moro Giafféri / Château / Asseli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1104" calcext:value-type="float">
            <text:p>81104</text:p>
          </table:table-cell>
          <table:table-cell table:style-name="ce8" office:value-type="string" calcext:value-type="string">
            <text:p>Bd Brune / Porte de Vanv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787" calcext:value-type="float">
            <text:p>81787</text:p>
          </table:table-cell>
          <table:table-cell table:style-name="ce8" office:value-type="string" calcext:value-type="string">
            <text:p>Bd Arago / Messie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962" calcext:value-type="float">
            <text:p>81962</text:p>
          </table:table-cell>
          <table:table-cell table:style-name="ce8" office:value-type="string" calcext:value-type="string">
            <text:p>Bd Brune / Bd Jourdan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788" calcext:value-type="float">
            <text:p>82788</text:p>
          </table:table-cell>
          <table:table-cell table:style-name="ce8" office:value-type="string" calcext:value-type="string">
            <text:p>Rue de la Santé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193" calcext:value-type="float">
            <text:p>83193</text:p>
          </table:table-cell>
          <table:table-cell table:style-name="ce8" office:value-type="string" calcext:value-type="string">
            <text:p>Bd Brune <text:s/>/ Place du 25 août 1944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3358" calcext:value-type="float">
            <text:p>83358</text:p>
          </table:table-cell>
          <table:table-cell table:style-name="ce8" office:value-type="string" calcext:value-type="string">
            <text:p>Alésia / Dido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620" calcext:value-type="float">
            <text:p>84620</text:p>
          </table:table-cell>
          <table:table-cell table:style-name="ce8" office:value-type="string" calcext:value-type="string">
            <text:p>Maine / Froidevaux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283" calcext:value-type="float">
            <text:p>86283</text:p>
          </table:table-cell>
          <table:table-cell table:style-name="ce8" office:value-type="string" calcext:value-type="string">
            <text:p>Bd Edgar Quinet / Bd Raspail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511" calcext:value-type="float">
            <text:p>89511</text:p>
          </table:table-cell>
          <table:table-cell table:style-name="ce8" office:value-type="string" calcext:value-type="string">
            <text:p>Alésia / Raymond Losserand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903" calcext:value-type="float">
            <text:p>92903</text:p>
          </table:table-cell>
          <table:table-cell table:style-name="ce8" office:value-type="string" calcext:value-type="string">
            <text:p>Pernety / Vercingétorix / Alain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232" calcext:value-type="float">
            <text:p>94232</text:p>
          </table:table-cell>
          <table:table-cell table:style-name="ce8" office:value-type="string" calcext:value-type="string">
            <text:p>Pernety / Raymond Losserand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328" calcext:value-type="float">
            <text:p>97328</text:p>
          </table:table-cell>
          <table:table-cell table:style-name="ce8" office:value-type="string" calcext:value-type="string">
            <text:p>Bd Jourdan / Emile Deutsch de la Meurth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476" calcext:value-type="float">
            <text:p>10476</text:p>
          </table:table-cell>
          <table:table-cell table:style-name="ce8" office:value-type="string" calcext:value-type="string">
            <text:p>Bd de Grenelle / Commerce / La Motte Picque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0771" calcext:value-type="float">
            <text:p>10771</text:p>
          </table:table-cell>
          <table:table-cell table:style-name="ce8" office:value-type="string" calcext:value-type="string">
            <text:p>Javel / Gutemberg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1675" calcext:value-type="float">
            <text:p>11675</text:p>
          </table:table-cell>
          <table:table-cell table:style-name="ce8" office:value-type="string" calcext:value-type="string">
            <text:p>Place Alfred Sauvy / Desaix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877" calcext:value-type="float">
            <text:p>11877</text:p>
          </table:table-cell>
          <table:table-cell table:style-name="ce8" office:value-type="string" calcext:value-type="string">
            <text:p>Péclet / Esplanade mairi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079" calcext:value-type="float">
            <text:p>12079</text:p>
          </table:table-cell>
          <table:table-cell table:style-name="ce8" office:value-type="string" calcext:value-type="string">
            <text:p>Albert Bartholomé / André Theuriet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972" calcext:value-type="float">
            <text:p>12972</text:p>
          </table:table-cell>
          <table:table-cell table:style-name="ce8" office:value-type="string" calcext:value-type="string">
            <text:p>Amiral Roussin / Jean Fourastier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273" calcext:value-type="float">
            <text:p>13273</text:p>
          </table:table-cell>
          <table:table-cell table:style-name="ce8" office:value-type="string" calcext:value-type="string">
            <text:p>Bargue / Pla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43" calcext:value-type="float">
            <text:p>15043</text:p>
          </table:table-cell>
          <table:table-cell table:style-name="ce8" office:value-type="string" calcext:value-type="string">
            <text:p>Bd Victor / Avenue de la porte de Sèvres</text:p>
          </table:table-cell>
          <table:table-cell table:style-name="ce9" office:value-type="date" office:date-value="2017-09-20" calcext:value-type="date">
            <text:p>20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67" calcext:value-type="float">
            <text:p>15067</text:p>
          </table:table-cell>
          <table:table-cell table:style-name="ce8" office:value-type="string" calcext:value-type="string">
            <text:p>Colonel Pierre Avia / Frères Voisin</text:p>
          </table:table-cell>
          <table:table-cell table:style-name="ce9" office:value-type="date" office:date-value="2018-02-08" calcext:value-type="date">
            <text:p>08/02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85" calcext:value-type="float">
            <text:p>15085</text:p>
          </table:table-cell>
          <table:table-cell table:style-name="ce8" office:value-type="string" calcext:value-type="string">
            <text:p>Beaugrenelle / Rampe Dr Finlay</text:p>
          </table:table-cell>
          <table:table-cell table:style-name="ce9" office:value-type="date" office:date-value="2016-10-03" calcext:value-type="date">
            <text:p>03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89" calcext:value-type="float">
            <text:p>15089</text:p>
          </table:table-cell>
          <table:table-cell table:style-name="ce8" office:value-type="string" calcext:value-type="string">
            <text:p>Beaugrenelle / Passerelle est / CPCU</text:p>
          </table:table-cell>
          <table:table-cell table:style-name="ce9" office:value-type="date" office:date-value="2017-06-29" calcext:value-type="date">
            <text:p>29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90" calcext:value-type="float">
            <text:p>15090</text:p>
          </table:table-cell>
          <table:table-cell table:style-name="ce8" office:value-type="string" calcext:value-type="string">
            <text:p>Passerelle ouest / Mercure II</text:p>
          </table:table-cell>
          <table:table-cell table:style-name="ce9" office:value-type="date" office:date-value="2016-12-07" calcext:value-type="date">
            <text:p>07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2" calcext:value-type="float">
            <text:p>15092</text:p>
          </table:table-cell>
          <table:table-cell table:style-name="ce8" office:value-type="string" calcext:value-type="string">
            <text:p>Reflets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93" calcext:value-type="float">
            <text:p>15093</text:p>
          </table:table-cell>
          <table:table-cell table:style-name="ce8" office:value-type="string" calcext:value-type="string">
            <text:p>Synagogue / Rive Gauche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4" calcext:value-type="float">
            <text:p>15094</text:p>
          </table:table-cell>
          <table:table-cell table:style-name="ce8" office:value-type="string" calcext:value-type="string">
            <text:p>Verseau / Perspective 1</text:p>
          </table:table-cell>
          <table:table-cell table:style-name="ce9" office:value-type="date" office:date-value="2016-12-02" calcext:value-type="date">
            <text:p>02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5" calcext:value-type="float">
            <text:p>15095</text:p>
          </table:table-cell>
          <table:table-cell table:style-name="ce8" office:value-type="string" calcext:value-type="string">
            <text:p>Linois / Emeriau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96" calcext:value-type="float">
            <text:p>15096</text:p>
          </table:table-cell>
          <table:table-cell table:style-name="ce8" office:value-type="string" calcext:value-type="string">
            <text:p>Passerelle Robert Keller</text:p>
          </table:table-cell>
          <table:table-cell table:style-name="ce9" office:value-type="date" office:date-value="2018-02-22" calcext:value-type="date">
            <text:p>22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5110" calcext:value-type="float">
            <text:p>15110</text:p>
          </table:table-cell>
          <table:table-cell table:style-name="ce8" office:value-type="string" calcext:value-type="string">
            <text:p>Professeur Florian Delbarre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113" calcext:value-type="float">
            <text:p>15113</text:p>
          </table:table-cell>
          <table:table-cell table:style-name="ce8" office:value-type="string" calcext:value-type="string">
            <text:p>Brancion / Vouillé</text:p>
          </table:table-cell>
          <table:table-cell table:style-name="ce9" office:value-type="date" office:date-value="2016-11-07" calcext:value-type="date">
            <text:p>07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114" calcext:value-type="float">
            <text:p>15114</text:p>
          </table:table-cell>
          <table:table-cell table:style-name="ce8" office:value-type="string" calcext:value-type="string">
            <text:p>Vouillé / Castagnary</text:p>
          </table:table-cell>
          <table:table-cell table:style-name="ce9" office:value-type="date" office:date-value="2016-09-30" calcext:value-type="date">
            <text:p>30/09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116" calcext:value-type="float">
            <text:p>15116</text:p>
          </table:table-cell>
          <table:table-cell table:style-name="ce8" office:value-type="string" calcext:value-type="string">
            <text:p>Vaugirard / Adolphe Chérioux</text:p>
          </table:table-cell>
          <table:table-cell table:style-name="ce9" office:value-type="date" office:date-value="2017-03-22" calcext:value-type="date">
            <text:p>2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119" calcext:value-type="float">
            <text:p>15119</text:p>
          </table:table-cell>
          <table:table-cell table:style-name="ce8" office:value-type="string" calcext:value-type="string">
            <text:p>ZAC Boucicaut / Allée Irène Némirovsky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120" calcext:value-type="float">
            <text:p>15120</text:p>
          </table:table-cell>
          <table:table-cell table:style-name="ce8" office:value-type="string" calcext:value-type="string">
            <text:p>Emeriau / Théatre</text:p>
          </table:table-cell>
          <table:table-cell table:style-name="ce9" office:value-type="date" office:date-value="2017-06-29" calcext:value-type="date">
            <text:p>29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229" calcext:value-type="float">
            <text:p>15229</text:p>
          </table:table-cell>
          <table:table-cell table:style-name="ce8" office:value-type="string" calcext:value-type="string">
            <text:p>Place des Insurgés de Varsovi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12" calcext:value-type="float">
            <text:p>17112</text:p>
          </table:table-cell>
          <table:table-cell table:style-name="ce8" office:value-type="string" calcext:value-type="string">
            <text:p>Quatre Frères Peignot / Emile Zola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168" calcext:value-type="float">
            <text:p>17168</text:p>
          </table:table-cell>
          <table:table-cell table:style-name="ce8" office:value-type="string" calcext:value-type="string">
            <text:p>Saint Charles / Varet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892" calcext:value-type="float">
            <text:p>17892</text:p>
          </table:table-cell>
          <table:table-cell table:style-name="ce8" office:value-type="string" calcext:value-type="string">
            <text:p>Place Henri Queuille - Bd Garibaldi / Lecourb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5702" calcext:value-type="float">
            <text:p>25702</text:p>
          </table:table-cell>
          <table:table-cell table:style-name="ce8" office:value-type="string" calcext:value-type="string">
            <text:p>Léon Lhermitte / Docteur Jacquemaire Clémenceau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31" calcext:value-type="float">
            <text:p>26831</text:p>
          </table:table-cell>
          <table:table-cell table:style-name="ce8" office:value-type="string" calcext:value-type="string">
            <text:p>Nélaton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474" calcext:value-type="float">
            <text:p>31474</text:p>
          </table:table-cell>
          <table:table-cell table:style-name="ce8" office:value-type="string" calcext:value-type="string">
            <text:p>Dantzig / Périchaux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629" calcext:value-type="float">
            <text:p>31629</text:p>
          </table:table-cell>
          <table:table-cell table:style-name="ce8" office:value-type="string" calcext:value-type="string">
            <text:p>Place Ferdinand Forest / pont de Grenelle / Quai André Citroë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524" calcext:value-type="float">
            <text:p>37524</text:p>
          </table:table-cell>
          <table:table-cell table:style-name="ce8" office:value-type="string" calcext:value-type="string">
            <text:p>Pont Bir Hakeim / Place des Martyrs Juifs du Vélodrome d'Hiver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792" calcext:value-type="float">
            <text:p>37792</text:p>
          </table:table-cell>
          <table:table-cell table:style-name="ce8" office:value-type="string" calcext:value-type="string">
            <text:p>Commerce / Entrepreneurs</text:p>
          </table:table-cell>
          <table:table-cell table:style-name="ce9" office:value-type="date" office:date-value="2014-07-02" calcext:value-type="date">
            <text:p>02/07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101" calcext:value-type="float">
            <text:p>38101</text:p>
          </table:table-cell>
          <table:table-cell table:style-name="ce8" office:value-type="string" calcext:value-type="string">
            <text:p>Place Balard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29" calcext:value-type="float">
            <text:p>39029</text:p>
          </table:table-cell>
          <table:table-cell table:style-name="ce8" office:value-type="string" calcext:value-type="string">
            <text:p>Bd Lefèbvre / Jean Sicard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77" calcext:value-type="float">
            <text:p>41677</text:p>
          </table:table-cell>
          <table:table-cell table:style-name="ce8" office:value-type="string" calcext:value-type="string">
            <text:p>Bd Montparnasse / Arrivée</text:p>
          </table:table-cell>
          <table:table-cell table:style-name="ce9" office:value-type="date" office:date-value="2013-09-06" calcext:value-type="date">
            <text:p>06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3285" calcext:value-type="float">
            <text:p>43285</text:p>
          </table:table-cell>
          <table:table-cell table:style-name="ce8" office:value-type="string" calcext:value-type="string">
            <text:p>Place Raoul Dautry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832" calcext:value-type="float">
            <text:p>43832</text:p>
          </table:table-cell>
          <table:table-cell table:style-name="ce8" office:value-type="string" calcext:value-type="string">
            <text:p>Bd Montparnasse / Maine / Vaugirard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956" calcext:value-type="float">
            <text:p>43956</text:p>
          </table:table-cell>
          <table:table-cell table:style-name="ce8" office:value-type="string" calcext:value-type="string">
            <text:p>Place Marcel Cerdan / Bd Grenelle / Humblo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963" calcext:value-type="float">
            <text:p>45963</text:p>
          </table:table-cell>
          <table:table-cell table:style-name="ce8" office:value-type="string" calcext:value-type="string">
            <text:p>Place Raoul Dautry / Bd Vaugirard / Arrivé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433" calcext:value-type="float">
            <text:p>47433</text:p>
          </table:table-cell>
          <table:table-cell table:style-name="ce8" office:value-type="string" calcext:value-type="string">
            <text:p>Quai André Citroën / Bd Général Martial Valin / Pont Garigliano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58" calcext:value-type="float">
            <text:p>48258</text:p>
          </table:table-cell>
          <table:table-cell table:style-name="ce8" office:value-type="string" calcext:value-type="string">
            <text:p>Bd Lefèbvre / Avenue de la porte de la Plai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877" calcext:value-type="float">
            <text:p>48877</text:p>
          </table:table-cell>
          <table:table-cell table:style-name="ce8" office:value-type="string" calcext:value-type="string">
            <text:p>17, rue Georges Bernard Shaw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453" calcext:value-type="float">
            <text:p>49453</text:p>
          </table:table-cell>
          <table:table-cell table:style-name="ce8" office:value-type="string" calcext:value-type="string">
            <text:p>Place Raoul Dautry / Maine / Dépar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863" calcext:value-type="float">
            <text:p>50863</text:p>
          </table:table-cell>
          <table:table-cell table:style-name="ce8" office:value-type="string" calcext:value-type="string">
            <text:p>21, Bd de Vaugirard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2282" calcext:value-type="float">
            <text:p>52282</text:p>
          </table:table-cell>
          <table:table-cell table:style-name="ce8" office:value-type="string" calcext:value-type="string">
            <text:p>Lecourbe / Thoret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526" calcext:value-type="float">
            <text:p>53526</text:p>
          </table:table-cell>
          <table:table-cell table:style-name="ce8" office:value-type="string" calcext:value-type="string">
            <text:p>Croix Nivert / Desnouettes / Hameau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603" calcext:value-type="float">
            <text:p>53603</text:p>
          </table:table-cell>
          <table:table-cell table:style-name="ce8" office:value-type="string" calcext:value-type="string">
            <text:p>Esplanade Max Guedj / Balard / Montagne d'Aula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975" calcext:value-type="float">
            <text:p>59975</text:p>
          </table:table-cell>
          <table:table-cell table:style-name="ce8" office:value-type="string" calcext:value-type="string">
            <text:p>Balard / Saint Charles / Modigliani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499" calcext:value-type="float">
            <text:p>60499</text:p>
          </table:table-cell>
          <table:table-cell table:style-name="ce8" office:value-type="string" calcext:value-type="string">
            <text:p>Place Henri Queuille / Bd Garibaldi / Breteuil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30" calcext:value-type="float">
            <text:p>61930</text:p>
          </table:table-cell>
          <table:table-cell table:style-name="ce8" office:value-type="string" calcext:value-type="string">
            <text:p>Leblanc / Professeur Florian Delbar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530" calcext:value-type="float">
            <text:p>65530</text:p>
          </table:table-cell>
          <table:table-cell table:style-name="ce8" office:value-type="string" calcext:value-type="string">
            <text:p>Flaguière / Bargu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007" calcext:value-type="float">
            <text:p>68007</text:p>
          </table:table-cell>
          <table:table-cell table:style-name="ce8" office:value-type="string" calcext:value-type="string">
            <text:p>11, rue Chasseloup Lauba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651" calcext:value-type="float">
            <text:p>68651</text:p>
          </table:table-cell>
          <table:table-cell table:style-name="ce8" office:value-type="string" calcext:value-type="string">
            <text:p>Suffren / Motte-Pique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625" calcext:value-type="float">
            <text:p>69625</text:p>
          </table:table-cell>
          <table:table-cell table:style-name="ce8" office:value-type="string" calcext:value-type="string">
            <text:p>Bd Grenelle / Place des Martyrs Juifs du Vélodrome d'Hiver / Station métro Bir-Hakeim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17" calcext:value-type="float">
            <text:p>70417</text:p>
          </table:table-cell>
          <table:table-cell table:style-name="ce8" office:value-type="string" calcext:value-type="string">
            <text:p>Flaguière / Pla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737" calcext:value-type="float">
            <text:p>70737</text:p>
          </table:table-cell>
          <table:table-cell table:style-name="ce8" office:value-type="string" calcext:value-type="string">
            <text:p>Place Charles Michels / Linois / Saint Charles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37" calcext:value-type="float">
            <text:p>71637</text:p>
          </table:table-cell>
          <table:table-cell table:style-name="ce8" office:value-type="string" calcext:value-type="string">
            <text:p>Pont Mirabeau / Quai André Citroën / Conventi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964" calcext:value-type="float">
            <text:p>71964</text:p>
          </table:table-cell>
          <table:table-cell table:style-name="ce8" office:value-type="string" calcext:value-type="string">
            <text:p>Pont de Grenelle - Rive gauch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190" calcext:value-type="float">
            <text:p>72190</text:p>
          </table:table-cell>
          <table:table-cell table:style-name="ce8" office:value-type="string" calcext:value-type="string">
            <text:p>Léon Lhermitte / Gustave Larroumet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38" calcext:value-type="float">
            <text:p>72738</text:p>
          </table:table-cell>
          <table:table-cell table:style-name="ce8" office:value-type="string" calcext:value-type="string">
            <text:p>Place Léon Paul Fargu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600" calcext:value-type="float">
            <text:p>77600</text:p>
          </table:table-cell>
          <table:table-cell table:style-name="ce8" office:value-type="string" calcext:value-type="string">
            <text:p>Porte de Versailles Sud / Esplanade du 9 novembre 1989 / avenue Ernest Renan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59" calcext:value-type="float">
            <text:p>79759</text:p>
          </table:table-cell>
          <table:table-cell table:style-name="ce8" office:value-type="string" calcext:value-type="string">
            <text:p>Place Falguièr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153" calcext:value-type="float">
            <text:p>80153</text:p>
          </table:table-cell>
          <table:table-cell table:style-name="ce8" office:value-type="string" calcext:value-type="string">
            <text:p>Vaugirard / Convention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97" calcext:value-type="float">
            <text:p>81297</text:p>
          </table:table-cell>
          <table:table-cell table:style-name="ce8" office:value-type="string" calcext:value-type="string">
            <text:p>Lecourbe / Cambronne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735" calcext:value-type="float">
            <text:p>85735</text:p>
          </table:table-cell>
          <table:table-cell table:style-name="ce8" office:value-type="string" calcext:value-type="string">
            <text:p>Place Cambronne / Croix Nivert / Cambr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075" calcext:value-type="float">
            <text:p>86075</text:p>
          </table:table-cell>
          <table:table-cell table:style-name="ce8" office:value-type="string" calcext:value-type="string">
            <text:p>Bd Victor / Desnouettes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231" calcext:value-type="float">
            <text:p>87231</text:p>
          </table:table-cell>
          <table:table-cell table:style-name="ce8" office:value-type="string" calcext:value-type="string">
            <text:p>Convention / Croix Nivert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051" calcext:value-type="float">
            <text:p>89051</text:p>
          </table:table-cell>
          <table:table-cell table:style-name="ce8" office:value-type="string" calcext:value-type="string">
            <text:p>Bd Lefèbvre / Avenue de la porte de Brancio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461" calcext:value-type="float">
            <text:p>90461</text:p>
          </table:table-cell>
          <table:table-cell table:style-name="ce8" office:value-type="string" calcext:value-type="string">
            <text:p>Place Charles Michels / Emile Zola / Linois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143" calcext:value-type="float">
            <text:p>91143</text:p>
          </table:table-cell>
          <table:table-cell table:style-name="ce8" office:value-type="string" calcext:value-type="string">
            <text:p>Quai d'Issy les Moulineaux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133" calcext:value-type="float">
            <text:p>93133</text:p>
          </table:table-cell>
          <table:table-cell table:style-name="ce8" office:value-type="string" calcext:value-type="string">
            <text:p>Convention / Saint Charl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561" calcext:value-type="float">
            <text:p>94561</text:p>
          </table:table-cell>
          <table:table-cell table:style-name="ce8" office:value-type="string" calcext:value-type="string">
            <text:p>Place Cambronne / Roger Cahen / Alexandre Cabane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5742" calcext:value-type="float">
            <text:p>95742</text:p>
          </table:table-cell>
          <table:table-cell table:style-name="ce8" office:value-type="string" calcext:value-type="string">
            <text:p>Bd Pasteur / Bd Vaugirard / Passage Alexandr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500" calcext:value-type="float">
            <text:p>96500</text:p>
          </table:table-cell>
          <table:table-cell table:style-name="ce8" office:value-type="string" calcext:value-type="string">
            <text:p>Bd Pasteur / Armoriqu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540" calcext:value-type="float">
            <text:p>96540</text:p>
          </table:table-cell>
          <table:table-cell table:style-name="ce8" office:value-type="string" calcext:value-type="string">
            <text:p>Porte de Versailles Nord / Bd Victor / Vaugirard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837" calcext:value-type="float">
            <text:p>98837</text:p>
          </table:table-cell>
          <table:table-cell table:style-name="ce8" office:value-type="string" calcext:value-type="string">
            <text:p>Bd Pasteur / Cotent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9315" calcext:value-type="float">
            <text:p>99315</text:p>
          </table:table-cell>
          <table:table-cell table:style-name="ce8" office:value-type="string" calcext:value-type="string">
            <text:p>Frémicourt / Fondary / Commerce / Emile Zola</text:p>
          </table:table-cell>
          <table:table-cell table:style-name="ce9" office:value-type="date" office:date-value="2014-07-18" calcext:value-type="date">
            <text:p>18/07/2014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45963B</text:p>
          </table:table-cell>
          <table:table-cell table:style-name="ce8" office:value-type="string" calcext:value-type="string">
            <text:p>Place Raoul Dautry / Bd Vaugirard / Arrivé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94" calcext:value-type="float">
            <text:p>10194</text:p>
          </table:table-cell>
          <table:table-cell table:style-name="ce8" office:value-type="string" calcext:value-type="string">
            <text:p>Palais de Tokyo / Quai de New York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253" calcext:value-type="float">
            <text:p>11253</text:p>
          </table:table-cell>
          <table:table-cell table:style-name="ce8" office:value-type="string" calcext:value-type="string">
            <text:p>Route des Lacs à Passy / Allée des Fortifications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751" calcext:value-type="float">
            <text:p>11751</text:p>
          </table:table-cell>
          <table:table-cell table:style-name="ce8" office:value-type="string" calcext:value-type="string">
            <text:p>Place de Colombie / Bd Suchet / Bd Lannes / Porte de la Muett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294" calcext:value-type="float">
            <text:p>12294</text:p>
          </table:table-cell>
          <table:table-cell table:style-name="ce8" office:value-type="string" calcext:value-type="string">
            <text:p>Bd Amiral Bruix / Général Anselin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18" calcext:value-type="float">
            <text:p>13418</text:p>
          </table:table-cell>
          <table:table-cell table:style-name="ce8" office:value-type="string" calcext:value-type="string">
            <text:p>Kléber / Portuga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140" calcext:value-type="float">
            <text:p>14140</text:p>
          </table:table-cell>
          <table:table-cell table:style-name="ce8" office:value-type="string" calcext:value-type="string">
            <text:p>Place du maréchal de Lattre de Tassigny / Foch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429" calcext:value-type="float">
            <text:p>14429</text:p>
          </table:table-cell>
          <table:table-cell table:style-name="ce8" office:value-type="string" calcext:value-type="string">
            <text:p>Quai saint Exupéry / rue du général Niox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530" calcext:value-type="float">
            <text:p>14530</text:p>
          </table:table-cell>
          <table:table-cell table:style-name="ce8" office:value-type="string" calcext:value-type="string">
            <text:p>Place Tattegrain / Bd Flandrin / Henri Martin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181" calcext:value-type="float">
            <text:p>15181</text:p>
          </table:table-cell>
          <table:table-cell table:style-name="ce8" office:value-type="string" calcext:value-type="string">
            <text:p>Bd Murat / Lecomte du Nouy / Variz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005" calcext:value-type="float">
            <text:p>16005</text:p>
          </table:table-cell>
          <table:table-cell table:style-name="ce8" office:value-type="string" calcext:value-type="string">
            <text:p>Général Mangin / Lamballe</text:p>
          </table:table-cell>
          <table:table-cell table:style-name="ce9" office:value-type="date" office:date-value="2017-02-27" calcext:value-type="date">
            <text:p>27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06" calcext:value-type="float">
            <text:p>16006</text:p>
          </table:table-cell>
          <table:table-cell table:style-name="ce8" office:value-type="string" calcext:value-type="string">
            <text:p>Lamballe / Raynouard</text:p>
          </table:table-cell>
          <table:table-cell table:style-name="ce9" office:value-type="date" office:date-value="2017-02-27" calcext:value-type="date">
            <text:p>27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07" calcext:value-type="float">
            <text:p>16007</text:p>
          </table:table-cell>
          <table:table-cell table:style-name="ce8" office:value-type="string" calcext:value-type="string">
            <text:p>Guilbaud / Parc des Princes</text:p>
          </table:table-cell>
          <table:table-cell table:style-name="ce9" office:value-type="date" office:date-value="2013-09-13" calcext:value-type="date">
            <text:p>13/09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13" calcext:value-type="float">
            <text:p>16013</text:p>
          </table:table-cell>
          <table:table-cell table:style-name="ce8" office:value-type="string" calcext:value-type="string">
            <text:p>Cortambert / Nicolo</text:p>
          </table:table-cell>
          <table:table-cell table:style-name="ce9" office:value-type="date" office:date-value="2017-07-03" calcext:value-type="date">
            <text:p>0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21" calcext:value-type="float">
            <text:p>16021</text:p>
          </table:table-cell>
          <table:table-cell table:style-name="ce8" office:value-type="string" calcext:value-type="string">
            <text:p>Place des Etats-Unis / Avenue d'Iéna</text:p>
          </table:table-cell>
          <table:table-cell table:style-name="ce9" office:value-type="date" office:date-value="2017-03-15" calcext:value-type="date">
            <text:p>15/03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58" calcext:value-type="float">
            <text:p>16058</text:p>
          </table:table-cell>
          <table:table-cell table:style-name="ce8" office:value-type="string" calcext:value-type="string">
            <text:p>Montevidéo / Longchamp</text:p>
          </table:table-cell>
          <table:table-cell table:style-name="ce9" office:value-type="date" office:date-value="2017-02-09" calcext:value-type="date">
            <text:p>09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71" calcext:value-type="float">
            <text:p>16071</text:p>
          </table:table-cell>
          <table:table-cell table:style-name="ce8" office:value-type="string" calcext:value-type="string">
            <text:p>Chantemesse / Maréchal Fayolle</text:p>
          </table:table-cell>
          <table:table-cell table:style-name="ce9" office:value-type="date" office:date-value="2016-08-10" calcext:value-type="date">
            <text:p>10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092" calcext:value-type="float">
            <text:p>16092</text:p>
          </table:table-cell>
          <table:table-cell table:style-name="ce8" office:value-type="string" calcext:value-type="string">
            <text:p>Benjamin Franklin / Le Tasse</text:p>
          </table:table-cell>
          <table:table-cell table:style-name="ce9" office:value-type="date" office:date-value="2018-02-13" calcext:value-type="date">
            <text:p>13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6106" calcext:value-type="float">
            <text:p>16106</text:p>
          </table:table-cell>
          <table:table-cell table:style-name="ce8" office:value-type="string" calcext:value-type="string">
            <text:p>Centre sportif Géo André</text:p>
          </table:table-cell>
          <table:table-cell table:style-name="ce9" office:value-type="date" office:date-value="2015-10-16" calcext:value-type="date">
            <text:p>16/10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6107" calcext:value-type="float">
            <text:p>16107</text:p>
          </table:table-cell>
          <table:table-cell table:style-name="ce8" office:value-type="string" calcext:value-type="string">
            <text:p>Trocadéro / Paul Doumer / Benjamin Franklin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08" calcext:value-type="float">
            <text:p>16108</text:p>
          </table:table-cell>
          <table:table-cell table:style-name="ce8" office:value-type="string" calcext:value-type="string">
            <text:p>Centre sportif Géo André</text:p>
          </table:table-cell>
          <table:table-cell table:style-name="ce9" office:value-type="date" office:date-value="2015-10-16" calcext:value-type="date">
            <text:p>16/10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6109" calcext:value-type="float">
            <text:p>16109</text:p>
          </table:table-cell>
          <table:table-cell table:style-name="ce8" office:value-type="string" calcext:value-type="string">
            <text:p>Kléber / Boissière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10" calcext:value-type="float">
            <text:p>16110</text:p>
          </table:table-cell>
          <table:table-cell table:style-name="ce8" office:value-type="string" calcext:value-type="string">
            <text:p>Passerelle Debilly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13" calcext:value-type="float">
            <text:p>16113</text:p>
          </table:table-cell>
          <table:table-cell table:style-name="ce8" office:value-type="string" calcext:value-type="string">
            <text:p>Pont Garigliano amont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14" calcext:value-type="float">
            <text:p>16114</text:p>
          </table:table-cell>
          <table:table-cell table:style-name="ce8" office:value-type="string" calcext:value-type="string">
            <text:p>Pont Garigliano aval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24" calcext:value-type="float">
            <text:p>16124</text:p>
          </table:table-cell>
          <table:table-cell table:style-name="ce8" office:value-type="string" calcext:value-type="string">
            <text:p>Ingres / Prudhon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3" calcext:value-type="float">
            <text:p>16133</text:p>
          </table:table-cell>
          <table:table-cell table:style-name="ce8" office:value-type="string" calcext:value-type="string">
            <text:p>Quai Saint Exupéry / Le jour se lèv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34" calcext:value-type="float">
            <text:p>16134</text:p>
          </table:table-cell>
          <table:table-cell table:style-name="ce8" office:value-type="string" calcext:value-type="string">
            <text:p>Ferdinand Buisson / Georges Lafont / Félix d'Herelle</text:p>
          </table:table-cell>
          <table:table-cell table:style-name="ce9" office:value-type="date" office:date-value="2017-03-17" calcext:value-type="date">
            <text:p>17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35" calcext:value-type="float">
            <text:p>16135</text:p>
          </table:table-cell>
          <table:table-cell table:style-name="ce8" office:value-type="string" calcext:value-type="string">
            <text:p>Ferdinand Buisson / Edouard Vaillant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6" calcext:value-type="float">
            <text:p>16136</text:p>
          </table:table-cell>
          <table:table-cell table:style-name="ce8" office:value-type="string" calcext:value-type="string">
            <text:p>Edouard Vaillant / Porte de Saint Cloud</text:p>
          </table:table-cell>
          <table:table-cell table:style-name="ce9" office:value-type="date" office:date-value="2018-10-08" calcext:value-type="date">
            <text:p>08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6137" calcext:value-type="float">
            <text:p>16137</text:p>
          </table:table-cell>
          <table:table-cell table:style-name="ce8" office:value-type="string" calcext:value-type="string">
            <text:p>Sergent Maginot / Arioste</text:p>
          </table:table-cell>
          <table:table-cell table:style-name="ce9" office:value-type="date" office:date-value="2016-09-02" calcext:value-type="date">
            <text:p>0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9" calcext:value-type="float">
            <text:p>16139</text:p>
          </table:table-cell>
          <table:table-cell table:style-name="ce8" office:value-type="string" calcext:value-type="string">
            <text:p>Porte Boulogne / Bd Auteuil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45" calcext:value-type="float">
            <text:p>16145</text:p>
          </table:table-cell>
          <table:table-cell table:style-name="ce8" office:value-type="string" calcext:value-type="string">
            <text:p>Bd Murat / Daumier</text:p>
          </table:table-cell>
          <table:table-cell table:style-name="ce9" office:value-type="date" office:date-value="2016-09-23" calcext:value-type="date">
            <text:p>23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6" calcext:value-type="float">
            <text:p>16146</text:p>
          </table:table-cell>
          <table:table-cell table:style-name="ce8" office:value-type="string" calcext:value-type="string">
            <text:p>Bd Murat / St Exupéry</text:p>
          </table:table-cell>
          <table:table-cell table:style-name="ce9" office:value-type="date" office:date-value="2016-11-04" calcext:value-type="date">
            <text:p>0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7" calcext:value-type="float">
            <text:p>16147</text:p>
          </table:table-cell>
          <table:table-cell table:style-name="ce8" office:value-type="string" calcext:value-type="string">
            <text:p>Boulainvilliers / Raynouard</text:p>
          </table:table-cell>
          <table:table-cell table:style-name="ce9" office:value-type="date" office:date-value="2016-10-05" calcext:value-type="date">
            <text:p>05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8" calcext:value-type="float">
            <text:p>16148</text:p>
          </table:table-cell>
          <table:table-cell table:style-name="ce8" office:value-type="string" calcext:value-type="string">
            <text:p>Pergolèse / Marbeau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385" calcext:value-type="float">
            <text:p>16385</text:p>
          </table:table-cell>
          <table:table-cell table:style-name="ce8" office:value-type="string" calcext:value-type="string">
            <text:p>Molitor / Chardon Lagach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997" calcext:value-type="float">
            <text:p>16997</text:p>
          </table:table-cell>
          <table:table-cell table:style-name="ce8" office:value-type="string" calcext:value-type="string">
            <text:p>Guilbaud / Parc des Princes</text:p>
          </table:table-cell>
          <table:table-cell table:style-name="ce9" office:value-type="date" office:date-value="2013-09-13" calcext:value-type="date">
            <text:p>13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7596" calcext:value-type="float">
            <text:p>17596</text:p>
          </table:table-cell>
          <table:table-cell table:style-name="ce8" office:value-type="string" calcext:value-type="string">
            <text:p>Pont Bir-Hakeim / Avenue du Président Kennedy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849" calcext:value-type="float">
            <text:p>17849</text:p>
          </table:table-cell>
          <table:table-cell table:style-name="ce8" office:value-type="string" calcext:value-type="string">
            <text:p>Bd Suchet / Raffet / Square Tolstoï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695" calcext:value-type="float">
            <text:p>18695</text:p>
          </table:table-cell>
          <table:table-cell table:style-name="ce8" office:value-type="string" calcext:value-type="string">
            <text:p>Mesnil / Saint Didie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196" calcext:value-type="float">
            <text:p>19196</text:p>
          </table:table-cell>
          <table:table-cell table:style-name="ce8" office:value-type="string" calcext:value-type="string">
            <text:p>Stade Georges Hébert / Bd Murat / Porte Molito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2" calcext:value-type="float">
            <text:p>19892</text:p>
          </table:table-cell>
          <table:table-cell table:style-name="ce8" office:value-type="string" calcext:value-type="string">
            <text:p>Place d'Iéna / Avenue d'Iéna Sud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72" calcext:value-type="float">
            <text:p>20072</text:p>
          </table:table-cell>
          <table:table-cell table:style-name="ce8" office:value-type="string" calcext:value-type="string">
            <text:p>Victor Hugo / Presbourg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575" calcext:value-type="float">
            <text:p>22575</text:p>
          </table:table-cell>
          <table:table-cell table:style-name="ce8" office:value-type="string" calcext:value-type="string">
            <text:p>Henri Martin / Pomp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6088" calcext:value-type="float">
            <text:p>26088</text:p>
          </table:table-cell>
          <table:table-cell table:style-name="ce8" office:value-type="string" calcext:value-type="string">
            <text:p>Place du maréchal de Lattre de Tassigny / Bd Lanne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200" calcext:value-type="float">
            <text:p>27200</text:p>
          </table:table-cell>
          <table:table-cell table:style-name="ce8" office:value-type="string" calcext:value-type="string">
            <text:p>Avenue de Versailles / Bd Exelman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7296" calcext:value-type="float">
            <text:p>27296</text:p>
          </table:table-cell>
          <table:table-cell table:style-name="ce8" office:value-type="string" calcext:value-type="string">
            <text:p>Avenue de Versailles / Bd Exelman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56" calcext:value-type="float">
            <text:p>27756</text:p>
          </table:table-cell>
          <table:table-cell table:style-name="ce8" office:value-type="string" calcext:value-type="string">
            <text:p>Place de la porte de Saint Cloud / Avenue Georges Lafo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960" calcext:value-type="float">
            <text:p>27960</text:p>
          </table:table-cell>
          <table:table-cell table:style-name="ce8" office:value-type="string" calcext:value-type="string">
            <text:p>Porte de Saint Cloud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603" calcext:value-type="float">
            <text:p>29603</text:p>
          </table:table-cell>
          <table:table-cell table:style-name="ce8" office:value-type="string" calcext:value-type="string">
            <text:p>Allée de Longchamp / Route de la porte Dauphine à la porte des Sablon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329" calcext:value-type="float">
            <text:p>32329</text:p>
          </table:table-cell>
          <table:table-cell table:style-name="ce8" office:value-type="string" calcext:value-type="string">
            <text:p>Place Clément Ader / Radio France</text:p>
          </table:table-cell>
          <table:table-cell table:style-name="ce9" office:value-type="date" office:date-value="2013-02-08" calcext:value-type="date">
            <text:p>08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468" calcext:value-type="float">
            <text:p>32468</text:p>
          </table:table-cell>
          <table:table-cell table:style-name="ce8" office:value-type="string" calcext:value-type="string">
            <text:p>Trocadéro / Parvis des droits de l'Homm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823" calcext:value-type="float">
            <text:p>33823</text:p>
          </table:table-cell>
          <table:table-cell table:style-name="ce8" office:value-type="string" calcext:value-type="string">
            <text:p>Place Victor Hugo / Avenue Victor Hugo (Sud)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347" calcext:value-type="float">
            <text:p>34347</text:p>
          </table:table-cell>
          <table:table-cell table:style-name="ce8" office:value-type="string" calcext:value-type="string">
            <text:p>La Fontaine / Guérin / Pouss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560" calcext:value-type="float">
            <text:p>34560</text:p>
          </table:table-cell>
          <table:table-cell table:style-name="ce8" office:value-type="string" calcext:value-type="string">
            <text:p>Avenue Marceau, rue Galilé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575" calcext:value-type="float">
            <text:p>35575</text:p>
          </table:table-cell>
          <table:table-cell table:style-name="ce8" office:value-type="string" calcext:value-type="string">
            <text:p>Grande Armée / Presbourg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620" calcext:value-type="float">
            <text:p>35620</text:p>
          </table:table-cell>
          <table:table-cell table:style-name="ce8" office:value-type="string" calcext:value-type="string">
            <text:p>Trocadéro / Président Wilso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6609" calcext:value-type="float">
            <text:p>36609</text:p>
          </table:table-cell>
          <table:table-cell table:style-name="ce8" office:value-type="string" calcext:value-type="string">
            <text:p>Président Kennedy / Lamballe / Ankara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319" calcext:value-type="float">
            <text:p>37319</text:p>
          </table:table-cell>
          <table:table-cell table:style-name="ce8" office:value-type="string" calcext:value-type="string">
            <text:p>Bd Suchet / Ingr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8363" calcext:value-type="float">
            <text:p>38363</text:p>
          </table:table-cell>
          <table:table-cell table:style-name="ce8" office:value-type="string" calcext:value-type="string">
            <text:p>Place du général Stéfanik / Bd Murat / rue du général Delestrai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331" calcext:value-type="float">
            <text:p>39331</text:p>
          </table:table-cell>
          <table:table-cell table:style-name="ce8" office:value-type="string" calcext:value-type="string">
            <text:p>Bd d'Auteuil / Avenue du général Sarra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407" calcext:value-type="float">
            <text:p>39407</text:p>
          </table:table-cell>
          <table:table-cell table:style-name="ce8" office:value-type="string" calcext:value-type="string">
            <text:p>Place de la porte d'Auteuil / Bd Murat / Bd Suche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9913" calcext:value-type="float">
            <text:p>39913</text:p>
          </table:table-cell>
          <table:table-cell table:style-name="ce8" office:value-type="string" calcext:value-type="string">
            <text:p>Foch / Presbourg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643" calcext:value-type="float">
            <text:p>43643</text:p>
          </table:table-cell>
          <table:table-cell table:style-name="ce8" office:value-type="string" calcext:value-type="string">
            <text:p>Avenue de Versailles / Wilhem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621" calcext:value-type="float">
            <text:p>44621</text:p>
          </table:table-cell>
          <table:table-cell table:style-name="ce8" office:value-type="string" calcext:value-type="string">
            <text:p>Allée de Longchamp / Allée de la Reine Marguerite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0320" calcext:value-type="float">
            <text:p>50320</text:p>
          </table:table-cell>
          <table:table-cell table:style-name="ce8" office:value-type="string" calcext:value-type="string">
            <text:p>Avenue de la porte d'Auteuil / Sortie Bd périphérique extérieur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930" calcext:value-type="float">
            <text:p>51930</text:p>
          </table:table-cell>
          <table:table-cell table:style-name="ce8" office:value-type="string" calcext:value-type="string">
            <text:p>Georges Mandel / Decamps / Eugène Delacroix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992" calcext:value-type="float">
            <text:p>51992</text:p>
          </table:table-cell>
          <table:table-cell table:style-name="ce8" office:value-type="string" calcext:value-type="string">
            <text:p>Av. Parc des Princes / Centre Géo André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2670" calcext:value-type="float">
            <text:p>52670</text:p>
          </table:table-cell>
          <table:table-cell table:style-name="ce8" office:value-type="string" calcext:value-type="string">
            <text:p>Michel Ange / Auteu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578" calcext:value-type="float">
            <text:p>53578</text:p>
          </table:table-cell>
          <table:table-cell table:style-name="ce8" office:value-type="string" calcext:value-type="string">
            <text:p>Bd d'Auteuil / Gordon Bennett / Robert Schuman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069" calcext:value-type="float">
            <text:p>54069</text:p>
          </table:table-cell>
          <table:table-cell table:style-name="ce8" office:value-type="string" calcext:value-type="string">
            <text:p>Place Jean Monet</text:p>
          </table:table-cell>
          <table:table-cell table:style-name="ce9" office:value-type="date" office:date-value="2012-01-09" calcext:value-type="date">
            <text:p>09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054" calcext:value-type="float">
            <text:p>55054</text:p>
          </table:table-cell>
          <table:table-cell table:style-name="ce8" office:value-type="string" calcext:value-type="string">
            <text:p>Président Kennedy / Ranelagh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577" calcext:value-type="float">
            <text:p>58577</text:p>
          </table:table-cell>
          <table:table-cell table:style-name="ce8" office:value-type="string" calcext:value-type="string">
            <text:p>Bd Exelmans / Michel Ang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48" calcext:value-type="float">
            <text:p>61948</text:p>
          </table:table-cell>
          <table:table-cell table:style-name="ce8" office:value-type="string" calcext:value-type="string">
            <text:p>Place de México / Eylau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215" calcext:value-type="float">
            <text:p>64215</text:p>
          </table:table-cell>
          <table:table-cell table:style-name="ce8" office:value-type="string" calcext:value-type="string">
            <text:p>Foch / Raymond Poincaré / Malakoff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856" calcext:value-type="float">
            <text:p>64856</text:p>
          </table:table-cell>
          <table:table-cell table:style-name="ce8" office:value-type="string" calcext:value-type="string">
            <text:p>Trocadéro / Georges Mandel / d'Eyl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5084" calcext:value-type="float">
            <text:p>65084</text:p>
          </table:table-cell>
          <table:table-cell table:style-name="ce8" office:value-type="string" calcext:value-type="string">
            <text:p>Place de la porte d'Auteuil / Bd Murat / rue d'Auteuil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961" calcext:value-type="float">
            <text:p>65961</text:p>
          </table:table-cell>
          <table:table-cell table:style-name="ce8" office:value-type="string" calcext:value-type="string">
            <text:p>Avenue du Parc des Princes / Claude Farrère / Général Sarrail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95" calcext:value-type="float">
            <text:p>71195</text:p>
          </table:table-cell>
          <table:table-cell table:style-name="ce8" office:value-type="string" calcext:value-type="string">
            <text:p>Iéna / Albert de Mun / Nations Uni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093" calcext:value-type="float">
            <text:p>72093</text:p>
          </table:table-cell>
          <table:table-cell table:style-name="ce8" office:value-type="string" calcext:value-type="string">
            <text:p>Pont Bir Hakeim - Aval</text:p>
          </table:table-cell>
          <table:table-cell table:style-name="ce9" office:value-type="date" office:date-value="2012-11-30" calcext:value-type="date">
            <text:p>30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2224" calcext:value-type="float">
            <text:p>72224</text:p>
          </table:table-cell>
          <table:table-cell table:style-name="ce8" office:value-type="string" calcext:value-type="string">
            <text:p>Porte Maillot / Sortie Bd périphérique intérieu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432" calcext:value-type="float">
            <text:p>73432</text:p>
          </table:table-cell>
          <table:table-cell table:style-name="ce8" office:value-type="string" calcext:value-type="string">
            <text:p>Avenue du commandant Guilbaut / avenue de la porte de Saint Cloud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412" calcext:value-type="float">
            <text:p>74412</text:p>
          </table:table-cell>
          <table:table-cell table:style-name="ce8" office:value-type="string" calcext:value-type="string">
            <text:p>Trocadéro / Kléber / Poincar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4609" calcext:value-type="float">
            <text:p>74609</text:p>
          </table:table-cell>
          <table:table-cell table:style-name="ce8" office:value-type="string" calcext:value-type="string">
            <text:p>Muette / Passy / Boulainvillier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782" calcext:value-type="float">
            <text:p>79782</text:p>
          </table:table-cell>
          <table:table-cell table:style-name="ce8" office:value-type="string" calcext:value-type="string">
            <text:p>Place du maréchal de Lattre de Tassigny / Route de Suresnes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43" calcext:value-type="float">
            <text:p>82043</text:p>
          </table:table-cell>
          <table:table-cell table:style-name="ce8" office:value-type="string" calcext:value-type="string">
            <text:p>Place de l'Europe / Entrée Parc des Princes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540" calcext:value-type="float">
            <text:p>82540</text:p>
          </table:table-cell>
          <table:table-cell table:style-name="ce8" office:value-type="string" calcext:value-type="string">
            <text:p>Georges Lafont / Edouard Vailla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982" calcext:value-type="float">
            <text:p>82982</text:p>
          </table:table-cell>
          <table:table-cell table:style-name="ce8" office:value-type="string" calcext:value-type="string">
            <text:p>Parc des Princes / Place du docteur Michaud 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4766" calcext:value-type="float">
            <text:p>84766</text:p>
          </table:table-cell>
          <table:table-cell table:style-name="ce8" office:value-type="string" calcext:value-type="string">
            <text:p>Route de Suresnes / Route des Moulins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275" calcext:value-type="float">
            <text:p>85275</text:p>
          </table:table-cell>
          <table:table-cell table:style-name="ce8" office:value-type="string" calcext:value-type="string">
            <text:p>Pont Mirabeau - Aval</text:p>
          </table:table-cell>
          <table:table-cell table:style-name="ce9" office:value-type="date" office:date-value="2014-03-10" calcext:value-type="date">
            <text:p>10/03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5400" calcext:value-type="float">
            <text:p>85400</text:p>
          </table:table-cell>
          <table:table-cell table:style-name="ce8" office:value-type="string" calcext:value-type="string">
            <text:p>Trocadéro - Esplanade Joseph Wresinski (sud-ouest)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5982" calcext:value-type="float">
            <text:p>85982</text:p>
          </table:table-cell>
          <table:table-cell table:style-name="ce8" office:value-type="string" calcext:value-type="string">
            <text:p>Pont d'Iéna - Amont</text:p>
          </table:table-cell>
          <table:table-cell table:style-name="ce9" office:value-type="date" office:date-value="2014-04-11" calcext:value-type="date">
            <text:p>11/04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7034" calcext:value-type="float">
            <text:p>87034</text:p>
          </table:table-cell>
          <table:table-cell table:style-name="ce8" office:value-type="string" calcext:value-type="string">
            <text:p>Route de Sèvres à Neuilly / Allée de Longchamp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335" calcext:value-type="float">
            <text:p>87335</text:p>
          </table:table-cell>
          <table:table-cell table:style-name="ce8" office:value-type="string" calcext:value-type="string">
            <text:p>Carrefour des Cascades</text:p>
          </table:table-cell>
          <table:table-cell table:style-name="ce9" office:value-type="date" office:date-value="2013-10-01" calcext:value-type="date">
            <text:p>01/10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165" calcext:value-type="float">
            <text:p>89165</text:p>
          </table:table-cell>
          <table:table-cell table:style-name="ce8" office:value-type="string" calcext:value-type="string">
            <text:p>Place de la porte de Saint Cloud / Avenue de Versaill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353" calcext:value-type="float">
            <text:p>91353</text:p>
          </table:table-cell>
          <table:table-cell table:style-name="ce8" office:value-type="string" calcext:value-type="string">
            <text:p>Place de Varsovi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829" calcext:value-type="float">
            <text:p>93829</text:p>
          </table:table-cell>
          <table:table-cell table:style-name="ce8" office:value-type="string" calcext:value-type="string">
            <text:p>Bd Suchet / Raphaë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5271" calcext:value-type="float">
            <text:p>95271</text:p>
          </table:table-cell>
          <table:table-cell table:style-name="ce8" office:value-type="string" calcext:value-type="string">
            <text:p>Pont de l'Alma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629" calcext:value-type="float">
            <text:p>95629</text:p>
          </table:table-cell>
          <table:table-cell table:style-name="ce8" office:value-type="string" calcext:value-type="string">
            <text:p>Place du Costa Rica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105" calcext:value-type="float">
            <text:p>96105</text:p>
          </table:table-cell>
          <table:table-cell table:style-name="ce8" office:value-type="string" calcext:value-type="string">
            <text:p>Ranelagh / Raynouard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645" calcext:value-type="float">
            <text:p>97645</text:p>
          </table:table-cell>
          <table:table-cell table:style-name="ce8" office:value-type="string" calcext:value-type="string">
            <text:p>Nungesser et Coli / avenue de la Porte Molitor</text:p>
          </table:table-cell>
          <table:table-cell table:style-name="ce9" office:value-type="date" office:date-value="2014-01-17" calcext:value-type="date">
            <text:p>17/01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703" calcext:value-type="float">
            <text:p>97703</text:p>
          </table:table-cell>
          <table:table-cell table:style-name="ce8" office:value-type="string" calcext:value-type="string">
            <text:p>Nations Unies / Le Nôt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777" calcext:value-type="float">
            <text:p>98777</text:p>
          </table:table-cell>
          <table:table-cell table:style-name="ce8" office:value-type="string" calcext:value-type="string">
            <text:p>Trocadéro - Esplanade Joseph Wresinski (nord-est)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036" calcext:value-type="float">
            <text:p>99036</text:p>
          </table:table-cell>
          <table:table-cell table:style-name="ce8" office:value-type="string" calcext:value-type="string">
            <text:p>Place d'Iéna / Président Wilson / Pierre 1er de Serbi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string" calcext:value-type="string">
            <text:p>82043B</text:p>
          </table:table-cell>
          <table:table-cell table:style-name="ce8" office:value-type="string" calcext:value-type="string">
            <text:p>Place de l'Europe / Parc des Prince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10" calcext:value-type="float">
            <text:p>10510</text:p>
          </table:table-cell>
          <table:table-cell table:style-name="ce8" office:value-type="string" calcext:value-type="string">
            <text:p>Cardinet / Lemercier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943" calcext:value-type="float">
            <text:p>11943</text:p>
          </table:table-cell>
          <table:table-cell table:style-name="ce8" office:value-type="string" calcext:value-type="string">
            <text:p>TERNES / NIEL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2630" calcext:value-type="float">
            <text:p>12630</text:p>
          </table:table-cell>
          <table:table-cell table:style-name="ce8" office:value-type="string" calcext:value-type="string">
            <text:p>89, Bd Gouvion Saint Cyr / Méridie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11" calcext:value-type="float">
            <text:p>12711</text:p>
          </table:table-cell>
          <table:table-cell table:style-name="ce8" office:value-type="string" calcext:value-type="string">
            <text:p>Espace Champerret / Jean Ostreicher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852" calcext:value-type="float">
            <text:p>12852</text:p>
          </table:table-cell>
          <table:table-cell table:style-name="ce8" office:value-type="string" calcext:value-type="string">
            <text:p>Clichy / Guy Moque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458" calcext:value-type="float">
            <text:p>16458</text:p>
          </table:table-cell>
          <table:table-cell table:style-name="ce8" office:value-type="string" calcext:value-type="string">
            <text:p>Bd Berthier / Porte d'Asnièr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036" calcext:value-type="float">
            <text:p>17036</text:p>
          </table:table-cell>
          <table:table-cell table:style-name="ce8" office:value-type="string" calcext:value-type="string">
            <text:p>Gouvion Saint-Cyr / Galvani</text:p>
          </table:table-cell>
          <table:table-cell table:style-name="ce9" office:value-type="date" office:date-value="2017-08-02" calcext:value-type="date">
            <text:p>02/08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64" calcext:value-type="float">
            <text:p>17064</text:p>
          </table:table-cell>
          <table:table-cell table:style-name="ce8" office:value-type="string" calcext:value-type="string">
            <text:p>St Ouen / Navier</text:p>
          </table:table-cell>
          <table:table-cell table:style-name="ce9" office:value-type="date" office:date-value="2018-11-09" calcext:value-type="date">
            <text:p>09/1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7065" calcext:value-type="float">
            <text:p>17065</text:p>
          </table:table-cell>
          <table:table-cell table:style-name="ce8" office:value-type="string" calcext:value-type="string">
            <text:p>Pierre Rebière / Voie vers Bessières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73" calcext:value-type="float">
            <text:p>17073</text:p>
          </table:table-cell>
          <table:table-cell table:style-name="ce8" office:value-type="string" calcext:value-type="string">
            <text:p>Brunetière / Abbé Rousselot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77" calcext:value-type="float">
            <text:p>17077</text:p>
          </table:table-cell>
          <table:table-cell table:style-name="ce8" office:value-type="string" calcext:value-type="string">
            <text:p>Rue Marie-Georges Picquart / Passerelle Batignolles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080" calcext:value-type="float">
            <text:p>17080</text:p>
          </table:table-cell>
          <table:table-cell table:style-name="ce8" office:value-type="string" calcext:value-type="string">
            <text:p>Batignolles - Parvis Palais Justic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7081" calcext:value-type="float">
            <text:p>17081</text:p>
          </table:table-cell>
          <table:table-cell table:style-name="ce8" office:value-type="string" calcext:value-type="string">
            <text:p>Rue du Bastion / rue André Suarez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7087" calcext:value-type="float">
            <text:p>17087</text:p>
          </table:table-cell>
          <table:table-cell table:style-name="ce8" office:value-type="string" calcext:value-type="string">
            <text:p>Rue Gilbert Cesbron nord</text:p>
          </table:table-cell>
          <table:table-cell table:style-name="ce9" office:value-type="date" office:date-value="2017-07-04" calcext:value-type="date">
            <text:p>04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88" calcext:value-type="float">
            <text:p>17088</text:p>
          </table:table-cell>
          <table:table-cell table:style-name="ce8" office:value-type="string" calcext:value-type="string">
            <text:p>Rue Gilbert Cesbron sud</text:p>
          </table:table-cell>
          <table:table-cell table:style-name="ce9" office:value-type="date" office:date-value="2017-06-26" calcext:value-type="date">
            <text:p>26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94" calcext:value-type="float">
            <text:p>17094</text:p>
          </table:table-cell>
          <table:table-cell table:style-name="ce8" office:value-type="string" calcext:value-type="string">
            <text:p>Batignolles / Dames</text:p>
          </table:table-cell>
          <table:table-cell table:style-name="ce9" office:value-type="date" office:date-value="2016-12-08" calcext:value-type="date">
            <text:p>08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5" calcext:value-type="float">
            <text:p>17095</text:p>
          </table:table-cell>
          <table:table-cell table:style-name="ce8" office:value-type="string" calcext:value-type="string">
            <text:p>Wagram / Prony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6" calcext:value-type="float">
            <text:p>17096</text:p>
          </table:table-cell>
          <table:table-cell table:style-name="ce8" office:value-type="string" calcext:value-type="string">
            <text:p>Galvani / Laugier</text:p>
          </table:table-cell>
          <table:table-cell table:style-name="ce9" office:value-type="date" office:date-value="2016-12-07" calcext:value-type="date">
            <text:p>07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7" calcext:value-type="float">
            <text:p>17097</text:p>
          </table:table-cell>
          <table:table-cell table:style-name="ce8" office:value-type="string" calcext:value-type="string">
            <text:p>Wagram / Rennequin</text:p>
          </table:table-cell>
          <table:table-cell table:style-name="ce9" office:value-type="date" office:date-value="2016-12-01" calcext:value-type="date">
            <text:p>0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5" calcext:value-type="float">
            <text:p>18085</text:p>
          </table:table-cell>
          <table:table-cell table:style-name="ce8" office:value-type="string" calcext:value-type="string">
            <text:p>21bis, rue Jean Leclai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08" calcext:value-type="float">
            <text:p>18308</text:p>
          </table:table-cell>
          <table:table-cell table:style-name="ce8" office:value-type="string" calcext:value-type="string">
            <text:p>Curnonsky / Raymond Pite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536" calcext:value-type="float">
            <text:p>18536</text:p>
          </table:table-cell>
          <table:table-cell table:style-name="ce8" office:value-type="string" calcext:value-type="string">
            <text:p>Porte Asnières / Bd Reim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656" calcext:value-type="float">
            <text:p>18656</text:p>
          </table:table-cell>
          <table:table-cell table:style-name="ce8" office:value-type="string" calcext:value-type="string">
            <text:p>Place Paul Tortelier / Marguerite Long / Stéphane Grappelli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182" calcext:value-type="float">
            <text:p>19182</text:p>
          </table:table-cell>
          <table:table-cell table:style-name="ce8" office:value-type="string" calcext:value-type="string">
            <text:p>Fourche Clichy / Saint Ouen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158" calcext:value-type="float">
            <text:p>26158</text:p>
          </table:table-cell>
          <table:table-cell table:style-name="ce8" office:value-type="string" calcext:value-type="string">
            <text:p>Bd Courcelles / Bd Malesherbes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8293" calcext:value-type="float">
            <text:p>28293</text:p>
          </table:table-cell>
          <table:table-cell table:style-name="ce8" office:value-type="string" calcext:value-type="string">
            <text:p>Place Maréchal Jui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355" calcext:value-type="float">
            <text:p>32355</text:p>
          </table:table-cell>
          <table:table-cell table:style-name="ce8" office:value-type="string" calcext:value-type="string">
            <text:p>Jonquière / Boula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901" calcext:value-type="float">
            <text:p>34901</text:p>
          </table:table-cell>
          <table:table-cell table:style-name="ce8" office:value-type="string" calcext:value-type="string">
            <text:p>80, Bd Bessièr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92" calcext:value-type="float">
            <text:p>41692</text:p>
          </table:table-cell>
          <table:table-cell table:style-name="ce8" office:value-type="string" calcext:value-type="string">
            <text:p>Courcelles / Mallarmé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3139" calcext:value-type="float">
            <text:p>43139</text:p>
          </table:table-cell>
          <table:table-cell table:style-name="ce8" office:value-type="string" calcext:value-type="string">
            <text:p>Davy / Legend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258" calcext:value-type="float">
            <text:p>44258</text:p>
          </table:table-cell>
          <table:table-cell table:style-name="ce8" office:value-type="string" calcext:value-type="string">
            <text:p>Bd Gouvion Saint Cyr / Porte Champerret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356" calcext:value-type="float">
            <text:p>47356</text:p>
          </table:table-cell>
          <table:table-cell table:style-name="ce8" office:value-type="string" calcext:value-type="string">
            <text:p>Porte Maillot / Rue Joseph et Marie Hackin / Neuilly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973" calcext:value-type="float">
            <text:p>47973</text:p>
          </table:table-cell>
          <table:table-cell table:style-name="ce8" office:value-type="string" calcext:value-type="string">
            <text:p>Avenue Porte des Ternes / Gustave Charpentie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088" calcext:value-type="float">
            <text:p>48088</text:p>
          </table:table-cell>
          <table:table-cell table:style-name="ce8" office:value-type="string" calcext:value-type="string">
            <text:p>Place Général Catroux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795" calcext:value-type="float">
            <text:p>49795</text:p>
          </table:table-cell>
          <table:table-cell table:style-name="ce8" office:value-type="string" calcext:value-type="string">
            <text:p>Porte Maillot / Grande Armée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599" calcext:value-type="float">
            <text:p>52599</text:p>
          </table:table-cell>
          <table:table-cell table:style-name="ce8" office:value-type="string" calcext:value-type="string">
            <text:p>Carnot / Tilsit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563" calcext:value-type="float">
            <text:p>55563</text:p>
          </table:table-cell>
          <table:table-cell table:style-name="ce8" office:value-type="string" calcext:value-type="string">
            <text:p>Avenue Clichy / Passage Petit-Cerf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606" calcext:value-type="float">
            <text:p>55606</text:p>
          </table:table-cell>
          <table:table-cell table:style-name="ce8" office:value-type="string" calcext:value-type="string">
            <text:p>Bd Douaumont / Porte de Clich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039" calcext:value-type="float">
            <text:p>56039</text:p>
          </table:table-cell>
          <table:table-cell table:style-name="ce8" office:value-type="string" calcext:value-type="string">
            <text:p>Place Wagram / Bd Malesherb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632" calcext:value-type="float">
            <text:p>57632</text:p>
          </table:table-cell>
          <table:table-cell table:style-name="ce8" office:value-type="string" calcext:value-type="string">
            <text:p>Deraismes / Pécau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185" calcext:value-type="float">
            <text:p>58185</text:p>
          </table:table-cell>
          <table:table-cell table:style-name="ce8" office:value-type="string" calcext:value-type="string">
            <text:p>Place Paul Léautaud / Bd Berthie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709" calcext:value-type="float">
            <text:p>58709</text:p>
          </table:table-cell>
          <table:table-cell table:style-name="ce8" office:value-type="string" calcext:value-type="string">
            <text:p>Saussure / Péreir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4090" calcext:value-type="float">
            <text:p>64090</text:p>
          </table:table-cell>
          <table:table-cell table:style-name="ce8" office:value-type="string" calcext:value-type="string">
            <text:p>Lévis / Dam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5315" calcext:value-type="float">
            <text:p>65315</text:p>
          </table:table-cell>
          <table:table-cell table:style-name="ce8" office:value-type="string" calcext:value-type="string">
            <text:p>Bd Berthier / Saussur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498" calcext:value-type="float">
            <text:p>66498</text:p>
          </table:table-cell>
          <table:table-cell table:style-name="ce8" office:value-type="string" calcext:value-type="string">
            <text:p>Villiers / Legendre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817" calcext:value-type="float">
            <text:p>66817</text:p>
          </table:table-cell>
          <table:table-cell table:style-name="ce8" office:value-type="string" calcext:value-type="string">
            <text:p>Bd BERTHIER - A.ROUSSEL</text:p>
          </table:table-cell>
          <table:table-cell table:style-name="ce9" office:value-type="date" office:date-value="2014-03-28" calcext:value-type="date">
            <text:p>28/03/2014</text:p>
          </table:table-cell>
          <table:table-cell table:number-columns-repeated="1021"/>
        </table:table-row>
        <table:table-row table:style-name="ro6">
          <table:table-cell table:style-name="ce7" office:value-type="float" office:value="69662" calcext:value-type="float">
            <text:p>69662</text:p>
          </table:table-cell>
          <table:table-cell table:style-name="ce8" office:value-type="string" calcext:value-type="string">
            <text:p>Jonquière / Villa Sainte Croix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46" calcext:value-type="float">
            <text:p>70446</text:p>
          </table:table-cell>
          <table:table-cell table:style-name="ce8" office:value-type="string" calcext:value-type="string">
            <text:p>Clichy / Brochant / Sauffroy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605" calcext:value-type="float">
            <text:p>70605</text:p>
          </table:table-cell>
          <table:table-cell table:style-name="ce8" office:value-type="string" calcext:value-type="string">
            <text:p>Leclaire / Saint Ange / Général Henry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54" calcext:value-type="float">
            <text:p>73554</text:p>
          </table:table-cell>
          <table:table-cell table:style-name="ce8" office:value-type="string" calcext:value-type="string">
            <text:p>Grande Armée / Porte Maillo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411" calcext:value-type="float">
            <text:p>75411</text:p>
          </table:table-cell>
          <table:table-cell table:style-name="ce8" office:value-type="string" calcext:value-type="string">
            <text:p>Porte Maillot / Bd Pershing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32" calcext:value-type="float">
            <text:p>75732</text:p>
          </table:table-cell>
          <table:table-cell table:style-name="ce8" office:value-type="string" calcext:value-type="string">
            <text:p>Brechet / Loucheur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501" calcext:value-type="float">
            <text:p>76501</text:p>
          </table:table-cell>
          <table:table-cell table:style-name="ce8" office:value-type="string" calcext:value-type="string">
            <text:p>Place de Clichy / Rue de Clichy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383" calcext:value-type="float">
            <text:p>80383</text:p>
          </table:table-cell>
          <table:table-cell table:style-name="ce8" office:value-type="string" calcext:value-type="string">
            <text:p>Place saint Ferdinand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425" calcext:value-type="float">
            <text:p>84425</text:p>
          </table:table-cell>
          <table:table-cell table:style-name="ce8" office:value-type="string" calcext:value-type="string">
            <text:p>Bd Bessières / Porte de Clichy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653" calcext:value-type="float">
            <text:p>84653</text:p>
          </table:table-cell>
          <table:table-cell table:style-name="ce8" office:value-type="string" calcext:value-type="string">
            <text:p>Bessières / Pouche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387" calcext:value-type="float">
            <text:p>87387</text:p>
          </table:table-cell>
          <table:table-cell table:style-name="ce8" office:value-type="string" calcext:value-type="string">
            <text:p>Bd Bois le Prêtre / Emile Bore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704" calcext:value-type="float">
            <text:p>87704</text:p>
          </table:table-cell>
          <table:table-cell table:style-name="ce8" office:value-type="string" calcext:value-type="string">
            <text:p>Rome / Cardinet</text:p>
          </table:table-cell>
          <table:table-cell table:style-name="ce9" office:value-type="date" office:date-value="2013-09-06" calcext:value-type="date">
            <text:p>06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632" calcext:value-type="float">
            <text:p>89632</text:p>
          </table:table-cell>
          <table:table-cell table:style-name="ce8" office:value-type="string" calcext:value-type="string">
            <text:p>Place Clichy / Bio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182" calcext:value-type="float">
            <text:p>91182</text:p>
          </table:table-cell>
          <table:table-cell table:style-name="ce8" office:value-type="string" calcext:value-type="string">
            <text:p>Grande Armée / Argent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088" calcext:value-type="float">
            <text:p>92088</text:p>
          </table:table-cell>
          <table:table-cell table:style-name="ce8" office:value-type="string" calcext:value-type="string">
            <text:p>Bd Ney / Porte Saint Oue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112" calcext:value-type="float">
            <text:p>94112</text:p>
          </table:table-cell>
          <table:table-cell table:style-name="ce8" office:value-type="string" calcext:value-type="string">
            <text:p>Malesherbes / Viet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639" calcext:value-type="float">
            <text:p>99639</text:p>
          </table:table-cell>
          <table:table-cell table:style-name="ce8" office:value-type="string" calcext:value-type="string">
            <text:p>Place Général Koenig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30" calcext:value-type="float">
            <text:p>10630</text:p>
          </table:table-cell>
          <table:table-cell table:style-name="ce8" office:value-type="string" calcext:value-type="string">
            <text:p>Joffrin / Fermel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31" calcext:value-type="float">
            <text:p>10631</text:p>
          </table:table-cell>
          <table:table-cell table:style-name="ce8" office:value-type="string" calcext:value-type="string">
            <text:p>Bd Ney / Porte Chapell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601" calcext:value-type="float">
            <text:p>11601</text:p>
          </table:table-cell>
          <table:table-cell table:style-name="ce8" office:value-type="string" calcext:value-type="string">
            <text:p>Tristan Tzara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2278" calcext:value-type="float">
            <text:p>12278</text:p>
          </table:table-cell>
          <table:table-cell table:style-name="ce8" office:value-type="string" calcext:value-type="string">
            <text:p>Place Paul Eluard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048" calcext:value-type="float">
            <text:p>15048</text:p>
          </table:table-cell>
          <table:table-cell table:style-name="ce8" office:value-type="string" calcext:value-type="string">
            <text:p>Jean Henri Fabre / Colonel Dax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46" calcext:value-type="float">
            <text:p>15446</text:p>
          </table:table-cell>
          <table:table-cell table:style-name="ce8" office:value-type="string" calcext:value-type="string">
            <text:p>Vis-à-vis du 92, Bd Ney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626" calcext:value-type="float">
            <text:p>15626</text:p>
          </table:table-cell>
          <table:table-cell table:style-name="ce8" office:value-type="string" calcext:value-type="string">
            <text:p>Avenue porte Saint Ouen / Louis Pasteur Vallery-Radot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334" calcext:value-type="float">
            <text:p>16334</text:p>
          </table:table-cell>
          <table:table-cell table:style-name="ce8" office:value-type="string" calcext:value-type="string">
            <text:p>Poissonniers / Myrha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61" calcext:value-type="float">
            <text:p>16561</text:p>
          </table:table-cell>
          <table:table-cell table:style-name="ce8" office:value-type="string" calcext:value-type="string">
            <text:p>Bd de la Chapelle / Caplat</text:p>
          </table:table-cell>
          <table:table-cell table:style-name="ce9" office:value-type="date" office:date-value="2015-02-23" calcext:value-type="date">
            <text:p>23/02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8002" calcext:value-type="float">
            <text:p>18002</text:p>
          </table:table-cell>
          <table:table-cell table:style-name="ce8" office:value-type="string" calcext:value-type="string">
            <text:p>Lamarck / Carpeaux</text:p>
          </table:table-cell>
          <table:table-cell table:style-name="ce9" office:value-type="date" office:date-value="2017-07-19" calcext:value-type="date">
            <text:p>19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023" calcext:value-type="float">
            <text:p>18023</text:p>
          </table:table-cell>
          <table:table-cell table:style-name="ce8" office:value-type="string" calcext:value-type="string">
            <text:p>Château Rouge / Bd Barbès / Poulet / Custin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086" calcext:value-type="float">
            <text:p>18086</text:p>
          </table:table-cell>
          <table:table-cell table:style-name="ce8" office:value-type="string" calcext:value-type="string">
            <text:p>Barbès / Doudeauville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7" calcext:value-type="float">
            <text:p>18087</text:p>
          </table:table-cell>
          <table:table-cell table:style-name="ce8" office:value-type="string" calcext:value-type="string">
            <text:p>Goutte d'Or / Islettes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8" calcext:value-type="float">
            <text:p>18088</text:p>
          </table:table-cell>
          <table:table-cell table:style-name="ce8" office:value-type="string" calcext:value-type="string">
            <text:p>Panama / Léon</text:p>
          </table:table-cell>
          <table:table-cell table:style-name="ce9" office:value-type="date" office:date-value="2016-10-13" calcext:value-type="date">
            <text:p>13/10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8091" calcext:value-type="float">
            <text:p>18091</text:p>
          </table:table-cell>
          <table:table-cell table:style-name="ce8" office:value-type="string" calcext:value-type="string">
            <text:p>Pajol / Département / Ph de Girard</text:p>
          </table:table-cell>
          <table:table-cell table:style-name="ce9" office:value-type="date" office:date-value="2017-01-31" calcext:value-type="date">
            <text:p>31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094" calcext:value-type="float">
            <text:p>18094</text:p>
          </table:table-cell>
          <table:table-cell table:style-name="ce8" office:value-type="string" calcext:value-type="string">
            <text:p>Riquet / Pajol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04" calcext:value-type="float">
            <text:p>18104</text:p>
          </table:table-cell>
          <table:table-cell table:style-name="ce8" office:value-type="string" calcext:value-type="string">
            <text:p>Marcadet / Ruisseau</text:p>
          </table:table-cell>
          <table:table-cell table:style-name="ce9" office:value-type="date" office:date-value="2017-05-02" calcext:value-type="date">
            <text:p>02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10" calcext:value-type="float">
            <text:p>18110</text:p>
          </table:table-cell>
          <table:table-cell table:style-name="ce8" office:value-type="string" calcext:value-type="string">
            <text:p>Binet / Maurice Grimaud</text:p>
          </table:table-cell>
          <table:table-cell table:style-name="ce9" office:value-type="date" office:date-value="2018-04-23" calcext:value-type="date">
            <text:p>23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8111" calcext:value-type="float">
            <text:p>18111</text:p>
          </table:table-cell>
          <table:table-cell table:style-name="ce8" office:value-type="string" calcext:value-type="string">
            <text:p>Poissonniers / Championnet</text:p>
          </table:table-cell>
          <table:table-cell table:style-name="ce9" office:value-type="date" office:date-value="2017-08-08" calcext:value-type="date">
            <text:p>08/08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15" calcext:value-type="float">
            <text:p>18115</text:p>
          </table:table-cell>
          <table:table-cell table:style-name="ce8" office:value-type="string" calcext:value-type="string">
            <text:p>Barbès / Labat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201" calcext:value-type="float">
            <text:p>18201</text:p>
          </table:table-cell>
          <table:table-cell table:style-name="ce8" office:value-type="string" calcext:value-type="string">
            <text:p>Porte Chapelle - Centre migrants</text:p>
          </table:table-cell>
          <table:table-cell table:style-name="ce9" office:value-type="date" office:date-value="2017-02-14" calcext:value-type="date">
            <text:p>1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202" calcext:value-type="float">
            <text:p>18202</text:p>
          </table:table-cell>
          <table:table-cell table:style-name="ce8" office:value-type="string" calcext:value-type="string">
            <text:p>Porte Chapelle - Centre migrants</text:p>
          </table:table-cell>
          <table:table-cell table:style-name="ce9" office:value-type="date" office:date-value="2017-02-14" calcext:value-type="date">
            <text:p>1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1" calcext:value-type="float">
            <text:p>19071</text:p>
          </table:table-cell>
          <table:table-cell table:style-name="ce8" office:value-type="string" calcext:value-type="string">
            <text:p>Bd Barbès / Bd Rochechouard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728" calcext:value-type="float">
            <text:p>20728</text:p>
          </table:table-cell>
          <table:table-cell table:style-name="ce8" office:value-type="string" calcext:value-type="string">
            <text:p>Lamarck / Chevalier de la Barr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785" calcext:value-type="float">
            <text:p>20785</text:p>
          </table:table-cell>
          <table:table-cell table:style-name="ce8" office:value-type="string" calcext:value-type="string">
            <text:p>Square Louise Michel / Square Willett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078" calcext:value-type="float">
            <text:p>22078</text:p>
          </table:table-cell>
          <table:table-cell table:style-name="ce8" office:value-type="string" calcext:value-type="string">
            <text:p>Ordener / Poteau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107" calcext:value-type="float">
            <text:p>22107</text:p>
          </table:table-cell>
          <table:table-cell table:style-name="ce8" office:value-type="string" calcext:value-type="string">
            <text:p>34, Chevalier de la Barr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378" calcext:value-type="float">
            <text:p>22378</text:p>
          </table:table-cell>
          <table:table-cell table:style-name="ce8" office:value-type="string" calcext:value-type="string">
            <text:p>Bd Barbès / Bd Chapelle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022" calcext:value-type="float">
            <text:p>24022</text:p>
          </table:table-cell>
          <table:table-cell table:style-name="ce8" office:value-type="string" calcext:value-type="string">
            <text:p>Place Blanche / rue Blanch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819" calcext:value-type="float">
            <text:p>24819</text:p>
          </table:table-cell>
          <table:table-cell table:style-name="ce8" office:value-type="string" calcext:value-type="string">
            <text:p>Stephenson / Jean François Lépin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902" calcext:value-type="float">
            <text:p>25902</text:p>
          </table:table-cell>
          <table:table-cell table:style-name="ce8" office:value-type="string" calcext:value-type="string">
            <text:p>René Binet / Fernand Labori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955" calcext:value-type="float">
            <text:p>26955</text:p>
          </table:table-cell>
          <table:table-cell table:style-name="ce8" office:value-type="string" calcext:value-type="string">
            <text:p>Parvis Sacré Coeur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369" calcext:value-type="float">
            <text:p>28369</text:p>
          </table:table-cell>
          <table:table-cell table:style-name="ce8" office:value-type="string" calcext:value-type="string">
            <text:p>Place Abbesse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849" calcext:value-type="float">
            <text:p>28849</text:p>
          </table:table-cell>
          <table:table-cell table:style-name="ce8" office:value-type="string" calcext:value-type="string">
            <text:p>Stephenson / Laghouat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420" calcext:value-type="float">
            <text:p>29420</text:p>
          </table:table-cell>
          <table:table-cell table:style-name="ce8" office:value-type="string" calcext:value-type="string">
            <text:p>Schneider / Bine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10" calcext:value-type="float">
            <text:p>34810</text:p>
          </table:table-cell>
          <table:table-cell table:style-name="ce8" office:value-type="string" calcext:value-type="string">
            <text:p>Tertre / Norvin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021" calcext:value-type="float">
            <text:p>35021</text:p>
          </table:table-cell>
          <table:table-cell table:style-name="ce8" office:value-type="string" calcext:value-type="string">
            <text:p>Ordener / Poissonnier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296" calcext:value-type="float">
            <text:p>35296</text:p>
          </table:table-cell>
          <table:table-cell table:style-name="ce8" office:value-type="string" calcext:value-type="string">
            <text:p>Doudeauville / Stephenson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936" calcext:value-type="float">
            <text:p>40936</text:p>
          </table:table-cell>
          <table:table-cell table:style-name="ce8" office:value-type="string" calcext:value-type="string">
            <text:p>Cavé / Léon / Saint Luc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24" calcext:value-type="float">
            <text:p>41624</text:p>
          </table:table-cell>
          <table:table-cell table:style-name="ce8" office:value-type="string" calcext:value-type="string">
            <text:p>Département / Caillie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595" calcext:value-type="float">
            <text:p>42595</text:p>
          </table:table-cell>
          <table:table-cell table:style-name="ce8" office:value-type="string" calcext:value-type="string">
            <text:p>Place d'Anvers / Rochechouard / Steinkerqu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793" calcext:value-type="float">
            <text:p>43793</text:p>
          </table:table-cell>
          <table:table-cell table:style-name="ce8" office:value-type="string" calcext:value-type="string">
            <text:p>Caulaincourt / Joseph de Maistr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255" calcext:value-type="float">
            <text:p>44255</text:p>
          </table:table-cell>
          <table:table-cell table:style-name="ce8" office:value-type="string" calcext:value-type="string">
            <text:p>Yvonne le Tac / Chappe / Tardieu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31" calcext:value-type="float">
            <text:p>44831</text:p>
          </table:table-cell>
          <table:table-cell table:style-name="ce8" office:value-type="string" calcext:value-type="string">
            <text:p>Cardinal Dubois / Funiculair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275" calcext:value-type="float">
            <text:p>46275</text:p>
          </table:table-cell>
          <table:table-cell table:style-name="ce8" office:value-type="string" calcext:value-type="string">
            <text:p>Max Dormoy / Département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817" calcext:value-type="float">
            <text:p>46817</text:p>
          </table:table-cell>
          <table:table-cell table:style-name="ce8" office:value-type="string" calcext:value-type="string">
            <text:p>Marcadet / Poissonnier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67" calcext:value-type="float">
            <text:p>47167</text:p>
          </table:table-cell>
          <table:table-cell table:style-name="ce8" office:value-type="string" calcext:value-type="string">
            <text:p>Bd Ney / Charles Hermit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778" calcext:value-type="float">
            <text:p>48778</text:p>
          </table:table-cell>
          <table:table-cell table:style-name="ce8" office:value-type="string" calcext:value-type="string">
            <text:p>Doudeauville / Lé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934" calcext:value-type="float">
            <text:p>48934</text:p>
          </table:table-cell>
          <table:table-cell table:style-name="ce8" office:value-type="string" calcext:value-type="string">
            <text:p>Poissonniers / Doudeauvill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070" calcext:value-type="float">
            <text:p>49070</text:p>
          </table:table-cell>
          <table:table-cell table:style-name="ce8" office:value-type="string" calcext:value-type="string">
            <text:p>Hermite / Bertin / Fillette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804" calcext:value-type="float">
            <text:p>49804</text:p>
          </table:table-cell>
          <table:table-cell table:style-name="ce8" office:value-type="string" calcext:value-type="string">
            <text:p>Marcadet / Damrémon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595" calcext:value-type="float">
            <text:p>51595</text:p>
          </table:table-cell>
          <table:table-cell table:style-name="ce8" office:value-type="string" calcext:value-type="string">
            <text:p>Bd Clichy / Caulaincour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675" calcext:value-type="float">
            <text:p>52675</text:p>
          </table:table-cell>
          <table:table-cell table:style-name="ce8" office:value-type="string" calcext:value-type="string">
            <text:p>Polonceau / Garde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506" calcext:value-type="float">
            <text:p>54506</text:p>
          </table:table-cell>
          <table:table-cell table:style-name="ce8" office:value-type="string" calcext:value-type="string">
            <text:p>St Ouen / Championnet / Marcadet / Moquet / Jonquièr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134" calcext:value-type="float">
            <text:p>55134</text:p>
          </table:table-cell>
          <table:table-cell table:style-name="ce8" office:value-type="string" calcext:value-type="string">
            <text:p>Place Orlan / Queneau / Cotti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108" calcext:value-type="float">
            <text:p>58108</text:p>
          </table:table-cell>
          <table:table-cell table:style-name="ce8" office:value-type="string" calcext:value-type="string">
            <text:p>St Ouen / Lamarck / Etex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904" calcext:value-type="float">
            <text:p>60904</text:p>
          </table:table-cell>
          <table:table-cell table:style-name="ce8" office:value-type="string" calcext:value-type="string">
            <text:p>Porte Montmartre / Gérard de Nerval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66" calcext:value-type="float">
            <text:p>62366</text:p>
          </table:table-cell>
          <table:table-cell table:style-name="ce8" office:value-type="string" calcext:value-type="string">
            <text:p>Bd Ney / Porte Clignancourt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84" calcext:value-type="float">
            <text:p>62384</text:p>
          </table:table-cell>
          <table:table-cell table:style-name="ce8" office:value-type="string" calcext:value-type="string">
            <text:p>Tertre / Jean Marai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494" calcext:value-type="float">
            <text:p>64494</text:p>
          </table:table-cell>
          <table:table-cell table:style-name="ce8" office:value-type="string" calcext:value-type="string">
            <text:p>Bd Ney / Poteau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972" calcext:value-type="float">
            <text:p>67972</text:p>
          </table:table-cell>
          <table:table-cell table:style-name="ce8" office:value-type="string" calcext:value-type="string">
            <text:p>Myrha / Affr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9210" calcext:value-type="float">
            <text:p>69210</text:p>
          </table:table-cell>
          <table:table-cell table:style-name="ce8" office:value-type="string" calcext:value-type="string">
            <text:p>Clignancourt / Myrha / Poulet / Christiani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209" calcext:value-type="float">
            <text:p>70209</text:p>
          </table:table-cell>
          <table:table-cell table:style-name="ce8" office:value-type="string" calcext:value-type="string">
            <text:p>Chapelle / Curé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270" calcext:value-type="float">
            <text:p>73270</text:p>
          </table:table-cell>
          <table:table-cell table:style-name="ce8" office:value-type="string" calcext:value-type="string">
            <text:p>Bd Rochechouard / Clignancour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617" calcext:value-type="float">
            <text:p>74617</text:p>
          </table:table-cell>
          <table:table-cell table:style-name="ce8" office:value-type="string" calcext:value-type="string">
            <text:p>Poissonniers / Polonceau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006" calcext:value-type="float">
            <text:p>76006</text:p>
          </table:table-cell>
          <table:table-cell table:style-name="ce8" office:value-type="string" calcext:value-type="string">
            <text:p>Chapelle / Gué / Pré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356" calcext:value-type="float">
            <text:p>76356</text:p>
          </table:table-cell>
          <table:table-cell table:style-name="ce8" office:value-type="string" calcext:value-type="string">
            <text:p>Porte Poissonniers / Professeur Gosset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428" calcext:value-type="float">
            <text:p>76428</text:p>
          </table:table-cell>
          <table:table-cell table:style-name="ce8" office:value-type="string" calcext:value-type="string">
            <text:p>Porte Clignancourt / Sortie périph intérieur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121" calcext:value-type="float">
            <text:p>78121</text:p>
          </table:table-cell>
          <table:table-cell table:style-name="ce8" office:value-type="string" calcext:value-type="string">
            <text:p>Bd Chapelle / Aubervilliers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855" calcext:value-type="float">
            <text:p>79855</text:p>
          </table:table-cell>
          <table:table-cell table:style-name="ce8" office:value-type="string" calcext:value-type="string">
            <text:p>Aubervilliers / Rique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891" calcext:value-type="float">
            <text:p>79891</text:p>
          </table:table-cell>
          <table:table-cell table:style-name="ce8" office:value-type="string" calcext:value-type="string">
            <text:p>Aubervilliers / Evangile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0870" calcext:value-type="float">
            <text:p>80870</text:p>
          </table:table-cell>
          <table:table-cell table:style-name="ce8" office:value-type="string" calcext:value-type="string">
            <text:p>Bd Ney / Aubervillier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1112" calcext:value-type="float">
            <text:p>81112</text:p>
          </table:table-cell>
          <table:table-cell table:style-name="ce8" office:value-type="string" calcext:value-type="string">
            <text:p>Caulaincourt / Mont Cenis / Francoeur / Custin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580" calcext:value-type="float">
            <text:p>81580</text:p>
          </table:table-cell>
          <table:table-cell table:style-name="ce8" office:value-type="string" calcext:value-type="string">
            <text:p>Clignancourt / Marcadet / Simart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127" calcext:value-type="float">
            <text:p>82127</text:p>
          </table:table-cell>
          <table:table-cell table:style-name="ce8" office:value-type="string" calcext:value-type="string">
            <text:p>Bd Chapelle / Max Dormoy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315" calcext:value-type="float">
            <text:p>82315</text:p>
          </table:table-cell>
          <table:table-cell table:style-name="ce8" office:value-type="string" calcext:value-type="string">
            <text:p>Ordener / Championnet / Vauvenargue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473" calcext:value-type="float">
            <text:p>82473</text:p>
          </table:table-cell>
          <table:table-cell table:style-name="ce8" office:value-type="string" calcext:value-type="string">
            <text:p>Ordener / Damrémon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922" calcext:value-type="float">
            <text:p>83922</text:p>
          </table:table-cell>
          <table:table-cell table:style-name="ce8" office:value-type="string" calcext:value-type="string">
            <text:p>Poteau / Ruisseau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98" calcext:value-type="float">
            <text:p>86198</text:p>
          </table:table-cell>
          <table:table-cell table:style-name="ce8" office:value-type="string" calcext:value-type="string">
            <text:p>Jardin / Lamarck / Cardinal Dubo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601" calcext:value-type="float">
            <text:p>86601</text:p>
          </table:table-cell>
          <table:table-cell table:style-name="ce8" office:value-type="string" calcext:value-type="string">
            <text:p>Suzanne Valadon / Funiculair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886" calcext:value-type="float">
            <text:p>88886</text:p>
          </table:table-cell>
          <table:table-cell table:style-name="ce8" office:value-type="string" calcext:value-type="string">
            <text:p>Rond-point Chapelle / Queneau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314" calcext:value-type="float">
            <text:p>91314</text:p>
          </table:table-cell>
          <table:table-cell table:style-name="ce8" office:value-type="string" calcext:value-type="string">
            <text:p>Place Héber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735" calcext:value-type="float">
            <text:p>91735</text:p>
          </table:table-cell>
          <table:table-cell table:style-name="ce8" office:value-type="string" calcext:value-type="string">
            <text:p>Bd Barbès / Bd Ornano / Ordener / Boinod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698" calcext:value-type="float">
            <text:p>93698</text:p>
          </table:table-cell>
          <table:table-cell table:style-name="ce8" office:value-type="string" calcext:value-type="string">
            <text:p>Bd Ney / Poissonnier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960" calcext:value-type="float">
            <text:p>95960</text:p>
          </table:table-cell>
          <table:table-cell table:style-name="ce8" office:value-type="string" calcext:value-type="string">
            <text:p>Boinod / Simplo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289" calcext:value-type="float">
            <text:p>97289</text:p>
          </table:table-cell>
          <table:table-cell table:style-name="ce8" office:value-type="string" calcext:value-type="string">
            <text:p>Clignancourt / Custine / Doudeauville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320" calcext:value-type="float">
            <text:p>98320</text:p>
          </table:table-cell>
          <table:table-cell table:style-name="ce8" office:value-type="string" calcext:value-type="string">
            <text:p>Place Albert Kahn / Bd Ornano / Championnet / Duhesme / Mont Cenis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456" calcext:value-type="float">
            <text:p>98456</text:p>
          </table:table-cell>
          <table:table-cell table:style-name="ce8" office:value-type="string" calcext:value-type="string">
            <text:p>Porte Clignancourt / Francis de Croisset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295" calcext:value-type="float">
            <text:p>10295</text:p>
          </table:table-cell>
          <table:table-cell table:style-name="ce8" office:value-type="string" calcext:value-type="string">
            <text:p>67, Bd Macdonald</text:p>
          </table:table-cell>
          <table:table-cell table:style-name="ce9" office:value-type="date" office:date-value="2013-04-05" calcext:value-type="date">
            <text:p>05/04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568" calcext:value-type="float">
            <text:p>10568</text:p>
          </table:table-cell>
          <table:table-cell table:style-name="ce8" office:value-type="string" calcext:value-type="string">
            <text:p>Crimée / Botzari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812" calcext:value-type="float">
            <text:p>11812</text:p>
          </table:table-cell>
          <table:table-cell table:style-name="ce8" office:value-type="string" calcext:value-type="string">
            <text:p>Villette / Cours Septième Ar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412" calcext:value-type="float">
            <text:p>12412</text:p>
          </table:table-cell>
          <table:table-cell table:style-name="ce8" office:value-type="string" calcext:value-type="string">
            <text:p>Bd Sérurier / Léman / Passage Mauxins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70" calcext:value-type="float">
            <text:p>12770</text:p>
          </table:table-cell>
          <table:table-cell table:style-name="ce8" office:value-type="string" calcext:value-type="string">
            <text:p>Ourcq / Léon Giraud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969" calcext:value-type="float">
            <text:p>12969</text:p>
          </table:table-cell>
          <table:table-cell table:style-name="ce8" office:value-type="string" calcext:value-type="string">
            <text:p>Archereau / Crimé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531" calcext:value-type="float">
            <text:p>14531</text:p>
          </table:table-cell>
          <table:table-cell table:style-name="ce8" office:value-type="string" calcext:value-type="string">
            <text:p>Petitot / Fêtes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821" calcext:value-type="float">
            <text:p>14821</text:p>
          </table:table-cell>
          <table:table-cell table:style-name="ce8" office:value-type="string" calcext:value-type="string">
            <text:p>Département / Tanger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661" calcext:value-type="float">
            <text:p>16661</text:p>
          </table:table-cell>
          <table:table-cell table:style-name="ce8" office:value-type="string" calcext:value-type="string">
            <text:p>TANGER / RIQUET</text:p>
          </table:table-cell>
          <table:table-cell table:style-name="ce9" office:value-type="date" office:date-value="2015-01-09" calcext:value-type="date">
            <text:p>09/01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7435" calcext:value-type="float">
            <text:p>17435</text:p>
          </table:table-cell>
          <table:table-cell table:style-name="ce8" office:value-type="string" calcext:value-type="string">
            <text:p>Crimée / Mani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37" calcext:value-type="float">
            <text:p>18837</text:p>
          </table:table-cell>
          <table:table-cell table:style-name="ce8" office:value-type="string" calcext:value-type="string">
            <text:p>Corentin Cariou / Quai Girond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897" calcext:value-type="float">
            <text:p>18897</text:p>
          </table:table-cell>
          <table:table-cell table:style-name="ce8" office:value-type="string" calcext:value-type="string">
            <text:p>85, avenue de Flandr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960" calcext:value-type="float">
            <text:p>18960</text:p>
          </table:table-cell>
          <table:table-cell table:style-name="ce8" office:value-type="string" calcext:value-type="string">
            <text:p>Secrétan / Edouard Paillero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067" calcext:value-type="float">
            <text:p>19067</text:p>
          </table:table-cell>
          <table:table-cell table:style-name="ce8" office:value-type="string" calcext:value-type="string">
            <text:p>Botzaris / Fessart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074" calcext:value-type="float">
            <text:p>19074</text:p>
          </table:table-cell>
          <table:table-cell table:style-name="ce8" office:value-type="string" calcext:value-type="string">
            <text:p>Toulouse / Ambroise Rendu</text:p>
          </table:table-cell>
          <table:table-cell table:style-name="ce9" office:value-type="date" office:date-value="2016-08-18" calcext:value-type="date">
            <text:p>18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77" calcext:value-type="float">
            <text:p>19077</text:p>
          </table:table-cell>
          <table:table-cell table:style-name="ce8" office:value-type="string" calcext:value-type="string">
            <text:p>Belleville / Jules Romains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8" calcext:value-type="float">
            <text:p>19078</text:p>
          </table:table-cell>
          <table:table-cell table:style-name="ce8" office:value-type="string" calcext:value-type="string">
            <text:p>Bd Villette / Sambre et Meuse</text:p>
          </table:table-cell>
          <table:table-cell table:style-name="ce9" office:value-type="date" office:date-value="2017-07-13" calcext:value-type="date">
            <text:p>1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9" calcext:value-type="float">
            <text:p>19079</text:p>
          </table:table-cell>
          <table:table-cell table:style-name="ce8" office:value-type="string" calcext:value-type="string">
            <text:p>150 Bd Villette</text:p>
          </table:table-cell>
          <table:table-cell table:style-name="ce9" office:value-type="date" office:date-value="2017-03-06" calcext:value-type="date">
            <text:p>06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80" calcext:value-type="float">
            <text:p>19080</text:p>
          </table:table-cell>
          <table:table-cell table:style-name="ce8" office:value-type="string" calcext:value-type="string">
            <text:p>Edouard Pailleron / Jean Menans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1" calcext:value-type="float">
            <text:p>19081</text:p>
          </table:table-cell>
          <table:table-cell table:style-name="ce8" office:value-type="string" calcext:value-type="string">
            <text:p>Euryale Dehaynin / Tandou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2" calcext:value-type="float">
            <text:p>19082</text:p>
          </table:table-cell>
          <table:table-cell table:style-name="ce8" office:value-type="string" calcext:value-type="string">
            <text:p>Gaston Rebuffat / Kabylie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3" calcext:value-type="float">
            <text:p>19083</text:p>
          </table:table-cell>
          <table:table-cell table:style-name="ce8" office:value-type="string" calcext:value-type="string">
            <text:p>Maroc / Paul Laurent</text:p>
          </table:table-cell>
          <table:table-cell table:style-name="ce9" office:value-type="date" office:date-value="2016-12-08" calcext:value-type="date">
            <text:p>08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4" calcext:value-type="float">
            <text:p>19084</text:p>
          </table:table-cell>
          <table:table-cell table:style-name="ce8" office:value-type="string" calcext:value-type="string">
            <text:p>Bellot / Aubervilliers</text:p>
          </table:table-cell>
          <table:table-cell table:style-name="ce9" office:value-type="date" office:date-value="2016-12-16" calcext:value-type="date">
            <text:p>16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6" calcext:value-type="float">
            <text:p>19086</text:p>
          </table:table-cell>
          <table:table-cell table:style-name="ce8" office:value-type="string" calcext:value-type="string">
            <text:p>Dr Lamaze / Marché Riquet</text:p>
          </table:table-cell>
          <table:table-cell table:style-name="ce9" office:value-type="date" office:date-value="2016-12-19" calcext:value-type="date">
            <text:p>1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7" calcext:value-type="float">
            <text:p>19087</text:p>
          </table:table-cell>
          <table:table-cell table:style-name="ce8" office:value-type="string" calcext:value-type="string">
            <text:p>Cité des Orgues de Flandre / Porte des Flamands</text:p>
          </table:table-cell>
          <table:table-cell table:style-name="ce9" office:value-type="date" office:date-value="2018-04-23" calcext:value-type="date">
            <text:p>23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9088" calcext:value-type="float">
            <text:p>19088</text:p>
          </table:table-cell>
          <table:table-cell table:style-name="ce8" office:value-type="string" calcext:value-type="string">
            <text:p>Cité des Orgues de Flandre - Sud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89" calcext:value-type="float">
            <text:p>19089</text:p>
          </table:table-cell>
          <table:table-cell table:style-name="ce8" office:value-type="string" calcext:value-type="string">
            <text:p>Mathis / Archereau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90" calcext:value-type="float">
            <text:p>19090</text:p>
          </table:table-cell>
          <table:table-cell table:style-name="ce8" office:value-type="string" calcext:value-type="string">
            <text:p>Curial / Mathis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3" calcext:value-type="float">
            <text:p>19093</text:p>
          </table:table-cell>
          <table:table-cell table:style-name="ce8" office:value-type="string" calcext:value-type="string">
            <text:p>Colette Magny / Bernard Tétu</text:p>
          </table:table-cell>
          <table:table-cell table:style-name="ce9" office:value-type="date" office:date-value="2016-10-20" calcext:value-type="date">
            <text:p>20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94" calcext:value-type="float">
            <text:p>19094</text:p>
          </table:table-cell>
          <table:table-cell table:style-name="ce8" office:value-type="string" calcext:value-type="string">
            <text:p>Cambrai / Alphonse Karr</text:p>
          </table:table-cell>
          <table:table-cell table:style-name="ce9" office:value-type="date" office:date-value="2017-09-22" calcext:value-type="date">
            <text:p>22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6" calcext:value-type="float">
            <text:p>19096</text:p>
          </table:table-cell>
          <table:table-cell table:style-name="ce8" office:value-type="string" calcext:value-type="string">
            <text:p>Lounes Matoub / Emile Bollaert</text:p>
          </table:table-cell>
          <table:table-cell table:style-name="ce9" office:value-type="date" office:date-value="2018-04-25" calcext:value-type="date">
            <text:p>25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9097" calcext:value-type="float">
            <text:p>19097</text:p>
          </table:table-cell>
          <table:table-cell table:style-name="ce8" office:value-type="string" calcext:value-type="string">
            <text:p>Césaria Evora / Blanchisseri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9098" calcext:value-type="float">
            <text:p>19098</text:p>
          </table:table-cell>
          <table:table-cell table:style-name="ce8" office:value-type="string" calcext:value-type="string">
            <text:p>Macdonald / Lounes Matoub</text:p>
          </table:table-cell>
          <table:table-cell table:style-name="ce9" office:value-type="date" office:date-value="2017-07-03" calcext:value-type="date">
            <text:p>0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9" calcext:value-type="float">
            <text:p>19099</text:p>
          </table:table-cell>
          <table:table-cell table:style-name="ce8" office:value-type="string" calcext:value-type="string">
            <text:p>Bd Macdonald / Rosa Parks nord</text:p>
          </table:table-cell>
          <table:table-cell table:style-name="ce9" office:value-type="date" office:date-value="2017-05-30" calcext:value-type="date">
            <text:p>30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100" calcext:value-type="float">
            <text:p>19100</text:p>
          </table:table-cell>
          <table:table-cell table:style-name="ce8" office:value-type="string" calcext:value-type="string">
            <text:p>RosaPark - Gaston Tessier / Henri Verneuil</text:p>
          </table:table-cell>
          <table:table-cell table:style-name="ce9" office:value-type="date" office:date-value="2016-09-06" calcext:value-type="date">
            <text:p>0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101" calcext:value-type="float">
            <text:p>19101</text:p>
          </table:table-cell>
          <table:table-cell table:style-name="ce8" office:value-type="string" calcext:value-type="string">
            <text:p>Rampe ouest vers Macdonald / Cesaria Evora</text:p>
          </table:table-cell>
          <table:table-cell table:style-name="ce9" office:value-type="date" office:date-value="2017-05-30" calcext:value-type="date">
            <text:p>30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103" calcext:value-type="float">
            <text:p>19103</text:p>
          </table:table-cell>
          <table:table-cell table:style-name="ce8" office:value-type="string" calcext:value-type="string">
            <text:p>Macdonald / Quai Gironde</text:p>
          </table:table-cell>
          <table:table-cell table:style-name="ce9" office:value-type="date" office:date-value="2016-08-17" calcext:value-type="date">
            <text:p>17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2853" calcext:value-type="float">
            <text:p>22853</text:p>
          </table:table-cell>
          <table:table-cell table:style-name="ce8" office:value-type="string" calcext:value-type="string">
            <text:p>90, rue Curial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881" calcext:value-type="float">
            <text:p>22881</text:p>
          </table:table-cell>
          <table:table-cell table:style-name="ce8" office:value-type="string" calcext:value-type="string">
            <text:p>Bd Macdonald / Quai Girond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5240" calcext:value-type="float">
            <text:p>25240</text:p>
          </table:table-cell>
          <table:table-cell table:style-name="ce8" office:value-type="string" calcext:value-type="string">
            <text:p>Compans / Place des Fêt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856" calcext:value-type="float">
            <text:p>25856</text:p>
          </table:table-cell>
          <table:table-cell table:style-name="ce8" office:value-type="string" calcext:value-type="string">
            <text:p>Flandre / Crimé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293" calcext:value-type="float">
            <text:p>26293</text:p>
          </table:table-cell>
          <table:table-cell table:style-name="ce8" office:value-type="string" calcext:value-type="string">
            <text:p>Alsace Lorraine / Gaston Pinot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454" calcext:value-type="float">
            <text:p>27454</text:p>
          </table:table-cell>
          <table:table-cell table:style-name="ce8" office:value-type="string" calcext:value-type="string">
            <text:p>19, rue de Fland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130" calcext:value-type="float">
            <text:p>28130</text:p>
          </table:table-cell>
          <table:table-cell table:style-name="ce8" office:value-type="string" calcext:value-type="string">
            <text:p>Quai de la Marne / Crimée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897" calcext:value-type="float">
            <text:p>32897</text:p>
          </table:table-cell>
          <table:table-cell table:style-name="ce8" office:value-type="string" calcext:value-type="string">
            <text:p>195, Jean Jaurè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367" calcext:value-type="float">
            <text:p>33367</text:p>
          </table:table-cell>
          <table:table-cell table:style-name="ce8" office:value-type="string" calcext:value-type="string">
            <text:p>Bd Villette / Secrétan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140" calcext:value-type="float">
            <text:p>34140</text:p>
          </table:table-cell>
          <table:table-cell table:style-name="ce8" office:value-type="string" calcext:value-type="string">
            <text:p>Flandre / Arg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611" calcext:value-type="float">
            <text:p>34611</text:p>
          </table:table-cell>
          <table:table-cell table:style-name="ce8" office:value-type="string" calcext:value-type="string">
            <text:p>Bd Sérurier / Périgueux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92" calcext:value-type="float">
            <text:p>34892</text:p>
          </table:table-cell>
          <table:table-cell table:style-name="ce8" office:value-type="string" calcext:value-type="string">
            <text:p>Place général Cochet / Bd Sérurier / Man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303" calcext:value-type="float">
            <text:p>36303</text:p>
          </table:table-cell>
          <table:table-cell table:style-name="ce8" office:value-type="string" calcext:value-type="string">
            <text:p>Petit / Su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6787" calcext:value-type="float">
            <text:p>36787</text:p>
          </table:table-cell>
          <table:table-cell table:style-name="ce8" office:value-type="string" calcext:value-type="string">
            <text:p>Place Stalingrad / Quai de Seine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9892" calcext:value-type="float">
            <text:p>39892</text:p>
          </table:table-cell>
          <table:table-cell table:style-name="ce8" office:value-type="string" calcext:value-type="string">
            <text:p>Bd Sérurier / Porte du Pré saint Gervais / Rue des Bois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743" calcext:value-type="float">
            <text:p>40743</text:p>
          </table:table-cell>
          <table:table-cell table:style-name="ce8" office:value-type="string" calcext:value-type="string">
            <text:p>Simon Bolivar / Atlas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979" calcext:value-type="float">
            <text:p>40979</text:p>
          </table:table-cell>
          <table:table-cell table:style-name="ce8" office:value-type="string" calcext:value-type="string">
            <text:p>Belleville / Lassu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264" calcext:value-type="float">
            <text:p>42264</text:p>
          </table:table-cell>
          <table:table-cell table:style-name="ce8" office:value-type="string" calcext:value-type="string">
            <text:p>15-17, rue Simon Boliva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50" calcext:value-type="float">
            <text:p>43350</text:p>
          </table:table-cell>
          <table:table-cell table:style-name="ce8" office:value-type="string" calcext:value-type="string">
            <text:p>Place Armand Carrel / Mani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02" calcext:value-type="float">
            <text:p>44802</text:p>
          </table:table-cell>
          <table:table-cell table:style-name="ce8" office:value-type="string" calcext:value-type="string">
            <text:p>Cambrai / Benjamin Constan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339" calcext:value-type="float">
            <text:p>49339</text:p>
          </table:table-cell>
          <table:table-cell table:style-name="ce8" office:value-type="string" calcext:value-type="string">
            <text:p>Simon Bolivar / Botzaris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640" calcext:value-type="float">
            <text:p>50640</text:p>
          </table:table-cell>
          <table:table-cell table:style-name="ce8" office:value-type="string" calcext:value-type="string">
            <text:p>Place des Fêtes / Louise Thuliez / Bois / Henri Ribière / Lila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650" calcext:value-type="float">
            <text:p>51650</text:p>
          </table:table-cell>
          <table:table-cell table:style-name="ce8" office:value-type="string" calcext:value-type="string">
            <text:p>Bd Sérurier / David d'Angers / Debidour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246" calcext:value-type="float">
            <text:p>52246</text:p>
          </table:table-cell>
          <table:table-cell table:style-name="ce8" office:value-type="string" calcext:value-type="string">
            <text:p>Reberval / Jules Romain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383" calcext:value-type="float">
            <text:p>52383</text:p>
          </table:table-cell>
          <table:table-cell table:style-name="ce8" office:value-type="string" calcext:value-type="string">
            <text:p>Place des Fêt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004" calcext:value-type="float">
            <text:p>53004</text:p>
          </table:table-cell>
          <table:table-cell table:style-name="ce8" office:value-type="string" calcext:value-type="string">
            <text:p>Alouettes / Plateau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117" calcext:value-type="float">
            <text:p>54117</text:p>
          </table:table-cell>
          <table:table-cell table:style-name="ce8" office:value-type="string" calcext:value-type="string">
            <text:p>Place Rhin et Danube / David d'Angers / Miguel Hidalgo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255" calcext:value-type="float">
            <text:p>55255</text:p>
          </table:table-cell>
          <table:table-cell table:style-name="ce8" office:value-type="string" calcext:value-type="string">
            <text:p>Bd Indochine / Porte de Chaumont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6891" calcext:value-type="float">
            <text:p>56891</text:p>
          </table:table-cell>
          <table:table-cell table:style-name="ce8" office:value-type="string" calcext:value-type="string">
            <text:p>Jean Jaurès / Place de la fontaine aux Lion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248" calcext:value-type="float">
            <text:p>59248</text:p>
          </table:table-cell>
          <table:table-cell table:style-name="ce8" office:value-type="string" calcext:value-type="string">
            <text:p>Rue Pierre Reverdy / Square Marcel Mouloudji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02" calcext:value-type="float">
            <text:p>62302</text:p>
          </table:table-cell>
          <table:table-cell table:style-name="ce8" office:value-type="string" calcext:value-type="string">
            <text:p>Petit / Georges Auric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449" calcext:value-type="float">
            <text:p>63449</text:p>
          </table:table-cell>
          <table:table-cell table:style-name="ce8" office:value-type="string" calcext:value-type="string">
            <text:p>Ourcq / Curial / Crimée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319" calcext:value-type="float">
            <text:p>64319</text:p>
          </table:table-cell>
          <table:table-cell table:style-name="ce8" office:value-type="string" calcext:value-type="string">
            <text:p>Jean Jaurès / Laumièr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554" calcext:value-type="float">
            <text:p>64554</text:p>
          </table:table-cell>
          <table:table-cell table:style-name="ce8" office:value-type="string" calcext:value-type="string">
            <text:p>Secrétan / Meaux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172" calcext:value-type="float">
            <text:p>65172</text:p>
          </table:table-cell>
          <table:table-cell table:style-name="ce8" office:value-type="string" calcext:value-type="string">
            <text:p>Bd Macdonald - Niveau canal Ourcq, entre Géode et Zénith</text:p>
          </table:table-cell>
          <table:table-cell table:style-name="ce9" office:value-type="date" office:date-value="2013-11-01" calcext:value-type="date">
            <text:p>01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6700" calcext:value-type="float">
            <text:p>66700</text:p>
          </table:table-cell>
          <table:table-cell table:style-name="ce8" office:value-type="string" calcext:value-type="string">
            <text:p>Passerelle piétons quai de la Loire vers quai de la Seine</text:p>
          </table:table-cell>
          <table:table-cell table:style-name="ce9" office:value-type="date" office:date-value="2013-02-15" calcext:value-type="date">
            <text:p>15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7376" calcext:value-type="float">
            <text:p>67376</text:p>
          </table:table-cell>
          <table:table-cell table:style-name="ce8" office:value-type="string" calcext:value-type="string">
            <text:p>Jean Jaurès / Armand Carre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387" calcext:value-type="float">
            <text:p>67387</text:p>
          </table:table-cell>
          <table:table-cell table:style-name="ce8" office:value-type="string" calcext:value-type="string">
            <text:p>Simon Bolivar / Belleville / Pyréné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495" calcext:value-type="float">
            <text:p>68495</text:p>
          </table:table-cell>
          <table:table-cell table:style-name="ce8" office:value-type="string" calcext:value-type="string">
            <text:p>Mathurin Moreau / Simon Boliva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203" calcext:value-type="float">
            <text:p>75203</text:p>
          </table:table-cell>
          <table:table-cell table:style-name="ce8" office:value-type="string" calcext:value-type="string">
            <text:p>Jean Jaurès / Adolphe Mille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78" calcext:value-type="float">
            <text:p>75378</text:p>
          </table:table-cell>
          <table:table-cell table:style-name="ce8" office:value-type="string" calcext:value-type="string">
            <text:p>Compans / Henri Ribiè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414" calcext:value-type="float">
            <text:p>79414</text:p>
          </table:table-cell>
          <table:table-cell table:style-name="ce8" office:value-type="string" calcext:value-type="string">
            <text:p>Place Stalingrad / Esplanad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712" calcext:value-type="float">
            <text:p>80712</text:p>
          </table:table-cell>
          <table:table-cell table:style-name="ce8" office:value-type="string" calcext:value-type="string">
            <text:p>Place de la porte de Pantin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973" calcext:value-type="float">
            <text:p>83973</text:p>
          </table:table-cell>
          <table:table-cell table:style-name="ce8" office:value-type="string" calcext:value-type="string">
            <text:p>5 Cambrai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218" calcext:value-type="float">
            <text:p>84218</text:p>
          </table:table-cell>
          <table:table-cell table:style-name="ce8" office:value-type="string" calcext:value-type="string">
            <text:p>Place Skanderbeg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1563" calcext:value-type="float">
            <text:p>91563</text:p>
          </table:table-cell>
          <table:table-cell table:style-name="ce8" office:value-type="string" calcext:value-type="string">
            <text:p>Place Auguste Baron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130" calcext:value-type="float">
            <text:p>93130</text:p>
          </table:table-cell>
          <table:table-cell table:style-name="ce8" office:value-type="string" calcext:value-type="string">
            <text:p>Bd Macdonald / Porte de la Villette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586" calcext:value-type="float">
            <text:p>93586</text:p>
          </table:table-cell>
          <table:table-cell table:style-name="ce8" office:value-type="string" calcext:value-type="string">
            <text:p>Place du Maroc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16" calcext:value-type="float">
            <text:p>96016</text:p>
          </table:table-cell>
          <table:table-cell table:style-name="ce8" office:value-type="string" calcext:value-type="string">
            <text:p>Nantes / Barbanèg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167" calcext:value-type="float">
            <text:p>96167</text:p>
          </table:table-cell>
          <table:table-cell table:style-name="ce8" office:value-type="string" calcext:value-type="string">
            <text:p>Flandre / Rique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269" calcext:value-type="float">
            <text:p>98269</text:p>
          </table:table-cell>
          <table:table-cell table:style-name="ce8" office:value-type="string" calcext:value-type="string">
            <text:p>Manin / Secrétan / Mathurin Moreau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808" calcext:value-type="float">
            <text:p>99808</text:p>
          </table:table-cell>
          <table:table-cell table:style-name="ce8" office:value-type="string" calcext:value-type="string">
            <text:p>Solidarité / David d'Anger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94" calcext:value-type="float">
            <text:p>10594</text:p>
          </table:table-cell>
          <table:table-cell table:style-name="ce8" office:value-type="string" calcext:value-type="string">
            <text:p>Bd Mortier / Gambetta / Bellevill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340" calcext:value-type="float">
            <text:p>11340</text:p>
          </table:table-cell>
          <table:table-cell table:style-name="ce8" office:value-type="string" calcext:value-type="string">
            <text:p>46, rue des Hai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35" calcext:value-type="float">
            <text:p>12735</text:p>
          </table:table-cell>
          <table:table-cell table:style-name="ce8" office:value-type="string" calcext:value-type="string">
            <text:p>Louis Lumière / Louis Ganne / Henri Duvernoi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314" calcext:value-type="float">
            <text:p>13314</text:p>
          </table:table-cell>
          <table:table-cell table:style-name="ce8" office:value-type="string" calcext:value-type="string">
            <text:p>Borrégo / Télégraphe / Devéria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91" calcext:value-type="float">
            <text:p>15491</text:p>
          </table:table-cell>
          <table:table-cell table:style-name="ce8" office:value-type="string" calcext:value-type="string">
            <text:p>Pyrénées / Ménilmontant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716" calcext:value-type="float">
            <text:p>16716</text:p>
          </table:table-cell>
          <table:table-cell table:style-name="ce8" office:value-type="string" calcext:value-type="string">
            <text:p>61, rue Saint Blaise</text:p>
          </table:table-cell>
          <table:table-cell table:style-name="ce9" office:value-type="date" office:date-value="2015-01-09" calcext:value-type="date">
            <text:p>09/01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7129" calcext:value-type="float">
            <text:p>17129</text:p>
          </table:table-cell>
          <table:table-cell table:style-name="ce8" office:value-type="string" calcext:value-type="string">
            <text:p>Tlemcen / Jacques Prévert / Duri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53" calcext:value-type="float">
            <text:p>17153</text:p>
          </table:table-cell>
          <table:table-cell table:style-name="ce8" office:value-type="string" calcext:value-type="string">
            <text:p>Place Adjudant Vincenot / Bd Mortier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942" calcext:value-type="float">
            <text:p>17942</text:p>
          </table:table-cell>
          <table:table-cell table:style-name="ce8" office:value-type="string" calcext:value-type="string">
            <text:p>Pyrénées / Retrai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25" calcext:value-type="float">
            <text:p>18325</text:p>
          </table:table-cell>
          <table:table-cell table:style-name="ce8" office:value-type="string" calcext:value-type="string">
            <text:p>Belleville / Piat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342" calcext:value-type="float">
            <text:p>19342</text:p>
          </table:table-cell>
          <table:table-cell table:style-name="ce8" office:value-type="string" calcext:value-type="string">
            <text:p>6-8, rue Delaport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02" calcext:value-type="float">
            <text:p>20002</text:p>
          </table:table-cell>
          <table:table-cell table:style-name="ce8" office:value-type="string" calcext:value-type="string">
            <text:p>Bagnolet / Balkans</text:p>
          </table:table-cell>
          <table:table-cell table:style-name="ce9" office:value-type="date" office:date-value="2017-05-23" calcext:value-type="date">
            <text:p>23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08" calcext:value-type="float">
            <text:p>20008</text:p>
          </table:table-cell>
          <table:table-cell table:style-name="ce8" office:value-type="string" calcext:value-type="string">
            <text:p>20 Benoit Frachon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20039" calcext:value-type="float">
            <text:p>20039</text:p>
          </table:table-cell>
          <table:table-cell table:style-name="ce8" office:value-type="string" calcext:value-type="string">
            <text:p>Bagnolet / Orteaux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54" calcext:value-type="float">
            <text:p>20054</text:p>
          </table:table-cell>
          <table:table-cell table:style-name="ce8" office:value-type="string" calcext:value-type="string">
            <text:p>Alquier Debrousse / Balkans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57" calcext:value-type="float">
            <text:p>20057</text:p>
          </table:table-cell>
          <table:table-cell table:style-name="ce8" office:value-type="string" calcext:value-type="string">
            <text:p>Orteaux / Réunion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59" calcext:value-type="float">
            <text:p>20059</text:p>
          </table:table-cell>
          <table:table-cell table:style-name="ce8" office:value-type="string" calcext:value-type="string">
            <text:p>Pyrénées / Vitruve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0" calcext:value-type="float">
            <text:p>20060</text:p>
          </table:table-cell>
          <table:table-cell table:style-name="ce8" office:value-type="string" calcext:value-type="string">
            <text:p>St Blaise / Salamandre / Cardeurs</text:p>
          </table:table-cell>
          <table:table-cell table:style-name="ce9" office:value-type="date" office:date-value="2016-09-22" calcext:value-type="date">
            <text:p>2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3" calcext:value-type="float">
            <text:p>20063</text:p>
          </table:table-cell>
          <table:table-cell table:style-name="ce8" office:value-type="string" calcext:value-type="string">
            <text:p>Saint Blaise / Clos</text:p>
          </table:table-cell>
          <table:table-cell table:style-name="ce9" office:value-type="date" office:date-value="2016-09-23" calcext:value-type="date">
            <text:p>23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5" calcext:value-type="float">
            <text:p>20065</text:p>
          </table:table-cell>
          <table:table-cell table:style-name="ce8" office:value-type="string" calcext:value-type="string">
            <text:p>Cours Vincennes / Maraichers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7" calcext:value-type="float">
            <text:p>20067</text:p>
          </table:table-cell>
          <table:table-cell table:style-name="ce8" office:value-type="string" calcext:value-type="string">
            <text:p>Olivier Métra / Ermitage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8" calcext:value-type="float">
            <text:p>20068</text:p>
          </table:table-cell>
          <table:table-cell table:style-name="ce8" office:value-type="string" calcext:value-type="string">
            <text:p>28 Hélène Jakubowicz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9" calcext:value-type="float">
            <text:p>20069</text:p>
          </table:table-cell>
          <table:table-cell table:style-name="ce8" office:value-type="string" calcext:value-type="string">
            <text:p>Dury Vasselon / Gagliardini</text:p>
          </table:table-cell>
          <table:table-cell table:style-name="ce9" office:value-type="date" office:date-value="2017-09-29" calcext:value-type="date">
            <text:p>29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0" calcext:value-type="float">
            <text:p>20070</text:p>
          </table:table-cell>
          <table:table-cell table:style-name="ce8" office:value-type="string" calcext:value-type="string">
            <text:p>Frères Flavien / Dr Gley</text:p>
          </table:table-cell>
          <table:table-cell table:style-name="ce9" office:value-type="date" office:date-value="2017-04-20" calcext:value-type="date">
            <text:p>20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1" calcext:value-type="float">
            <text:p>20071</text:p>
          </table:table-cell>
          <table:table-cell table:style-name="ce8" office:value-type="string" calcext:value-type="string">
            <text:p>Montiboeufs / Capitaine Ferber</text:p>
          </table:table-cell>
          <table:table-cell table:style-name="ce9" office:value-type="date" office:date-value="2017-03-15" calcext:value-type="date">
            <text:p>15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5" calcext:value-type="float">
            <text:p>20075</text:p>
          </table:table-cell>
          <table:table-cell table:style-name="ce8" office:value-type="string" calcext:value-type="string">
            <text:p>R.Tourelles / P.Tourelles</text:p>
          </table:table-cell>
          <table:table-cell table:style-name="ce9" office:value-type="date" office:date-value="2016-08-12" calcext:value-type="date">
            <text:p>12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77" calcext:value-type="float">
            <text:p>20077</text:p>
          </table:table-cell>
          <table:table-cell table:style-name="ce8" office:value-type="string" calcext:value-type="string">
            <text:p>Duris / Cendriers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80" calcext:value-type="float">
            <text:p>20080</text:p>
          </table:table-cell>
          <table:table-cell table:style-name="ce8" office:value-type="string" calcext:value-type="string">
            <text:p>Vitruve / Orteaux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82" calcext:value-type="float">
            <text:p>20082</text:p>
          </table:table-cell>
          <table:table-cell table:style-name="ce8" office:value-type="string" calcext:value-type="string">
            <text:p>20 Hélène Jakubowicz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85" calcext:value-type="float">
            <text:p>20085</text:p>
          </table:table-cell>
          <table:table-cell table:style-name="ce8" office:value-type="string" calcext:value-type="string">
            <text:p>Haies / Josseaume / Providence</text:p>
          </table:table-cell>
          <table:table-cell table:style-name="ce9" office:value-type="date" office:date-value="2017-04-14" calcext:value-type="date">
            <text:p>14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88" calcext:value-type="float">
            <text:p>20088</text:p>
          </table:table-cell>
          <table:table-cell table:style-name="ce8" office:value-type="string" calcext:value-type="string">
            <text:p>41 Rigoles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5120" calcext:value-type="float">
            <text:p>25120</text:p>
          </table:table-cell>
          <table:table-cell table:style-name="ce8" office:value-type="string" calcext:value-type="string">
            <text:p>Amandiers / Cendrier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289" calcext:value-type="float">
            <text:p>25289</text:p>
          </table:table-cell>
          <table:table-cell table:style-name="ce8" office:value-type="string" calcext:value-type="string">
            <text:p>Bd Ménilmontant / Tlemcen / Spinoza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808" calcext:value-type="float">
            <text:p>25808</text:p>
          </table:table-cell>
          <table:table-cell table:style-name="ce8" office:value-type="string" calcext:value-type="string">
            <text:p>Piat / Envierges / Transvaal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858" calcext:value-type="float">
            <text:p>28858</text:p>
          </table:table-cell>
          <table:table-cell table:style-name="ce8" office:value-type="string" calcext:value-type="string">
            <text:p>Bd Davout / Avron / Porte de Montreui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554" calcext:value-type="float">
            <text:p>29554</text:p>
          </table:table-cell>
          <table:table-cell table:style-name="ce8" office:value-type="string" calcext:value-type="string">
            <text:p>Place des Grès / Saint Blaise / Vitruv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972" calcext:value-type="float">
            <text:p>32972</text:p>
          </table:table-cell>
          <table:table-cell table:style-name="ce8" office:value-type="string" calcext:value-type="string">
            <text:p>Place Martin Nadaud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320" calcext:value-type="float">
            <text:p>34320</text:p>
          </table:table-cell>
          <table:table-cell table:style-name="ce8" office:value-type="string" calcext:value-type="string">
            <text:p>Bd Davout / Saint Blaise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535" calcext:value-type="float">
            <text:p>38535</text:p>
          </table:table-cell>
          <table:table-cell table:style-name="ce8" office:value-type="string" calcext:value-type="string">
            <text:p>Panoyaux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69" calcext:value-type="float">
            <text:p>39069</text:p>
          </table:table-cell>
          <table:table-cell table:style-name="ce8" office:value-type="string" calcext:value-type="string">
            <text:p>Gambetta / Pellepor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355" calcext:value-type="float">
            <text:p>39355</text:p>
          </table:table-cell>
          <table:table-cell table:style-name="ce8" office:value-type="string" calcext:value-type="string">
            <text:p>Place de la porte de Montreui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222" calcext:value-type="float">
            <text:p>42222</text:p>
          </table:table-cell>
          <table:table-cell table:style-name="ce8" office:value-type="string" calcext:value-type="string">
            <text:p>Bd Charonne / Montreuil / Avron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115" calcext:value-type="float">
            <text:p>43115</text:p>
          </table:table-cell>
          <table:table-cell table:style-name="ce8" office:value-type="string" calcext:value-type="string">
            <text:p>Gambetta / Ch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510" calcext:value-type="float">
            <text:p>45510</text:p>
          </table:table-cell>
          <table:table-cell table:style-name="ce8" office:value-type="string" calcext:value-type="string">
            <text:p>Bagnolet / Pyréné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6604" calcext:value-type="float">
            <text:p>46604</text:p>
          </table:table-cell>
          <table:table-cell table:style-name="ce8" office:value-type="string" calcext:value-type="string">
            <text:p>Place Gambetta / Avenue Gambetta Oues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681" calcext:value-type="float">
            <text:p>49681</text:p>
          </table:table-cell>
          <table:table-cell table:style-name="ce8" office:value-type="string" calcext:value-type="string">
            <text:p>Pyrénées / Avron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2440" calcext:value-type="float">
            <text:p>52440</text:p>
          </table:table-cell>
          <table:table-cell table:style-name="ce8" office:value-type="string" calcext:value-type="string">
            <text:p>Place de la porte de Montreuil (Côté Montreuil)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884" calcext:value-type="float">
            <text:p>54884</text:p>
          </table:table-cell>
          <table:table-cell table:style-name="ce8" office:value-type="string" calcext:value-type="string">
            <text:p>Ménilmontant / Chevreau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360" calcext:value-type="float">
            <text:p>55360</text:p>
          </table:table-cell>
          <table:table-cell table:style-name="ce8" office:value-type="string" calcext:value-type="string">
            <text:p>Bd Charonne / Taillebourg / Ormeaux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888" calcext:value-type="float">
            <text:p>58888</text:p>
          </table:table-cell>
          <table:table-cell table:style-name="ce8" office:value-type="string" calcext:value-type="string">
            <text:p>Avenue de la porte de Bagnolet / Avenue Ibse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583" calcext:value-type="float">
            <text:p>65583</text:p>
          </table:table-cell>
          <table:table-cell table:style-name="ce8" office:value-type="string" calcext:value-type="string">
            <text:p>Gambetta / Saint Fargeau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387" calcext:value-type="float">
            <text:p>66387</text:p>
          </table:table-cell>
          <table:table-cell table:style-name="ce8" office:value-type="string" calcext:value-type="string">
            <text:p>Place de la porte de Bagnole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483" calcext:value-type="float">
            <text:p>67483</text:p>
          </table:table-cell>
          <table:table-cell table:style-name="ce8" office:value-type="string" calcext:value-type="string">
            <text:p>Reynaldo Hahn / Paganini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827" calcext:value-type="float">
            <text:p>69827</text:p>
          </table:table-cell>
          <table:table-cell table:style-name="ce8" office:value-type="string" calcext:value-type="string">
            <text:p>Pyrénées / Jourdain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90" calcext:value-type="float">
            <text:p>71190</text:p>
          </table:table-cell>
          <table:table-cell table:style-name="ce8" office:value-type="string" calcext:value-type="string">
            <text:p>19, Bd de Bellevill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342" calcext:value-type="float">
            <text:p>71342</text:p>
          </table:table-cell>
          <table:table-cell table:style-name="ce8" office:value-type="string" calcext:value-type="string">
            <text:p>Ramponeau / Tourtill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059" calcext:value-type="float">
            <text:p>76059</text:p>
          </table:table-cell>
          <table:table-cell table:style-name="ce8" office:value-type="string" calcext:value-type="string">
            <text:p>Ménilmontant / Hélène Jakubowicz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980" calcext:value-type="float">
            <text:p>79980</text:p>
          </table:table-cell>
          <table:table-cell table:style-name="ce8" office:value-type="string" calcext:value-type="string">
            <text:p>Olivier Métra / Frédérick Lemaître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57" calcext:value-type="float">
            <text:p>82057</text:p>
          </table:table-cell>
          <table:table-cell table:style-name="ce8" office:value-type="string" calcext:value-type="string">
            <text:p>Cours de Vincennes / Bd Charon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954" calcext:value-type="float">
            <text:p>82954</text:p>
          </table:table-cell>
          <table:table-cell table:style-name="ce8" office:value-type="string" calcext:value-type="string">
            <text:p>Place de la Réunion / Rue de la Réunio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636" calcext:value-type="float">
            <text:p>85636</text:p>
          </table:table-cell>
          <table:table-cell table:style-name="ce8" office:value-type="string" calcext:value-type="string">
            <text:p>Place du Maquis du Verco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798" calcext:value-type="float">
            <text:p>88798</text:p>
          </table:table-cell>
          <table:table-cell table:style-name="ce8" office:value-type="string" calcext:value-type="string">
            <text:p>Avron / Tolain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745" calcext:value-type="float">
            <text:p>89745</text:p>
          </table:table-cell>
          <table:table-cell table:style-name="ce8" office:value-type="string" calcext:value-type="string">
            <text:p>Bisson / Pali-Kao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687" calcext:value-type="float">
            <text:p>90687</text:p>
          </table:table-cell>
          <table:table-cell table:style-name="ce8" office:value-type="string" calcext:value-type="string">
            <text:p>Henri Duvernois (Nord)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792" calcext:value-type="float">
            <text:p>93792</text:p>
          </table:table-cell>
          <table:table-cell table:style-name="ce8" office:value-type="string" calcext:value-type="string">
            <text:p>Julien Lacroix / Couronne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765" calcext:value-type="float">
            <text:p>98765</text:p>
          </table:table-cell>
          <table:table-cell table:style-name="ce8" office:value-type="string" calcext:value-type="string">
            <text:p>Bd Davout / Paganini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 table:number-rows-repeated="104724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Criteria" table:base-cell-address="$'Annexe 1'.$A$1" table:cell-range-address="$DonneesPrefPolice.$A$2:.$C$1108" table:range-usable-as="filter"/>
          <table:named-range table:name="_xlnm._FilterDatabase" table:base-cell-address="$'Annexe 1'.$A$1" table:cell-range-address="$DonneesPrefPolice.$A$2:.$C$1108"/>
        </table:named-expressions>
      </table:table>
      <table:named-expressions/>
      <table:database-ranges>
        <table:database-range table:name="__Anonymous_Sheet_DB__1" table:target-range-address="'Annexe 2'.A1:'Annexe 2'.H89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nneesPrefPolice.A2:DonneesPrefPolice.C110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5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6:49:15.79255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exe_20_1" style:display-name="PageStyle_Annexe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exe_20_2" style:display-name="PageStyle_Annexe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ex2_5f_idonly" style:display-name="PageStyle_Annex2_idonl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9-05-21T18:19:17.456650352</dc:date>
    <meta:editing-cycles>30</meta:editing-cycles>
    <meta:editing-duration>PT2H29M13S</meta:editing-duration>
    <meta:generator>LibreOffice/6.0.7.3$Linux_X86_64 LibreOffice_project/00m0$Build-3</meta:generator>
    <meta:document-statistic meta:table-count="3" meta:cell-count="15396" meta:object-count="0"/>
  </office:meta>
</office:document-meta>
</file>